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3.748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6.787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2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741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3.08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Comma_20_2" style:data-style-name="N138">
      <style:table-cell-properties fo:border-bottom="0.74pt solid #d99694" fo:background-color="#f2dcdb" style:cell-protect="protected" style:print-content="true" style:diagonal-bl-tr="none" style:diagonal-tl-br="none" style:text-align-source="fix" style:repeat-content="false" fo:wrap-option="no-wrap" fo:border-left="0.74pt solid #d99694" style:direction="ltr" fo:border-right="0.74pt solid #d99694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Comma_20_2" style:data-style-name="N138">
      <style:table-cell-properties fo:background-color="#f2dcdb" style:cell-protect="protected" style:print-content="true" style:diagonal-bl-tr="none" style:diagonal-tl-br="none" style:text-align-source="fix" style:repeat-content="false" fo:wrap-option="no-wrap" fo:border="0.74pt solid #d99694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Comma" style:data-style-name="N138">
      <style:table-cell-properties fo:background-color="#f2dcdb" style:cell-protect="protected" style:print-content="true" style:diagonal-bl-tr="none" style:diagonal-tl-br="none" style:text-align-source="fix" style:repeat-content="false" fo:wrap-option="no-wrap" fo:border="0.74pt solid #d99694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Comma_20_2" style:data-style-name="N138">
      <style:table-cell-properties fo:background-color="#f2dcdb" style:cell-protect="protected" style:print-content="true" style:diagonal-bl-tr="none" style:diagonal-tl-br="none" style:text-align-source="fix" style:repeat-content="false" fo:wrap-option="no-wrap" fo:border="0.74pt solid #d99694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Comma" style:data-style-name="N138">
      <style:table-cell-properties fo:background-color="#f2dcdb" style:cell-protect="protected" style:print-content="true" style:diagonal-bl-tr="none" style:diagonal-tl-br="none" style:text-align-source="fix" style:repeat-content="false" fo:wrap-option="no-wrap" fo:border="0.74pt solid #d99694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nico_20_acc" style:data-style-name="N1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cceso_vel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9"/>
        <table:table-column table:style-name="co6" table:default-cell-style-name="ce10"/>
        <table:table-column table:style-name="co7" table:default-cell-style-name="ce11"/>
        <table:table-column table:style-name="co8" table:default-cell-style-name="ce11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3" table:default-cell-style-name="ce14"/>
        <table:table-column table:style-name="co11" table:default-cell-style-name="ce1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2" office:value-type="string" office:string-value="Trimestre" calcext:value-type="string">
            <text:p><text:s/>Trimestre </text:p>
          </table:table-cell>
          <table:table-cell table:style-name="ce6" office:value-type="string" office:string-value="Provincia" calcext:value-type="string">
            <text:p><text:s/>Provincia </text:p>
          </table:table-cell>
          <table:table-cell office:value-type="string" office:string-value="Accesos por cada 100 hab" calcext:value-type="string">
            <text:p><text:s/>Accesos por cada 100 hab </text:p>
          </table:table-cell>
          <table:table-cell office:value-type="string" office:string-value="Accesos por cada 100 hogares" calcext:value-type="string">
            <text:p><text:s/>Accesos por cada 100 hogares 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Población</text:p>
          </table:table-cell>
          <table:table-cell office:value-type="string" calcext:value-type="string">
            <text:p>Total Viviendas</text:p>
          </table:table-cell>
          <table:table-cell table:style-name="ce13" office:value-type="string" calcext:value-type="string">
            <text:p>OTROS</text:p>
          </table:table-cell>
          <table:table-cell table:style-name="ce13" office:value-type="string" calcext:value-type="string">
            <text:p>HASTA 512 kbps</text:p>
          </table:table-cell>
          <table:table-cell table:style-name="ce13" office:value-type="string" calcext:value-type="string">
            <text:p>+ 512 Kbps - 1 Mbps</text:p>
          </table:table-cell>
          <table:table-cell table:style-name="ce13" office:value-type="string" calcext:value-type="string">
            <text:p>+ 1 Mbps - 6 Mbps</text:p>
          </table:table-cell>
          <table:table-cell table:style-name="ce13" office:value-type="string" calcext:value-type="string">
            <text:p>+ 6 Mbps - 10 Mbps</text:p>
          </table:table-cell>
          <table:table-cell table:style-name="ce13" office:value-type="string" calcext:value-type="string">
            <text:p>+ 10 Mbps - 20 Mbps</text:p>
          </table:table-cell>
          <table:table-cell table:style-name="ce13" office:value-type="string" calcext:value-type="string">
            <text:p>+ 20 Mbps - 30 Mbps</text:p>
          </table:table-cell>
          <table:table-cell table:style-name="ce13" office:value-type="string" calcext:value-type="string">
            <text:p>+ 30 Mbps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6.37" calcext:value-type="float">
            <text:p><text:s/>26,37 </text:p>
          </table:table-cell>
          <table:table-cell office:value-type="float" office:value="78.11" calcext:value-type="float">
            <text:p><text:s/>78,11 </text:p>
          </table:table-cell>
          <table:table-cell office:value-type="float" office:value="4721668" calcext:value-type="float">
            <text:p>4.721.668 </text:p>
          </table:table-cell>
          <table:table-cell table:style-name="ce12" office:value-type="float" office:value="17905453.1664771" calcext:value-type="float">
            <text:p>17.905.453,17</text:p>
          </table:table-cell>
          <table:table-cell table:style-name="ce12" office:value-type="float" office:value="6044895.65996671" calcext:value-type="float">
            <text:p>6.044.895,66</text:p>
          </table:table-cell>
          <table:table-cell table:style-name="ce13" office:value-type="float" office:value="65821" calcext:value-type="float">
            <text:p>65.821</text:p>
          </table:table-cell>
          <table:table-cell table:style-name="ce13" office:value-type="float" office:value="29985" calcext:value-type="float">
            <text:p>29.985</text:p>
          </table:table-cell>
          <table:table-cell table:style-name="ce13" office:value-type="float" office:value="27709" calcext:value-type="float">
            <text:p>27.709</text:p>
          </table:table-cell>
          <table:table-cell table:style-name="ce13" office:value-type="float" office:value="290315" calcext:value-type="float">
            <text:p>290.315</text:p>
          </table:table-cell>
          <table:table-cell table:style-name="ce13" office:value-type="float" office:value="297915" calcext:value-type="float">
            <text:p>297.915</text:p>
          </table:table-cell>
          <table:table-cell table:style-name="ce13" office:value-type="float" office:value="267044" calcext:value-type="float">
            <text:p>267.044</text:p>
          </table:table-cell>
          <table:table-cell table:style-name="ce13" office:value-type="float" office:value="124190" calcext:value-type="float">
            <text:p>124.190</text:p>
          </table:table-cell>
          <table:table-cell table:style-name="ce13" office:value-type="float" office:value="3618689" calcext:value-type="float">
            <text:p>3.618.689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50.22" calcext:value-type="float">
            <text:p><text:s/>50,22 </text:p>
          </table:table-cell>
          <table:table-cell office:value-type="float" office:value="122.28" calcext:value-type="float">
            <text:p><text:s/>122,28 </text:p>
          </table:table-cell>
          <table:table-cell office:value-type="float" office:value="1547679" calcext:value-type="float">
            <text:p>1.547.679 </text:p>
          </table:table-cell>
          <table:table-cell table:style-name="ce12" office:value-type="float" office:value="3081798.08841099" calcext:value-type="float">
            <text:p>3.081.798,09</text:p>
          </table:table-cell>
          <table:table-cell table:style-name="ce12" office:value-type="float" office:value="1265684.49460255" calcext:value-type="float">
            <text:p>1.265.684,49</text:p>
          </table:table-cell>
          <table:table-cell table:style-name="ce13" office:value-type="float" office:value="105477" calcext:value-type="float">
            <text:p>105.477</text:p>
          </table:table-cell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5742" calcext:value-type="float">
            <text:p>5.742</text:p>
          </table:table-cell>
          <table:table-cell table:style-name="ce13" office:value-type="float" office:value="34371" calcext:value-type="float">
            <text:p>34.371</text:p>
          </table:table-cell>
          <table:table-cell table:style-name="ce13" office:value-type="float" office:value="67829" calcext:value-type="float">
            <text:p>67.829</text:p>
          </table:table-cell>
          <table:table-cell table:style-name="ce13" office:value-type="float" office:value="51946" calcext:value-type="float">
            <text:p>51.946</text:p>
          </table:table-cell>
          <table:table-cell table:style-name="ce13" office:value-type="float" office:value="28692" calcext:value-type="float">
            <text:p>28.692</text:p>
          </table:table-cell>
          <table:table-cell table:style-name="ce13" office:value-type="float" office:value="1253105" calcext:value-type="float">
            <text:p>1.253.105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6.62" calcext:value-type="float">
            <text:p><text:s/>16,62 </text:p>
          </table:table-cell>
          <table:table-cell office:value-type="float" office:value="65.33" calcext:value-type="float">
            <text:p><text:s/>65,33 </text:p>
          </table:table-cell>
          <table:table-cell office:value-type="float" office:value="70293" calcext:value-type="float">
            <text:p>70.293 </text:p>
          </table:table-cell>
          <table:table-cell table:style-name="ce12" office:value-type="float" office:value="422942.238267148" calcext:value-type="float">
            <text:p>422.942,24</text:p>
          </table:table-cell>
          <table:table-cell table:style-name="ce12" office:value-type="float" office:value="107596.81616409" calcext:value-type="float">
            <text:p>107.596,82</text:p>
          </table:table-cell>
          <table:table-cell table:style-name="ce13" office:value-type="float" office:value="2208" calcext:value-type="float">
            <text:p>2.208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3107" calcext:value-type="float">
            <text:p>3.107</text:p>
          </table:table-cell>
          <table:table-cell table:style-name="ce13" office:value-type="float" office:value="5389" calcext:value-type="float">
            <text:p>5.389</text:p>
          </table:table-cell>
          <table:table-cell table:style-name="ce13" office:value-type="float" office:value="5099" calcext:value-type="float">
            <text:p>5.099</text:p>
          </table:table-cell>
          <table:table-cell table:style-name="ce13" office:value-type="float" office:value="3737" calcext:value-type="float">
            <text:p>3.737</text:p>
          </table:table-cell>
          <table:table-cell table:style-name="ce13" office:value-type="float" office:value="50298" calcext:value-type="float">
            <text:p>50.298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72" calcext:value-type="float">
            <text:p><text:s/>11,72 </text:p>
          </table:table-cell>
          <table:table-cell office:value-type="float" office:value="43.86" calcext:value-type="float">
            <text:p><text:s/>43,86 </text:p>
          </table:table-cell>
          <table:table-cell office:value-type="float" office:value="144146" calcext:value-type="float">
            <text:p>144.146 </text:p>
          </table:table-cell>
          <table:table-cell table:style-name="ce12" office:value-type="float" office:value="1229914.67576792" calcext:value-type="float">
            <text:p>1.229.914,68</text:p>
          </table:table-cell>
          <table:table-cell table:style-name="ce12" office:value-type="float" office:value="328650.250797994" calcext:value-type="float">
            <text:p>328.650,25</text:p>
          </table:table-cell>
          <table:table-cell table:style-name="ce13" office:value-type="float" office:value="3711" calcext:value-type="float">
            <text:p>3.711</text:p>
          </table:table-cell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987" calcext:value-type="float">
            <text:p>987</text:p>
          </table:table-cell>
          <table:table-cell table:style-name="ce13" office:value-type="float" office:value="16782" calcext:value-type="float">
            <text:p>16.782</text:p>
          </table:table-cell>
          <table:table-cell table:style-name="ce13" office:value-type="float" office:value="18938" calcext:value-type="float">
            <text:p>18.938</text:p>
          </table:table-cell>
          <table:table-cell table:style-name="ce13" office:value-type="float" office:value="8049" calcext:value-type="float">
            <text:p>8.049</text:p>
          </table:table-cell>
          <table:table-cell table:style-name="ce13" office:value-type="float" office:value="15828" calcext:value-type="float">
            <text:p>15.828</text:p>
          </table:table-cell>
          <table:table-cell table:style-name="ce13" office:value-type="float" office:value="79390" calcext:value-type="float">
            <text:p>79.39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5.86" calcext:value-type="float">
            <text:p><text:s/>25,86 </text:p>
          </table:table-cell>
          <table:table-cell office:value-type="float" office:value="84.38" calcext:value-type="float">
            <text:p><text:s/>84,38 </text:p>
          </table:table-cell>
          <table:table-cell office:value-type="float" office:value="165778" calcext:value-type="float">
            <text:p>165.778 </text:p>
          </table:table-cell>
          <table:table-cell table:style-name="ce12" office:value-type="float" office:value="641059.551430781" calcext:value-type="float">
            <text:p>641.059,55</text:p>
          </table:table-cell>
          <table:table-cell table:style-name="ce12" office:value-type="float" office:value="196465.987200758" calcext:value-type="float">
            <text:p>196.465,99</text:p>
          </table:table-cell>
          <table:table-cell table:style-name="ce13" office:value-type="float" office:value="20024" calcext:value-type="float">
            <text:p>20.024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444" calcext:value-type="float">
            <text:p>1.444</text:p>
          </table:table-cell>
          <table:table-cell table:style-name="ce13" office:value-type="float" office:value="45707" calcext:value-type="float">
            <text:p>45.707</text:p>
          </table:table-cell>
          <table:table-cell table:style-name="ce13" office:value-type="float" office:value="30940" calcext:value-type="float">
            <text:p>30.940</text:p>
          </table:table-cell>
          <table:table-cell table:style-name="ce13" office:value-type="float" office:value="34682" calcext:value-type="float">
            <text:p>34.682</text:p>
          </table:table-cell>
          <table:table-cell table:style-name="ce13" office:value-type="float" office:value="15309" calcext:value-type="float">
            <text:p>15.309</text:p>
          </table:table-cell>
          <table:table-cell table:style-name="ce13" office:value-type="float" office:value="17563" calcext:value-type="float">
            <text:p>17.563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7.04" calcext:value-type="float">
            <text:p><text:s/>27,04 </text:p>
          </table:table-cell>
          <table:table-cell office:value-type="float" office:value="88.31" calcext:value-type="float">
            <text:p><text:s/>88,31 </text:p>
          </table:table-cell>
          <table:table-cell office:value-type="float" office:value="1038668" calcext:value-type="float">
            <text:p>1.038.668 </text:p>
          </table:table-cell>
          <table:table-cell table:style-name="ce12" office:value-type="float" office:value="3841227.81065089" calcext:value-type="float">
            <text:p>3.841.227,81</text:p>
          </table:table-cell>
          <table:table-cell table:style-name="ce12" office:value-type="float" office:value="1176161.25014155" calcext:value-type="float">
            <text:p>1.176.161,25</text:p>
          </table:table-cell>
          <table:table-cell table:style-name="ce13" office:value-type="float" office:value="13873" calcext:value-type="float">
            <text:p>13.87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1312" calcext:value-type="float">
            <text:p>11.312</text:p>
          </table:table-cell>
          <table:table-cell table:style-name="ce13" office:value-type="float" office:value="153324" calcext:value-type="float">
            <text:p>153.324</text:p>
          </table:table-cell>
          <table:table-cell table:style-name="ce13" office:value-type="float" office:value="111615" calcext:value-type="float">
            <text:p>111.615</text:p>
          </table:table-cell>
          <table:table-cell table:style-name="ce13" office:value-type="float" office:value="70989" calcext:value-type="float">
            <text:p>70.989</text:p>
          </table:table-cell>
          <table:table-cell table:style-name="ce13" office:value-type="float" office:value="27112" calcext:value-type="float">
            <text:p>27.112</text:p>
          </table:table-cell>
          <table:table-cell table:style-name="ce13" office:value-type="float" office:value="650344" calcext:value-type="float">
            <text:p>650.344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2.69" calcext:value-type="float">
            <text:p><text:s/>12,69 </text:p>
          </table:table-cell>
          <table:table-cell office:value-type="float" office:value="48.21" calcext:value-type="float">
            <text:p><text:s/>48,21 </text:p>
          </table:table-cell>
          <table:table-cell office:value-type="float" office:value="144846" calcext:value-type="float">
            <text:p>144.846 </text:p>
          </table:table-cell>
          <table:table-cell table:style-name="ce12" office:value-type="float" office:value="1141418.43971631" calcext:value-type="float">
            <text:p>1.141.418,44</text:p>
          </table:table-cell>
          <table:table-cell table:style-name="ce12" office:value-type="float" office:value="300448.039825762" calcext:value-type="float">
            <text:p>300.448,04</text:p>
          </table:table-cell>
          <table:table-cell table:style-name="ce13" office:value-type="float" office:value="7107" calcext:value-type="float">
            <text:p>7.107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3865" calcext:value-type="float">
            <text:p>3.865</text:p>
          </table:table-cell>
          <table:table-cell table:style-name="ce13" office:value-type="float" office:value="23427" calcext:value-type="float">
            <text:p>23.427</text:p>
          </table:table-cell>
          <table:table-cell table:style-name="ce13" office:value-type="float" office:value="23948" calcext:value-type="float">
            <text:p>23.948</text:p>
          </table:table-cell>
          <table:table-cell table:style-name="ce13" office:value-type="float" office:value="7776" calcext:value-type="float">
            <text:p>7.776</text:p>
          </table:table-cell>
          <table:table-cell table:style-name="ce13" office:value-type="float" office:value="21706" calcext:value-type="float">
            <text:p>21.706</text:p>
          </table:table-cell>
          <table:table-cell table:style-name="ce13" office:value-type="float" office:value="56950" calcext:value-type="float">
            <text:p>56.95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9.04" calcext:value-type="float">
            <text:p><text:s/>19,04 </text:p>
          </table:table-cell>
          <table:table-cell office:value-type="float" office:value="63.67" calcext:value-type="float">
            <text:p><text:s/>63,67 </text:p>
          </table:table-cell>
          <table:table-cell office:value-type="float" office:value="268959" calcext:value-type="float">
            <text:p>268.959 </text:p>
          </table:table-cell>
          <table:table-cell table:style-name="ce12" office:value-type="float" office:value="1412599.78991597" calcext:value-type="float">
            <text:p>1.412.599,79</text:p>
          </table:table-cell>
          <table:table-cell table:style-name="ce12" office:value-type="float" office:value="422426.574524894" calcext:value-type="float">
            <text:p>422.426,57</text:p>
          </table:table-cell>
          <table:table-cell table:style-name="ce13" office:value-type="float" office:value="16759" calcext:value-type="float">
            <text:p>16.759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5549" calcext:value-type="float">
            <text:p>5.549</text:p>
          </table:table-cell>
          <table:table-cell table:style-name="ce13" office:value-type="float" office:value="47210" calcext:value-type="float">
            <text:p>47.210</text:p>
          </table:table-cell>
          <table:table-cell table:style-name="ce13" office:value-type="float" office:value="46855" calcext:value-type="float">
            <text:p>46.855</text:p>
          </table:table-cell>
          <table:table-cell table:style-name="ce13" office:value-type="float" office:value="18263" calcext:value-type="float">
            <text:p>18.263</text:p>
          </table:table-cell>
          <table:table-cell table:style-name="ce13" office:value-type="float" office:value="32021" calcext:value-type="float">
            <text:p>32.021</text:p>
          </table:table-cell>
          <table:table-cell table:style-name="ce13" office:value-type="float" office:value="102195" calcext:value-type="float">
            <text:p>102.195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11.14" calcext:value-type="float">
            <text:p><text:s/>11,14 </text:p>
          </table:table-cell>
          <table:table-cell office:value-type="float" office:value="43.76" calcext:value-type="float">
            <text:p><text:s/>43,76 </text:p>
          </table:table-cell>
          <table:table-cell office:value-type="float" office:value="68538" calcext:value-type="float">
            <text:p>68.538 </text:p>
          </table:table-cell>
          <table:table-cell table:style-name="ce12" office:value-type="float" office:value="615242.36983842" calcext:value-type="float">
            <text:p>615.242,37</text:p>
          </table:table-cell>
          <table:table-cell table:style-name="ce12" office:value-type="float" office:value="156622.486288848" calcext:value-type="float">
            <text:p>156.622,49</text:p>
          </table:table-cell>
          <table:table-cell table:style-name="ce13" office:value-type="float" office:value="589" calcext:value-type="float">
            <text:p>589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23538" calcext:value-type="float">
            <text:p>23.538</text:p>
          </table:table-cell>
          <table:table-cell table:style-name="ce13" office:value-type="float" office:value="19545" calcext:value-type="float">
            <text:p>19.545</text:p>
          </table:table-cell>
          <table:table-cell table:style-name="ce13" office:value-type="float" office:value="6194" calcext:value-type="float">
            <text:p>6.194</text:p>
          </table:table-cell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17704" calcext:value-type="float">
            <text:p>17.704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5.06" calcext:value-type="float">
            <text:p><text:s/>15,06 </text:p>
          </table:table-cell>
          <table:table-cell office:value-type="float" office:value="58.91" calcext:value-type="float">
            <text:p><text:s/>58,91 </text:p>
          </table:table-cell>
          <table:table-cell office:value-type="float" office:value="118823" calcext:value-type="float">
            <text:p>118.823 </text:p>
          </table:table-cell>
          <table:table-cell table:style-name="ce12" office:value-type="float" office:value="788997.343957503" calcext:value-type="float">
            <text:p>788.997,34</text:p>
          </table:table-cell>
          <table:table-cell table:style-name="ce12" office:value-type="float" office:value="201702.597182142" calcext:value-type="float">
            <text:p>201.702,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879" calcext:value-type="float">
            <text:p>1.879</text:p>
          </table:table-cell>
          <table:table-cell table:style-name="ce13" office:value-type="float" office:value="19135" calcext:value-type="float">
            <text:p>19.135</text:p>
          </table:table-cell>
          <table:table-cell table:style-name="ce13" office:value-type="float" office:value="15254" calcext:value-type="float">
            <text:p>15.254</text:p>
          </table:table-cell>
          <table:table-cell table:style-name="ce13" office:value-type="float" office:value="36083" calcext:value-type="float">
            <text:p>36.083</text:p>
          </table:table-cell>
          <table:table-cell table:style-name="ce13" office:value-type="float" office:value="519" calcext:value-type="float">
            <text:p>519</text:p>
          </table:table-cell>
          <table:table-cell table:style-name="ce13" office:value-type="float" office:value="45895" calcext:value-type="float">
            <text:p>45.895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31.82" calcext:value-type="float">
            <text:p><text:s/>31,82 </text:p>
          </table:table-cell>
          <table:table-cell office:value-type="float" office:value="96.59" calcext:value-type="float">
            <text:p><text:s/>96,59 </text:p>
          </table:table-cell>
          <table:table-cell office:value-type="float" office:value="116092" calcext:value-type="float">
            <text:p>116.092 </text:p>
          </table:table-cell>
          <table:table-cell table:style-name="ce12" office:value-type="float" office:value="364839.723444375" calcext:value-type="float">
            <text:p>364.839,72</text:p>
          </table:table-cell>
          <table:table-cell table:style-name="ce12" office:value-type="float" office:value="120190.49591055" calcext:value-type="float">
            <text:p>120.190,50</text:p>
          </table:table-cell>
          <table:table-cell table:style-name="ce13" office:value-type="float" office:value="3012" calcext:value-type="float">
            <text:p>3.012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887" calcext:value-type="float">
            <text:p>1.887</text:p>
          </table:table-cell>
          <table:table-cell table:style-name="ce13" office:value-type="float" office:value="61540" calcext:value-type="float">
            <text:p>61.540</text:p>
          </table:table-cell>
          <table:table-cell table:style-name="ce13" office:value-type="float" office:value="9653" calcext:value-type="float">
            <text:p>9.653</text:p>
          </table:table-cell>
          <table:table-cell table:style-name="ce13" office:value-type="float" office:value="11592" calcext:value-type="float">
            <text:p>11.592</text:p>
          </table:table-cell>
          <table:table-cell table:style-name="ce13" office:value-type="float" office:value="5609" calcext:value-type="float">
            <text:p>5.609</text:p>
          </table:table-cell>
          <table:table-cell table:style-name="ce13" office:value-type="float" office:value="22731" calcext:value-type="float">
            <text:p>22.73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21.47" calcext:value-type="float">
            <text:p><text:s/>21,47 </text:p>
          </table:table-cell>
          <table:table-cell office:value-type="float" office:value="80.66" calcext:value-type="float">
            <text:p><text:s/>80,66 </text:p>
          </table:table-cell>
          <table:table-cell office:value-type="float" office:value="86864" calcext:value-type="float">
            <text:p>86.864 </text:p>
          </table:table-cell>
          <table:table-cell table:style-name="ce12" office:value-type="float" office:value="404583.139264089" calcext:value-type="float">
            <text:p>404.583,14</text:p>
          </table:table-cell>
          <table:table-cell table:style-name="ce12" office:value-type="float" office:value="107691.544755765" calcext:value-type="float">
            <text:p>107.691,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2842" calcext:value-type="float">
            <text:p>2.842</text:p>
          </table:table-cell>
          <table:table-cell table:style-name="ce13" office:value-type="float" office:value="3375" calcext:value-type="float">
            <text:p>3.375</text:p>
          </table:table-cell>
          <table:table-cell table:style-name="ce13" office:value-type="float" office:value="24219" calcext:value-type="float">
            <text:p>24.219</text:p>
          </table:table-cell>
          <table:table-cell table:style-name="ce13" office:value-type="float" office:value="5331" calcext:value-type="float">
            <text:p>5.331</text:p>
          </table:table-cell>
          <table:table-cell table:style-name="ce13" office:value-type="float" office:value="50390" calcext:value-type="float">
            <text:p>50.39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4.24" calcext:value-type="float">
            <text:p><text:s/>14,24 </text:p>
          </table:table-cell>
          <table:table-cell office:value-type="float" office:value="51.03" calcext:value-type="float">
            <text:p><text:s/>51,03 </text:p>
          </table:table-cell>
          <table:table-cell office:value-type="float" office:value="289523" calcext:value-type="float">
            <text:p>289.523 </text:p>
          </table:table-cell>
          <table:table-cell table:style-name="ce12" office:value-type="float" office:value="2033167.13483146" calcext:value-type="float">
            <text:p>2.033.167,13</text:p>
          </table:table-cell>
          <table:table-cell table:style-name="ce12" office:value-type="float" office:value="567358.416617676" calcext:value-type="float">
            <text:p>567.358,42</text:p>
          </table:table-cell>
          <table:table-cell table:style-name="ce13" office:value-type="float" office:value="4771" calcext:value-type="float">
            <text:p>4.771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2953" calcext:value-type="float">
            <text:p>2.953</text:p>
          </table:table-cell>
          <table:table-cell table:style-name="ce13" office:value-type="float" office:value="44232" calcext:value-type="float">
            <text:p>44.232</text:p>
          </table:table-cell>
          <table:table-cell table:style-name="ce13" office:value-type="float" office:value="21977" calcext:value-type="float">
            <text:p>21.977</text:p>
          </table:table-cell>
          <table:table-cell table:style-name="ce13" office:value-type="float" office:value="48201" calcext:value-type="float">
            <text:p>48.201</text:p>
          </table:table-cell>
          <table:table-cell table:style-name="ce13" office:value-type="float" office:value="17243" calcext:value-type="float">
            <text:p>17.243</text:p>
          </table:table-cell>
          <table:table-cell table:style-name="ce13" office:value-type="float" office:value="150043" calcext:value-type="float">
            <text:p>150.043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4.11" calcext:value-type="float">
            <text:p><text:s/>14,11 </text:p>
          </table:table-cell>
          <table:table-cell office:value-type="float" office:value="51.82" calcext:value-type="float">
            <text:p><text:s/>51,82 </text:p>
          </table:table-cell>
          <table:table-cell office:value-type="float" office:value="182157" calcext:value-type="float">
            <text:p>182.157 </text:p>
          </table:table-cell>
          <table:table-cell table:style-name="ce12" office:value-type="float" office:value="1290978.02976612" calcext:value-type="float">
            <text:p>1.290.978,03</text:p>
          </table:table-cell>
          <table:table-cell table:style-name="ce12" office:value-type="float" office:value="351518.718641451" calcext:value-type="float">
            <text:p>351.518,72</text:p>
          </table:table-cell>
          <table:table-cell table:style-name="ce13" office:value-type="float" office:value="8350" calcext:value-type="float">
            <text:p>8.3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3749" calcext:value-type="float">
            <text:p>3.749</text:p>
          </table:table-cell>
          <table:table-cell table:style-name="ce13" office:value-type="float" office:value="36628" calcext:value-type="float">
            <text:p>36.628</text:p>
          </table:table-cell>
          <table:table-cell table:style-name="ce13" office:value-type="float" office:value="20758" calcext:value-type="float">
            <text:p>20.758</text:p>
          </table:table-cell>
          <table:table-cell table:style-name="ce13" office:value-type="float" office:value="12676" calcext:value-type="float">
            <text:p>12.676</text:p>
          </table:table-cell>
          <table:table-cell table:style-name="ce13" office:value-type="float" office:value="19615" calcext:value-type="float">
            <text:p>19.615</text:p>
          </table:table-cell>
          <table:table-cell table:style-name="ce13" office:value-type="float" office:value="80330" calcext:value-type="float">
            <text:p>80.33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23.92" calcext:value-type="float">
            <text:p><text:s/>23,92 </text:p>
          </table:table-cell>
          <table:table-cell office:value-type="float" office:value="80.37" calcext:value-type="float">
            <text:p><text:s/>80,37 </text:p>
          </table:table-cell>
          <table:table-cell office:value-type="float" office:value="163161" calcext:value-type="float">
            <text:p>163.161 </text:p>
          </table:table-cell>
          <table:table-cell table:style-name="ce12" office:value-type="float" office:value="682111.204013378" calcext:value-type="float">
            <text:p>682.111,20</text:p>
          </table:table-cell>
          <table:table-cell table:style-name="ce12" office:value-type="float" office:value="203012.318029115" calcext:value-type="float">
            <text:p>203.012,32</text:p>
          </table:table-cell>
          <table:table-cell table:style-name="ce13" office:value-type="float" office:value="14858" calcext:value-type="float">
            <text:p>14.858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991" calcext:value-type="float">
            <text:p>991</text:p>
          </table:table-cell>
          <table:table-cell table:style-name="ce13" office:value-type="float" office:value="38485" calcext:value-type="float">
            <text:p>38.485</text:p>
          </table:table-cell>
          <table:table-cell table:style-name="ce13" office:value-type="float" office:value="14080" calcext:value-type="float">
            <text:p>14.080</text:p>
          </table:table-cell>
          <table:table-cell table:style-name="ce13" office:value-type="float" office:value="9200" calcext:value-type="float">
            <text:p>9.200</text:p>
          </table:table-cell>
          <table:table-cell table:style-name="ce13" office:value-type="float" office:value="6700" calcext:value-type="float">
            <text:p>6.700</text:p>
          </table:table-cell>
          <table:table-cell table:style-name="ce13" office:value-type="float" office:value="78713" calcext:value-type="float">
            <text:p>78.713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20.91" calcext:value-type="float">
            <text:p><text:s/>20,91 </text:p>
          </table:table-cell>
          <table:table-cell office:value-type="float" office:value="67.98" calcext:value-type="float">
            <text:p><text:s/>67,98 </text:p>
          </table:table-cell>
          <table:table-cell office:value-type="float" office:value="160558" calcext:value-type="float">
            <text:p>160.558 </text:p>
          </table:table-cell>
          <table:table-cell table:style-name="ce12" office:value-type="float" office:value="767852.702056432" calcext:value-type="float">
            <text:p>767.852,70</text:p>
          </table:table-cell>
          <table:table-cell table:style-name="ce12" office:value-type="float" office:value="236184.17181524" calcext:value-type="float">
            <text:p>236.184,17</text:p>
          </table:table-cell>
          <table:table-cell table:style-name="ce13" office:value-type="float" office:value="24271" calcext:value-type="float">
            <text:p>24.271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221" calcext:value-type="float">
            <text:p>1.221</text:p>
          </table:table-cell>
          <table:table-cell table:style-name="ce13" office:value-type="float" office:value="32936" calcext:value-type="float">
            <text:p>32.936</text:p>
          </table:table-cell>
          <table:table-cell table:style-name="ce13" office:value-type="float" office:value="17860" calcext:value-type="float">
            <text:p>17.860</text:p>
          </table:table-cell>
          <table:table-cell table:style-name="ce13" office:value-type="float" office:value="27934" calcext:value-type="float">
            <text:p>27.934</text:p>
          </table:table-cell>
          <table:table-cell table:style-name="ce13" office:value-type="float" office:value="13629" calcext:value-type="float">
            <text:p>13.629</text:p>
          </table:table-cell>
          <table:table-cell table:style-name="ce13" office:value-type="float" office:value="42596" calcext:value-type="float">
            <text:p>42.59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3.99" calcext:value-type="float">
            <text:p><text:s/>13,99 </text:p>
          </table:table-cell>
          <table:table-cell office:value-type="float" office:value="57.76" calcext:value-type="float">
            <text:p><text:s/>57,76 </text:p>
          </table:table-cell>
          <table:table-cell office:value-type="float" office:value="204541" calcext:value-type="float">
            <text:p>204.541 </text:p>
          </table:table-cell>
          <table:table-cell table:style-name="ce12" office:value-type="float" office:value="1462051.46533238" calcext:value-type="float">
            <text:p>1.462.051,47</text:p>
          </table:table-cell>
          <table:table-cell table:style-name="ce12" office:value-type="float" office:value="354122.229916898" calcext:value-type="float">
            <text:p>354.122,23</text:p>
          </table:table-cell>
          <table:table-cell table:style-name="ce13" office:value-type="float" office:value="6491" calcext:value-type="float">
            <text:p>6.491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490" calcext:value-type="float">
            <text:p>1.490</text:p>
          </table:table-cell>
          <table:table-cell table:style-name="ce13" office:value-type="float" office:value="32923" calcext:value-type="float">
            <text:p>32.923</text:p>
          </table:table-cell>
          <table:table-cell table:style-name="ce13" office:value-type="float" office:value="71199" calcext:value-type="float">
            <text:p>71.199</text:p>
          </table:table-cell>
          <table:table-cell table:style-name="ce13" office:value-type="float" office:value="5662" calcext:value-type="float">
            <text:p>5.662</text:p>
          </table:table-cell>
          <table:table-cell table:style-name="ce13" office:value-type="float" office:value="1001" calcext:value-type="float">
            <text:p>1.001</text:p>
          </table:table-cell>
          <table:table-cell table:style-name="ce13" office:value-type="float" office:value="85661" calcext:value-type="float">
            <text:p>85.66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12.94" calcext:value-type="float">
            <text:p><text:s/>12,94 </text:p>
          </table:table-cell>
          <table:table-cell office:value-type="float" office:value="50.8" calcext:value-type="float">
            <text:p><text:s/>50,80 </text:p>
          </table:table-cell>
          <table:table-cell office:value-type="float" office:value="103399" calcext:value-type="float">
            <text:p>103.399 </text:p>
          </table:table-cell>
          <table:table-cell table:style-name="ce12" office:value-type="float" office:value="799064.914992272" calcext:value-type="float">
            <text:p>799.064,91</text:p>
          </table:table-cell>
          <table:table-cell table:style-name="ce12" office:value-type="float" office:value="203541.338582677" calcext:value-type="float">
            <text:p>203.541,34</text:p>
          </table:table-cell>
          <table:table-cell table:style-name="ce13" office:value-type="float" office:value="11619" calcext:value-type="float">
            <text:p>11.6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27" calcext:value-type="float">
            <text:p>2.027</text:p>
          </table:table-cell>
          <table:table-cell table:style-name="ce13" office:value-type="float" office:value="30324" calcext:value-type="float">
            <text:p>30.324</text:p>
          </table:table-cell>
          <table:table-cell table:style-name="ce13" office:value-type="float" office:value="11247" calcext:value-type="float">
            <text:p>11.247</text:p>
          </table:table-cell>
          <table:table-cell table:style-name="ce13" office:value-type="float" office:value="22157" calcext:value-type="float">
            <text:p>22.157</text:p>
          </table:table-cell>
          <table:table-cell table:style-name="ce13" office:value-type="float" office:value="6780" calcext:value-type="float">
            <text:p>6.780</text:p>
          </table:table-cell>
          <table:table-cell table:style-name="ce13" office:value-type="float" office:value="19221" calcext:value-type="float">
            <text:p>19.22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3.39" calcext:value-type="float">
            <text:p><text:s/>23,39 </text:p>
          </table:table-cell>
          <table:table-cell office:value-type="float" office:value="81.74" calcext:value-type="float">
            <text:p><text:s/>81,74 </text:p>
          </table:table-cell>
          <table:table-cell office:value-type="float" office:value="122070" calcext:value-type="float">
            <text:p>122.070 </text:p>
          </table:table-cell>
          <table:table-cell table:style-name="ce12" office:value-type="float" office:value="521889.696451475" calcext:value-type="float">
            <text:p>521.889,70</text:p>
          </table:table-cell>
          <table:table-cell table:style-name="ce12" office:value-type="float" office:value="149339.36873012" calcext:value-type="float">
            <text:p>149.339,37</text:p>
          </table:table-cell>
          <table:table-cell table:style-name="ce13" office:value-type="float" office:value="14815" calcext:value-type="float">
            <text:p>14.81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6563" calcext:value-type="float">
            <text:p>6.563</text:p>
          </table:table-cell>
          <table:table-cell table:style-name="ce13" office:value-type="float" office:value="20813" calcext:value-type="float">
            <text:p>20.813</text:p>
          </table:table-cell>
          <table:table-cell table:style-name="ce13" office:value-type="float" office:value="12061" calcext:value-type="float">
            <text:p>12.061</text:p>
          </table:table-cell>
          <table:table-cell table:style-name="ce13" office:value-type="float" office:value="67438" calcext:value-type="float">
            <text:p>67.438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2.85" calcext:value-type="float">
            <text:p><text:s/>12,85 </text:p>
          </table:table-cell>
          <table:table-cell office:value-type="float" office:value="43.19" calcext:value-type="float">
            <text:p><text:s/>43,19 </text:p>
          </table:table-cell>
          <table:table-cell office:value-type="float" office:value="49510" calcext:value-type="float">
            <text:p>49.510 </text:p>
          </table:table-cell>
          <table:table-cell table:style-name="ce12" office:value-type="float" office:value="385291.828793774" calcext:value-type="float">
            <text:p>385.291,83</text:p>
          </table:table-cell>
          <table:table-cell table:style-name="ce12" office:value-type="float" office:value="114633.016902061" calcext:value-type="float">
            <text:p>114.633,02</text:p>
          </table:table-cell>
          <table:table-cell table:style-name="ce13" office:value-type="float" office:value="647" calcext:value-type="float">
            <text:p>64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6841" calcext:value-type="float">
            <text:p>6.841</text:p>
          </table:table-cell>
          <table:table-cell table:style-name="ce13" office:value-type="float" office:value="12342" calcext:value-type="float">
            <text:p>12.342</text:p>
          </table:table-cell>
          <table:table-cell table:style-name="ce13" office:value-type="float" office:value="11313" calcext:value-type="float">
            <text:p>11.313</text:p>
          </table:table-cell>
          <table:table-cell table:style-name="ce13" office:value-type="float" office:value="11378" calcext:value-type="float">
            <text:p>11.378</text:p>
          </table:table-cell>
          <table:table-cell table:style-name="ce13" office:value-type="float" office:value="2333" calcext:value-type="float">
            <text:p>2.333</text:p>
          </table:table-cell>
          <table:table-cell table:style-name="ce13" office:value-type="float" office:value="4604" calcext:value-type="float">
            <text:p>4.604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4.7" calcext:value-type="float">
            <text:p><text:s/>24,70 </text:p>
          </table:table-cell>
          <table:table-cell office:value-type="float" office:value="78.55" calcext:value-type="float">
            <text:p><text:s/>78,55 </text:p>
          </table:table-cell>
          <table:table-cell office:value-type="float" office:value="887810" calcext:value-type="float">
            <text:p>887.810 </text:p>
          </table:table-cell>
          <table:table-cell table:style-name="ce12" office:value-type="float" office:value="3594372.46963563" calcext:value-type="float">
            <text:p>3.594.372,47</text:p>
          </table:table-cell>
          <table:table-cell table:style-name="ce12" office:value-type="float" office:value="1130248.2495226" calcext:value-type="float">
            <text:p>1.130.248,25</text:p>
          </table:table-cell>
          <table:table-cell table:style-name="ce13" office:value-type="float" office:value="20209" calcext:value-type="float">
            <text:p>20.209</text:p>
          </table:table-cell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11132" calcext:value-type="float">
            <text:p>11.132</text:p>
          </table:table-cell>
          <table:table-cell table:style-name="ce13" office:value-type="float" office:value="132709" calcext:value-type="float">
            <text:p>132.709</text:p>
          </table:table-cell>
          <table:table-cell table:style-name="ce13" office:value-type="float" office:value="198588" calcext:value-type="float">
            <text:p>198.588</text:p>
          </table:table-cell>
          <table:table-cell table:style-name="ce13" office:value-type="float" office:value="70897" calcext:value-type="float">
            <text:p>70.897</text:p>
          </table:table-cell>
          <table:table-cell table:style-name="ce13" office:value-type="float" office:value="57455" calcext:value-type="float">
            <text:p>57.455</text:p>
          </table:table-cell>
          <table:table-cell table:style-name="ce13" office:value-type="float" office:value="396352" calcext:value-type="float">
            <text:p>396.352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1.91" calcext:value-type="float">
            <text:p><text:s/>11,91 </text:p>
          </table:table-cell>
          <table:table-cell office:value-type="float" office:value="47.98" calcext:value-type="float">
            <text:p><text:s/>47,98 </text:p>
          </table:table-cell>
          <table:table-cell office:value-type="float" office:value="119032" calcext:value-type="float">
            <text:p>119.032 </text:p>
          </table:table-cell>
          <table:table-cell table:style-name="ce12" office:value-type="float" office:value="999429.051217464" calcext:value-type="float">
            <text:p>999.429,05</text:p>
          </table:table-cell>
          <table:table-cell table:style-name="ce12" office:value-type="float" office:value="248086.70279283" calcext:value-type="float">
            <text:p>248.086,70</text:p>
          </table:table-cell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384" calcext:value-type="float">
            <text:p>1.384</text:p>
          </table:table-cell>
          <table:table-cell table:style-name="ce13" office:value-type="float" office:value="28357" calcext:value-type="float">
            <text:p>28.357</text:p>
          </table:table-cell>
          <table:table-cell table:style-name="ce13" office:value-type="float" office:value="58982" calcext:value-type="float">
            <text:p>58.982</text:p>
          </table:table-cell>
          <table:table-cell table:style-name="ce13" office:value-type="float" office:value="16087" calcext:value-type="float">
            <text:p>16.087</text:p>
          </table:table-cell>
          <table:table-cell table:style-name="ce13" office:value-type="float" office:value="910" calcext:value-type="float">
            <text:p>910</text:p>
          </table:table-cell>
          <table:table-cell table:style-name="ce13" office:value-type="float" office:value="12342" calcext:value-type="float">
            <text:p>12.342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9.5" calcext:value-type="float">
            <text:p><text:s/>29,50 </text:p>
          </table:table-cell>
          <table:table-cell office:value-type="float" office:value="99.51" calcext:value-type="float">
            <text:p><text:s/>99,51 </text:p>
          </table:table-cell>
          <table:table-cell office:value-type="float" office:value="53896" calcext:value-type="float">
            <text:p>53.896 </text:p>
          </table:table-cell>
          <table:table-cell table:style-name="ce12" office:value-type="float" office:value="182698.305084746" calcext:value-type="float">
            <text:p>182.698,31</text:p>
          </table:table-cell>
          <table:table-cell table:style-name="ce12" office:value-type="float" office:value="54161.3908149935" calcext:value-type="float">
            <text:p>54.161,39</text:p>
          </table:table-cell>
          <table:table-cell table:style-name="ce13" office:value-type="float" office:value="3351" calcext:value-type="float">
            <text:p>3.35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831" calcext:value-type="float">
            <text:p>831</text:p>
          </table:table-cell>
          <table:table-cell table:style-name="ce13" office:value-type="float" office:value="12002" calcext:value-type="float">
            <text:p>12.002</text:p>
          </table:table-cell>
          <table:table-cell table:style-name="ce13" office:value-type="float" office:value="14815" calcext:value-type="float">
            <text:p>14.815</text:p>
          </table:table-cell>
          <table:table-cell table:style-name="ce13" office:value-type="float" office:value="20102" calcext:value-type="float">
            <text:p>20.102</text:p>
          </table:table-cell>
          <table:table-cell table:style-name="ce13" office:value-type="float" office:value="1752" calcext:value-type="float">
            <text:p>1.752</text:p>
          </table:table-cell>
          <table:table-cell table:style-name="ce13" office:value-type="float" office:value="1021" calcext:value-type="float">
            <text:p>1.02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5.14" calcext:value-type="float">
            <text:p><text:s/>15,14 </text:p>
          </table:table-cell>
          <table:table-cell office:value-type="float" office:value="61.14" calcext:value-type="float">
            <text:p><text:s/>61,14 </text:p>
          </table:table-cell>
          <table:table-cell office:value-type="float" office:value="263117" calcext:value-type="float">
            <text:p>263.117 </text:p>
          </table:table-cell>
          <table:table-cell table:style-name="ce12" office:value-type="float" office:value="1737892.998679" calcext:value-type="float">
            <text:p>1.737.893,00</text:p>
          </table:table-cell>
          <table:table-cell table:style-name="ce12" office:value-type="float" office:value="430351.651946353" calcext:value-type="float">
            <text:p>430.351,65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2047" calcext:value-type="float">
            <text:p>2.047</text:p>
          </table:table-cell>
          <table:table-cell table:style-name="ce13" office:value-type="float" office:value="32571" calcext:value-type="float">
            <text:p>32.571</text:p>
          </table:table-cell>
          <table:table-cell table:style-name="ce13" office:value-type="float" office:value="39018" calcext:value-type="float">
            <text:p>39.018</text:p>
          </table:table-cell>
          <table:table-cell table:style-name="ce13" office:value-type="float" office:value="25214" calcext:value-type="float">
            <text:p>25.214</text:p>
          </table:table-cell>
          <table:table-cell table:style-name="ce13" office:value-type="float" office:value="4348" calcext:value-type="float">
            <text:p>4.348</text:p>
          </table:table-cell>
          <table:table-cell table:style-name="ce13" office:value-type="float" office:value="159600" calcext:value-type="float">
            <text:p>159.60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6.1292712783274" calcext:value-type="float">
            <text:p><text:s/>26,13 </text:p>
          </table:table-cell>
          <table:table-cell office:value-type="float" office:value="77.58" calcext:value-type="float">
            <text:p><text:s/>77,58 </text:p>
          </table:table-cell>
          <table:table-cell office:value-type="float" office:value="2127.70927127833" calcext:value-type="float">
            <text:p>2.128 </text:p>
          </table:table-cell>
          <table:table-cell table:style-name="ce12" office:value-type="float" office:value="8143.01037565915" calcext:value-type="float">
            <text:p>8.143,01</text:p>
          </table:table-cell>
          <table:table-cell table:style-name="ce12" office:value-type="float" office:value="2742.60024655624" calcext:value-type="float">
            <text:p>2.742,60</text:p>
          </table:table-cell>
          <table:table-cell table:style-name="ce13" office:value-type="float" office:value="65849" calcext:value-type="float">
            <text:p>65.849</text:p>
          </table:table-cell>
          <table:table-cell table:style-name="ce13" office:value-type="float" office:value="30639" calcext:value-type="float">
            <text:p>30.639</text:p>
          </table:table-cell>
          <table:table-cell table:style-name="ce13" office:value-type="float" office:value="28323" calcext:value-type="float">
            <text:p>28.323</text:p>
          </table:table-cell>
          <table:table-cell table:style-name="ce13" office:value-type="float" office:value="295238" calcext:value-type="float">
            <text:p>295.238</text:p>
          </table:table-cell>
          <table:table-cell table:style-name="ce13" office:value-type="float" office:value="307554" calcext:value-type="float">
            <text:p>307.554</text:p>
          </table:table-cell>
          <table:table-cell table:style-name="ce13" office:value-type="float" office:value="273954" calcext:value-type="float">
            <text:p>273.954</text:p>
          </table:table-cell>
          <table:table-cell table:style-name="ce13" office:value-type="float" office:value="129869" calcext:value-type="float">
            <text:p>129.869</text:p>
          </table:table-cell>
          <table:table-cell table:style-name="ce13" office:value-type="float" office:value="3535757" calcext:value-type="float">
            <text:p>3.535.757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9.8735612562611" calcext:value-type="float">
            <text:p><text:s/>49,87 </text:p>
          </table:table-cell>
          <table:table-cell office:value-type="float" office:value="121.31" calcext:value-type="float">
            <text:p><text:s/>121,31 </text:p>
          </table:table-cell>
          <table:table-cell office:value-type="float" office:value="2195.18356125626" calcext:value-type="float">
            <text:p>2.195 </text:p>
          </table:table-cell>
          <table:table-cell table:style-name="ce12" office:value-type="float" office:value="4401.49751884959" calcext:value-type="float">
            <text:p>4.401,50</text:p>
          </table:table-cell>
          <table:table-cell table:style-name="ce12" office:value-type="float" office:value="1809.56521412601" calcext:value-type="float">
            <text:p>1.809,57</text:p>
          </table:table-cell>
          <table:table-cell table:style-name="ce13" office:value-type="float" office:value="105607" calcext:value-type="float">
            <text:p>105.607</text:p>
          </table:table-cell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5980" calcext:value-type="float">
            <text:p>5.980</text:p>
          </table:table-cell>
          <table:table-cell table:style-name="ce13" office:value-type="float" office:value="36036" calcext:value-type="float">
            <text:p>36.036</text:p>
          </table:table-cell>
          <table:table-cell table:style-name="ce13" office:value-type="float" office:value="72434" calcext:value-type="float">
            <text:p>72.434</text:p>
          </table:table-cell>
          <table:table-cell table:style-name="ce13" office:value-type="float" office:value="55372" calcext:value-type="float">
            <text:p>55.372</text:p>
          </table:table-cell>
          <table:table-cell table:style-name="ce13" office:value-type="float" office:value="31571" calcext:value-type="float">
            <text:p>31.571</text:p>
          </table:table-cell>
          <table:table-cell table:style-name="ce13" office:value-type="float" office:value="1229254" calcext:value-type="float">
            <text:p>1.229.254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5.8717901952471" calcext:value-type="float">
            <text:p><text:s/>15,87 </text:p>
          </table:table-cell>
          <table:table-cell office:value-type="float" office:value="62.4" calcext:value-type="float">
            <text:p><text:s/>62,40 </text:p>
          </table:table-cell>
          <table:table-cell office:value-type="float" office:value="2102.27179019525" calcext:value-type="float">
            <text:p>2.102 </text:p>
          </table:table-cell>
          <table:table-cell table:style-name="ce12" office:value-type="float" office:value="13245.335052531" calcext:value-type="float">
            <text:p>13.245,34</text:p>
          </table:table-cell>
          <table:table-cell table:style-name="ce12" office:value-type="float" office:value="3369.02530480008" calcext:value-type="float">
            <text:p>3.369,03</text:p>
          </table:table-cell>
          <table:table-cell table:style-name="ce13" office:value-type="float" office:value="2207" calcext:value-type="float">
            <text:p>2.207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413" calcext:value-type="float">
            <text:p>413</text:p>
          </table:table-cell>
          <table:table-cell table:style-name="ce13" office:value-type="float" office:value="3678" calcext:value-type="float">
            <text:p>3.678</text:p>
          </table:table-cell>
          <table:table-cell table:style-name="ce13" office:value-type="float" office:value="6155" calcext:value-type="float">
            <text:p>6.155</text:p>
          </table:table-cell>
          <table:table-cell table:style-name="ce13" office:value-type="float" office:value="7165" calcext:value-type="float">
            <text:p>7.165</text:p>
          </table:table-cell>
          <table:table-cell table:style-name="ce13" office:value-type="float" office:value="3393" calcext:value-type="float">
            <text:p>3.393</text:p>
          </table:table-cell>
          <table:table-cell table:style-name="ce13" office:value-type="float" office:value="43926" calcext:value-type="float">
            <text:p>43.92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7025439036955" calcext:value-type="float">
            <text:p><text:s/>11,70 </text:p>
          </table:table-cell>
          <table:table-cell office:value-type="float" office:value="43.79" calcext:value-type="float">
            <text:p><text:s/>43,79 </text:p>
          </table:table-cell>
          <table:table-cell office:value-type="float" office:value="2079.4925439037" calcext:value-type="float">
            <text:p>2.079 </text:p>
          </table:table-cell>
          <table:table-cell table:style-name="ce12" office:value-type="float" office:value="17769.5769485387" calcext:value-type="float">
            <text:p>17.769,58</text:p>
          </table:table-cell>
          <table:table-cell table:style-name="ce12" office:value-type="float" office:value="4748.78406920232" calcext:value-type="float">
            <text:p>4.748,78</text:p>
          </table:table-cell>
          <table:table-cell table:style-name="ce13" office:value-type="float" office:value="3708" calcext:value-type="float">
            <text:p>3.708</text:p>
          </table:table-cell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1047" calcext:value-type="float">
            <text:p>1.047</text:p>
          </table:table-cell>
          <table:table-cell table:style-name="ce13" office:value-type="float" office:value="17603" calcext:value-type="float">
            <text:p>17.603</text:p>
          </table:table-cell>
          <table:table-cell table:style-name="ce13" office:value-type="float" office:value="20109" calcext:value-type="float">
            <text:p>20.109</text:p>
          </table:table-cell>
          <table:table-cell table:style-name="ce13" office:value-type="float" office:value="8391" calcext:value-type="float">
            <text:p>8.391</text:p>
          </table:table-cell>
          <table:table-cell table:style-name="ce13" office:value-type="float" office:value="15974" calcext:value-type="float">
            <text:p>15.974</text:p>
          </table:table-cell>
          <table:table-cell table:style-name="ce13" office:value-type="float" office:value="76271" calcext:value-type="float">
            <text:p>76.27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5.4999193362706" calcext:value-type="float">
            <text:p><text:s/>25,50 </text:p>
          </table:table-cell>
          <table:table-cell office:value-type="float" office:value="83.19" calcext:value-type="float">
            <text:p><text:s/>83,19 </text:p>
          </table:table-cell>
          <table:table-cell office:value-type="float" office:value="2132.68991933627" calcext:value-type="float">
            <text:p>2.133 </text:p>
          </table:table-cell>
          <table:table-cell table:style-name="ce12" office:value-type="float" office:value="8363.51633592336" calcext:value-type="float">
            <text:p>8.363,52</text:p>
          </table:table-cell>
          <table:table-cell table:style-name="ce12" office:value-type="float" office:value="2563.6373594618" calcext:value-type="float">
            <text:p>2.563,64</text:p>
          </table:table-cell>
          <table:table-cell table:style-name="ce13" office:value-type="float" office:value="20021" calcext:value-type="float">
            <text:p>20.021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444" calcext:value-type="float">
            <text:p>1.444</text:p>
          </table:table-cell>
          <table:table-cell table:style-name="ce13" office:value-type="float" office:value="45804" calcext:value-type="float">
            <text:p>45.804</text:p>
          </table:table-cell>
          <table:table-cell table:style-name="ce13" office:value-type="float" office:value="31217" calcext:value-type="float">
            <text:p>31.217</text:p>
          </table:table-cell>
          <table:table-cell table:style-name="ce13" office:value-type="float" office:value="34290" calcext:value-type="float">
            <text:p>34.290</text:p>
          </table:table-cell>
          <table:table-cell table:style-name="ce13" office:value-type="float" office:value="14526" calcext:value-type="float">
            <text:p>14.526</text:p>
          </table:table-cell>
          <table:table-cell table:style-name="ce13" office:value-type="float" office:value="15394" calcext:value-type="float">
            <text:p>15.394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6.7815908411335" calcext:value-type="float">
            <text:p><text:s/>26,78 </text:p>
          </table:table-cell>
          <table:table-cell office:value-type="float" office:value="87.48" calcext:value-type="float">
            <text:p><text:s/>87,48 </text:p>
          </table:table-cell>
          <table:table-cell office:value-type="float" office:value="2138.26159084113" calcext:value-type="float">
            <text:p>2.138 </text:p>
          </table:table-cell>
          <table:table-cell table:style-name="ce12" office:value-type="float" office:value="7984.07235598942" calcext:value-type="float">
            <text:p>7.984,07</text:p>
          </table:table-cell>
          <table:table-cell table:style-name="ce12" office:value-type="float" office:value="2444.28622638447" calcext:value-type="float">
            <text:p>2.444,29</text:p>
          </table:table-cell>
          <table:table-cell table:style-name="ce13" office:value-type="float" office:value="13426" calcext:value-type="float">
            <text:p>13.426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1971" calcext:value-type="float">
            <text:p>11.971</text:p>
          </table:table-cell>
          <table:table-cell table:style-name="ce13" office:value-type="float" office:value="160486" calcext:value-type="float">
            <text:p>160.486</text:p>
          </table:table-cell>
          <table:table-cell table:style-name="ce13" office:value-type="float" office:value="120485" calcext:value-type="float">
            <text:p>120.485</text:p>
          </table:table-cell>
          <table:table-cell table:style-name="ce13" office:value-type="float" office:value="71923" calcext:value-type="float">
            <text:p>71.923</text:p>
          </table:table-cell>
          <table:table-cell table:style-name="ce13" office:value-type="float" office:value="28645" calcext:value-type="float">
            <text:p>28.645</text:p>
          </table:table-cell>
          <table:table-cell table:style-name="ce13" office:value-type="float" office:value="619400" calcext:value-type="float">
            <text:p>619.40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2.7321469653836" calcext:value-type="float">
            <text:p><text:s/>12,73 </text:p>
          </table:table-cell>
          <table:table-cell office:value-type="float" office:value="48.35" calcext:value-type="float">
            <text:p><text:s/>48,35 </text:p>
          </table:table-cell>
          <table:table-cell office:value-type="float" office:value="2085.08214696538" calcext:value-type="float">
            <text:p>2.085 </text:p>
          </table:table-cell>
          <table:table-cell table:style-name="ce12" office:value-type="float" office:value="16376.5164872377" calcext:value-type="float">
            <text:p>16.376,52</text:p>
          </table:table-cell>
          <table:table-cell table:style-name="ce12" office:value-type="float" office:value="4312.47600199666" calcext:value-type="float">
            <text:p>4.312,48</text:p>
          </table:table-cell>
          <table:table-cell table:style-name="ce13" office:value-type="float" office:value="7107" calcext:value-type="float">
            <text:p>7.107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3937" calcext:value-type="float">
            <text:p>3.937</text:p>
          </table:table-cell>
          <table:table-cell table:style-name="ce13" office:value-type="float" office:value="24253" calcext:value-type="float">
            <text:p>24.253</text:p>
          </table:table-cell>
          <table:table-cell table:style-name="ce13" office:value-type="float" office:value="24842" calcext:value-type="float">
            <text:p>24.842</text:p>
          </table:table-cell>
          <table:table-cell table:style-name="ce13" office:value-type="float" office:value="8001" calcext:value-type="float">
            <text:p>8.001</text:p>
          </table:table-cell>
          <table:table-cell table:style-name="ce13" office:value-type="float" office:value="21719" calcext:value-type="float">
            <text:p>21.719</text:p>
          </table:table-cell>
          <table:table-cell table:style-name="ce13" office:value-type="float" office:value="55071" calcext:value-type="float">
            <text:p>55.07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9.1046859506594" calcext:value-type="float">
            <text:p><text:s/>19,10 </text:p>
          </table:table-cell>
          <table:table-cell office:value-type="float" office:value="63.9" calcext:value-type="float">
            <text:p><text:s/>63,90 </text:p>
          </table:table-cell>
          <table:table-cell office:value-type="float" office:value="2107.00468595066" calcext:value-type="float">
            <text:p>2.107 </text:p>
          </table:table-cell>
          <table:table-cell table:style-name="ce12" office:value-type="float" office:value="11028.7323821616" calcext:value-type="float">
            <text:p>11.028,73</text:p>
          </table:table-cell>
          <table:table-cell table:style-name="ce12" office:value-type="float" office:value="3297.34692637036" calcext:value-type="float">
            <text:p>3.297,35</text:p>
          </table:table-cell>
          <table:table-cell table:style-name="ce13" office:value-type="float" office:value="16759" calcext:value-type="float">
            <text:p>16.759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5656" calcext:value-type="float">
            <text:p>5.656</text:p>
          </table:table-cell>
          <table:table-cell table:style-name="ce13" office:value-type="float" office:value="48637" calcext:value-type="float">
            <text:p>48.637</text:p>
          </table:table-cell>
          <table:table-cell table:style-name="ce13" office:value-type="float" office:value="48557" calcext:value-type="float">
            <text:p>48.557</text:p>
          </table:table-cell>
          <table:table-cell table:style-name="ce13" office:value-type="float" office:value="18512" calcext:value-type="float">
            <text:p>18.512</text:p>
          </table:table-cell>
          <table:table-cell table:style-name="ce13" office:value-type="float" office:value="32355" calcext:value-type="float">
            <text:p>32.355</text:p>
          </table:table-cell>
          <table:table-cell table:style-name="ce13" office:value-type="float" office:value="98769" calcext:value-type="float">
            <text:p>98.769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11.0498145911401" calcext:value-type="float">
            <text:p><text:s/>11,05 </text:p>
          </table:table-cell>
          <table:table-cell office:value-type="float" office:value="43.42" calcext:value-type="float">
            <text:p><text:s/>43,42 </text:p>
          </table:table-cell>
          <table:table-cell office:value-type="float" office:value="2078.46981459114" calcext:value-type="float">
            <text:p>2.078 </text:p>
          </table:table-cell>
          <table:table-cell table:style-name="ce12" office:value-type="float" office:value="18809.9971945021" calcext:value-type="float">
            <text:p>18.810,00</text:p>
          </table:table-cell>
          <table:table-cell table:style-name="ce12" office:value-type="float" office:value="4786.89501287688" calcext:value-type="float">
            <text:p>4.786,90</text:p>
          </table:table-cell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23834" calcext:value-type="float">
            <text:p>23.834</text:p>
          </table:table-cell>
          <table:table-cell table:style-name="ce13" office:value-type="float" office:value="19706" calcext:value-type="float">
            <text:p>19.706</text:p>
          </table:table-cell>
          <table:table-cell table:style-name="ce13" office:value-type="float" office:value="6330" calcext:value-type="float">
            <text:p>6.330</text:p>
          </table:table-cell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16326" calcext:value-type="float">
            <text:p>16.32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4.6569135245407" calcext:value-type="float">
            <text:p><text:s/>14,66 </text:p>
          </table:table-cell>
          <table:table-cell office:value-type="float" office:value="57.32" calcext:value-type="float">
            <text:p><text:s/>57,32 </text:p>
          </table:table-cell>
          <table:table-cell office:value-type="float" office:value="2095.97691352454" calcext:value-type="float">
            <text:p>2.096 </text:p>
          </table:table-cell>
          <table:table-cell table:style-name="ce12" office:value-type="float" office:value="14300.2611703696" calcext:value-type="float">
            <text:p>14.300,26</text:p>
          </table:table-cell>
          <table:table-cell table:style-name="ce12" office:value-type="float" office:value="3656.62406406933" calcext:value-type="float">
            <text:p>3.656,62</text:p>
          </table:table-cell>
          <table:table-cell table:style-name="ce13" office:value-type="float" office:value="2453" calcext:value-type="float">
            <text:p>2.453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829" calcext:value-type="float">
            <text:p>1.829</text:p>
          </table:table-cell>
          <table:table-cell table:style-name="ce13" office:value-type="float" office:value="19458" calcext:value-type="float">
            <text:p>19.458</text:p>
          </table:table-cell>
          <table:table-cell table:style-name="ce13" office:value-type="float" office:value="15790" calcext:value-type="float">
            <text:p>15.790</text:p>
          </table:table-cell>
          <table:table-cell table:style-name="ce13" office:value-type="float" office:value="37786" calcext:value-type="float">
            <text:p>37.786</text:p>
          </table:table-cell>
          <table:table-cell table:style-name="ce13" office:value-type="float" office:value="549" calcext:value-type="float">
            <text:p>549</text:p>
          </table:table-cell>
          <table:table-cell table:style-name="ce13" office:value-type="float" office:value="37391" calcext:value-type="float">
            <text:p>37.39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30.6327215596658" calcext:value-type="float">
            <text:p><text:s/>30,63 </text:p>
          </table:table-cell>
          <table:table-cell office:value-type="float" office:value="92.98" calcext:value-type="float">
            <text:p><text:s/>92,98 </text:p>
          </table:table-cell>
          <table:table-cell office:value-type="float" office:value="2147.61272155967" calcext:value-type="float">
            <text:p>2.148 </text:p>
          </table:table-cell>
          <table:table-cell table:style-name="ce12" office:value-type="float" office:value="7010.84530597971" calcext:value-type="float">
            <text:p>7.010,85</text:p>
          </table:table-cell>
          <table:table-cell table:style-name="ce12" office:value-type="float" office:value="2309.75771301319" calcext:value-type="float">
            <text:p>2.309,76</text:p>
          </table:table-cell>
          <table:table-cell table:style-name="ce13" office:value-type="float" office:value="3012" calcext:value-type="float">
            <text:p>3.012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887" calcext:value-type="float">
            <text:p>1.887</text:p>
          </table:table-cell>
          <table:table-cell table:style-name="ce13" office:value-type="float" office:value="62546" calcext:value-type="float">
            <text:p>62.546</text:p>
          </table:table-cell>
          <table:table-cell table:style-name="ce13" office:value-type="float" office:value="9842" calcext:value-type="float">
            <text:p>9.842</text:p>
          </table:table-cell>
          <table:table-cell table:style-name="ce13" office:value-type="float" office:value="11800" calcext:value-type="float">
            <text:p>11.800</text:p>
          </table:table-cell>
          <table:table-cell table:style-name="ce13" office:value-type="float" office:value="5247" calcext:value-type="float">
            <text:p>5.247</text:p>
          </table:table-cell>
          <table:table-cell table:style-name="ce13" office:value-type="float" office:value="17125" calcext:value-type="float">
            <text:p>17.125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21.3314092169144" calcext:value-type="float">
            <text:p><text:s/>21,33 </text:p>
          </table:table-cell>
          <table:table-cell office:value-type="float" office:value="80.14" calcext:value-type="float">
            <text:p><text:s/>80,14 </text:p>
          </table:table-cell>
          <table:table-cell office:value-type="float" office:value="2125.47140921691" calcext:value-type="float">
            <text:p>2.125 </text:p>
          </table:table-cell>
          <table:table-cell table:style-name="ce12" office:value-type="float" office:value="9964.04591747064" calcext:value-type="float">
            <text:p>9.964,05</text:p>
          </table:table-cell>
          <table:table-cell table:style-name="ce12" office:value-type="float" office:value="2652.1979151696" calcext:value-type="float">
            <text:p>2.652,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28" calcext:value-type="float">
            <text:p>728</text:p>
          </table:table-cell>
          <table:table-cell table:style-name="ce13" office:value-type="float" office:value="3179" calcext:value-type="float">
            <text:p>3.179</text:p>
          </table:table-cell>
          <table:table-cell table:style-name="ce13" office:value-type="float" office:value="3890" calcext:value-type="float">
            <text:p>3.890</text:p>
          </table:table-cell>
          <table:table-cell table:style-name="ce13" office:value-type="float" office:value="23814" calcext:value-type="float">
            <text:p>23.814</text:p>
          </table:table-cell>
          <table:table-cell table:style-name="ce13" office:value-type="float" office:value="5481" calcext:value-type="float">
            <text:p>5.481</text:p>
          </table:table-cell>
          <table:table-cell table:style-name="ce13" office:value-type="float" office:value="48920" calcext:value-type="float">
            <text:p>48.92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3.7822337845706" calcext:value-type="float">
            <text:p><text:s/>13,78 </text:p>
          </table:table-cell>
          <table:table-cell office:value-type="float" office:value="49.39" calcext:value-type="float">
            <text:p><text:s/>49,39 </text:p>
          </table:table-cell>
          <table:table-cell office:value-type="float" office:value="2087.17223378457" calcext:value-type="float">
            <text:p>2.087 </text:p>
          </table:table-cell>
          <table:table-cell table:style-name="ce12" office:value-type="float" office:value="15143.9328806132" calcext:value-type="float">
            <text:p>15.143,93</text:p>
          </table:table-cell>
          <table:table-cell table:style-name="ce12" office:value-type="float" office:value="4225.90045309692" calcext:value-type="float">
            <text:p>4.225,90</text:p>
          </table:table-cell>
          <table:table-cell table:style-name="ce13" office:value-type="float" office:value="3940" calcext:value-type="float">
            <text:p>3.940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2954" calcext:value-type="float">
            <text:p>2.954</text:p>
          </table:table-cell>
          <table:table-cell table:style-name="ce13" office:value-type="float" office:value="44961" calcext:value-type="float">
            <text:p>44.961</text:p>
          </table:table-cell>
          <table:table-cell table:style-name="ce13" office:value-type="float" office:value="22557" calcext:value-type="float">
            <text:p>22.557</text:p>
          </table:table-cell>
          <table:table-cell table:style-name="ce13" office:value-type="float" office:value="64138" calcext:value-type="float">
            <text:p>64.138</text:p>
          </table:table-cell>
          <table:table-cell table:style-name="ce13" office:value-type="float" office:value="19543" calcext:value-type="float">
            <text:p>19.543</text:p>
          </table:table-cell>
          <table:table-cell table:style-name="ce13" office:value-type="float" office:value="121366" calcext:value-type="float">
            <text:p>121.36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3.8900281819679" calcext:value-type="float">
            <text:p><text:s/>13,89 </text:p>
          </table:table-cell>
          <table:table-cell office:value-type="float" office:value="51" calcext:value-type="float">
            <text:p><text:s/>51,00 </text:p>
          </table:table-cell>
          <table:table-cell office:value-type="float" office:value="2088.89002818197" calcext:value-type="float">
            <text:p>2.089 </text:p>
          </table:table-cell>
          <table:table-cell table:style-name="ce12" office:value-type="float" office:value="15038.7745857404" calcext:value-type="float">
            <text:p>15.038,77</text:p>
          </table:table-cell>
          <table:table-cell table:style-name="ce12" office:value-type="float" office:value="4095.8628003568" calcext:value-type="float">
            <text:p>4.095,86</text:p>
          </table:table-cell>
          <table:table-cell table:style-name="ce13" office:value-type="float" office:value="8350" calcext:value-type="float">
            <text:p>8.3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3808" calcext:value-type="float">
            <text:p>3.808</text:p>
          </table:table-cell>
          <table:table-cell table:style-name="ce13" office:value-type="float" office:value="37254" calcext:value-type="float">
            <text:p>37.254</text:p>
          </table:table-cell>
          <table:table-cell table:style-name="ce13" office:value-type="float" office:value="21712" calcext:value-type="float">
            <text:p>21.712</text:p>
          </table:table-cell>
          <table:table-cell table:style-name="ce13" office:value-type="float" office:value="12774" calcext:value-type="float">
            <text:p>12.774</text:p>
          </table:table-cell>
          <table:table-cell table:style-name="ce13" office:value-type="float" office:value="19757" calcext:value-type="float">
            <text:p>19.757</text:p>
          </table:table-cell>
          <table:table-cell table:style-name="ce13" office:value-type="float" office:value="75107" calcext:value-type="float">
            <text:p>75.107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23.8174575281712" calcext:value-type="float">
            <text:p><text:s/>23,82 </text:p>
          </table:table-cell>
          <table:table-cell office:value-type="float" office:value="80.02" calcext:value-type="float">
            <text:p><text:s/>80,02 </text:p>
          </table:table-cell>
          <table:table-cell office:value-type="float" office:value="2127.83745752817" calcext:value-type="float">
            <text:p>2.128 </text:p>
          </table:table-cell>
          <table:table-cell table:style-name="ce12" office:value-type="float" office:value="8933.94038810135" calcext:value-type="float">
            <text:p>8.933,94</text:p>
          </table:table-cell>
          <table:table-cell table:style-name="ce12" office:value-type="float" office:value="2659.13203890049" calcext:value-type="float">
            <text:p>2.659,13</text:p>
          </table:table-cell>
          <table:table-cell table:style-name="ce13" office:value-type="float" office:value="18717" calcext:value-type="float">
            <text:p>18.717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999" calcext:value-type="float">
            <text:p>999</text:p>
          </table:table-cell>
          <table:table-cell table:style-name="ce13" office:value-type="float" office:value="38826" calcext:value-type="float">
            <text:p>38.826</text:p>
          </table:table-cell>
          <table:table-cell table:style-name="ce13" office:value-type="float" office:value="15066" calcext:value-type="float">
            <text:p>15.066</text:p>
          </table:table-cell>
          <table:table-cell table:style-name="ce13" office:value-type="float" office:value="9205" calcext:value-type="float">
            <text:p>9.205</text:p>
          </table:table-cell>
          <table:table-cell table:style-name="ce13" office:value-type="float" office:value="2039" calcext:value-type="float">
            <text:p>2.039</text:p>
          </table:table-cell>
          <table:table-cell table:style-name="ce13" office:value-type="float" office:value="76982" calcext:value-type="float">
            <text:p>76.982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20.8675435273834" calcext:value-type="float">
            <text:p><text:s/>20,87 </text:p>
          </table:table-cell>
          <table:table-cell office:value-type="float" office:value="67.85" calcext:value-type="float">
            <text:p><text:s/>67,85 </text:p>
          </table:table-cell>
          <table:table-cell office:value-type="float" office:value="2112.71754352738" calcext:value-type="float">
            <text:p>2.113 </text:p>
          </table:table-cell>
          <table:table-cell table:style-name="ce12" office:value-type="float" office:value="10124.4190086628" calcext:value-type="float">
            <text:p>10.124,42</text:p>
          </table:table-cell>
          <table:table-cell table:style-name="ce12" office:value-type="float" office:value="3113.80625427765" calcext:value-type="float">
            <text:p>3.113,81</text:p>
          </table:table-cell>
          <table:table-cell table:style-name="ce13" office:value-type="float" office:value="24270" calcext:value-type="float">
            <text:p>24.270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227" calcext:value-type="float">
            <text:p>1.227</text:p>
          </table:table-cell>
          <table:table-cell table:style-name="ce13" office:value-type="float" office:value="33364" calcext:value-type="float">
            <text:p>33.364</text:p>
          </table:table-cell>
          <table:table-cell table:style-name="ce13" office:value-type="float" office:value="17938" calcext:value-type="float">
            <text:p>17.938</text:p>
          </table:table-cell>
          <table:table-cell table:style-name="ce13" office:value-type="float" office:value="27168" calcext:value-type="float">
            <text:p>27.168</text:p>
          </table:table-cell>
          <table:table-cell table:style-name="ce13" office:value-type="float" office:value="13714" calcext:value-type="float">
            <text:p>13.714</text:p>
          </table:table-cell>
          <table:table-cell table:style-name="ce13" office:value-type="float" office:value="41972" calcext:value-type="float">
            <text:p>41.972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3.9360105574487" calcext:value-type="float">
            <text:p><text:s/>13,94 </text:p>
          </table:table-cell>
          <table:table-cell office:value-type="float" office:value="57.54" calcext:value-type="float">
            <text:p><text:s/>57,54 </text:p>
          </table:table-cell>
          <table:table-cell office:value-type="float" office:value="2095.47601055745" calcext:value-type="float">
            <text:p>2.095 </text:p>
          </table:table-cell>
          <table:table-cell table:style-name="ce12" office:value-type="float" office:value="15036.4123356482" calcext:value-type="float">
            <text:p>15.036,41</text:p>
          </table:table-cell>
          <table:table-cell table:style-name="ce12" office:value-type="float" office:value="3641.77269822289" calcext:value-type="float">
            <text:p>3.641,77</text:p>
          </table:table-cell>
          <table:table-cell table:style-name="ce13" office:value-type="float" office:value="6494" calcext:value-type="float">
            <text:p>6.494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530" calcext:value-type="float">
            <text:p>1.530</text:p>
          </table:table-cell>
          <table:table-cell table:style-name="ce13" office:value-type="float" office:value="33732" calcext:value-type="float">
            <text:p>33.732</text:p>
          </table:table-cell>
          <table:table-cell table:style-name="ce13" office:value-type="float" office:value="72661" calcext:value-type="float">
            <text:p>72.661</text:p>
          </table:table-cell>
          <table:table-cell table:style-name="ce13" office:value-type="float" office:value="6012" calcext:value-type="float">
            <text:p>6.012</text:p>
          </table:table-cell>
          <table:table-cell table:style-name="ce13" office:value-type="float" office:value="1156" calcext:value-type="float">
            <text:p>1.156</text:p>
          </table:table-cell>
          <table:table-cell table:style-name="ce13" office:value-type="float" office:value="81478" calcext:value-type="float">
            <text:p>81.478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12.5979124556312" calcext:value-type="float">
            <text:p><text:s/>12,60 </text:p>
          </table:table-cell>
          <table:table-cell office:value-type="float" office:value="49.46" calcext:value-type="float">
            <text:p><text:s/>49,46 </text:p>
          </table:table-cell>
          <table:table-cell office:value-type="float" office:value="2086.05791245563" calcext:value-type="float">
            <text:p>2.086 </text:p>
          </table:table-cell>
          <table:table-cell table:style-name="ce12" office:value-type="float" office:value="16558.7586022887" calcext:value-type="float">
            <text:p>16.558,76</text:p>
          </table:table-cell>
          <table:table-cell table:style-name="ce12" office:value-type="float" office:value="4217.66662445538" calcext:value-type="float">
            <text:p>4.217,67</text:p>
          </table:table-cell>
          <table:table-cell table:style-name="ce13" office:value-type="float" office:value="11617" calcext:value-type="float">
            <text:p>11.61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27" calcext:value-type="float">
            <text:p>2.027</text:p>
          </table:table-cell>
          <table:table-cell table:style-name="ce13" office:value-type="float" office:value="30385" calcext:value-type="float">
            <text:p>30.385</text:p>
          </table:table-cell>
          <table:table-cell table:style-name="ce13" office:value-type="float" office:value="11276" calcext:value-type="float">
            <text:p>11.276</text:p>
          </table:table-cell>
          <table:table-cell table:style-name="ce13" office:value-type="float" office:value="24649" calcext:value-type="float">
            <text:p>24.649</text:p>
          </table:table-cell>
          <table:table-cell table:style-name="ce13" office:value-type="float" office:value="3728" calcext:value-type="float">
            <text:p>3.728</text:p>
          </table:table-cell>
          <table:table-cell table:style-name="ce13" office:value-type="float" office:value="16701" calcext:value-type="float">
            <text:p>16.70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3.3969726787719" calcext:value-type="float">
            <text:p><text:s/>23,40 </text:p>
          </table:table-cell>
          <table:table-cell office:value-type="float" office:value="81.76" calcext:value-type="float">
            <text:p><text:s/>81,76 </text:p>
          </table:table-cell>
          <table:table-cell office:value-type="float" office:value="2129.15697267877" calcext:value-type="float">
            <text:p>2.129 </text:p>
          </table:table-cell>
          <table:table-cell table:style-name="ce12" office:value-type="float" office:value="9100.1387312409" calcext:value-type="float">
            <text:p>9.100,14</text:p>
          </table:table-cell>
          <table:table-cell table:style-name="ce12" office:value-type="float" office:value="2604.15481002785" calcext:value-type="float">
            <text:p>2.604,15</text:p>
          </table:table-cell>
          <table:table-cell table:style-name="ce13" office:value-type="float" office:value="14815" calcext:value-type="float">
            <text:p>14.81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6840" calcext:value-type="float">
            <text:p>6.840</text:p>
          </table:table-cell>
          <table:table-cell table:style-name="ce13" office:value-type="float" office:value="21217" calcext:value-type="float">
            <text:p>21.217</text:p>
          </table:table-cell>
          <table:table-cell table:style-name="ce13" office:value-type="float" office:value="11052" calcext:value-type="float">
            <text:p>11.052</text:p>
          </table:table-cell>
          <table:table-cell table:style-name="ce13" office:value-type="float" office:value="67438" calcext:value-type="float">
            <text:p>67.438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2.8396228385264" calcext:value-type="float">
            <text:p><text:s/>12,84 </text:p>
          </table:table-cell>
          <table:table-cell office:value-type="float" office:value="43.15" calcext:value-type="float">
            <text:p><text:s/>43,15 </text:p>
          </table:table-cell>
          <table:table-cell office:value-type="float" office:value="2079.98962283853" calcext:value-type="float">
            <text:p>2.080 </text:p>
          </table:table-cell>
          <table:table-cell table:style-name="ce12" office:value-type="float" office:value="16199.771979262" calcext:value-type="float">
            <text:p>16.199,77</text:p>
          </table:table-cell>
          <table:table-cell table:style-name="ce12" office:value-type="float" office:value="4820.36992546588" calcext:value-type="float">
            <text:p>4.820,37</text:p>
          </table:table-cell>
          <table:table-cell table:style-name="ce13" office:value-type="float" office:value="644" calcext:value-type="float">
            <text:p>644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6841" calcext:value-type="float">
            <text:p>6.841</text:p>
          </table:table-cell>
          <table:table-cell table:style-name="ce13" office:value-type="float" office:value="12348" calcext:value-type="float">
            <text:p>12.348</text:p>
          </table:table-cell>
          <table:table-cell table:style-name="ce13" office:value-type="float" office:value="11369" calcext:value-type="float">
            <text:p>11.369</text:p>
          </table:table-cell>
          <table:table-cell table:style-name="ce13" office:value-type="float" office:value="11885" calcext:value-type="float">
            <text:p>11.885</text:p>
          </table:table-cell>
          <table:table-cell table:style-name="ce13" office:value-type="float" office:value="2454" calcext:value-type="float">
            <text:p>2.454</text:p>
          </table:table-cell>
          <table:table-cell table:style-name="ce13" office:value-type="float" office:value="3592" calcext:value-type="float">
            <text:p>3.592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4.4959067991646" calcext:value-type="float">
            <text:p><text:s/>24,50 </text:p>
          </table:table-cell>
          <table:table-cell office:value-type="float" office:value="77.9" calcext:value-type="float">
            <text:p><text:s/>77,90 </text:p>
          </table:table-cell>
          <table:table-cell office:value-type="float" office:value="2126.39590679916" calcext:value-type="float">
            <text:p>2.126 </text:p>
          </table:table-cell>
          <table:table-cell table:style-name="ce12" office:value-type="float" office:value="8680.61723222952" calcext:value-type="float">
            <text:p>8.680,62</text:p>
          </table:table-cell>
          <table:table-cell table:style-name="ce12" office:value-type="float" office:value="2729.64814736735" calcext:value-type="float">
            <text:p>2.729,65</text:p>
          </table:table-cell>
          <table:table-cell table:style-name="ce13" office:value-type="float" office:value="17584" calcext:value-type="float">
            <text:p>17.584</text:p>
          </table:table-cell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11757" calcext:value-type="float">
            <text:p>11.757</text:p>
          </table:table-cell>
          <table:table-cell table:style-name="ce13" office:value-type="float" office:value="138534" calcext:value-type="float">
            <text:p>138.534</text:p>
          </table:table-cell>
          <table:table-cell table:style-name="ce13" office:value-type="float" office:value="204381" calcext:value-type="float">
            <text:p>204.381</text:p>
          </table:table-cell>
          <table:table-cell table:style-name="ce13" office:value-type="float" office:value="74133" calcext:value-type="float">
            <text:p>74.133</text:p>
          </table:table-cell>
          <table:table-cell table:style-name="ce13" office:value-type="float" office:value="58114" calcext:value-type="float">
            <text:p>58.114</text:p>
          </table:table-cell>
          <table:table-cell table:style-name="ce13" office:value-type="float" office:value="373888" calcext:value-type="float">
            <text:p>373.888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1.8367379681289" calcext:value-type="float">
            <text:p><text:s/>11,84 </text:p>
          </table:table-cell>
          <table:table-cell office:value-type="float" office:value="47.7" calcext:value-type="float">
            <text:p><text:s/>47,70 </text:p>
          </table:table-cell>
          <table:table-cell office:value-type="float" office:value="2083.53673796813" calcext:value-type="float">
            <text:p>2.084 </text:p>
          </table:table-cell>
          <table:table-cell table:style-name="ce12" office:value-type="float" office:value="17602.288262004" calcext:value-type="float">
            <text:p>17.602,29</text:p>
          </table:table-cell>
          <table:table-cell table:style-name="ce12" office:value-type="float" office:value="4368.001547103" calcext:value-type="float">
            <text:p>4.368,00</text:p>
          </table:table-cell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401" calcext:value-type="float">
            <text:p>1.401</text:p>
          </table:table-cell>
          <table:table-cell table:style-name="ce13" office:value-type="float" office:value="29581" calcext:value-type="float">
            <text:p>29.581</text:p>
          </table:table-cell>
          <table:table-cell table:style-name="ce13" office:value-type="float" office:value="59931" calcext:value-type="float">
            <text:p>59.931</text:p>
          </table:table-cell>
          <table:table-cell table:style-name="ce13" office:value-type="float" office:value="14606" calcext:value-type="float">
            <text:p>14.606</text:p>
          </table:table-cell>
          <table:table-cell table:style-name="ce13" office:value-type="float" office:value="883" calcext:value-type="float">
            <text:p>883</text:p>
          </table:table-cell>
          <table:table-cell table:style-name="ce13" office:value-type="float" office:value="10672" calcext:value-type="float">
            <text:p>10.672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9.604955264969" calcext:value-type="float">
            <text:p><text:s/>29,60 </text:p>
          </table:table-cell>
          <table:table-cell office:value-type="float" office:value="99.86" calcext:value-type="float">
            <text:p><text:s/>99,86 </text:p>
          </table:table-cell>
          <table:table-cell office:value-type="float" office:value="2153.46495526497" calcext:value-type="float">
            <text:p>2.153 </text:p>
          </table:table-cell>
          <table:table-cell table:style-name="ce12" office:value-type="float" office:value="7274.00172029013" calcext:value-type="float">
            <text:p>7.274,00</text:p>
          </table:table-cell>
          <table:table-cell table:style-name="ce12" office:value-type="float" office:value="2156.48403291104" calcext:value-type="float">
            <text:p>2.156,48</text:p>
          </table:table-cell>
          <table:table-cell table:style-name="ce13" office:value-type="float" office:value="3351" calcext:value-type="float">
            <text:p>3.35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831" calcext:value-type="float">
            <text:p>831</text:p>
          </table:table-cell>
          <table:table-cell table:style-name="ce13" office:value-type="float" office:value="12052" calcext:value-type="float">
            <text:p>12.052</text:p>
          </table:table-cell>
          <table:table-cell table:style-name="ce13" office:value-type="float" office:value="14828" calcext:value-type="float">
            <text:p>14.828</text:p>
          </table:table-cell>
          <table:table-cell table:style-name="ce13" office:value-type="float" office:value="19968" calcext:value-type="float">
            <text:p>19.968</text:p>
          </table:table-cell>
          <table:table-cell table:style-name="ce13" office:value-type="float" office:value="1712" calcext:value-type="float">
            <text:p>1.712</text:p>
          </table:table-cell>
          <table:table-cell table:style-name="ce13" office:value-type="float" office:value="1006" calcext:value-type="float">
            <text:p>1.00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4.6914572899128" calcext:value-type="float">
            <text:p><text:s/>14,69 </text:p>
          </table:table-cell>
          <table:table-cell office:value-type="float" office:value="59.31" calcext:value-type="float">
            <text:p><text:s/>59,31 </text:p>
          </table:table-cell>
          <table:table-cell office:value-type="float" office:value="2098.00145728991" calcext:value-type="float">
            <text:p>2.098 </text:p>
          </table:table-cell>
          <table:table-cell table:style-name="ce12" office:value-type="float" office:value="14280.4176324319" calcext:value-type="float">
            <text:p>14.280,42</text:p>
          </table:table-cell>
          <table:table-cell table:style-name="ce12" office:value-type="float" office:value="3537.34860443418" calcext:value-type="float">
            <text:p>3.537,35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2195" calcext:value-type="float">
            <text:p>2.195</text:p>
          </table:table-cell>
          <table:table-cell table:style-name="ce13" office:value-type="float" office:value="34461" calcext:value-type="float">
            <text:p>34.461</text:p>
          </table:table-cell>
          <table:table-cell table:style-name="ce13" office:value-type="float" office:value="43513" calcext:value-type="float">
            <text:p>43.513</text:p>
          </table:table-cell>
          <table:table-cell table:style-name="ce13" office:value-type="float" office:value="23634" calcext:value-type="float">
            <text:p>23.634</text:p>
          </table:table-cell>
          <table:table-cell table:style-name="ce13" office:value-type="float" office:value="4863" calcext:value-type="float">
            <text:p>4.863</text:p>
          </table:table-cell>
          <table:table-cell table:style-name="ce13" office:value-type="float" office:value="145541" calcext:value-type="float">
            <text:p>145.54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5.5630301520284" calcext:value-type="float">
            <text:p><text:s/>25,56 </text:p>
          </table:table-cell>
          <table:table-cell office:value-type="float" office:value="76.0781466115726" calcext:value-type="float">
            <text:p><text:s/>76,08 </text:p>
          </table:table-cell>
          <table:table-cell office:value-type="float" office:value="4555424" calcext:value-type="float">
            <text:p>4.555.424 </text:p>
          </table:table-cell>
          <table:table-cell table:style-name="ce12" office:value-type="float" office:value="17820360" calcext:value-type="float">
            <text:p>17.820.360,00</text:p>
          </table:table-cell>
          <table:table-cell table:style-name="ce12" office:value-type="float" office:value="5987822" calcext:value-type="float">
            <text:p>5.987.822,00</text:p>
          </table:table-cell>
          <table:table-cell table:style-name="ce13" office:value-type="float" office:value="26280" calcext:value-type="float">
            <text:p>26.280</text:p>
          </table:table-cell>
          <table:table-cell table:style-name="ce13" office:value-type="float" office:value="31591" calcext:value-type="float">
            <text:p>31.591</text:p>
          </table:table-cell>
          <table:table-cell table:style-name="ce13" office:value-type="float" office:value="30056" calcext:value-type="float">
            <text:p>30.056</text:p>
          </table:table-cell>
          <table:table-cell table:style-name="ce13" office:value-type="float" office:value="313382" calcext:value-type="float">
            <text:p>313.382</text:p>
          </table:table-cell>
          <table:table-cell table:style-name="ce13" office:value-type="float" office:value="321756" calcext:value-type="float">
            <text:p>321.756</text:p>
          </table:table-cell>
          <table:table-cell table:style-name="ce13" office:value-type="float" office:value="290127" calcext:value-type="float">
            <text:p>290.127</text:p>
          </table:table-cell>
          <table:table-cell table:style-name="ce13" office:value-type="float" office:value="161183" calcext:value-type="float">
            <text:p>161.183</text:p>
          </table:table-cell>
          <table:table-cell table:style-name="ce13" office:value-type="float" office:value="3381049" calcext:value-type="float">
            <text:p>3.381.049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6.0143476214435" calcext:value-type="float">
            <text:p><text:s/>46,01 </text:p>
          </table:table-cell>
          <table:table-cell office:value-type="float" office:value="111.797862691747" calcext:value-type="float">
            <text:p><text:s/>111,80 </text:p>
          </table:table-cell>
          <table:table-cell office:value-type="float" office:value="1417541" calcext:value-type="float">
            <text:p>1.417.541 </text:p>
          </table:table-cell>
          <table:table-cell table:style-name="ce12" office:value-type="float" office:value="3080650" calcext:value-type="float">
            <text:p>3.080.650,00</text:p>
          </table:table-cell>
          <table:table-cell table:style-name="ce12" office:value-type="float" office:value="1267949.99999999" calcext:value-type="float">
            <text:p>1.267.950,00</text:p>
          </table:table-cell>
          <table:table-cell table:style-name="ce13" office:value-type="float" office:value="1717" calcext:value-type="float">
            <text:p>1.717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5575" calcext:value-type="float">
            <text:p>5.575</text:p>
          </table:table-cell>
          <table:table-cell table:style-name="ce13" office:value-type="float" office:value="39918" calcext:value-type="float">
            <text:p>39.918</text:p>
          </table:table-cell>
          <table:table-cell table:style-name="ce13" office:value-type="float" office:value="77390" calcext:value-type="float">
            <text:p>77.390</text:p>
          </table:table-cell>
          <table:table-cell table:style-name="ce13" office:value-type="float" office:value="61053" calcext:value-type="float">
            <text:p>61.053</text:p>
          </table:table-cell>
          <table:table-cell table:style-name="ce13" office:value-type="float" office:value="43289" calcext:value-type="float">
            <text:p>43.289</text:p>
          </table:table-cell>
          <table:table-cell table:style-name="ce13" office:value-type="float" office:value="1188072" calcext:value-type="float">
            <text:p>1.188.072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4.8056195749953" calcext:value-type="float">
            <text:p><text:s/>14,81 </text:p>
          </table:table-cell>
          <table:table-cell office:value-type="float" office:value="58.2063508356117" calcext:value-type="float">
            <text:p><text:s/>58,21 </text:p>
          </table:table-cell>
          <table:table-cell office:value-type="float" office:value="62378" calcext:value-type="float">
            <text:p>62.378 </text:p>
          </table:table-cell>
          <table:table-cell table:style-name="ce12" office:value-type="float" office:value="421313" calcext:value-type="float">
            <text:p>421.313,00</text:p>
          </table:table-cell>
          <table:table-cell table:style-name="ce12" office:value-type="float" office:value="107167" calcext:value-type="float">
            <text:p>107.167,00</text:p>
          </table:table-cell>
          <table:table-cell table:style-name="ce13" office:value-type="float" office:value="2207" calcext:value-type="float">
            <text:p>2.207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456" calcext:value-type="float">
            <text:p>456</text:p>
          </table:table-cell>
          <table:table-cell table:style-name="ce13" office:value-type="float" office:value="4386" calcext:value-type="float">
            <text:p>4.386</text:p>
          </table:table-cell>
          <table:table-cell table:style-name="ce13" office:value-type="float" office:value="7009" calcext:value-type="float">
            <text:p>7.009</text:p>
          </table:table-cell>
          <table:table-cell table:style-name="ce13" office:value-type="float" office:value="8773" calcext:value-type="float">
            <text:p>8.773</text:p>
          </table:table-cell>
          <table:table-cell table:style-name="ce13" office:value-type="float" office:value="3761" calcext:value-type="float">
            <text:p>3.761</text:p>
          </table:table-cell>
          <table:table-cell table:style-name="ce13" office:value-type="float" office:value="35715" calcext:value-type="float">
            <text:p>35.715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7753420404361" calcext:value-type="float">
            <text:p><text:s/>11,78 </text:p>
          </table:table-cell>
          <table:table-cell office:value-type="float" office:value="44.0594800994188" calcext:value-type="float">
            <text:p><text:s/>44,06 </text:p>
          </table:table-cell>
          <table:table-cell office:value-type="float" office:value="144119" calcext:value-type="float">
            <text:p>144.119 </text:p>
          </table:table-cell>
          <table:table-cell table:style-name="ce12" office:value-type="float" office:value="1223905" calcext:value-type="float">
            <text:p>1.223.905,00</text:p>
          </table:table-cell>
          <table:table-cell table:style-name="ce12" office:value-type="float" office:value="327101" calcext:value-type="float">
            <text:p>327.101,00</text:p>
          </table:table-cell>
          <table:table-cell table:style-name="ce13" office:value-type="float" office:value="7580" calcext:value-type="float">
            <text:p>7.580</text:p>
          </table:table-cell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1099" calcext:value-type="float">
            <text:p>1.099</text:p>
          </table:table-cell>
          <table:table-cell table:style-name="ce13" office:value-type="float" office:value="16888" calcext:value-type="float">
            <text:p>16.888</text:p>
          </table:table-cell>
          <table:table-cell table:style-name="ce13" office:value-type="float" office:value="21235" calcext:value-type="float">
            <text:p>21.235</text:p>
          </table:table-cell>
          <table:table-cell table:style-name="ce13" office:value-type="float" office:value="20898" calcext:value-type="float">
            <text:p>20.898</text:p>
          </table:table-cell>
          <table:table-cell table:style-name="ce13" office:value-type="float" office:value="13012" calcext:value-type="float">
            <text:p>13.012</text:p>
          </table:table-cell>
          <table:table-cell table:style-name="ce13" office:value-type="float" office:value="62946" calcext:value-type="float">
            <text:p>62.94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6.9887596631044" calcext:value-type="float">
            <text:p><text:s/>26,99 </text:p>
          </table:table-cell>
          <table:table-cell office:value-type="float" office:value="88.0527409383577" calcext:value-type="float">
            <text:p><text:s/>88,05 </text:p>
          </table:table-cell>
          <table:table-cell office:value-type="float" office:value="171628" calcext:value-type="float">
            <text:p>171.628 </text:p>
          </table:table-cell>
          <table:table-cell table:style-name="ce12" office:value-type="float" office:value="635924" calcext:value-type="float">
            <text:p>635.924,00</text:p>
          </table:table-cell>
          <table:table-cell table:style-name="ce12" office:value-type="float" office:value="194915" calcext:value-type="float">
            <text:p>194.915,00</text:p>
          </table:table-cell>
          <table:table-cell table:style-name="ce13" office:value-type="float" office:value="15607" calcext:value-type="float">
            <text:p>15.607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677" calcext:value-type="float">
            <text:p>1.677</text:p>
          </table:table-cell>
          <table:table-cell table:style-name="ce13" office:value-type="float" office:value="61369" calcext:value-type="float">
            <text:p>61.369</text:p>
          </table:table-cell>
          <table:table-cell table:style-name="ce13" office:value-type="float" office:value="31856" calcext:value-type="float">
            <text:p>31.856</text:p>
          </table:table-cell>
          <table:table-cell table:style-name="ce13" office:value-type="float" office:value="33080" calcext:value-type="float">
            <text:p>33.080</text:p>
          </table:table-cell>
          <table:table-cell table:style-name="ce13" office:value-type="float" office:value="13871" calcext:value-type="float">
            <text:p>13.871</text:p>
          </table:table-cell>
          <table:table-cell table:style-name="ce13" office:value-type="float" office:value="14055" calcext:value-type="float">
            <text:p>14.055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6.2552622183512" calcext:value-type="float">
            <text:p><text:s/>26,26 </text:p>
          </table:table-cell>
          <table:table-cell office:value-type="float" office:value="85.7574535631355" calcext:value-type="float">
            <text:p><text:s/>85,76 </text:p>
          </table:table-cell>
          <table:table-cell office:value-type="float" office:value="1003803" calcext:value-type="float">
            <text:p>1.003.803 </text:p>
          </table:table-cell>
          <table:table-cell table:style-name="ce12" office:value-type="float" office:value="3823245" calcext:value-type="float">
            <text:p>3.823.245,00</text:p>
          </table:table-cell>
          <table:table-cell table:style-name="ce12" office:value-type="float" office:value="1170514" calcext:value-type="float">
            <text:p>1.170.514,00</text:p>
          </table:table-cell>
          <table:table-cell table:style-name="ce13" office:value-type="float" office:value="13104" calcext:value-type="float">
            <text:p>13.10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2782" calcext:value-type="float">
            <text:p>12.782</text:p>
          </table:table-cell>
          <table:table-cell table:style-name="ce13" office:value-type="float" office:value="165922" calcext:value-type="float">
            <text:p>165.922</text:p>
          </table:table-cell>
          <table:table-cell table:style-name="ce13" office:value-type="float" office:value="126009" calcext:value-type="float">
            <text:p>126.009</text:p>
          </table:table-cell>
          <table:table-cell table:style-name="ce13" office:value-type="float" office:value="73967" calcext:value-type="float">
            <text:p>73.967</text:p>
          </table:table-cell>
          <table:table-cell table:style-name="ce13" office:value-type="float" office:value="34892" calcext:value-type="float">
            <text:p>34.892</text:p>
          </table:table-cell>
          <table:table-cell table:style-name="ce13" office:value-type="float" office:value="577027" calcext:value-type="float">
            <text:p>577.027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2.5452812873128" calcext:value-type="float">
            <text:p><text:s/>12,55 </text:p>
          </table:table-cell>
          <table:table-cell office:value-type="float" office:value="47.6446351415023" calcext:value-type="float">
            <text:p><text:s/>47,64 </text:p>
          </table:table-cell>
          <table:table-cell office:value-type="float" office:value="142578" calcext:value-type="float">
            <text:p>142.578 </text:p>
          </table:table-cell>
          <table:table-cell table:style-name="ce12" office:value-type="float" office:value="1136507" calcext:value-type="float">
            <text:p>1.136.507,00</text:p>
          </table:table-cell>
          <table:table-cell table:style-name="ce12" office:value-type="float" office:value="299253" calcext:value-type="float">
            <text:p>299.253,00</text:p>
          </table:table-cell>
          <table:table-cell table:style-name="ce13" office:value-type="float" office:value="7094" calcext:value-type="float">
            <text:p>7.094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4029" calcext:value-type="float">
            <text:p>4.029</text:p>
          </table:table-cell>
          <table:table-cell table:style-name="ce13" office:value-type="float" office:value="24563" calcext:value-type="float">
            <text:p>24.563</text:p>
          </table:table-cell>
          <table:table-cell table:style-name="ce13" office:value-type="float" office:value="25665" calcext:value-type="float">
            <text:p>25.665</text:p>
          </table:table-cell>
          <table:table-cell table:style-name="ce13" office:value-type="float" office:value="27077" calcext:value-type="float">
            <text:p>27.077</text:p>
          </table:table-cell>
          <table:table-cell table:style-name="ce13" office:value-type="float" office:value="10452" calcext:value-type="float">
            <text:p>10.452</text:p>
          </table:table-cell>
          <table:table-cell table:style-name="ce13" office:value-type="float" office:value="43631" calcext:value-type="float">
            <text:p>43.63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9.0454052709211" calcext:value-type="float">
            <text:p><text:s/>19,05 </text:p>
          </table:table-cell>
          <table:table-cell office:value-type="float" office:value="63.7009034712316" calcext:value-type="float">
            <text:p><text:s/>63,70 </text:p>
          </table:table-cell>
          <table:table-cell office:value-type="float" office:value="267926" calcext:value-type="float">
            <text:p>267.926 </text:p>
          </table:table-cell>
          <table:table-cell table:style-name="ce12" office:value-type="float" office:value="1406775" calcext:value-type="float">
            <text:p>1.406.775,00</text:p>
          </table:table-cell>
          <table:table-cell table:style-name="ce12" office:value-type="float" office:value="420600" calcext:value-type="float">
            <text:p>420.600,00</text:p>
          </table:table-cell>
          <table:table-cell table:style-name="ce13" office:value-type="float" office:value="16750" calcext:value-type="float">
            <text:p>16.75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5745" calcext:value-type="float">
            <text:p>5.745</text:p>
          </table:table-cell>
          <table:table-cell table:style-name="ce13" office:value-type="float" office:value="50075" calcext:value-type="float">
            <text:p>50.075</text:p>
          </table:table-cell>
          <table:table-cell table:style-name="ce13" office:value-type="float" office:value="49620" calcext:value-type="float">
            <text:p>49.620</text:p>
          </table:table-cell>
          <table:table-cell table:style-name="ce13" office:value-type="float" office:value="42294" calcext:value-type="float">
            <text:p>42.294</text:p>
          </table:table-cell>
          <table:table-cell table:style-name="ce13" office:value-type="float" office:value="21578" calcext:value-type="float">
            <text:p>21.578</text:p>
          </table:table-cell>
          <table:table-cell table:style-name="ce13" office:value-type="float" office:value="81757" calcext:value-type="float">
            <text:p>81.757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8.89642743559843" calcext:value-type="float">
            <text:p><text:s/>8,90 </text:p>
          </table:table-cell>
          <table:table-cell office:value-type="float" office:value="34.9556869957513" calcext:value-type="float">
            <text:p><text:s/>34,96 </text:p>
          </table:table-cell>
          <table:table-cell office:value-type="float" office:value="54548" calcext:value-type="float">
            <text:p>54.548 </text:p>
          </table:table-cell>
          <table:table-cell table:style-name="ce12" office:value-type="float" office:value="613145" calcext:value-type="float">
            <text:p>613.145,00</text:p>
          </table:table-cell>
          <table:table-cell table:style-name="ce12" office:value-type="float" office:value="156049" calcext:value-type="float">
            <text:p>156.049,00</text:p>
          </table:table-cell>
          <table:table-cell table:style-name="ce13" office:value-type="float" office:value="588" calcext:value-type="float">
            <text:p>588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48" calcext:value-type="float">
            <text:p>448</text:p>
          </table:table-cell>
          <table:table-cell table:style-name="ce13" office:value-type="float" office:value="24113" calcext:value-type="float">
            <text:p>24.113</text:p>
          </table:table-cell>
          <table:table-cell table:style-name="ce13" office:value-type="float" office:value="6945" calcext:value-type="float">
            <text:p>6.945</text:p>
          </table:table-cell>
          <table:table-cell table:style-name="ce13" office:value-type="float" office:value="6613" calcext:value-type="float">
            <text:p>6.613</text:p>
          </table:table-cell>
          <table:table-cell table:style-name="ce13" office:value-type="float" office:value="716" calcext:value-type="float">
            <text:p>716</text:p>
          </table:table-cell>
          <table:table-cell table:style-name="ce13" office:value-type="float" office:value="15028" calcext:value-type="float">
            <text:p>15.028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4.8476418286294" calcext:value-type="float">
            <text:p><text:s/>14,85 </text:p>
          </table:table-cell>
          <table:table-cell office:value-type="float" office:value="58.0646286642678" calcext:value-type="float">
            <text:p><text:s/>58,06 </text:p>
          </table:table-cell>
          <table:table-cell office:value-type="float" office:value="116509" calcext:value-type="float">
            <text:p>116.509 </text:p>
          </table:table-cell>
          <table:table-cell table:style-name="ce12" office:value-type="float" office:value="784697" calcext:value-type="float">
            <text:p>784.697,00</text:p>
          </table:table-cell>
          <table:table-cell table:style-name="ce12" office:value-type="float" office:value="200654" calcext:value-type="float">
            <text:p>200.654,00</text:p>
          </table:table-cell>
          <table:table-cell table:style-name="ce13" office:value-type="float" office:value="2442" calcext:value-type="float">
            <text:p>2.442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761" calcext:value-type="float">
            <text:p>1.761</text:p>
          </table:table-cell>
          <table:table-cell table:style-name="ce13" office:value-type="float" office:value="22141" calcext:value-type="float">
            <text:p>22.141</text:p>
          </table:table-cell>
          <table:table-cell table:style-name="ce13" office:value-type="float" office:value="16321" calcext:value-type="float">
            <text:p>16.321</text:p>
          </table:table-cell>
          <table:table-cell table:style-name="ce13" office:value-type="float" office:value="37923" calcext:value-type="float">
            <text:p>37.923</text:p>
          </table:table-cell>
          <table:table-cell table:style-name="ce13" office:value-type="float" office:value="576" calcext:value-type="float">
            <text:p>576</text:p>
          </table:table-cell>
          <table:table-cell table:style-name="ce13" office:value-type="float" office:value="35287" calcext:value-type="float">
            <text:p>35.287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30.2004150314026" calcext:value-type="float">
            <text:p><text:s/>30,20 </text:p>
          </table:table-cell>
          <table:table-cell office:value-type="float" office:value="91.6633253140872" calcext:value-type="float">
            <text:p><text:s/>91,66 </text:p>
          </table:table-cell>
          <table:table-cell office:value-type="float" office:value="109732" calcext:value-type="float">
            <text:p>109.732 </text:p>
          </table:table-cell>
          <table:table-cell table:style-name="ce12" office:value-type="float" office:value="363346" calcext:value-type="float">
            <text:p>363.346,00</text:p>
          </table:table-cell>
          <table:table-cell table:style-name="ce12" office:value-type="float" office:value="119712" calcext:value-type="float">
            <text:p>119.712,00</text:p>
          </table:table-cell>
          <table:table-cell table:style-name="ce13" office:value-type="float" office:value="2833" calcext:value-type="float">
            <text:p>2.833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2223" calcext:value-type="float">
            <text:p>2.223</text:p>
          </table:table-cell>
          <table:table-cell table:style-name="ce13" office:value-type="float" office:value="62812" calcext:value-type="float">
            <text:p>62.812</text:p>
          </table:table-cell>
          <table:table-cell table:style-name="ce13" office:value-type="float" office:value="9869" calcext:value-type="float">
            <text:p>9.869</text:p>
          </table:table-cell>
          <table:table-cell table:style-name="ce13" office:value-type="float" office:value="12044" calcext:value-type="float">
            <text:p>12.044</text:p>
          </table:table-cell>
          <table:table-cell table:style-name="ce13" office:value-type="float" office:value="5250" calcext:value-type="float">
            <text:p>5.250</text:p>
          </table:table-cell>
          <table:table-cell table:style-name="ce13" office:value-type="float" office:value="14400" calcext:value-type="float">
            <text:p>14.40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20.9691741722694" calcext:value-type="float">
            <text:p><text:s/>20,97 </text:p>
          </table:table-cell>
          <table:table-cell office:value-type="float" office:value="78.774598665645" calcext:value-type="float">
            <text:p><text:s/>78,77 </text:p>
          </table:table-cell>
          <table:table-cell office:value-type="float" office:value="84303" calcext:value-type="float">
            <text:p>84.303 </text:p>
          </table:table-cell>
          <table:table-cell table:style-name="ce12" office:value-type="float" office:value="402033.000000001" calcext:value-type="float">
            <text:p>402.033,00</text:p>
          </table:table-cell>
          <table:table-cell table:style-name="ce12" office:value-type="float" office:value="107018" calcext:value-type="float">
            <text:p>107.01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778" calcext:value-type="float">
            <text:p>778</text:p>
          </table:table-cell>
          <table:table-cell table:style-name="ce13" office:value-type="float" office:value="3576" calcext:value-type="float">
            <text:p>3.576</text:p>
          </table:table-cell>
          <table:table-cell table:style-name="ce13" office:value-type="float" office:value="4692" calcext:value-type="float">
            <text:p>4.692</text:p>
          </table:table-cell>
          <table:table-cell table:style-name="ce13" office:value-type="float" office:value="23624" calcext:value-type="float">
            <text:p>23.624</text:p>
          </table:table-cell>
          <table:table-cell table:style-name="ce13" office:value-type="float" office:value="5645" calcext:value-type="float">
            <text:p>5.645</text:p>
          </table:table-cell>
          <table:table-cell table:style-name="ce13" office:value-type="float" office:value="45970" calcext:value-type="float">
            <text:p>45.97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3.5994765497552" calcext:value-type="float">
            <text:p><text:s/>13,60 </text:p>
          </table:table-cell>
          <table:table-cell office:value-type="float" office:value="48.7352409355835" calcext:value-type="float">
            <text:p><text:s/>48,74 </text:p>
          </table:table-cell>
          <table:table-cell office:value-type="float" office:value="275185" calcext:value-type="float">
            <text:p>275.185 </text:p>
          </table:table-cell>
          <table:table-cell table:style-name="ce12" office:value-type="float" office:value="2023497" calcext:value-type="float">
            <text:p>2.023.497,00</text:p>
          </table:table-cell>
          <table:table-cell table:style-name="ce12" office:value-type="float" office:value="564652.999999999" calcext:value-type="float">
            <text:p>564.653,00</text:p>
          </table:table-cell>
          <table:table-cell table:style-name="ce13" office:value-type="float" office:value="3287" calcext:value-type="float">
            <text:p>3.287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3355" calcext:value-type="float">
            <text:p>3.355</text:p>
          </table:table-cell>
          <table:table-cell table:style-name="ce13" office:value-type="float" office:value="51230" calcext:value-type="float">
            <text:p>51.230</text:p>
          </table:table-cell>
          <table:table-cell table:style-name="ce13" office:value-type="float" office:value="26407" calcext:value-type="float">
            <text:p>26.407</text:p>
          </table:table-cell>
          <table:table-cell table:style-name="ce13" office:value-type="float" office:value="74178" calcext:value-type="float">
            <text:p>74.178</text:p>
          </table:table-cell>
          <table:table-cell table:style-name="ce13" office:value-type="float" office:value="21566" calcext:value-type="float">
            <text:p>21.566</text:p>
          </table:table-cell>
          <table:table-cell table:style-name="ce13" office:value-type="float" office:value="95048" calcext:value-type="float">
            <text:p>95.048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3.3575393367025" calcext:value-type="float">
            <text:p><text:s/>13,36 </text:p>
          </table:table-cell>
          <table:table-cell office:value-type="float" office:value="49.0433419977295" calcext:value-type="float">
            <text:p><text:s/>49,04 </text:p>
          </table:table-cell>
          <table:table-cell office:value-type="float" office:value="171508" calcext:value-type="float">
            <text:p>171.508 </text:p>
          </table:table-cell>
          <table:table-cell table:style-name="ce12" office:value-type="float" office:value="1283979" calcext:value-type="float">
            <text:p>1.283.979,00</text:p>
          </table:table-cell>
          <table:table-cell table:style-name="ce12" office:value-type="float" office:value="349707" calcext:value-type="float">
            <text:p>349.707,00</text:p>
          </table:table-cell>
          <table:table-cell table:style-name="ce13" office:value-type="float" office:value="8349" calcext:value-type="float">
            <text:p>8.34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3873" calcext:value-type="float">
            <text:p>3.873</text:p>
          </table:table-cell>
          <table:table-cell table:style-name="ce13" office:value-type="float" office:value="35655" calcext:value-type="float">
            <text:p>35.655</text:p>
          </table:table-cell>
          <table:table-cell table:style-name="ce13" office:value-type="float" office:value="22261" calcext:value-type="float">
            <text:p>22.261</text:p>
          </table:table-cell>
          <table:table-cell table:style-name="ce13" office:value-type="float" office:value="26855" calcext:value-type="float">
            <text:p>26.855</text:p>
          </table:table-cell>
          <table:table-cell table:style-name="ce13" office:value-type="float" office:value="15854" calcext:value-type="float">
            <text:p>15.854</text:p>
          </table:table-cell>
          <table:table-cell table:style-name="ce13" office:value-type="float" office:value="58610" calcext:value-type="float">
            <text:p>58.61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22.0774604260943" calcext:value-type="float">
            <text:p><text:s/>22,08 </text:p>
          </table:table-cell>
          <table:table-cell office:value-type="float" office:value="74.1730550999272" calcext:value-type="float">
            <text:p><text:s/>74,17 </text:p>
          </table:table-cell>
          <table:table-cell office:value-type="float" office:value="149679" calcext:value-type="float">
            <text:p>149.679 </text:p>
          </table:table-cell>
          <table:table-cell table:style-name="ce12" office:value-type="float" office:value="677972" calcext:value-type="float">
            <text:p>677.972,00</text:p>
          </table:table-cell>
          <table:table-cell table:style-name="ce12" office:value-type="float" office:value="201797" calcext:value-type="float">
            <text:p>201.797,00</text:p>
          </table:table-cell>
          <table:table-cell table:style-name="ce13" office:value-type="float" office:value="7885" calcext:value-type="float">
            <text:p>7.885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123" calcext:value-type="float">
            <text:p>1.123</text:p>
          </table:table-cell>
          <table:table-cell table:style-name="ce13" office:value-type="float" office:value="39856" calcext:value-type="float">
            <text:p>39.856</text:p>
          </table:table-cell>
          <table:table-cell table:style-name="ce13" office:value-type="float" office:value="15623" calcext:value-type="float">
            <text:p>15.623</text:p>
          </table:table-cell>
          <table:table-cell table:style-name="ce13" office:value-type="float" office:value="11163" calcext:value-type="float">
            <text:p>11.163</text:p>
          </table:table-cell>
          <table:table-cell table:style-name="ce13" office:value-type="float" office:value="2654" calcext:value-type="float">
            <text:p>2.654</text:p>
          </table:table-cell>
          <table:table-cell table:style-name="ce13" office:value-type="float" office:value="71238" calcext:value-type="float">
            <text:p>71.238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20.6182298408439" calcext:value-type="float">
            <text:p><text:s/>20,62 </text:p>
          </table:table-cell>
          <table:table-cell office:value-type="float" office:value="67.0364075498703" calcext:value-type="float">
            <text:p><text:s/>67,04 </text:p>
          </table:table-cell>
          <table:table-cell office:value-type="float" office:value="157374" calcext:value-type="float">
            <text:p>157.374 </text:p>
          </table:table-cell>
          <table:table-cell table:style-name="ce12" office:value-type="float" office:value="763276.000000002" calcext:value-type="float">
            <text:p>763.276,00</text:p>
          </table:table-cell>
          <table:table-cell table:style-name="ce12" office:value-type="float" office:value="234759" calcext:value-type="float">
            <text:p>234.759,00</text:p>
          </table:table-cell>
          <table:table-cell table:style-name="ce13" office:value-type="float" office:value="22652" calcext:value-type="float">
            <text:p>22.65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383" calcext:value-type="float">
            <text:p>1.383</text:p>
          </table:table-cell>
          <table:table-cell table:style-name="ce13" office:value-type="float" office:value="35565" calcext:value-type="float">
            <text:p>35.565</text:p>
          </table:table-cell>
          <table:table-cell table:style-name="ce13" office:value-type="float" office:value="18859" calcext:value-type="float">
            <text:p>18.859</text:p>
          </table:table-cell>
          <table:table-cell table:style-name="ce13" office:value-type="float" office:value="26926" calcext:value-type="float">
            <text:p>26.926</text:p>
          </table:table-cell>
          <table:table-cell table:style-name="ce13" office:value-type="float" office:value="14144" calcext:value-type="float">
            <text:p>14.144</text:p>
          </table:table-cell>
          <table:table-cell table:style-name="ce13" office:value-type="float" office:value="37729" calcext:value-type="float">
            <text:p>37.729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3.5881660533538" calcext:value-type="float">
            <text:p><text:s/>13,59 </text:p>
          </table:table-cell>
          <table:table-cell office:value-type="float" office:value="56.1075934084976" calcext:value-type="float">
            <text:p><text:s/>56,11 </text:p>
          </table:table-cell>
          <table:table-cell office:value-type="float" office:value="197515" calcext:value-type="float">
            <text:p>197.515 </text:p>
          </table:table-cell>
          <table:table-cell table:style-name="ce12" office:value-type="float" office:value="1453580.99999999" calcext:value-type="float">
            <text:p>1.453.581,00</text:p>
          </table:table-cell>
          <table:table-cell table:style-name="ce12" office:value-type="float" office:value="352029" calcext:value-type="float">
            <text:p>352.029,00</text:p>
          </table:table-cell>
          <table:table-cell table:style-name="ce13" office:value-type="float" office:value="6489" calcext:value-type="float">
            <text:p>6.489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725" calcext:value-type="float">
            <text:p>1.725</text:p>
          </table:table-cell>
          <table:table-cell table:style-name="ce13" office:value-type="float" office:value="35576" calcext:value-type="float">
            <text:p>35.576</text:p>
          </table:table-cell>
          <table:table-cell table:style-name="ce13" office:value-type="float" office:value="68246" calcext:value-type="float">
            <text:p>68.246</text:p>
          </table:table-cell>
          <table:table-cell table:style-name="ce13" office:value-type="float" office:value="6313" calcext:value-type="float">
            <text:p>6.313</text:p>
          </table:table-cell>
          <table:table-cell table:style-name="ce13" office:value-type="float" office:value="2214" calcext:value-type="float">
            <text:p>2.214</text:p>
          </table:table-cell>
          <table:table-cell table:style-name="ce13" office:value-type="float" office:value="76838" calcext:value-type="float">
            <text:p>76.838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11.0921164686066" calcext:value-type="float">
            <text:p><text:s/>11,09 </text:p>
          </table:table-cell>
          <table:table-cell office:value-type="float" office:value="43.5459816093316" calcext:value-type="float">
            <text:p><text:s/>43,55 </text:p>
          </table:table-cell>
          <table:table-cell office:value-type="float" office:value="88178" calcext:value-type="float">
            <text:p>88.178 </text:p>
          </table:table-cell>
          <table:table-cell table:style-name="ce12" office:value-type="float" office:value="794961.000000003" calcext:value-type="float">
            <text:p>794.961,00</text:p>
          </table:table-cell>
          <table:table-cell table:style-name="ce12" office:value-type="float" office:value="202494" calcext:value-type="float">
            <text:p>202.494,00</text:p>
          </table:table-cell>
          <table:table-cell table:style-name="ce13" office:value-type="float" office:value="2465" calcext:value-type="float">
            <text:p>2.46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269" calcext:value-type="float">
            <text:p>2.269</text:p>
          </table:table-cell>
          <table:table-cell table:style-name="ce13" office:value-type="float" office:value="32356" calcext:value-type="float">
            <text:p>32.356</text:p>
          </table:table-cell>
          <table:table-cell table:style-name="ce13" office:value-type="float" office:value="11914" calcext:value-type="float">
            <text:p>11.914</text:p>
          </table:table-cell>
          <table:table-cell table:style-name="ce13" office:value-type="float" office:value="25144" calcext:value-type="float">
            <text:p>25.144</text:p>
          </table:table-cell>
          <table:table-cell table:style-name="ce13" office:value-type="float" office:value="2088" calcext:value-type="float">
            <text:p>2.088</text:p>
          </table:table-cell>
          <table:table-cell table:style-name="ce13" office:value-type="float" office:value="11916" calcext:value-type="float">
            <text:p>11.91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3.1016562316874" calcext:value-type="float">
            <text:p><text:s/>23,10 </text:p>
          </table:table-cell>
          <table:table-cell office:value-type="float" office:value="80.7242306060177" calcext:value-type="float">
            <text:p><text:s/>80,72 </text:p>
          </table:table-cell>
          <table:table-cell office:value-type="float" office:value="119844" calcext:value-type="float">
            <text:p>119.844 </text:p>
          </table:table-cell>
          <table:table-cell table:style-name="ce12" office:value-type="float" office:value="518768" calcext:value-type="float">
            <text:p>518.768,00</text:p>
          </table:table-cell>
          <table:table-cell table:style-name="ce12" office:value-type="float" office:value="148461" calcext:value-type="float">
            <text:p>148.461,00</text:p>
          </table:table-cell>
          <table:table-cell table:style-name="ce13" office:value-type="float" office:value="28589" calcext:value-type="float">
            <text:p>28.589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43" calcext:value-type="float">
            <text:p>643</text:p>
          </table:table-cell>
          <table:table-cell table:style-name="ce13" office:value-type="float" office:value="8287" calcext:value-type="float">
            <text:p>8.287</text:p>
          </table:table-cell>
          <table:table-cell table:style-name="ce13" office:value-type="float" office:value="3837" calcext:value-type="float">
            <text:p>3.837</text:p>
          </table:table-cell>
          <table:table-cell table:style-name="ce13" office:value-type="float" office:value="9802" calcext:value-type="float">
            <text:p>9.802</text:p>
          </table:table-cell>
          <table:table-cell table:style-name="ce13" office:value-type="float" office:value="68612" calcext:value-type="float">
            <text:p>68.612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2.8942973288096" calcext:value-type="float">
            <text:p><text:s/>12,89 </text:p>
          </table:table-cell>
          <table:table-cell office:value-type="float" office:value="43.3384231105305" calcext:value-type="float">
            <text:p><text:s/>43,34 </text:p>
          </table:table-cell>
          <table:table-cell office:value-type="float" office:value="49102" calcext:value-type="float">
            <text:p>49.102 </text:p>
          </table:table-cell>
          <table:table-cell table:style-name="ce12" office:value-type="float" office:value="380803.999999999" calcext:value-type="float">
            <text:p>380.804,00</text:p>
          </table:table-cell>
          <table:table-cell table:style-name="ce12" office:value-type="float" office:value="113299" calcext:value-type="float">
            <text:p>113.299,00</text:p>
          </table:table-cell>
          <table:table-cell table:style-name="ce13" office:value-type="float" office:value="485" calcext:value-type="float">
            <text:p>485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6898" calcext:value-type="float">
            <text:p>6.898</text:p>
          </table:table-cell>
          <table:table-cell table:style-name="ce13" office:value-type="float" office:value="12710" calcext:value-type="float">
            <text:p>12.710</text:p>
          </table:table-cell>
          <table:table-cell table:style-name="ce13" office:value-type="float" office:value="11502" calcext:value-type="float">
            <text:p>11.502</text:p>
          </table:table-cell>
          <table:table-cell table:style-name="ce13" office:value-type="float" office:value="12277" calcext:value-type="float">
            <text:p>12.277</text:p>
          </table:table-cell>
          <table:table-cell table:style-name="ce13" office:value-type="float" office:value="2628" calcext:value-type="float">
            <text:p>2.628</text:p>
          </table:table-cell>
          <table:table-cell table:style-name="ce13" office:value-type="float" office:value="2551" calcext:value-type="float">
            <text:p>2.551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4.3073969989344" calcext:value-type="float">
            <text:p><text:s/>24,31 </text:p>
          </table:table-cell>
          <table:table-cell office:value-type="float" office:value="77.304584747584" calcext:value-type="float">
            <text:p><text:s/>77,30 </text:p>
          </table:table-cell>
          <table:table-cell office:value-type="float" office:value="870479" calcext:value-type="float">
            <text:p>870.479 </text:p>
          </table:table-cell>
          <table:table-cell table:style-name="ce12" office:value-type="float" office:value="3581128" calcext:value-type="float">
            <text:p>3.581.128,00</text:p>
          </table:table-cell>
          <table:table-cell table:style-name="ce12" office:value-type="float" office:value="1126038" calcext:value-type="float">
            <text:p>1.126.038,00</text:p>
          </table:table-cell>
          <table:table-cell table:style-name="ce13" office:value-type="float" office:value="18444" calcext:value-type="float">
            <text:p>18.444</text:p>
          </table:table-cell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12435" calcext:value-type="float">
            <text:p>12.435</text:p>
          </table:table-cell>
          <table:table-cell table:style-name="ce13" office:value-type="float" office:value="143796" calcext:value-type="float">
            <text:p>143.796</text:p>
          </table:table-cell>
          <table:table-cell table:style-name="ce13" office:value-type="float" office:value="208361" calcext:value-type="float">
            <text:p>208.361</text:p>
          </table:table-cell>
          <table:table-cell table:style-name="ce13" office:value-type="float" office:value="84787" calcext:value-type="float">
            <text:p>84.787</text:p>
          </table:table-cell>
          <table:table-cell table:style-name="ce13" office:value-type="float" office:value="58018" calcext:value-type="float">
            <text:p>58.018</text:p>
          </table:table-cell>
          <table:table-cell table:style-name="ce13" office:value-type="float" office:value="344170" calcext:value-type="float">
            <text:p>344.170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1.7068821320295" calcext:value-type="float">
            <text:p><text:s/>11,71 </text:p>
          </table:table-cell>
          <table:table-cell office:value-type="float" office:value="47.1727383932405" calcext:value-type="float">
            <text:p><text:s/>47,17 </text:p>
          </table:table-cell>
          <table:table-cell office:value-type="float" office:value="116461" calcext:value-type="float">
            <text:p>116.461 </text:p>
          </table:table-cell>
          <table:table-cell table:style-name="ce12" office:value-type="float" office:value="994808" calcext:value-type="float">
            <text:p>994.808,00</text:p>
          </table:table-cell>
          <table:table-cell table:style-name="ce12" office:value-type="float" office:value="246882" calcext:value-type="float">
            <text:p>246.882,00</text:p>
          </table:table-cell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401" calcext:value-type="float">
            <text:p>1.401</text:p>
          </table:table-cell>
          <table:table-cell table:style-name="ce13" office:value-type="float" office:value="30220" calcext:value-type="float">
            <text:p>30.220</text:p>
          </table:table-cell>
          <table:table-cell table:style-name="ce13" office:value-type="float" office:value="61170" calcext:value-type="float">
            <text:p>61.170</text:p>
          </table:table-cell>
          <table:table-cell table:style-name="ce13" office:value-type="float" office:value="13542" calcext:value-type="float">
            <text:p>13.542</text:p>
          </table:table-cell>
          <table:table-cell table:style-name="ce13" office:value-type="float" office:value="849" calcext:value-type="float">
            <text:p>849</text:p>
          </table:table-cell>
          <table:table-cell table:style-name="ce13" office:value-type="float" office:value="8309" calcext:value-type="float">
            <text:p>8.309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9.1386510406859" calcext:value-type="float">
            <text:p><text:s/>29,14 </text:p>
          </table:table-cell>
          <table:table-cell office:value-type="float" office:value="98.2905503867279" calcext:value-type="float">
            <text:p><text:s/>98,29 </text:p>
          </table:table-cell>
          <table:table-cell office:value-type="float" office:value="52611" calcext:value-type="float">
            <text:p>52.611 </text:p>
          </table:table-cell>
          <table:table-cell table:style-name="ce12" office:value-type="float" office:value="180554" calcext:value-type="float">
            <text:p>180.554,00</text:p>
          </table:table-cell>
          <table:table-cell table:style-name="ce12" office:value-type="float" office:value="53526" calcext:value-type="float">
            <text:p>53.526,00</text:p>
          </table:table-cell>
          <table:table-cell table:style-name="ce13" office:value-type="float" office:value="2421" calcext:value-type="float">
            <text:p>2.421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894" calcext:value-type="float">
            <text:p>894</text:p>
          </table:table-cell>
          <table:table-cell table:style-name="ce13" office:value-type="float" office:value="12849" calcext:value-type="float">
            <text:p>12.849</text:p>
          </table:table-cell>
          <table:table-cell table:style-name="ce13" office:value-type="float" office:value="15640" calcext:value-type="float">
            <text:p>15.640</text:p>
          </table:table-cell>
          <table:table-cell table:style-name="ce13" office:value-type="float" office:value="18034" calcext:value-type="float">
            <text:p>18.034</text:p>
          </table:table-cell>
          <table:table-cell table:style-name="ce13" office:value-type="float" office:value="1767" calcext:value-type="float">
            <text:p>1.767</text:p>
          </table:table-cell>
          <table:table-cell table:style-name="ce13" office:value-type="float" office:value="982" calcext:value-type="float">
            <text:p>982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4.2155333342981" calcext:value-type="float">
            <text:p><text:s/>14,22 </text:p>
          </table:table-cell>
          <table:table-cell office:value-type="float" office:value="57.3900322723119" calcext:value-type="float">
            <text:p><text:s/>57,39 </text:p>
          </table:table-cell>
          <table:table-cell office:value-type="float" office:value="245584" calcext:value-type="float">
            <text:p>245.584 </text:p>
          </table:table-cell>
          <table:table-cell table:style-name="ce12" office:value-type="float" office:value="1727575" calcext:value-type="float">
            <text:p>1.727.575,00</text:p>
          </table:table-cell>
          <table:table-cell table:style-name="ce12" office:value-type="float" office:value="427921" calcext:value-type="float">
            <text:p>427.921,00</text:p>
          </table:table-cell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2212" calcext:value-type="float">
            <text:p>2.212</text:p>
          </table:table-cell>
          <table:table-cell table:style-name="ce13" office:value-type="float" office:value="36028" calcext:value-type="float">
            <text:p>36.028</text:p>
          </table:table-cell>
          <table:table-cell table:style-name="ce13" office:value-type="float" office:value="46961" calcext:value-type="float">
            <text:p>46.961</text:p>
          </table:table-cell>
          <table:table-cell table:style-name="ce13" office:value-type="float" office:value="21014" calcext:value-type="float">
            <text:p>21.014</text:p>
          </table:table-cell>
          <table:table-cell table:style-name="ce13" office:value-type="float" office:value="5211" calcext:value-type="float">
            <text:p>5.211</text:p>
          </table:table-cell>
          <table:table-cell table:style-name="ce13" office:value-type="float" office:value="133846" calcext:value-type="float">
            <text:p>133.84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5.362514114403" calcext:value-type="float">
            <text:p><text:s/>25,36 </text:p>
          </table:table-cell>
          <table:table-cell office:value-type="float" office:value="75.6641060233848" calcext:value-type="float">
            <text:p><text:s/>75,66 </text:p>
          </table:table-cell>
          <table:table-cell office:value-type="float" office:value="4509157" calcext:value-type="float">
            <text:p>4.509.157 </text:p>
          </table:table-cell>
          <table:table-cell table:style-name="ce12" office:value-type="float" office:value="17778825" calcext:value-type="float">
            <text:p>17.778.825,00</text:p>
          </table:table-cell>
          <table:table-cell table:style-name="ce12" office:value-type="float" office:value="5959440" calcext:value-type="float">
            <text:p>5.959.440,00</text:p>
          </table:table-cell>
          <table:table-cell table:style-name="ce13" office:value-type="float" office:value="22958" calcext:value-type="float">
            <text:p>22.958</text:p>
          </table:table-cell>
          <table:table-cell table:style-name="ce13" office:value-type="float" office:value="37821" calcext:value-type="float">
            <text:p>37.821</text:p>
          </table:table-cell>
          <table:table-cell table:style-name="ce13" office:value-type="float" office:value="11026" calcext:value-type="float">
            <text:p>11.026</text:p>
          </table:table-cell>
          <table:table-cell table:style-name="ce13" office:value-type="float" office:value="352950" calcext:value-type="float">
            <text:p>352.950</text:p>
          </table:table-cell>
          <table:table-cell table:style-name="ce13" office:value-type="float" office:value="331292" calcext:value-type="float">
            <text:p>331.292</text:p>
          </table:table-cell>
          <table:table-cell table:style-name="ce13" office:value-type="float" office:value="297296" calcext:value-type="float">
            <text:p>297.296</text:p>
          </table:table-cell>
          <table:table-cell table:style-name="ce13" office:value-type="float" office:value="196021" calcext:value-type="float">
            <text:p>196.021</text:p>
          </table:table-cell>
          <table:table-cell table:style-name="ce13" office:value-type="float" office:value="3259793" calcext:value-type="float">
            <text:p>3.259.793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8485107145629" calcext:value-type="float">
            <text:p><text:s/>45,85 </text:p>
          </table:table-cell>
          <table:table-cell office:value-type="float" office:value="111.270026128917" calcext:value-type="float">
            <text:p><text:s/>111,27 </text:p>
          </table:table-cell>
          <table:table-cell office:value-type="float" office:value="1412119" calcext:value-type="float">
            <text:p>1.412.119 </text:p>
          </table:table-cell>
          <table:table-cell table:style-name="ce12" office:value-type="float" office:value="3079967" calcext:value-type="float">
            <text:p>3.079.967,00</text:p>
          </table:table-cell>
          <table:table-cell table:style-name="ce12" office:value-type="float" office:value="1269092" calcext:value-type="float">
            <text:p>1.269.09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63" calcext:value-type="float">
            <text:p>563</text:p>
          </table:table-cell>
          <table:table-cell table:style-name="ce13" office:value-type="float" office:value="1695" calcext:value-type="float">
            <text:p>1.695</text:p>
          </table:table-cell>
          <table:table-cell table:style-name="ce13" office:value-type="float" office:value="47133" calcext:value-type="float">
            <text:p>47.133</text:p>
          </table:table-cell>
          <table:table-cell table:style-name="ce13" office:value-type="float" office:value="81899" calcext:value-type="float">
            <text:p>81.899</text:p>
          </table:table-cell>
          <table:table-cell table:style-name="ce13" office:value-type="float" office:value="66135" calcext:value-type="float">
            <text:p>66.135</text:p>
          </table:table-cell>
          <table:table-cell table:style-name="ce13" office:value-type="float" office:value="66755" calcext:value-type="float">
            <text:p>66.755</text:p>
          </table:table-cell>
          <table:table-cell table:style-name="ce13" office:value-type="float" office:value="1147939" calcext:value-type="float">
            <text:p>1.147.93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4.0542237592254" calcext:value-type="float">
            <text:p><text:s/>14,05 </text:p>
          </table:table-cell>
          <table:table-cell office:value-type="float" office:value="55.2526999859741" calcext:value-type="float">
            <text:p><text:s/>55,25 </text:p>
          </table:table-cell>
          <table:table-cell office:value-type="float" office:value="59090" calcext:value-type="float">
            <text:p>59.090 </text:p>
          </table:table-cell>
          <table:table-cell table:style-name="ce12" office:value-type="float" office:value="420443" calcext:value-type="float">
            <text:p>420.443,00</text:p>
          </table:table-cell>
          <table:table-cell table:style-name="ce12" office:value-type="float" office:value="106945" calcext:value-type="float">
            <text:p>106.945,00</text:p>
          </table:table-cell>
          <table:table-cell table:style-name="ce13" office:value-type="float" office:value="2233" calcext:value-type="float">
            <text:p>2.233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038" calcext:value-type="float">
            <text:p>6.038</text:p>
          </table:table-cell>
          <table:table-cell table:style-name="ce13" office:value-type="float" office:value="7855" calcext:value-type="float">
            <text:p>7.855</text:p>
          </table:table-cell>
          <table:table-cell table:style-name="ce13" office:value-type="float" office:value="9804" calcext:value-type="float">
            <text:p>9.804</text:p>
          </table:table-cell>
          <table:table-cell table:style-name="ce13" office:value-type="float" office:value="3262" calcext:value-type="float">
            <text:p>3.262</text:p>
          </table:table-cell>
          <table:table-cell table:style-name="ce13" office:value-type="float" office:value="29827" calcext:value-type="float">
            <text:p>29.82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7723994581641" calcext:value-type="float">
            <text:p><text:s/>11,77 </text:p>
          </table:table-cell>
          <table:table-cell office:value-type="float" office:value="44.0485638902593" calcext:value-type="float">
            <text:p><text:s/>44,05 </text:p>
          </table:table-cell>
          <table:table-cell office:value-type="float" office:value="143745" calcext:value-type="float">
            <text:p>143.745 </text:p>
          </table:table-cell>
          <table:table-cell table:style-name="ce12" office:value-type="float" office:value="1221034" calcext:value-type="float">
            <text:p>1.221.034,00</text:p>
          </table:table-cell>
          <table:table-cell table:style-name="ce12" office:value-type="float" office:value="326333" calcext:value-type="float">
            <text:p>326.333,00</text:p>
          </table:table-cell>
          <table:table-cell table:style-name="ce13" office:value-type="float" office:value="7585" calcext:value-type="float">
            <text:p>7.585</text:p>
          </table:table-cell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8845" calcext:value-type="float">
            <text:p>18.845</text:p>
          </table:table-cell>
          <table:table-cell table:style-name="ce13" office:value-type="float" office:value="22678" calcext:value-type="float">
            <text:p>22.678</text:p>
          </table:table-cell>
          <table:table-cell table:style-name="ce13" office:value-type="float" office:value="21937" calcext:value-type="float">
            <text:p>21.937</text:p>
          </table:table-cell>
          <table:table-cell table:style-name="ce13" office:value-type="float" office:value="13692" calcext:value-type="float">
            <text:p>13.692</text:p>
          </table:table-cell>
          <table:table-cell table:style-name="ce13" office:value-type="float" office:value="58435" calcext:value-type="float">
            <text:p>58.435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5.309325144657" calcext:value-type="float">
            <text:p><text:s/>25,31 </text:p>
          </table:table-cell>
          <table:table-cell office:value-type="float" office:value="82.5734006387143" calcext:value-type="float">
            <text:p><text:s/>82,57 </text:p>
          </table:table-cell>
          <table:table-cell office:value-type="float" office:value="160308" calcext:value-type="float">
            <text:p>160.308 </text:p>
          </table:table-cell>
          <table:table-cell table:style-name="ce12" office:value-type="float" office:value="633394.999999999" calcext:value-type="float">
            <text:p>633.395,00</text:p>
          </table:table-cell>
          <table:table-cell table:style-name="ce12" office:value-type="float" office:value="194140" calcext:value-type="float">
            <text:p>194.140,00</text:p>
          </table:table-cell>
          <table:table-cell table:style-name="ce13" office:value-type="float" office:value="15763" calcext:value-type="float">
            <text:p>15.763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294" calcext:value-type="float">
            <text:p>1.294</text:p>
          </table:table-cell>
          <table:table-cell table:style-name="ce13" office:value-type="float" office:value="63698" calcext:value-type="float">
            <text:p>63.698</text:p>
          </table:table-cell>
          <table:table-cell table:style-name="ce13" office:value-type="float" office:value="39568" calcext:value-type="float">
            <text:p>39.568</text:p>
          </table:table-cell>
          <table:table-cell table:style-name="ce13" office:value-type="float" office:value="31175" calcext:value-type="float">
            <text:p>31.175</text:p>
          </table:table-cell>
          <table:table-cell table:style-name="ce13" office:value-type="float" office:value="5780" calcext:value-type="float">
            <text:p>5.780</text:p>
          </table:table-cell>
          <table:table-cell table:style-name="ce13" office:value-type="float" office:value="2904" calcext:value-type="float">
            <text:p>2.90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5.8731537155377" calcext:value-type="float">
            <text:p><text:s/>25,87 </text:p>
          </table:table-cell>
          <table:table-cell office:value-type="float" office:value="84.5094185304609" calcext:value-type="float">
            <text:p><text:s/>84,51 </text:p>
          </table:table-cell>
          <table:table-cell office:value-type="float" office:value="986770" calcext:value-type="float">
            <text:p>986.770 </text:p>
          </table:table-cell>
          <table:table-cell table:style-name="ce12" office:value-type="float" office:value="3813876" calcext:value-type="float">
            <text:p>3.813.876,00</text:p>
          </table:table-cell>
          <table:table-cell table:style-name="ce12" office:value-type="float" office:value="1167645" calcext:value-type="float">
            <text:p>1.167.645,00</text:p>
          </table:table-cell>
          <table:table-cell table:style-name="ce13" office:value-type="float" office:value="12607" calcext:value-type="float">
            <text:p>12.607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479" calcext:value-type="float">
            <text:p>2.479</text:p>
          </table:table-cell>
          <table:table-cell table:style-name="ce13" office:value-type="float" office:value="184548" calcext:value-type="float">
            <text:p>184.548</text:p>
          </table:table-cell>
          <table:table-cell table:style-name="ce13" office:value-type="float" office:value="130892" calcext:value-type="float">
            <text:p>130.892</text:p>
          </table:table-cell>
          <table:table-cell table:style-name="ce13" office:value-type="float" office:value="76246" calcext:value-type="float">
            <text:p>76.246</text:p>
          </table:table-cell>
          <table:table-cell table:style-name="ce13" office:value-type="float" office:value="41198" calcext:value-type="float">
            <text:p>41.198</text:p>
          </table:table-cell>
          <table:table-cell table:style-name="ce13" office:value-type="float" office:value="538700" calcext:value-type="float">
            <text:p>538.700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1.9831985526209" calcext:value-type="float">
            <text:p><text:s/>11,98 </text:p>
          </table:table-cell>
          <table:table-cell office:value-type="float" office:value="45.5101610294635" calcext:value-type="float">
            <text:p><text:s/>45,51 </text:p>
          </table:table-cell>
          <table:table-cell office:value-type="float" office:value="135912" calcext:value-type="float">
            <text:p>135.912 </text:p>
          </table:table-cell>
          <table:table-cell table:style-name="ce12" office:value-type="float" office:value="1134188" calcext:value-type="float">
            <text:p>1.134.188,00</text:p>
          </table:table-cell>
          <table:table-cell table:style-name="ce12" office:value-type="float" office:value="298641" calcext:value-type="float">
            <text:p>298.641,00</text:p>
          </table:table-cell>
          <table:table-cell table:style-name="ce13" office:value-type="float" office:value="7082" calcext:value-type="float">
            <text:p>7.08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28830" calcext:value-type="float">
            <text:p>28.830</text:p>
          </table:table-cell>
          <table:table-cell table:style-name="ce13" office:value-type="float" office:value="26368" calcext:value-type="float">
            <text:p>26.368</text:p>
          </table:table-cell>
          <table:table-cell table:style-name="ce13" office:value-type="float" office:value="22922" calcext:value-type="float">
            <text:p>22.922</text:p>
          </table:table-cell>
          <table:table-cell table:style-name="ce13" office:value-type="float" office:value="10087" calcext:value-type="float">
            <text:p>10.087</text:p>
          </table:table-cell>
          <table:table-cell table:style-name="ce13" office:value-type="float" office:value="39911" calcext:value-type="float">
            <text:p>39.91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8.8822776766148" calcext:value-type="float">
            <text:p><text:s/>18,88 </text:p>
          </table:table-cell>
          <table:table-cell office:value-type="float" office:value="63.1553614361658" calcext:value-type="float">
            <text:p><text:s/>63,16 </text:p>
          </table:table-cell>
          <table:table-cell office:value-type="float" office:value="265046" calcext:value-type="float">
            <text:p>265.046 </text:p>
          </table:table-cell>
          <table:table-cell table:style-name="ce12" office:value-type="float" office:value="1403676" calcext:value-type="float">
            <text:p>1.403.676,00</text:p>
          </table:table-cell>
          <table:table-cell table:style-name="ce12" office:value-type="float" office:value="419673" calcext:value-type="float">
            <text:p>419.673,00</text:p>
          </table:table-cell>
          <table:table-cell table:style-name="ce13" office:value-type="float" office:value="16583" calcext:value-type="float">
            <text:p>16.583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3024" calcext:value-type="float">
            <text:p>3.024</text:p>
          </table:table-cell>
          <table:table-cell table:style-name="ce13" office:value-type="float" office:value="56043" calcext:value-type="float">
            <text:p>56.043</text:p>
          </table:table-cell>
          <table:table-cell table:style-name="ce13" office:value-type="float" office:value="49636" calcext:value-type="float">
            <text:p>49.636</text:p>
          </table:table-cell>
          <table:table-cell table:style-name="ce13" office:value-type="float" office:value="38295" calcext:value-type="float">
            <text:p>38.295</text:p>
          </table:table-cell>
          <table:table-cell table:style-name="ce13" office:value-type="float" office:value="24068" calcext:value-type="float">
            <text:p>24.068</text:p>
          </table:table-cell>
          <table:table-cell table:style-name="ce13" office:value-type="float" office:value="77290" calcext:value-type="float">
            <text:p>77.290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8.76886524220062" calcext:value-type="float">
            <text:p><text:s/>8,77 </text:p>
          </table:table-cell>
          <table:table-cell office:value-type="float" office:value="34.4545746388443" calcext:value-type="float">
            <text:p><text:s/>34,45 </text:p>
          </table:table-cell>
          <table:table-cell office:value-type="float" office:value="53663" calcext:value-type="float">
            <text:p>53.663 </text:p>
          </table:table-cell>
          <table:table-cell table:style-name="ce12" office:value-type="float" office:value="611972" calcext:value-type="float">
            <text:p>611.972,00</text:p>
          </table:table-cell>
          <table:table-cell table:style-name="ce12" office:value-type="float" office:value="155750" calcext:value-type="float">
            <text:p>155.750,00</text:p>
          </table:table-cell>
          <table:table-cell table:style-name="ce13" office:value-type="float" office:value="1967" calcext:value-type="float">
            <text:p>1.967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908" calcext:value-type="float">
            <text:p>22.908</text:p>
          </table:table-cell>
          <table:table-cell table:style-name="ce13" office:value-type="float" office:value="6983" calcext:value-type="float">
            <text:p>6.983</text:p>
          </table:table-cell>
          <table:table-cell table:style-name="ce13" office:value-type="float" office:value="6811" calcext:value-type="float">
            <text:p>6.811</text:p>
          </table:table-cell>
          <table:table-cell table:style-name="ce13" office:value-type="float" office:value="1135" calcext:value-type="float">
            <text:p>1.135</text:p>
          </table:table-cell>
          <table:table-cell table:style-name="ce13" office:value-type="float" office:value="13775" calcext:value-type="float">
            <text:p>13.775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4.5552419442425" calcext:value-type="float">
            <text:p><text:s/>14,56 </text:p>
          </table:table-cell>
          <table:table-cell office:value-type="float" office:value="56.9210705148705" calcext:value-type="float">
            <text:p><text:s/>56,92 </text:p>
          </table:table-cell>
          <table:table-cell office:value-type="float" office:value="113915" calcext:value-type="float">
            <text:p>113.915 </text:p>
          </table:table-cell>
          <table:table-cell table:style-name="ce12" office:value-type="float" office:value="782639" calcext:value-type="float">
            <text:p>782.639,00</text:p>
          </table:table-cell>
          <table:table-cell table:style-name="ce12" office:value-type="float" office:value="200128" calcext:value-type="float">
            <text:p>200.128,00</text:p>
          </table:table-cell>
          <table:table-cell table:style-name="ce13" office:value-type="float" office:value="2324" calcext:value-type="float">
            <text:p>2.32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2446" calcext:value-type="float">
            <text:p>22.446</text:p>
          </table:table-cell>
          <table:table-cell table:style-name="ce13" office:value-type="float" office:value="16793" calcext:value-type="float">
            <text:p>16.793</text:p>
          </table:table-cell>
          <table:table-cell table:style-name="ce13" office:value-type="float" office:value="38134" calcext:value-type="float">
            <text:p>38.134</text:p>
          </table:table-cell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33421" calcext:value-type="float">
            <text:p>33.42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9.509892061531" calcext:value-type="float">
            <text:p><text:s/>29,51 </text:p>
          </table:table-cell>
          <table:table-cell office:value-type="float" office:value="89.5673427024131" calcext:value-type="float">
            <text:p><text:s/>89,57 </text:p>
          </table:table-cell>
          <table:table-cell office:value-type="float" office:value="107007" calcext:value-type="float">
            <text:p>107.007 </text:p>
          </table:table-cell>
          <table:table-cell table:style-name="ce12" office:value-type="float" office:value="362614" calcext:value-type="float">
            <text:p>362.614,00</text:p>
          </table:table-cell>
          <table:table-cell table:style-name="ce12" office:value-type="float" office:value="119471" calcext:value-type="float">
            <text:p>119.471,00</text:p>
          </table:table-cell>
          <table:table-cell table:style-name="ce13" office:value-type="float" office:value="3027" calcext:value-type="float">
            <text:p>3.027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64840" calcext:value-type="float">
            <text:p>64.840</text:p>
          </table:table-cell>
          <table:table-cell table:style-name="ce13" office:value-type="float" office:value="9082" calcext:value-type="float">
            <text:p>9.082</text:p>
          </table:table-cell>
          <table:table-cell table:style-name="ce13" office:value-type="float" office:value="12259" calcext:value-type="float">
            <text:p>12.259</text:p>
          </table:table-cell>
          <table:table-cell table:style-name="ce13" office:value-type="float" office:value="4821" calcext:value-type="float">
            <text:p>4.821</text:p>
          </table:table-cell>
          <table:table-cell table:style-name="ce13" office:value-type="float" office:value="12184" calcext:value-type="float">
            <text:p>12.18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20.742382050284" calcext:value-type="float">
            <text:p><text:s/>20,74 </text:p>
          </table:table-cell>
          <table:table-cell office:value-type="float" office:value="77.9234900964576" calcext:value-type="float">
            <text:p><text:s/>77,92 </text:p>
          </table:table-cell>
          <table:table-cell office:value-type="float" office:value="83128" calcext:value-type="float">
            <text:p>83.128 </text:p>
          </table:table-cell>
          <table:table-cell table:style-name="ce12" office:value-type="float" office:value="400763.999999999" calcext:value-type="float">
            <text:p>400.764,00</text:p>
          </table:table-cell>
          <table:table-cell table:style-name="ce12" office:value-type="float" office:value="106679" calcext:value-type="float">
            <text:p>106.67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18" calcext:value-type="float">
            <text:p>5.018</text:p>
          </table:table-cell>
          <table:table-cell table:style-name="ce13" office:value-type="float" office:value="5437" calcext:value-type="float">
            <text:p>5.437</text:p>
          </table:table-cell>
          <table:table-cell table:style-name="ce13" office:value-type="float" office:value="23559" calcext:value-type="float">
            <text:p>23.559</text:p>
          </table:table-cell>
          <table:table-cell table:style-name="ce13" office:value-type="float" office:value="5671" calcext:value-type="float">
            <text:p>5.671</text:p>
          </table:table-cell>
          <table:table-cell table:style-name="ce13" office:value-type="float" office:value="43424" calcext:value-type="float">
            <text:p>43.42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3.2562590069906" calcext:value-type="float">
            <text:p><text:s/>13,26 </text:p>
          </table:table-cell>
          <table:table-cell office:value-type="float" office:value="47.5053170903177" calcext:value-type="float">
            <text:p><text:s/>47,51 </text:p>
          </table:table-cell>
          <table:table-cell office:value-type="float" office:value="267587" calcext:value-type="float">
            <text:p>267.587 </text:p>
          </table:table-cell>
          <table:table-cell table:style-name="ce12" office:value-type="float" office:value="2018571" calcext:value-type="float">
            <text:p>2.018.571,00</text:p>
          </table:table-cell>
          <table:table-cell table:style-name="ce12" office:value-type="float" office:value="563278.000000001" calcext:value-type="float">
            <text:p>563.278,00</text:p>
          </table:table-cell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463" calcext:value-type="float">
            <text:p>1.463</text:p>
          </table:table-cell>
          <table:table-cell table:style-name="ce13" office:value-type="float" office:value="66428" calcext:value-type="float">
            <text:p>66.428</text:p>
          </table:table-cell>
          <table:table-cell table:style-name="ce13" office:value-type="float" office:value="30308" calcext:value-type="float">
            <text:p>30.308</text:p>
          </table:table-cell>
          <table:table-cell table:style-name="ce13" office:value-type="float" office:value="75214" calcext:value-type="float">
            <text:p>75.214</text:p>
          </table:table-cell>
          <table:table-cell table:style-name="ce13" office:value-type="float" office:value="18621" calcext:value-type="float">
            <text:p>18.621</text:p>
          </table:table-cell>
          <table:table-cell table:style-name="ce13" office:value-type="float" office:value="75031" calcext:value-type="float">
            <text:p>75.03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3.3633190432684" calcext:value-type="float">
            <text:p><text:s/>13,36 </text:p>
          </table:table-cell>
          <table:table-cell office:value-type="float" office:value="49.064620730585" calcext:value-type="float">
            <text:p><text:s/>49,06 </text:p>
          </table:table-cell>
          <table:table-cell office:value-type="float" office:value="171132" calcext:value-type="float">
            <text:p>171.132 </text:p>
          </table:table-cell>
          <table:table-cell table:style-name="ce12" office:value-type="float" office:value="1280610" calcext:value-type="float">
            <text:p>1.280.610,00</text:p>
          </table:table-cell>
          <table:table-cell table:style-name="ce12" office:value-type="float" office:value="348789" calcext:value-type="float">
            <text:p>348.789,00</text:p>
          </table:table-cell>
          <table:table-cell table:style-name="ce13" office:value-type="float" office:value="8335" calcext:value-type="float">
            <text:p>8.335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1916" calcext:value-type="float">
            <text:p>41.916</text:p>
          </table:table-cell>
          <table:table-cell table:style-name="ce13" office:value-type="float" office:value="23554" calcext:value-type="float">
            <text:p>23.554</text:p>
          </table:table-cell>
          <table:table-cell table:style-name="ce13" office:value-type="float" office:value="26721" calcext:value-type="float">
            <text:p>26.721</text:p>
          </table:table-cell>
          <table:table-cell table:style-name="ce13" office:value-type="float" office:value="15954" calcext:value-type="float">
            <text:p>15.954</text:p>
          </table:table-cell>
          <table:table-cell table:style-name="ce13" office:value-type="float" office:value="54596" calcext:value-type="float">
            <text:p>54.59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21.8175631190774" calcext:value-type="float">
            <text:p><text:s/>21,82 </text:p>
          </table:table-cell>
          <table:table-cell office:value-type="float" office:value="73.3001625402001" calcext:value-type="float">
            <text:p><text:s/>73,30 </text:p>
          </table:table-cell>
          <table:table-cell office:value-type="float" office:value="147466" calcext:value-type="float">
            <text:p>147.466 </text:p>
          </table:table-cell>
          <table:table-cell table:style-name="ce12" office:value-type="float" office:value="675905" calcext:value-type="float">
            <text:p>675.905,00</text:p>
          </table:table-cell>
          <table:table-cell table:style-name="ce12" office:value-type="float" office:value="201181" calcext:value-type="float">
            <text:p>201.181,00</text:p>
          </table:table-cell>
          <table:table-cell table:style-name="ce13" office:value-type="float" office:value="7767" calcext:value-type="float">
            <text:p>7.767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940" calcext:value-type="float">
            <text:p>940</text:p>
          </table:table-cell>
          <table:table-cell table:style-name="ce13" office:value-type="float" office:value="42313" calcext:value-type="float">
            <text:p>42.313</text:p>
          </table:table-cell>
          <table:table-cell table:style-name="ce13" office:value-type="float" office:value="13264" calcext:value-type="float">
            <text:p>13.264</text:p>
          </table:table-cell>
          <table:table-cell table:style-name="ce13" office:value-type="float" office:value="10515" calcext:value-type="float">
            <text:p>10.515</text:p>
          </table:table-cell>
          <table:table-cell table:style-name="ce13" office:value-type="float" office:value="3310" calcext:value-type="float">
            <text:p>3.310</text:p>
          </table:table-cell>
          <table:table-cell table:style-name="ce13" office:value-type="float" office:value="69217" calcext:value-type="float">
            <text:p>69.21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20.2056135684454" calcext:value-type="float">
            <text:p><text:s/>20,21 </text:p>
          </table:table-cell>
          <table:table-cell office:value-type="float" office:value="65.6948996116065" calcext:value-type="float">
            <text:p><text:s/>65,69 </text:p>
          </table:table-cell>
          <table:table-cell office:value-type="float" office:value="153753" calcext:value-type="float">
            <text:p>153.753 </text:p>
          </table:table-cell>
          <table:table-cell table:style-name="ce12" office:value-type="float" office:value="760942.000000001" calcext:value-type="float">
            <text:p>760.942,00</text:p>
          </table:table-cell>
          <table:table-cell table:style-name="ce12" office:value-type="float" office:value="234041" calcext:value-type="float">
            <text:p>234.041,00</text:p>
          </table:table-cell>
          <table:table-cell table:style-name="ce13" office:value-type="float" office:value="22645" calcext:value-type="float">
            <text:p>22.64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74" calcext:value-type="float">
            <text:p>1.174</text:p>
          </table:table-cell>
          <table:table-cell table:style-name="ce13" office:value-type="float" office:value="38373" calcext:value-type="float">
            <text:p>38.373</text:p>
          </table:table-cell>
          <table:table-cell table:style-name="ce13" office:value-type="float" office:value="19878" calcext:value-type="float">
            <text:p>19.878</text:p>
          </table:table-cell>
          <table:table-cell table:style-name="ce13" office:value-type="float" office:value="31255" calcext:value-type="float">
            <text:p>31.255</text:p>
          </table:table-cell>
          <table:table-cell table:style-name="ce13" office:value-type="float" office:value="4130" calcext:value-type="float">
            <text:p>4.130</text:p>
          </table:table-cell>
          <table:table-cell table:style-name="ce13" office:value-type="float" office:value="36142" calcext:value-type="float">
            <text:p>36.14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3.7593376914977" calcext:value-type="float">
            <text:p><text:s/>13,76 </text:p>
          </table:table-cell>
          <table:table-cell office:value-type="float" office:value="56.8144260576222" calcext:value-type="float">
            <text:p><text:s/>56,81 </text:p>
          </table:table-cell>
          <table:table-cell office:value-type="float" office:value="199405" calcext:value-type="float">
            <text:p>199.405 </text:p>
          </table:table-cell>
          <table:table-cell table:style-name="ce12" office:value-type="float" office:value="1449234" calcext:value-type="float">
            <text:p>1.449.234,00</text:p>
          </table:table-cell>
          <table:table-cell table:style-name="ce12" office:value-type="float" office:value="350976" calcext:value-type="float">
            <text:p>350.976,00</text:p>
          </table:table-cell>
          <table:table-cell table:style-name="ce13" office:value-type="float" office:value="6475" calcext:value-type="float">
            <text:p>6.475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673" calcext:value-type="float">
            <text:p>40.673</text:p>
          </table:table-cell>
          <table:table-cell table:style-name="ce13" office:value-type="float" office:value="69324" calcext:value-type="float">
            <text:p>69.324</text:p>
          </table:table-cell>
          <table:table-cell table:style-name="ce13" office:value-type="float" office:value="6642" calcext:value-type="float">
            <text:p>6.642</text:p>
          </table:table-cell>
          <table:table-cell table:style-name="ce13" office:value-type="float" office:value="3535" calcext:value-type="float">
            <text:p>3.535</text:p>
          </table:table-cell>
          <table:table-cell table:style-name="ce13" office:value-type="float" office:value="72622" calcext:value-type="float">
            <text:p>72.62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10.0841332359703" calcext:value-type="float">
            <text:p><text:s/>10,08 </text:p>
          </table:table-cell>
          <table:table-cell office:value-type="float" office:value="39.5888518648717" calcext:value-type="float">
            <text:p><text:s/>39,59 </text:p>
          </table:table-cell>
          <table:table-cell office:value-type="float" office:value="79958" calcext:value-type="float">
            <text:p>79.958 </text:p>
          </table:table-cell>
          <table:table-cell table:style-name="ce12" office:value-type="float" office:value="792909.000000002" calcext:value-type="float">
            <text:p>792.909,00</text:p>
          </table:table-cell>
          <table:table-cell table:style-name="ce12" office:value-type="float" office:value="201971" calcext:value-type="float">
            <text:p>201.971,00</text:p>
          </table:table-cell>
          <table:table-cell table:style-name="ce13" office:value-type="float" office:value="4435" calcext:value-type="float">
            <text:p>4.435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442" calcext:value-type="float">
            <text:p>1.442</text:p>
          </table:table-cell>
          <table:table-cell table:style-name="ce13" office:value-type="float" office:value="28906" calcext:value-type="float">
            <text:p>28.906</text:p>
          </table:table-cell>
          <table:table-cell table:style-name="ce13" office:value-type="float" office:value="10955" calcext:value-type="float">
            <text:p>10.955</text:p>
          </table:table-cell>
          <table:table-cell table:style-name="ce13" office:value-type="float" office:value="23978" calcext:value-type="float">
            <text:p>23.978</text:p>
          </table:table-cell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9800" calcext:value-type="float">
            <text:p>9.800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2.9789562419762" calcext:value-type="float">
            <text:p><text:s/>22,98 </text:p>
          </table:table-cell>
          <table:table-cell office:value-type="float" office:value="80.2957828313538" calcext:value-type="float">
            <text:p><text:s/>80,30 </text:p>
          </table:table-cell>
          <table:table-cell office:value-type="float" office:value="118849" calcext:value-type="float">
            <text:p>118.849 </text:p>
          </table:table-cell>
          <table:table-cell table:style-name="ce12" office:value-type="float" office:value="517207.999999999" calcext:value-type="float">
            <text:p>517.208,00</text:p>
          </table:table-cell>
          <table:table-cell table:style-name="ce12" office:value-type="float" office:value="148014" calcext:value-type="float">
            <text:p>148.014,00</text:p>
          </table:table-cell>
          <table:table-cell table:style-name="ce13" office:value-type="float" office:value="29218" calcext:value-type="float">
            <text:p>29.21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8550" calcext:value-type="float">
            <text:p>8.550</text:p>
          </table:table-cell>
          <table:table-cell table:style-name="ce13" office:value-type="float" office:value="4276" calcext:value-type="float">
            <text:p>4.276</text:p>
          </table:table-cell>
          <table:table-cell table:style-name="ce13" office:value-type="float" office:value="9107" calcext:value-type="float">
            <text:p>9.107</text:p>
          </table:table-cell>
          <table:table-cell table:style-name="ce13" office:value-type="float" office:value="67363" calcext:value-type="float">
            <text:p>67.363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2.8088213538475" calcext:value-type="float">
            <text:p><text:s/>12,81 </text:p>
          </table:table-cell>
          <table:table-cell office:value-type="float" office:value="43.0512146611735" calcext:value-type="float">
            <text:p><text:s/>43,05 </text:p>
          </table:table-cell>
          <table:table-cell office:value-type="float" office:value="48486" calcext:value-type="float">
            <text:p>48.486 </text:p>
          </table:table-cell>
          <table:table-cell table:style-name="ce12" office:value-type="float" office:value="378535.999999999" calcext:value-type="float">
            <text:p>378.536,00</text:p>
          </table:table-cell>
          <table:table-cell table:style-name="ce12" office:value-type="float" office:value="112624" calcext:value-type="float">
            <text:p>112.624,00</text:p>
          </table:table-cell>
          <table:table-cell table:style-name="ce13" office:value-type="float" office:value="491" calcext:value-type="float">
            <text:p>49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20305" calcext:value-type="float">
            <text:p>20.305</text:p>
          </table:table-cell>
          <table:table-cell table:style-name="ce13" office:value-type="float" office:value="11641" calcext:value-type="float">
            <text:p>11.641</text:p>
          </table:table-cell>
          <table:table-cell table:style-name="ce13" office:value-type="float" office:value="13054" calcext:value-type="float">
            <text:p>13.054</text:p>
          </table:table-cell>
          <table:table-cell table:style-name="ce13" office:value-type="float" office:value="1770" calcext:value-type="float">
            <text:p>1.770</text:p>
          </table:table-cell>
          <table:table-cell table:style-name="ce13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4.2396579975196" calcext:value-type="float">
            <text:p><text:s/>24,24 </text:p>
          </table:table-cell>
          <table:table-cell office:value-type="float" office:value="77.0892017943923" calcext:value-type="float">
            <text:p><text:s/>77,09 </text:p>
          </table:table-cell>
          <table:table-cell office:value-type="float" office:value="866441" calcext:value-type="float">
            <text:p>866.441 </text:p>
          </table:table-cell>
          <table:table-cell table:style-name="ce12" office:value-type="float" office:value="3574477.00000001" calcext:value-type="float">
            <text:p>3.574.477,00</text:p>
          </table:table-cell>
          <table:table-cell table:style-name="ce12" office:value-type="float" office:value="1123946" calcext:value-type="float">
            <text:p>1.123.946,00</text:p>
          </table:table-cell>
          <table:table-cell table:style-name="ce13" office:value-type="float" office:value="18777" calcext:value-type="float">
            <text:p>18.777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169706" calcext:value-type="float">
            <text:p>169.706</text:p>
          </table:table-cell>
          <table:table-cell table:style-name="ce13" office:value-type="float" office:value="206856" calcext:value-type="float">
            <text:p>206.856</text:p>
          </table:table-cell>
          <table:table-cell table:style-name="ce13" office:value-type="float" office:value="85690" calcext:value-type="float">
            <text:p>85.690</text:p>
          </table:table-cell>
          <table:table-cell table:style-name="ce13" office:value-type="float" office:value="62349" calcext:value-type="float">
            <text:p>62.349</text:p>
          </table:table-cell>
          <table:table-cell table:style-name="ce13" office:value-type="float" office:value="322015" calcext:value-type="float">
            <text:p>322.015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1.6754404704801" calcext:value-type="float">
            <text:p><text:s/>11,68 </text:p>
          </table:table-cell>
          <table:table-cell office:value-type="float" office:value="47.0459491943867" calcext:value-type="float">
            <text:p><text:s/>47,05 </text:p>
          </table:table-cell>
          <table:table-cell office:value-type="float" office:value="115861" calcext:value-type="float">
            <text:p>115.861 </text:p>
          </table:table-cell>
          <table:table-cell table:style-name="ce12" office:value-type="float" office:value="992348.000000001" calcext:value-type="float">
            <text:p>992.348,00</text:p>
          </table:table-cell>
          <table:table-cell table:style-name="ce12" office:value-type="float" office:value="246272" calcext:value-type="float">
            <text:p>246.272,00</text:p>
          </table:table-cell>
          <table:table-cell table:style-name="ce13" office:value-type="float" office:value="793" calcext:value-type="float">
            <text:p>793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909" calcext:value-type="float">
            <text:p>909</text:p>
          </table:table-cell>
          <table:table-cell table:style-name="ce13" office:value-type="float" office:value="31915" calcext:value-type="float">
            <text:p>31.915</text:p>
          </table:table-cell>
          <table:table-cell table:style-name="ce13" office:value-type="float" office:value="61524" calcext:value-type="float">
            <text:p>61.524</text:p>
          </table:table-cell>
          <table:table-cell table:style-name="ce13" office:value-type="float" office:value="12205" calcext:value-type="float">
            <text:p>12.205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7537" calcext:value-type="float">
            <text:p>7.53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9.1710078391825" calcext:value-type="float">
            <text:p><text:s/>29,17 </text:p>
          </table:table-cell>
          <table:table-cell office:value-type="float" office:value="98.4006164486543" calcext:value-type="float">
            <text:p><text:s/>98,40 </text:p>
          </table:table-cell>
          <table:table-cell office:value-type="float" office:value="52357" calcext:value-type="float">
            <text:p>52.357 </text:p>
          </table:table-cell>
          <table:table-cell table:style-name="ce12" office:value-type="float" office:value="179483" calcext:value-type="float">
            <text:p>179.483,00</text:p>
          </table:table-cell>
          <table:table-cell table:style-name="ce12" office:value-type="float" office:value="53208" calcext:value-type="float">
            <text:p>53.208,00</text:p>
          </table:table-cell>
          <table:table-cell table:style-name="ce13" office:value-type="float" office:value="2580" calcext:value-type="float">
            <text:p>2.58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13505" calcext:value-type="float">
            <text:p>13.505</text:p>
          </table:table-cell>
          <table:table-cell table:style-name="ce13" office:value-type="float" office:value="16534" calcext:value-type="float">
            <text:p>16.534</text:p>
          </table:table-cell>
          <table:table-cell table:style-name="ce13" office:value-type="float" office:value="16562" calcext:value-type="float">
            <text:p>16.562</text:p>
          </table:table-cell>
          <table:table-cell table:style-name="ce13" office:value-type="float" office:value="1748" calcext:value-type="float">
            <text:p>1.748</text:p>
          </table:table-cell>
          <table:table-cell table:style-name="ce13" office:value-type="float" office:value="1017" calcext:value-type="float">
            <text:p>1.01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3.8528804464241" calcext:value-type="float">
            <text:p><text:s/>13,85 </text:p>
          </table:table-cell>
          <table:table-cell office:value-type="float" office:value="55.9259910242439" calcext:value-type="float">
            <text:p><text:s/>55,93 </text:p>
          </table:table-cell>
          <table:table-cell office:value-type="float" office:value="238639" calcext:value-type="float">
            <text:p>238.639 </text:p>
          </table:table-cell>
          <table:table-cell table:style-name="ce12" office:value-type="float" office:value="1722667" calcext:value-type="float">
            <text:p>1.722.667,00</text:p>
          </table:table-cell>
          <table:table-cell table:style-name="ce12" office:value-type="float" office:value="426705" calcext:value-type="float">
            <text:p>426.705,0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37321" calcext:value-type="float">
            <text:p>37.321</text:p>
          </table:table-cell>
          <table:table-cell table:style-name="ce13" office:value-type="float" office:value="48736" calcext:value-type="float">
            <text:p>48.736</text:p>
          </table:table-cell>
          <table:table-cell table:style-name="ce13" office:value-type="float" office:value="21023" calcext:value-type="float">
            <text:p>21.023</text:p>
          </table:table-cell>
          <table:table-cell table:style-name="ce13" office:value-type="float" office:value="5326" calcext:value-type="float">
            <text:p>5.326</text:p>
          </table:table-cell>
          <table:table-cell table:style-name="ce13" office:value-type="float" office:value="125857" calcext:value-type="float">
            <text:p>125.85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3.9698919039995" calcext:value-type="float">
            <text:p><text:s/>23,97 </text:p>
          </table:table-cell>
          <table:table-cell office:value-type="float" office:value="71.6821894010193" calcext:value-type="float">
            <text:p><text:s/>71,68 </text:p>
          </table:table-cell>
          <table:table-cell office:value-type="float" office:value="4251609" calcext:value-type="float">
            <text:p>4.251.609 </text:p>
          </table:table-cell>
          <table:table-cell table:style-name="ce12" office:value-type="float" office:value="17737289" calcext:value-type="float">
            <text:p>17.737.289,00</text:p>
          </table:table-cell>
          <table:table-cell table:style-name="ce12" office:value-type="float" office:value="5931193" calcext:value-type="float">
            <text:p>5.931.193,00</text:p>
          </table:table-cell>
          <table:table-cell office:value-type="float" office:value="9728" calcext:value-type="float">
            <text:p>9.728</text:p>
          </table:table-cell>
          <table:table-cell table:style-name="ce13" office:value-type="float" office:value="37193" calcext:value-type="float">
            <text:p>37.193</text:p>
          </table:table-cell>
          <table:table-cell table:style-name="ce13" office:value-type="float" office:value="31149" calcext:value-type="float">
            <text:p>31.149</text:p>
          </table:table-cell>
          <table:table-cell table:style-name="ce13" office:value-type="float" office:value="1108940" calcext:value-type="float">
            <text:p>1.108.940</text:p>
          </table:table-cell>
          <table:table-cell table:style-name="ce13" office:value-type="float" office:value="248153" calcext:value-type="float">
            <text:p>248.153</text:p>
          </table:table-cell>
          <table:table-cell table:style-name="ce13" office:value-type="float" office:value="141383" calcext:value-type="float">
            <text:p>141.383</text:p>
          </table:table-cell>
          <table:table-cell table:style-name="ce13" office:value-type="float" office:value="192797" calcext:value-type="float">
            <text:p>192.797</text:p>
          </table:table-cell>
          <table:table-cell table:style-name="ce13" office:value-type="float" office:value="2482266" calcext:value-type="float">
            <text:p>2.482.26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9003834652686" calcext:value-type="float">
            <text:p><text:s/>45,90 </text:p>
          </table:table-cell>
          <table:table-cell office:value-type="float" office:value="111.271055142509" calcext:value-type="float">
            <text:p><text:s/>111,27 </text:p>
          </table:table-cell>
          <table:table-cell office:value-type="float" office:value="1413405" calcext:value-type="float">
            <text:p>1.413.405 </text:p>
          </table:table-cell>
          <table:table-cell table:style-name="ce12" office:value-type="float" office:value="3079288" calcext:value-type="float">
            <text:p>3.079.288,00</text:p>
          </table:table-cell>
          <table:table-cell table:style-name="ce12" office:value-type="float" office:value="1270236" calcext:value-type="float">
            <text:p>1.270.236,0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156978" calcext:value-type="float">
            <text:p>156.978</text:p>
          </table:table-cell>
          <table:table-cell table:style-name="ce13" office:value-type="float" office:value="67013" calcext:value-type="float">
            <text:p>67.013</text:p>
          </table:table-cell>
          <table:table-cell table:style-name="ce13" office:value-type="float" office:value="39785" calcext:value-type="float">
            <text:p>39.785</text:p>
          </table:table-cell>
          <table:table-cell table:style-name="ce13" office:value-type="float" office:value="73502" calcext:value-type="float">
            <text:p>73.502</text:p>
          </table:table-cell>
          <table:table-cell table:style-name="ce13" office:value-type="float" office:value="1075229" calcext:value-type="float">
            <text:p>1.075.22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3.4074723766124" calcext:value-type="float">
            <text:p><text:s/>13,41 </text:p>
          </table:table-cell>
          <table:table-cell office:value-type="float" office:value="52.7097934860013" calcext:value-type="float">
            <text:p><text:s/>52,71 </text:p>
          </table:table-cell>
          <table:table-cell office:value-type="float" office:value="56254" calcext:value-type="float">
            <text:p>56.254 </text:p>
          </table:table-cell>
          <table:table-cell table:style-name="ce12" office:value-type="float" office:value="419571.999999999" calcext:value-type="float">
            <text:p>419.572,00</text:p>
          </table:table-cell>
          <table:table-cell table:style-name="ce12" office:value-type="float" office:value="106724" calcext:value-type="float">
            <text:p>106.724,00</text:p>
          </table:table-cell>
          <table:table-cell office:value-type="float" office:value="2206" calcext:value-type="float">
            <text:p>2.206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755" calcext:value-type="float">
            <text:p>6.755</text:p>
          </table:table-cell>
          <table:table-cell table:style-name="ce13" office:value-type="float" office:value="8428" calcext:value-type="float">
            <text:p>8.428</text:p>
          </table:table-cell>
          <table:table-cell table:style-name="ce13" office:value-type="float" office:value="10517" calcext:value-type="float">
            <text:p>10.517</text:p>
          </table:table-cell>
          <table:table-cell table:style-name="ce13" office:value-type="float" office:value="1659" calcext:value-type="float">
            <text:p>1.659</text:p>
          </table:table-cell>
          <table:table-cell table:style-name="ce13" office:value-type="float" office:value="26618" calcext:value-type="float">
            <text:p>26.61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4821345600996" calcext:value-type="float">
            <text:p><text:s/>11,48 </text:p>
          </table:table-cell>
          <table:table-cell office:value-type="float" office:value="42.9624100796766" calcext:value-type="float">
            <text:p><text:s/>42,96 </text:p>
          </table:table-cell>
          <table:table-cell office:value-type="float" office:value="139871" calcext:value-type="float">
            <text:p>139.871 </text:p>
          </table:table-cell>
          <table:table-cell table:style-name="ce12" office:value-type="float" office:value="1218162" calcext:value-type="float">
            <text:p>1.218.162,00</text:p>
          </table:table-cell>
          <table:table-cell table:style-name="ce12" office:value-type="float" office:value="325566" calcext:value-type="float">
            <text:p>325.566,00</text:p>
          </table:table-cell>
          <table:table-cell office:value-type="float" office:value="7958" calcext:value-type="float">
            <text:p>7.958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22545" calcext:value-type="float">
            <text:p>22.545</text:p>
          </table:table-cell>
          <table:table-cell table:style-name="ce13" office:value-type="float" office:value="20986" calcext:value-type="float">
            <text:p>20.986</text:p>
          </table:table-cell>
          <table:table-cell table:style-name="ce13" office:value-type="float" office:value="23852" calcext:value-type="float">
            <text:p>23.852</text:p>
          </table:table-cell>
          <table:table-cell table:style-name="ce13" office:value-type="float" office:value="14412" calcext:value-type="float">
            <text:p>14.412</text:p>
          </table:table-cell>
          <table:table-cell table:style-name="ce13" office:value-type="float" office:value="49705" calcext:value-type="float">
            <text:p>49.705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4.7383755028802" calcext:value-type="float">
            <text:p><text:s/>24,74 </text:p>
          </table:table-cell>
          <table:table-cell office:value-type="float" office:value="80.7097384765756" calcext:value-type="float">
            <text:p><text:s/>80,71 </text:p>
          </table:table-cell>
          <table:table-cell office:value-type="float" office:value="156066" calcext:value-type="float">
            <text:p>156.066 </text:p>
          </table:table-cell>
          <table:table-cell table:style-name="ce12" office:value-type="float" office:value="630865.999999999" calcext:value-type="float">
            <text:p>630.866,00</text:p>
          </table:table-cell>
          <table:table-cell table:style-name="ce12" office:value-type="float" office:value="193367" calcext:value-type="float">
            <text:p>193.367,00</text:p>
          </table:table-cell>
          <table:table-cell office:value-type="float" office:value="14907" calcext:value-type="float">
            <text:p>14.907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89168" calcext:value-type="float">
            <text:p>89.168</text:p>
          </table:table-cell>
          <table:table-cell table:style-name="ce13" office:value-type="float" office:value="26281" calcext:value-type="float">
            <text:p>26.281</text:p>
          </table:table-cell>
          <table:table-cell table:style-name="ce13" office:value-type="float" office:value="18538" calcext:value-type="float">
            <text:p>18.538</text:p>
          </table:table-cell>
          <table:table-cell table:style-name="ce13" office:value-type="float" office:value="5320" calcext:value-type="float">
            <text:p>5.320</text:p>
          </table:table-cell>
          <table:table-cell table:style-name="ce13" office:value-type="float" office:value="1643" calcext:value-type="float">
            <text:p>1.643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4.8859576286757" calcext:value-type="float">
            <text:p><text:s/>24,89 </text:p>
          </table:table-cell>
          <table:table-cell office:value-type="float" office:value="81.2845665540848" calcext:value-type="float">
            <text:p><text:s/>81,28 </text:p>
          </table:table-cell>
          <table:table-cell office:value-type="float" office:value="946788" calcext:value-type="float">
            <text:p>946.788 </text:p>
          </table:table-cell>
          <table:table-cell table:style-name="ce12" office:value-type="float" office:value="3804507" calcext:value-type="float">
            <text:p>3.804.507,00</text:p>
          </table:table-cell>
          <table:table-cell table:style-name="ce12" office:value-type="float" office:value="1164782" calcext:value-type="float">
            <text:p>1.164.782,00</text:p>
          </table:table-cell>
          <table:table-cell office:value-type="float" office:value="9256" calcext:value-type="float">
            <text:p>9.256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2452" calcext:value-type="float">
            <text:p>2.452</text:p>
          </table:table-cell>
          <table:table-cell table:style-name="ce13" office:value-type="float" office:value="204989" calcext:value-type="float">
            <text:p>204.989</text:p>
          </table:table-cell>
          <table:table-cell table:style-name="ce13" office:value-type="float" office:value="141285" calcext:value-type="float">
            <text:p>141.285</text:p>
          </table:table-cell>
          <table:table-cell table:style-name="ce13" office:value-type="float" office:value="65050" calcext:value-type="float">
            <text:p>65.050</text:p>
          </table:table-cell>
          <table:table-cell table:style-name="ce13" office:value-type="float" office:value="47198" calcext:value-type="float">
            <text:p>47.198</text:p>
          </table:table-cell>
          <table:table-cell table:style-name="ce13" office:value-type="float" office:value="476459" calcext:value-type="float">
            <text:p>476.45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1.8228555121759" calcext:value-type="float">
            <text:p><text:s/>11,82 </text:p>
          </table:table-cell>
          <table:table-cell office:value-type="float" office:value="44.9008831266441" calcext:value-type="float">
            <text:p><text:s/>44,90 </text:p>
          </table:table-cell>
          <table:table-cell office:value-type="float" office:value="133819" calcext:value-type="float">
            <text:p>133.819 </text:p>
          </table:table-cell>
          <table:table-cell table:style-name="ce12" office:value-type="float" office:value="1131867" calcext:value-type="float">
            <text:p>1.131.867,00</text:p>
          </table:table-cell>
          <table:table-cell table:style-name="ce12" office:value-type="float" office:value="298032" calcext:value-type="float">
            <text:p>298.032,00</text:p>
          </table:table-cell>
          <table:table-cell office:value-type="float" office:value="5053" calcext:value-type="float">
            <text:p>5.05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29629" calcext:value-type="float">
            <text:p>29.629</text:p>
          </table:table-cell>
          <table:table-cell table:style-name="ce13" office:value-type="float" office:value="28478" calcext:value-type="float">
            <text:p>28.478</text:p>
          </table:table-cell>
          <table:table-cell table:style-name="ce13" office:value-type="float" office:value="24792" calcext:value-type="float">
            <text:p>24.792</text:p>
          </table:table-cell>
          <table:table-cell table:style-name="ce13" office:value-type="float" office:value="9687" calcext:value-type="float">
            <text:p>9.687</text:p>
          </table:table-cell>
          <table:table-cell table:style-name="ce13" office:value-type="float" office:value="35468" calcext:value-type="float">
            <text:p>35.46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8.5905655958691" calcext:value-type="float">
            <text:p><text:s/>18,59 </text:p>
          </table:table-cell>
          <table:table-cell office:value-type="float" office:value="62.1794014538577" calcext:value-type="float">
            <text:p><text:s/>62,18 </text:p>
          </table:table-cell>
          <table:table-cell office:value-type="float" office:value="260375" calcext:value-type="float">
            <text:p>260.375 </text:p>
          </table:table-cell>
          <table:table-cell table:style-name="ce12" office:value-type="float" office:value="1400576" calcext:value-type="float">
            <text:p>1.400.576,00</text:p>
          </table:table-cell>
          <table:table-cell table:style-name="ce12" office:value-type="float" office:value="418748" calcext:value-type="float">
            <text:p>418.748,00</text:p>
          </table:table-cell>
          <table:table-cell office:value-type="float" office:value="12755" calcext:value-type="float">
            <text:p>12.755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3024" calcext:value-type="float">
            <text:p>3.024</text:p>
          </table:table-cell>
          <table:table-cell table:style-name="ce13" office:value-type="float" office:value="61354" calcext:value-type="float">
            <text:p>61.354</text:p>
          </table:table-cell>
          <table:table-cell table:style-name="ce13" office:value-type="float" office:value="59776" calcext:value-type="float">
            <text:p>59.776</text:p>
          </table:table-cell>
          <table:table-cell table:style-name="ce13" office:value-type="float" office:value="39114" calcext:value-type="float">
            <text:p>39.114</text:p>
          </table:table-cell>
          <table:table-cell table:style-name="ce13" office:value-type="float" office:value="16284" calcext:value-type="float">
            <text:p>16.284</text:p>
          </table:table-cell>
          <table:table-cell table:style-name="ce13" office:value-type="float" office:value="67961" calcext:value-type="float">
            <text:p>67.96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8.64358218729535" calcext:value-type="float">
            <text:p><text:s/>8,64 </text:p>
          </table:table-cell>
          <table:table-cell office:value-type="float" office:value="33.9620335406843" calcext:value-type="float">
            <text:p><text:s/>33,96 </text:p>
          </table:table-cell>
          <table:table-cell office:value-type="float" office:value="52795" calcext:value-type="float">
            <text:p>52.795 </text:p>
          </table:table-cell>
          <table:table-cell table:style-name="ce12" office:value-type="float" office:value="610800" calcext:value-type="float">
            <text:p>610.800,00</text:p>
          </table:table-cell>
          <table:table-cell table:style-name="ce12" office:value-type="float" office:value="155453" calcext:value-type="float">
            <text:p>155.453,00</text:p>
          </table:table-cell>
          <table:table-cell office:value-type="float" office:value="1617" calcext:value-type="float">
            <text:p>1.617</text:p>
          </table:table-cell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778" calcext:value-type="float">
            <text:p>22.778</text:p>
          </table:table-cell>
          <table:table-cell table:style-name="ce13" office:value-type="float" office:value="7142" calcext:value-type="float">
            <text:p>7.142</text:p>
          </table:table-cell>
          <table:table-cell table:style-name="ce13" office:value-type="float" office:value="6978" calcext:value-type="float">
            <text:p>6.978</text:p>
          </table:table-cell>
          <table:table-cell table:style-name="ce13" office:value-type="float" office:value="1192" calcext:value-type="float">
            <text:p>1.192</text:p>
          </table:table-cell>
          <table:table-cell table:style-name="ce13" office:value-type="float" office:value="12707" calcext:value-type="float">
            <text:p>12.70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4.240381868424" calcext:value-type="float">
            <text:p><text:s/>14,24 </text:p>
          </table:table-cell>
          <table:table-cell office:value-type="float" office:value="55.6892647441935" calcext:value-type="float">
            <text:p><text:s/>55,69 </text:p>
          </table:table-cell>
          <table:table-cell office:value-type="float" office:value="111158" calcext:value-type="float">
            <text:p>111.158 </text:p>
          </table:table-cell>
          <table:table-cell table:style-name="ce12" office:value-type="float" office:value="780582.999999999" calcext:value-type="float">
            <text:p>780.583,00</text:p>
          </table:table-cell>
          <table:table-cell table:style-name="ce12" office:value-type="float" office:value="199604" calcext:value-type="float">
            <text:p>199.604,00</text:p>
          </table:table-cell>
          <table:table-cell office:value-type="float" office:value="2401" calcext:value-type="float">
            <text:p>2.401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3884" calcext:value-type="float">
            <text:p>23.884</text:p>
          </table:table-cell>
          <table:table-cell table:style-name="ce13" office:value-type="float" office:value="16417" calcext:value-type="float">
            <text:p>16.417</text:p>
          </table:table-cell>
          <table:table-cell table:style-name="ce13" office:value-type="float" office:value="37755" calcext:value-type="float">
            <text:p>37.755</text:p>
          </table:table-cell>
          <table:table-cell table:style-name="ce13" office:value-type="float" office:value="561" calcext:value-type="float">
            <text:p>561</text:p>
          </table:table-cell>
          <table:table-cell table:style-name="ce13" office:value-type="float" office:value="29917" calcext:value-type="float">
            <text:p>29.91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7.7678911910512" calcext:value-type="float">
            <text:p><text:s/>27,77 </text:p>
          </table:table-cell>
          <table:table-cell office:value-type="float" office:value="84.2799630965361" calcext:value-type="float">
            <text:p><text:s/>84,28 </text:p>
          </table:table-cell>
          <table:table-cell office:value-type="float" office:value="100487" calcext:value-type="float">
            <text:p>100.487 </text:p>
          </table:table-cell>
          <table:table-cell table:style-name="ce12" office:value-type="float" office:value="361882" calcext:value-type="float">
            <text:p>361.882,00</text:p>
          </table:table-cell>
          <table:table-cell table:style-name="ce12" office:value-type="float" office:value="119230" calcext:value-type="float">
            <text:p>119.230,00</text:p>
          </table:table-cell>
          <table:table-cell office:value-type="float" office:value="4152" calcext:value-type="float">
            <text:p>4.152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65063" calcext:value-type="float">
            <text:p>65.063</text:p>
          </table:table-cell>
          <table:table-cell table:style-name="ce13" office:value-type="float" office:value="7395" calcext:value-type="float">
            <text:p>7.395</text:p>
          </table:table-cell>
          <table:table-cell table:style-name="ce13" office:value-type="float" office:value="8737" calcext:value-type="float">
            <text:p>8.737</text:p>
          </table:table-cell>
          <table:table-cell table:style-name="ce13" office:value-type="float" office:value="4023" calcext:value-type="float">
            <text:p>4.023</text:p>
          </table:table-cell>
          <table:table-cell table:style-name="ce13" office:value-type="float" office:value="10506" calcext:value-type="float">
            <text:p>10.50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20.5659645302194" calcext:value-type="float">
            <text:p><text:s/>20,57 </text:p>
          </table:table-cell>
          <table:table-cell office:value-type="float" office:value="77.2601606138685" calcext:value-type="float">
            <text:p><text:s/>77,26 </text:p>
          </table:table-cell>
          <table:table-cell office:value-type="float" office:value="82160" calcext:value-type="float">
            <text:p>82.160 </text:p>
          </table:table-cell>
          <table:table-cell table:style-name="ce12" office:value-type="float" office:value="399495" calcext:value-type="float">
            <text:p>399.495,00</text:p>
          </table:table-cell>
          <table:table-cell table:style-name="ce12" office:value-type="float" office:value="106342" calcext:value-type="float">
            <text:p>106.342,0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366" calcext:value-type="float">
            <text:p>5.366</text:p>
          </table:table-cell>
          <table:table-cell table:style-name="ce13" office:value-type="float" office:value="5979" calcext:value-type="float">
            <text:p>5.979</text:p>
          </table:table-cell>
          <table:table-cell table:style-name="ce13" office:value-type="float" office:value="23315" calcext:value-type="float">
            <text:p>23.315</text:p>
          </table:table-cell>
          <table:table-cell table:style-name="ce13" office:value-type="float" office:value="4868" calcext:value-type="float">
            <text:p>4.868</text:p>
          </table:table-cell>
          <table:table-cell table:style-name="ce13" office:value-type="float" office:value="42613" calcext:value-type="float">
            <text:p>42.613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2.710228113581" calcext:value-type="float">
            <text:p><text:s/>12,71 </text:p>
          </table:table-cell>
          <table:table-cell office:value-type="float" office:value="45.548284680561" calcext:value-type="float">
            <text:p><text:s/>45,55 </text:p>
          </table:table-cell>
          <table:table-cell office:value-type="float" office:value="255939" calcext:value-type="float">
            <text:p>255.939 </text:p>
          </table:table-cell>
          <table:table-cell table:style-name="ce12" office:value-type="float" office:value="2013646.00000001" calcext:value-type="float">
            <text:p>2.013.646,00</text:p>
          </table:table-cell>
          <table:table-cell table:style-name="ce12" office:value-type="float" office:value="561907" calcext:value-type="float">
            <text:p>561.907,00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51871" calcext:value-type="float">
            <text:p>151.871</text:p>
          </table:table-cell>
          <table:table-cell table:style-name="ce13" office:value-type="float" office:value="12640" calcext:value-type="float">
            <text:p>12.640</text:p>
          </table:table-cell>
          <table:table-cell table:style-name="ce13" office:value-type="float" office:value="62628" calcext:value-type="float">
            <text:p>62.628</text:p>
          </table:table-cell>
          <table:table-cell table:style-name="ce13" office:value-type="float" office:value="7596" calcext:value-type="float">
            <text:p>7.596</text:p>
          </table:table-cell>
          <table:table-cell table:style-name="ce13" office:value-type="float" office:value="21087" calcext:value-type="float">
            <text:p>21.08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2.4117725813258" calcext:value-type="float">
            <text:p><text:s/>12,41 </text:p>
          </table:table-cell>
          <table:table-cell office:value-type="float" office:value="45.5706536580879" calcext:value-type="float">
            <text:p><text:s/>45,57 </text:p>
          </table:table-cell>
          <table:table-cell office:value-type="float" office:value="158528" calcext:value-type="float">
            <text:p>158.528 </text:p>
          </table:table-cell>
          <table:table-cell table:style-name="ce12" office:value-type="float" office:value="1277239" calcext:value-type="float">
            <text:p>1.277.239,00</text:p>
          </table:table-cell>
          <table:table-cell table:style-name="ce12" office:value-type="float" office:value="347873" calcext:value-type="float">
            <text:p>347.873,00</text:p>
          </table:table-cell>
          <table:table-cell office:value-type="float" office:value="8279" calcext:value-type="float">
            <text:p>8.27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1932" calcext:value-type="float">
            <text:p>41.932</text:p>
          </table:table-cell>
          <table:table-cell table:style-name="ce13" office:value-type="float" office:value="25099" calcext:value-type="float">
            <text:p>25.099</text:p>
          </table:table-cell>
          <table:table-cell table:style-name="ce13" office:value-type="float" office:value="26079" calcext:value-type="float">
            <text:p>26.079</text:p>
          </table:table-cell>
          <table:table-cell table:style-name="ce13" office:value-type="float" office:value="14792" calcext:value-type="float">
            <text:p>14.792</text:p>
          </table:table-cell>
          <table:table-cell table:style-name="ce13" office:value-type="float" office:value="42291" calcext:value-type="float">
            <text:p>42.29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20.7481620211386" calcext:value-type="float">
            <text:p><text:s/>20,75 </text:p>
          </table:table-cell>
          <table:table-cell office:value-type="float" office:value="69.7065334450162" calcext:value-type="float">
            <text:p><text:s/>69,71 </text:p>
          </table:table-cell>
          <table:table-cell office:value-type="float" office:value="139809" calcext:value-type="float">
            <text:p>139.809 </text:p>
          </table:table-cell>
          <table:table-cell table:style-name="ce12" office:value-type="float" office:value="673838" calcext:value-type="float">
            <text:p>673.838,00</text:p>
          </table:table-cell>
          <table:table-cell table:style-name="ce12" office:value-type="float" office:value="200568" calcext:value-type="float">
            <text:p>200.568,00</text:p>
          </table:table-cell>
          <table:table-cell office:value-type="float" office:value="5579" calcext:value-type="float">
            <text:p>5.579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57441" calcext:value-type="float">
            <text:p>57.441</text:p>
          </table:table-cell>
          <table:table-cell table:style-name="ce13" office:value-type="float" office:value="8566" calcext:value-type="float">
            <text:p>8.566</text:p>
          </table:table-cell>
          <table:table-cell table:style-name="ce13" office:value-type="float" office:value="6234" calcext:value-type="float">
            <text:p>6.234</text:p>
          </table:table-cell>
          <table:table-cell table:style-name="ce13" office:value-type="float" office:value="3631" calcext:value-type="float">
            <text:p>3.631</text:p>
          </table:table-cell>
          <table:table-cell table:style-name="ce13" office:value-type="float" office:value="57919" calcext:value-type="float">
            <text:p>57.91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9.059250627465" calcext:value-type="float">
            <text:p><text:s/>19,06 </text:p>
          </table:table-cell>
          <table:table-cell office:value-type="float" office:value="61.9672131147541" calcext:value-type="float">
            <text:p><text:s/>61,97 </text:p>
          </table:table-cell>
          <table:table-cell office:value-type="float" office:value="144585" calcext:value-type="float">
            <text:p>144.585 </text:p>
          </table:table-cell>
          <table:table-cell table:style-name="ce12" office:value-type="float" office:value="758608.000000002" calcext:value-type="float">
            <text:p>758.608,00</text:p>
          </table:table-cell>
          <table:table-cell table:style-name="ce12" office:value-type="float" office:value="233325" calcext:value-type="float">
            <text:p>233.325,00</text:p>
          </table:table-cell>
          <table:table-cell office:value-type="float" office:value="20009" calcext:value-type="float">
            <text:p>20.009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557" calcext:value-type="float">
            <text:p>557</text:p>
          </table:table-cell>
          <table:table-cell table:style-name="ce13" office:value-type="float" office:value="68991" calcext:value-type="float">
            <text:p>68.991</text:p>
          </table:table-cell>
          <table:table-cell table:style-name="ce13" office:value-type="float" office:value="3730" calcext:value-type="float">
            <text:p>3.730</text:p>
          </table:table-cell>
          <table:table-cell table:style-name="ce13" office:value-type="float" office:value="14880" calcext:value-type="float">
            <text:p>14.880</text:p>
          </table:table-cell>
          <table:table-cell table:style-name="ce13" office:value-type="float" office:value="2282" calcext:value-type="float">
            <text:p>2.282</text:p>
          </table:table-cell>
          <table:table-cell table:style-name="ce13" office:value-type="float" office:value="34011" calcext:value-type="float">
            <text:p>34.01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3.5535260221222" calcext:value-type="float">
            <text:p><text:s/>13,55 </text:p>
          </table:table-cell>
          <table:table-cell office:value-type="float" office:value="55.9642780595842" calcext:value-type="float">
            <text:p><text:s/>55,96 </text:p>
          </table:table-cell>
          <table:table-cell office:value-type="float" office:value="195833" calcext:value-type="float">
            <text:p>195.833 </text:p>
          </table:table-cell>
          <table:table-cell table:style-name="ce12" office:value-type="float" office:value="1444886" calcext:value-type="float">
            <text:p>1.444.886,00</text:p>
          </table:table-cell>
          <table:table-cell table:style-name="ce12" office:value-type="float" office:value="349925" calcext:value-type="float">
            <text:p>349.925,00</text:p>
          </table:table-cell>
          <table:table-cell office:value-type="float" office:value="6327" calcext:value-type="float">
            <text:p>6.327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1431" calcext:value-type="float">
            <text:p>41.431</text:p>
          </table:table-cell>
          <table:table-cell table:style-name="ce13" office:value-type="float" office:value="70104" calcext:value-type="float">
            <text:p>70.104</text:p>
          </table:table-cell>
          <table:table-cell table:style-name="ce13" office:value-type="float" office:value="6962" calcext:value-type="float">
            <text:p>6.962</text:p>
          </table:table-cell>
          <table:table-cell table:style-name="ce13" office:value-type="float" office:value="3878" calcext:value-type="float">
            <text:p>3.878</text:p>
          </table:table-cell>
          <table:table-cell table:style-name="ce13" office:value-type="float" office:value="67010" calcext:value-type="float">
            <text:p>67.010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10.0502366420225" calcext:value-type="float">
            <text:p><text:s/>10,05 </text:p>
          </table:table-cell>
          <table:table-cell office:value-type="float" office:value="39.4554480019856" calcext:value-type="float">
            <text:p><text:s/>39,46 </text:p>
          </table:table-cell>
          <table:table-cell office:value-type="float" office:value="79483" calcext:value-type="float">
            <text:p>79.483 </text:p>
          </table:table-cell>
          <table:table-cell table:style-name="ce12" office:value-type="float" office:value="790857.000000001" calcext:value-type="float">
            <text:p>790.857,00</text:p>
          </table:table-cell>
          <table:table-cell table:style-name="ce12" office:value-type="float" office:value="201450" calcext:value-type="float">
            <text:p>201.450,00</text:p>
          </table:table-cell>
          <table:table-cell office:value-type="float" office:value="4641" calcext:value-type="float">
            <text:p>4.64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59873" calcext:value-type="float">
            <text:p>59.873</text:p>
          </table:table-cell>
          <table:table-cell table:style-name="ce13" office:value-type="float" office:value="752" calcext:value-type="float">
            <text:p>752</text:p>
          </table:table-cell>
          <table:table-cell table:style-name="ce13" office:value-type="float" office:value="13250" calcext:value-type="float">
            <text:p>13.250</text:p>
          </table:table-cell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2.8574088187895" calcext:value-type="float">
            <text:p><text:s/>22,86 </text:p>
          </table:table-cell>
          <table:table-cell office:value-type="float" office:value="79.8704334921291" calcext:value-type="float">
            <text:p><text:s/>79,87 </text:p>
          </table:table-cell>
          <table:table-cell office:value-type="float" office:value="117864" calcext:value-type="float">
            <text:p>117.864 </text:p>
          </table:table-cell>
          <table:table-cell table:style-name="ce12" office:value-type="float" office:value="515649.000000001" calcext:value-type="float">
            <text:p>515.649,00</text:p>
          </table:table-cell>
          <table:table-cell table:style-name="ce12" office:value-type="float" office:value="147569" calcext:value-type="float">
            <text:p>147.569,00</text:p>
          </table:table-cell>
          <table:table-cell office:value-type="float" office:value="29392" calcext:value-type="float">
            <text:p>29.392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552" calcext:value-type="float">
            <text:p>11.552</text:p>
          </table:table-cell>
          <table:table-cell table:style-name="ce13" office:value-type="float" office:value="2405" calcext:value-type="float">
            <text:p>2.405</text:p>
          </table:table-cell>
          <table:table-cell table:style-name="ce13" office:value-type="float" office:value="6491" calcext:value-type="float">
            <text:p>6.491</text:p>
          </table:table-cell>
          <table:table-cell table:style-name="ce13" office:value-type="float" office:value="67942" calcext:value-type="float">
            <text:p>67.942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3.0162543718839" calcext:value-type="float">
            <text:p><text:s/>13,02 </text:p>
          </table:table-cell>
          <table:table-cell office:value-type="float" office:value="43.7473202801201" calcext:value-type="float">
            <text:p><text:s/>43,75 </text:p>
          </table:table-cell>
          <table:table-cell office:value-type="float" office:value="48976" calcext:value-type="float">
            <text:p>48.976 </text:p>
          </table:table-cell>
          <table:table-cell table:style-name="ce12" office:value-type="float" office:value="376267.999999999" calcext:value-type="float">
            <text:p>376.268,00</text:p>
          </table:table-cell>
          <table:table-cell table:style-name="ce12" office:value-type="float" office:value="111952" calcext:value-type="float">
            <text:p>111.952,00</text:p>
          </table:table-cell>
          <table:table-cell office:value-type="float" office:value="735" calcext:value-type="float">
            <text:p>735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561" calcext:value-type="float">
            <text:p>30.561</text:p>
          </table:table-cell>
          <table:table-cell table:style-name="ce13" office:value-type="float" office:value="8365" calcext:value-type="float">
            <text:p>8.365</text:p>
          </table:table-cell>
          <table:table-cell table:style-name="ce13" office:value-type="float" office:value="6799" calcext:value-type="float">
            <text:p>6.799</text:p>
          </table:table-cell>
          <table:table-cell table:style-name="ce13" office:value-type="float" office:value="1788" calcext:value-type="float">
            <text:p>1.788</text:p>
          </table:table-cell>
          <table:table-cell table:style-name="ce13" office:value-type="float" office:value="678" calcext:value-type="float">
            <text:p>67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3.5881524458178" calcext:value-type="float">
            <text:p><text:s/>23,59 </text:p>
          </table:table-cell>
          <table:table-cell office:value-type="float" office:value="75.0170476272823" calcext:value-type="float">
            <text:p><text:s/>75,02 </text:p>
          </table:table-cell>
          <table:table-cell office:value-type="float" office:value="841584" calcext:value-type="float">
            <text:p>841.584 </text:p>
          </table:table-cell>
          <table:table-cell table:style-name="ce12" office:value-type="float" office:value="3567825" calcext:value-type="float">
            <text:p>3.567.825,00</text:p>
          </table:table-cell>
          <table:table-cell table:style-name="ce12" office:value-type="float" office:value="1121857" calcext:value-type="float">
            <text:p>1.121.857,00</text:p>
          </table:table-cell>
          <table:table-cell office:value-type="float" office:value="16267" calcext:value-type="float">
            <text:p>16.267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193207" calcext:value-type="float">
            <text:p>193.207</text:p>
          </table:table-cell>
          <table:table-cell table:style-name="ce13" office:value-type="float" office:value="201250" calcext:value-type="float">
            <text:p>201.250</text:p>
          </table:table-cell>
          <table:table-cell table:style-name="ce13" office:value-type="float" office:value="83941" calcext:value-type="float">
            <text:p>83.941</text:p>
          </table:table-cell>
          <table:table-cell table:style-name="ce13" office:value-type="float" office:value="55080" calcext:value-type="float">
            <text:p>55.080</text:p>
          </table:table-cell>
          <table:table-cell table:style-name="ce13" office:value-type="float" office:value="290793" calcext:value-type="float">
            <text:p>290.793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1.6607366908917" calcext:value-type="float">
            <text:p><text:s/>11,66 </text:p>
          </table:table-cell>
          <table:table-cell office:value-type="float" office:value="47" calcext:value-type="float">
            <text:p><text:s/>47,00 </text:p>
          </table:table-cell>
          <table:table-cell office:value-type="float" office:value="115458" calcext:value-type="float">
            <text:p>115.458 </text:p>
          </table:table-cell>
          <table:table-cell table:style-name="ce12" office:value-type="float" office:value="990143.273625115" calcext:value-type="float">
            <text:p>990.143,27</text:p>
          </table:table-cell>
          <table:table-cell table:style-name="ce12" office:value-type="float" office:value="245655.319148936" calcext:value-type="float">
            <text:p>245.655,32</text:p>
          </table:table-cell>
          <table:table-cell office:value-type="float" office:value="898" calcext:value-type="float">
            <text:p>898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909" calcext:value-type="float">
            <text:p>909</text:p>
          </table:table-cell>
          <table:table-cell table:style-name="ce13" office:value-type="float" office:value="32752" calcext:value-type="float">
            <text:p>32.752</text:p>
          </table:table-cell>
          <table:table-cell table:style-name="ce13" office:value-type="float" office:value="61838" calcext:value-type="float">
            <text:p>61.838</text:p>
          </table:table-cell>
          <table:table-cell table:style-name="ce13" office:value-type="float" office:value="11274" calcext:value-type="float">
            <text:p>11.274</text:p>
          </table:table-cell>
          <table:table-cell table:style-name="ce13" office:value-type="float" office:value="801" calcext:value-type="float">
            <text:p>801</text:p>
          </table:table-cell>
          <table:table-cell table:style-name="ce13" office:value-type="float" office:value="6863" calcext:value-type="float">
            <text:p>6.863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8.1501701128294" calcext:value-type="float">
            <text:p><text:s/>28,15 </text:p>
          </table:table-cell>
          <table:table-cell office:value-type="float" office:value="94.9538682598503" calcext:value-type="float">
            <text:p><text:s/>94,95 </text:p>
          </table:table-cell>
          <table:table-cell office:value-type="float" office:value="50223" calcext:value-type="float">
            <text:p>50.223 </text:p>
          </table:table-cell>
          <table:table-cell table:style-name="ce12" office:value-type="float" office:value="178411" calcext:value-type="float">
            <text:p>178.411,00</text:p>
          </table:table-cell>
          <table:table-cell table:style-name="ce12" office:value-type="float" office:value="52892" calcext:value-type="float">
            <text:p>52.892,00</text:p>
          </table:table-cell>
          <table:table-cell table:style-name="ce13" office:value-type="float" office:value="895" calcext:value-type="float">
            <text:p>89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723" calcext:value-type="float">
            <text:p>23.723</text:p>
          </table:table-cell>
          <table:table-cell table:style-name="ce13" office:value-type="float" office:value="13397" calcext:value-type="float">
            <text:p>13.397</text:p>
          </table:table-cell>
          <table:table-cell table:style-name="ce13" office:value-type="float" office:value="9782" calcext:value-type="float">
            <text:p>9.782</text:p>
          </table:table-cell>
          <table:table-cell table:style-name="ce13" office:value-type="float" office:value="1433" calcext:value-type="float">
            <text:p>1.433</text:p>
          </table:table-cell>
          <table:table-cell table:style-name="ce13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3.5334467757118" calcext:value-type="float">
            <text:p><text:s/>13,53 </text:p>
          </table:table-cell>
          <table:table-cell office:value-type="float" office:value="54.636044861008" calcext:value-type="float">
            <text:p><text:s/>54,64 </text:p>
          </table:table-cell>
          <table:table-cell office:value-type="float" office:value="232472" calcext:value-type="float">
            <text:p>232.472 </text:p>
          </table:table-cell>
          <table:table-cell table:style-name="ce12" office:value-type="float" office:value="1717759.00000001" calcext:value-type="float">
            <text:p>1.717.759,00</text:p>
          </table:table-cell>
          <table:table-cell table:style-name="ce12" office:value-type="float" office:value="425492" calcext:value-type="float">
            <text:p>425.492,00</text:p>
          </table:table-cell>
          <table:table-cell office:value-type="float" office:value="164" calcext:value-type="float">
            <text:p>16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39446" calcext:value-type="float">
            <text:p>39.446</text:p>
          </table:table-cell>
          <table:table-cell table:style-name="ce13" office:value-type="float" office:value="50293" calcext:value-type="float">
            <text:p>50.293</text:p>
          </table:table-cell>
          <table:table-cell table:style-name="ce13" office:value-type="float" office:value="21986" calcext:value-type="float">
            <text:p>21.986</text:p>
          </table:table-cell>
          <table:table-cell table:style-name="ce13" office:value-type="float" office:value="5300" calcext:value-type="float">
            <text:p>5.300</text:p>
          </table:table-cell>
          <table:table-cell table:style-name="ce13" office:value-type="float" office:value="115154" calcext:value-type="float">
            <text:p>115.15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3.352473727873" calcext:value-type="float">
            <text:p><text:s/>23,35 </text:p>
          </table:table-cell>
          <table:table-cell office:value-type="float" office:value="70.0033033602797" calcext:value-type="float">
            <text:p><text:s/>70,00 </text:p>
          </table:table-cell>
          <table:table-cell office:value-type="float" office:value="4132351" calcext:value-type="float">
            <text:p>4.132.351 </text:p>
          </table:table-cell>
          <table:table-cell table:style-name="ce12" office:value-type="float" office:value="17695560" calcext:value-type="float">
            <text:p>17.695.560,00</text:p>
          </table:table-cell>
          <table:table-cell table:style-name="ce12" office:value-type="float" office:value="5903080" calcext:value-type="float">
            <text:p>5.903.080,00</text:p>
          </table:table-cell>
          <table:table-cell table:style-name="ce13" office:value-type="float" office:value="9108" calcext:value-type="float">
            <text:p>9.108</text:p>
          </table:table-cell>
          <table:table-cell table:style-name="ce13" office:value-type="float" office:value="37192" calcext:value-type="float">
            <text:p>37.192</text:p>
          </table:table-cell>
          <table:table-cell table:style-name="ce13" office:value-type="float" office:value="31178" calcext:value-type="float">
            <text:p>31.178</text:p>
          </table:table-cell>
          <table:table-cell table:style-name="ce13" office:value-type="float" office:value="1096049" calcext:value-type="float">
            <text:p>1.096.049</text:p>
          </table:table-cell>
          <table:table-cell table:style-name="ce13" office:value-type="float" office:value="244001" calcext:value-type="float">
            <text:p>244.001</text:p>
          </table:table-cell>
          <table:table-cell table:style-name="ce13" office:value-type="float" office:value="140322" calcext:value-type="float">
            <text:p>140.322</text:p>
          </table:table-cell>
          <table:table-cell table:style-name="ce13" office:value-type="float" office:value="236897" calcext:value-type="float">
            <text:p>236.897</text:p>
          </table:table-cell>
          <table:table-cell table:style-name="ce13" office:value-type="float" office:value="2337604" calcext:value-type="float">
            <text:p>2.337.60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4871904812949" calcext:value-type="float">
            <text:p><text:s/>45,49 </text:p>
          </table:table-cell>
          <table:table-cell office:value-type="float" office:value="110.144402032121" calcext:value-type="float">
            <text:p><text:s/>110,14 </text:p>
          </table:table-cell>
          <table:table-cell office:value-type="float" office:value="1400355" calcext:value-type="float">
            <text:p>1.400.355 </text:p>
          </table:table-cell>
          <table:table-cell table:style-name="ce12" office:value-type="float" office:value="3078570" calcext:value-type="float">
            <text:p>3.078.570,00</text:p>
          </table:table-cell>
          <table:table-cell table:style-name="ce12" office:value-type="float" office:value="1271381" calcext:value-type="float">
            <text:p>1.271.381,0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157558" calcext:value-type="float">
            <text:p>157.558</text:p>
          </table:table-cell>
          <table:table-cell table:style-name="ce13" office:value-type="float" office:value="73568" calcext:value-type="float">
            <text:p>73.568</text:p>
          </table:table-cell>
          <table:table-cell table:style-name="ce13" office:value-type="float" office:value="43859" calcext:value-type="float">
            <text:p>43.859</text:p>
          </table:table-cell>
          <table:table-cell table:style-name="ce13" office:value-type="float" office:value="86655" calcext:value-type="float">
            <text:p>86.655</text:p>
          </table:table-cell>
          <table:table-cell table:style-name="ce13" office:value-type="float" office:value="1037752" calcext:value-type="float">
            <text:p>1.037.75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3.3137486714673" calcext:value-type="float">
            <text:p><text:s/>13,31 </text:p>
          </table:table-cell>
          <table:table-cell office:value-type="float" office:value="52.3403096626386" calcext:value-type="float">
            <text:p><text:s/>52,34 </text:p>
          </table:table-cell>
          <table:table-cell office:value-type="float" office:value="55744" calcext:value-type="float">
            <text:p>55.744 </text:p>
          </table:table-cell>
          <table:table-cell table:style-name="ce12" office:value-type="float" office:value="418695" calcext:value-type="float">
            <text:p>418.695,00</text:p>
          </table:table-cell>
          <table:table-cell table:style-name="ce12" office:value-type="float" office:value="106503" calcext:value-type="float">
            <text:p>106.503,00</text:p>
          </table:table-cell>
          <table:table-cell table:style-name="ce13" office:value-type="float" office:value="2206" calcext:value-type="float">
            <text:p>2.206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219" calcext:value-type="float">
            <text:p>7.219</text:p>
          </table:table-cell>
          <table:table-cell table:style-name="ce13" office:value-type="float" office:value="9091" calcext:value-type="float">
            <text:p>9.091</text:p>
          </table:table-cell>
          <table:table-cell table:style-name="ce13" office:value-type="float" office:value="6828" calcext:value-type="float">
            <text:p>6.828</text:p>
          </table:table-cell>
          <table:table-cell table:style-name="ce13" office:value-type="float" office:value="4941" calcext:value-type="float">
            <text:p>4.941</text:p>
          </table:table-cell>
          <table:table-cell table:style-name="ce13" office:value-type="float" office:value="25388" calcext:value-type="float">
            <text:p>25.38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5800413405394" calcext:value-type="float">
            <text:p><text:s/>11,58 </text:p>
          </table:table-cell>
          <table:table-cell office:value-type="float" office:value="43.3276272929354" calcext:value-type="float">
            <text:p><text:s/>43,33 </text:p>
          </table:table-cell>
          <table:table-cell office:value-type="float" office:value="140729" calcext:value-type="float">
            <text:p>140.729 </text:p>
          </table:table-cell>
          <table:table-cell table:style-name="ce12" office:value-type="float" office:value="1215272" calcext:value-type="float">
            <text:p>1.215.272,00</text:p>
          </table:table-cell>
          <table:table-cell table:style-name="ce12" office:value-type="float" office:value="324802" calcext:value-type="float">
            <text:p>324.802,00</text:p>
          </table:table-cell>
          <table:table-cell table:style-name="ce13" office:value-type="float" office:value="7958" calcext:value-type="float">
            <text:p>7.958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23444" calcext:value-type="float">
            <text:p>23.444</text:p>
          </table:table-cell>
          <table:table-cell table:style-name="ce13" office:value-type="float" office:value="21574" calcext:value-type="float">
            <text:p>21.574</text:p>
          </table:table-cell>
          <table:table-cell table:style-name="ce13" office:value-type="float" office:value="24032" calcext:value-type="float">
            <text:p>24.032</text:p>
          </table:table-cell>
          <table:table-cell table:style-name="ce13" office:value-type="float" office:value="16069" calcext:value-type="float">
            <text:p>16.069</text:p>
          </table:table-cell>
          <table:table-cell table:style-name="ce13" office:value-type="float" office:value="47239" calcext:value-type="float">
            <text:p>47.23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2.1597817714202" calcext:value-type="float">
            <text:p><text:s/>22,16 </text:p>
          </table:table-cell>
          <table:table-cell office:value-type="float" office:value="72.2941048193647" calcext:value-type="float">
            <text:p><text:s/>72,29 </text:p>
          </table:table-cell>
          <table:table-cell office:value-type="float" office:value="139237" calcext:value-type="float">
            <text:p>139.237 </text:p>
          </table:table-cell>
          <table:table-cell table:style-name="ce12" office:value-type="float" office:value="628332" calcext:value-type="float">
            <text:p>628.332,00</text:p>
          </table:table-cell>
          <table:table-cell table:style-name="ce12" office:value-type="float" office:value="192598" calcext:value-type="float">
            <text:p>192.598,00</text:p>
          </table:table-cell>
          <table:table-cell table:style-name="ce13" office:value-type="float" office:value="5172" calcext:value-type="float">
            <text:p>5.172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89639" calcext:value-type="float">
            <text:p>89.639</text:p>
          </table:table-cell>
          <table:table-cell table:style-name="ce13" office:value-type="float" office:value="22605" calcext:value-type="float">
            <text:p>22.605</text:p>
          </table:table-cell>
          <table:table-cell table:style-name="ce13" office:value-type="float" office:value="16604" calcext:value-type="float">
            <text:p>16.604</text:p>
          </table:table-cell>
          <table:table-cell table:style-name="ce13" office:value-type="float" office:value="3896" calcext:value-type="float">
            <text:p>3.896</text:p>
          </table:table-cell>
          <table:table-cell table:style-name="ce13" office:value-type="float" office:value="1112" calcext:value-type="float">
            <text:p>1.11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4.5284062912537" calcext:value-type="float">
            <text:p><text:s/>24,53 </text:p>
          </table:table-cell>
          <table:table-cell office:value-type="float" office:value="80.1151879593124" calcext:value-type="float">
            <text:p><text:s/>80,12 </text:p>
          </table:table-cell>
          <table:table-cell office:value-type="float" office:value="930880" calcext:value-type="float">
            <text:p>930.880 </text:p>
          </table:table-cell>
          <table:table-cell table:style-name="ce12" office:value-type="float" office:value="3795110.00000001" calcext:value-type="float">
            <text:p>3.795.110,00</text:p>
          </table:table-cell>
          <table:table-cell table:style-name="ce12" office:value-type="float" office:value="1161927" calcext:value-type="float">
            <text:p>1.161.927,00</text:p>
          </table:table-cell>
          <table:table-cell table:style-name="ce13" office:value-type="float" office:value="9925" calcext:value-type="float">
            <text:p>9.92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2452" calcext:value-type="float">
            <text:p>2.452</text:p>
          </table:table-cell>
          <table:table-cell table:style-name="ce13" office:value-type="float" office:value="201757" calcext:value-type="float">
            <text:p>201.757</text:p>
          </table:table-cell>
          <table:table-cell table:style-name="ce13" office:value-type="float" office:value="136516" calcext:value-type="float">
            <text:p>136.516</text:p>
          </table:table-cell>
          <table:table-cell table:style-name="ce13" office:value-type="float" office:value="66950" calcext:value-type="float">
            <text:p>66.950</text:p>
          </table:table-cell>
          <table:table-cell table:style-name="ce13" office:value-type="float" office:value="70824" calcext:value-type="float">
            <text:p>70.824</text:p>
          </table:table-cell>
          <table:table-cell table:style-name="ce13" office:value-type="float" office:value="442357" calcext:value-type="float">
            <text:p>442.35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1.4650645801296" calcext:value-type="float">
            <text:p><text:s/>11,47 </text:p>
          </table:table-cell>
          <table:table-cell office:value-type="float" office:value="43.5411637336848" calcext:value-type="float">
            <text:p><text:s/>43,54 </text:p>
          </table:table-cell>
          <table:table-cell office:value-type="float" office:value="129501" calcext:value-type="float">
            <text:p>129.501 </text:p>
          </table:table-cell>
          <table:table-cell table:style-name="ce12" office:value-type="float" office:value="1129527" calcext:value-type="float">
            <text:p>1.129.527,00</text:p>
          </table:table-cell>
          <table:table-cell table:style-name="ce12" office:value-type="float" office:value="297422" calcext:value-type="float">
            <text:p>297.422,00</text:p>
          </table:table-cell>
          <table:table-cell table:style-name="ce13" office:value-type="float" office:value="5053" calcext:value-type="float">
            <text:p>5.05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29419" calcext:value-type="float">
            <text:p>29.419</text:p>
          </table:table-cell>
          <table:table-cell table:style-name="ce13" office:value-type="float" office:value="27037" calcext:value-type="float">
            <text:p>27.037</text:p>
          </table:table-cell>
          <table:table-cell table:style-name="ce13" office:value-type="float" office:value="24524" calcext:value-type="float">
            <text:p>24.524</text:p>
          </table:table-cell>
          <table:table-cell table:style-name="ce13" office:value-type="float" office:value="10059" calcext:value-type="float">
            <text:p>10.059</text:p>
          </table:table-cell>
          <table:table-cell table:style-name="ce13" office:value-type="float" office:value="32697" calcext:value-type="float">
            <text:p>32.69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8.4356806329179" calcext:value-type="float">
            <text:p><text:s/>18,44 </text:p>
          </table:table-cell>
          <table:table-cell office:value-type="float" office:value="61.6602644647879" calcext:value-type="float">
            <text:p><text:s/>61,66 </text:p>
          </table:table-cell>
          <table:table-cell office:value-type="float" office:value="257632" calcext:value-type="float">
            <text:p>257.632 </text:p>
          </table:table-cell>
          <table:table-cell table:style-name="ce12" office:value-type="float" office:value="1397464" calcext:value-type="float">
            <text:p>1.397.464,00</text:p>
          </table:table-cell>
          <table:table-cell table:style-name="ce12" office:value-type="float" office:value="417825" calcext:value-type="float">
            <text:p>417.825,00</text:p>
          </table:table-cell>
          <table:table-cell table:style-name="ce13" office:value-type="float" office:value="16077" calcext:value-type="float">
            <text:p>16.077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3024" calcext:value-type="float">
            <text:p>3.024</text:p>
          </table:table-cell>
          <table:table-cell table:style-name="ce13" office:value-type="float" office:value="63518" calcext:value-type="float">
            <text:p>63.518</text:p>
          </table:table-cell>
          <table:table-cell table:style-name="ce13" office:value-type="float" office:value="55349" calcext:value-type="float">
            <text:p>55.349</text:p>
          </table:table-cell>
          <table:table-cell table:style-name="ce13" office:value-type="float" office:value="39468" calcext:value-type="float">
            <text:p>39.468</text:p>
          </table:table-cell>
          <table:table-cell table:style-name="ce13" office:value-type="float" office:value="18484" calcext:value-type="float">
            <text:p>18.484</text:p>
          </table:table-cell>
          <table:table-cell table:style-name="ce13" office:value-type="float" office:value="61605" calcext:value-type="float">
            <text:p>61.605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8.45629304957047" calcext:value-type="float">
            <text:p><text:s/>8,46 </text:p>
          </table:table-cell>
          <table:table-cell office:value-type="float" office:value="33.2254841932261" calcext:value-type="float">
            <text:p><text:s/>33,23 </text:p>
          </table:table-cell>
          <table:table-cell office:value-type="float" office:value="51551" calcext:value-type="float">
            <text:p>51.551 </text:p>
          </table:table-cell>
          <table:table-cell table:style-name="ce12" office:value-type="float" office:value="609617" calcext:value-type="float">
            <text:p>609.617,00</text:p>
          </table:table-cell>
          <table:table-cell table:style-name="ce12" office:value-type="float" office:value="155155" calcext:value-type="float">
            <text:p>155.155,00</text:p>
          </table:table-cell>
          <table:table-cell table:style-name="ce13" office:value-type="float" office:value="1618" calcext:value-type="float">
            <text:p>1.618</text:p>
          </table:table-cell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364" calcext:value-type="float">
            <text:p>22.364</text:p>
          </table:table-cell>
          <table:table-cell table:style-name="ce13" office:value-type="float" office:value="7310" calcext:value-type="float">
            <text:p>7.310</text:p>
          </table:table-cell>
          <table:table-cell table:style-name="ce13" office:value-type="float" office:value="7460" calcext:value-type="float">
            <text:p>7.460</text:p>
          </table:table-cell>
          <table:table-cell table:style-name="ce13" office:value-type="float" office:value="1341" calcext:value-type="float">
            <text:p>1.341</text:p>
          </table:table-cell>
          <table:table-cell table:style-name="ce13" office:value-type="float" office:value="11077" calcext:value-type="float">
            <text:p>11.07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4.3667840692187" calcext:value-type="float">
            <text:p><text:s/>14,37 </text:p>
          </table:table-cell>
          <table:table-cell office:value-type="float" office:value="56.1821570114677" calcext:value-type="float">
            <text:p><text:s/>56,18 </text:p>
          </table:table-cell>
          <table:table-cell office:value-type="float" office:value="111848" calcext:value-type="float">
            <text:p>111.848 </text:p>
          </table:table-cell>
          <table:table-cell table:style-name="ce12" office:value-type="float" office:value="778518" calcext:value-type="float">
            <text:p>778.518,00</text:p>
          </table:table-cell>
          <table:table-cell table:style-name="ce12" office:value-type="float" office:value="199081" calcext:value-type="float">
            <text:p>199.081,00</text:p>
          </table:table-cell>
          <table:table-cell table:style-name="ce13" office:value-type="float" office:value="2401" calcext:value-type="float">
            <text:p>2.401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4182" calcext:value-type="float">
            <text:p>24.182</text:p>
          </table:table-cell>
          <table:table-cell table:style-name="ce13" office:value-type="float" office:value="16577" calcext:value-type="float">
            <text:p>16.577</text:p>
          </table:table-cell>
          <table:table-cell table:style-name="ce13" office:value-type="float" office:value="37908" calcext:value-type="float">
            <text:p>37.908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float" office:value="29950" calcext:value-type="float">
            <text:p>29.950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7.0435584401919" calcext:value-type="float">
            <text:p><text:s/>27,04 </text:p>
          </table:table-cell>
          <table:table-cell office:value-type="float" office:value="82.080006723254" calcext:value-type="float">
            <text:p><text:s/>82,08 </text:p>
          </table:table-cell>
          <table:table-cell office:value-type="float" office:value="97667" calcext:value-type="float">
            <text:p>97.667 </text:p>
          </table:table-cell>
          <table:table-cell table:style-name="ce12" office:value-type="float" office:value="361147.000000001" calcext:value-type="float">
            <text:p>361.147,00</text:p>
          </table:table-cell>
          <table:table-cell table:style-name="ce12" office:value-type="float" office:value="118990" calcext:value-type="float">
            <text:p>118.990,00</text:p>
          </table:table-cell>
          <table:table-cell table:style-name="ce13" office:value-type="float" office:value="4062" calcext:value-type="float">
            <text:p>4.062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64146" calcext:value-type="float">
            <text:p>64.146</text:p>
          </table:table-cell>
          <table:table-cell table:style-name="ce13" office:value-type="float" office:value="7769" calcext:value-type="float">
            <text:p>7.769</text:p>
          </table:table-cell>
          <table:table-cell table:style-name="ce13" office:value-type="float" office:value="8128" calcext:value-type="float">
            <text:p>8.128</text:p>
          </table:table-cell>
          <table:table-cell table:style-name="ce13" office:value-type="float" office:value="3399" calcext:value-type="float">
            <text:p>3.399</text:p>
          </table:table-cell>
          <table:table-cell table:style-name="ce13" office:value-type="float" office:value="9311" calcext:value-type="float">
            <text:p>9.31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20.4915850957506" calcext:value-type="float">
            <text:p><text:s/>20,49 </text:p>
          </table:table-cell>
          <table:table-cell office:value-type="float" office:value="76.9786615851933" calcext:value-type="float">
            <text:p><text:s/>76,98 </text:p>
          </table:table-cell>
          <table:table-cell office:value-type="float" office:value="81602" calcext:value-type="float">
            <text:p>81.602 </text:p>
          </table:table-cell>
          <table:table-cell table:style-name="ce12" office:value-type="float" office:value="398222" calcext:value-type="float">
            <text:p>398.222,00</text:p>
          </table:table-cell>
          <table:table-cell table:style-name="ce12" office:value-type="float" office:value="106006" calcext:value-type="float">
            <text:p>106.006,0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312" calcext:value-type="float">
            <text:p>5.312</text:p>
          </table:table-cell>
          <table:table-cell table:style-name="ce13" office:value-type="float" office:value="5971" calcext:value-type="float">
            <text:p>5.971</text:p>
          </table:table-cell>
          <table:table-cell table:style-name="ce13" office:value-type="float" office:value="23298" calcext:value-type="float">
            <text:p>23.298</text:p>
          </table:table-cell>
          <table:table-cell table:style-name="ce13" office:value-type="float" office:value="4825" calcext:value-type="float">
            <text:p>4.825</text:p>
          </table:table-cell>
          <table:table-cell table:style-name="ce13" office:value-type="float" office:value="42158" calcext:value-type="float">
            <text:p>42.15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1.4338470668006" calcext:value-type="float">
            <text:p><text:s/>11,43 </text:p>
          </table:table-cell>
          <table:table-cell office:value-type="float" office:value="40.9732418261709" calcext:value-type="float">
            <text:p><text:s/>40,97 </text:p>
          </table:table-cell>
          <table:table-cell office:value-type="float" office:value="229671" calcext:value-type="float">
            <text:p>229.671 </text:p>
          </table:table-cell>
          <table:table-cell table:style-name="ce12" office:value-type="float" office:value="2008694" calcext:value-type="float">
            <text:p>2.008.694,00</text:p>
          </table:table-cell>
          <table:table-cell table:style-name="ce12" office:value-type="float" office:value="560539" calcext:value-type="float">
            <text:p>560.539,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37462" calcext:value-type="float">
            <text:p>137.462</text:p>
          </table:table-cell>
          <table:table-cell table:style-name="ce13" office:value-type="float" office:value="10886" calcext:value-type="float">
            <text:p>10.886</text:p>
          </table:table-cell>
          <table:table-cell table:style-name="ce13" office:value-type="float" office:value="56117" calcext:value-type="float">
            <text:p>56.117</text:p>
          </table:table-cell>
          <table:table-cell table:style-name="ce13" office:value-type="float" office:value="4403" calcext:value-type="float">
            <text:p>4.403</text:p>
          </table:table-cell>
          <table:table-cell table:style-name="ce13" office:value-type="float" office:value="20686" calcext:value-type="float">
            <text:p>20.68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2.2601465948529" calcext:value-type="float">
            <text:p><text:s/>12,26 </text:p>
          </table:table-cell>
          <table:table-cell office:value-type="float" office:value="45.0128113119994" calcext:value-type="float">
            <text:p><text:s/>45,01 </text:p>
          </table:table-cell>
          <table:table-cell office:value-type="float" office:value="156176" calcext:value-type="float">
            <text:p>156.176 </text:p>
          </table:table-cell>
          <table:table-cell table:style-name="ce12" office:value-type="float" office:value="1273851" calcext:value-type="float">
            <text:p>1.273.851,00</text:p>
          </table:table-cell>
          <table:table-cell table:style-name="ce12" office:value-type="float" office:value="346959" calcext:value-type="float">
            <text:p>346.959,00</text:p>
          </table:table-cell>
          <table:table-cell table:style-name="ce13" office:value-type="float" office:value="8279" calcext:value-type="float">
            <text:p>8.27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1643" calcext:value-type="float">
            <text:p>41.643</text:p>
          </table:table-cell>
          <table:table-cell table:style-name="ce13" office:value-type="float" office:value="25907" calcext:value-type="float">
            <text:p>25.907</text:p>
          </table:table-cell>
          <table:table-cell table:style-name="ce13" office:value-type="float" office:value="25811" calcext:value-type="float">
            <text:p>25.811</text:p>
          </table:table-cell>
          <table:table-cell table:style-name="ce13" office:value-type="float" office:value="16172" calcext:value-type="float">
            <text:p>16.172</text:p>
          </table:table-cell>
          <table:table-cell table:style-name="ce13" office:value-type="float" office:value="38308" calcext:value-type="float">
            <text:p>38.30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20.5802361256459" calcext:value-type="float">
            <text:p><text:s/>20,58 </text:p>
          </table:table-cell>
          <table:table-cell office:value-type="float" office:value="69.1402108463862" calcext:value-type="float">
            <text:p><text:s/>69,14 </text:p>
          </table:table-cell>
          <table:table-cell office:value-type="float" office:value="138250" calcext:value-type="float">
            <text:p>138.250 </text:p>
          </table:table-cell>
          <table:table-cell table:style-name="ce12" office:value-type="float" office:value="671760.999999999" calcext:value-type="float">
            <text:p>671.761,00</text:p>
          </table:table-cell>
          <table:table-cell table:style-name="ce12" office:value-type="float" office:value="199956" calcext:value-type="float">
            <text:p>199.956,00</text:p>
          </table:table-cell>
          <table:table-cell table:style-name="ce13" office:value-type="float" office:value="5645" calcext:value-type="float">
            <text:p>5.645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57713" calcext:value-type="float">
            <text:p>57.713</text:p>
          </table:table-cell>
          <table:table-cell table:style-name="ce13" office:value-type="float" office:value="8631" calcext:value-type="float">
            <text:p>8.631</text:p>
          </table:table-cell>
          <table:table-cell table:style-name="ce13" office:value-type="float" office:value="5871" calcext:value-type="float">
            <text:p>5.871</text:p>
          </table:table-cell>
          <table:table-cell table:style-name="ce13" office:value-type="float" office:value="5943" calcext:value-type="float">
            <text:p>5.943</text:p>
          </table:table-cell>
          <table:table-cell table:style-name="ce13" office:value-type="float" office:value="54008" calcext:value-type="float">
            <text:p>54.00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9.0520518601284" calcext:value-type="float">
            <text:p><text:s/>19,05 </text:p>
          </table:table-cell>
          <table:table-cell office:value-type="float" office:value="61.9420405741775" calcext:value-type="float">
            <text:p><text:s/>61,94 </text:p>
          </table:table-cell>
          <table:table-cell office:value-type="float" office:value="144084" calcext:value-type="float">
            <text:p>144.084 </text:p>
          </table:table-cell>
          <table:table-cell table:style-name="ce12" office:value-type="float" office:value="756265" calcext:value-type="float">
            <text:p>756.265,00</text:p>
          </table:table-cell>
          <table:table-cell table:style-name="ce12" office:value-type="float" office:value="232611" calcext:value-type="float">
            <text:p>232.611,00</text:p>
          </table:table-cell>
          <table:table-cell table:style-name="ce13" office:value-type="float" office:value="20009" calcext:value-type="float">
            <text:p>20.009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557" calcext:value-type="float">
            <text:p>557</text:p>
          </table:table-cell>
          <table:table-cell table:style-name="ce13" office:value-type="float" office:value="69356" calcext:value-type="float">
            <text:p>69.356</text:p>
          </table:table-cell>
          <table:table-cell table:style-name="ce13" office:value-type="float" office:value="3663" calcext:value-type="float">
            <text:p>3.663</text:p>
          </table:table-cell>
          <table:table-cell table:style-name="ce13" office:value-type="float" office:value="15019" calcext:value-type="float">
            <text:p>15.019</text:p>
          </table:table-cell>
          <table:table-cell table:style-name="ce13" office:value-type="float" office:value="3867" calcext:value-type="float">
            <text:p>3.867</text:p>
          </table:table-cell>
          <table:table-cell table:style-name="ce13" office:value-type="float" office:value="31488" calcext:value-type="float">
            <text:p>31.48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3.3034413913845" calcext:value-type="float">
            <text:p><text:s/>13,30 </text:p>
          </table:table-cell>
          <table:table-cell office:value-type="float" office:value="54.9300901747889" calcext:value-type="float">
            <text:p><text:s/>54,93 </text:p>
          </table:table-cell>
          <table:table-cell office:value-type="float" office:value="191639" calcext:value-type="float">
            <text:p>191.639 </text:p>
          </table:table-cell>
          <table:table-cell table:style-name="ce12" office:value-type="float" office:value="1440522" calcext:value-type="float">
            <text:p>1.440.522,00</text:p>
          </table:table-cell>
          <table:table-cell table:style-name="ce12" office:value-type="float" office:value="348878" calcext:value-type="float">
            <text:p>348.878,00</text:p>
          </table:table-cell>
          <table:table-cell table:style-name="ce13" office:value-type="float" office:value="6328" calcext:value-type="float">
            <text:p>6.328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543" calcext:value-type="float">
            <text:p>42.543</text:p>
          </table:table-cell>
          <table:table-cell table:style-name="ce13" office:value-type="float" office:value="67012" calcext:value-type="float">
            <text:p>67.012</text:p>
          </table:table-cell>
          <table:table-cell table:style-name="ce13" office:value-type="float" office:value="7099" calcext:value-type="float">
            <text:p>7.099</text:p>
          </table:table-cell>
          <table:table-cell table:style-name="ce13" office:value-type="float" office:value="9654" calcext:value-type="float">
            <text:p>9.654</text:p>
          </table:table-cell>
          <table:table-cell table:style-name="ce13" office:value-type="float" office:value="58882" calcext:value-type="float">
            <text:p>58.88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10.0067190669371" calcext:value-type="float">
            <text:p><text:s/>10,01 </text:p>
          </table:table-cell>
          <table:table-cell office:value-type="float" office:value="39.2840257006206" calcext:value-type="float">
            <text:p><text:s/>39,28 </text:p>
          </table:table-cell>
          <table:table-cell office:value-type="float" office:value="78933" calcext:value-type="float">
            <text:p>78.933 </text:p>
          </table:table-cell>
          <table:table-cell table:style-name="ce12" office:value-type="float" office:value="788800.000000002" calcext:value-type="float">
            <text:p>788.800,00</text:p>
          </table:table-cell>
          <table:table-cell table:style-name="ce12" office:value-type="float" office:value="200929" calcext:value-type="float">
            <text:p>200.929,00</text:p>
          </table:table-cell>
          <table:table-cell table:style-name="ce13" office:value-type="float" office:value="4641" calcext:value-type="float">
            <text:p>4.64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59989" calcext:value-type="float">
            <text:p>59.989</text:p>
          </table:table-cell>
          <table:table-cell table:style-name="ce13" office:value-type="float" office:value="784" calcext:value-type="float">
            <text:p>784</text:p>
          </table:table-cell>
          <table:table-cell table:style-name="ce13" office:value-type="float" office:value="12550" calcext:value-type="float">
            <text:p>12.550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3.8905552767436" calcext:value-type="float">
            <text:p><text:s/>23,89 </text:p>
          </table:table-cell>
          <table:table-cell office:value-type="float" office:value="83.4781072006308" calcext:value-type="float">
            <text:p><text:s/>83,48 </text:p>
          </table:table-cell>
          <table:table-cell office:value-type="float" office:value="122818" calcext:value-type="float">
            <text:p>122.818 </text:p>
          </table:table-cell>
          <table:table-cell table:style-name="ce12" office:value-type="float" office:value="514086" calcext:value-type="float">
            <text:p>514.086,00</text:p>
          </table:table-cell>
          <table:table-cell table:style-name="ce12" office:value-type="float" office:value="147126" calcext:value-type="float">
            <text:p>147.126,00</text:p>
          </table:table-cell>
          <table:table-cell table:style-name="ce13" office:value-type="float" office:value="36917" calcext:value-type="float">
            <text:p>36.917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752" calcext:value-type="float">
            <text:p>11.752</text:p>
          </table:table-cell>
          <table:table-cell table:style-name="ce13" office:value-type="float" office:value="2703" calcext:value-type="float">
            <text:p>2.703</text:p>
          </table:table-cell>
          <table:table-cell table:style-name="ce13" office:value-type="float" office:value="5418" calcext:value-type="float">
            <text:p>5.418</text:p>
          </table:table-cell>
          <table:table-cell table:style-name="ce13" office:value-type="float" office:value="65946" calcext:value-type="float">
            <text:p>65.946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3.096756425785" calcext:value-type="float">
            <text:p><text:s/>13,10 </text:p>
          </table:table-cell>
          <table:table-cell office:value-type="float" office:value="44.0149166554343" calcext:value-type="float">
            <text:p><text:s/>44,01 </text:p>
          </table:table-cell>
          <table:table-cell office:value-type="float" office:value="48982" calcext:value-type="float">
            <text:p>48.982 </text:p>
          </table:table-cell>
          <table:table-cell table:style-name="ce12" office:value-type="float" office:value="374000.999999999" calcext:value-type="float">
            <text:p>374.001,00</text:p>
          </table:table-cell>
          <table:table-cell table:style-name="ce12" office:value-type="float" office:value="111285" calcext:value-type="float">
            <text:p>111.285,00</text:p>
          </table:table-cell>
          <table:table-cell table:style-name="ce13" office:value-type="float" office:value="735" calcext:value-type="float">
            <text:p>735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595" calcext:value-type="float">
            <text:p>30.595</text:p>
          </table:table-cell>
          <table:table-cell table:style-name="ce13" office:value-type="float" office:value="8463" calcext:value-type="float">
            <text:p>8.463</text:p>
          </table:table-cell>
          <table:table-cell table:style-name="ce13" office:value-type="float" office:value="6888" calcext:value-type="float">
            <text:p>6.888</text:p>
          </table:table-cell>
          <table:table-cell table:style-name="ce13" office:value-type="float" office:value="1575" calcext:value-type="float">
            <text:p>1.575</text:p>
          </table:table-cell>
          <table:table-cell table:style-name="ce13"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3.6047874530137" calcext:value-type="float">
            <text:p><text:s/>23,60 </text:p>
          </table:table-cell>
          <table:table-cell office:value-type="float" office:value="75.0687862629301" calcext:value-type="float">
            <text:p><text:s/>75,07 </text:p>
          </table:table-cell>
          <table:table-cell office:value-type="float" office:value="840600" calcext:value-type="float">
            <text:p>840.600 </text:p>
          </table:table-cell>
          <table:table-cell table:style-name="ce12" office:value-type="float" office:value="3561142" calcext:value-type="float">
            <text:p>3.561.142,00</text:p>
          </table:table-cell>
          <table:table-cell table:style-name="ce12" office:value-type="float" office:value="1119773" calcext:value-type="float">
            <text:p>1.119.773,00</text:p>
          </table:table-cell>
          <table:table-cell table:style-name="ce13" office:value-type="float" office:value="15371" calcext:value-type="float">
            <text:p>15.371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896" calcext:value-type="float">
            <text:p>896</text:p>
          </table:table-cell>
          <table:table-cell table:style-name="ce13" office:value-type="float" office:value="202018" calcext:value-type="float">
            <text:p>202.018</text:p>
          </table:table-cell>
          <table:table-cell table:style-name="ce13" office:value-type="float" office:value="204077" calcext:value-type="float">
            <text:p>204.077</text:p>
          </table:table-cell>
          <table:table-cell table:style-name="ce13" office:value-type="float" office:value="80452" calcext:value-type="float">
            <text:p>80.452</text:p>
          </table:table-cell>
          <table:table-cell table:style-name="ce13" office:value-type="float" office:value="75195" calcext:value-type="float">
            <text:p>75.195</text:p>
          </table:table-cell>
          <table:table-cell table:style-name="ce13" office:value-type="float" office:value="262124" calcext:value-type="float">
            <text:p>262.12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1.5543888752169" calcext:value-type="float">
            <text:p><text:s/>11,55 </text:p>
          </table:table-cell>
          <table:table-cell office:value-type="float" office:value="46.5572753649211" calcext:value-type="float">
            <text:p><text:s/>46,56 </text:p>
          </table:table-cell>
          <table:table-cell office:value-type="float" office:value="114090" calcext:value-type="float">
            <text:p>114.090 </text:p>
          </table:table-cell>
          <table:table-cell table:style-name="ce12" office:value-type="float" office:value="987416.999999996" calcext:value-type="float">
            <text:p>987.417,00</text:p>
          </table:table-cell>
          <table:table-cell table:style-name="ce12" office:value-type="float" office:value="245053" calcext:value-type="float">
            <text:p>245.053,00</text:p>
          </table:table-cell>
          <table:table-cell table:style-name="ce13" office:value-type="float" office:value="1566" calcext:value-type="float">
            <text:p>1.566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909" calcext:value-type="float">
            <text:p>909</text:p>
          </table:table-cell>
          <table:table-cell table:style-name="ce13" office:value-type="float" office:value="32034" calcext:value-type="float">
            <text:p>32.034</text:p>
          </table:table-cell>
          <table:table-cell table:style-name="ce13" office:value-type="float" office:value="62224" calcext:value-type="float">
            <text:p>62.224</text:p>
          </table:table-cell>
          <table:table-cell table:style-name="ce13" office:value-type="float" office:value="10359" calcext:value-type="float">
            <text:p>10.359</text:p>
          </table:table-cell>
          <table:table-cell table:style-name="ce13" office:value-type="float" office:value="811" calcext:value-type="float">
            <text:p>811</text:p>
          </table:table-cell>
          <table:table-cell table:style-name="ce13" office:value-type="float" office:value="6064" calcext:value-type="float">
            <text:p>6.06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0.1266479457771" calcext:value-type="float">
            <text:p><text:s/>20,13 </text:p>
          </table:table-cell>
          <table:table-cell office:value-type="float" office:value="67.8858077522918" calcext:value-type="float">
            <text:p><text:s/>67,89 </text:p>
          </table:table-cell>
          <table:table-cell office:value-type="float" office:value="35693" calcext:value-type="float">
            <text:p>35.693 </text:p>
          </table:table-cell>
          <table:table-cell table:style-name="ce12" office:value-type="float" office:value="177342" calcext:value-type="float">
            <text:p>177.342,00</text:p>
          </table:table-cell>
          <table:table-cell table:style-name="ce12" office:value-type="float" office:value="52578" calcext:value-type="float">
            <text:p>52.578,00</text:p>
          </table:table-cell>
          <table:table-cell table:style-name="ce13" office:value-type="float" office:value="1483" calcext:value-type="float">
            <text:p>1.48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335" calcext:value-type="float">
            <text:p>21.335</text:p>
          </table:table-cell>
          <table:table-cell table:style-name="ce13" office:value-type="float" office:value="6913" calcext:value-type="float">
            <text:p>6.913</text:p>
          </table:table-cell>
          <table:table-cell table:style-name="ce13" office:value-type="float" office:value="4580" calcext:value-type="float">
            <text:p>4.580</text:p>
          </table:table-cell>
          <table:table-cell table:style-name="ce13" office:value-type="float" office:value="476" calcext:value-type="float">
            <text:p>476</text:p>
          </table:table-cell>
          <table:table-cell table:style-name="ce13" office:value-type="float" office:value="889" calcext:value-type="float">
            <text:p>88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3.606163819728" calcext:value-type="float">
            <text:p><text:s/>13,61 </text:p>
          </table:table-cell>
          <table:table-cell office:value-type="float" office:value="54.928196510348" calcext:value-type="float">
            <text:p><text:s/>54,93 </text:p>
          </table:table-cell>
          <table:table-cell office:value-type="float" office:value="233051" calcext:value-type="float">
            <text:p>233.051 </text:p>
          </table:table-cell>
          <table:table-cell table:style-name="ce12" office:value-type="float" office:value="1712834" calcext:value-type="float">
            <text:p>1.712.834,00</text:p>
          </table:table-cell>
          <table:table-cell table:style-name="ce12" office:value-type="float" office:value="424283" calcext:value-type="float">
            <text:p>424.283,00</text:p>
          </table:table-cell>
          <table:table-cell table:style-name="ce13" office:value-type="float" office:value="2680" calcext:value-type="float">
            <text:p>2.68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0224" calcext:value-type="float">
            <text:p>40.224</text:p>
          </table:table-cell>
          <table:table-cell table:style-name="ce13" office:value-type="float" office:value="51648" calcext:value-type="float">
            <text:p>51.648</text:p>
          </table:table-cell>
          <table:table-cell table:style-name="ce13" office:value-type="float" office:value="23732" calcext:value-type="float">
            <text:p>23.732</text:p>
          </table:table-cell>
          <table:table-cell table:style-name="ce13" office:value-type="float" office:value="5022" calcext:value-type="float">
            <text:p>5.022</text:p>
          </table:table-cell>
          <table:table-cell table:style-name="ce13" office:value-type="float" office:value="109616" calcext:value-type="float">
            <text:p>109.61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2.998353975762" calcext:value-type="float">
            <text:p><text:s/>23,00 </text:p>
          </table:table-cell>
          <table:table-cell office:value-type="float" office:value="69.1052407618594" calcext:value-type="float">
            <text:p><text:s/>69,11 </text:p>
          </table:table-cell>
          <table:table-cell office:value-type="float" office:value="4060002" calcext:value-type="float">
            <text:p>4.060.002 </text:p>
          </table:table-cell>
          <table:table-cell table:style-name="ce12" office:value-type="float" office:value="17653446" calcext:value-type="float">
            <text:p>17.653.446,00</text:p>
          </table:table-cell>
          <table:table-cell table:style-name="ce12" office:value-type="float" office:value="5875100" calcext:value-type="float">
            <text:p>5.875.100,00</text:p>
          </table:table-cell>
          <table:table-cell table:style-name="ce13" office:value-type="float" office:value="10867" calcext:value-type="float">
            <text:p>10.867</text:p>
          </table:table-cell>
          <table:table-cell table:style-name="ce13" office:value-type="float" office:value="36939" calcext:value-type="float">
            <text:p>36.939</text:p>
          </table:table-cell>
          <table:table-cell table:style-name="ce13" office:value-type="float" office:value="31187" calcext:value-type="float">
            <text:p>31.187</text:p>
          </table:table-cell>
          <table:table-cell table:style-name="ce13" office:value-type="float" office:value="1108368" calcext:value-type="float">
            <text:p>1.108.368</text:p>
          </table:table-cell>
          <table:table-cell table:style-name="ce13" office:value-type="float" office:value="240520" calcext:value-type="float">
            <text:p>240.520</text:p>
          </table:table-cell>
          <table:table-cell table:style-name="ce13" office:value-type="float" office:value="163747" calcext:value-type="float">
            <text:p>163.747</text:p>
          </table:table-cell>
          <table:table-cell table:style-name="ce13" office:value-type="float" office:value="222061" calcext:value-type="float">
            <text:p>222.061</text:p>
          </table:table-cell>
          <table:table-cell table:style-name="ce13" office:value-type="float" office:value="2246313" calcext:value-type="float">
            <text:p>2.246.313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4.8269901646418" calcext:value-type="float">
            <text:p><text:s/>44,83 </text:p>
          </table:table-cell>
          <table:table-cell office:value-type="float" office:value="108.419939223294" calcext:value-type="float">
            <text:p><text:s/>108,42 </text:p>
          </table:table-cell>
          <table:table-cell office:value-type="float" office:value="1379673" calcext:value-type="float">
            <text:p>1.379.673 </text:p>
          </table:table-cell>
          <table:table-cell table:style-name="ce12" office:value-type="float" office:value="3077773" calcext:value-type="float">
            <text:p>3.077.773,00</text:p>
          </table:table-cell>
          <table:table-cell table:style-name="ce12" office:value-type="float" office:value="1272526.99999999" calcext:value-type="float">
            <text:p>1.272.527,00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159662" calcext:value-type="float">
            <text:p>159.662</text:p>
          </table:table-cell>
          <table:table-cell table:style-name="ce13" office:value-type="float" office:value="76753" calcext:value-type="float">
            <text:p>76.753</text:p>
          </table:table-cell>
          <table:table-cell table:style-name="ce13" office:value-type="float" office:value="56457" calcext:value-type="float">
            <text:p>56.457</text:p>
          </table:table-cell>
          <table:table-cell table:style-name="ce13" office:value-type="float" office:value="83255" calcext:value-type="float">
            <text:p>83.255</text:p>
          </table:table-cell>
          <table:table-cell table:style-name="ce13" office:value-type="float" office:value="1003041" calcext:value-type="float">
            <text:p>1.003.04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2.4382789182565" calcext:value-type="float">
            <text:p><text:s/>12,44 </text:p>
          </table:table-cell>
          <table:table-cell office:value-type="float" office:value="48.8990929278482" calcext:value-type="float">
            <text:p><text:s/>48,90 </text:p>
          </table:table-cell>
          <table:table-cell office:value-type="float" office:value="51968" calcext:value-type="float">
            <text:p>51.968 </text:p>
          </table:table-cell>
          <table:table-cell table:style-name="ce12" office:value-type="float" office:value="417807.000000001" calcext:value-type="float">
            <text:p>417.807,00</text:p>
          </table:table-cell>
          <table:table-cell table:style-name="ce12" office:value-type="float" office:value="106276" calcext:value-type="float">
            <text:p>106.276,00</text:p>
          </table:table-cell>
          <table:table-cell table:style-name="ce13" office:value-type="float" office:value="2196" calcext:value-type="float">
            <text:p>2.196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423" calcext:value-type="float">
            <text:p>7.423</text:p>
          </table:table-cell>
          <table:table-cell table:style-name="ce13" office:value-type="float" office:value="8455" calcext:value-type="float">
            <text:p>8.455</text:p>
          </table:table-cell>
          <table:table-cell table:style-name="ce13" office:value-type="float" office:value="10115" calcext:value-type="float">
            <text:p>10.115</text:p>
          </table:table-cell>
          <table:table-cell table:style-name="ce13" office:value-type="float" office:value="712" calcext:value-type="float">
            <text:p>712</text:p>
          </table:table-cell>
          <table:table-cell table:style-name="ce13" office:value-type="float" office:value="22996" calcext:value-type="float">
            <text:p>22.99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5288964774878" calcext:value-type="float">
            <text:p><text:s/>11,53 </text:p>
          </table:table-cell>
          <table:table-cell office:value-type="float" office:value="43.1364924170879" calcext:value-type="float">
            <text:p><text:s/>43,14 </text:p>
          </table:table-cell>
          <table:table-cell office:value-type="float" office:value="139770" calcext:value-type="float">
            <text:p>139.770 </text:p>
          </table:table-cell>
          <table:table-cell table:style-name="ce12" office:value-type="float" office:value="1212345" calcext:value-type="float">
            <text:p>1.212.345,00</text:p>
          </table:table-cell>
          <table:table-cell table:style-name="ce12" office:value-type="float" office:value="324018" calcext:value-type="float">
            <text:p>324.018,00</text:p>
          </table:table-cell>
          <table:table-cell table:style-name="ce13" office:value-type="float" office:value="8384" calcext:value-type="float">
            <text:p>8.384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24357" calcext:value-type="float">
            <text:p>24.357</text:p>
          </table:table-cell>
          <table:table-cell table:style-name="ce13" office:value-type="float" office:value="22102" calcext:value-type="float">
            <text:p>22.102</text:p>
          </table:table-cell>
          <table:table-cell table:style-name="ce13" office:value-type="float" office:value="27556" calcext:value-type="float">
            <text:p>27.556</text:p>
          </table:table-cell>
          <table:table-cell table:style-name="ce13" office:value-type="float" office:value="14496" calcext:value-type="float">
            <text:p>14.496</text:p>
          </table:table-cell>
          <table:table-cell table:style-name="ce13" office:value-type="float" office:value="42462" calcext:value-type="float">
            <text:p>42.46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1.1478383150763" calcext:value-type="float">
            <text:p><text:s/>21,15 </text:p>
          </table:table-cell>
          <table:table-cell office:value-type="float" office:value="68.9942808881567" calcext:value-type="float">
            <text:p><text:s/>68,99 </text:p>
          </table:table-cell>
          <table:table-cell office:value-type="float" office:value="132340" calcext:value-type="float">
            <text:p>132.340 </text:p>
          </table:table-cell>
          <table:table-cell table:style-name="ce12" office:value-type="float" office:value="625784.999999999" calcext:value-type="float">
            <text:p>625.785,00</text:p>
          </table:table-cell>
          <table:table-cell table:style-name="ce12" office:value-type="float" office:value="191813" calcext:value-type="float">
            <text:p>191.813,00</text:p>
          </table:table-cell>
          <table:table-cell table:style-name="ce13" office:value-type="float" office:value="4390" calcext:value-type="float">
            <text:p>4.390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6986" calcext:value-type="float">
            <text:p>86.986</text:p>
          </table:table-cell>
          <table:table-cell table:style-name="ce13" office:value-type="float" office:value="21401" calcext:value-type="float">
            <text:p>21.401</text:p>
          </table:table-cell>
          <table:table-cell table:style-name="ce13" office:value-type="float" office:value="15392" calcext:value-type="float">
            <text:p>15.392</text:p>
          </table:table-cell>
          <table:table-cell table:style-name="ce13" office:value-type="float" office:value="2844" calcext:value-type="float">
            <text:p>2.844</text:p>
          </table:table-cell>
          <table:table-cell table:style-name="ce13" office:value-type="float" office:value="1112" calcext:value-type="float">
            <text:p>1.11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4.0613716456615" calcext:value-type="float">
            <text:p><text:s/>24,06 </text:p>
          </table:table-cell>
          <table:table-cell office:value-type="float" office:value="78.5902806238002" calcext:value-type="float">
            <text:p><text:s/>78,59 </text:p>
          </table:table-cell>
          <table:table-cell office:value-type="float" office:value="910881" calcext:value-type="float">
            <text:p>910.881 </text:p>
          </table:table-cell>
          <table:table-cell table:style-name="ce12" office:value-type="float" office:value="3785657" calcext:value-type="float">
            <text:p>3.785.657,00</text:p>
          </table:table-cell>
          <table:table-cell table:style-name="ce12" office:value-type="float" office:value="1159025" calcext:value-type="float">
            <text:p>1.159.025,00</text:p>
          </table:table-cell>
          <table:table-cell table:style-name="ce13" office:value-type="float" office:value="12677" calcext:value-type="float">
            <text:p>12.677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2386" calcext:value-type="float">
            <text:p>2.386</text:p>
          </table:table-cell>
          <table:table-cell table:style-name="ce13" office:value-type="float" office:value="211799" calcext:value-type="float">
            <text:p>211.799</text:p>
          </table:table-cell>
          <table:table-cell table:style-name="ce13" office:value-type="float" office:value="135092" calcext:value-type="float">
            <text:p>135.092</text:p>
          </table:table-cell>
          <table:table-cell table:style-name="ce13" office:value-type="float" office:value="74659" calcext:value-type="float">
            <text:p>74.659</text:p>
          </table:table-cell>
          <table:table-cell table:style-name="ce13" office:value-type="float" office:value="71984" calcext:value-type="float">
            <text:p>71.984</text:p>
          </table:table-cell>
          <table:table-cell table:style-name="ce13" office:value-type="float" office:value="402191" calcext:value-type="float">
            <text:p>402.19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1.2341158695361" calcext:value-type="float">
            <text:p><text:s/>11,23 </text:p>
          </table:table-cell>
          <table:table-cell office:value-type="float" office:value="42.6641284388214" calcext:value-type="float">
            <text:p><text:s/>42,66 </text:p>
          </table:table-cell>
          <table:table-cell office:value-type="float" office:value="126625" calcext:value-type="float">
            <text:p>126.625 </text:p>
          </table:table-cell>
          <table:table-cell table:style-name="ce12" office:value-type="float" office:value="1127147" calcext:value-type="float">
            <text:p>1.127.147,00</text:p>
          </table:table-cell>
          <table:table-cell table:style-name="ce12" office:value-type="float" office:value="296795" calcext:value-type="float">
            <text:p>296.795,00</text:p>
          </table:table-cell>
          <table:table-cell table:style-name="ce13" office:value-type="float" office:value="5453" calcext:value-type="float">
            <text:p>5.45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31544" calcext:value-type="float">
            <text:p>31.544</text:p>
          </table:table-cell>
          <table:table-cell table:style-name="ce13" office:value-type="float" office:value="26223" calcext:value-type="float">
            <text:p>26.223</text:p>
          </table:table-cell>
          <table:table-cell table:style-name="ce13" office:value-type="float" office:value="26169" calcext:value-type="float">
            <text:p>26.169</text:p>
          </table:table-cell>
          <table:table-cell table:style-name="ce13" office:value-type="float" office:value="9001" calcext:value-type="float">
            <text:p>9.001</text:p>
          </table:table-cell>
          <table:table-cell table:style-name="ce13" office:value-type="float" office:value="27641" calcext:value-type="float">
            <text:p>27.641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8.0705817215044" calcext:value-type="float">
            <text:p><text:s/>18,07 </text:p>
          </table:table-cell>
          <table:table-cell office:value-type="float" office:value="60.4394497283423" calcext:value-type="float">
            <text:p><text:s/>60,44 </text:p>
          </table:table-cell>
          <table:table-cell office:value-type="float" office:value="251963" calcext:value-type="float">
            <text:p>251.963 </text:p>
          </table:table-cell>
          <table:table-cell table:style-name="ce12" office:value-type="float" office:value="1394327" calcext:value-type="float">
            <text:p>1.394.327,00</text:p>
          </table:table-cell>
          <table:table-cell table:style-name="ce12" office:value-type="float" office:value="416885" calcext:value-type="float">
            <text:p>416.885,00</text:p>
          </table:table-cell>
          <table:table-cell table:style-name="ce13" office:value-type="float" office:value="12826" calcext:value-type="float">
            <text:p>12.826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2911" calcext:value-type="float">
            <text:p>2.911</text:p>
          </table:table-cell>
          <table:table-cell table:style-name="ce13" office:value-type="float" office:value="67255" calcext:value-type="float">
            <text:p>67.255</text:p>
          </table:table-cell>
          <table:table-cell table:style-name="ce13" office:value-type="float" office:value="56060" calcext:value-type="float">
            <text:p>56.060</text:p>
          </table:table-cell>
          <table:table-cell table:style-name="ce13" office:value-type="float" office:value="42432" calcext:value-type="float">
            <text:p>42.432</text:p>
          </table:table-cell>
          <table:table-cell table:style-name="ce13" office:value-type="float" office:value="15774" calcext:value-type="float">
            <text:p>15.774</text:p>
          </table:table-cell>
          <table:table-cell table:style-name="ce13" office:value-type="float" office:value="54600" calcext:value-type="float">
            <text:p>54.600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8.33089528442991" calcext:value-type="float">
            <text:p><text:s/>8,33 </text:p>
          </table:table-cell>
          <table:table-cell office:value-type="float" office:value="32.7329557563272" calcext:value-type="float">
            <text:p><text:s/>32,73 </text:p>
          </table:table-cell>
          <table:table-cell office:value-type="float" office:value="50686" calcext:value-type="float">
            <text:p>50.686 </text:p>
          </table:table-cell>
          <table:table-cell table:style-name="ce12" office:value-type="float" office:value="608410" calcext:value-type="float">
            <text:p>608.410,00</text:p>
          </table:table-cell>
          <table:table-cell table:style-name="ce12" office:value-type="float" office:value="154847" calcext:value-type="float">
            <text:p>154.847,00</text:p>
          </table:table-cell>
          <table:table-cell table:style-name="ce13" office:value-type="float" office:value="1942" calcext:value-type="float">
            <text:p>1.94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409" calcext:value-type="float">
            <text:p>22.409</text:p>
          </table:table-cell>
          <table:table-cell table:style-name="ce13" office:value-type="float" office:value="7569" calcext:value-type="float">
            <text:p>7.569</text:p>
          </table:table-cell>
          <table:table-cell table:style-name="ce13" office:value-type="float" office:value="7916" calcext:value-type="float">
            <text:p>7.916</text:p>
          </table:table-cell>
          <table:table-cell table:style-name="ce13" office:value-type="float" office:value="1215" calcext:value-type="float">
            <text:p>1.215</text:p>
          </table:table-cell>
          <table:table-cell table:style-name="ce13" office:value-type="float" office:value="9579" calcext:value-type="float">
            <text:p>9.57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4.2260459665007" calcext:value-type="float">
            <text:p><text:s/>14,23 </text:p>
          </table:table-cell>
          <table:table-cell office:value-type="float" office:value="55.6324478962054" calcext:value-type="float">
            <text:p><text:s/>55,63 </text:p>
          </table:table-cell>
          <table:table-cell office:value-type="float" office:value="110456" calcext:value-type="float">
            <text:p>110.456 </text:p>
          </table:table-cell>
          <table:table-cell table:style-name="ce12" office:value-type="float" office:value="776435.000000002" calcext:value-type="float">
            <text:p>776.435,00</text:p>
          </table:table-cell>
          <table:table-cell table:style-name="ce12" office:value-type="float" office:value="198546" calcext:value-type="float">
            <text:p>198.546,00</text:p>
          </table:table-cell>
          <table:table-cell table:style-name="ce13" office:value-type="float" office:value="2378" calcext:value-type="float">
            <text:p>2.37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3735" calcext:value-type="float">
            <text:p>23.735</text:p>
          </table:table-cell>
          <table:table-cell table:style-name="ce13" office:value-type="float" office:value="17293" calcext:value-type="float">
            <text:p>17.293</text:p>
          </table:table-cell>
          <table:table-cell table:style-name="ce13" office:value-type="float" office:value="40649" calcext:value-type="float">
            <text:p>40.649</text:p>
          </table:table-cell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25609" calcext:value-type="float">
            <text:p>25.60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6.943299898725" calcext:value-type="float">
            <text:p><text:s/>26,94 </text:p>
          </table:table-cell>
          <table:table-cell office:value-type="float" office:value="81.7767634575221" calcext:value-type="float">
            <text:p><text:s/>81,78 </text:p>
          </table:table-cell>
          <table:table-cell office:value-type="float" office:value="97105" calcext:value-type="float">
            <text:p>97.105 </text:p>
          </table:table-cell>
          <table:table-cell table:style-name="ce12" office:value-type="float" office:value="360405.000000001" calcext:value-type="float">
            <text:p>360.405,00</text:p>
          </table:table-cell>
          <table:table-cell table:style-name="ce12" office:value-type="float" office:value="118744" calcext:value-type="float">
            <text:p>118.744,00</text:p>
          </table:table-cell>
          <table:table-cell table:style-name="ce13" office:value-type="float" office:value="2424" calcext:value-type="float">
            <text:p>2.424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68200" calcext:value-type="float">
            <text:p>68.200</text:p>
          </table:table-cell>
          <table:table-cell table:style-name="ce13" office:value-type="float" office:value="7864" calcext:value-type="float">
            <text:p>7.864</text:p>
          </table:table-cell>
          <table:table-cell table:style-name="ce13" office:value-type="float" office:value="7611" calcext:value-type="float">
            <text:p>7.611</text:p>
          </table:table-cell>
          <table:table-cell table:style-name="ce13" office:value-type="float" office:value="2786" calcext:value-type="float">
            <text:p>2.786</text:p>
          </table:table-cell>
          <table:table-cell table:style-name="ce13" office:value-type="float" office:value="7368" calcext:value-type="float">
            <text:p>7.36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2583601634496" calcext:value-type="float">
            <text:p><text:s/>13,26 </text:p>
          </table:table-cell>
          <table:table-cell office:value-type="float" office:value="49.8069351907935" calcext:value-type="float">
            <text:p><text:s/>49,81 </text:p>
          </table:table-cell>
          <table:table-cell office:value-type="float" office:value="52628" calcext:value-type="float">
            <text:p>52.628 </text:p>
          </table:table-cell>
          <table:table-cell table:style-name="ce12" office:value-type="float" office:value="396941.999999999" calcext:value-type="float">
            <text:p>396.942,00</text:p>
          </table:table-cell>
          <table:table-cell table:style-name="ce12" office:value-type="float" office:value="105664" calcext:value-type="float">
            <text:p>105.664,00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6749" calcext:value-type="float">
            <text:p>36.749</text:p>
          </table:table-cell>
          <table:table-cell table:style-name="ce13" office:value-type="float" office:value="5968" calcext:value-type="float">
            <text:p>5.968</text:p>
          </table:table-cell>
          <table:table-cell table:style-name="ce13" office:value-type="float" office:value="4604" calcext:value-type="float">
            <text:p>4.604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5074" calcext:value-type="float">
            <text:p>5.07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9260024514795" calcext:value-type="float">
            <text:p><text:s/>10,93 </text:p>
          </table:table-cell>
          <table:table-cell office:value-type="float" office:value="39.1536615289964" calcext:value-type="float">
            <text:p><text:s/>39,15 </text:p>
          </table:table-cell>
          <table:table-cell office:value-type="float" office:value="218923" calcext:value-type="float">
            <text:p>218.923 </text:p>
          </table:table-cell>
          <table:table-cell table:style-name="ce12" office:value-type="float" office:value="2003688" calcext:value-type="float">
            <text:p>2.003.688,00</text:p>
          </table:table-cell>
          <table:table-cell table:style-name="ce12" office:value-type="float" office:value="559138" calcext:value-type="float">
            <text:p>559.138,00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34386" calcext:value-type="float">
            <text:p>134.386</text:p>
          </table:table-cell>
          <table:table-cell table:style-name="ce13" office:value-type="float" office:value="11216" calcext:value-type="float">
            <text:p>11.216</text:p>
          </table:table-cell>
          <table:table-cell table:style-name="ce13" office:value-type="float" office:value="52533" calcext:value-type="float">
            <text:p>52.533</text:p>
          </table:table-cell>
          <table:table-cell table:style-name="ce13" office:value-type="float" office:value="4061" calcext:value-type="float">
            <text:p>4.061</text:p>
          </table:table-cell>
          <table:table-cell table:style-name="ce13" office:value-type="float" office:value="16615" calcext:value-type="float">
            <text:p>16.615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1.7588116112233" calcext:value-type="float">
            <text:p><text:s/>11,76 </text:p>
          </table:table-cell>
          <table:table-cell office:value-type="float" office:value="43.1724389059718" calcext:value-type="float">
            <text:p><text:s/>43,17 </text:p>
          </table:table-cell>
          <table:table-cell office:value-type="float" office:value="149387" calcext:value-type="float">
            <text:p>149.387 </text:p>
          </table:table-cell>
          <table:table-cell table:style-name="ce12" office:value-type="float" office:value="1270426" calcext:value-type="float">
            <text:p>1.270.426,00</text:p>
          </table:table-cell>
          <table:table-cell table:style-name="ce12" office:value-type="float" office:value="346024" calcext:value-type="float">
            <text:p>346.024,00</text:p>
          </table:table-cell>
          <table:table-cell table:style-name="ce13" office:value-type="float" office:value="8256" calcext:value-type="float">
            <text:p>8.256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40949" calcext:value-type="float">
            <text:p>40.949</text:p>
          </table:table-cell>
          <table:table-cell table:style-name="ce13" office:value-type="float" office:value="25503" calcext:value-type="float">
            <text:p>25.503</text:p>
          </table:table-cell>
          <table:table-cell table:style-name="ce13" office:value-type="float" office:value="27101" calcext:value-type="float">
            <text:p>27.101</text:p>
          </table:table-cell>
          <table:table-cell table:style-name="ce13" office:value-type="float" office:value="14050" calcext:value-type="float">
            <text:p>14.050</text:p>
          </table:table-cell>
          <table:table-cell table:style-name="ce13" office:value-type="float" office:value="32953" calcext:value-type="float">
            <text:p>32.953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9.895917331183" calcext:value-type="float">
            <text:p><text:s/>19,90 </text:p>
          </table:table-cell>
          <table:table-cell office:value-type="float" office:value="66.8420894204527" calcext:value-type="float">
            <text:p><text:s/>66,84 </text:p>
          </table:table-cell>
          <table:table-cell office:value-type="float" office:value="133235" calcext:value-type="float">
            <text:p>133.235 </text:p>
          </table:table-cell>
          <table:table-cell table:style-name="ce12" office:value-type="float" office:value="669660" calcext:value-type="float">
            <text:p>669.660,00</text:p>
          </table:table-cell>
          <table:table-cell table:style-name="ce12" office:value-type="float" office:value="199328" calcext:value-type="float">
            <text:p>199.328,00</text:p>
          </table:table-cell>
          <table:table-cell table:style-name="ce13" office:value-type="float" office:value="5758" calcext:value-type="float">
            <text:p>5.75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56171" calcext:value-type="float">
            <text:p>56.171</text:p>
          </table:table-cell>
          <table:table-cell table:style-name="ce13" office:value-type="float" office:value="8443" calcext:value-type="float">
            <text:p>8.443</text:p>
          </table:table-cell>
          <table:table-cell table:style-name="ce13" office:value-type="float" office:value="5903" calcext:value-type="float">
            <text:p>5.903</text:p>
          </table:table-cell>
          <table:table-cell table:style-name="ce13" office:value-type="float" office:value="5677" calcext:value-type="float">
            <text:p>5.677</text:p>
          </table:table-cell>
          <table:table-cell table:style-name="ce13" office:value-type="float" office:value="50840" calcext:value-type="float">
            <text:p>50.840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8.7249056578747" calcext:value-type="float">
            <text:p><text:s/>18,72 </text:p>
          </table:table-cell>
          <table:table-cell office:value-type="float" office:value="60.8792403032577" calcext:value-type="float">
            <text:p><text:s/>60,88 </text:p>
          </table:table-cell>
          <table:table-cell office:value-type="float" office:value="141168" calcext:value-type="float">
            <text:p>141.168 </text:p>
          </table:table-cell>
          <table:table-cell table:style-name="ce12" office:value-type="float" office:value="753904.999999999" calcext:value-type="float">
            <text:p>753.905,00</text:p>
          </table:table-cell>
          <table:table-cell table:style-name="ce12" office:value-type="float" office:value="231882" calcext:value-type="float">
            <text:p>231.882,00</text:p>
          </table:table-cell>
          <table:table-cell table:style-name="ce13" office:value-type="float" office:value="20103" calcext:value-type="float">
            <text:p>20.103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70011" calcext:value-type="float">
            <text:p>70.011</text:p>
          </table:table-cell>
          <table:table-cell table:style-name="ce13" office:value-type="float" office:value="4187" calcext:value-type="float">
            <text:p>4.187</text:p>
          </table:table-cell>
          <table:table-cell table:style-name="ce13" office:value-type="float" office:value="13045" calcext:value-type="float">
            <text:p>13.045</text:p>
          </table:table-cell>
          <table:table-cell table:style-name="ce13" office:value-type="float" office:value="3642" calcext:value-type="float">
            <text:p>3.642</text:p>
          </table:table-cell>
          <table:table-cell table:style-name="ce13" office:value-type="float" office:value="29589" calcext:value-type="float">
            <text:p>29.58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3.0611284262362" calcext:value-type="float">
            <text:p><text:s/>13,06 </text:p>
          </table:table-cell>
          <table:table-cell office:value-type="float" office:value="53.9300192633909" calcext:value-type="float">
            <text:p><text:s/>53,93 </text:p>
          </table:table-cell>
          <table:table-cell office:value-type="float" office:value="187574" calcext:value-type="float">
            <text:p>187.574 </text:p>
          </table:table-cell>
          <table:table-cell table:style-name="ce12" office:value-type="float" office:value="1436124" calcext:value-type="float">
            <text:p>1.436.124,00</text:p>
          </table:table-cell>
          <table:table-cell table:style-name="ce12" office:value-type="float" office:value="347810" calcext:value-type="float">
            <text:p>347.810,00</text:p>
          </table:table-cell>
          <table:table-cell table:style-name="ce13" office:value-type="float" office:value="6319" calcext:value-type="float">
            <text:p>6.319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785" calcext:value-type="float">
            <text:p>40.785</text:p>
          </table:table-cell>
          <table:table-cell table:style-name="ce13" office:value-type="float" office:value="68149" calcext:value-type="float">
            <text:p>68.149</text:p>
          </table:table-cell>
          <table:table-cell table:style-name="ce13" office:value-type="float" office:value="9164" calcext:value-type="float">
            <text:p>9.164</text:p>
          </table:table-cell>
          <table:table-cell table:style-name="ce13" office:value-type="float" office:value="8139" calcext:value-type="float">
            <text:p>8.139</text:p>
          </table:table-cell>
          <table:table-cell table:style-name="ce13" office:value-type="float" office:value="54889" calcext:value-type="float">
            <text:p>54.88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9.94836869480331" calcext:value-type="float">
            <text:p><text:s/>9,95 </text:p>
          </table:table-cell>
          <table:table-cell office:value-type="float" office:value="39.0551943353576" calcext:value-type="float">
            <text:p><text:s/>39,06 </text:p>
          </table:table-cell>
          <table:table-cell office:value-type="float" office:value="78267" calcext:value-type="float">
            <text:p>78.267 </text:p>
          </table:table-cell>
          <table:table-cell table:style-name="ce12" office:value-type="float" office:value="786732" calcext:value-type="float">
            <text:p>786.732,00</text:p>
          </table:table-cell>
          <table:table-cell table:style-name="ce12" office:value-type="float" office:value="200401" calcext:value-type="float">
            <text:p>200.401,00</text:p>
          </table:table-cell>
          <table:table-cell table:style-name="ce13" office:value-type="float" office:value="4641" calcext:value-type="float">
            <text:p>4.64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60439" calcext:value-type="float">
            <text:p>60.439</text:p>
          </table:table-cell>
          <table:table-cell table:style-name="ce13" office:value-type="float" office:value="858" calcext:value-type="float">
            <text:p>858</text:p>
          </table:table-cell>
          <table:table-cell table:style-name="ce13" office:value-type="float" office:value="11494" calcext:value-type="float">
            <text:p>11.494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3.248835158317" calcext:value-type="float">
            <text:p><text:s/>23,25 </text:p>
          </table:table-cell>
          <table:table-cell office:value-type="float" office:value="81.2373017712751" calcext:value-type="float">
            <text:p><text:s/>81,24 </text:p>
          </table:table-cell>
          <table:table-cell office:value-type="float" office:value="119154" calcext:value-type="float">
            <text:p>119.154 </text:p>
          </table:table-cell>
          <table:table-cell table:style-name="ce12" office:value-type="float" office:value="512516" calcext:value-type="float">
            <text:p>512.516,00</text:p>
          </table:table-cell>
          <table:table-cell table:style-name="ce12" office:value-type="float" office:value="146674" calcext:value-type="float">
            <text:p>146.674,00</text:p>
          </table:table-cell>
          <table:table-cell table:style-name="ce13" office:value-type="float" office:value="36917" calcext:value-type="float">
            <text:p>36.91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889" calcext:value-type="float">
            <text:p>11.889</text:p>
          </table:table-cell>
          <table:table-cell table:style-name="ce13" office:value-type="float" office:value="2926" calcext:value-type="float">
            <text:p>2.926</text:p>
          </table:table-cell>
          <table:table-cell table:style-name="ce13" office:value-type="float" office:value="4429" calcext:value-type="float">
            <text:p>4.429</text:p>
          </table:table-cell>
          <table:table-cell table:style-name="ce13" office:value-type="float" office:value="62913" calcext:value-type="float">
            <text:p>62.913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2.3918254034438" calcext:value-type="float">
            <text:p><text:s/>12,39 </text:p>
          </table:table-cell>
          <table:table-cell office:value-type="float" office:value="41.6478310399074" calcext:value-type="float">
            <text:p><text:s/>41,65 </text:p>
          </table:table-cell>
          <table:table-cell office:value-type="float" office:value="46065" calcext:value-type="float">
            <text:p>46.065 </text:p>
          </table:table-cell>
          <table:table-cell table:style-name="ce12" office:value-type="float" office:value="371737.000000001" calcext:value-type="float">
            <text:p>371.737,00</text:p>
          </table:table-cell>
          <table:table-cell table:style-name="ce12" office:value-type="float" office:value="110606" calcext:value-type="float">
            <text:p>110.606,00</text:p>
          </table:table-cell>
          <table:table-cell table:style-name="ce13" office:value-type="float" office:value="-1945" calcext:value-type="float">
            <text:p>-1.945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655" calcext:value-type="float">
            <text:p>30.655</text:p>
          </table:table-cell>
          <table:table-cell table:style-name="ce13" office:value-type="float" office:value="8334" calcext:value-type="float">
            <text:p>8.334</text:p>
          </table:table-cell>
          <table:table-cell table:style-name="ce13" office:value-type="float" office:value="6987" calcext:value-type="float">
            <text:p>6.987</text:p>
          </table:table-cell>
          <table:table-cell table:style-name="ce13" office:value-type="float" office:value="1337" calcext:value-type="float">
            <text:p>1.337</text:p>
          </table:table-cell>
          <table:table-cell table:style-name="ce13"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3.2423821861305" calcext:value-type="float">
            <text:p><text:s/>23,24 </text:p>
          </table:table-cell>
          <table:table-cell office:value-type="float" office:value="73.9165640702618" calcext:value-type="float">
            <text:p><text:s/>73,92 </text:p>
          </table:table-cell>
          <table:table-cell office:value-type="float" office:value="826127" calcext:value-type="float">
            <text:p>826.127 </text:p>
          </table:table-cell>
          <table:table-cell table:style-name="ce12" office:value-type="float" office:value="3554399" calcext:value-type="float">
            <text:p>3.554.399,00</text:p>
          </table:table-cell>
          <table:table-cell table:style-name="ce12" office:value-type="float" office:value="1117648" calcext:value-type="float">
            <text:p>1.117.648,00</text:p>
          </table:table-cell>
          <table:table-cell table:style-name="ce13" office:value-type="float" office:value="24382" calcext:value-type="float">
            <text:p>24.382</text:p>
          </table:table-cell>
          <table:table-cell table:style-name="ce13" office:value-type="float" office:value="518" calcext:value-type="float">
            <text:p>518</text:p>
          </table:table-cell>
          <table:table-cell table:style-name="ce13" office:value-type="float" office:value="891" calcext:value-type="float">
            <text:p>891</text:p>
          </table:table-cell>
          <table:table-cell table:style-name="ce13" office:value-type="float" office:value="201632" calcext:value-type="float">
            <text:p>201.632</text:p>
          </table:table-cell>
          <table:table-cell table:style-name="ce13" office:value-type="float" office:value="204458" calcext:value-type="float">
            <text:p>204.458</text:p>
          </table:table-cell>
          <table:table-cell table:style-name="ce13" office:value-type="float" office:value="91846" calcext:value-type="float">
            <text:p>91.846</text:p>
          </table:table-cell>
          <table:table-cell table:style-name="ce13" office:value-type="float" office:value="65476" calcext:value-type="float">
            <text:p>65.476</text:p>
          </table:table-cell>
          <table:table-cell table:style-name="ce13" office:value-type="float" office:value="236924" calcext:value-type="float">
            <text:p>236.924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1.3348711690326" calcext:value-type="float">
            <text:p><text:s/>11,33 </text:p>
          </table:table-cell>
          <table:table-cell office:value-type="float" office:value="45.6730828236546" calcext:value-type="float">
            <text:p><text:s/>45,67 </text:p>
          </table:table-cell>
          <table:table-cell office:value-type="float" office:value="111641" calcext:value-type="float">
            <text:p>111.641 </text:p>
          </table:table-cell>
          <table:table-cell table:style-name="ce12" office:value-type="float" office:value="984934.000000004" calcext:value-type="float">
            <text:p>984.934,00</text:p>
          </table:table-cell>
          <table:table-cell table:style-name="ce12" office:value-type="float" office:value="244435" calcext:value-type="float">
            <text:p>244.435,00</text:p>
          </table:table-cell>
          <table:table-cell table:style-name="ce13" office:value-type="float" office:value="4144" calcext:value-type="float">
            <text:p>4.144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909" calcext:value-type="float">
            <text:p>909</text:p>
          </table:table-cell>
          <table:table-cell table:style-name="ce13" office:value-type="float" office:value="33884" calcext:value-type="float">
            <text:p>33.884</text:p>
          </table:table-cell>
          <table:table-cell table:style-name="ce13" office:value-type="float" office:value="58464" calcext:value-type="float">
            <text:p>58.464</text:p>
          </table:table-cell>
          <table:table-cell table:style-name="ce13" office:value-type="float" office:value="8549" calcext:value-type="float">
            <text:p>8.549</text:p>
          </table:table-cell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4868" calcext:value-type="float">
            <text:p>4.868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2.9312154304354" calcext:value-type="float">
            <text:p><text:s/>22,93 </text:p>
          </table:table-cell>
          <table:table-cell office:value-type="float" office:value="77.3493560917737" calcext:value-type="float">
            <text:p><text:s/>77,35 </text:p>
          </table:table-cell>
          <table:table-cell office:value-type="float" office:value="40422" calcext:value-type="float">
            <text:p>40.422 </text:p>
          </table:table-cell>
          <table:table-cell table:style-name="ce12" office:value-type="float" office:value="176275" calcext:value-type="float">
            <text:p>176.275,00</text:p>
          </table:table-cell>
          <table:table-cell table:style-name="ce12" office:value-type="float" office:value="52259" calcext:value-type="float">
            <text:p>52.259,00</text:p>
          </table:table-cell>
          <table:table-cell table:style-name="ce13" office:value-type="float" office:value="11836" calcext:value-type="float">
            <text:p>11.83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379" calcext:value-type="float">
            <text:p>21.379</text:p>
          </table:table-cell>
          <table:table-cell table:style-name="ce13" office:value-type="float" office:value="1468" calcext:value-type="float">
            <text:p>1.468</text:p>
          </table:table-cell>
          <table:table-cell table:style-name="ce13" office:value-type="float" office:value="4317" calcext:value-type="float">
            <text:p>4.317</text:p>
          </table:table-cell>
          <table:table-cell table:style-name="ce13" office:value-type="float" office:value="486" calcext:value-type="float">
            <text:p>486</text:p>
          </table:table-cell>
          <table:table-cell table:style-name="ce13" office:value-type="float" office:value="919" calcext:value-type="float">
            <text:p>919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3.5789638246782" calcext:value-type="float">
            <text:p><text:s/>13,58 </text:p>
          </table:table-cell>
          <table:table-cell office:value-type="float" office:value="54.8189225412539" calcext:value-type="float">
            <text:p><text:s/>54,82 </text:p>
          </table:table-cell>
          <table:table-cell office:value-type="float" office:value="231912" calcext:value-type="float">
            <text:p>231.912 </text:p>
          </table:table-cell>
          <table:table-cell table:style-name="ce12" office:value-type="float" office:value="1707877.00000001" calcext:value-type="float">
            <text:p>1.707.877,00</text:p>
          </table:table-cell>
          <table:table-cell table:style-name="ce12" office:value-type="float" office:value="423051" calcext:value-type="float">
            <text:p>423.051,00</text:p>
          </table:table-cell>
          <table:table-cell table:style-name="ce13" office:value-type="float" office:value="2680" calcext:value-type="float">
            <text:p>2.680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2810" calcext:value-type="float">
            <text:p>42.810</text:p>
          </table:table-cell>
          <table:table-cell table:style-name="ce13" office:value-type="float" office:value="53416" calcext:value-type="float">
            <text:p>53.416</text:p>
          </table:table-cell>
          <table:table-cell table:style-name="ce13" office:value-type="float" office:value="25255" calcext:value-type="float">
            <text:p>25.255</text:p>
          </table:table-cell>
          <table:table-cell table:style-name="ce13" office:value-type="float" office:value="4188" calcext:value-type="float">
            <text:p>4.188</text:p>
          </table:table-cell>
          <table:table-cell table:style-name="ce13" office:value-type="float" office:value="103437" calcext:value-type="float">
            <text:p>103.43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2.9015115325469" calcext:value-type="float">
            <text:p><text:s/>22,90 </text:p>
          </table:table-cell>
          <table:table-cell office:value-type="float" office:value="68.9770222017074" calcext:value-type="float">
            <text:p><text:s/>68,98 </text:p>
          </table:table-cell>
          <table:table-cell office:value-type="float" office:value="4033261" calcext:value-type="float">
            <text:p>4.033.261 </text:p>
          </table:table-cell>
          <table:table-cell table:style-name="ce12" office:value-type="float" office:value="17611331" calcext:value-type="float">
            <text:p>17.611.331,00</text:p>
          </table:table-cell>
          <table:table-cell table:style-name="ce12" office:value-type="float" office:value="5847253" calcext:value-type="float">
            <text:p>5.847.253,00</text:p>
          </table:table-cell>
          <table:table-cell table:style-name="ce13" office:value-type="float" office:value="9016" calcext:value-type="float">
            <text:p>9.016</text:p>
          </table:table-cell>
          <table:table-cell table:style-name="ce13" office:value-type="float" office:value="36939" calcext:value-type="float">
            <text:p>36.939</text:p>
          </table:table-cell>
          <table:table-cell table:style-name="ce13" office:value-type="float" office:value="31197" calcext:value-type="float">
            <text:p>31.197</text:p>
          </table:table-cell>
          <table:table-cell table:style-name="ce13" office:value-type="float" office:value="1109865" calcext:value-type="float">
            <text:p>1.109.865</text:p>
          </table:table-cell>
          <table:table-cell table:style-name="ce13" office:value-type="float" office:value="242243" calcext:value-type="float">
            <text:p>242.243</text:p>
          </table:table-cell>
          <table:table-cell table:style-name="ce13" office:value-type="float" office:value="214171" calcext:value-type="float">
            <text:p>214.171</text:p>
          </table:table-cell>
          <table:table-cell table:style-name="ce13" office:value-type="float" office:value="213588" calcext:value-type="float">
            <text:p>213.588</text:p>
          </table:table-cell>
          <table:table-cell table:style-name="ce13" office:value-type="float" office:value="2176242" calcext:value-type="float">
            <text:p>2.176.24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4.8339684267828" calcext:value-type="float">
            <text:p><text:s/>44,83 </text:p>
          </table:table-cell>
          <table:table-cell office:value-type="float" office:value="108.311074890435" calcext:value-type="float">
            <text:p><text:s/>108,31 </text:p>
          </table:table-cell>
          <table:table-cell office:value-type="float" office:value="1379530" calcext:value-type="float">
            <text:p>1.379.530 </text:p>
          </table:table-cell>
          <table:table-cell table:style-name="ce12" office:value-type="float" office:value="3076975" calcext:value-type="float">
            <text:p>3.076.975,00</text:p>
          </table:table-cell>
          <table:table-cell table:style-name="ce12" office:value-type="float" office:value="1273674" calcext:value-type="float">
            <text:p>1.273.674,00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160210" calcext:value-type="float">
            <text:p>160.210</text:p>
          </table:table-cell>
          <table:table-cell table:style-name="ce13" office:value-type="float" office:value="78123" calcext:value-type="float">
            <text:p>78.123</text:p>
          </table:table-cell>
          <table:table-cell table:style-name="ce13" office:value-type="float" office:value="60208" calcext:value-type="float">
            <text:p>60.208</text:p>
          </table:table-cell>
          <table:table-cell table:style-name="ce13" office:value-type="float" office:value="80269" calcext:value-type="float">
            <text:p>80.269</text:p>
          </table:table-cell>
          <table:table-cell table:style-name="ce13" office:value-type="float" office:value="1000073" calcext:value-type="float">
            <text:p>1.000.07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2.5674593085451" calcext:value-type="float">
            <text:p><text:s/>12,57 </text:p>
          </table:table-cell>
          <table:table-cell office:value-type="float" office:value="49.4068835454974" calcext:value-type="float">
            <text:p><text:s/>49,41 </text:p>
          </table:table-cell>
          <table:table-cell office:value-type="float" office:value="52396" calcext:value-type="float">
            <text:p>52.396 </text:p>
          </table:table-cell>
          <table:table-cell table:style-name="ce12" office:value-type="float" office:value="416918" calcext:value-type="float">
            <text:p>416.918,00</text:p>
          </table:table-cell>
          <table:table-cell table:style-name="ce12" office:value-type="float" office:value="106050" calcext:value-type="float">
            <text:p>106.050,00</text:p>
          </table:table-cell>
          <table:table-cell table:style-name="ce13" office:value-type="float" office:value="2309" calcext:value-type="float">
            <text:p>2.309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843" calcext:value-type="float">
            <text:p>8.843</text:p>
          </table:table-cell>
          <table:table-cell table:style-name="ce13" office:value-type="float" office:value="8740" calcext:value-type="float">
            <text:p>8.740</text:p>
          </table:table-cell>
          <table:table-cell table:style-name="ce13" office:value-type="float" office:value="11436" calcext:value-type="float">
            <text:p>11.436</text:p>
          </table:table-cell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20406" calcext:value-type="float">
            <text:p>20.40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5006461780409" calcext:value-type="float">
            <text:p><text:s/>11,50 </text:p>
          </table:table-cell>
          <table:table-cell office:value-type="float" office:value="43.0307886497791" calcext:value-type="float">
            <text:p><text:s/>43,03 </text:p>
          </table:table-cell>
          <table:table-cell office:value-type="float" office:value="139091" calcext:value-type="float">
            <text:p>139.091 </text:p>
          </table:table-cell>
          <table:table-cell table:style-name="ce12" office:value-type="float" office:value="1209419" calcext:value-type="float">
            <text:p>1.209.419,00</text:p>
          </table:table-cell>
          <table:table-cell table:style-name="ce12" office:value-type="float" office:value="323236" calcext:value-type="float">
            <text:p>323.236,00</text:p>
          </table:table-cell>
          <table:table-cell table:style-name="ce13" office:value-type="float" office:value="7965" calcext:value-type="float">
            <text:p>7.965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24782" calcext:value-type="float">
            <text:p>24.782</text:p>
          </table:table-cell>
          <table:table-cell table:style-name="ce13" office:value-type="float" office:value="22479" calcext:value-type="float">
            <text:p>22.479</text:p>
          </table:table-cell>
          <table:table-cell table:style-name="ce13" office:value-type="float" office:value="26802" calcext:value-type="float">
            <text:p>26.802</text:p>
          </table:table-cell>
          <table:table-cell table:style-name="ce13" office:value-type="float" office:value="15701" calcext:value-type="float">
            <text:p>15.701</text:p>
          </table:table-cell>
          <table:table-cell table:style-name="ce13" office:value-type="float" office:value="40949" calcext:value-type="float">
            <text:p>40.94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0.9508711746216" calcext:value-type="float">
            <text:p><text:s/>20,95 </text:p>
          </table:table-cell>
          <table:table-cell office:value-type="float" office:value="68.3518991582562" calcext:value-type="float">
            <text:p><text:s/>68,35 </text:p>
          </table:table-cell>
          <table:table-cell office:value-type="float" office:value="130574" calcext:value-type="float">
            <text:p>130.574 </text:p>
          </table:table-cell>
          <table:table-cell table:style-name="ce12" office:value-type="float" office:value="623239" calcext:value-type="float">
            <text:p>623.239,00</text:p>
          </table:table-cell>
          <table:table-cell table:style-name="ce12" office:value-type="float" office:value="191032" calcext:value-type="float">
            <text:p>191.032,00</text:p>
          </table:table-cell>
          <table:table-cell table:style-name="ce13" office:value-type="float" office:value="4402" calcext:value-type="float">
            <text:p>4.402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8157" calcext:value-type="float">
            <text:p>88.157</text:p>
          </table:table-cell>
          <table:table-cell table:style-name="ce13" office:value-type="float" office:value="21824" calcext:value-type="float">
            <text:p>21.824</text:p>
          </table:table-cell>
          <table:table-cell table:style-name="ce13" office:value-type="float" office:value="12046" calcext:value-type="float">
            <text:p>12.046</text:p>
          </table:table-cell>
          <table:table-cell table:style-name="ce13" office:value-type="float" office:value="2818" calcext:value-type="float">
            <text:p>2.818</text:p>
          </table:table-cell>
          <table:table-cell table:style-name="ce13" office:value-type="float" office:value="1112" calcext:value-type="float">
            <text:p>1.11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3.904978675681" calcext:value-type="float">
            <text:p><text:s/>23,90 </text:p>
          </table:table-cell>
          <table:table-cell office:value-type="float" office:value="78.0796087633819" calcext:value-type="float">
            <text:p><text:s/>78,08 </text:p>
          </table:table-cell>
          <table:table-cell office:value-type="float" office:value="902701" calcext:value-type="float">
            <text:p>902.701 </text:p>
          </table:table-cell>
          <table:table-cell table:style-name="ce12" office:value-type="float" office:value="3776205" calcext:value-type="float">
            <text:p>3.776.205,00</text:p>
          </table:table-cell>
          <table:table-cell table:style-name="ce12" office:value-type="float" office:value="1156129" calcext:value-type="float">
            <text:p>1.156.129,00</text:p>
          </table:table-cell>
          <table:table-cell table:style-name="ce13" office:value-type="float" office:value="13568" calcext:value-type="float">
            <text:p>13.568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2386" calcext:value-type="float">
            <text:p>2.386</text:p>
          </table:table-cell>
          <table:table-cell table:style-name="ce13" office:value-type="float" office:value="214963" calcext:value-type="float">
            <text:p>214.963</text:p>
          </table:table-cell>
          <table:table-cell table:style-name="ce13" office:value-type="float" office:value="135262" calcext:value-type="float">
            <text:p>135.262</text:p>
          </table:table-cell>
          <table:table-cell table:style-name="ce13" office:value-type="float" office:value="82221" calcext:value-type="float">
            <text:p>82.221</text:p>
          </table:table-cell>
          <table:table-cell table:style-name="ce13" office:value-type="float" office:value="70013" calcext:value-type="float">
            <text:p>70.013</text:p>
          </table:table-cell>
          <table:table-cell table:style-name="ce13" office:value-type="float" office:value="384169" calcext:value-type="float">
            <text:p>384.16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1.1720027347886" calcext:value-type="float">
            <text:p><text:s/>11,17 </text:p>
          </table:table-cell>
          <table:table-cell office:value-type="float" office:value="42.428283946949" calcext:value-type="float">
            <text:p><text:s/>42,43 </text:p>
          </table:table-cell>
          <table:table-cell office:value-type="float" office:value="125659" calcext:value-type="float">
            <text:p>125.659 </text:p>
          </table:table-cell>
          <table:table-cell table:style-name="ce12" office:value-type="float" office:value="1124767" calcext:value-type="float">
            <text:p>1.124.767,00</text:p>
          </table:table-cell>
          <table:table-cell table:style-name="ce12" office:value-type="float" office:value="296168" calcext:value-type="float">
            <text:p>296.168,00</text:p>
          </table:table-cell>
          <table:table-cell table:style-name="ce13" office:value-type="float" office:value="4985" calcext:value-type="float">
            <text:p>4.985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31900" calcext:value-type="float">
            <text:p>31.900</text:p>
          </table:table-cell>
          <table:table-cell table:style-name="ce13" office:value-type="float" office:value="26321" calcext:value-type="float">
            <text:p>26.321</text:p>
          </table:table-cell>
          <table:table-cell table:style-name="ce13" office:value-type="float" office:value="25687" calcext:value-type="float">
            <text:p>25.687</text:p>
          </table:table-cell>
          <table:table-cell table:style-name="ce13" office:value-type="float" office:value="9383" calcext:value-type="float">
            <text:p>9.383</text:p>
          </table:table-cell>
          <table:table-cell table:style-name="ce13" office:value-type="float" office:value="26789" calcext:value-type="float">
            <text:p>26.78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7.7819708307277" calcext:value-type="float">
            <text:p><text:s/>17,78 </text:p>
          </table:table-cell>
          <table:table-cell office:value-type="float" office:value="59.4743067609738" calcext:value-type="float">
            <text:p><text:s/>59,47 </text:p>
          </table:table-cell>
          <table:table-cell office:value-type="float" office:value="247381" calcext:value-type="float">
            <text:p>247.381 </text:p>
          </table:table-cell>
          <table:table-cell table:style-name="ce12" office:value-type="float" office:value="1391190" calcext:value-type="float">
            <text:p>1.391.190,00</text:p>
          </table:table-cell>
          <table:table-cell table:style-name="ce12" office:value-type="float" office:value="415946" calcext:value-type="float">
            <text:p>415.946,00</text:p>
          </table:table-cell>
          <table:table-cell table:style-name="ce13" office:value-type="float" office:value="14654" calcext:value-type="float">
            <text:p>14.654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2911" calcext:value-type="float">
            <text:p>2.911</text:p>
          </table:table-cell>
          <table:table-cell table:style-name="ce13" office:value-type="float" office:value="65659" calcext:value-type="float">
            <text:p>65.659</text:p>
          </table:table-cell>
          <table:table-cell table:style-name="ce13" office:value-type="float" office:value="53556" calcext:value-type="float">
            <text:p>53.556</text:p>
          </table:table-cell>
          <table:table-cell table:style-name="ce13" office:value-type="float" office:value="40755" calcext:value-type="float">
            <text:p>40.755</text:p>
          </table:table-cell>
          <table:table-cell table:style-name="ce13" office:value-type="float" office:value="16600" calcext:value-type="float">
            <text:p>16.600</text:p>
          </table:table-cell>
          <table:table-cell table:style-name="ce13" office:value-type="float" office:value="53141" calcext:value-type="float">
            <text:p>53.141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8.26839085381519" calcext:value-type="float">
            <text:p><text:s/>8,27 </text:p>
          </table:table-cell>
          <table:table-cell office:value-type="float" office:value="32.4873819075967" calcext:value-type="float">
            <text:p><text:s/>32,49 </text:p>
          </table:table-cell>
          <table:table-cell office:value-type="float" office:value="50206" calcext:value-type="float">
            <text:p>50.206 </text:p>
          </table:table-cell>
          <table:table-cell table:style-name="ce12" office:value-type="float" office:value="607204" calcext:value-type="float">
            <text:p>607.204,00</text:p>
          </table:table-cell>
          <table:table-cell table:style-name="ce12" office:value-type="float" office:value="154540" calcext:value-type="float">
            <text:p>154.540,00</text:p>
          </table:table-cell>
          <table:table-cell table:style-name="ce13" office:value-type="float" office:value="1680" calcext:value-type="float">
            <text:p>1.68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540" calcext:value-type="float">
            <text:p>23.540</text:p>
          </table:table-cell>
          <table:table-cell table:style-name="ce13" office:value-type="float" office:value="7606" calcext:value-type="float">
            <text:p>7.606</text:p>
          </table:table-cell>
          <table:table-cell table:style-name="ce13" office:value-type="float" office:value="7181" calcext:value-type="float">
            <text:p>7.181</text:p>
          </table:table-cell>
          <table:table-cell table:style-name="ce13" office:value-type="float" office:value="1197" calcext:value-type="float">
            <text:p>1.197</text:p>
          </table:table-cell>
          <table:table-cell table:style-name="ce13" office:value-type="float" office:value="8946" calcext:value-type="float">
            <text:p>8.94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3.6696231171354" calcext:value-type="float">
            <text:p><text:s/>13,67 </text:p>
          </table:table-cell>
          <table:table-cell office:value-type="float" office:value="53.4565912339089" calcext:value-type="float">
            <text:p><text:s/>53,46 </text:p>
          </table:table-cell>
          <table:table-cell office:value-type="float" office:value="105851" calcext:value-type="float">
            <text:p>105.851 </text:p>
          </table:table-cell>
          <table:table-cell table:style-name="ce12" office:value-type="float" office:value="774351.999999998" calcext:value-type="float">
            <text:p>774.352,00</text:p>
          </table:table-cell>
          <table:table-cell table:style-name="ce12" office:value-type="float" office:value="198013" calcext:value-type="float">
            <text:p>198.013,00</text:p>
          </table:table-cell>
          <table:table-cell table:style-name="ce13" office:value-type="float" office:value="2811" calcext:value-type="float">
            <text:p>2.811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23772" calcext:value-type="float">
            <text:p>23.772</text:p>
          </table:table-cell>
          <table:table-cell table:style-name="ce13" office:value-type="float" office:value="14379" calcext:value-type="float">
            <text:p>14.379</text:p>
          </table:table-cell>
          <table:table-cell table:style-name="ce13" office:value-type="float" office:value="44930" calcext:value-type="float">
            <text:p>44.930</text:p>
          </table:table-cell>
          <table:table-cell table:style-name="ce13" office:value-type="float" office:value="446" calcext:value-type="float">
            <text:p>446</text:p>
          </table:table-cell>
          <table:table-cell table:style-name="ce13" office:value-type="float" office:value="19282" calcext:value-type="float">
            <text:p>19.28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6.9404221718048" calcext:value-type="float">
            <text:p><text:s/>26,94 </text:p>
          </table:table-cell>
          <table:table-cell office:value-type="float" office:value="81.7679324894515" calcext:value-type="float">
            <text:p><text:s/>81,77 </text:p>
          </table:table-cell>
          <table:table-cell office:value-type="float" office:value="96895" calcext:value-type="float">
            <text:p>96.895 </text:p>
          </table:table-cell>
          <table:table-cell table:style-name="ce12" office:value-type="float" office:value="359664" calcext:value-type="float">
            <text:p>359.664,00</text:p>
          </table:table-cell>
          <table:table-cell table:style-name="ce12" office:value-type="float" office:value="118500" calcext:value-type="float">
            <text:p>118.500,00</text:p>
          </table:table-cell>
          <table:table-cell table:style-name="ce13" office:value-type="float" office:value="2520" calcext:value-type="float">
            <text:p>2.520</text:p>
          </table:table-cell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70184" calcext:value-type="float">
            <text:p>70.184</text:p>
          </table:table-cell>
          <table:table-cell table:style-name="ce13" office:value-type="float" office:value="8124" calcext:value-type="float">
            <text:p>8.124</text:p>
          </table:table-cell>
          <table:table-cell table:style-name="ce13" office:value-type="float" office:value="6562" calcext:value-type="float">
            <text:p>6.562</text:p>
          </table:table-cell>
          <table:table-cell table:style-name="ce13" office:value-type="float" office:value="2396" calcext:value-type="float">
            <text:p>2.396</text:p>
          </table:table-cell>
          <table:table-cell table:style-name="ce13" office:value-type="float" office:value="6257" calcext:value-type="float">
            <text:p>6.25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3391295117309" calcext:value-type="float">
            <text:p><text:s/>13,34 </text:p>
          </table:table-cell>
          <table:table-cell office:value-type="float" office:value="50.1106121170115" calcext:value-type="float">
            <text:p><text:s/>50,11 </text:p>
          </table:table-cell>
          <table:table-cell office:value-type="float" office:value="52778" calcext:value-type="float">
            <text:p>52.778 </text:p>
          </table:table-cell>
          <table:table-cell table:style-name="ce12" office:value-type="float" office:value="395663.000000001" calcext:value-type="float">
            <text:p>395.663,00</text:p>
          </table:table-cell>
          <table:table-cell table:style-name="ce12" office:value-type="float" office:value="105323" calcext:value-type="float">
            <text:p>105.32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6906" calcext:value-type="float">
            <text:p>36.906</text:p>
          </table:table-cell>
          <table:table-cell table:style-name="ce13" office:value-type="float" office:value="6060" calcext:value-type="float">
            <text:p>6.060</text:p>
          </table:table-cell>
          <table:table-cell table:style-name="ce13" office:value-type="float" office:value="4633" calcext:value-type="float">
            <text:p>4.633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4979" calcext:value-type="float">
            <text:p>4.97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7797538577923" calcext:value-type="float">
            <text:p><text:s/>10,78 </text:p>
          </table:table-cell>
          <table:table-cell office:value-type="float" office:value="38.6295789622782" calcext:value-type="float">
            <text:p><text:s/>38,63 </text:p>
          </table:table-cell>
          <table:table-cell office:value-type="float" office:value="215453" calcext:value-type="float">
            <text:p>215.453 </text:p>
          </table:table-cell>
          <table:table-cell table:style-name="ce12" office:value-type="float" office:value="1998682" calcext:value-type="float">
            <text:p>1.998.682,00</text:p>
          </table:table-cell>
          <table:table-cell table:style-name="ce12" office:value-type="float" office:value="557741" calcext:value-type="float">
            <text:p>557.741,00</text:p>
          </table:table-cell>
          <table:table-cell table:style-name="ce13" office:value-type="float" office:value="2570" calcext:value-type="float">
            <text:p>2.57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46312" calcext:value-type="float">
            <text:p>146.312</text:p>
          </table:table-cell>
          <table:table-cell table:style-name="ce13" office:value-type="float" office:value="11172" calcext:value-type="float">
            <text:p>11.172</text:p>
          </table:table-cell>
          <table:table-cell table:style-name="ce13" office:value-type="float" office:value="40396" calcext:value-type="float">
            <text:p>40.396</text:p>
          </table:table-cell>
          <table:table-cell table:style-name="ce13" office:value-type="float" office:value="3378" calcext:value-type="float">
            <text:p>3.378</text:p>
          </table:table-cell>
          <table:table-cell table:style-name="ce13" office:value-type="float" office:value="11557" calcext:value-type="float">
            <text:p>11.55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1.6148987925828" calcext:value-type="float">
            <text:p><text:s/>11,61 </text:p>
          </table:table-cell>
          <table:table-cell office:value-type="float" office:value="42.6441141611923" calcext:value-type="float">
            <text:p><text:s/>42,64 </text:p>
          </table:table-cell>
          <table:table-cell office:value-type="float" office:value="147161" calcext:value-type="float">
            <text:p>147.161 </text:p>
          </table:table-cell>
          <table:table-cell table:style-name="ce12" office:value-type="float" office:value="1267002" calcext:value-type="float">
            <text:p>1.267.002,00</text:p>
          </table:table-cell>
          <table:table-cell table:style-name="ce12" office:value-type="float" office:value="345091" calcext:value-type="float">
            <text:p>345.091,00</text:p>
          </table:table-cell>
          <table:table-cell table:style-name="ce13" office:value-type="float" office:value="7001" calcext:value-type="float">
            <text:p>7.001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39988" calcext:value-type="float">
            <text:p>39.988</text:p>
          </table:table-cell>
          <table:table-cell table:style-name="ce13" office:value-type="float" office:value="26078" calcext:value-type="float">
            <text:p>26.078</text:p>
          </table:table-cell>
          <table:table-cell table:style-name="ce13" office:value-type="float" office:value="26445" calcext:value-type="float">
            <text:p>26.445</text:p>
          </table:table-cell>
          <table:table-cell table:style-name="ce13" office:value-type="float" office:value="14810" calcext:value-type="float">
            <text:p>14.810</text:p>
          </table:table-cell>
          <table:table-cell table:style-name="ce13" office:value-type="float" office:value="32264" calcext:value-type="float">
            <text:p>32.26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9.9435555508951" calcext:value-type="float">
            <text:p><text:s/>19,94 </text:p>
          </table:table-cell>
          <table:table-cell office:value-type="float" office:value="67.0023452204809" calcext:value-type="float">
            <text:p><text:s/>67,00 </text:p>
          </table:table-cell>
          <table:table-cell office:value-type="float" office:value="133135" calcext:value-type="float">
            <text:p>133.135 </text:p>
          </table:table-cell>
          <table:table-cell table:style-name="ce12" office:value-type="float" office:value="667559.000000001" calcext:value-type="float">
            <text:p>667.559,00</text:p>
          </table:table-cell>
          <table:table-cell table:style-name="ce12" office:value-type="float" office:value="198702" calcext:value-type="float">
            <text:p>198.702,00</text:p>
          </table:table-cell>
          <table:table-cell table:style-name="ce13" office:value-type="float" office:value="5720" calcext:value-type="float">
            <text:p>5.72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56434" calcext:value-type="float">
            <text:p>56.434</text:p>
          </table:table-cell>
          <table:table-cell table:style-name="ce13" office:value-type="float" office:value="8478" calcext:value-type="float">
            <text:p>8.478</text:p>
          </table:table-cell>
          <table:table-cell table:style-name="ce13" office:value-type="float" office:value="5791" calcext:value-type="float">
            <text:p>5.791</text:p>
          </table:table-cell>
          <table:table-cell table:style-name="ce13" office:value-type="float" office:value="5493" calcext:value-type="float">
            <text:p>5.493</text:p>
          </table:table-cell>
          <table:table-cell table:style-name="ce13" office:value-type="float" office:value="50776" calcext:value-type="float">
            <text:p>50.77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8.7893190551718" calcext:value-type="float">
            <text:p><text:s/>18,79 </text:p>
          </table:table-cell>
          <table:table-cell office:value-type="float" office:value="61.0886154804548" calcext:value-type="float">
            <text:p><text:s/>61,09 </text:p>
          </table:table-cell>
          <table:table-cell office:value-type="float" office:value="141210" calcext:value-type="float">
            <text:p>141.210 </text:p>
          </table:table-cell>
          <table:table-cell table:style-name="ce12" office:value-type="float" office:value="751543.999999998" calcext:value-type="float">
            <text:p>751.544,00</text:p>
          </table:table-cell>
          <table:table-cell table:style-name="ce12" office:value-type="float" office:value="231156" calcext:value-type="float">
            <text:p>231.156,00</text:p>
          </table:table-cell>
          <table:table-cell table:style-name="ce13" office:value-type="float" office:value="20146" calcext:value-type="float">
            <text:p>20.146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70305" calcext:value-type="float">
            <text:p>70.305</text:p>
          </table:table-cell>
          <table:table-cell table:style-name="ce13" office:value-type="float" office:value="4153" calcext:value-type="float">
            <text:p>4.153</text:p>
          </table:table-cell>
          <table:table-cell table:style-name="ce13" office:value-type="float" office:value="13131" calcext:value-type="float">
            <text:p>13.131</text:p>
          </table:table-cell>
          <table:table-cell table:style-name="ce13" office:value-type="float" office:value="3512" calcext:value-type="float">
            <text:p>3.512</text:p>
          </table:table-cell>
          <table:table-cell table:style-name="ce13" office:value-type="float" office:value="29372" calcext:value-type="float">
            <text:p>29.37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3.0883890574111" calcext:value-type="float">
            <text:p><text:s/>13,09 </text:p>
          </table:table-cell>
          <table:table-cell office:value-type="float" office:value="54.0427520014766" calcext:value-type="float">
            <text:p><text:s/>54,04 </text:p>
          </table:table-cell>
          <table:table-cell office:value-type="float" office:value="187390" calcext:value-type="float">
            <text:p>187.390 </text:p>
          </table:table-cell>
          <table:table-cell table:style-name="ce12" office:value-type="float" office:value="1431727" calcext:value-type="float">
            <text:p>1.431.727,00</text:p>
          </table:table-cell>
          <table:table-cell table:style-name="ce12" office:value-type="float" office:value="346744" calcext:value-type="float">
            <text:p>346.744,00</text:p>
          </table:table-cell>
          <table:table-cell table:style-name="ce13" office:value-type="float" office:value="6319" calcext:value-type="float">
            <text:p>6.319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41443" calcext:value-type="float">
            <text:p>41.443</text:p>
          </table:table-cell>
          <table:table-cell table:style-name="ce13" office:value-type="float" office:value="68829" calcext:value-type="float">
            <text:p>68.829</text:p>
          </table:table-cell>
          <table:table-cell table:style-name="ce13" office:value-type="float" office:value="15188" calcext:value-type="float">
            <text:p>15.188</text:p>
          </table:table-cell>
          <table:table-cell table:style-name="ce13" office:value-type="float" office:value="8291" calcext:value-type="float">
            <text:p>8.291</text:p>
          </table:table-cell>
          <table:table-cell table:style-name="ce13" office:value-type="float" office:value="46697" calcext:value-type="float">
            <text:p>46.69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9.25185812016354" calcext:value-type="float">
            <text:p><text:s/>9,25 </text:p>
          </table:table-cell>
          <table:table-cell office:value-type="float" office:value="36.3208821557581" calcext:value-type="float">
            <text:p><text:s/>36,32 </text:p>
          </table:table-cell>
          <table:table-cell office:value-type="float" office:value="72596" calcext:value-type="float">
            <text:p>72.596 </text:p>
          </table:table-cell>
          <table:table-cell table:style-name="ce12" office:value-type="float" office:value="784664" calcext:value-type="float">
            <text:p>784.664,00</text:p>
          </table:table-cell>
          <table:table-cell table:style-name="ce12" office:value-type="float" office:value="199874" calcext:value-type="float">
            <text:p>199.874,00</text:p>
          </table:table-cell>
          <table:table-cell table:style-name="ce13" office:value-type="float" office:value="4588" calcext:value-type="float">
            <text:p>4.588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61316" calcext:value-type="float">
            <text:p>61.316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float" office:value="5126" calcext:value-type="float">
            <text:p>5.126</text:p>
          </table:table-cell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3.3753143684741" calcext:value-type="float">
            <text:p><text:s/>23,38 </text:p>
          </table:table-cell>
          <table:table-cell office:value-type="float" office:value="81.679478061057" calcext:value-type="float">
            <text:p><text:s/>81,68 </text:p>
          </table:table-cell>
          <table:table-cell office:value-type="float" office:value="119435" calcext:value-type="float">
            <text:p>119.435 </text:p>
          </table:table-cell>
          <table:table-cell table:style-name="ce12" office:value-type="float" office:value="510945" calcext:value-type="float">
            <text:p>510.945,00</text:p>
          </table:table-cell>
          <table:table-cell table:style-name="ce12" office:value-type="float" office:value="146224" calcext:value-type="float">
            <text:p>146.224,00</text:p>
          </table:table-cell>
          <table:table-cell table:style-name="ce13" office:value-type="float" office:value="36918" calcext:value-type="float">
            <text:p>36.918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020" calcext:value-type="float">
            <text:p>14.020</text:p>
          </table:table-cell>
          <table:table-cell table:style-name="ce13" office:value-type="float" office:value="3490" calcext:value-type="float">
            <text:p>3.490</text:p>
          </table:table-cell>
          <table:table-cell table:style-name="ce13" office:value-type="float" office:value="2688" calcext:value-type="float">
            <text:p>2.688</text:p>
          </table:table-cell>
          <table:table-cell table:style-name="ce13" office:value-type="float" office:value="62239" calcext:value-type="float">
            <text:p>62.239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1.0086826606617" calcext:value-type="float">
            <text:p><text:s/>11,01 </text:p>
          </table:table-cell>
          <table:table-cell office:value-type="float" office:value="36.999572459088" calcext:value-type="float">
            <text:p><text:s/>37,00 </text:p>
          </table:table-cell>
          <table:table-cell office:value-type="float" office:value="40674" calcext:value-type="float">
            <text:p>40.674 </text:p>
          </table:table-cell>
          <table:table-cell table:style-name="ce12" office:value-type="float" office:value="369472" calcext:value-type="float">
            <text:p>369.472,00</text:p>
          </table:table-cell>
          <table:table-cell table:style-name="ce12" office:value-type="float" office:value="109931" calcext:value-type="float">
            <text:p>109.931,00</text:p>
          </table:table-cell>
          <table:table-cell table:style-name="ce13" office:value-type="float" office:value="758" calcext:value-type="float">
            <text:p>758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7173" calcext:value-type="float">
            <text:p>27.173</text:p>
          </table:table-cell>
          <table:table-cell table:style-name="ce13" office:value-type="float" office:value="4382" calcext:value-type="float">
            <text:p>4.382</text:p>
          </table:table-cell>
          <table:table-cell table:style-name="ce13" office:value-type="float" office:value="6634" calcext:value-type="float">
            <text:p>6.634</text:p>
          </table:table-cell>
          <table:table-cell table:style-name="ce13" office:value-type="float" office:value="1033" calcext:value-type="float">
            <text:p>1.033</text:p>
          </table:table-cell>
          <table:table-cell table:style-name="ce13"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3.1367697431769" calcext:value-type="float">
            <text:p><text:s/>23,14 </text:p>
          </table:table-cell>
          <table:table-cell office:value-type="float" office:value="73.5807380726778" calcext:value-type="float">
            <text:p><text:s/>73,58 </text:p>
          </table:table-cell>
          <table:table-cell office:value-type="float" office:value="820813" calcext:value-type="float">
            <text:p>820.813 </text:p>
          </table:table-cell>
          <table:table-cell table:style-name="ce12" office:value-type="float" office:value="3547656" calcext:value-type="float">
            <text:p>3.547.656,00</text:p>
          </table:table-cell>
          <table:table-cell table:style-name="ce12" office:value-type="float" office:value="1115527" calcext:value-type="float">
            <text:p>1.115.527,00</text:p>
          </table:table-cell>
          <table:table-cell table:style-name="ce13" office:value-type="float" office:value="23602" calcext:value-type="float">
            <text:p>23.602</text:p>
          </table:table-cell>
          <table:table-cell table:style-name="ce13" office:value-type="float" office:value="518" calcext:value-type="float">
            <text:p>518</text:p>
          </table:table-cell>
          <table:table-cell table:style-name="ce13" office:value-type="float" office:value="891" calcext:value-type="float">
            <text:p>891</text:p>
          </table:table-cell>
          <table:table-cell table:style-name="ce13" office:value-type="float" office:value="206372" calcext:value-type="float">
            <text:p>206.372</text:p>
          </table:table-cell>
          <table:table-cell table:style-name="ce13" office:value-type="float" office:value="203793" calcext:value-type="float">
            <text:p>203.793</text:p>
          </table:table-cell>
          <table:table-cell table:style-name="ce13" office:value-type="float" office:value="94246" calcext:value-type="float">
            <text:p>94.246</text:p>
          </table:table-cell>
          <table:table-cell table:style-name="ce13" office:value-type="float" office:value="65145" calcext:value-type="float">
            <text:p>65.145</text:p>
          </table:table-cell>
          <table:table-cell table:style-name="ce13" office:value-type="float" office:value="226246" calcext:value-type="float">
            <text:p>226.24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0.8574371648052" calcext:value-type="float">
            <text:p><text:s/>10,86 </text:p>
          </table:table-cell>
          <table:table-cell office:value-type="float" office:value="43.7492566206899" calcext:value-type="float">
            <text:p><text:s/>43,75 </text:p>
          </table:table-cell>
          <table:table-cell office:value-type="float" office:value="106669" calcext:value-type="float">
            <text:p>106.669 </text:p>
          </table:table-cell>
          <table:table-cell table:style-name="ce12" office:value-type="float" office:value="982450.999999997" calcext:value-type="float">
            <text:p>982.451,00</text:p>
          </table:table-cell>
          <table:table-cell table:style-name="ce12" office:value-type="float" office:value="243819" calcext:value-type="float">
            <text:p>243.819,00</text:p>
          </table:table-cell>
          <table:table-cell table:style-name="ce13" office:value-type="float" office:value="3932" calcext:value-type="float">
            <text:p>3.932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909" calcext:value-type="float">
            <text:p>909</text:p>
          </table:table-cell>
          <table:table-cell table:style-name="ce13" office:value-type="float" office:value="34518" calcext:value-type="float">
            <text:p>34.518</text:p>
          </table:table-cell>
          <table:table-cell table:style-name="ce13" office:value-type="float" office:value="57590" calcext:value-type="float">
            <text:p>57.590</text:p>
          </table:table-cell>
          <table:table-cell table:style-name="ce13" office:value-type="float" office:value="4666" calcext:value-type="float">
            <text:p>4.666</text:p>
          </table:table-cell>
          <table:table-cell table:style-name="ce13" office:value-type="float" office:value="411" calcext:value-type="float">
            <text:p>411</text:p>
          </table:table-cell>
          <table:table-cell table:style-name="ce13" office:value-type="float" office:value="4520" calcext:value-type="float">
            <text:p>4.520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2.6095691431376" calcext:value-type="float">
            <text:p><text:s/>22,61 </text:p>
          </table:table-cell>
          <table:table-cell office:value-type="float" office:value="76.265834969774" calcext:value-type="float">
            <text:p><text:s/>76,27 </text:p>
          </table:table-cell>
          <table:table-cell office:value-type="float" office:value="39614" calcext:value-type="float">
            <text:p>39.614 </text:p>
          </table:table-cell>
          <table:table-cell table:style-name="ce12" office:value-type="float" office:value="175209" calcext:value-type="float">
            <text:p>175.209,00</text:p>
          </table:table-cell>
          <table:table-cell table:style-name="ce12" office:value-type="float" office:value="51942" calcext:value-type="float">
            <text:p>51.942,00</text:p>
          </table:table-cell>
          <table:table-cell table:style-name="ce13" office:value-type="float" office:value="6690" calcext:value-type="float">
            <text:p>6.69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881" calcext:value-type="float">
            <text:p>21.881</text:p>
          </table:table-cell>
          <table:table-cell table:style-name="ce13" office:value-type="float" office:value="6119" calcext:value-type="float">
            <text:p>6.119</text:p>
          </table:table-cell>
          <table:table-cell table:style-name="ce13" office:value-type="float" office:value="3497" calcext:value-type="float">
            <text:p>3.497</text:p>
          </table:table-cell>
          <table:table-cell table:style-name="ce13" office:value-type="float" office:value="488" calcext:value-type="float">
            <text:p>488</text:p>
          </table:table-cell>
          <table:table-cell table:style-name="ce13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3.5701698084289" calcext:value-type="float">
            <text:p><text:s/>13,57 </text:p>
          </table:table-cell>
          <table:table-cell office:value-type="float" office:value="54.7834044136996" calcext:value-type="float">
            <text:p><text:s/>54,78 </text:p>
          </table:table-cell>
          <table:table-cell office:value-type="float" office:value="231089" calcext:value-type="float">
            <text:p>231.089 </text:p>
          </table:table-cell>
          <table:table-cell table:style-name="ce12" office:value-type="float" office:value="1702919.00000001" calcext:value-type="float">
            <text:p>1.702.919,00</text:p>
          </table:table-cell>
          <table:table-cell table:style-name="ce12" office:value-type="float" office:value="421823" calcext:value-type="float">
            <text:p>421.823,00</text:p>
          </table:table-cell>
          <table:table-cell table:style-name="ce13" office:value-type="float" office:value="2680" calcext:value-type="float">
            <text:p>2.680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4095" calcext:value-type="float">
            <text:p>44.095</text:p>
          </table:table-cell>
          <table:table-cell table:style-name="ce13" office:value-type="float" office:value="54334" calcext:value-type="float">
            <text:p>54.334</text:p>
          </table:table-cell>
          <table:table-cell table:style-name="ce13" office:value-type="float" office:value="32155" calcext:value-type="float">
            <text:p>32.155</text:p>
          </table:table-cell>
          <table:table-cell table:style-name="ce13" office:value-type="float" office:value="4105" calcext:value-type="float">
            <text:p>4.105</text:p>
          </table:table-cell>
          <table:table-cell table:style-name="ce13" office:value-type="float" office:value="93594" calcext:value-type="float">
            <text:p>93.59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2.4100880534403" calcext:value-type="float">
            <text:p><text:s/>22,41 </text:p>
          </table:table-cell>
          <table:table-cell office:value-type="float" office:value="67.6561898309092" calcext:value-type="float">
            <text:p><text:s/>67,66 </text:p>
          </table:table-cell>
          <table:table-cell office:value-type="float" office:value="3937277" calcext:value-type="float">
            <text:p>3.937.277 </text:p>
          </table:table-cell>
          <table:table-cell table:style-name="ce12" office:value-type="float" office:value="17569217" calcext:value-type="float">
            <text:p>17.569.217,00</text:p>
          </table:table-cell>
          <table:table-cell table:style-name="ce12" office:value-type="float" office:value="5819537" calcext:value-type="float">
            <text:p>5.819.537,00</text:p>
          </table:table-cell>
          <table:table-cell table:style-name="ce13" office:value-type="float" office:value="19853" calcext:value-type="float">
            <text:p>19.853</text:p>
          </table:table-cell>
          <table:table-cell table:style-name="ce13" office:value-type="float" office:value="37542" calcext:value-type="float">
            <text:p>37.542</text:p>
          </table:table-cell>
          <table:table-cell table:style-name="ce13" office:value-type="float" office:value="31514" calcext:value-type="float">
            <text:p>31.514</text:p>
          </table:table-cell>
          <table:table-cell table:style-name="ce13" office:value-type="float" office:value="1113823" calcext:value-type="float">
            <text:p>1.113.823</text:p>
          </table:table-cell>
          <table:table-cell table:style-name="ce13" office:value-type="float" office:value="234710" calcext:value-type="float">
            <text:p>234.710</text:p>
          </table:table-cell>
          <table:table-cell table:style-name="ce13" office:value-type="float" office:value="219772" calcext:value-type="float">
            <text:p>219.772</text:p>
          </table:table-cell>
          <table:table-cell table:style-name="ce13" office:value-type="float" office:value="194248" calcext:value-type="float">
            <text:p>194.248</text:p>
          </table:table-cell>
          <table:table-cell table:style-name="ce13" office:value-type="float" office:value="2085815" calcext:value-type="float">
            <text:p>2.085.815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4.6227428971926" calcext:value-type="float">
            <text:p><text:s/>44,62 </text:p>
          </table:table-cell>
          <table:table-cell office:value-type="float" office:value="107.675901165732" calcext:value-type="float">
            <text:p><text:s/>107,68 </text:p>
          </table:table-cell>
          <table:table-cell office:value-type="float" office:value="1372675" calcext:value-type="float">
            <text:p>1.372.675 </text:p>
          </table:table-cell>
          <table:table-cell table:style-name="ce12" office:value-type="float" office:value="3076178" calcext:value-type="float">
            <text:p>3.076.178,00</text:p>
          </table:table-cell>
          <table:table-cell table:style-name="ce12" office:value-type="float" office:value="1274821" calcext:value-type="float">
            <text:p>1.274.821,00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162222" calcext:value-type="float">
            <text:p>162.222</text:p>
          </table:table-cell>
          <table:table-cell table:style-name="ce13" office:value-type="float" office:value="85083" calcext:value-type="float">
            <text:p>85.083</text:p>
          </table:table-cell>
          <table:table-cell table:style-name="ce13" office:value-type="float" office:value="68753" calcext:value-type="float">
            <text:p>68.753</text:p>
          </table:table-cell>
          <table:table-cell table:style-name="ce13" office:value-type="float" office:value="78028" calcext:value-type="float">
            <text:p>78.028</text:p>
          </table:table-cell>
          <table:table-cell table:style-name="ce13" office:value-type="float" office:value="977766" calcext:value-type="float">
            <text:p>977.76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1.9952888012884" calcext:value-type="float">
            <text:p><text:s/>12,00 </text:p>
          </table:table-cell>
          <table:table-cell office:value-type="float" office:value="47.157098984172" calcext:value-type="float">
            <text:p><text:s/>47,16 </text:p>
          </table:table-cell>
          <table:table-cell office:value-type="float" office:value="49904" calcext:value-type="float">
            <text:p>49.904 </text:p>
          </table:table-cell>
          <table:table-cell table:style-name="ce12" office:value-type="float" office:value="416029.999999999" calcext:value-type="float">
            <text:p>416.030,00</text:p>
          </table:table-cell>
          <table:table-cell table:style-name="ce12" office:value-type="float" office:value="105825" calcext:value-type="float">
            <text:p>105.825,00</text:p>
          </table:table-cell>
          <table:table-cell table:style-name="ce13" office:value-type="float" office:value="2154" calcext:value-type="float">
            <text:p>2.154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276" calcext:value-type="float">
            <text:p>8.276</text:p>
          </table:table-cell>
          <table:table-cell table:style-name="ce13" office:value-type="float" office:value="8768" calcext:value-type="float">
            <text:p>8.768</text:p>
          </table:table-cell>
          <table:table-cell table:style-name="ce13" office:value-type="float" office:value="11195" calcext:value-type="float">
            <text:p>11.195</text:p>
          </table:table-cell>
          <table:table-cell table:style-name="ce13" office:value-type="float" office:value="562" calcext:value-type="float">
            <text:p>562</text:p>
          </table:table-cell>
          <table:table-cell table:style-name="ce13" office:value-type="float" office:value="18886" calcext:value-type="float">
            <text:p>18.88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1.1027673619054" calcext:value-type="float">
            <text:p><text:s/>11,10 </text:p>
          </table:table-cell>
          <table:table-cell office:value-type="float" office:value="41.5419205780652" calcext:value-type="float">
            <text:p><text:s/>41,54 </text:p>
          </table:table-cell>
          <table:table-cell office:value-type="float" office:value="133954" calcext:value-type="float">
            <text:p>133.954 </text:p>
          </table:table-cell>
          <table:table-cell table:style-name="ce12" office:value-type="float" office:value="1206492" calcext:value-type="float">
            <text:p>1.206.492,00</text:p>
          </table:table-cell>
          <table:table-cell table:style-name="ce12" office:value-type="float" office:value="322455" calcext:value-type="float">
            <text:p>322.455,00</text:p>
          </table:table-cell>
          <table:table-cell table:style-name="ce13" office:value-type="float" office:value="7194" calcext:value-type="float">
            <text:p>7.194</text:p>
          </table:table-cell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24675" calcext:value-type="float">
            <text:p>24.675</text:p>
          </table:table-cell>
          <table:table-cell table:style-name="ce13" office:value-type="float" office:value="21639" calcext:value-type="float">
            <text:p>21.639</text:p>
          </table:table-cell>
          <table:table-cell table:style-name="ce13" office:value-type="float" office:value="27546" calcext:value-type="float">
            <text:p>27.546</text:p>
          </table:table-cell>
          <table:table-cell table:style-name="ce13" office:value-type="float" office:value="13751" calcext:value-type="float">
            <text:p>13.751</text:p>
          </table:table-cell>
          <table:table-cell table:style-name="ce13" office:value-type="float" office:value="38729" calcext:value-type="float">
            <text:p>38.72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20.9487153048533" calcext:value-type="float">
            <text:p><text:s/>20,95 </text:p>
          </table:table-cell>
          <table:table-cell office:value-type="float" office:value="68.3438981572004" calcext:value-type="float">
            <text:p><text:s/>68,34 </text:p>
          </table:table-cell>
          <table:table-cell office:value-type="float" office:value="130027" calcext:value-type="float">
            <text:p>130.027 </text:p>
          </table:table-cell>
          <table:table-cell table:style-name="ce12" office:value-type="float" office:value="620692" calcext:value-type="float">
            <text:p>620.692,00</text:p>
          </table:table-cell>
          <table:table-cell table:style-name="ce12" office:value-type="float" office:value="190254" calcext:value-type="float">
            <text:p>190.254,00</text:p>
          </table:table-cell>
          <table:table-cell table:style-name="ce13" office:value-type="float" office:value="3942" calcext:value-type="float">
            <text:p>3.942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7559" calcext:value-type="float">
            <text:p>87.559</text:p>
          </table:table-cell>
          <table:table-cell table:style-name="ce13" office:value-type="float" office:value="22114" calcext:value-type="float">
            <text:p>22.114</text:p>
          </table:table-cell>
          <table:table-cell table:style-name="ce13" office:value-type="float" office:value="12217" calcext:value-type="float">
            <text:p>12.217</text:p>
          </table:table-cell>
          <table:table-cell table:style-name="ce13" office:value-type="float" office:value="2818" calcext:value-type="float">
            <text:p>2.818</text:p>
          </table:table-cell>
          <table:table-cell table:style-name="ce13" office:value-type="float" office:value="1110" calcext:value-type="float">
            <text:p>1.110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3.0297083535099" calcext:value-type="float">
            <text:p><text:s/>23,03 </text:p>
          </table:table-cell>
          <table:table-cell office:value-type="float" office:value="75.2203572366921" calcext:value-type="float">
            <text:p><text:s/>75,22 </text:p>
          </table:table-cell>
          <table:table-cell office:value-type="float" office:value="867472" calcext:value-type="float">
            <text:p>867.472 </text:p>
          </table:table-cell>
          <table:table-cell table:style-name="ce12" office:value-type="float" office:value="3766751.99999999" calcext:value-type="float">
            <text:p>3.766.752,00</text:p>
          </table:table-cell>
          <table:table-cell table:style-name="ce12" office:value-type="float" office:value="1153241" calcext:value-type="float">
            <text:p>1.153.241,00</text:p>
          </table:table-cell>
          <table:table-cell table:style-name="ce13" office:value-type="float" office:value="11728" calcext:value-type="float">
            <text:p>11.72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064" calcext:value-type="float">
            <text:p>3.064</text:p>
          </table:table-cell>
          <table:table-cell table:style-name="ce13" office:value-type="float" office:value="218599" calcext:value-type="float">
            <text:p>218.599</text:p>
          </table:table-cell>
          <table:table-cell table:style-name="ce13" office:value-type="float" office:value="124833" calcext:value-type="float">
            <text:p>124.833</text:p>
          </table:table-cell>
          <table:table-cell table:style-name="ce13" office:value-type="float" office:value="84236" calcext:value-type="float">
            <text:p>84.236</text:p>
          </table:table-cell>
          <table:table-cell table:style-name="ce13" office:value-type="float" office:value="63823" calcext:value-type="float">
            <text:p>63.823</text:p>
          </table:table-cell>
          <table:table-cell table:style-name="ce13" office:value-type="float" office:value="361021" calcext:value-type="float">
            <text:p>361.021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0.9936136166816" calcext:value-type="float">
            <text:p><text:s/>10,99 </text:p>
          </table:table-cell>
          <table:table-cell office:value-type="float" office:value="41.7507494704644" calcext:value-type="float">
            <text:p><text:s/>41,75 </text:p>
          </table:table-cell>
          <table:table-cell office:value-type="float" office:value="123391" calcext:value-type="float">
            <text:p>123.391 </text:p>
          </table:table-cell>
          <table:table-cell table:style-name="ce12" office:value-type="float" office:value="1122388" calcext:value-type="float">
            <text:p>1.122.388,00</text:p>
          </table:table-cell>
          <table:table-cell table:style-name="ce12" office:value-type="float" office:value="295542" calcext:value-type="float">
            <text:p>295.542,00</text:p>
          </table:table-cell>
          <table:table-cell table:style-name="ce13" office:value-type="float" office:value="5020" calcext:value-type="float">
            <text:p>5.020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35190" calcext:value-type="float">
            <text:p>35.190</text:p>
          </table:table-cell>
          <table:table-cell table:style-name="ce13" office:value-type="float" office:value="23315" calcext:value-type="float">
            <text:p>23.315</text:p>
          </table:table-cell>
          <table:table-cell table:style-name="ce13" office:value-type="float" office:value="25308" calcext:value-type="float">
            <text:p>25.308</text:p>
          </table:table-cell>
          <table:table-cell table:style-name="ce13" office:value-type="float" office:value="8615" calcext:value-type="float">
            <text:p>8.615</text:p>
          </table:table-cell>
          <table:table-cell table:style-name="ce13" office:value-type="float" office:value="25344" calcext:value-type="float">
            <text:p>25.34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7.3981108790514" calcext:value-type="float">
            <text:p><text:s/>17,40 </text:p>
          </table:table-cell>
          <table:table-cell office:value-type="float" office:value="58.1901640924315" calcext:value-type="float">
            <text:p><text:s/>58,19 </text:p>
          </table:table-cell>
          <table:table-cell office:value-type="float" office:value="241495" calcext:value-type="float">
            <text:p>241.495 </text:p>
          </table:table-cell>
          <table:table-cell table:style-name="ce12" office:value-type="float" office:value="1388053" calcext:value-type="float">
            <text:p>1.388.053,00</text:p>
          </table:table-cell>
          <table:table-cell table:style-name="ce12" office:value-type="float" office:value="415010" calcext:value-type="float">
            <text:p>415.010,00</text:p>
          </table:table-cell>
          <table:table-cell table:style-name="ce13" office:value-type="float" office:value="15759" calcext:value-type="float">
            <text:p>15.759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2911" calcext:value-type="float">
            <text:p>2.911</text:p>
          </table:table-cell>
          <table:table-cell table:style-name="ce13" office:value-type="float" office:value="66648" calcext:value-type="float">
            <text:p>66.648</text:p>
          </table:table-cell>
          <table:table-cell table:style-name="ce13" office:value-type="float" office:value="51478" calcext:value-type="float">
            <text:p>51.478</text:p>
          </table:table-cell>
          <table:table-cell table:style-name="ce13" office:value-type="float" office:value="40797" calcext:value-type="float">
            <text:p>40.797</text:p>
          </table:table-cell>
          <table:table-cell table:style-name="ce13" office:value-type="float" office:value="14377" calcext:value-type="float">
            <text:p>14.377</text:p>
          </table:table-cell>
          <table:table-cell table:style-name="ce13" office:value-type="float" office:value="49395" calcext:value-type="float">
            <text:p>49.395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8.12033722939222" calcext:value-type="float">
            <text:p><text:s/>8,12 </text:p>
          </table:table-cell>
          <table:table-cell office:value-type="float" office:value="31.9056233101865" calcext:value-type="float">
            <text:p><text:s/>31,91 </text:p>
          </table:table-cell>
          <table:table-cell office:value-type="float" office:value="49209" calcext:value-type="float">
            <text:p>49.209 </text:p>
          </table:table-cell>
          <table:table-cell table:style-name="ce12" office:value-type="float" office:value="605997" calcext:value-type="float">
            <text:p>605.997,00</text:p>
          </table:table-cell>
          <table:table-cell table:style-name="ce12" office:value-type="float" office:value="154233" calcext:value-type="float">
            <text:p>154.233,00</text:p>
          </table:table-cell>
          <table:table-cell table:style-name="ce13" office:value-type="float" office:value="1737" calcext:value-type="float">
            <text:p>1.737</text:p>
          </table:table-cell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23163" calcext:value-type="float">
            <text:p>23.163</text:p>
          </table:table-cell>
          <table:table-cell table:style-name="ce13" office:value-type="float" office:value="7432" calcext:value-type="float">
            <text:p>7.432</text:p>
          </table:table-cell>
          <table:table-cell table:style-name="ce13" office:value-type="float" office:value="7125" calcext:value-type="float">
            <text:p>7.125</text:p>
          </table:table-cell>
          <table:table-cell table:style-name="ce13" office:value-type="float" office:value="991" calcext:value-type="float">
            <text:p>991</text:p>
          </table:table-cell>
          <table:table-cell table:style-name="ce13" office:value-type="float" office:value="8219" calcext:value-type="float">
            <text:p>8.21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3.8200370336799" calcext:value-type="float">
            <text:p><text:s/>13,82 </text:p>
          </table:table-cell>
          <table:table-cell office:value-type="float" office:value="54.0444192382091" calcext:value-type="float">
            <text:p><text:s/>54,04 </text:p>
          </table:table-cell>
          <table:table-cell office:value-type="float" office:value="106728" calcext:value-type="float">
            <text:p>106.728 </text:p>
          </table:table-cell>
          <table:table-cell table:style-name="ce12" office:value-type="float" office:value="772270.000000002" calcext:value-type="float">
            <text:p>772.270,00</text:p>
          </table:table-cell>
          <table:table-cell table:style-name="ce12" office:value-type="float" office:value="197482" calcext:value-type="float">
            <text:p>197.482,00</text:p>
          </table:table-cell>
          <table:table-cell table:style-name="ce13" office:value-type="float" office:value="3065" calcext:value-type="float">
            <text:p>3.065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32131" calcext:value-type="float">
            <text:p>32.131</text:p>
          </table:table-cell>
          <table:table-cell table:style-name="ce13" office:value-type="float" office:value="10566" calcext:value-type="float">
            <text:p>10.566</text:p>
          </table:table-cell>
          <table:table-cell table:style-name="ce13" office:value-type="float" office:value="45198" calcext:value-type="float">
            <text:p>45.198</text:p>
          </table:table-cell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15238" calcext:value-type="float">
            <text:p>15.23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6.115702018823" calcext:value-type="float">
            <text:p><text:s/>26,12 </text:p>
          </table:table-cell>
          <table:table-cell office:value-type="float" office:value="79.2644770667028" calcext:value-type="float">
            <text:p><text:s/>79,26 </text:p>
          </table:table-cell>
          <table:table-cell office:value-type="float" office:value="93735" calcext:value-type="float">
            <text:p>93.735 </text:p>
          </table:table-cell>
          <table:table-cell table:style-name="ce12" office:value-type="float" office:value="358922" calcext:value-type="float">
            <text:p>358.922,00</text:p>
          </table:table-cell>
          <table:table-cell table:style-name="ce12" office:value-type="float" office:value="118256" calcext:value-type="float">
            <text:p>118.256,00</text:p>
          </table:table-cell>
          <table:table-cell table:style-name="ce13" office:value-type="float" office:value="4029" calcext:value-type="float">
            <text:p>4.029</text:p>
          </table:table-cell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810" calcext:value-type="float">
            <text:p>810</text:p>
          </table:table-cell>
          <table:table-cell table:style-name="ce13" office:value-type="float" office:value="66695" calcext:value-type="float">
            <text:p>66.695</text:p>
          </table:table-cell>
          <table:table-cell table:style-name="ce13" office:value-type="float" office:value="7820" calcext:value-type="float">
            <text:p>7.820</text:p>
          </table:table-cell>
          <table:table-cell table:style-name="ce13" office:value-type="float" office:value="5577" calcext:value-type="float">
            <text:p>5.577</text:p>
          </table:table-cell>
          <table:table-cell table:style-name="ce13" office:value-type="float" office:value="2189" calcext:value-type="float">
            <text:p>2.189</text:p>
          </table:table-cell>
          <table:table-cell table:style-name="ce13" office:value-type="float" office:value="6322" calcext:value-type="float">
            <text:p>6.32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3413120207716" calcext:value-type="float">
            <text:p><text:s/>13,34 </text:p>
          </table:table-cell>
          <table:table-cell office:value-type="float" office:value="50.1181132363027" calcext:value-type="float">
            <text:p><text:s/>50,12 </text:p>
          </table:table-cell>
          <table:table-cell office:value-type="float" office:value="52616" calcext:value-type="float">
            <text:p>52.616 </text:p>
          </table:table-cell>
          <table:table-cell table:style-name="ce12" office:value-type="float" office:value="394384.000000001" calcext:value-type="float">
            <text:p>394.384,00</text:p>
          </table:table-cell>
          <table:table-cell table:style-name="ce12" office:value-type="float" office:value="104984" calcext:value-type="float">
            <text:p>104.984,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7105" calcext:value-type="float">
            <text:p>37.105</text:p>
          </table:table-cell>
          <table:table-cell table:style-name="ce13" office:value-type="float" office:value="5955" calcext:value-type="float">
            <text:p>5.955</text:p>
          </table:table-cell>
          <table:table-cell table:style-name="ce13" office:value-type="float" office:value="4660" calcext:value-type="float">
            <text:p>4.660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4748" calcext:value-type="float">
            <text:p>4.74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4223554880532" calcext:value-type="float">
            <text:p><text:s/>10,42 </text:p>
          </table:table-cell>
          <table:table-cell office:value-type="float" office:value="37.3486331372327" calcext:value-type="float">
            <text:p><text:s/>37,35 </text:p>
          </table:table-cell>
          <table:table-cell office:value-type="float" office:value="207788" calcext:value-type="float">
            <text:p>207.788 </text:p>
          </table:table-cell>
          <table:table-cell table:style-name="ce12" office:value-type="float" office:value="1993676.00000001" calcext:value-type="float">
            <text:p>1.993.676,00</text:p>
          </table:table-cell>
          <table:table-cell table:style-name="ce12" office:value-type="float" office:value="556347" calcext:value-type="float">
            <text:p>556.347,0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41404" calcext:value-type="float">
            <text:p>141.404</text:p>
          </table:table-cell>
          <table:table-cell table:style-name="ce13" office:value-type="float" office:value="12123" calcext:value-type="float">
            <text:p>12.123</text:p>
          </table:table-cell>
          <table:table-cell table:style-name="ce13" office:value-type="float" office:value="42433" calcext:value-type="float">
            <text:p>42.433</text:p>
          </table:table-cell>
          <table:table-cell table:style-name="ce13" office:value-type="float" office:value="3448" calcext:value-type="float">
            <text:p>3.448</text:p>
          </table:table-cell>
          <table:table-cell table:style-name="ce13" office:value-type="float" office:value="8237" calcext:value-type="float">
            <text:p>8.23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1.3317985370104" calcext:value-type="float">
            <text:p><text:s/>11,33 </text:p>
          </table:table-cell>
          <table:table-cell office:value-type="float" office:value="41.6044862854486" calcext:value-type="float">
            <text:p><text:s/>41,60 </text:p>
          </table:table-cell>
          <table:table-cell office:value-type="float" office:value="143186" calcext:value-type="float">
            <text:p>143.186 </text:p>
          </table:table-cell>
          <table:table-cell table:style-name="ce12" office:value-type="float" office:value="1263577" calcext:value-type="float">
            <text:p>1.263.577,00</text:p>
          </table:table-cell>
          <table:table-cell table:style-name="ce12" office:value-type="float" office:value="344160" calcext:value-type="float">
            <text:p>344.160,00</text:p>
          </table:table-cell>
          <table:table-cell table:style-name="ce13" office:value-type="float" office:value="8779" calcext:value-type="float">
            <text:p>8.779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39005" calcext:value-type="float">
            <text:p>39.005</text:p>
          </table:table-cell>
          <table:table-cell table:style-name="ce13" office:value-type="float" office:value="24215" calcext:value-type="float">
            <text:p>24.215</text:p>
          </table:table-cell>
          <table:table-cell table:style-name="ce13" office:value-type="float" office:value="25942" calcext:value-type="float">
            <text:p>25.942</text:p>
          </table:table-cell>
          <table:table-cell table:style-name="ce13" office:value-type="float" office:value="13663" calcext:value-type="float">
            <text:p>13.663</text:p>
          </table:table-cell>
          <table:table-cell table:style-name="ce13" office:value-type="float" office:value="30987" calcext:value-type="float">
            <text:p>30.98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9.4204592926977" calcext:value-type="float">
            <text:p><text:s/>19,42 </text:p>
          </table:table-cell>
          <table:table-cell office:value-type="float" office:value="65.2441702553022" calcext:value-type="float">
            <text:p><text:s/>65,24 </text:p>
          </table:table-cell>
          <table:table-cell office:value-type="float" office:value="129235" calcext:value-type="float">
            <text:p>129.235 </text:p>
          </table:table-cell>
          <table:table-cell table:style-name="ce12" office:value-type="float" office:value="665457.999999999" calcext:value-type="float">
            <text:p>665.458,00</text:p>
          </table:table-cell>
          <table:table-cell table:style-name="ce12" office:value-type="float" office:value="198079" calcext:value-type="float">
            <text:p>198.079,00</text:p>
          </table:table-cell>
          <table:table-cell table:style-name="ce13" office:value-type="float" office:value="803" calcext:value-type="float">
            <text:p>803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60463" calcext:value-type="float">
            <text:p>60.463</text:p>
          </table:table-cell>
          <table:table-cell table:style-name="ce13" office:value-type="float" office:value="6561" calcext:value-type="float">
            <text:p>6.561</text:p>
          </table:table-cell>
          <table:table-cell table:style-name="ce13" office:value-type="float" office:value="5975" calcext:value-type="float">
            <text:p>5.975</text:p>
          </table:table-cell>
          <table:table-cell table:style-name="ce13" office:value-type="float" office:value="5449" calcext:value-type="float">
            <text:p>5.449</text:p>
          </table:table-cell>
          <table:table-cell table:style-name="ce13" office:value-type="float" office:value="49439" calcext:value-type="float">
            <text:p>49.43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7.54802558517" calcext:value-type="float">
            <text:p><text:s/>17,55 </text:p>
          </table:table-cell>
          <table:table-cell office:value-type="float" office:value="57.052405915845" calcext:value-type="float">
            <text:p><text:s/>57,05 </text:p>
          </table:table-cell>
          <table:table-cell office:value-type="float" office:value="131467" calcext:value-type="float">
            <text:p>131.467 </text:p>
          </table:table-cell>
          <table:table-cell table:style-name="ce12" office:value-type="float" office:value="749184" calcext:value-type="float">
            <text:p>749.184,00</text:p>
          </table:table-cell>
          <table:table-cell table:style-name="ce12" office:value-type="float" office:value="230432" calcext:value-type="float">
            <text:p>230.432,00</text:p>
          </table:table-cell>
          <table:table-cell table:style-name="ce13" office:value-type="float" office:value="19093" calcext:value-type="float">
            <text:p>19.093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68986" calcext:value-type="float">
            <text:p>68.986</text:p>
          </table:table-cell>
          <table:table-cell table:style-name="ce13" office:value-type="float" office:value="3769" calcext:value-type="float">
            <text:p>3.769</text:p>
          </table:table-cell>
          <table:table-cell table:style-name="ce13" office:value-type="float" office:value="7096" calcext:value-type="float">
            <text:p>7.096</text:p>
          </table:table-cell>
          <table:table-cell table:style-name="ce13" office:value-type="float" office:value="3455" calcext:value-type="float">
            <text:p>3.455</text:p>
          </table:table-cell>
          <table:table-cell table:style-name="ce13" office:value-type="float" office:value="28488" calcext:value-type="float">
            <text:p>28.48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2.6702393071254" calcext:value-type="float">
            <text:p><text:s/>12,67 </text:p>
          </table:table-cell>
          <table:table-cell office:value-type="float" office:value="52.315712128488" calcext:value-type="float">
            <text:p><text:s/>52,32 </text:p>
          </table:table-cell>
          <table:table-cell office:value-type="float" office:value="180846" calcext:value-type="float">
            <text:p>180.846 </text:p>
          </table:table-cell>
          <table:table-cell table:style-name="ce12" office:value-type="float" office:value="1427329" calcext:value-type="float">
            <text:p>1.427.329,00</text:p>
          </table:table-cell>
          <table:table-cell table:style-name="ce12" office:value-type="float" office:value="345682" calcext:value-type="float">
            <text:p>345.682,00</text:p>
          </table:table-cell>
          <table:table-cell table:style-name="ce13" office:value-type="float" office:value="14996" calcext:value-type="float">
            <text:p>14.996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32780" calcext:value-type="float">
            <text:p>32.780</text:p>
          </table:table-cell>
          <table:table-cell table:style-name="ce13" office:value-type="float" office:value="64736" calcext:value-type="float">
            <text:p>64.736</text:p>
          </table:table-cell>
          <table:table-cell table:style-name="ce13" office:value-type="float" office:value="15990" calcext:value-type="float">
            <text:p>15.990</text:p>
          </table:table-cell>
          <table:table-cell table:style-name="ce13" office:value-type="float" office:value="7928" calcext:value-type="float">
            <text:p>7.928</text:p>
          </table:table-cell>
          <table:table-cell table:style-name="ce13" office:value-type="float" office:value="43773" calcext:value-type="float">
            <text:p>43.77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9.88083251128296" calcext:value-type="float">
            <text:p><text:s/>9,88 </text:p>
          </table:table-cell>
          <table:table-cell office:value-type="float" office:value="38.7899552541285" calcext:value-type="float">
            <text:p><text:s/>38,79 </text:p>
          </table:table-cell>
          <table:table-cell office:value-type="float" office:value="77327" calcext:value-type="float">
            <text:p>77.327 </text:p>
          </table:table-cell>
          <table:table-cell table:style-name="ce12" office:value-type="float" office:value="782596" calcext:value-type="float">
            <text:p>782.596,00</text:p>
          </table:table-cell>
          <table:table-cell table:style-name="ce12" office:value-type="float" office:value="199348" calcext:value-type="float">
            <text:p>199.348,00</text:p>
          </table:table-cell>
          <table:table-cell table:style-name="ce13" office:value-type="float" office:value="4150" calcext:value-type="float">
            <text:p>4.15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65526" calcext:value-type="float">
            <text:p>65.526</text:p>
          </table:table-cell>
          <table:table-cell table:style-name="ce13" office:value-type="float" office:value="711" calcext:value-type="float">
            <text:p>711</text:p>
          </table:table-cell>
          <table:table-cell table:style-name="ce13" office:value-type="float" office:value="6529" calcext:value-type="float">
            <text:p>6.52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2.8839263803681" calcext:value-type="float">
            <text:p><text:s/>22,88 </text:p>
          </table:table-cell>
          <table:table-cell office:value-type="float" office:value="79.9617220941719" calcext:value-type="float">
            <text:p><text:s/>79,96 </text:p>
          </table:table-cell>
          <table:table-cell office:value-type="float" office:value="116565" calcext:value-type="float">
            <text:p>116.565 </text:p>
          </table:table-cell>
          <table:table-cell table:style-name="ce12" office:value-type="float" office:value="509375" calcext:value-type="float">
            <text:p>509.375,00</text:p>
          </table:table-cell>
          <table:table-cell table:style-name="ce12" office:value-type="float" office:value="145776" calcext:value-type="float">
            <text:p>145.776,00</text:p>
          </table:table-cell>
          <table:table-cell table:style-name="ce13" office:value-type="float" office:value="36917" calcext:value-type="float">
            <text:p>36.917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199" calcext:value-type="float">
            <text:p>12.199</text:p>
          </table:table-cell>
          <table:table-cell table:style-name="ce13" office:value-type="float" office:value="3351" calcext:value-type="float">
            <text:p>3.351</text:p>
          </table:table-cell>
          <table:table-cell table:style-name="ce13" office:value-type="float" office:value="2666" calcext:value-type="float">
            <text:p>2.666</text:p>
          </table:table-cell>
          <table:table-cell table:style-name="ce13" office:value-type="float" office:value="61319" calcext:value-type="float">
            <text:p>61.31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0.6972070325265" calcext:value-type="float">
            <text:p><text:s/>10,70 </text:p>
          </table:table-cell>
          <table:table-cell office:value-type="float" office:value="35.9515289078445" calcext:value-type="float">
            <text:p><text:s/>35,95 </text:p>
          </table:table-cell>
          <table:table-cell office:value-type="float" office:value="39281" calcext:value-type="float">
            <text:p>39.281 </text:p>
          </table:table-cell>
          <table:table-cell table:style-name="ce12" office:value-type="float" office:value="367208.000000001" calcext:value-type="float">
            <text:p>367.208,00</text:p>
          </table:table-cell>
          <table:table-cell table:style-name="ce12" office:value-type="float" office:value="109261" calcext:value-type="float">
            <text:p>109.261,00</text:p>
          </table:table-cell>
          <table:table-cell table:style-name="ce13" office:value-type="float" office:value="833" calcext:value-type="float">
            <text:p>83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888" calcext:value-type="float">
            <text:p>26.888</text:p>
          </table:table-cell>
          <table:table-cell table:style-name="ce13" office:value-type="float" office:value="4015" calcext:value-type="float">
            <text:p>4.015</text:p>
          </table:table-cell>
          <table:table-cell table:style-name="ce13" office:value-type="float" office:value="6730" calcext:value-type="float">
            <text:p>6.730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2.6777105226816" calcext:value-type="float">
            <text:p><text:s/>22,68 </text:p>
          </table:table-cell>
          <table:table-cell office:value-type="float" office:value="72.1206024734824" calcext:value-type="float">
            <text:p><text:s/>72,12 </text:p>
          </table:table-cell>
          <table:table-cell office:value-type="float" office:value="802998" calcext:value-type="float">
            <text:p>802.998 </text:p>
          </table:table-cell>
          <table:table-cell table:style-name="ce12" office:value-type="float" office:value="3540913" calcext:value-type="float">
            <text:p>3.540.913,00</text:p>
          </table:table-cell>
          <table:table-cell table:style-name="ce12" office:value-type="float" office:value="1113410" calcext:value-type="float">
            <text:p>1.113.410,00</text:p>
          </table:table-cell>
          <table:table-cell table:style-name="ce13" office:value-type="float" office:value="27001" calcext:value-type="float">
            <text:p>27.001</text:p>
          </table:table-cell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1241" calcext:value-type="float">
            <text:p>1.241</text:p>
          </table:table-cell>
          <table:table-cell table:style-name="ce13" office:value-type="float" office:value="213353" calcext:value-type="float">
            <text:p>213.353</text:p>
          </table:table-cell>
          <table:table-cell table:style-name="ce13" office:value-type="float" office:value="199381" calcext:value-type="float">
            <text:p>199.381</text:p>
          </table:table-cell>
          <table:table-cell table:style-name="ce13" office:value-type="float" office:value="92095" calcext:value-type="float">
            <text:p>92.095</text:p>
          </table:table-cell>
          <table:table-cell table:style-name="ce13" office:value-type="float" office:value="58797" calcext:value-type="float">
            <text:p>58.797</text:p>
          </table:table-cell>
          <table:table-cell table:style-name="ce13" office:value-type="float" office:value="210562" calcext:value-type="float">
            <text:p>210.56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0.7648413009404" calcext:value-type="float">
            <text:p><text:s/>10,76 </text:p>
          </table:table-cell>
          <table:table-cell office:value-type="float" office:value="43.3759313169191" calcext:value-type="float">
            <text:p><text:s/>43,38 </text:p>
          </table:table-cell>
          <table:table-cell office:value-type="float" office:value="105492" calcext:value-type="float">
            <text:p>105.492 </text:p>
          </table:table-cell>
          <table:table-cell table:style-name="ce12" office:value-type="float" office:value="979968.000000004" calcext:value-type="float">
            <text:p>979.968,00</text:p>
          </table:table-cell>
          <table:table-cell table:style-name="ce12" office:value-type="float" office:value="243204" calcext:value-type="float">
            <text:p>243.204,00</text:p>
          </table:table-cell>
          <table:table-cell table:style-name="ce13" office:value-type="float" office:value="4801" calcext:value-type="float">
            <text:p>4.801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909" calcext:value-type="float">
            <text:p>909</text:p>
          </table:table-cell>
          <table:table-cell table:style-name="ce13" office:value-type="float" office:value="33287" calcext:value-type="float">
            <text:p>33.287</text:p>
          </table:table-cell>
          <table:table-cell table:style-name="ce13" office:value-type="float" office:value="57418" calcext:value-type="float">
            <text:p>57.418</text:p>
          </table:table-cell>
          <table:table-cell table:style-name="ce13" office:value-type="float" office:value="4658" calcext:value-type="float">
            <text:p>4.658</text:p>
          </table:table-cell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3994" calcext:value-type="float">
            <text:p>3.99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2.7715153638102" calcext:value-type="float">
            <text:p><text:s/>22,77 </text:p>
          </table:table-cell>
          <table:table-cell office:value-type="float" office:value="76.809095839467" calcext:value-type="float">
            <text:p><text:s/>76,81 </text:p>
          </table:table-cell>
          <table:table-cell office:value-type="float" office:value="39655" calcext:value-type="float">
            <text:p>39.655 </text:p>
          </table:table-cell>
          <table:table-cell table:style-name="ce12" office:value-type="float" office:value="174143" calcext:value-type="float">
            <text:p>174.143,00</text:p>
          </table:table-cell>
          <table:table-cell table:style-name="ce12" office:value-type="float" office:value="51628" calcext:value-type="float">
            <text:p>51.628,00</text:p>
          </table:table-cell>
          <table:table-cell table:style-name="ce13" office:value-type="float" office:value="6992" calcext:value-type="float">
            <text:p>6.99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094" calcext:value-type="float">
            <text:p>22.094</text:p>
          </table:table-cell>
          <table:table-cell table:style-name="ce13" office:value-type="float" office:value="5414" calcext:value-type="float">
            <text:p>5.414</text:p>
          </table:table-cell>
          <table:table-cell table:style-name="ce13" office:value-type="float" office:value="3726" calcext:value-type="float">
            <text:p>3.726</text:p>
          </table:table-cell>
          <table:table-cell table:style-name="ce13" office:value-type="float" office:value="481" calcext:value-type="float">
            <text:p>481</text:p>
          </table:table-cell>
          <table:table-cell table:style-name="ce13" office:value-type="float" office:value="937" calcext:value-type="float">
            <text:p>93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3.1849907035556" calcext:value-type="float">
            <text:p><text:s/>13,18 </text:p>
          </table:table-cell>
          <table:table-cell office:value-type="float" office:value="53.2281495112899" calcext:value-type="float">
            <text:p><text:s/>53,23 </text:p>
          </table:table-cell>
          <table:table-cell office:value-type="float" office:value="223876" calcext:value-type="float">
            <text:p>223.876 </text:p>
          </table:table-cell>
          <table:table-cell table:style-name="ce12" office:value-type="float" office:value="1697961" calcext:value-type="float">
            <text:p>1.697.961,00</text:p>
          </table:table-cell>
          <table:table-cell table:style-name="ce12" office:value-type="float" office:value="420597" calcext:value-type="float">
            <text:p>420.597,00</text:p>
          </table:table-cell>
          <table:table-cell table:style-name="ce13" office:value-type="float" office:value="2637" calcext:value-type="float">
            <text:p>2.637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5913" calcext:value-type="float">
            <text:p>45.913</text:p>
          </table:table-cell>
          <table:table-cell table:style-name="ce13" office:value-type="float" office:value="54610" calcext:value-type="float">
            <text:p>54.610</text:p>
          </table:table-cell>
          <table:table-cell table:style-name="ce13" office:value-type="float" office:value="33126" calcext:value-type="float">
            <text:p>33.126</text:p>
          </table:table-cell>
          <table:table-cell table:style-name="ce13" office:value-type="float" office:value="3246" calcext:value-type="float">
            <text:p>3.246</text:p>
          </table:table-cell>
          <table:table-cell table:style-name="ce13" office:value-type="float" office:value="84195" calcext:value-type="float">
            <text:p>84.195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1.5528584048363" calcext:value-type="float">
            <text:p><text:s/>21,55 </text:p>
          </table:table-cell>
          <table:table-cell office:value-type="float" office:value="65.2205801358229" calcext:value-type="float">
            <text:p><text:s/>65,22 </text:p>
          </table:table-cell>
          <table:table-cell office:value-type="float" office:value="3777546" calcext:value-type="float">
            <text:p>3.777.546 </text:p>
          </table:table-cell>
          <table:table-cell table:style-name="ce12" office:value-type="float" office:value="17526891" calcext:value-type="float">
            <text:p>17.526.891,00</text:p>
          </table:table-cell>
          <table:table-cell table:style-name="ce12" office:value-type="float" office:value="5791954" calcext:value-type="float">
            <text:p>5.791.954,00</text:p>
          </table:table-cell>
          <table:table-cell table:style-name="ce13" office:value-type="float" office:value="21233" calcext:value-type="float">
            <text:p>21.233</text:p>
          </table:table-cell>
          <table:table-cell table:style-name="ce13" office:value-type="float" office:value="37542" calcext:value-type="float">
            <text:p>37.542</text:p>
          </table:table-cell>
          <table:table-cell table:style-name="ce13" office:value-type="float" office:value="31606" calcext:value-type="float">
            <text:p>31.606</text:p>
          </table:table-cell>
          <table:table-cell table:style-name="ce13" office:value-type="float" office:value="1129236" calcext:value-type="float">
            <text:p>1.129.236</text:p>
          </table:table-cell>
          <table:table-cell table:style-name="ce13" office:value-type="float" office:value="241336" calcext:value-type="float">
            <text:p>241.336</text:p>
          </table:table-cell>
          <table:table-cell table:style-name="ce13" office:value-type="float" office:value="233132" calcext:value-type="float">
            <text:p>233.132</text:p>
          </table:table-cell>
          <table:table-cell table:style-name="ce13" office:value-type="float" office:value="188995" calcext:value-type="float">
            <text:p>188.995</text:p>
          </table:table-cell>
          <table:table-cell table:style-name="ce13" office:value-type="float" office:value="1894466" calcext:value-type="float">
            <text:p>1.894.46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4.151826868205" calcext:value-type="float">
            <text:p><text:s/>44,15 </text:p>
          </table:table-cell>
          <table:table-cell office:value-type="float" office:value="106.414805990736" calcext:value-type="float">
            <text:p><text:s/>106,41 </text:p>
          </table:table-cell>
          <table:table-cell office:value-type="float" office:value="1357821" calcext:value-type="float">
            <text:p>1.357.821 </text:p>
          </table:table-cell>
          <table:table-cell table:style-name="ce12" office:value-type="float" office:value="3075345" calcext:value-type="float">
            <text:p>3.075.345,00</text:p>
          </table:table-cell>
          <table:table-cell table:style-name="ce12" office:value-type="float" office:value="1275970.00000001" calcext:value-type="float">
            <text:p>1.275.970,00</text:p>
          </table:table-cell>
          <table:table-cell table:style-name="ce13" office:value-type="float" office:value="687" calcext:value-type="float">
            <text:p>687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166474" calcext:value-type="float">
            <text:p>166.474</text:p>
          </table:table-cell>
          <table:table-cell table:style-name="ce13" office:value-type="float" office:value="94585" calcext:value-type="float">
            <text:p>94.585</text:p>
          </table:table-cell>
          <table:table-cell table:style-name="ce13" office:value-type="float" office:value="79858" calcext:value-type="float">
            <text:p>79.858</text:p>
          </table:table-cell>
          <table:table-cell table:style-name="ce13" office:value-type="float" office:value="80160" calcext:value-type="float">
            <text:p>80.160</text:p>
          </table:table-cell>
          <table:table-cell table:style-name="ce13" office:value-type="float" office:value="935481" calcext:value-type="float">
            <text:p>935.481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11.5566668352857" calcext:value-type="float">
            <text:p><text:s/>11,56 </text:p>
          </table:table-cell>
          <table:table-cell office:value-type="float" office:value="45.4318181818182" calcext:value-type="float">
            <text:p><text:s/>45,43 </text:p>
          </table:table-cell>
          <table:table-cell office:value-type="float" office:value="47976" calcext:value-type="float">
            <text:p>47.976 </text:p>
          </table:table-cell>
          <table:table-cell table:style-name="ce12" office:value-type="float" office:value="415137" calcext:value-type="float">
            <text:p>415.137,00</text:p>
          </table:table-cell>
          <table:table-cell table:style-name="ce12" office:value-type="float" office:value="105600" calcext:value-type="float">
            <text:p>105.600,00</text:p>
          </table:table-cell>
          <table:table-cell table:style-name="ce13" office:value-type="float" office:value="3176" calcext:value-type="float">
            <text:p>3.176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801" calcext:value-type="float">
            <text:p>8.801</text:p>
          </table:table-cell>
          <table:table-cell table:style-name="ce13" office:value-type="float" office:value="8690" calcext:value-type="float">
            <text:p>8.690</text:p>
          </table:table-cell>
          <table:table-cell table:style-name="ce13" office:value-type="float" office:value="10242" calcext:value-type="float">
            <text:p>10.242</text:p>
          </table:table-cell>
          <table:table-cell table:style-name="ce13" office:value-type="float" office:value="426" calcext:value-type="float">
            <text:p>426</text:p>
          </table:table-cell>
          <table:table-cell table:style-name="ce13" office:value-type="float" office:value="16578" calcext:value-type="float">
            <text:p>16.57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0.6461982789206" calcext:value-type="float">
            <text:p><text:s/>10,65 </text:p>
          </table:table-cell>
          <table:table-cell office:value-type="float" office:value="39.8325027900658" calcext:value-type="float">
            <text:p><text:s/>39,83 </text:p>
          </table:table-cell>
          <table:table-cell office:value-type="float" office:value="128132" calcext:value-type="float">
            <text:p>128.132 </text:p>
          </table:table-cell>
          <table:table-cell table:style-name="ce12" office:value-type="float" office:value="1203547" calcext:value-type="float">
            <text:p>1.203.547,00</text:p>
          </table:table-cell>
          <table:table-cell table:style-name="ce12" office:value-type="float" office:value="321677" calcext:value-type="float">
            <text:p>321.677,00</text:p>
          </table:table-cell>
          <table:table-cell table:style-name="ce13" office:value-type="float" office:value="6969" calcext:value-type="float">
            <text:p>6.969</text:p>
          </table:table-cell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928" calcext:value-type="float">
            <text:p>928</text:p>
          </table:table-cell>
          <table:table-cell table:style-name="ce13" office:value-type="float" office:value="24350" calcext:value-type="float">
            <text:p>24.350</text:p>
          </table:table-cell>
          <table:table-cell table:style-name="ce13" office:value-type="float" office:value="21140" calcext:value-type="float">
            <text:p>21.140</text:p>
          </table:table-cell>
          <table:table-cell table:style-name="ce13" office:value-type="float" office:value="29044" calcext:value-type="float">
            <text:p>29.044</text:p>
          </table:table-cell>
          <table:table-cell table:style-name="ce13" office:value-type="float" office:value="12082" calcext:value-type="float">
            <text:p>12.082</text:p>
          </table:table-cell>
          <table:table-cell table:style-name="ce13" office:value-type="float" office:value="33311" calcext:value-type="float">
            <text:p>33.311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7.5779234120481" calcext:value-type="float">
            <text:p><text:s/>17,58 </text:p>
          </table:table-cell>
          <table:table-cell office:value-type="float" office:value="57.3446133872355" calcext:value-type="float">
            <text:p><text:s/>57,34 </text:p>
          </table:table-cell>
          <table:table-cell office:value-type="float" office:value="108656" calcext:value-type="float">
            <text:p>108.656 </text:p>
          </table:table-cell>
          <table:table-cell table:style-name="ce12" office:value-type="float" office:value="618139" calcext:value-type="float">
            <text:p>618.139,00</text:p>
          </table:table-cell>
          <table:table-cell table:style-name="ce12" office:value-type="float" office:value="189479" calcext:value-type="float">
            <text:p>189.479,00</text:p>
          </table:table-cell>
          <table:table-cell table:style-name="ce13" office:value-type="float" office:value="3999" calcext:value-type="float">
            <text:p>3.999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69578" calcext:value-type="float">
            <text:p>69.578</text:p>
          </table:table-cell>
          <table:table-cell table:style-name="ce13" office:value-type="float" office:value="22188" calcext:value-type="float">
            <text:p>22.188</text:p>
          </table:table-cell>
          <table:table-cell table:style-name="ce13" office:value-type="float" office:value="10537" calcext:value-type="float">
            <text:p>10.537</text:p>
          </table:table-cell>
          <table:table-cell table:style-name="ce13" office:value-type="float" office:value="1473" calcext:value-type="float">
            <text:p>1.473</text:p>
          </table:table-cell>
          <table:table-cell table:style-name="ce13"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2.2626297682841" calcext:value-type="float">
            <text:p><text:s/>22,26 </text:p>
          </table:table-cell>
          <table:table-cell office:value-type="float" office:value="72.7135853124239" calcext:value-type="float">
            <text:p><text:s/>72,71 </text:p>
          </table:table-cell>
          <table:table-cell office:value-type="float" office:value="836468" calcext:value-type="float">
            <text:p>836.468 </text:p>
          </table:table-cell>
          <table:table-cell table:style-name="ce12" office:value-type="float" office:value="3757274.00000001" calcext:value-type="float">
            <text:p>3.757.274,00</text:p>
          </table:table-cell>
          <table:table-cell table:style-name="ce12" office:value-type="float" office:value="1150360" calcext:value-type="float">
            <text:p>1.150.360,00</text:p>
          </table:table-cell>
          <table:table-cell table:style-name="ce13" office:value-type="float" office:value="8971" calcext:value-type="float">
            <text:p>8.97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383" calcext:value-type="float">
            <text:p>4.383</text:p>
          </table:table-cell>
          <table:table-cell table:style-name="ce13" office:value-type="float" office:value="219025" calcext:value-type="float">
            <text:p>219.025</text:p>
          </table:table-cell>
          <table:table-cell table:style-name="ce13" office:value-type="float" office:value="125932" calcext:value-type="float">
            <text:p>125.932</text:p>
          </table:table-cell>
          <table:table-cell table:style-name="ce13" office:value-type="float" office:value="89530" calcext:value-type="float">
            <text:p>89.530</text:p>
          </table:table-cell>
          <table:table-cell table:style-name="ce13" office:value-type="float" office:value="63216" calcext:value-type="float">
            <text:p>63.216</text:p>
          </table:table-cell>
          <table:table-cell table:style-name="ce13" office:value-type="float" office:value="325243" calcext:value-type="float">
            <text:p>325.24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0.6131399504817" calcext:value-type="float">
            <text:p><text:s/>10,61 </text:p>
          </table:table-cell>
          <table:table-cell office:value-type="float" office:value="40.3047626797957" calcext:value-type="float">
            <text:p><text:s/>40,30 </text:p>
          </table:table-cell>
          <table:table-cell office:value-type="float" office:value="118866" calcext:value-type="float">
            <text:p>118.866 </text:p>
          </table:table-cell>
          <table:table-cell table:style-name="ce12" office:value-type="float" office:value="1119989" calcext:value-type="float">
            <text:p>1.119.989,00</text:p>
          </table:table-cell>
          <table:table-cell table:style-name="ce12" office:value-type="float" office:value="294918" calcext:value-type="float">
            <text:p>294.918,00</text:p>
          </table:table-cell>
          <table:table-cell table:style-name="ce13" office:value-type="float" office:value="5020" calcext:value-type="float">
            <text:p>5.020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34242" calcext:value-type="float">
            <text:p>34.242</text:p>
          </table:table-cell>
          <table:table-cell table:style-name="ce13" office:value-type="float" office:value="22845" calcext:value-type="float">
            <text:p>22.845</text:p>
          </table:table-cell>
          <table:table-cell table:style-name="ce13" office:value-type="float" office:value="25844" calcext:value-type="float">
            <text:p>25.844</text:p>
          </table:table-cell>
          <table:table-cell table:style-name="ce13" office:value-type="float" office:value="7898" calcext:value-type="float">
            <text:p>7.898</text:p>
          </table:table-cell>
          <table:table-cell table:style-name="ce13" office:value-type="float" office:value="22418" calcext:value-type="float">
            <text:p>22.41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6.9046496397221" calcext:value-type="float">
            <text:p><text:s/>16,90 </text:p>
          </table:table-cell>
          <table:table-cell office:value-type="float" office:value="56.5386547397096" calcext:value-type="float">
            <text:p><text:s/>56,54 </text:p>
          </table:table-cell>
          <table:table-cell office:value-type="float" office:value="234113" calcext:value-type="float">
            <text:p>234.113 </text:p>
          </table:table-cell>
          <table:table-cell table:style-name="ce12" office:value-type="float" office:value="1384903" calcext:value-type="float">
            <text:p>1.384.903,00</text:p>
          </table:table-cell>
          <table:table-cell table:style-name="ce12" office:value-type="float" office:value="414076" calcext:value-type="float">
            <text:p>414.076,00</text:p>
          </table:table-cell>
          <table:table-cell table:style-name="ce13" office:value-type="float" office:value="14569" calcext:value-type="float">
            <text:p>14.569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3679" calcext:value-type="float">
            <text:p>3.679</text:p>
          </table:table-cell>
          <table:table-cell table:style-name="ce13" office:value-type="float" office:value="66758" calcext:value-type="float">
            <text:p>66.758</text:p>
          </table:table-cell>
          <table:table-cell table:style-name="ce13" office:value-type="float" office:value="50640" calcext:value-type="float">
            <text:p>50.640</text:p>
          </table:table-cell>
          <table:table-cell table:style-name="ce13" office:value-type="float" office:value="42090" calcext:value-type="float">
            <text:p>42.090</text:p>
          </table:table-cell>
          <table:table-cell table:style-name="ce13" office:value-type="float" office:value="12856" calcext:value-type="float">
            <text:p>12.856</text:p>
          </table:table-cell>
          <table:table-cell table:style-name="ce13" office:value-type="float" office:value="43391" calcext:value-type="float">
            <text:p>43.391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92553974261672" calcext:value-type="float">
            <text:p><text:s/>7,93 </text:p>
          </table:table-cell>
          <table:table-cell office:value-type="float" office:value="31.1394362262631" calcext:value-type="float">
            <text:p><text:s/>31,14 </text:p>
          </table:table-cell>
          <table:table-cell office:value-type="float" office:value="47932" calcext:value-type="float">
            <text:p>47.932 </text:p>
          </table:table-cell>
          <table:table-cell table:style-name="ce12" office:value-type="float" office:value="604779" calcext:value-type="float">
            <text:p>604.779,00</text:p>
          </table:table-cell>
          <table:table-cell table:style-name="ce12" office:value-type="float" office:value="153927" calcext:value-type="float">
            <text:p>153.927,00</text:p>
          </table:table-cell>
          <table:table-cell table:style-name="ce13" office:value-type="float" office:value="1313" calcext:value-type="float">
            <text:p>1.313</text:p>
          </table:table-cell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23534" calcext:value-type="float">
            <text:p>23.534</text:p>
          </table:table-cell>
          <table:table-cell table:style-name="ce13" office:value-type="float" office:value="7109" calcext:value-type="float">
            <text:p>7.109</text:p>
          </table:table-cell>
          <table:table-cell table:style-name="ce13" office:value-type="float" office:value="6998" calcext:value-type="float">
            <text:p>6.998</text:p>
          </table:table-cell>
          <table:table-cell table:style-name="ce13" office:value-type="float" office:value="961" calcext:value-type="float">
            <text:p>961</text:p>
          </table:table-cell>
          <table:table-cell table:style-name="ce13" office:value-type="float" office:value="7475" calcext:value-type="float">
            <text:p>7.475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2.246000275261" calcext:value-type="float">
            <text:p><text:s/>12,25 </text:p>
          </table:table-cell>
          <table:table-cell office:value-type="float" office:value="47.8878102278728" calcext:value-type="float">
            <text:p><text:s/>47,89 </text:p>
          </table:table-cell>
          <table:table-cell office:value-type="float" office:value="94316" calcext:value-type="float">
            <text:p>94.316 </text:p>
          </table:table-cell>
          <table:table-cell table:style-name="ce12" office:value-type="float" office:value="770178.000000003" calcext:value-type="float">
            <text:p>770.178,00</text:p>
          </table:table-cell>
          <table:table-cell table:style-name="ce12" office:value-type="float" office:value="196952" calcext:value-type="float">
            <text:p>196.952,00</text:p>
          </table:table-cell>
          <table:table-cell table:style-name="ce13" office:value-type="float" office:value="16557" calcext:value-type="float">
            <text:p>16.557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30548" calcext:value-type="float">
            <text:p>30.548</text:p>
          </table:table-cell>
          <table:table-cell table:style-name="ce13" office:value-type="float" office:value="10519" calcext:value-type="float">
            <text:p>10.519</text:p>
          </table:table-cell>
          <table:table-cell table:style-name="ce13" office:value-type="float" office:value="26829" calcext:value-type="float">
            <text:p>26.829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9417" calcext:value-type="float">
            <text:p>9.41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5.0738459648555" calcext:value-type="float">
            <text:p><text:s/>25,07 </text:p>
          </table:table-cell>
          <table:table-cell office:value-type="float" office:value="76.1015828898756" calcext:value-type="float">
            <text:p><text:s/>76,10 </text:p>
          </table:table-cell>
          <table:table-cell office:value-type="float" office:value="89809" calcext:value-type="float">
            <text:p>89.809 </text:p>
          </table:table-cell>
          <table:table-cell table:style-name="ce12" office:value-type="float" office:value="358178" calcext:value-type="float">
            <text:p>358.178,00</text:p>
          </table:table-cell>
          <table:table-cell table:style-name="ce12" office:value-type="float" office:value="118012" calcext:value-type="float">
            <text:p>118.012,00</text:p>
          </table:table-cell>
          <table:table-cell table:style-name="ce13" office:value-type="float" office:value="1123" calcext:value-type="float">
            <text:p>1.123</text:p>
          </table:table-cell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810" calcext:value-type="float">
            <text:p>810</text:p>
          </table:table-cell>
          <table:table-cell table:style-name="ce13" office:value-type="float" office:value="71218" calcext:value-type="float">
            <text:p>71.218</text:p>
          </table:table-cell>
          <table:table-cell table:style-name="ce13" office:value-type="float" office:value="7531" calcext:value-type="float">
            <text:p>7.531</text:p>
          </table:table-cell>
          <table:table-cell table:style-name="ce13" office:value-type="float" office:value="3800" calcext:value-type="float">
            <text:p>3.800</text:p>
          </table:table-cell>
          <table:table-cell table:style-name="ce13" office:value-type="float" office:value="1657" calcext:value-type="float">
            <text:p>1.657</text:p>
          </table:table-cell>
          <table:table-cell table:style-name="ce13" office:value-type="float" office:value="3377" calcext:value-type="float">
            <text:p>3.37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2675488804432" calcext:value-type="float">
            <text:p><text:s/>13,27 </text:p>
          </table:table-cell>
          <table:table-cell office:value-type="float" office:value="49.8399350183955" calcext:value-type="float">
            <text:p><text:s/>49,84 </text:p>
          </table:table-cell>
          <table:table-cell office:value-type="float" office:value="52155" calcext:value-type="float">
            <text:p>52.155 </text:p>
          </table:table-cell>
          <table:table-cell table:style-name="ce12" office:value-type="float" office:value="393102.000000001" calcext:value-type="float">
            <text:p>393.102,00</text:p>
          </table:table-cell>
          <table:table-cell table:style-name="ce12" office:value-type="float" office:value="104645" calcext:value-type="float">
            <text:p>104.645,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7375" calcext:value-type="float">
            <text:p>37.375</text:p>
          </table:table-cell>
          <table:table-cell table:style-name="ce13" office:value-type="float" office:value="5661" calcext:value-type="float">
            <text:p>5.661</text:p>
          </table:table-cell>
          <table:table-cell table:style-name="ce13" office:value-type="float" office:value="4686" calcext:value-type="float">
            <text:p>4.686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336" calcext:value-type="float">
            <text:p>4.33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1166524693736" calcext:value-type="float">
            <text:p><text:s/>10,12 </text:p>
          </table:table-cell>
          <table:table-cell office:value-type="float" office:value="36.2522434211001" calcext:value-type="float">
            <text:p><text:s/>36,25 </text:p>
          </table:table-cell>
          <table:table-cell office:value-type="float" office:value="201184" calcext:value-type="float">
            <text:p>201.184 </text:p>
          </table:table-cell>
          <table:table-cell table:style-name="ce12" office:value-type="float" office:value="1988641.99999999" calcext:value-type="float">
            <text:p>1.988.642,00</text:p>
          </table:table-cell>
          <table:table-cell table:style-name="ce12" office:value-type="float" office:value="554955.999999999" calcext:value-type="float">
            <text:p>554.956,00</text:p>
          </table:table-cell>
          <table:table-cell table:style-name="ce13" office:value-type="float" office:value="2450" calcext:value-type="float">
            <text:p>2.45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42253" calcext:value-type="float">
            <text:p>142.253</text:p>
          </table:table-cell>
          <table:table-cell table:style-name="ce13" office:value-type="float" office:value="12439" calcext:value-type="float">
            <text:p>12.439</text:p>
          </table:table-cell>
          <table:table-cell table:style-name="ce13" office:value-type="float" office:value="35274" calcext:value-type="float">
            <text:p>35.274</text:p>
          </table:table-cell>
          <table:table-cell table:style-name="ce13" office:value-type="float" office:value="3248" calcext:value-type="float">
            <text:p>3.248</text:p>
          </table:table-cell>
          <table:table-cell table:style-name="ce13" office:value-type="float" office:value="5422" calcext:value-type="float">
            <text:p>5.42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1.1369196743518" calcext:value-type="float">
            <text:p><text:s/>11,14 </text:p>
          </table:table-cell>
          <table:table-cell office:value-type="float" office:value="40.8877960096961" calcext:value-type="float">
            <text:p><text:s/>40,89 </text:p>
          </table:table-cell>
          <table:table-cell office:value-type="float" office:value="140340" calcext:value-type="float">
            <text:p>140.340 </text:p>
          </table:table-cell>
          <table:table-cell table:style-name="ce12" office:value-type="float" office:value="1260133" calcext:value-type="float">
            <text:p>1.260.133,00</text:p>
          </table:table-cell>
          <table:table-cell table:style-name="ce12" office:value-type="float" office:value="343232" calcext:value-type="float">
            <text:p>343.232,00</text:p>
          </table:table-cell>
          <table:table-cell table:style-name="ce13" office:value-type="float" office:value="8646" calcext:value-type="float">
            <text:p>8.646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39867" calcext:value-type="float">
            <text:p>39.867</text:p>
          </table:table-cell>
          <table:table-cell table:style-name="ce13" office:value-type="float" office:value="23719" calcext:value-type="float">
            <text:p>23.719</text:p>
          </table:table-cell>
          <table:table-cell table:style-name="ce13" office:value-type="float" office:value="26445" calcext:value-type="float">
            <text:p>26.445</text:p>
          </table:table-cell>
          <table:table-cell table:style-name="ce13" office:value-type="float" office:value="12305" calcext:value-type="float">
            <text:p>12.305</text:p>
          </table:table-cell>
          <table:table-cell table:style-name="ce13" office:value-type="float" office:value="28763" calcext:value-type="float">
            <text:p>28.76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9.0205986637401" calcext:value-type="float">
            <text:p><text:s/>19,02 </text:p>
          </table:table-cell>
          <table:table-cell office:value-type="float" office:value="63.8984690337643" calcext:value-type="float">
            <text:p><text:s/>63,90 </text:p>
          </table:table-cell>
          <table:table-cell office:value-type="float" office:value="126172" calcext:value-type="float">
            <text:p>126.172 </text:p>
          </table:table-cell>
          <table:table-cell table:style-name="ce12" office:value-type="float" office:value="663343.999999999" calcext:value-type="float">
            <text:p>663.344,00</text:p>
          </table:table-cell>
          <table:table-cell table:style-name="ce12" office:value-type="float" office:value="197457" calcext:value-type="float">
            <text:p>197.45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61171" calcext:value-type="float">
            <text:p>61.171</text:p>
          </table:table-cell>
          <table:table-cell table:style-name="ce13" office:value-type="float" office:value="6103" calcext:value-type="float">
            <text:p>6.103</text:p>
          </table:table-cell>
          <table:table-cell table:style-name="ce13" office:value-type="float" office:value="6625" calcext:value-type="float">
            <text:p>6.625</text:p>
          </table:table-cell>
          <table:table-cell table:style-name="ce13" office:value-type="float" office:value="5296" calcext:value-type="float">
            <text:p>5.296</text:p>
          </table:table-cell>
          <table:table-cell table:style-name="ce13" office:value-type="float" office:value="46432" calcext:value-type="float">
            <text:p>46.43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7.3384537515365" calcext:value-type="float">
            <text:p><text:s/>17,34 </text:p>
          </table:table-cell>
          <table:table-cell office:value-type="float" office:value="56.369335248792" calcext:value-type="float">
            <text:p><text:s/>56,37 </text:p>
          </table:table-cell>
          <table:table-cell office:value-type="float" office:value="129486" calcext:value-type="float">
            <text:p>129.486 </text:p>
          </table:table-cell>
          <table:table-cell table:style-name="ce12" office:value-type="float" office:value="746814.000000001" calcext:value-type="float">
            <text:p>746.814,00</text:p>
          </table:table-cell>
          <table:table-cell table:style-name="ce12" office:value-type="float" office:value="229710" calcext:value-type="float">
            <text:p>229.710,00</text:p>
          </table:table-cell>
          <table:table-cell table:style-name="ce13" office:value-type="float" office:value="17057" calcext:value-type="float">
            <text:p>17.057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70817" calcext:value-type="float">
            <text:p>70.817</text:p>
          </table:table-cell>
          <table:table-cell table:style-name="ce13" office:value-type="float" office:value="3335" calcext:value-type="float">
            <text:p>3.335</text:p>
          </table:table-cell>
          <table:table-cell table:style-name="ce13" office:value-type="float" office:value="7498" calcext:value-type="float">
            <text:p>7.498</text:p>
          </table:table-cell>
          <table:table-cell table:style-name="ce13" office:value-type="float" office:value="3246" calcext:value-type="float">
            <text:p>3.246</text:p>
          </table:table-cell>
          <table:table-cell table:style-name="ce13" office:value-type="float" office:value="26953" calcext:value-type="float">
            <text:p>26.95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2.4928228219153" calcext:value-type="float">
            <text:p><text:s/>12,49 </text:p>
          </table:table-cell>
          <table:table-cell office:value-type="float" office:value="51.5815833534036" calcext:value-type="float">
            <text:p><text:s/>51,58 </text:p>
          </table:table-cell>
          <table:table-cell office:value-type="float" office:value="177762" calcext:value-type="float">
            <text:p>177.762 </text:p>
          </table:table-cell>
          <table:table-cell table:style-name="ce12" office:value-type="float" office:value="1422913" calcext:value-type="float">
            <text:p>1.422.913,00</text:p>
          </table:table-cell>
          <table:table-cell table:style-name="ce12" office:value-type="float" office:value="344623" calcext:value-type="float">
            <text:p>344.623,00</text:p>
          </table:table-cell>
          <table:table-cell table:style-name="ce13" office:value-type="float" office:value="6531" calcext:value-type="float">
            <text:p>6.531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41801" calcext:value-type="float">
            <text:p>41.801</text:p>
          </table:table-cell>
          <table:table-cell table:style-name="ce13" office:value-type="float" office:value="64463" calcext:value-type="float">
            <text:p>64.463</text:p>
          </table:table-cell>
          <table:table-cell table:style-name="ce13" office:value-type="float" office:value="16989" calcext:value-type="float">
            <text:p>16.989</text:p>
          </table:table-cell>
          <table:table-cell table:style-name="ce13" office:value-type="float" office:value="7741" calcext:value-type="float">
            <text:p>7.741</text:p>
          </table:table-cell>
          <table:table-cell table:style-name="ce13" office:value-type="float" office:value="39594" calcext:value-type="float">
            <text:p>39.59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93978645060613" calcext:value-type="float">
            <text:p><text:s/>8,94 </text:p>
          </table:table-cell>
          <table:table-cell office:value-type="float" office:value="35.0948577636503" calcext:value-type="float">
            <text:p><text:s/>35,09 </text:p>
          </table:table-cell>
          <table:table-cell office:value-type="float" office:value="69777" calcext:value-type="float">
            <text:p>69.777 </text:p>
          </table:table-cell>
          <table:table-cell table:style-name="ce12" office:value-type="float" office:value="780522" calcext:value-type="float">
            <text:p>780.522,00</text:p>
          </table:table-cell>
          <table:table-cell table:style-name="ce12" office:value-type="float" office:value="198824" calcext:value-type="float">
            <text:p>198.824,00</text:p>
          </table:table-cell>
          <table:table-cell table:style-name="ce13" office:value-type="float" office:value="4430" calcext:value-type="float">
            <text:p>4.43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59113" calcext:value-type="float">
            <text:p>59.113</text:p>
          </table:table-cell>
          <table:table-cell table:style-name="ce13" office:value-type="float" office:value="917" calcext:value-type="float">
            <text:p>917</text:p>
          </table:table-cell>
          <table:table-cell table:style-name="ce13" office:value-type="float" office:value="4908" calcext:value-type="float">
            <text:p>4.90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2.4402866477222" calcext:value-type="float">
            <text:p><text:s/>22,44 </text:p>
          </table:table-cell>
          <table:table-cell office:value-type="float" office:value="78.4096773527651" calcext:value-type="float">
            <text:p><text:s/>78,41 </text:p>
          </table:table-cell>
          <table:table-cell office:value-type="float" office:value="113952" calcext:value-type="float">
            <text:p>113.952 </text:p>
          </table:table-cell>
          <table:table-cell table:style-name="ce12" office:value-type="float" office:value="507801.000000001" calcext:value-type="float">
            <text:p>507.801,00</text:p>
          </table:table-cell>
          <table:table-cell table:style-name="ce12" office:value-type="float" office:value="145329" calcext:value-type="float">
            <text:p>145.329,00</text:p>
          </table:table-cell>
          <table:table-cell table:style-name="ce13" office:value-type="float" office:value="35992" calcext:value-type="float">
            <text:p>35.992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439" calcext:value-type="float">
            <text:p>11.439</text:p>
          </table:table-cell>
          <table:table-cell table:style-name="ce13" office:value-type="float" office:value="3585" calcext:value-type="float">
            <text:p>3.585</text:p>
          </table:table-cell>
          <table:table-cell table:style-name="ce13" office:value-type="float" office:value="1934" calcext:value-type="float">
            <text:p>1.934</text:p>
          </table:table-cell>
          <table:table-cell table:style-name="ce13" office:value-type="float" office:value="60889" calcext:value-type="float">
            <text:p>60.88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0.6506751720812" calcext:value-type="float">
            <text:p><text:s/>10,65 </text:p>
          </table:table-cell>
          <table:table-cell office:value-type="float" office:value="35.792623969796" calcext:value-type="float">
            <text:p><text:s/>35,79 </text:p>
          </table:table-cell>
          <table:table-cell office:value-type="float" office:value="38869" calcext:value-type="float">
            <text:p>38.869 </text:p>
          </table:table-cell>
          <table:table-cell table:style-name="ce12" office:value-type="float" office:value="364944" calcext:value-type="float">
            <text:p>364.944,00</text:p>
          </table:table-cell>
          <table:table-cell table:style-name="ce12" office:value-type="float" office:value="108595" calcext:value-type="float">
            <text:p>108.595,00</text:p>
          </table:table-cell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938" calcext:value-type="float">
            <text:p>26.938</text:p>
          </table:table-cell>
          <table:table-cell table:style-name="ce13" office:value-type="float" office:value="4166" calcext:value-type="float">
            <text:p>4.166</text:p>
          </table:table-cell>
          <table:table-cell table:style-name="ce13" office:value-type="float" office:value="6541" calcext:value-type="float">
            <text:p>6.541</text:p>
          </table:table-cell>
          <table:table-cell table:style-name="ce13" office:value-type="float" office:value="546" calcext:value-type="float">
            <text:p>546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2.0118993487247" calcext:value-type="float">
            <text:p><text:s/>22,01 </text:p>
          </table:table-cell>
          <table:table-cell office:value-type="float" office:value="70.002168637187" calcext:value-type="float">
            <text:p><text:s/>70,00 </text:p>
          </table:table-cell>
          <table:table-cell office:value-type="float" office:value="777932" calcext:value-type="float">
            <text:p>777.932 </text:p>
          </table:table-cell>
          <table:table-cell table:style-name="ce12" office:value-type="float" office:value="3534143" calcext:value-type="float">
            <text:p>3.534.143,00</text:p>
          </table:table-cell>
          <table:table-cell table:style-name="ce12" office:value-type="float" office:value="1111297" calcext:value-type="float">
            <text:p>1.111.297,00</text:p>
          </table:table-cell>
          <table:table-cell table:style-name="ce13" office:value-type="float" office:value="20193" calcext:value-type="float">
            <text:p>20.193</text:p>
          </table:table-cell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2061" calcext:value-type="float">
            <text:p>2.061</text:p>
          </table:table-cell>
          <table:table-cell table:style-name="ce13" office:value-type="float" office:value="213054" calcext:value-type="float">
            <text:p>213.054</text:p>
          </table:table-cell>
          <table:table-cell table:style-name="ce13" office:value-type="float" office:value="198772" calcext:value-type="float">
            <text:p>198.772</text:p>
          </table:table-cell>
          <table:table-cell table:style-name="ce13" office:value-type="float" office:value="96575" calcext:value-type="float">
            <text:p>96.575</text:p>
          </table:table-cell>
          <table:table-cell table:style-name="ce13" office:value-type="float" office:value="57236" calcext:value-type="float">
            <text:p>57.236</text:p>
          </table:table-cell>
          <table:table-cell table:style-name="ce13" office:value-type="float" office:value="189473" calcext:value-type="float">
            <text:p>189.47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0.7876486349067" calcext:value-type="float">
            <text:p><text:s/>10,79 </text:p>
          </table:table-cell>
          <table:table-cell office:value-type="float" office:value="43.4671668246836" calcext:value-type="float">
            <text:p><text:s/>43,47 </text:p>
          </table:table-cell>
          <table:table-cell office:value-type="float" office:value="105447" calcext:value-type="float">
            <text:p>105.447 </text:p>
          </table:table-cell>
          <table:table-cell table:style-name="ce12" office:value-type="float" office:value="977479.000000003" calcext:value-type="float">
            <text:p>977.479,00</text:p>
          </table:table-cell>
          <table:table-cell table:style-name="ce12" office:value-type="float" office:value="242590" calcext:value-type="float">
            <text:p>242.590,00</text:p>
          </table:table-cell>
          <table:table-cell table:style-name="ce13" office:value-type="float" office:value="4516" calcext:value-type="float">
            <text:p>4.516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779" calcext:value-type="float">
            <text:p>1.779</text:p>
          </table:table-cell>
          <table:table-cell table:style-name="ce13" office:value-type="float" office:value="32557" calcext:value-type="float">
            <text:p>32.557</text:p>
          </table:table-cell>
          <table:table-cell table:style-name="ce13" office:value-type="float" office:value="57709" calcext:value-type="float">
            <text:p>57.709</text:p>
          </table:table-cell>
          <table:table-cell table:style-name="ce13" office:value-type="float" office:value="5178" calcext:value-type="float">
            <text:p>5.178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3328" calcext:value-type="float">
            <text:p>3.32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2.6423924473359" calcext:value-type="float">
            <text:p><text:s/>22,64 </text:p>
          </table:table-cell>
          <table:table-cell office:value-type="float" office:value="76.3694826074247" calcext:value-type="float">
            <text:p><text:s/>76,37 </text:p>
          </table:table-cell>
          <table:table-cell office:value-type="float" office:value="39189" calcext:value-type="float">
            <text:p>39.189 </text:p>
          </table:table-cell>
          <table:table-cell table:style-name="ce12" office:value-type="float" office:value="173078" calcext:value-type="float">
            <text:p>173.078,00</text:p>
          </table:table-cell>
          <table:table-cell table:style-name="ce12" office:value-type="float" office:value="51315" calcext:value-type="float">
            <text:p>51.315,00</text:p>
          </table:table-cell>
          <table:table-cell table:style-name="ce13" office:value-type="float" office:value="7446" calcext:value-type="float">
            <text:p>7.446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325" calcext:value-type="float">
            <text:p>22.325</text:p>
          </table:table-cell>
          <table:table-cell table:style-name="ce13" office:value-type="float" office:value="5186" calcext:value-type="float">
            <text:p>5.186</text:p>
          </table:table-cell>
          <table:table-cell table:style-name="ce13" office:value-type="float" office:value="3034" calcext:value-type="float">
            <text:p>3.034</text:p>
          </table:table-cell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796" calcext:value-type="float">
            <text:p>79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2.8267966617582" calcext:value-type="float">
            <text:p><text:s/>12,83 </text:p>
          </table:table-cell>
          <table:table-cell office:value-type="float" office:value="51.7807409103048" calcext:value-type="float">
            <text:p><text:s/>51,78 </text:p>
          </table:table-cell>
          <table:table-cell office:value-type="float" office:value="217156" calcext:value-type="float">
            <text:p>217.156 </text:p>
          </table:table-cell>
          <table:table-cell table:style-name="ce12" office:value-type="float" office:value="1692987" calcext:value-type="float">
            <text:p>1.692.987,00</text:p>
          </table:table-cell>
          <table:table-cell table:style-name="ce12" office:value-type="float" office:value="419376" calcext:value-type="float">
            <text:p>419.376,00</text:p>
          </table:table-cell>
          <table:table-cell table:style-name="ce13" office:value-type="float" office:value="2635" calcext:value-type="float">
            <text:p>2.635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9028" calcext:value-type="float">
            <text:p>49.028</text:p>
          </table:table-cell>
          <table:table-cell table:style-name="ce13" office:value-type="float" office:value="54537" calcext:value-type="float">
            <text:p>54.537</text:p>
          </table:table-cell>
          <table:table-cell table:style-name="ce13" office:value-type="float" office:value="34184" calcext:value-type="float">
            <text:p>34.184</text:p>
          </table:table-cell>
          <table:table-cell table:style-name="ce13" office:value-type="float" office:value="2246" calcext:value-type="float">
            <text:p>2.246</text:p>
          </table:table-cell>
          <table:table-cell table:style-name="ce13" office:value-type="float" office:value="74377" calcext:value-type="float">
            <text:p>74.37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1.2080810142128" calcext:value-type="float">
            <text:p><text:s/>21,21 </text:p>
          </table:table-cell>
          <table:table-cell office:value-type="float" office:value="64.3256310174343" calcext:value-type="float">
            <text:p><text:s/>64,33 </text:p>
          </table:table-cell>
          <table:table-cell office:value-type="float" office:value="3708051" calcext:value-type="float">
            <text:p>3.708.051 </text:p>
          </table:table-cell>
          <table:table-cell table:style-name="ce12" office:value-type="float" office:value="17484142" calcext:value-type="float">
            <text:p>17.484.142,00</text:p>
          </table:table-cell>
          <table:table-cell table:style-name="ce12" office:value-type="float" office:value="5764500" calcext:value-type="float">
            <text:p>5.764.500,00</text:p>
          </table:table-cell>
          <table:table-cell table:style-name="ce13" office:value-type="float" office:value="28935" calcext:value-type="float">
            <text:p>28.935</text:p>
          </table:table-cell>
          <table:table-cell table:style-name="ce13" office:value-type="float" office:value="38215" calcext:value-type="float">
            <text:p>38.215</text:p>
          </table:table-cell>
          <table:table-cell table:style-name="ce13" office:value-type="float" office:value="36802" calcext:value-type="float">
            <text:p>36.802</text:p>
          </table:table-cell>
          <table:table-cell table:style-name="ce13" office:value-type="float" office:value="1122034" calcext:value-type="float">
            <text:p>1.122.034</text:p>
          </table:table-cell>
          <table:table-cell table:style-name="ce13" office:value-type="float" office:value="236421" calcext:value-type="float">
            <text:p>236.421</text:p>
          </table:table-cell>
          <table:table-cell table:style-name="ce13" office:value-type="float" office:value="247977" calcext:value-type="float">
            <text:p>247.977</text:p>
          </table:table-cell>
          <table:table-cell table:style-name="ce13" office:value-type="float" office:value="205780" calcext:value-type="float">
            <text:p>205.780</text:p>
          </table:table-cell>
          <table:table-cell table:style-name="ce13" office:value-type="float" office:value="1802583" calcext:value-type="float">
            <text:p>1.802.58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4.0240824345247" calcext:value-type="float">
            <text:p><text:s/>44,02 </text:p>
          </table:table-cell>
          <table:table-cell office:value-type="float" office:value="105.980174141819" calcext:value-type="float">
            <text:p><text:s/>105,98 </text:p>
          </table:table-cell>
          <table:table-cell office:value-type="float" office:value="1353494" calcext:value-type="float">
            <text:p>1.353.494 </text:p>
          </table:table-cell>
          <table:table-cell table:style-name="ce12" office:value-type="float" office:value="3074440" calcext:value-type="float">
            <text:p>3.074.440,00</text:p>
          </table:table-cell>
          <table:table-cell table:style-name="ce12" office:value-type="float" office:value="1277120" calcext:value-type="float">
            <text:p>1.277.12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169651" calcext:value-type="float">
            <text:p>169.651</text:p>
          </table:table-cell>
          <table:table-cell table:style-name="ce13" office:value-type="float" office:value="102254" calcext:value-type="float">
            <text:p>102.254</text:p>
          </table:table-cell>
          <table:table-cell table:style-name="ce13" office:value-type="float" office:value="89665" calcext:value-type="float">
            <text:p>89.665</text:p>
          </table:table-cell>
          <table:table-cell table:style-name="ce13" office:value-type="float" office:value="85899" calcext:value-type="float">
            <text:p>85.899</text:p>
          </table:table-cell>
          <table:table-cell table:style-name="ce13" office:value-type="float" office:value="906009" calcext:value-type="float">
            <text:p>906.00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9.56828644748246" calcext:value-type="float">
            <text:p><text:s/>9,57 </text:p>
          </table:table-cell>
          <table:table-cell office:value-type="float" office:value="37.6154276874603" calcext:value-type="float">
            <text:p><text:s/>37,62 </text:p>
          </table:table-cell>
          <table:table-cell office:value-type="float" office:value="39635" calcext:value-type="float">
            <text:p>39.635 </text:p>
          </table:table-cell>
          <table:table-cell table:style-name="ce12" office:value-type="float" office:value="414233" calcext:value-type="float">
            <text:p>414.233,00</text:p>
          </table:table-cell>
          <table:table-cell table:style-name="ce12" office:value-type="float" office:value="105369" calcext:value-type="float">
            <text:p>105.369,00</text:p>
          </table:table-cell>
          <table:table-cell table:style-name="ce13" office:value-type="float" office:value="2151" calcext:value-type="float">
            <text:p>2.151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838" calcext:value-type="float">
            <text:p>8.838</text:p>
          </table:table-cell>
          <table:table-cell table:style-name="ce13" office:value-type="float" office:value="7543" calcext:value-type="float">
            <text:p>7.543</text:p>
          </table:table-cell>
          <table:table-cell table:style-name="ce13" office:value-type="float" office:value="9558" calcext:value-type="float">
            <text:p>9.558</text:p>
          </table:table-cell>
          <table:table-cell table:style-name="ce13" office:value-type="float" office:value="408" calcext:value-type="float">
            <text:p>408</text:p>
          </table:table-cell>
          <table:table-cell table:style-name="ce13" office:value-type="float" office:value="10299" calcext:value-type="float">
            <text:p>10.29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10.0183580078063" calcext:value-type="float">
            <text:p><text:s/>10,02 </text:p>
          </table:table-cell>
          <table:table-cell office:value-type="float" office:value="37.4838333691726" calcext:value-type="float">
            <text:p><text:s/>37,48 </text:p>
          </table:table-cell>
          <table:table-cell office:value-type="float" office:value="120277" calcext:value-type="float">
            <text:p>120.277 </text:p>
          </table:table-cell>
          <table:table-cell table:style-name="ce12" office:value-type="float" office:value="1200566" calcext:value-type="float">
            <text:p>1.200.566,00</text:p>
          </table:table-cell>
          <table:table-cell table:style-name="ce12" office:value-type="float" office:value="320877" calcext:value-type="float">
            <text:p>320.877,00</text:p>
          </table:table-cell>
          <table:table-cell table:style-name="ce13" office:value-type="float" office:value="6917" calcext:value-type="float">
            <text:p>6.917</text:p>
          </table:table-cell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928" calcext:value-type="float">
            <text:p>928</text:p>
          </table:table-cell>
          <table:table-cell table:style-name="ce13" office:value-type="float" office:value="23291" calcext:value-type="float">
            <text:p>23.291</text:p>
          </table:table-cell>
          <table:table-cell table:style-name="ce13" office:value-type="float" office:value="19976" calcext:value-type="float">
            <text:p>19.976</text:p>
          </table:table-cell>
          <table:table-cell table:style-name="ce13" office:value-type="float" office:value="29851" calcext:value-type="float">
            <text:p>29.851</text:p>
          </table:table-cell>
          <table:table-cell table:style-name="ce13" office:value-type="float" office:value="10416" calcext:value-type="float">
            <text:p>10.416</text:p>
          </table:table-cell>
          <table:table-cell table:style-name="ce13" office:value-type="float" office:value="28539" calcext:value-type="float">
            <text:p>28.53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5.7151397399492" calcext:value-type="float">
            <text:p><text:s/>15,72 </text:p>
          </table:table-cell>
          <table:table-cell office:value-type="float" office:value="51.268489419097" calcext:value-type="float">
            <text:p><text:s/>51,27 </text:p>
          </table:table-cell>
          <table:table-cell office:value-type="float" office:value="96738" calcext:value-type="float">
            <text:p>96.738 </text:p>
          </table:table-cell>
          <table:table-cell table:style-name="ce12" office:value-type="float" office:value="615572" calcext:value-type="float">
            <text:p>615.572,00</text:p>
          </table:table-cell>
          <table:table-cell table:style-name="ce12" office:value-type="float" office:value="188689" calcext:value-type="float">
            <text:p>188.689,00</text:p>
          </table:table-cell>
          <table:table-cell table:style-name="ce13" office:value-type="float" office:value="4500" calcext:value-type="float">
            <text:p>4.500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69586" calcext:value-type="float">
            <text:p>69.586</text:p>
          </table:table-cell>
          <table:table-cell table:style-name="ce13" office:value-type="float" office:value="12957" calcext:value-type="float">
            <text:p>12.957</text:p>
          </table:table-cell>
          <table:table-cell table:style-name="ce13" office:value-type="float" office:value="7756" calcext:value-type="float">
            <text:p>7.756</text:p>
          </table:table-cell>
          <table:table-cell table:style-name="ce13" office:value-type="float" office:value="1240" calcext:value-type="float">
            <text:p>1.240</text:p>
          </table:table-cell>
          <table:table-cell table:style-name="ce13"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1.6423266904036" calcext:value-type="float">
            <text:p><text:s/>21,64 </text:p>
          </table:table-cell>
          <table:table-cell office:value-type="float" office:value="70.6880744339108" calcext:value-type="float">
            <text:p><text:s/>70,69 </text:p>
          </table:table-cell>
          <table:table-cell office:value-type="float" office:value="811099" calcext:value-type="float">
            <text:p>811.099 </text:p>
          </table:table-cell>
          <table:table-cell table:style-name="ce12" office:value-type="float" office:value="3747744" calcext:value-type="float">
            <text:p>3.747.744,00</text:p>
          </table:table-cell>
          <table:table-cell table:style-name="ce12" office:value-type="float" office:value="1147434" calcext:value-type="float">
            <text:p>1.147.434,00</text:p>
          </table:table-cell>
          <table:table-cell table:style-name="ce13" office:value-type="float" office:value="9802" calcext:value-type="float">
            <text:p>9.802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5128" calcext:value-type="float">
            <text:p>5.128</text:p>
          </table:table-cell>
          <table:table-cell table:style-name="ce13" office:value-type="float" office:value="217229" calcext:value-type="float">
            <text:p>217.229</text:p>
          </table:table-cell>
          <table:table-cell table:style-name="ce13" office:value-type="float" office:value="120188" calcext:value-type="float">
            <text:p>120.188</text:p>
          </table:table-cell>
          <table:table-cell table:style-name="ce13" office:value-type="float" office:value="95827" calcext:value-type="float">
            <text:p>95.827</text:p>
          </table:table-cell>
          <table:table-cell table:style-name="ce13" office:value-type="float" office:value="65733" calcext:value-type="float">
            <text:p>65.733</text:p>
          </table:table-cell>
          <table:table-cell table:style-name="ce13" office:value-type="float" office:value="296875" calcext:value-type="float">
            <text:p>296.875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0.1981922972643" calcext:value-type="float">
            <text:p><text:s/>10,20 </text:p>
          </table:table-cell>
          <table:table-cell office:value-type="float" office:value="38.7290799422309" calcext:value-type="float">
            <text:p><text:s/>38,73 </text:p>
          </table:table-cell>
          <table:table-cell office:value-type="float" office:value="113970" calcext:value-type="float">
            <text:p>113.970 </text:p>
          </table:table-cell>
          <table:table-cell table:style-name="ce12" office:value-type="float" office:value="1117551" calcext:value-type="float">
            <text:p>1.117.551,00</text:p>
          </table:table-cell>
          <table:table-cell table:style-name="ce12" office:value-type="float" office:value="294275" calcext:value-type="float">
            <text:p>294.275,00</text:p>
          </table:table-cell>
          <table:table-cell table:style-name="ce13" office:value-type="float" office:value="4780" calcext:value-type="float">
            <text:p>4.780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33479" calcext:value-type="float">
            <text:p>33.479</text:p>
          </table:table-cell>
          <table:table-cell table:style-name="ce13" office:value-type="float" office:value="21382" calcext:value-type="float">
            <text:p>21.382</text:p>
          </table:table-cell>
          <table:table-cell table:style-name="ce13" office:value-type="float" office:value="26679" calcext:value-type="float">
            <text:p>26.679</text:p>
          </table:table-cell>
          <table:table-cell table:style-name="ce13" office:value-type="float" office:value="7351" calcext:value-type="float">
            <text:p>7.351</text:p>
          </table:table-cell>
          <table:table-cell table:style-name="ce13" office:value-type="float" office:value="19467" calcext:value-type="float">
            <text:p>19.46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6.7793875942568" calcext:value-type="float">
            <text:p><text:s/>16,78 </text:p>
          </table:table-cell>
          <table:table-cell office:value-type="float" office:value="56.1200605143722" calcext:value-type="float">
            <text:p><text:s/>56,12 </text:p>
          </table:table-cell>
          <table:table-cell office:value-type="float" office:value="231846" calcext:value-type="float">
            <text:p>231.846 </text:p>
          </table:table-cell>
          <table:table-cell table:style-name="ce12" office:value-type="float" office:value="1381731" calcext:value-type="float">
            <text:p>1.381.731,00</text:p>
          </table:table-cell>
          <table:table-cell table:style-name="ce12" office:value-type="float" office:value="413125" calcext:value-type="float">
            <text:p>413.125,00</text:p>
          </table:table-cell>
          <table:table-cell table:style-name="ce13" office:value-type="float" office:value="13762" calcext:value-type="float">
            <text:p>13.762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4081" calcext:value-type="float">
            <text:p>4.081</text:p>
          </table:table-cell>
          <table:table-cell table:style-name="ce13" office:value-type="float" office:value="72280" calcext:value-type="float">
            <text:p>72.280</text:p>
          </table:table-cell>
          <table:table-cell table:style-name="ce13" office:value-type="float" office:value="47132" calcext:value-type="float">
            <text:p>47.132</text:p>
          </table:table-cell>
          <table:table-cell table:style-name="ce13" office:value-type="float" office:value="41125" calcext:value-type="float">
            <text:p>41.125</text:p>
          </table:table-cell>
          <table:table-cell table:style-name="ce13" office:value-type="float" office:value="11988" calcext:value-type="float">
            <text:p>11.988</text:p>
          </table:table-cell>
          <table:table-cell table:style-name="ce13" office:value-type="float" office:value="39794" calcext:value-type="float">
            <text:p>39.79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69363320950794" calcext:value-type="float">
            <text:p><text:s/>7,69 </text:p>
          </table:table-cell>
          <table:table-cell office:value-type="float" office:value="30.2283039626068" calcext:value-type="float">
            <text:p><text:s/>30,23 </text:p>
          </table:table-cell>
          <table:table-cell office:value-type="float" office:value="46434" calcext:value-type="float">
            <text:p>46.434 </text:p>
          </table:table-cell>
          <table:table-cell table:style-name="ce12" office:value-type="float" office:value="603538" calcext:value-type="float">
            <text:p>603.538,00</text:p>
          </table:table-cell>
          <table:table-cell table:style-name="ce12" office:value-type="float" office:value="153611" calcext:value-type="float">
            <text:p>153.611,0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127" calcext:value-type="float">
            <text:p>1.127</text:p>
          </table:table-cell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23761" calcext:value-type="float">
            <text:p>23.761</text:p>
          </table:table-cell>
          <table:table-cell table:style-name="ce13" office:value-type="float" office:value="6500" calcext:value-type="float">
            <text:p>6.500</text:p>
          </table:table-cell>
          <table:table-cell table:style-name="ce13" office:value-type="float" office:value="6564" calcext:value-type="float">
            <text:p>6.564</text:p>
          </table:table-cell>
          <table:table-cell table:style-name="ce13" office:value-type="float" office:value="964" calcext:value-type="float">
            <text:p>964</text:p>
          </table:table-cell>
          <table:table-cell table:style-name="ce13" office:value-type="float" office:value="6918" calcext:value-type="float">
            <text:p>6.91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1.9345057136942" calcext:value-type="float">
            <text:p><text:s/>11,93 </text:p>
          </table:table-cell>
          <table:table-cell office:value-type="float" office:value="46.6702306399878" calcext:value-type="float">
            <text:p><text:s/>46,67 </text:p>
          </table:table-cell>
          <table:table-cell office:value-type="float" office:value="91665" calcext:value-type="float">
            <text:p>91.665 </text:p>
          </table:table-cell>
          <table:table-cell table:style-name="ce12" office:value-type="float" office:value="768067.000000003" calcext:value-type="float">
            <text:p>768.067,00</text:p>
          </table:table-cell>
          <table:table-cell table:style-name="ce12" office:value-type="float" office:value="196410" calcext:value-type="float">
            <text:p>196.410,00</text:p>
          </table:table-cell>
          <table:table-cell table:style-name="ce13" office:value-type="float" office:value="16545" calcext:value-type="float">
            <text:p>16.545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33120" calcext:value-type="float">
            <text:p>33.120</text:p>
          </table:table-cell>
          <table:table-cell table:style-name="ce13" office:value-type="float" office:value="9979" calcext:value-type="float">
            <text:p>9.979</text:p>
          </table:table-cell>
          <table:table-cell table:style-name="ce13" office:value-type="float" office:value="26693" calcext:value-type="float">
            <text:p>26.69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349" calcext:value-type="float">
            <text:p>7.34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4.9634889459636" calcext:value-type="float">
            <text:p><text:s/>24,96 </text:p>
          </table:table-cell>
          <table:table-cell office:value-type="float" office:value="75.766787812914" calcext:value-type="float">
            <text:p><text:s/>75,77 </text:p>
          </table:table-cell>
          <table:table-cell office:value-type="float" office:value="89226" calcext:value-type="float">
            <text:p>89.226 </text:p>
          </table:table-cell>
          <table:table-cell table:style-name="ce12" office:value-type="float" office:value="357426.000000001" calcext:value-type="float">
            <text:p>357.426,00</text:p>
          </table:table-cell>
          <table:table-cell table:style-name="ce12" office:value-type="float" office:value="117764" calcext:value-type="float">
            <text:p>117.764,00</text:p>
          </table:table-cell>
          <table:table-cell table:style-name="ce13" office:value-type="float" office:value="1618" calcext:value-type="float">
            <text:p>1.618</text:p>
          </table:table-cell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811" calcext:value-type="float">
            <text:p>811</text:p>
          </table:table-cell>
          <table:table-cell table:style-name="ce13" office:value-type="float" office:value="72740" calcext:value-type="float">
            <text:p>72.740</text:p>
          </table:table-cell>
          <table:table-cell table:style-name="ce13" office:value-type="float" office:value="7199" calcext:value-type="float">
            <text:p>7.199</text:p>
          </table:table-cell>
          <table:table-cell table:style-name="ce13" office:value-type="float" office:value="3029" calcext:value-type="float">
            <text:p>3.029</text:p>
          </table:table-cell>
          <table:table-cell table:style-name="ce13" office:value-type="float" office:value="1342" calcext:value-type="float">
            <text:p>1.342</text:p>
          </table:table-cell>
          <table:table-cell table:style-name="ce13" office:value-type="float" office:value="2113" calcext:value-type="float">
            <text:p>2.11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2.3374236886702" calcext:value-type="float">
            <text:p><text:s/>12,34 </text:p>
          </table:table-cell>
          <table:table-cell office:value-type="float" office:value="46.346631384167" calcext:value-type="float">
            <text:p><text:s/>46,35 </text:p>
          </table:table-cell>
          <table:table-cell office:value-type="float" office:value="48340" calcext:value-type="float">
            <text:p>48.340 </text:p>
          </table:table-cell>
          <table:table-cell table:style-name="ce12" office:value-type="float" office:value="391816" calcext:value-type="float">
            <text:p>391.816,00</text:p>
          </table:table-cell>
          <table:table-cell table:style-name="ce12" office:value-type="float" office:value="104301" calcext:value-type="float">
            <text:p>104.30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7209" calcext:value-type="float">
            <text:p>37.209</text:p>
          </table:table-cell>
          <table:table-cell table:style-name="ce13" office:value-type="float" office:value="5158" calcext:value-type="float">
            <text:p>5.158</text:p>
          </table:table-cell>
          <table:table-cell table:style-name="ce13" office:value-type="float" office:value="4640" calcext:value-type="float">
            <text:p>4.64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294" calcext:value-type="float">
            <text:p>1.29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9.24865632529103" calcext:value-type="float">
            <text:p><text:s/>9,25 </text:p>
          </table:table-cell>
          <table:table-cell office:value-type="float" office:value="33.1420767001727" calcext:value-type="float">
            <text:p><text:s/>33,14 </text:p>
          </table:table-cell>
          <table:table-cell office:value-type="float" office:value="183452" calcext:value-type="float">
            <text:p>183.452 </text:p>
          </table:table-cell>
          <table:table-cell table:style-name="ce12" office:value-type="float" office:value="1983553" calcext:value-type="float">
            <text:p>1.983.553,00</text:p>
          </table:table-cell>
          <table:table-cell table:style-name="ce12" office:value-type="float" office:value="553532" calcext:value-type="float">
            <text:p>553.53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40410" calcext:value-type="float">
            <text:p>140.410</text:p>
          </table:table-cell>
          <table:table-cell table:style-name="ce13" office:value-type="float" office:value="12285" calcext:value-type="float">
            <text:p>12.285</text:p>
          </table:table-cell>
          <table:table-cell table:style-name="ce13" office:value-type="float" office:value="17489" calcext:value-type="float">
            <text:p>17.489</text:p>
          </table:table-cell>
          <table:table-cell table:style-name="ce13" office:value-type="float" office:value="2860" calcext:value-type="float">
            <text:p>2.860</text:p>
          </table:table-cell>
          <table:table-cell table:style-name="ce13" office:value-type="float" office:value="3818" calcext:value-type="float">
            <text:p>3.81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0.6276210559822" calcext:value-type="float">
            <text:p><text:s/>10,63 </text:p>
          </table:table-cell>
          <table:table-cell office:value-type="float" office:value="39.0183475517121" calcext:value-type="float">
            <text:p><text:s/>39,02 </text:p>
          </table:table-cell>
          <table:table-cell office:value-type="float" office:value="133552" calcext:value-type="float">
            <text:p>133.552 </text:p>
          </table:table-cell>
          <table:table-cell table:style-name="ce12" office:value-type="float" office:value="1256650" calcext:value-type="float">
            <text:p>1.256.650,00</text:p>
          </table:table-cell>
          <table:table-cell table:style-name="ce12" office:value-type="float" office:value="342280" calcext:value-type="float">
            <text:p>342.280,00</text:p>
          </table:table-cell>
          <table:table-cell table:style-name="ce13" office:value-type="float" office:value="10885" calcext:value-type="float">
            <text:p>10.885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36622" calcext:value-type="float">
            <text:p>36.622</text:p>
          </table:table-cell>
          <table:table-cell table:style-name="ce13" office:value-type="float" office:value="21271" calcext:value-type="float">
            <text:p>21.271</text:p>
          </table:table-cell>
          <table:table-cell table:style-name="ce13" office:value-type="float" office:value="26433" calcext:value-type="float">
            <text:p>26.433</text:p>
          </table:table-cell>
          <table:table-cell table:style-name="ce13" office:value-type="float" office:value="11581" calcext:value-type="float">
            <text:p>11.581</text:p>
          </table:table-cell>
          <table:table-cell table:style-name="ce13" office:value-type="float" office:value="26313" calcext:value-type="float">
            <text:p>26.31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8.4098728835989" calcext:value-type="float">
            <text:p><text:s/>18,41 </text:p>
          </table:table-cell>
          <table:table-cell office:value-type="float" office:value="61.8474936235507" calcext:value-type="float">
            <text:p><text:s/>61,85 </text:p>
          </table:table-cell>
          <table:table-cell office:value-type="float" office:value="121727" calcext:value-type="float">
            <text:p>121.727 </text:p>
          </table:table-cell>
          <table:table-cell table:style-name="ce12" office:value-type="float" office:value="661204.999999999" calcext:value-type="float">
            <text:p>661.205,00</text:p>
          </table:table-cell>
          <table:table-cell table:style-name="ce12" office:value-type="float" office:value="196818" calcext:value-type="float">
            <text:p>196.81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60152" calcext:value-type="float">
            <text:p>60.152</text:p>
          </table:table-cell>
          <table:table-cell table:style-name="ce13" office:value-type="float" office:value="5257" calcext:value-type="float">
            <text:p>5.257</text:p>
          </table:table-cell>
          <table:table-cell table:style-name="ce13" office:value-type="float" office:value="7123" calcext:value-type="float">
            <text:p>7.123</text:p>
          </table:table-cell>
          <table:table-cell table:style-name="ce13" office:value-type="float" office:value="5399" calcext:value-type="float">
            <text:p>5.399</text:p>
          </table:table-cell>
          <table:table-cell table:style-name="ce13" office:value-type="float" office:value="43738" calcext:value-type="float">
            <text:p>43.73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6.9526360543075" calcext:value-type="float">
            <text:p><text:s/>16,95 </text:p>
          </table:table-cell>
          <table:table-cell office:value-type="float" office:value="55.1156686596236" calcext:value-type="float">
            <text:p><text:s/>55,12 </text:p>
          </table:table-cell>
          <table:table-cell office:value-type="float" office:value="126200" calcext:value-type="float">
            <text:p>126.200 </text:p>
          </table:table-cell>
          <table:table-cell table:style-name="ce12" office:value-type="float" office:value="744427.000000002" calcext:value-type="float">
            <text:p>744.427,00</text:p>
          </table:table-cell>
          <table:table-cell table:style-name="ce12" office:value-type="float" office:value="228973" calcext:value-type="float">
            <text:p>228.973,00</text:p>
          </table:table-cell>
          <table:table-cell table:style-name="ce13" office:value-type="float" office:value="17719" calcext:value-type="float">
            <text:p>17.719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69154" calcext:value-type="float">
            <text:p>69.154</text:p>
          </table:table-cell>
          <table:table-cell table:style-name="ce13" office:value-type="float" office:value="2930" calcext:value-type="float">
            <text:p>2.930</text:p>
          </table:table-cell>
          <table:table-cell table:style-name="ce13" office:value-type="float" office:value="7857" calcext:value-type="float">
            <text:p>7.857</text:p>
          </table:table-cell>
          <table:table-cell table:style-name="ce13" office:value-type="float" office:value="3199" calcext:value-type="float">
            <text:p>3.199</text:p>
          </table:table-cell>
          <table:table-cell table:style-name="ce13" office:value-type="float" office:value="25488" calcext:value-type="float">
            <text:p>25.48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2.0116972009766" calcext:value-type="float">
            <text:p><text:s/>12,01 </text:p>
          </table:table-cell>
          <table:table-cell office:value-type="float" office:value="49.5956802701287" calcext:value-type="float">
            <text:p><text:s/>49,60 </text:p>
          </table:table-cell>
          <table:table-cell office:value-type="float" office:value="170381" calcext:value-type="float">
            <text:p>170.381 </text:p>
          </table:table-cell>
          <table:table-cell table:style-name="ce12" office:value-type="float" office:value="1418458.99999999" calcext:value-type="float">
            <text:p>1.418.459,00</text:p>
          </table:table-cell>
          <table:table-cell table:style-name="ce12" office:value-type="float" office:value="343540" calcext:value-type="float">
            <text:p>343.540,00</text:p>
          </table:table-cell>
          <table:table-cell table:style-name="ce13" office:value-type="float" office:value="6441" calcext:value-type="float">
            <text:p>6.441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38537" calcext:value-type="float">
            <text:p>38.537</text:p>
          </table:table-cell>
          <table:table-cell table:style-name="ce13" office:value-type="float" office:value="63714" calcext:value-type="float">
            <text:p>63.714</text:p>
          </table:table-cell>
          <table:table-cell table:style-name="ce13" office:value-type="float" office:value="17991" calcext:value-type="float">
            <text:p>17.991</text:p>
          </table:table-cell>
          <table:table-cell table:style-name="ce13" office:value-type="float" office:value="8625" calcext:value-type="float">
            <text:p>8.625</text:p>
          </table:table-cell>
          <table:table-cell table:style-name="ce13" office:value-type="float" office:value="34744" calcext:value-type="float">
            <text:p>34.744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25127788119013" calcext:value-type="float">
            <text:p><text:s/>8,25 </text:p>
          </table:table-cell>
          <table:table-cell office:value-type="float" office:value="32.3922921363047" calcext:value-type="float">
            <text:p><text:s/>32,39 </text:p>
          </table:table-cell>
          <table:table-cell office:value-type="float" office:value="64231" calcext:value-type="float">
            <text:p>64.231 </text:p>
          </table:table-cell>
          <table:table-cell table:style-name="ce12" office:value-type="float" office:value="778437" calcext:value-type="float">
            <text:p>778.437,00</text:p>
          </table:table-cell>
          <table:table-cell table:style-name="ce12" office:value-type="float" office:value="198291" calcext:value-type="float">
            <text:p>198.291,00</text:p>
          </table:table-cell>
          <table:table-cell table:style-name="ce13" office:value-type="float" office:value="4779" calcext:value-type="float">
            <text:p>4.779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59787" calcext:value-type="float">
            <text:p>59.787</text:p>
          </table:table-cell>
          <table:table-cell table:style-name="ce13" office:value-type="float" office:value="1594" calcext:value-type="float">
            <text:p>1.594</text:p>
          </table:table-cell>
          <table:table-cell table:style-name="ce13" office:value-type="float" office:value="1292" calcext:value-type="float">
            <text:p>1.29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1.8387693863723" calcext:value-type="float">
            <text:p><text:s/>21,84 </text:p>
          </table:table-cell>
          <table:table-cell office:value-type="float" office:value="76.3085418464193" calcext:value-type="float">
            <text:p><text:s/>76,31 </text:p>
          </table:table-cell>
          <table:table-cell office:value-type="float" office:value="110552" calcext:value-type="float">
            <text:p>110.552 </text:p>
          </table:table-cell>
          <table:table-cell table:style-name="ce12" office:value-type="float" office:value="506219" calcext:value-type="float">
            <text:p>506.219,00</text:p>
          </table:table-cell>
          <table:table-cell table:style-name="ce12" office:value-type="float" office:value="144875" calcext:value-type="float">
            <text:p>144.875,00</text:p>
          </table:table-cell>
          <table:table-cell table:style-name="ce13" office:value-type="float" office:value="36075" calcext:value-type="float">
            <text:p>36.075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322" calcext:value-type="float">
            <text:p>11.322</text:p>
          </table:table-cell>
          <table:table-cell table:style-name="ce13" office:value-type="float" office:value="4164" calcext:value-type="float">
            <text:p>4.164</text:p>
          </table:table-cell>
          <table:table-cell table:style-name="ce13" office:value-type="float" office:value="525" calcext:value-type="float">
            <text:p>525</text:p>
          </table:table-cell>
          <table:table-cell table:style-name="ce13" office:value-type="float" office:value="58258" calcext:value-type="float">
            <text:p>58.25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0.7041725372986" calcext:value-type="float">
            <text:p><text:s/>10,70 </text:p>
          </table:table-cell>
          <table:table-cell office:value-type="float" office:value="35.9742762889655" calcext:value-type="float">
            <text:p><text:s/>35,97 </text:p>
          </table:table-cell>
          <table:table-cell office:value-type="float" office:value="38822" calcext:value-type="float">
            <text:p>38.822 </text:p>
          </table:table-cell>
          <table:table-cell table:style-name="ce12" office:value-type="float" office:value="362681.000000001" calcext:value-type="float">
            <text:p>362.681,00</text:p>
          </table:table-cell>
          <table:table-cell table:style-name="ce12" office:value-type="float" office:value="107916" calcext:value-type="float">
            <text:p>107.91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7447" calcext:value-type="float">
            <text:p>27.447</text:p>
          </table:table-cell>
          <table:table-cell table:style-name="ce13" office:value-type="float" office:value="4993" calcext:value-type="float">
            <text:p>4.993</text:p>
          </table:table-cell>
          <table:table-cell table:style-name="ce13" office:value-type="float" office:value="5169" calcext:value-type="float">
            <text:p>5.169</text:p>
          </table:table-cell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1.8613245878736" calcext:value-type="float">
            <text:p><text:s/>21,86 </text:p>
          </table:table-cell>
          <table:table-cell office:value-type="float" office:value="69.5235794025313" calcext:value-type="float">
            <text:p><text:s/>69,52 </text:p>
          </table:table-cell>
          <table:table-cell office:value-type="float" office:value="771118" calcext:value-type="float">
            <text:p>771.118 </text:p>
          </table:table-cell>
          <table:table-cell table:style-name="ce12" office:value-type="float" office:value="3527316" calcext:value-type="float">
            <text:p>3.527.316,00</text:p>
          </table:table-cell>
          <table:table-cell table:style-name="ce12" office:value-type="float" office:value="1109146" calcext:value-type="float">
            <text:p>1.109.146,00</text:p>
          </table:table-cell>
          <table:table-cell table:style-name="ce13" office:value-type="float" office:value="17656" calcext:value-type="float">
            <text:p>17.656</text:p>
          </table:table-cell>
          <table:table-cell table:style-name="ce13" office:value-type="float" office:value="696" calcext:value-type="float">
            <text:p>696</text:p>
          </table:table-cell>
          <table:table-cell table:style-name="ce13" office:value-type="float" office:value="2994" calcext:value-type="float">
            <text:p>2.994</text:p>
          </table:table-cell>
          <table:table-cell table:style-name="ce13" office:value-type="float" office:value="217553" calcext:value-type="float">
            <text:p>217.553</text:p>
          </table:table-cell>
          <table:table-cell table:style-name="ce13" office:value-type="float" office:value="196826" calcext:value-type="float">
            <text:p>196.826</text:p>
          </table:table-cell>
          <table:table-cell table:style-name="ce13" office:value-type="float" office:value="104560" calcext:value-type="float">
            <text:p>104.560</text:p>
          </table:table-cell>
          <table:table-cell table:style-name="ce13" office:value-type="float" office:value="48448" calcext:value-type="float">
            <text:p>48.448</text:p>
          </table:table-cell>
          <table:table-cell table:style-name="ce13" office:value-type="float" office:value="173823" calcext:value-type="float">
            <text:p>173.823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0.5392121668386" calcext:value-type="float">
            <text:p><text:s/>10,54 </text:p>
          </table:table-cell>
          <table:table-cell office:value-type="float" office:value="42.4663591879918" calcext:value-type="float">
            <text:p><text:s/>42,47 </text:p>
          </table:table-cell>
          <table:table-cell office:value-type="float" office:value="102755" calcext:value-type="float">
            <text:p>102.755 </text:p>
          </table:table-cell>
          <table:table-cell table:style-name="ce12" office:value-type="float" office:value="974978.000000003" calcext:value-type="float">
            <text:p>974.978,00</text:p>
          </table:table-cell>
          <table:table-cell table:style-name="ce12" office:value-type="float" office:value="241968" calcext:value-type="float">
            <text:p>241.968,00</text:p>
          </table:table-cell>
          <table:table-cell table:style-name="ce13" office:value-type="float" office:value="4501" calcext:value-type="float">
            <text:p>4.501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779" calcext:value-type="float">
            <text:p>1.779</text:p>
          </table:table-cell>
          <table:table-cell table:style-name="ce13" office:value-type="float" office:value="33086" calcext:value-type="float">
            <text:p>33.086</text:p>
          </table:table-cell>
          <table:table-cell table:style-name="ce13" office:value-type="float" office:value="56884" calcext:value-type="float">
            <text:p>56.884</text:p>
          </table:table-cell>
          <table:table-cell table:style-name="ce13" office:value-type="float" office:value="3737" calcext:value-type="float">
            <text:p>3.737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2799" calcext:value-type="float">
            <text:p>2.799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2.5525532508604" calcext:value-type="float">
            <text:p><text:s/>22,55 </text:p>
          </table:table-cell>
          <table:table-cell office:value-type="float" office:value="76.0696497901879" calcext:value-type="float">
            <text:p><text:s/>76,07 </text:p>
          </table:table-cell>
          <table:table-cell office:value-type="float" office:value="38794" calcext:value-type="float">
            <text:p>38.794 </text:p>
          </table:table-cell>
          <table:table-cell table:style-name="ce12" office:value-type="float" office:value="172016" calcext:value-type="float">
            <text:p>172.016,00</text:p>
          </table:table-cell>
          <table:table-cell table:style-name="ce12" office:value-type="float" office:value="50998" calcext:value-type="float">
            <text:p>50.998,00</text:p>
          </table:table-cell>
          <table:table-cell table:style-name="ce13" office:value-type="float" office:value="7046" calcext:value-type="float">
            <text:p>7.046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2976" calcext:value-type="float">
            <text:p>22.976</text:p>
          </table:table-cell>
          <table:table-cell table:style-name="ce13" office:value-type="float" office:value="5024" calcext:value-type="float">
            <text:p>5.024</text:p>
          </table:table-cell>
          <table:table-cell table:style-name="ce13" office:value-type="float" office:value="1834" calcext:value-type="float">
            <text:p>1.834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1.8524649017937" calcext:value-type="float">
            <text:p><text:s/>11,85 </text:p>
          </table:table-cell>
          <table:table-cell office:value-type="float" office:value="47.8479232585003" calcext:value-type="float">
            <text:p><text:s/>47,85 </text:p>
          </table:table-cell>
          <table:table-cell office:value-type="float" office:value="200067" calcext:value-type="float">
            <text:p>200.067 </text:p>
          </table:table-cell>
          <table:table-cell table:style-name="ce12" office:value-type="float" office:value="1687978.00000001" calcext:value-type="float">
            <text:p>1.687.978,00</text:p>
          </table:table-cell>
          <table:table-cell table:style-name="ce12" office:value-type="float" office:value="418131" calcext:value-type="float">
            <text:p>418.13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9555" calcext:value-type="float">
            <text:p>49.555</text:p>
          </table:table-cell>
          <table:table-cell table:style-name="ce13" office:value-type="float" office:value="50383" calcext:value-type="float">
            <text:p>50.383</text:p>
          </table:table-cell>
          <table:table-cell table:style-name="ce13" office:value-type="float" office:value="31096" calcext:value-type="float">
            <text:p>31.096</text:p>
          </table:table-cell>
          <table:table-cell table:style-name="ce13" office:value-type="float" office:value="1730" calcext:value-type="float">
            <text:p>1.730</text:p>
          </table:table-cell>
          <table:table-cell table:style-name="ce13" office:value-type="float" office:value="67536" calcext:value-type="float">
            <text:p>67.53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1.1350893819089" calcext:value-type="float">
            <text:p><text:s/>21,14 </text:p>
          </table:table-cell>
          <table:table-cell office:value-type="float" office:value="64.2520528824542" calcext:value-type="float">
            <text:p><text:s/>64,25 </text:p>
          </table:table-cell>
          <table:table-cell office:value-type="float" office:value="3686254" calcext:value-type="float">
            <text:p>3.686.254 </text:p>
          </table:table-cell>
          <table:table-cell table:style-name="ce12" office:value-type="float" office:value="17441393" calcext:value-type="float">
            <text:p>17.441.393,00</text:p>
          </table:table-cell>
          <table:table-cell table:style-name="ce12" office:value-type="float" office:value="5737177" calcext:value-type="float">
            <text:p>5.737.177,00</text:p>
          </table:table-cell>
          <table:table-cell table:style-name="ce13" office:value-type="float" office:value="20676" calcext:value-type="float">
            <text:p>20.676</text:p>
          </table:table-cell>
          <table:table-cell table:style-name="ce13" office:value-type="float" office:value="33489" calcext:value-type="float">
            <text:p>33.489</text:p>
          </table:table-cell>
          <table:table-cell table:style-name="ce13" office:value-type="float" office:value="27537" calcext:value-type="float">
            <text:p>27.537</text:p>
          </table:table-cell>
          <table:table-cell table:style-name="ce13" office:value-type="float" office:value="1177446" calcext:value-type="float">
            <text:p>1.177.446</text:p>
          </table:table-cell>
          <table:table-cell table:style-name="ce13" office:value-type="float" office:value="262297" calcext:value-type="float">
            <text:p>262.297</text:p>
          </table:table-cell>
          <table:table-cell table:style-name="ce13" office:value-type="float" office:value="247106" calcext:value-type="float">
            <text:p>247.106</text:p>
          </table:table-cell>
          <table:table-cell table:style-name="ce13" office:value-type="float" office:value="452570" calcext:value-type="float">
            <text:p>452.570</text:p>
          </table:table-cell>
          <table:table-cell table:style-name="ce13" office:value-type="float" office:value="1465133" calcext:value-type="float">
            <text:p>1.465.133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4.1870536086124" calcext:value-type="float">
            <text:p><text:s/>44,19 </text:p>
          </table:table-cell>
          <table:table-cell office:value-type="float" office:value="106.245467510411" calcext:value-type="float">
            <text:p><text:s/>106,25 </text:p>
          </table:table-cell>
          <table:table-cell office:value-type="float" office:value="1358105" calcext:value-type="float">
            <text:p>1.358.105 </text:p>
          </table:table-cell>
          <table:table-cell table:style-name="ce12" office:value-type="float" office:value="3073536" calcext:value-type="float">
            <text:p>3.073.536,00</text:p>
          </table:table-cell>
          <table:table-cell table:style-name="ce12" office:value-type="float" office:value="1278270.99999999" calcext:value-type="float">
            <text:p>1.278.27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7098" calcext:value-type="float">
            <text:p>177.098</text:p>
          </table:table-cell>
          <table:table-cell table:style-name="ce13" office:value-type="float" office:value="110218" calcext:value-type="float">
            <text:p>110.218</text:p>
          </table:table-cell>
          <table:table-cell table:style-name="ce13" office:value-type="float" office:value="110852" calcext:value-type="float">
            <text:p>110.852</text:p>
          </table:table-cell>
          <table:table-cell table:style-name="ce13" office:value-type="float" office:value="205810" calcext:value-type="float">
            <text:p>205.810</text:p>
          </table:table-cell>
          <table:table-cell table:style-name="ce13" office:value-type="float" office:value="753805" calcext:value-type="float">
            <text:p>753.80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9.26886507149251" calcext:value-type="float">
            <text:p><text:s/>9,27 </text:p>
          </table:table-cell>
          <table:table-cell office:value-type="float" office:value="36.4384291271555" calcext:value-type="float">
            <text:p><text:s/>36,44 </text:p>
          </table:table-cell>
          <table:table-cell office:value-type="float" office:value="38311" calcext:value-type="float">
            <text:p>38.311 </text:p>
          </table:table-cell>
          <table:table-cell table:style-name="ce12" office:value-type="float" office:value="413330" calcext:value-type="float">
            <text:p>413.330,00</text:p>
          </table:table-cell>
          <table:table-cell table:style-name="ce12" office:value-type="float" office:value="105139" calcext:value-type="float">
            <text:p>105.139,00</text:p>
          </table:table-cell>
          <table:table-cell table:style-name="ce13" office:value-type="float" office:value="3098" calcext:value-type="float">
            <text:p>3.098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945" calcext:value-type="float">
            <text:p>9.945</text:p>
          </table:table-cell>
          <table:table-cell table:style-name="ce13" office:value-type="float" office:value="7619" calcext:value-type="float">
            <text:p>7.619</text:p>
          </table:table-cell>
          <table:table-cell table:style-name="ce13" office:value-type="float" office:value="9305" calcext:value-type="float">
            <text:p>9.305</text:p>
          </table:table-cell>
          <table:table-cell table:style-name="ce13" office:value-type="float" office:value="804" calcext:value-type="float">
            <text:p>804</text:p>
          </table:table-cell>
          <table:table-cell table:style-name="ce13" office:value-type="float" office:value="7477" calcext:value-type="float">
            <text:p>7.47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9.84506318966921" calcext:value-type="float">
            <text:p><text:s/>9,85 </text:p>
          </table:table-cell>
          <table:table-cell office:value-type="float" office:value="36.8354786303424" calcext:value-type="float">
            <text:p><text:s/>36,84 </text:p>
          </table:table-cell>
          <table:table-cell office:value-type="float" office:value="117903" calcext:value-type="float">
            <text:p>117.903 </text:p>
          </table:table-cell>
          <table:table-cell table:style-name="ce12" office:value-type="float" office:value="1197585" calcext:value-type="float">
            <text:p>1.197.585,00</text:p>
          </table:table-cell>
          <table:table-cell table:style-name="ce12" office:value-type="float" office:value="320080" calcext:value-type="float">
            <text:p>320.080,00</text:p>
          </table:table-cell>
          <table:table-cell table:style-name="ce13" office:value-type="float" office:value="6988" calcext:value-type="float">
            <text:p>6.988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899" calcext:value-type="float">
            <text:p>25.899</text:p>
          </table:table-cell>
          <table:table-cell table:style-name="ce13" office:value-type="float" office:value="18959" calcext:value-type="float">
            <text:p>18.959</text:p>
          </table:table-cell>
          <table:table-cell table:style-name="ce13" office:value-type="float" office:value="30902" calcext:value-type="float">
            <text:p>30.902</text:p>
          </table:table-cell>
          <table:table-cell table:style-name="ce13" office:value-type="float" office:value="13516" calcext:value-type="float">
            <text:p>13.516</text:p>
          </table:table-cell>
          <table:table-cell table:style-name="ce13" office:value-type="float" office:value="21556" calcext:value-type="float">
            <text:p>21.55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5.6771711859264" calcext:value-type="float">
            <text:p><text:s/>15,68 </text:p>
          </table:table-cell>
          <table:table-cell office:value-type="float" office:value="51.1450178551471" calcext:value-type="float">
            <text:p><text:s/>51,15 </text:p>
          </table:table-cell>
          <table:table-cell office:value-type="float" office:value="96102" calcext:value-type="float">
            <text:p>96.102 </text:p>
          </table:table-cell>
          <table:table-cell table:style-name="ce12" office:value-type="float" office:value="613006" calcext:value-type="float">
            <text:p>613.006,00</text:p>
          </table:table-cell>
          <table:table-cell table:style-name="ce12" office:value-type="float" office:value="187901" calcext:value-type="float">
            <text:p>187.901,00</text:p>
          </table:table-cell>
          <table:table-cell table:style-name="ce13" office:value-type="float" office:value="4121" calcext:value-type="float">
            <text:p>4.121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9405" calcext:value-type="float">
            <text:p>69.405</text:p>
          </table:table-cell>
          <table:table-cell table:style-name="ce13" office:value-type="float" office:value="12945" calcext:value-type="float">
            <text:p>12.945</text:p>
          </table:table-cell>
          <table:table-cell table:style-name="ce13" office:value-type="float" office:value="7615" calcext:value-type="float">
            <text:p>7.615</text:p>
          </table:table-cell>
          <table:table-cell table:style-name="ce13" office:value-type="float" office:value="1240" calcext:value-type="float">
            <text:p>1.240</text:p>
          </table:table-cell>
          <table:table-cell table:style-name="ce13"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1.5794971664284" calcext:value-type="float">
            <text:p><text:s/>21,58 </text:p>
          </table:table-cell>
          <table:table-cell office:value-type="float" office:value="70.4829556624422" calcext:value-type="float">
            <text:p><text:s/>70,48 </text:p>
          </table:table-cell>
          <table:table-cell office:value-type="float" office:value="806688" calcext:value-type="float">
            <text:p>806.688 </text:p>
          </table:table-cell>
          <table:table-cell table:style-name="ce12" office:value-type="float" office:value="3738214.99999999" calcext:value-type="float">
            <text:p>3.738.215,00</text:p>
          </table:table-cell>
          <table:table-cell table:style-name="ce12" office:value-type="float" office:value="1144515" calcext:value-type="float">
            <text:p>1.144.515,00</text:p>
          </table:table-cell>
          <table:table-cell table:style-name="ce13" office:value-type="float" office:value="10350" calcext:value-type="float">
            <text:p>10.350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2781" calcext:value-type="float">
            <text:p>232.781</text:p>
          </table:table-cell>
          <table:table-cell table:style-name="ce13" office:value-type="float" office:value="118232" calcext:value-type="float">
            <text:p>118.232</text:p>
          </table:table-cell>
          <table:table-cell table:style-name="ce13" office:value-type="float" office:value="109330" calcext:value-type="float">
            <text:p>109.330</text:p>
          </table:table-cell>
          <table:table-cell table:style-name="ce13" office:value-type="float" office:value="114111" calcext:value-type="float">
            <text:p>114.111</text:p>
          </table:table-cell>
          <table:table-cell table:style-name="ce13" office:value-type="float" office:value="221742" calcext:value-type="float">
            <text:p>221.74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0.208283637368" calcext:value-type="float">
            <text:p><text:s/>10,21 </text:p>
          </table:table-cell>
          <table:table-cell office:value-type="float" office:value="38.7674409892621" calcext:value-type="float">
            <text:p><text:s/>38,77 </text:p>
          </table:table-cell>
          <table:table-cell office:value-type="float" office:value="113834" calcext:value-type="float">
            <text:p>113.834 </text:p>
          </table:table-cell>
          <table:table-cell table:style-name="ce12" office:value-type="float" office:value="1115114" calcext:value-type="float">
            <text:p>1.115.114,00</text:p>
          </table:table-cell>
          <table:table-cell table:style-name="ce12" office:value-type="float" office:value="293633" calcext:value-type="float">
            <text:p>293.633,00</text:p>
          </table:table-cell>
          <table:table-cell table:style-name="ce13" office:value-type="float" office:value="4995" calcext:value-type="float">
            <text:p>4.995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5055" calcext:value-type="float">
            <text:p>35.055</text:p>
          </table:table-cell>
          <table:table-cell table:style-name="ce13" office:value-type="float" office:value="20620" calcext:value-type="float">
            <text:p>20.620</text:p>
          </table:table-cell>
          <table:table-cell table:style-name="ce13" office:value-type="float" office:value="27367" calcext:value-type="float">
            <text:p>27.367</text:p>
          </table:table-cell>
          <table:table-cell table:style-name="ce13" office:value-type="float" office:value="9981" calcext:value-type="float">
            <text:p>9.981</text:p>
          </table:table-cell>
          <table:table-cell table:style-name="ce13" office:value-type="float" office:value="15744" calcext:value-type="float">
            <text:p>15.74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7.339132629893" calcext:value-type="float">
            <text:p><text:s/>17,34 </text:p>
          </table:table-cell>
          <table:table-cell office:value-type="float" office:value="57.9922169170451" calcext:value-type="float">
            <text:p><text:s/>57,99 </text:p>
          </table:table-cell>
          <table:table-cell office:value-type="float" office:value="239030" calcext:value-type="float">
            <text:p>239.030 </text:p>
          </table:table-cell>
          <table:table-cell table:style-name="ce12" office:value-type="float" office:value="1378558" calcext:value-type="float">
            <text:p>1.378.558,00</text:p>
          </table:table-cell>
          <table:table-cell table:style-name="ce12" office:value-type="float" office:value="412176" calcext:value-type="float">
            <text:p>412.176,00</text:p>
          </table:table-cell>
          <table:table-cell table:style-name="ce13" office:value-type="float" office:value="14178" calcext:value-type="float">
            <text:p>14.178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8203" calcext:value-type="float">
            <text:p>88.203</text:p>
          </table:table-cell>
          <table:table-cell table:style-name="ce13" office:value-type="float" office:value="44511" calcext:value-type="float">
            <text:p>44.511</text:p>
          </table:table-cell>
          <table:table-cell table:style-name="ce13" office:value-type="float" office:value="42962" calcext:value-type="float">
            <text:p>42.962</text:p>
          </table:table-cell>
          <table:table-cell table:style-name="ce13" office:value-type="float" office:value="18976" calcext:value-type="float">
            <text:p>18.976</text:p>
          </table:table-cell>
          <table:table-cell table:style-name="ce13" office:value-type="float" office:value="30153" calcext:value-type="float">
            <text:p>30.153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75547611892472" calcext:value-type="float">
            <text:p><text:s/>7,76 </text:p>
          </table:table-cell>
          <table:table-cell office:value-type="float" office:value="30.471313480544" calcext:value-type="float">
            <text:p><text:s/>30,47 </text:p>
          </table:table-cell>
          <table:table-cell office:value-type="float" office:value="46711" calcext:value-type="float">
            <text:p>46.711 </text:p>
          </table:table-cell>
          <table:table-cell table:style-name="ce12" office:value-type="float" office:value="602297" calcext:value-type="float">
            <text:p>602.297,00</text:p>
          </table:table-cell>
          <table:table-cell table:style-name="ce12" office:value-type="float" office:value="153295" calcext:value-type="float">
            <text:p>153.295,00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127" calcext:value-type="float">
            <text:p>1.127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24606" calcext:value-type="float">
            <text:p>24.606</text:p>
          </table:table-cell>
          <table:table-cell table:style-name="ce13" office:value-type="float" office:value="6319" calcext:value-type="float">
            <text:p>6.319</text:p>
          </table:table-cell>
          <table:table-cell table:style-name="ce13" office:value-type="float" office:value="6788" calcext:value-type="float">
            <text:p>6.788</text:p>
          </table:table-cell>
          <table:table-cell table:style-name="ce13" office:value-type="float" office:value="1766" calcext:value-type="float">
            <text:p>1.766</text:p>
          </table:table-cell>
          <table:table-cell table:style-name="ce13" office:value-type="float" office:value="5671" calcext:value-type="float">
            <text:p>5.671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1.6039151022838" calcext:value-type="float">
            <text:p><text:s/>11,60 </text:p>
          </table:table-cell>
          <table:table-cell office:value-type="float" office:value="45.3775463317507" calcext:value-type="float">
            <text:p><text:s/>45,38 </text:p>
          </table:table-cell>
          <table:table-cell office:value-type="float" office:value="88881" calcext:value-type="float">
            <text:p>88.881 </text:p>
          </table:table-cell>
          <table:table-cell table:style-name="ce12" office:value-type="float" office:value="765957.000000001" calcext:value-type="float">
            <text:p>765.957,00</text:p>
          </table:table-cell>
          <table:table-cell table:style-name="ce12" office:value-type="float" office:value="195870" calcext:value-type="float">
            <text:p>195.870,00</text:p>
          </table:table-cell>
          <table:table-cell table:style-name="ce13" office:value-type="float" office:value="14122" calcext:value-type="float">
            <text:p>14.122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920" calcext:value-type="float">
            <text:p>32.920</text:p>
          </table:table-cell>
          <table:table-cell table:style-name="ce13" office:value-type="float" office:value="9632" calcext:value-type="float">
            <text:p>9.632</text:p>
          </table:table-cell>
          <table:table-cell table:style-name="ce13" office:value-type="float" office:value="26764" calcext:value-type="float">
            <text:p>26.76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5286" calcext:value-type="float">
            <text:p>5.28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5.3449218476204" calcext:value-type="float">
            <text:p><text:s/>25,34 </text:p>
          </table:table-cell>
          <table:table-cell office:value-type="float" office:value="76.9241896917042" calcext:value-type="float">
            <text:p><text:s/>76,92 </text:p>
          </table:table-cell>
          <table:table-cell office:value-type="float" office:value="90399" calcext:value-type="float">
            <text:p>90.399 </text:p>
          </table:table-cell>
          <table:table-cell table:style-name="ce12" office:value-type="float" office:value="356675" calcext:value-type="float">
            <text:p>356.675,00</text:p>
          </table:table-cell>
          <table:table-cell table:style-name="ce12" office:value-type="float" office:value="117517" calcext:value-type="float">
            <text:p>117.517,00</text:p>
          </table:table-cell>
          <table:table-cell table:style-name="ce13" office:value-type="float" office:value="1566" calcext:value-type="float">
            <text:p>1.566</text:p>
          </table:table-cell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76747" calcext:value-type="float">
            <text:p>76.747</text:p>
          </table:table-cell>
          <table:table-cell table:style-name="ce13" office:value-type="float" office:value="6900" calcext:value-type="float">
            <text:p>6.900</text:p>
          </table:table-cell>
          <table:table-cell table:style-name="ce13" office:value-type="float" office:value="1951" calcext:value-type="float">
            <text:p>1.951</text:p>
          </table:table-cell>
          <table:table-cell table:style-name="ce13" office:value-type="float" office:value="1287" calcext:value-type="float">
            <text:p>1.287</text:p>
          </table:table-cell>
          <table:table-cell table:style-name="ce13" office:value-type="float" office:value="1342" calcext:value-type="float">
            <text:p>1.34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2.5475635674596" calcext:value-type="float">
            <text:p><text:s/>12,55 </text:p>
          </table:table-cell>
          <table:table-cell office:value-type="float" office:value="47.1358901105243" calcext:value-type="float">
            <text:p><text:s/>47,14 </text:p>
          </table:table-cell>
          <table:table-cell office:value-type="float" office:value="49002" calcext:value-type="float">
            <text:p>49.002 </text:p>
          </table:table-cell>
          <table:table-cell table:style-name="ce12" office:value-type="float" office:value="390530" calcext:value-type="float">
            <text:p>390.530,00</text:p>
          </table:table-cell>
          <table:table-cell table:style-name="ce12" office:value-type="float" office:value="103959" calcext:value-type="float">
            <text:p>103.95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7846" calcext:value-type="float">
            <text:p>37.846</text:p>
          </table:table-cell>
          <table:table-cell table:style-name="ce13" office:value-type="float" office:value="5045" calcext:value-type="float">
            <text:p>5.045</text:p>
          </table:table-cell>
          <table:table-cell table:style-name="ce13" office:value-type="float" office:value="4763" calcext:value-type="float">
            <text:p>4.76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305" calcext:value-type="float">
            <text:p>1.30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9.39011273391884" calcext:value-type="float">
            <text:p><text:s/>9,39 </text:p>
          </table:table-cell>
          <table:table-cell office:value-type="float" office:value="33.6490307202718" calcext:value-type="float">
            <text:p><text:s/>33,65 </text:p>
          </table:table-cell>
          <table:table-cell office:value-type="float" office:value="185780" calcext:value-type="float">
            <text:p>185.780 </text:p>
          </table:table-cell>
          <table:table-cell table:style-name="ce12" office:value-type="float" office:value="1978464" calcext:value-type="float">
            <text:p>1.978.464,00</text:p>
          </table:table-cell>
          <table:table-cell table:style-name="ce12" office:value-type="float" office:value="552111.000000001" calcext:value-type="float">
            <text:p>552.111,00</text:p>
          </table:table-cell>
          <table:table-cell table:style-name="ce13" office:value-type="float" office:value="6901" calcext:value-type="float">
            <text:p>6.901</text:p>
          </table:table-cell>
          <table:table-cell table:style-name="ce13" office:value-type="float" office:value="746" calcext:value-type="float">
            <text:p>74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45139" calcext:value-type="float">
            <text:p>145.139</text:p>
          </table:table-cell>
          <table:table-cell table:style-name="ce13" office:value-type="float" office:value="12955" calcext:value-type="float">
            <text:p>12.955</text:p>
          </table:table-cell>
          <table:table-cell table:style-name="ce13" office:value-type="float" office:value="15237" calcext:value-type="float">
            <text:p>15.237</text:p>
          </table:table-cell>
          <table:table-cell table:style-name="ce13" office:value-type="float" office:value="2165" calcext:value-type="float">
            <text:p>2.165</text:p>
          </table:table-cell>
          <table:table-cell table:style-name="ce13" office:value-type="float" office:value="2628" calcext:value-type="float">
            <text:p>2.628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0.8375819024918" calcext:value-type="float">
            <text:p><text:s/>10,84 </text:p>
          </table:table-cell>
          <table:table-cell office:value-type="float" office:value="39.7892368404862" calcext:value-type="float">
            <text:p><text:s/>39,79 </text:p>
          </table:table-cell>
          <table:table-cell office:value-type="float" office:value="135813" calcext:value-type="float">
            <text:p>135.813 </text:p>
          </table:table-cell>
          <table:table-cell table:style-name="ce12" office:value-type="float" office:value="1253167.00000001" calcext:value-type="float">
            <text:p>1.253.167,00</text:p>
          </table:table-cell>
          <table:table-cell table:style-name="ce12" office:value-type="float" office:value="341331" calcext:value-type="float">
            <text:p>341.331,00</text:p>
          </table:table-cell>
          <table:table-cell table:style-name="ce13" office:value-type="float" office:value="11508" calcext:value-type="float">
            <text:p>11.508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664" calcext:value-type="float">
            <text:p>39.664</text:p>
          </table:table-cell>
          <table:table-cell table:style-name="ce13" office:value-type="float" office:value="20840" calcext:value-type="float">
            <text:p>20.840</text:p>
          </table:table-cell>
          <table:table-cell table:style-name="ce13" office:value-type="float" office:value="27305" calcext:value-type="float">
            <text:p>27.305</text:p>
          </table:table-cell>
          <table:table-cell table:style-name="ce13" office:value-type="float" office:value="15626" calcext:value-type="float">
            <text:p>15.626</text:p>
          </table:table-cell>
          <table:table-cell table:style-name="ce13" office:value-type="float" office:value="20799" calcext:value-type="float">
            <text:p>20.79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7.6681849769219" calcext:value-type="float">
            <text:p><text:s/>17,67 </text:p>
          </table:table-cell>
          <table:table-cell office:value-type="float" office:value="59.3559009282245" calcext:value-type="float">
            <text:p><text:s/>59,36 </text:p>
          </table:table-cell>
          <table:table-cell office:value-type="float" office:value="116445" calcext:value-type="float">
            <text:p>116.445 </text:p>
          </table:table-cell>
          <table:table-cell table:style-name="ce12" office:value-type="float" office:value="659066" calcext:value-type="float">
            <text:p>659.066,00</text:p>
          </table:table-cell>
          <table:table-cell table:style-name="ce12" office:value-type="float" office:value="196181" calcext:value-type="float">
            <text:p>196.18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7370" calcext:value-type="float">
            <text:p>57.370</text:p>
          </table:table-cell>
          <table:table-cell table:style-name="ce13" office:value-type="float" office:value="4439" calcext:value-type="float">
            <text:p>4.439</text:p>
          </table:table-cell>
          <table:table-cell table:style-name="ce13" office:value-type="float" office:value="7357" calcext:value-type="float">
            <text:p>7.357</text:p>
          </table:table-cell>
          <table:table-cell table:style-name="ce13" office:value-type="float" office:value="12059" calcext:value-type="float">
            <text:p>12.059</text:p>
          </table:table-cell>
          <table:table-cell table:style-name="ce13" office:value-type="float" office:value="35001" calcext:value-type="float">
            <text:p>35.001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7.1338703221798" calcext:value-type="float">
            <text:p><text:s/>17,13 </text:p>
          </table:table-cell>
          <table:table-cell office:value-type="float" office:value="55.7050096828749" calcext:value-type="float">
            <text:p><text:s/>55,71 </text:p>
          </table:table-cell>
          <table:table-cell office:value-type="float" office:value="127140" calcext:value-type="float">
            <text:p>127.140 </text:p>
          </table:table-cell>
          <table:table-cell table:style-name="ce12" office:value-type="float" office:value="742039.000000001" calcext:value-type="float">
            <text:p>742.039,00</text:p>
          </table:table-cell>
          <table:table-cell table:style-name="ce12" office:value-type="float" office:value="228238" calcext:value-type="float">
            <text:p>228.238,00</text:p>
          </table:table-cell>
          <table:table-cell table:style-name="ce13" office:value-type="float" office:value="17019" calcext:value-type="float">
            <text:p>17.019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1847" calcext:value-type="float">
            <text:p>71.847</text:p>
          </table:table-cell>
          <table:table-cell table:style-name="ce13" office:value-type="float" office:value="2797" calcext:value-type="float">
            <text:p>2.797</text:p>
          </table:table-cell>
          <table:table-cell table:style-name="ce13" office:value-type="float" office:value="8558" calcext:value-type="float">
            <text:p>8.558</text:p>
          </table:table-cell>
          <table:table-cell table:style-name="ce13" office:value-type="float" office:value="6968" calcext:value-type="float">
            <text:p>6.968</text:p>
          </table:table-cell>
          <table:table-cell table:style-name="ce13" office:value-type="float" office:value="19837" calcext:value-type="float">
            <text:p>19.83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2.1954928055468" calcext:value-type="float">
            <text:p><text:s/>12,20 </text:p>
          </table:table-cell>
          <table:table-cell office:value-type="float" office:value="50.3546389223882" calcext:value-type="float">
            <text:p><text:s/>50,35 </text:p>
          </table:table-cell>
          <table:table-cell office:value-type="float" office:value="172445" calcext:value-type="float">
            <text:p>172.445 </text:p>
          </table:table-cell>
          <table:table-cell table:style-name="ce12" office:value-type="float" office:value="1414006" calcext:value-type="float">
            <text:p>1.414.006,00</text:p>
          </table:table-cell>
          <table:table-cell table:style-name="ce12" office:value-type="float" office:value="342461" calcext:value-type="float">
            <text:p>342.461,00</text:p>
          </table:table-cell>
          <table:table-cell table:style-name="ce13" office:value-type="float" office:value="7120" calcext:value-type="float">
            <text:p>7.120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2159" calcext:value-type="float">
            <text:p>42.159</text:p>
          </table:table-cell>
          <table:table-cell table:style-name="ce13" office:value-type="float" office:value="67656" calcext:value-type="float">
            <text:p>67.656</text:p>
          </table:table-cell>
          <table:table-cell table:style-name="ce13" office:value-type="float" office:value="15369" calcext:value-type="float">
            <text:p>15.369</text:p>
          </table:table-cell>
          <table:table-cell table:style-name="ce13" office:value-type="float" office:value="14170" calcext:value-type="float">
            <text:p>14.170</text:p>
          </table:table-cell>
          <table:table-cell table:style-name="ce13" office:value-type="float" office:value="25821" calcext:value-type="float">
            <text:p>25.821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36915261267133" calcext:value-type="float">
            <text:p><text:s/>8,37 </text:p>
          </table:table-cell>
          <table:table-cell office:value-type="float" office:value="32.8549757281553" calcext:value-type="float">
            <text:p><text:s/>32,85 </text:p>
          </table:table-cell>
          <table:table-cell office:value-type="float" office:value="64974" calcext:value-type="float">
            <text:p>64.974 </text:p>
          </table:table-cell>
          <table:table-cell table:style-name="ce12" office:value-type="float" office:value="776351" calcext:value-type="float">
            <text:p>776.351,00</text:p>
          </table:table-cell>
          <table:table-cell table:style-name="ce12" office:value-type="float" office:value="197760" calcext:value-type="float">
            <text:p>197.760,00</text:p>
          </table:table-cell>
          <table:table-cell table:style-name="ce13" office:value-type="float" office:value="1246" calcext:value-type="float">
            <text:p>1.246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0626" calcext:value-type="float">
            <text:p>60.626</text:p>
          </table:table-cell>
          <table:table-cell table:style-name="ce13" office:value-type="float" office:value="1594" calcext:value-type="float">
            <text:p>1.594</text:p>
          </table:table-cell>
          <table:table-cell table:style-name="ce13" office:value-type="float" office:value="1292" calcext:value-type="float">
            <text:p>1.29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1.4413528932678" calcext:value-type="float">
            <text:p><text:s/>21,44 </text:p>
          </table:table-cell>
          <table:table-cell office:value-type="float" office:value="74.9200260348146" calcext:value-type="float">
            <text:p><text:s/>74,92 </text:p>
          </table:table-cell>
          <table:table-cell office:value-type="float" office:value="108201" calcext:value-type="float">
            <text:p>108.201 </text:p>
          </table:table-cell>
          <table:table-cell table:style-name="ce12" office:value-type="float" office:value="504637.000000001" calcext:value-type="float">
            <text:p>504.637,00</text:p>
          </table:table-cell>
          <table:table-cell table:style-name="ce12" office:value-type="float" office:value="144422" calcext:value-type="float">
            <text:p>144.422,00</text:p>
          </table:table-cell>
          <table:table-cell table:style-name="ce13" office:value-type="float" office:value="36287" calcext:value-type="float">
            <text:p>36.287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901" calcext:value-type="float">
            <text:p>11.901</text:p>
          </table:table-cell>
          <table:table-cell table:style-name="ce13" office:value-type="float" office:value="4164" calcext:value-type="float">
            <text:p>4.164</text:p>
          </table:table-cell>
          <table:table-cell table:style-name="ce13" office:value-type="float" office:value="525" calcext:value-type="float">
            <text:p>525</text:p>
          </table:table-cell>
          <table:table-cell table:style-name="ce13" office:value-type="float" office:value="55216" calcext:value-type="float">
            <text:p>55.21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0.9234277977238" calcext:value-type="float">
            <text:p><text:s/>10,92 </text:p>
          </table:table-cell>
          <table:table-cell office:value-type="float" office:value="36.7113630853583" calcext:value-type="float">
            <text:p><text:s/>36,71 </text:p>
          </table:table-cell>
          <table:table-cell office:value-type="float" office:value="39370" calcext:value-type="float">
            <text:p>39.370 </text:p>
          </table:table-cell>
          <table:table-cell table:style-name="ce12" office:value-type="float" office:value="360417.999999999" calcext:value-type="float">
            <text:p>360.418,00</text:p>
          </table:table-cell>
          <table:table-cell table:style-name="ce12" office:value-type="float" office:value="107242" calcext:value-type="float">
            <text:p>107.242,00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368" calcext:value-type="float">
            <text:p>32.368</text:p>
          </table:table-cell>
          <table:table-cell table:style-name="ce13" office:value-type="float" office:value="4346" calcext:value-type="float">
            <text:p>4.346</text:p>
          </table:table-cell>
          <table:table-cell table:style-name="ce13" office:value-type="float" office:value="2224" calcext:value-type="float">
            <text:p>2.22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1.8483506557326" calcext:value-type="float">
            <text:p><text:s/>21,85 </text:p>
          </table:table-cell>
          <table:table-cell office:value-type="float" office:value="69.4823572559686" calcext:value-type="float">
            <text:p><text:s/>69,48 </text:p>
          </table:table-cell>
          <table:table-cell office:value-type="float" office:value="769169" calcext:value-type="float">
            <text:p>769.169 </text:p>
          </table:table-cell>
          <table:table-cell table:style-name="ce12" office:value-type="float" office:value="3520490" calcext:value-type="float">
            <text:p>3.520.490,00</text:p>
          </table:table-cell>
          <table:table-cell table:style-name="ce12" office:value-type="float" office:value="1106999" calcext:value-type="float">
            <text:p>1.106.999,00</text:p>
          </table:table-cell>
          <table:table-cell table:style-name="ce13" office:value-type="float" office:value="27472" calcext:value-type="float">
            <text:p>27.472</text:p>
          </table:table-cell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0234" calcext:value-type="float">
            <text:p>230.234</text:p>
          </table:table-cell>
          <table:table-cell table:style-name="ce13" office:value-type="float" office:value="190664" calcext:value-type="float">
            <text:p>190.664</text:p>
          </table:table-cell>
          <table:table-cell table:style-name="ce13" office:value-type="float" office:value="113527" calcext:value-type="float">
            <text:p>113.527</text:p>
          </table:table-cell>
          <table:table-cell table:style-name="ce13" office:value-type="float" office:value="70998" calcext:value-type="float">
            <text:p>70.998</text:p>
          </table:table-cell>
          <table:table-cell table:style-name="ce13" office:value-type="float" office:value="135576" calcext:value-type="float">
            <text:p>135.57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0.6519742883379" calcext:value-type="float">
            <text:p><text:s/>10,65 </text:p>
          </table:table-cell>
          <table:table-cell office:value-type="float" office:value="42.9207738235818" calcext:value-type="float">
            <text:p><text:s/>42,92 </text:p>
          </table:table-cell>
          <table:table-cell office:value-type="float" office:value="103588" calcext:value-type="float">
            <text:p>103.588 </text:p>
          </table:table-cell>
          <table:table-cell table:style-name="ce12" office:value-type="float" office:value="972477.000000002" calcext:value-type="float">
            <text:p>972.477,00</text:p>
          </table:table-cell>
          <table:table-cell table:style-name="ce12" office:value-type="float" office:value="241347" calcext:value-type="float">
            <text:p>241.347,00</text:p>
          </table:table-cell>
          <table:table-cell table:style-name="ce13" office:value-type="float" office:value="5017" calcext:value-type="float">
            <text:p>5.017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908" calcext:value-type="float">
            <text:p>908</text:p>
          </table:table-cell>
          <table:table-cell table:style-name="ce13" office:value-type="float" office:value="34911" calcext:value-type="float">
            <text:p>34.911</text:p>
          </table:table-cell>
          <table:table-cell table:style-name="ce13" office:value-type="float" office:value="56309" calcext:value-type="float">
            <text:p>56.309</text:p>
          </table:table-cell>
          <table:table-cell table:style-name="ce13" office:value-type="float" office:value="3756" calcext:value-type="float">
            <text:p>3.756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2449" calcext:value-type="float">
            <text:p>2.44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3.6275467526162" calcext:value-type="float">
            <text:p><text:s/>23,63 </text:p>
          </table:table-cell>
          <table:table-cell office:value-type="float" office:value="79.6953613637709" calcext:value-type="float">
            <text:p><text:s/>79,70 </text:p>
          </table:table-cell>
          <table:table-cell office:value-type="float" office:value="40392" calcext:value-type="float">
            <text:p>40.392 </text:p>
          </table:table-cell>
          <table:table-cell table:style-name="ce12" office:value-type="float" office:value="170953" calcext:value-type="float">
            <text:p>170.953,00</text:p>
          </table:table-cell>
          <table:table-cell table:style-name="ce12" office:value-type="float" office:value="50683" calcext:value-type="float">
            <text:p>50.683,00</text:p>
          </table:table-cell>
          <table:table-cell table:style-name="ce13" office:value-type="float" office:value="7789" calcext:value-type="float">
            <text:p>7.789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593" calcext:value-type="float">
            <text:p>23.593</text:p>
          </table:table-cell>
          <table:table-cell table:style-name="ce13" office:value-type="float" office:value="5050" calcext:value-type="float">
            <text:p>5.050</text:p>
          </table:table-cell>
          <table:table-cell table:style-name="ce13" office:value-type="float" office:value="1848" calcext:value-type="float">
            <text:p>1.848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962" calcext:value-type="float">
            <text:p>1.96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1.8031812807121" calcext:value-type="float">
            <text:p><text:s/>11,80 </text:p>
          </table:table-cell>
          <table:table-cell office:value-type="float" office:value="47.6490201252129" calcext:value-type="float">
            <text:p><text:s/>47,65 </text:p>
          </table:table-cell>
          <table:table-cell office:value-type="float" office:value="198644" calcext:value-type="float">
            <text:p>198.644 </text:p>
          </table:table-cell>
          <table:table-cell table:style-name="ce12" office:value-type="float" office:value="1682970" calcext:value-type="float">
            <text:p>1.682.970,00</text:p>
          </table:table-cell>
          <table:table-cell table:style-name="ce12" office:value-type="float" office:value="416890" calcext:value-type="float">
            <text:p>416.89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544" calcext:value-type="float">
            <text:p>54.544</text:p>
          </table:table-cell>
          <table:table-cell table:style-name="ce13" office:value-type="float" office:value="52017" calcext:value-type="float">
            <text:p>52.017</text:p>
          </table:table-cell>
          <table:table-cell table:style-name="ce13" office:value-type="float" office:value="28916" calcext:value-type="float">
            <text:p>28.916</text:p>
          </table:table-cell>
          <table:table-cell table:style-name="ce13" office:value-type="float" office:value="6405" calcext:value-type="float">
            <text:p>6.405</text:p>
          </table:table-cell>
          <table:table-cell table:style-name="ce13" office:value-type="float" office:value="56707" calcext:value-type="float">
            <text:p>56.70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2.7617336155622" calcext:value-type="float">
            <text:p><text:s/>22,76 </text:p>
          </table:table-cell>
          <table:table-cell office:value-type="float" office:value="69.3563010607913" calcext:value-type="float">
            <text:p><text:s/>69,36 </text:p>
          </table:table-cell>
          <table:table-cell office:value-type="float" office:value="3960233" calcext:value-type="float">
            <text:p>3.960.233 </text:p>
          </table:table-cell>
          <table:table-cell table:style-name="ce12" office:value-type="float" office:value="17398644" calcext:value-type="float">
            <text:p>17.398.644,00</text:p>
          </table:table-cell>
          <table:table-cell table:style-name="ce12" office:value-type="float" office:value="5709983" calcext:value-type="float">
            <text:p>5.709.983,00</text:p>
          </table:table-cell>
          <table:table-cell table:style-name="ce13" office:value-type="float" office:value="42294" calcext:value-type="float">
            <text:p>42.294</text:p>
          </table:table-cell>
          <table:table-cell table:style-name="ce13" office:value-type="float" office:value="238920" calcext:value-type="float">
            <text:p>238.920</text:p>
          </table:table-cell>
          <table:table-cell table:style-name="ce13" office:value-type="float" office:value="44648" calcext:value-type="float">
            <text:p>44.648</text:p>
          </table:table-cell>
          <table:table-cell table:style-name="ce13" office:value-type="float" office:value="1432722" calcext:value-type="float">
            <text:p>1.432.722</text:p>
          </table:table-cell>
          <table:table-cell table:style-name="ce13" office:value-type="float" office:value="222812" calcext:value-type="float">
            <text:p>222.812</text:p>
          </table:table-cell>
          <table:table-cell table:style-name="ce13" office:value-type="float" office:value="260506" calcext:value-type="float">
            <text:p>260.506</text:p>
          </table:table-cell>
          <table:table-cell table:style-name="ce13" office:value-type="float" office:value="483572" calcext:value-type="float">
            <text:p>483.572</text:p>
          </table:table-cell>
          <table:table-cell table:style-name="ce13" office:value-type="float" office:value="1246209" calcext:value-type="float">
            <text:p>1.246.20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6.9047708934881" calcext:value-type="float">
            <text:p><text:s/>46,90 </text:p>
          </table:table-cell>
          <table:table-cell office:value-type="float" office:value="112.645387803721" calcext:value-type="float">
            <text:p><text:s/>112,65 </text:p>
          </table:table-cell>
          <table:table-cell office:value-type="float" office:value="1441211" calcext:value-type="float">
            <text:p>1.441.211 </text:p>
          </table:table-cell>
          <table:table-cell table:style-name="ce12" office:value-type="float" office:value="3072632" calcext:value-type="float">
            <text:p>3.072.632,00</text:p>
          </table:table-cell>
          <table:table-cell table:style-name="ce12" office:value-type="float" office:value="1279423" calcext:value-type="float">
            <text:p>1.279.42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269704" calcext:value-type="float">
            <text:p>269.704</text:p>
          </table:table-cell>
          <table:table-cell table:style-name="ce13" office:value-type="float" office:value="120924" calcext:value-type="float">
            <text:p>120.924</text:p>
          </table:table-cell>
          <table:table-cell table:style-name="ce13" office:value-type="float" office:value="138011" calcext:value-type="float">
            <text:p>138.011</text:p>
          </table:table-cell>
          <table:table-cell table:style-name="ce13" office:value-type="float" office:value="258591" calcext:value-type="float">
            <text:p>258.591</text:p>
          </table:table-cell>
          <table:table-cell table:style-name="ce13" office:value-type="float" office:value="655108" calcext:value-type="float">
            <text:p>655.108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7.85595476521849" calcext:value-type="float">
            <text:p><text:s/>7,86 </text:p>
          </table:table-cell>
          <table:table-cell office:value-type="float" office:value="30.8836145267372" calcext:value-type="float">
            <text:p><text:s/>30,88 </text:p>
          </table:table-cell>
          <table:table-cell office:value-type="float" office:value="32400" calcext:value-type="float">
            <text:p>32.400 </text:p>
          </table:table-cell>
          <table:table-cell table:style-name="ce12" office:value-type="float" office:value="412426" calcext:value-type="float">
            <text:p>412.426,00</text:p>
          </table:table-cell>
          <table:table-cell table:style-name="ce12" office:value-type="float" office:value="104910" calcext:value-type="float">
            <text:p>104.910,00</text:p>
          </table:table-cell>
          <table:table-cell table:style-name="ce13" office:value-type="float" office:value="2151" calcext:value-type="float">
            <text:p>2.15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4449" calcext:value-type="float">
            <text:p>14.449</text:p>
          </table:table-cell>
          <table:table-cell table:style-name="ce13" office:value-type="float" office:value="9285" calcext:value-type="float">
            <text:p>9.285</text:p>
          </table:table-cell>
          <table:table-cell table:style-name="ce13" office:value-type="float" office:value="6333" calcext:value-type="float">
            <text:p>6.333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9.58066438752926" calcext:value-type="float">
            <text:p><text:s/>9,58 </text:p>
          </table:table-cell>
          <table:table-cell office:value-type="float" office:value="35.8460309754608" calcext:value-type="float">
            <text:p><text:s/>35,85 </text:p>
          </table:table-cell>
          <table:table-cell office:value-type="float" office:value="114451" calcext:value-type="float">
            <text:p>114.451 </text:p>
          </table:table-cell>
          <table:table-cell table:style-name="ce12" office:value-type="float" office:value="1194604" calcext:value-type="float">
            <text:p>1.194.604,00</text:p>
          </table:table-cell>
          <table:table-cell table:style-name="ce12" office:value-type="float" office:value="319285" calcext:value-type="float">
            <text:p>319.285,00</text:p>
          </table:table-cell>
          <table:table-cell table:style-name="ce13" office:value-type="float" office:value="6917" calcext:value-type="float">
            <text:p>6.917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216" calcext:value-type="float">
            <text:p>1.216</text:p>
          </table:table-cell>
          <table:table-cell table:style-name="ce13" office:value-type="float" office:value="32764" calcext:value-type="float">
            <text:p>32.764</text:p>
          </table:table-cell>
          <table:table-cell table:style-name="ce13" office:value-type="float" office:value="28198" calcext:value-type="float">
            <text:p>28.198</text:p>
          </table:table-cell>
          <table:table-cell table:style-name="ce13" office:value-type="float" office:value="13336" calcext:value-type="float">
            <text:p>13.336</text:p>
          </table:table-cell>
          <table:table-cell table:style-name="ce13" office:value-type="float" office:value="12987" calcext:value-type="float">
            <text:p>12.987</text:p>
          </table:table-cell>
          <table:table-cell table:style-name="ce13" office:value-type="float" office:value="16740" calcext:value-type="float">
            <text:p>16.740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4.580466548719" calcext:value-type="float">
            <text:p><text:s/>14,58 </text:p>
          </table:table-cell>
          <table:table-cell office:value-type="float" office:value="47.5662416229331" calcext:value-type="float">
            <text:p><text:s/>47,57 </text:p>
          </table:table-cell>
          <table:table-cell office:value-type="float" office:value="89005" calcext:value-type="float">
            <text:p>89.005 </text:p>
          </table:table-cell>
          <table:table-cell table:style-name="ce12" office:value-type="float" office:value="610439.999999998" calcext:value-type="float">
            <text:p>610.440,00</text:p>
          </table:table-cell>
          <table:table-cell table:style-name="ce12" office:value-type="float" office:value="187118" calcext:value-type="float">
            <text:p>187.118,00</text:p>
          </table:table-cell>
          <table:table-cell table:style-name="ce13" office:value-type="float" office:value="4500" calcext:value-type="float">
            <text:p>4.50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840" calcext:value-type="float">
            <text:p>840</text:p>
          </table:table-cell>
          <table:table-cell table:style-name="ce13" office:value-type="float" office:value="62680" calcext:value-type="float">
            <text:p>62.680</text:p>
          </table:table-cell>
          <table:table-cell table:style-name="ce13" office:value-type="float" office:value="13033" calcext:value-type="float">
            <text:p>13.033</text:p>
          </table:table-cell>
          <table:table-cell table:style-name="ce13" office:value-type="float" office:value="7171" calcext:value-type="float">
            <text:p>7.171</text:p>
          </table:table-cell>
          <table:table-cell table:style-name="ce13" office:value-type="float" office:value="1240" calcext:value-type="float">
            <text:p>1.240</text:p>
          </table:table-cell>
          <table:table-cell table:style-name="ce13"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1.0007817769535" calcext:value-type="float">
            <text:p><text:s/>21,00 </text:p>
          </table:table-cell>
          <table:table-cell office:value-type="float" office:value="68.5923490106902" calcext:value-type="float">
            <text:p><text:s/>68,59 </text:p>
          </table:table-cell>
          <table:table-cell office:value-type="float" office:value="783053" calcext:value-type="float">
            <text:p>783.053 </text:p>
          </table:table-cell>
          <table:table-cell table:style-name="ce12" office:value-type="float" office:value="3728685.00000001" calcext:value-type="float">
            <text:p>3.728.685,00</text:p>
          </table:table-cell>
          <table:table-cell table:style-name="ce12" office:value-type="float" office:value="1141604" calcext:value-type="float">
            <text:p>1.141.604,00</text:p>
          </table:table-cell>
          <table:table-cell table:style-name="ce13" office:value-type="float" office:value="7353" calcext:value-type="float">
            <text:p>7.353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824" calcext:value-type="float">
            <text:p>5.824</text:p>
          </table:table-cell>
          <table:table-cell table:style-name="ce13" office:value-type="float" office:value="240151" calcext:value-type="float">
            <text:p>240.151</text:p>
          </table:table-cell>
          <table:table-cell table:style-name="ce13" office:value-type="float" office:value="106651" calcext:value-type="float">
            <text:p>106.651</text:p>
          </table:table-cell>
          <table:table-cell table:style-name="ce13" office:value-type="float" office:value="118486" calcext:value-type="float">
            <text:p>118.486</text:p>
          </table:table-cell>
          <table:table-cell table:style-name="ce13" office:value-type="float" office:value="146247" calcext:value-type="float">
            <text:p>146.247</text:p>
          </table:table-cell>
          <table:table-cell table:style-name="ce13" office:value-type="float" office:value="157546" calcext:value-type="float">
            <text:p>157.54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0.1340281141787" calcext:value-type="float">
            <text:p><text:s/>10,13 </text:p>
          </table:table-cell>
          <table:table-cell office:value-type="float" office:value="38.4853511358672" calcext:value-type="float">
            <text:p><text:s/>38,49 </text:p>
          </table:table-cell>
          <table:table-cell office:value-type="float" office:value="112759" calcext:value-type="float">
            <text:p>112.759 </text:p>
          </table:table-cell>
          <table:table-cell table:style-name="ce12" office:value-type="float" office:value="1112677" calcext:value-type="float">
            <text:p>1.112.677,00</text:p>
          </table:table-cell>
          <table:table-cell table:style-name="ce12" office:value-type="float" office:value="292992" calcext:value-type="float">
            <text:p>292.992,00</text:p>
          </table:table-cell>
          <table:table-cell table:style-name="ce13" office:value-type="float" office:value="4780" calcext:value-type="float">
            <text:p>4.78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97" calcext:value-type="float">
            <text:p>597</text:p>
          </table:table-cell>
          <table:table-cell table:style-name="ce13" office:value-type="float" office:value="42231" calcext:value-type="float">
            <text:p>42.231</text:p>
          </table:table-cell>
          <table:table-cell table:style-name="ce13" office:value-type="float" office:value="29628" calcext:value-type="float">
            <text:p>29.628</text:p>
          </table:table-cell>
          <table:table-cell table:style-name="ce13" office:value-type="float" office:value="10348" calcext:value-type="float">
            <text:p>10.348</text:p>
          </table:table-cell>
          <table:table-cell table:style-name="ce13" office:value-type="float" office:value="10388" calcext:value-type="float">
            <text:p>10.388</text:p>
          </table:table-cell>
          <table:table-cell table:style-name="ce13" office:value-type="float" office:value="12674" calcext:value-type="float">
            <text:p>12.67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7.3116618255979" calcext:value-type="float">
            <text:p><text:s/>17,31 </text:p>
          </table:table-cell>
          <table:table-cell office:value-type="float" office:value="57.9000994579662" calcext:value-type="float">
            <text:p><text:s/>57,90 </text:p>
          </table:table-cell>
          <table:table-cell office:value-type="float" office:value="238102" calcext:value-type="float">
            <text:p>238.102 </text:p>
          </table:table-cell>
          <table:table-cell table:style-name="ce12" office:value-type="float" office:value="1375385" calcext:value-type="float">
            <text:p>1.375.385,00</text:p>
          </table:table-cell>
          <table:table-cell table:style-name="ce12" office:value-type="float" office:value="411229" calcext:value-type="float">
            <text:p>411.229,00</text:p>
          </table:table-cell>
          <table:table-cell table:style-name="ce13" office:value-type="float" office:value="15107" calcext:value-type="float">
            <text:p>15.10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446" calcext:value-type="float">
            <text:p>4.446</text:p>
          </table:table-cell>
          <table:table-cell table:style-name="ce13" office:value-type="float" office:value="99656" calcext:value-type="float">
            <text:p>99.656</text:p>
          </table:table-cell>
          <table:table-cell table:style-name="ce13" office:value-type="float" office:value="56161" calcext:value-type="float">
            <text:p>56.161</text:p>
          </table:table-cell>
          <table:table-cell table:style-name="ce13" office:value-type="float" office:value="17064" calcext:value-type="float">
            <text:p>17.064</text:p>
          </table:table-cell>
          <table:table-cell table:style-name="ce13" office:value-type="float" office:value="21216" calcext:value-type="float">
            <text:p>21.216</text:p>
          </table:table-cell>
          <table:table-cell table:style-name="ce13" office:value-type="float" office:value="22645" calcext:value-type="float">
            <text:p>22.64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66417771389022" calcext:value-type="float">
            <text:p><text:s/>7,66 </text:p>
          </table:table-cell>
          <table:table-cell office:value-type="float" office:value="30.1124329977775" calcext:value-type="float">
            <text:p><text:s/>30,11 </text:p>
          </table:table-cell>
          <table:table-cell office:value-type="float" office:value="46066" calcext:value-type="float">
            <text:p>46.066 </text:p>
          </table:table-cell>
          <table:table-cell table:style-name="ce12" office:value-type="float" office:value="601056" calcext:value-type="float">
            <text:p>601.056,00</text:p>
          </table:table-cell>
          <table:table-cell table:style-name="ce12" office:value-type="float" office:value="152980" calcext:value-type="float">
            <text:p>152.980,0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110" calcext:value-type="float">
            <text:p>1.110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24943" calcext:value-type="float">
            <text:p>24.943</text:p>
          </table:table-cell>
          <table:table-cell table:style-name="ce13" office:value-type="float" office:value="6049" calcext:value-type="float">
            <text:p>6.049</text:p>
          </table:table-cell>
          <table:table-cell table:style-name="ce13" office:value-type="float" office:value="7117" calcext:value-type="float">
            <text:p>7.117</text:p>
          </table:table-cell>
          <table:table-cell table:style-name="ce13" office:value-type="float" office:value="2262" calcext:value-type="float">
            <text:p>2.262</text:p>
          </table:table-cell>
          <table:table-cell table:style-name="ce13" office:value-type="float" office:value="4443" calcext:value-type="float">
            <text:p>4.443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1.334206981241" calcext:value-type="float">
            <text:p><text:s/>11,33 </text:p>
          </table:table-cell>
          <table:table-cell office:value-type="float" office:value="44.3224868429136" calcext:value-type="float">
            <text:p><text:s/>44,32 </text:p>
          </table:table-cell>
          <table:table-cell office:value-type="float" office:value="86576" calcext:value-type="float">
            <text:p>86.576 </text:p>
          </table:table-cell>
          <table:table-cell table:style-name="ce12" office:value-type="float" office:value="763847.000000001" calcext:value-type="float">
            <text:p>763.847,00</text:p>
          </table:table-cell>
          <table:table-cell table:style-name="ce12" office:value-type="float" office:value="195332" calcext:value-type="float">
            <text:p>195.332,00</text:p>
          </table:table-cell>
          <table:table-cell table:style-name="ce13" office:value-type="float" office:value="16545" calcext:value-type="float">
            <text:p>16.545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885" calcext:value-type="float">
            <text:p>885</text:p>
          </table:table-cell>
          <table:table-cell table:style-name="ce13" office:value-type="float" office:value="31722" calcext:value-type="float">
            <text:p>31.722</text:p>
          </table:table-cell>
          <table:table-cell table:style-name="ce13" office:value-type="float" office:value="9240" calcext:value-type="float">
            <text:p>9.240</text:p>
          </table:table-cell>
          <table:table-cell table:style-name="ce13" office:value-type="float" office:value="26835" calcext:value-type="float">
            <text:p>26.83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3671" calcext:value-type="float">
            <text:p>3.671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5.5190027056414" calcext:value-type="float">
            <text:p><text:s/>25,52 </text:p>
          </table:table-cell>
          <table:table-cell office:value-type="float" office:value="77.4526942329175" calcext:value-type="float">
            <text:p><text:s/>77,45 </text:p>
          </table:table-cell>
          <table:table-cell office:value-type="float" office:value="90828" calcext:value-type="float">
            <text:p>90.828 </text:p>
          </table:table-cell>
          <table:table-cell table:style-name="ce12" office:value-type="float" office:value="355923" calcext:value-type="float">
            <text:p>355.923,00</text:p>
          </table:table-cell>
          <table:table-cell table:style-name="ce12" office:value-type="float" office:value="117269" calcext:value-type="float">
            <text:p>117.269,00</text:p>
          </table:table-cell>
          <table:table-cell table:style-name="ce13" office:value-type="float" office:value="1618" calcext:value-type="float">
            <text:p>1.618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3289" calcext:value-type="float">
            <text:p>3.289</text:p>
          </table:table-cell>
          <table:table-cell table:style-name="ce13" office:value-type="float" office:value="75849" calcext:value-type="float">
            <text:p>75.849</text:p>
          </table:table-cell>
          <table:table-cell table:style-name="ce13" office:value-type="float" office:value="5922" calcext:value-type="float">
            <text:p>5.922</text:p>
          </table:table-cell>
          <table:table-cell table:style-name="ce13" office:value-type="float" office:value="1611" calcext:value-type="float">
            <text:p>1.611</text:p>
          </table:table-cell>
          <table:table-cell table:style-name="ce13" office:value-type="float" office:value="1359" calcext:value-type="float">
            <text:p>1.359</text:p>
          </table:table-cell>
          <table:table-cell table:style-name="ce13"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2.7624317908561" calcext:value-type="float">
            <text:p><text:s/>12,76 </text:p>
          </table:table-cell>
          <table:table-cell office:value-type="float" office:value="47.9429051217464" calcext:value-type="float">
            <text:p><text:s/>47,94 </text:p>
          </table:table-cell>
          <table:table-cell office:value-type="float" office:value="49677" calcext:value-type="float">
            <text:p>49.677 </text:p>
          </table:table-cell>
          <table:table-cell table:style-name="ce12" office:value-type="float" office:value="389244.000000001" calcext:value-type="float">
            <text:p>389.244,00</text:p>
          </table:table-cell>
          <table:table-cell table:style-name="ce12" office:value-type="float" office:value="103617" calcext:value-type="float">
            <text:p>103.61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8657" calcext:value-type="float">
            <text:p>38.657</text:p>
          </table:table-cell>
          <table:table-cell table:style-name="ce13" office:value-type="float" office:value="4786" calcext:value-type="float">
            <text:p>4.786</text:p>
          </table:table-cell>
          <table:table-cell table:style-name="ce13" office:value-type="float" office:value="4887" calcext:value-type="float">
            <text:p>4.88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307" calcext:value-type="float">
            <text:p>1.30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1.3681890162792" calcext:value-type="float">
            <text:p><text:s/>11,37 </text:p>
          </table:table-cell>
          <table:table-cell office:value-type="float" office:value="40.7371425873534" calcext:value-type="float">
            <text:p><text:s/>40,74 </text:p>
          </table:table-cell>
          <table:table-cell office:value-type="float" office:value="224337" calcext:value-type="float">
            <text:p>224.337 </text:p>
          </table:table-cell>
          <table:table-cell table:style-name="ce12" office:value-type="float" office:value="1973375" calcext:value-type="float">
            <text:p>1.973.375,00</text:p>
          </table:table-cell>
          <table:table-cell table:style-name="ce12" office:value-type="float" office:value="550694" calcext:value-type="float">
            <text:p>550.69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269" calcext:value-type="float">
            <text:p>1.269</text:p>
          </table:table-cell>
          <table:table-cell table:style-name="ce13" office:value-type="float" office:value="206821" calcext:value-type="float">
            <text:p>206.821</text:p>
          </table:table-cell>
          <table:table-cell table:style-name="ce13" office:value-type="float" office:value="2958" calcext:value-type="float">
            <text:p>2.958</text:p>
          </table:table-cell>
          <table:table-cell table:style-name="ce13" office:value-type="float" office:value="10093" calcext:value-type="float">
            <text:p>10.093</text:p>
          </table:table-cell>
          <table:table-cell table:style-name="ce13" office:value-type="float" office:value="1263" calcext:value-type="float">
            <text:p>1.263</text:p>
          </table:table-cell>
          <table:table-cell table:style-name="ce13"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0.713348334459" calcext:value-type="float">
            <text:p><text:s/>10,71 </text:p>
          </table:table-cell>
          <table:table-cell office:value-type="float" office:value="39.3329298674438" calcext:value-type="float">
            <text:p><text:s/>39,33 </text:p>
          </table:table-cell>
          <table:table-cell office:value-type="float" office:value="133883" calcext:value-type="float">
            <text:p>133.883 </text:p>
          </table:table-cell>
          <table:table-cell table:style-name="ce12" office:value-type="float" office:value="1249683.99999999" calcext:value-type="float">
            <text:p>1.249.684,00</text:p>
          </table:table-cell>
          <table:table-cell table:style-name="ce12" office:value-type="float" office:value="340384" calcext:value-type="float">
            <text:p>340.384,00</text:p>
          </table:table-cell>
          <table:table-cell table:style-name="ce13" office:value-type="float" office:value="12206" calcext:value-type="float">
            <text:p>12.20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928" calcext:value-type="float">
            <text:p>1.928</text:p>
          </table:table-cell>
          <table:table-cell table:style-name="ce13" office:value-type="float" office:value="43530" calcext:value-type="float">
            <text:p>43.530</text:p>
          </table:table-cell>
          <table:table-cell table:style-name="ce13" office:value-type="float" office:value="29375" calcext:value-type="float">
            <text:p>29.375</text:p>
          </table:table-cell>
          <table:table-cell table:style-name="ce13" office:value-type="float" office:value="11256" calcext:value-type="float">
            <text:p>11.256</text:p>
          </table:table-cell>
          <table:table-cell table:style-name="ce13" office:value-type="float" office:value="16107" calcext:value-type="float">
            <text:p>16.107</text:p>
          </table:table-cell>
          <table:table-cell table:style-name="ce13" office:value-type="float" office:value="16650" calcext:value-type="float">
            <text:p>16.650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9.0920756796417" calcext:value-type="float">
            <text:p><text:s/>19,09 </text:p>
          </table:table-cell>
          <table:table-cell office:value-type="float" office:value="64.1388726949158" calcext:value-type="float">
            <text:p><text:s/>64,14 </text:p>
          </table:table-cell>
          <table:table-cell office:value-type="float" office:value="125421" calcext:value-type="float">
            <text:p>125.421 </text:p>
          </table:table-cell>
          <table:table-cell table:style-name="ce12" office:value-type="float" office:value="656927.000000001" calcext:value-type="float">
            <text:p>656.927,00</text:p>
          </table:table-cell>
          <table:table-cell table:style-name="ce12" office:value-type="float" office:value="195546" calcext:value-type="float">
            <text:p>195.546,00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258" calcext:value-type="float">
            <text:p>2.258</text:p>
          </table:table-cell>
          <table:table-cell table:style-name="ce13" office:value-type="float" office:value="62909" calcext:value-type="float">
            <text:p>62.909</text:p>
          </table:table-cell>
          <table:table-cell table:style-name="ce13" office:value-type="float" office:value="4586" calcext:value-type="float">
            <text:p>4.586</text:p>
          </table:table-cell>
          <table:table-cell table:style-name="ce13" office:value-type="float" office:value="9597" calcext:value-type="float">
            <text:p>9.597</text:p>
          </table:table-cell>
          <table:table-cell table:style-name="ce13" office:value-type="float" office:value="16923" calcext:value-type="float">
            <text:p>16.923</text:p>
          </table:table-cell>
          <table:table-cell table:style-name="ce13" office:value-type="float" office:value="28458" calcext:value-type="float">
            <text:p>28.458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9.5084985912294" calcext:value-type="float">
            <text:p><text:s/>19,51 </text:p>
          </table:table-cell>
          <table:table-cell office:value-type="float" office:value="63.4247008870096" calcext:value-type="float">
            <text:p><text:s/>63,42 </text:p>
          </table:table-cell>
          <table:table-cell office:value-type="float" office:value="144295" calcext:value-type="float">
            <text:p>144.295 </text:p>
          </table:table-cell>
          <table:table-cell table:style-name="ce12" office:value-type="float" office:value="739652" calcext:value-type="float">
            <text:p>739.652,00</text:p>
          </table:table-cell>
          <table:table-cell table:style-name="ce12" office:value-type="float" office:value="227506" calcext:value-type="float">
            <text:p>227.506,00</text:p>
          </table:table-cell>
          <table:table-cell table:style-name="ce13" office:value-type="float" office:value="17719" calcext:value-type="float">
            <text:p>17.719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234" calcext:value-type="float">
            <text:p>1.234</text:p>
          </table:table-cell>
          <table:table-cell table:style-name="ce13" office:value-type="float" office:value="87435" calcext:value-type="float">
            <text:p>87.435</text:p>
          </table:table-cell>
          <table:table-cell table:style-name="ce13" office:value-type="float" office:value="2348" calcext:value-type="float">
            <text:p>2.348</text:p>
          </table:table-cell>
          <table:table-cell table:style-name="ce13" office:value-type="float" office:value="9779" calcext:value-type="float">
            <text:p>9.779</text:p>
          </table:table-cell>
          <table:table-cell table:style-name="ce13" office:value-type="float" office:value="10176" calcext:value-type="float">
            <text:p>10.176</text:p>
          </table:table-cell>
          <table:table-cell table:style-name="ce13" office:value-type="float" office:value="15505" calcext:value-type="float">
            <text:p>15.50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0.7718546234161" calcext:value-type="float">
            <text:p><text:s/>10,77 </text:p>
          </table:table-cell>
          <table:table-cell office:value-type="float" office:value="44.4761779222872" calcext:value-type="float">
            <text:p><text:s/>44,48 </text:p>
          </table:table-cell>
          <table:table-cell office:value-type="float" office:value="151835" calcext:value-type="float">
            <text:p>151.835 </text:p>
          </table:table-cell>
          <table:table-cell table:style-name="ce12" office:value-type="float" office:value="1409553" calcext:value-type="float">
            <text:p>1.409.553,00</text:p>
          </table:table-cell>
          <table:table-cell table:style-name="ce12" office:value-type="float" office:value="341385" calcext:value-type="float">
            <text:p>341.385,00</text:p>
          </table:table-cell>
          <table:table-cell table:style-name="ce13" office:value-type="float" office:value="7515" calcext:value-type="float">
            <text:p>7.515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3160" calcext:value-type="float">
            <text:p>43.160</text:p>
          </table:table-cell>
          <table:table-cell table:style-name="ce13" office:value-type="float" office:value="62230" calcext:value-type="float">
            <text:p>62.230</text:p>
          </table:table-cell>
          <table:table-cell table:style-name="ce13" office:value-type="float" office:value="14309" calcext:value-type="float">
            <text:p>14.309</text:p>
          </table:table-cell>
          <table:table-cell table:style-name="ce13" office:value-type="float" office:value="11418" calcext:value-type="float">
            <text:p>11.418</text:p>
          </table:table-cell>
          <table:table-cell table:style-name="ce13" office:value-type="float" office:value="12357" calcext:value-type="float">
            <text:p>12.35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9.44094148522601" calcext:value-type="float">
            <text:p><text:s/>9,44 </text:p>
          </table:table-cell>
          <table:table-cell office:value-type="float" office:value="37.0623130355423" calcext:value-type="float">
            <text:p><text:s/>37,06 </text:p>
          </table:table-cell>
          <table:table-cell office:value-type="float" office:value="73098" calcext:value-type="float">
            <text:p>73.098 </text:p>
          </table:table-cell>
          <table:table-cell table:style-name="ce12" office:value-type="float" office:value="774266" calcext:value-type="float">
            <text:p>774.266,00</text:p>
          </table:table-cell>
          <table:table-cell table:style-name="ce12" office:value-type="float" office:value="197230" calcext:value-type="float">
            <text:p>197.230,00</text:p>
          </table:table-cell>
          <table:table-cell table:style-name="ce13" office:value-type="float" office:value="4779" calcext:value-type="float">
            <text:p>4.779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68315" calcext:value-type="float">
            <text:p>68.315</text:p>
          </table:table-cell>
          <table:table-cell table:style-name="ce13" office:value-type="float" office:value="2245" calcext:value-type="float">
            <text:p>2.245</text:p>
          </table:table-cell>
          <table:table-cell table:style-name="ce13" office:value-type="float" office:value="1267" calcext:value-type="float">
            <text:p>1.267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4.3909711661747" calcext:value-type="float">
            <text:p><text:s/>24,39 </text:p>
          </table:table-cell>
          <table:table-cell office:value-type="float" office:value="85.2260887684934" calcext:value-type="float">
            <text:p><text:s/>85,23 </text:p>
          </table:table-cell>
          <table:table-cell office:value-type="float" office:value="122700" calcext:value-type="float">
            <text:p>122.700 </text:p>
          </table:table-cell>
          <table:table-cell table:style-name="ce12" office:value-type="float" office:value="503054.999999999" calcext:value-type="float">
            <text:p>503.055,00</text:p>
          </table:table-cell>
          <table:table-cell table:style-name="ce12" office:value-type="float" office:value="143970" calcext:value-type="float">
            <text:p>143.970,00</text:p>
          </table:table-cell>
          <table:table-cell table:style-name="ce13" office:value-type="float" office:value="36075" calcext:value-type="float">
            <text:p>36.07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8643" calcext:value-type="float">
            <text:p>18.643</text:p>
          </table:table-cell>
          <table:table-cell table:style-name="ce13" office:value-type="float" office:value="5113" calcext:value-type="float">
            <text:p>5.113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62242" calcext:value-type="float">
            <text:p>62.242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10.6015551925842" calcext:value-type="float">
            <text:p><text:s/>10,60 </text:p>
          </table:table-cell>
          <table:table-cell office:value-type="float" office:value="35.6281609788596" calcext:value-type="float">
            <text:p><text:s/>35,63 </text:p>
          </table:table-cell>
          <table:table-cell office:value-type="float" office:value="37970" calcext:value-type="float">
            <text:p>37.970 </text:p>
          </table:table-cell>
          <table:table-cell table:style-name="ce12" office:value-type="float" office:value="358155.000000001" calcext:value-type="float">
            <text:p>358.155,00</text:p>
          </table:table-cell>
          <table:table-cell table:style-name="ce12" office:value-type="float" office:value="106573" calcext:value-type="float">
            <text:p>106.57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31612" calcext:value-type="float">
            <text:p>31.612</text:p>
          </table:table-cell>
          <table:table-cell table:style-name="ce13" office:value-type="float" office:value="4472" calcext:value-type="float">
            <text:p>4.472</text:p>
          </table:table-cell>
          <table:table-cell table:style-name="ce13" office:value-type="float" office:value="1203" calcext:value-type="float">
            <text:p>1.203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1.6564247463616" calcext:value-type="float">
            <text:p><text:s/>21,66 </text:p>
          </table:table-cell>
          <table:table-cell office:value-type="float" office:value="68.8717805759303" calcext:value-type="float">
            <text:p><text:s/>68,87 </text:p>
          </table:table-cell>
          <table:table-cell office:value-type="float" office:value="760934" calcext:value-type="float">
            <text:p>760.934 </text:p>
          </table:table-cell>
          <table:table-cell table:style-name="ce12" office:value-type="float" office:value="3513664.00000001" calcext:value-type="float">
            <text:p>3.513.664,00</text:p>
          </table:table-cell>
          <table:table-cell table:style-name="ce12" office:value-type="float" office:value="1104856" calcext:value-type="float">
            <text:p>1.104.856,00</text:p>
          </table:table-cell>
          <table:table-cell table:style-name="ce13" office:value-type="float" office:value="19537" calcext:value-type="float">
            <text:p>19.537</text:p>
          </table:table-cell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8184" calcext:value-type="float">
            <text:p>8.184</text:p>
          </table:table-cell>
          <table:table-cell table:style-name="ce13" office:value-type="float" office:value="242454" calcext:value-type="float">
            <text:p>242.454</text:p>
          </table:table-cell>
          <table:table-cell table:style-name="ce13" office:value-type="float" office:value="193286" calcext:value-type="float">
            <text:p>193.286</text:p>
          </table:table-cell>
          <table:table-cell table:style-name="ce13" office:value-type="float" office:value="107068" calcext:value-type="float">
            <text:p>107.068</text:p>
          </table:table-cell>
          <table:table-cell table:style-name="ce13" office:value-type="float" office:value="84325" calcext:value-type="float">
            <text:p>84.325</text:p>
          </table:table-cell>
          <table:table-cell table:style-name="ce13" office:value-type="float" office:value="97082" calcext:value-type="float">
            <text:p>97.08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3.7252880483641" calcext:value-type="float">
            <text:p><text:s/>13,73 </text:p>
          </table:table-cell>
          <table:table-cell office:value-type="float" office:value="55.3039114685454" calcext:value-type="float">
            <text:p><text:s/>55,30 </text:p>
          </table:table-cell>
          <table:table-cell office:value-type="float" office:value="133132" calcext:value-type="float">
            <text:p>133.132 </text:p>
          </table:table-cell>
          <table:table-cell table:style-name="ce12" office:value-type="float" office:value="969975.999999999" calcext:value-type="float">
            <text:p>969.976,00</text:p>
          </table:table-cell>
          <table:table-cell table:style-name="ce12" office:value-type="float" office:value="240728" calcext:value-type="float">
            <text:p>240.728,00</text:p>
          </table:table-cell>
          <table:table-cell table:style-name="ce13" office:value-type="float" office:value="34501" calcext:value-type="float">
            <text:p>34.501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832" calcext:value-type="float">
            <text:p>1.832</text:p>
          </table:table-cell>
          <table:table-cell table:style-name="ce13" office:value-type="float" office:value="35554" calcext:value-type="float">
            <text:p>35.554</text:p>
          </table:table-cell>
          <table:table-cell table:style-name="ce13" office:value-type="float" office:value="55172" calcext:value-type="float">
            <text:p>55.172</text:p>
          </table:table-cell>
          <table:table-cell table:style-name="ce13" office:value-type="float" office:value="3612" calcext:value-type="float">
            <text:p>3.612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836" calcext:value-type="float">
            <text:p>1.83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8.5989251932121" calcext:value-type="float">
            <text:p><text:s/>28,60 </text:p>
          </table:table-cell>
          <table:table-cell office:value-type="float" office:value="96.4621096309238" calcext:value-type="float">
            <text:p><text:s/>96,46 </text:p>
          </table:table-cell>
          <table:table-cell office:value-type="float" office:value="48587" calcext:value-type="float">
            <text:p>48.587 </text:p>
          </table:table-cell>
          <table:table-cell table:style-name="ce12" office:value-type="float" office:value="169891" calcext:value-type="float">
            <text:p>169.891,00</text:p>
          </table:table-cell>
          <table:table-cell table:style-name="ce12" office:value-type="float" office:value="50369" calcext:value-type="float">
            <text:p>50.369,00</text:p>
          </table:table-cell>
          <table:table-cell table:style-name="ce13" office:value-type="float" office:value="9648" calcext:value-type="float">
            <text:p>9.64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2133" calcext:value-type="float">
            <text:p>32.133</text:p>
          </table:table-cell>
          <table:table-cell table:style-name="ce13" office:value-type="float" office:value="4692" calcext:value-type="float">
            <text:p>4.692</text:p>
          </table:table-cell>
          <table:table-cell table:style-name="ce13" office:value-type="float" office:value="1756" calcext:value-type="float">
            <text:p>1.756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78157418438212" calcext:value-type="float">
            <text:p><text:s/>9,78 </text:p>
          </table:table-cell>
          <table:table-cell office:value-type="float" office:value="39.4876002040168" calcext:value-type="float">
            <text:p><text:s/>39,49 </text:p>
          </table:table-cell>
          <table:table-cell office:value-type="float" office:value="164131" calcext:value-type="float">
            <text:p>164.131 </text:p>
          </table:table-cell>
          <table:table-cell table:style-name="ce12" office:value-type="float" office:value="1677961" calcext:value-type="float">
            <text:p>1.677.961,00</text:p>
          </table:table-cell>
          <table:table-cell table:style-name="ce12" office:value-type="float" office:value="415652" calcext:value-type="float">
            <text:p>415.65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71043" calcext:value-type="float">
            <text:p>71.043</text:p>
          </table:table-cell>
          <table:table-cell table:style-name="ce13" office:value-type="float" office:value="47693" calcext:value-type="float">
            <text:p>47.693</text:p>
          </table:table-cell>
          <table:table-cell table:style-name="ce13" office:value-type="float" office:value="24354" calcext:value-type="float">
            <text:p>24.354</text:p>
          </table:table-cell>
          <table:table-cell table:style-name="ce13" office:value-type="float" office:value="843" calcext:value-type="float">
            <text:p>843</text:p>
          </table:table-cell>
          <table:table-cell table:style-name="ce13" office:value-type="float" office:value="20385" calcext:value-type="float">
            <text:p>20.38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2.2157894842981" calcext:value-type="float">
            <text:p><text:s/>22,22 </text:p>
          </table:table-cell>
          <table:table-cell office:value-type="float" office:value="67.847139823742" calcext:value-type="float">
            <text:p><text:s/>67,85 </text:p>
          </table:table-cell>
          <table:table-cell office:value-type="float" office:value="3855698" calcext:value-type="float">
            <text:p>3.855.698 </text:p>
          </table:table-cell>
          <table:table-cell table:style-name="ce12" office:value-type="float" office:value="17355665" calcext:value-type="float">
            <text:p>17.355.665,00</text:p>
          </table:table-cell>
          <table:table-cell table:style-name="ce12" office:value-type="float" office:value="5682919" calcext:value-type="float">
            <text:p>5.682.919,00</text:p>
          </table:table-cell>
          <table:table-cell table:style-name="ce13" office:value-type="float" office:value="43438" calcext:value-type="float">
            <text:p>43.438</text:p>
          </table:table-cell>
          <table:table-cell table:style-name="ce13" office:value-type="float" office:value="199768" calcext:value-type="float">
            <text:p>199.768</text:p>
          </table:table-cell>
          <table:table-cell table:style-name="ce13" office:value-type="float" office:value="46852" calcext:value-type="float">
            <text:p>46.852</text:p>
          </table:table-cell>
          <table:table-cell table:style-name="ce13" office:value-type="float" office:value="1436259" calcext:value-type="float">
            <text:p>1.436.259</text:p>
          </table:table-cell>
          <table:table-cell table:style-name="ce13" office:value-type="float" office:value="217785" calcext:value-type="float">
            <text:p>217.785</text:p>
          </table:table-cell>
          <table:table-cell table:style-name="ce13" office:value-type="float" office:value="438663" calcext:value-type="float">
            <text:p>438.663</text:p>
          </table:table-cell>
          <table:table-cell table:style-name="ce13" office:value-type="float" office:value="502275" calcext:value-type="float">
            <text:p>502.275</text:p>
          </table:table-cell>
          <table:table-cell table:style-name="ce13" office:value-type="float" office:value="985767" calcext:value-type="float">
            <text:p>985.76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6.0859257928109" calcext:value-type="float">
            <text:p><text:s/>46,09 </text:p>
          </table:table-cell>
          <table:table-cell office:value-type="float" office:value="110.545566994852" calcext:value-type="float">
            <text:p><text:s/>110,55 </text:p>
          </table:table-cell>
          <table:table-cell office:value-type="float" office:value="1415620" calcext:value-type="float">
            <text:p>1.415.620 </text:p>
          </table:table-cell>
          <table:table-cell table:style-name="ce12" office:value-type="float" office:value="3071697" calcext:value-type="float">
            <text:p>3.071.697,00</text:p>
          </table:table-cell>
          <table:table-cell table:style-name="ce12" office:value-type="float" office:value="1280576" calcext:value-type="float">
            <text:p>1.280.576,00</text:p>
          </table:table-cell>
          <table:table-cell table:style-name="ce13"/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7" calcext:value-type="float">
            <text:p>1.027</text:p>
          </table:table-cell>
          <table:table-cell table:style-name="ce13" office:value-type="float" office:value="281370" calcext:value-type="float">
            <text:p>281.370</text:p>
          </table:table-cell>
          <table:table-cell table:style-name="ce13" office:value-type="float" office:value="124087" calcext:value-type="float">
            <text:p>124.087</text:p>
          </table:table-cell>
          <table:table-cell table:style-name="ce13" office:value-type="float" office:value="239691" calcext:value-type="float">
            <text:p>239.691</text:p>
          </table:table-cell>
          <table:table-cell table:style-name="ce13" office:value-type="float" office:value="296155" calcext:value-type="float">
            <text:p>296.155</text:p>
          </table:table-cell>
          <table:table-cell table:style-name="ce13" office:value-type="float" office:value="475991" calcext:value-type="float">
            <text:p>475.991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8.17339703245058" calcext:value-type="float">
            <text:p><text:s/>8,17 </text:p>
          </table:table-cell>
          <table:table-cell office:value-type="float" office:value="32.1309502201928" calcext:value-type="float">
            <text:p><text:s/>32,13 </text:p>
          </table:table-cell>
          <table:table-cell office:value-type="float" office:value="33635" calcext:value-type="float">
            <text:p>33.635 </text:p>
          </table:table-cell>
          <table:table-cell table:style-name="ce12" office:value-type="float" office:value="411518" calcext:value-type="float">
            <text:p>411.518,00</text:p>
          </table:table-cell>
          <table:table-cell table:style-name="ce12" office:value-type="float" office:value="104681" calcext:value-type="float">
            <text:p>104.681,00</text:p>
          </table:table-cell>
          <table:table-cell table:style-name="ce13" office:value-type="float" office:value="2151" calcext:value-type="float">
            <text:p>2.15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6631" calcext:value-type="float">
            <text:p>16.631</text:p>
          </table:table-cell>
          <table:table-cell table:style-name="ce13" office:value-type="float" office:value="8670" calcext:value-type="float">
            <text:p>8.670</text:p>
          </table:table-cell>
          <table:table-cell table:style-name="ce13" office:value-type="float" office:value="6049" calcext:value-type="float">
            <text:p>6.049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9.12501132926711" calcext:value-type="float">
            <text:p><text:s/>9,13 </text:p>
          </table:table-cell>
          <table:table-cell office:value-type="float" office:value="34.1402609798676" calcext:value-type="float">
            <text:p><text:s/>34,14 </text:p>
          </table:table-cell>
          <table:table-cell office:value-type="float" office:value="108734" calcext:value-type="float">
            <text:p>108.734 </text:p>
          </table:table-cell>
          <table:table-cell table:style-name="ce12" office:value-type="float" office:value="1191604" calcext:value-type="float">
            <text:p>1.191.604,00</text:p>
          </table:table-cell>
          <table:table-cell table:style-name="ce12" office:value-type="float" office:value="318492" calcext:value-type="float">
            <text:p>318.492,00</text:p>
          </table:table-cell>
          <table:table-cell table:style-name="ce13" office:value-type="float" office:value="1492" calcext:value-type="float">
            <text:p>1.492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383" calcext:value-type="float">
            <text:p>1.383</text:p>
          </table:table-cell>
          <table:table-cell table:style-name="ce13" office:value-type="float" office:value="38488" calcext:value-type="float">
            <text:p>38.488</text:p>
          </table:table-cell>
          <table:table-cell table:style-name="ce13" office:value-type="float" office:value="26431" calcext:value-type="float">
            <text:p>26.431</text:p>
          </table:table-cell>
          <table:table-cell table:style-name="ce13" office:value-type="float" office:value="16789" calcext:value-type="float">
            <text:p>16.789</text:p>
          </table:table-cell>
          <table:table-cell table:style-name="ce13" office:value-type="float" office:value="15348" calcext:value-type="float">
            <text:p>15.348</text:p>
          </table:table-cell>
          <table:table-cell table:style-name="ce13" office:value-type="float" office:value="9904" calcext:value-type="float">
            <text:p>9.90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4.4038087278961" calcext:value-type="float">
            <text:p><text:s/>14,40 </text:p>
          </table:table-cell>
          <table:table-cell office:value-type="float" office:value="46.9879841362692" calcext:value-type="float">
            <text:p><text:s/>46,99 </text:p>
          </table:table-cell>
          <table:table-cell office:value-type="float" office:value="87556" calcext:value-type="float">
            <text:p>87.556 </text:p>
          </table:table-cell>
          <table:table-cell table:style-name="ce12" office:value-type="float" office:value="607866.999999999" calcext:value-type="float">
            <text:p>607.867,00</text:p>
          </table:table-cell>
          <table:table-cell table:style-name="ce12" office:value-type="float" office:value="186337" calcext:value-type="float">
            <text:p>186.337,00</text:p>
          </table:table-cell>
          <table:table-cell table:style-name="ce13" office:value-type="float" office:value="4500" calcext:value-type="float">
            <text:p>4.50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952" calcext:value-type="float">
            <text:p>3.952</text:p>
          </table:table-cell>
          <table:table-cell table:style-name="ce13" office:value-type="float" office:value="69032" calcext:value-type="float">
            <text:p>69.032</text:p>
          </table:table-cell>
          <table:table-cell table:style-name="ce13" office:value-type="float" office:value="10049" calcext:value-type="float">
            <text:p>10.049</text:p>
          </table:table-cell>
          <table:table-cell table:style-name="ce13" office:value-type="float" office:value="1495" calcext:value-type="float">
            <text:p>1.495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0.8416372422382" calcext:value-type="float">
            <text:p><text:s/>20,84 </text:p>
          </table:table-cell>
          <table:table-cell office:value-type="float" office:value="68.0713093878985" calcext:value-type="float">
            <text:p><text:s/>68,07 </text:p>
          </table:table-cell>
          <table:table-cell office:value-type="float" office:value="775128" calcext:value-type="float">
            <text:p>775.128 </text:p>
          </table:table-cell>
          <table:table-cell table:style-name="ce12" office:value-type="float" office:value="3719132.00000001" calcext:value-type="float">
            <text:p>3.719.132,00</text:p>
          </table:table-cell>
          <table:table-cell table:style-name="ce12" office:value-type="float" office:value="1138700" calcext:value-type="float">
            <text:p>1.138.700,00</text:p>
          </table:table-cell>
          <table:table-cell table:style-name="ce13" office:value-type="float" office:value="8938" calcext:value-type="float">
            <text:p>8.938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165" calcext:value-type="float">
            <text:p>8.165</text:p>
          </table:table-cell>
          <table:table-cell table:style-name="ce13" office:value-type="float" office:value="248427" calcext:value-type="float">
            <text:p>248.427</text:p>
          </table:table-cell>
          <table:table-cell table:style-name="ce13" office:value-type="float" office:value="100512" calcext:value-type="float">
            <text:p>100.512</text:p>
          </table:table-cell>
          <table:table-cell table:style-name="ce13" office:value-type="float" office:value="157458" calcext:value-type="float">
            <text:p>157.458</text:p>
          </table:table-cell>
          <table:table-cell table:style-name="ce13" office:value-type="float" office:value="170159" calcext:value-type="float">
            <text:p>170.159</text:p>
          </table:table-cell>
          <table:table-cell table:style-name="ce13" office:value-type="float" office:value="76053" calcext:value-type="float">
            <text:p>76.053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10.0474590194205" calcext:value-type="float">
            <text:p><text:s/>10,05 </text:p>
          </table:table-cell>
          <table:table-cell office:value-type="float" office:value="38.155585884188" calcext:value-type="float">
            <text:p><text:s/>38,16 </text:p>
          </table:table-cell>
          <table:table-cell office:value-type="float" office:value="111549" calcext:value-type="float">
            <text:p>111.549 </text:p>
          </table:table-cell>
          <table:table-cell table:style-name="ce12" office:value-type="float" office:value="1110221" calcext:value-type="float">
            <text:p>1.110.221,00</text:p>
          </table:table-cell>
          <table:table-cell table:style-name="ce12" office:value-type="float" office:value="292353" calcext:value-type="float">
            <text:p>292.353,00</text:p>
          </table:table-cell>
          <table:table-cell table:style-name="ce13" office:value-type="float" office:value="6080" calcext:value-type="float">
            <text:p>6.08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012" calcext:value-type="float">
            <text:p>3.012</text:p>
          </table:table-cell>
          <table:table-cell table:style-name="ce13" office:value-type="float" office:value="40424" calcext:value-type="float">
            <text:p>40.424</text:p>
          </table:table-cell>
          <table:table-cell table:style-name="ce13" office:value-type="float" office:value="27774" calcext:value-type="float">
            <text:p>27.774</text:p>
          </table:table-cell>
          <table:table-cell table:style-name="ce13" office:value-type="float" office:value="13114" calcext:value-type="float">
            <text:p>13.114</text:p>
          </table:table-cell>
          <table:table-cell table:style-name="ce13" office:value-type="float" office:value="11928" calcext:value-type="float">
            <text:p>11.928</text:p>
          </table:table-cell>
          <table:table-cell table:style-name="ce13" office:value-type="float" office:value="7119" calcext:value-type="float">
            <text:p>7.11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7.1858204446725" calcext:value-type="float">
            <text:p><text:s/>17,19 </text:p>
          </table:table-cell>
          <table:table-cell office:value-type="float" office:value="57.4782345887239" calcext:value-type="float">
            <text:p><text:s/>57,48 </text:p>
          </table:table-cell>
          <table:table-cell office:value-type="float" office:value="235824" calcext:value-type="float">
            <text:p>235.824 </text:p>
          </table:table-cell>
          <table:table-cell table:style-name="ce12" office:value-type="float" office:value="1372201" calcext:value-type="float">
            <text:p>1.372.201,00</text:p>
          </table:table-cell>
          <table:table-cell table:style-name="ce12" office:value-type="float" office:value="410284" calcext:value-type="float">
            <text:p>410.284,00</text:p>
          </table:table-cell>
          <table:table-cell table:style-name="ce13" office:value-type="float" office:value="17206" calcext:value-type="float">
            <text:p>17.20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905" calcext:value-type="float">
            <text:p>5.905</text:p>
          </table:table-cell>
          <table:table-cell table:style-name="ce13" office:value-type="float" office:value="100687" calcext:value-type="float">
            <text:p>100.687</text:p>
          </table:table-cell>
          <table:table-cell table:style-name="ce13" office:value-type="float" office:value="52316" calcext:value-type="float">
            <text:p>52.316</text:p>
          </table:table-cell>
          <table:table-cell table:style-name="ce13" office:value-type="float" office:value="23196" calcext:value-type="float">
            <text:p>23.196</text:p>
          </table:table-cell>
          <table:table-cell table:style-name="ce13" office:value-type="float" office:value="24221" calcext:value-type="float">
            <text:p>24.221</text:p>
          </table:table-cell>
          <table:table-cell table:style-name="ce13" office:value-type="float" office:value="10664" calcext:value-type="float">
            <text:p>10.66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74219578395609" calcext:value-type="float">
            <text:p><text:s/>7,74 </text:p>
          </table:table-cell>
          <table:table-cell office:value-type="float" office:value="30.4182360069433" calcext:value-type="float">
            <text:p><text:s/>30,42 </text:p>
          </table:table-cell>
          <table:table-cell office:value-type="float" office:value="46438" calcext:value-type="float">
            <text:p>46.438 </text:p>
          </table:table-cell>
          <table:table-cell table:style-name="ce12" office:value-type="float" office:value="599804" calcext:value-type="float">
            <text:p>599.804,00</text:p>
          </table:table-cell>
          <table:table-cell table:style-name="ce12" office:value-type="float" office:value="152665" calcext:value-type="float">
            <text:p>152.665,0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110" calcext:value-type="float">
            <text:p>1.110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26512" calcext:value-type="float">
            <text:p>26.512</text:p>
          </table:table-cell>
          <table:table-cell table:style-name="ce13" office:value-type="float" office:value="5399" calcext:value-type="float">
            <text:p>5.399</text:p>
          </table:table-cell>
          <table:table-cell table:style-name="ce13" office:value-type="float" office:value="8384" calcext:value-type="float">
            <text:p>8.384</text:p>
          </table:table-cell>
          <table:table-cell table:style-name="ce13" office:value-type="float" office:value="2639" calcext:value-type="float">
            <text:p>2.639</text:p>
          </table:table-cell>
          <table:table-cell table:style-name="ce13" office:value-type="float" office:value="2258" calcext:value-type="float">
            <text:p>2.258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1.3829345908251" calcext:value-type="float">
            <text:p><text:s/>11,38 </text:p>
          </table:table-cell>
          <table:table-cell office:value-type="float" office:value="44.511922790626" calcext:value-type="float">
            <text:p><text:s/>44,51 </text:p>
          </table:table-cell>
          <table:table-cell office:value-type="float" office:value="86707" calcext:value-type="float">
            <text:p>86.707 </text:p>
          </table:table-cell>
          <table:table-cell table:style-name="ce12" office:value-type="float" office:value="761727.999999998" calcext:value-type="float">
            <text:p>761.728,00</text:p>
          </table:table-cell>
          <table:table-cell table:style-name="ce12" office:value-type="float" office:value="194795" calcext:value-type="float">
            <text:p>194.795,00</text:p>
          </table:table-cell>
          <table:table-cell table:style-name="ce13" office:value-type="float" office:value="21765" calcext:value-type="float">
            <text:p>21.765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940" calcext:value-type="float">
            <text:p>940</text:p>
          </table:table-cell>
          <table:table-cell table:style-name="ce13" office:value-type="float" office:value="26233" calcext:value-type="float">
            <text:p>26.233</text:p>
          </table:table-cell>
          <table:table-cell table:style-name="ce13" office:value-type="float" office:value="8441" calcext:value-type="float">
            <text:p>8.441</text:p>
          </table:table-cell>
          <table:table-cell table:style-name="ce13" office:value-type="float" office:value="26700" calcext:value-type="float">
            <text:p>26.700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00" calcext:value-type="float">
            <text:p>2.600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5.3978398954861" calcext:value-type="float">
            <text:p><text:s/>25,40 </text:p>
          </table:table-cell>
          <table:table-cell office:value-type="float" office:value="77.083137502884" calcext:value-type="float">
            <text:p><text:s/>77,08 </text:p>
          </table:table-cell>
          <table:table-cell office:value-type="float" office:value="90205" calcext:value-type="float">
            <text:p>90.205 </text:p>
          </table:table-cell>
          <table:table-cell table:style-name="ce12" office:value-type="float" office:value="355168" calcext:value-type="float">
            <text:p>355.168,00</text:p>
          </table:table-cell>
          <table:table-cell table:style-name="ce12" office:value-type="float" office:value="117023" calcext:value-type="float">
            <text:p>117.023,00</text:p>
          </table:table-cell>
          <table:table-cell table:style-name="ce13" office:value-type="float" office:value="2661" calcext:value-type="float">
            <text:p>2.661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3289" calcext:value-type="float">
            <text:p>3.289</text:p>
          </table:table-cell>
          <table:table-cell table:style-name="ce13" office:value-type="float" office:value="75406" calcext:value-type="float">
            <text:p>75.406</text:p>
          </table:table-cell>
          <table:table-cell table:style-name="ce13" office:value-type="float" office:value="5191" calcext:value-type="float">
            <text:p>5.191</text:p>
          </table:table-cell>
          <table:table-cell table:style-name="ce13" office:value-type="float" office:value="1366" calcext:value-type="float">
            <text:p>1.366</text:p>
          </table:table-cell>
          <table:table-cell table:style-name="ce13" office:value-type="float" office:value="1445" calcext:value-type="float">
            <text:p>1.445</text:p>
          </table:table-cell>
          <table:table-cell table:style-name="ce13"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2.965645588675" calcext:value-type="float">
            <text:p><text:s/>12,97 </text:p>
          </table:table-cell>
          <table:table-cell office:value-type="float" office:value="48.7049391442432" calcext:value-type="float">
            <text:p><text:s/>48,70 </text:p>
          </table:table-cell>
          <table:table-cell office:value-type="float" office:value="50301" calcext:value-type="float">
            <text:p>50.301 </text:p>
          </table:table-cell>
          <table:table-cell table:style-name="ce12" office:value-type="float" office:value="387956" calcext:value-type="float">
            <text:p>387.956,00</text:p>
          </table:table-cell>
          <table:table-cell table:style-name="ce12" office:value-type="float" office:value="103277" calcext:value-type="float">
            <text:p>103.277,00</text:p>
          </table:table-cell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39819" calcext:value-type="float">
            <text:p>39.819</text:p>
          </table:table-cell>
          <table:table-cell table:style-name="ce13" office:value-type="float" office:value="4297" calcext:value-type="float">
            <text:p>4.297</text:p>
          </table:table-cell>
          <table:table-cell table:style-name="ce13" office:value-type="float" office:value="4857" calcext:value-type="float">
            <text:p>4.85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298" calcext:value-type="float">
            <text:p>1.298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1.3733565416729" calcext:value-type="float">
            <text:p><text:s/>11,37 </text:p>
          </table:table-cell>
          <table:table-cell office:value-type="float" office:value="40.7546242353627" calcext:value-type="float">
            <text:p><text:s/>40,75 </text:p>
          </table:table-cell>
          <table:table-cell office:value-type="float" office:value="223857" calcext:value-type="float">
            <text:p>223.857 </text:p>
          </table:table-cell>
          <table:table-cell table:style-name="ce12" office:value-type="float" office:value="1968258" calcext:value-type="float">
            <text:p>1.968.258,00</text:p>
          </table:table-cell>
          <table:table-cell table:style-name="ce12" office:value-type="float" office:value="549279.999999999" calcext:value-type="float">
            <text:p>549.280,00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22" calcext:value-type="float">
            <text:p>2.522</text:p>
          </table:table-cell>
          <table:table-cell table:style-name="ce13" office:value-type="float" office:value="205165" calcext:value-type="float">
            <text:p>205.165</text:p>
          </table:table-cell>
          <table:table-cell table:style-name="ce13" office:value-type="float" office:value="2971" calcext:value-type="float">
            <text:p>2.971</text:p>
          </table:table-cell>
          <table:table-cell table:style-name="ce13" office:value-type="float" office:value="10092" calcext:value-type="float">
            <text:p>10.092</text:p>
          </table:table-cell>
          <table:table-cell table:style-name="ce13" office:value-type="float" office:value="1256" calcext:value-type="float">
            <text:p>1.256</text:p>
          </table:table-cell>
          <table:table-cell table:style-name="ce13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10.6628255950184" calcext:value-type="float">
            <text:p><text:s/>10,66 </text:p>
          </table:table-cell>
          <table:table-cell office:value-type="float" office:value="39.1461255416994" calcext:value-type="float">
            <text:p><text:s/>39,15 </text:p>
          </table:table-cell>
          <table:table-cell office:value-type="float" office:value="132878" calcext:value-type="float">
            <text:p>132.878 </text:p>
          </table:table-cell>
          <table:table-cell table:style-name="ce12" office:value-type="float" office:value="1246180" calcext:value-type="float">
            <text:p>1.246.180,00</text:p>
          </table:table-cell>
          <table:table-cell table:style-name="ce12" office:value-type="float" office:value="339441" calcext:value-type="float">
            <text:p>339.441,00</text:p>
          </table:table-cell>
          <table:table-cell table:style-name="ce13" office:value-type="float" office:value="12206" calcext:value-type="float">
            <text:p>12.20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2226" calcext:value-type="float">
            <text:p>2.226</text:p>
          </table:table-cell>
          <table:table-cell table:style-name="ce13" office:value-type="float" office:value="45769" calcext:value-type="float">
            <text:p>45.769</text:p>
          </table:table-cell>
          <table:table-cell table:style-name="ce13" office:value-type="float" office:value="27385" calcext:value-type="float">
            <text:p>27.385</text:p>
          </table:table-cell>
          <table:table-cell table:style-name="ce13" office:value-type="float" office:value="15408" calcext:value-type="float">
            <text:p>15.408</text:p>
          </table:table-cell>
          <table:table-cell table:style-name="ce13" office:value-type="float" office:value="18882" calcext:value-type="float">
            <text:p>18.882</text:p>
          </table:table-cell>
          <table:table-cell table:style-name="ce13" office:value-type="float" office:value="8129" calcext:value-type="float">
            <text:p>8.12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8.7779008056203" calcext:value-type="float">
            <text:p><text:s/>18,78 </text:p>
          </table:table-cell>
          <table:table-cell office:value-type="float" office:value="63.0809643276744" calcext:value-type="float">
            <text:p><text:s/>63,08 </text:p>
          </table:table-cell>
          <table:table-cell office:value-type="float" office:value="122953" calcext:value-type="float">
            <text:p>122.953 </text:p>
          </table:table-cell>
          <table:table-cell table:style-name="ce12" office:value-type="float" office:value="654774.999999998" calcext:value-type="float">
            <text:p>654.775,00</text:p>
          </table:table-cell>
          <table:table-cell table:style-name="ce12" office:value-type="float" office:value="194913" calcext:value-type="float">
            <text:p>194.913,00</text:p>
          </table:table-cell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3038" calcext:value-type="float">
            <text:p>3.038</text:p>
          </table:table-cell>
          <table:table-cell table:style-name="ce13" office:value-type="float" office:value="61776" calcext:value-type="float">
            <text:p>61.776</text:p>
          </table:table-cell>
          <table:table-cell table:style-name="ce13" office:value-type="float" office:value="4688" calcext:value-type="float">
            <text:p>4.688</text:p>
          </table:table-cell>
          <table:table-cell table:style-name="ce13" office:value-type="float" office:value="17318" calcext:value-type="float">
            <text:p>17.318</text:p>
          </table:table-cell>
          <table:table-cell table:style-name="ce13" office:value-type="float" office:value="21210" calcext:value-type="float">
            <text:p>21.210</text:p>
          </table:table-cell>
          <table:table-cell table:style-name="ce13" office:value-type="float" office:value="14132" calcext:value-type="float">
            <text:p>14.13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8.7922767563462" calcext:value-type="float">
            <text:p><text:s/>18,79 </text:p>
          </table:table-cell>
          <table:table-cell office:value-type="float" office:value="61.0942074999118" calcext:value-type="float">
            <text:p><text:s/>61,09 </text:p>
          </table:table-cell>
          <table:table-cell office:value-type="float" office:value="138547" calcext:value-type="float">
            <text:p>138.547 </text:p>
          </table:table-cell>
          <table:table-cell table:style-name="ce12" office:value-type="float" office:value="737254.999999999" calcext:value-type="float">
            <text:p>737.255,00</text:p>
          </table:table-cell>
          <table:table-cell table:style-name="ce12" office:value-type="float" office:value="226776" calcext:value-type="float">
            <text:p>226.776,00</text:p>
          </table:table-cell>
          <table:table-cell table:style-name="ce13" office:value-type="float" office:value="18519" calcext:value-type="float">
            <text:p>18.519</text:p>
          </table:table-cell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354" calcext:value-type="float">
            <text:p>1.354</text:p>
          </table:table-cell>
          <table:table-cell table:style-name="ce13" office:value-type="float" office:value="86366" calcext:value-type="float">
            <text:p>86.366</text:p>
          </table:table-cell>
          <table:table-cell table:style-name="ce13" office:value-type="float" office:value="2201" calcext:value-type="float">
            <text:p>2.201</text:p>
          </table:table-cell>
          <table:table-cell table:style-name="ce13" office:value-type="float" office:value="10291" calcext:value-type="float">
            <text:p>10.291</text:p>
          </table:table-cell>
          <table:table-cell table:style-name="ce13" office:value-type="float" office:value="12407" calcext:value-type="float">
            <text:p>12.407</text:p>
          </table:table-cell>
          <table:table-cell table:style-name="ce13" office:value-type="float" office:value="6907" calcext:value-type="float">
            <text:p>6.90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10.146610869132" calcext:value-type="float">
            <text:p><text:s/>10,15 </text:p>
          </table:table-cell>
          <table:table-cell office:value-type="float" office:value="41.8931983203698" calcext:value-type="float">
            <text:p><text:s/>41,89 </text:p>
          </table:table-cell>
          <table:table-cell office:value-type="float" office:value="142568" calcext:value-type="float">
            <text:p>142.568 </text:p>
          </table:table-cell>
          <table:table-cell table:style-name="ce12" office:value-type="float" office:value="1405080" calcext:value-type="float">
            <text:p>1.405.080,00</text:p>
          </table:table-cell>
          <table:table-cell table:style-name="ce12" office:value-type="float" office:value="340313" calcext:value-type="float">
            <text:p>340.313,00</text:p>
          </table:table-cell>
          <table:table-cell table:style-name="ce13" office:value-type="float" office:value="7585" calcext:value-type="float">
            <text:p>7.585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974" calcext:value-type="float">
            <text:p>974</text:p>
          </table:table-cell>
          <table:table-cell table:style-name="ce13" office:value-type="float" office:value="59638" calcext:value-type="float">
            <text:p>59.638</text:p>
          </table:table-cell>
          <table:table-cell table:style-name="ce13" office:value-type="float" office:value="36923" calcext:value-type="float">
            <text:p>36.923</text:p>
          </table:table-cell>
          <table:table-cell table:style-name="ce13" office:value-type="float" office:value="16961" calcext:value-type="float">
            <text:p>16.961</text:p>
          </table:table-cell>
          <table:table-cell table:style-name="ce13" office:value-type="float" office:value="14059" calcext:value-type="float">
            <text:p>14.059</text:p>
          </table:table-cell>
          <table:table-cell table:style-name="ce13" office:value-type="float" office:value="6461" calcext:value-type="float">
            <text:p>6.461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9.06854016252792" calcext:value-type="float">
            <text:p><text:s/>9,07 </text:p>
          </table:table-cell>
          <table:table-cell office:value-type="float" office:value="35.5997173374818" calcext:value-type="float">
            <text:p><text:s/>35,60 </text:p>
          </table:table-cell>
          <table:table-cell office:value-type="float" office:value="70025" calcext:value-type="float">
            <text:p>70.025 </text:p>
          </table:table-cell>
          <table:table-cell table:style-name="ce12" office:value-type="float" office:value="772175" calcext:value-type="float">
            <text:p>772.175,00</text:p>
          </table:table-cell>
          <table:table-cell table:style-name="ce12" office:value-type="float" office:value="196701" calcext:value-type="float">
            <text:p>196.701,00</text:p>
          </table:table-cell>
          <table:table-cell table:style-name="ce13" office:value-type="float" office:value="6119" calcext:value-type="float">
            <text:p>6.119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60913" calcext:value-type="float">
            <text:p>60.913</text:p>
          </table:table-cell>
          <table:table-cell table:style-name="ce13" office:value-type="float" office:value="2177" calcext:value-type="float">
            <text:p>2.177</text:p>
          </table:table-cell>
          <table:table-cell table:style-name="ce13" office:value-type="float" office:value="785" calcext:value-type="float">
            <text:p>78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3.4082266301606" calcext:value-type="float">
            <text:p><text:s/>23,41 </text:p>
          </table:table-cell>
          <table:table-cell office:value-type="float" office:value="81.789994425864" calcext:value-type="float">
            <text:p><text:s/>81,79 </text:p>
          </table:table-cell>
          <table:table-cell office:value-type="float" office:value="117385" calcext:value-type="float">
            <text:p>117.385 </text:p>
          </table:table-cell>
          <table:table-cell table:style-name="ce12" office:value-type="float" office:value="501469" calcext:value-type="float">
            <text:p>501.469,00</text:p>
          </table:table-cell>
          <table:table-cell table:style-name="ce12" office:value-type="float" office:value="143520" calcext:value-type="float">
            <text:p>143.520,00</text:p>
          </table:table-cell>
          <table:table-cell table:style-name="ce13" office:value-type="float" office:value="37977" calcext:value-type="float">
            <text:p>37.977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6575" calcext:value-type="float">
            <text:p>16.575</text:p>
          </table:table-cell>
          <table:table-cell table:style-name="ce13" office:value-type="float" office:value="4964" calcext:value-type="float">
            <text:p>4.964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57236" calcext:value-type="float">
            <text:p>57.23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8.58406482865589" calcext:value-type="float">
            <text:p><text:s/>8,58 </text:p>
          </table:table-cell>
          <table:table-cell office:value-type="float" office:value="28.8460630553221" calcext:value-type="float">
            <text:p><text:s/>28,85 </text:p>
          </table:table-cell>
          <table:table-cell office:value-type="float" office:value="30550" calcext:value-type="float">
            <text:p>30.550 </text:p>
          </table:table-cell>
          <table:table-cell table:style-name="ce12" office:value-type="float" office:value="355892" calcext:value-type="float">
            <text:p>355.892,00</text:p>
          </table:table-cell>
          <table:table-cell table:style-name="ce12" office:value-type="float" office:value="105907" calcext:value-type="float">
            <text:p>105.907,00</text:p>
          </table:table-cell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24861" calcext:value-type="float">
            <text:p>24.861</text:p>
          </table:table-cell>
          <table:table-cell table:style-name="ce13" office:value-type="float" office:value="3806" calcext:value-type="float">
            <text:p>3.806</text:p>
          </table:table-cell>
          <table:table-cell table:style-name="ce13" office:value-type="float" office:value="1202" calcext:value-type="float">
            <text:p>1.202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1.2011304851442" calcext:value-type="float">
            <text:p><text:s/>21,20 </text:p>
          </table:table-cell>
          <table:table-cell office:value-type="float" office:value="67.4229199332195" calcext:value-type="float">
            <text:p><text:s/>67,42 </text:p>
          </table:table-cell>
          <table:table-cell office:value-type="float" office:value="743484" calcext:value-type="float">
            <text:p>743.484 </text:p>
          </table:table-cell>
          <table:table-cell table:style-name="ce12" office:value-type="float" office:value="3506813" calcext:value-type="float">
            <text:p>3.506.813,00</text:p>
          </table:table-cell>
          <table:table-cell table:style-name="ce12" office:value-type="float" office:value="1102717" calcext:value-type="float">
            <text:p>1.102.717,00</text:p>
          </table:table-cell>
          <table:table-cell table:style-name="ce13" office:value-type="float" office:value="22323" calcext:value-type="float">
            <text:p>22.323</text:p>
          </table:table-cell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8427" calcext:value-type="float">
            <text:p>8.427</text:p>
          </table:table-cell>
          <table:table-cell table:style-name="ce13" office:value-type="float" office:value="300124" calcext:value-type="float">
            <text:p>300.124</text:p>
          </table:table-cell>
          <table:table-cell table:style-name="ce13" office:value-type="float" office:value="125176" calcext:value-type="float">
            <text:p>125.176</text:p>
          </table:table-cell>
          <table:table-cell table:style-name="ce13" office:value-type="float" office:value="129741" calcext:value-type="float">
            <text:p>129.741</text:p>
          </table:table-cell>
          <table:table-cell table:style-name="ce13" office:value-type="float" office:value="100131" calcext:value-type="float">
            <text:p>100.131</text:p>
          </table:table-cell>
          <table:table-cell table:style-name="ce13" office:value-type="float" office:value="49865" calcext:value-type="float">
            <text:p>49.86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13.101581339389" calcext:value-type="float">
            <text:p><text:s/>13,10 </text:p>
          </table:table-cell>
          <table:table-cell office:value-type="float" office:value="52.7899712631711" calcext:value-type="float">
            <text:p><text:s/>52,79 </text:p>
          </table:table-cell>
          <table:table-cell office:value-type="float" office:value="126754" calcext:value-type="float">
            <text:p>126.754 </text:p>
          </table:table-cell>
          <table:table-cell table:style-name="ce12" office:value-type="float" office:value="967470.999999999" calcext:value-type="float">
            <text:p>967.471,00</text:p>
          </table:table-cell>
          <table:table-cell table:style-name="ce12" office:value-type="float" office:value="240110" calcext:value-type="float">
            <text:p>240.110,00</text:p>
          </table:table-cell>
          <table:table-cell table:style-name="ce13" office:value-type="float" office:value="34501" calcext:value-type="float">
            <text:p>34.501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832" calcext:value-type="float">
            <text:p>1.832</text:p>
          </table:table-cell>
          <table:table-cell table:style-name="ce13" office:value-type="float" office:value="63268" calcext:value-type="float">
            <text:p>63.268</text:p>
          </table:table-cell>
          <table:table-cell table:style-name="ce13" office:value-type="float" office:value="21362" calcext:value-type="float">
            <text:p>21.362</text:p>
          </table:table-cell>
          <table:table-cell table:style-name="ce13" office:value-type="float" office:value="3741" calcext:value-type="float">
            <text:p>3.741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205" calcext:value-type="float">
            <text:p>1.20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8.1075638215957" calcext:value-type="float">
            <text:p><text:s/>28,11 </text:p>
          </table:table-cell>
          <table:table-cell office:value-type="float" office:value="94.7980342802349" calcext:value-type="float">
            <text:p><text:s/>94,80 </text:p>
          </table:table-cell>
          <table:table-cell office:value-type="float" office:value="47454" calcext:value-type="float">
            <text:p>47.454 </text:p>
          </table:table-cell>
          <table:table-cell table:style-name="ce12" office:value-type="float" office:value="168830" calcext:value-type="float">
            <text:p>168.830,00</text:p>
          </table:table-cell>
          <table:table-cell table:style-name="ce12" office:value-type="float" office:value="50058" calcext:value-type="float">
            <text:p>50.058,00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41824" calcext:value-type="float">
            <text:p>41.824</text:p>
          </table:table-cell>
          <table:table-cell table:style-name="ce13" office:value-type="float" office:value="4241" calcext:value-type="float">
            <text:p>4.241</text:p>
          </table:table-cell>
          <table:table-cell table:style-name="ce13" office:value-type="float" office:value="1573" calcext:value-type="float">
            <text:p>1.573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94246044080586" calcext:value-type="float">
            <text:p><text:s/>9,94 </text:p>
          </table:table-cell>
          <table:table-cell office:value-type="float" office:value="40.1360462142088" calcext:value-type="float">
            <text:p><text:s/>40,14 </text:p>
          </table:table-cell>
          <table:table-cell office:value-type="float" office:value="166331" calcext:value-type="float">
            <text:p>166.331 </text:p>
          </table:table-cell>
          <table:table-cell table:style-name="ce12" office:value-type="float" office:value="1672936" calcext:value-type="float">
            <text:p>1.672.936,00</text:p>
          </table:table-cell>
          <table:table-cell table:style-name="ce12" office:value-type="float" office:value="414418" calcext:value-type="float">
            <text:p>414.418,00</text:p>
          </table:table-cell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78891" calcext:value-type="float">
            <text:p>78.891</text:p>
          </table:table-cell>
          <table:table-cell table:style-name="ce13" office:value-type="float" office:value="44296" calcext:value-type="float">
            <text:p>44.296</text:p>
          </table:table-cell>
          <table:table-cell table:style-name="ce13" office:value-type="float" office:value="24291" calcext:value-type="float">
            <text:p>24.291</text:p>
          </table:table-cell>
          <table:table-cell table:style-name="ce13" office:value-type="float" office:value="628" calcext:value-type="float">
            <text:p>628</text:p>
          </table:table-cell>
          <table:table-cell table:style-name="ce13" office:value-type="float" office:value="18394" calcext:value-type="float">
            <text:p>18.39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1.6417378514192" calcext:value-type="float">
            <text:p><text:s/>21,64 </text:p>
          </table:table-cell>
          <table:table-cell office:value-type="float" office:value="66.2425552273681" calcext:value-type="float">
            <text:p><text:s/>66,24 </text:p>
          </table:table-cell>
          <table:table-cell office:value-type="float" office:value="3746667" calcext:value-type="float">
            <text:p>3.746.667 </text:p>
          </table:table-cell>
          <table:table-cell table:style-name="ce12" office:value-type="float" office:value="17312228" calcext:value-type="float">
            <text:p>17.312.228,00</text:p>
          </table:table-cell>
          <table:table-cell table:style-name="ce12" office:value-type="float" office:value="5655982" calcext:value-type="float">
            <text:p>5.655.982,00</text:p>
          </table:table-cell>
          <table:table-cell table:style-name="ce13" office:value-type="float" office:value="6369" calcext:value-type="float">
            <text:p>6.369</text:p>
          </table:table-cell>
          <table:table-cell table:style-name="ce13" office:value-type="float" office:value="162513" calcext:value-type="float">
            <text:p>162.513</text:p>
          </table:table-cell>
          <table:table-cell table:style-name="ce13" office:value-type="float" office:value="72296" calcext:value-type="float">
            <text:p>72.296</text:p>
          </table:table-cell>
          <table:table-cell table:style-name="ce13" office:value-type="float" office:value="1429964" calcext:value-type="float">
            <text:p>1.429.964</text:p>
          </table:table-cell>
          <table:table-cell table:style-name="ce13" office:value-type="float" office:value="202511" calcext:value-type="float">
            <text:p>202.511</text:p>
          </table:table-cell>
          <table:table-cell table:style-name="ce13" office:value-type="float" office:value="576428" calcext:value-type="float">
            <text:p>576.428</text:p>
          </table:table-cell>
          <table:table-cell table:style-name="ce13" office:value-type="float" office:value="576859" calcext:value-type="float">
            <text:p>576.859</text:p>
          </table:table-cell>
          <table:table-cell table:style-name="ce13" office:value-type="float" office:value="705769" calcext:value-type="float">
            <text:p>705.76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5791838994366" calcext:value-type="float">
            <text:p><text:s/>45,58 </text:p>
          </table:table-cell>
          <table:table-cell office:value-type="float" office:value="109.196164558838" calcext:value-type="float">
            <text:p><text:s/>109,20 </text:p>
          </table:table-cell>
          <table:table-cell office:value-type="float" office:value="1399600" calcext:value-type="float">
            <text:p>1.399.600 </text:p>
          </table:table-cell>
          <table:table-cell table:style-name="ce12" office:value-type="float" office:value="3070700" calcext:value-type="float">
            <text:p>3.070.700,00</text:p>
          </table:table-cell>
          <table:table-cell table:style-name="ce12" office:value-type="float" office:value="1281730.00000001" calcext:value-type="float">
            <text:p>1.281.73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417" calcext:value-type="float">
            <text:p>7.417</text:p>
          </table:table-cell>
          <table:table-cell table:style-name="ce13" office:value-type="float" office:value="283787" calcext:value-type="float">
            <text:p>283.787</text:p>
          </table:table-cell>
          <table:table-cell table:style-name="ce13" office:value-type="float" office:value="131007" calcext:value-type="float">
            <text:p>131.007</text:p>
          </table:table-cell>
          <table:table-cell table:style-name="ce13" office:value-type="float" office:value="330122" calcext:value-type="float">
            <text:p>330.122</text:p>
          </table:table-cell>
          <table:table-cell table:style-name="ce13" office:value-type="float" office:value="365713" calcext:value-type="float">
            <text:p>365.713</text:p>
          </table:table-cell>
          <table:table-cell table:style-name="ce13" office:value-type="float" office:value="283463" calcext:value-type="float">
            <text:p>283.463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8.18850462737457" calcext:value-type="float">
            <text:p><text:s/>8,19 </text:p>
          </table:table-cell>
          <table:table-cell office:value-type="float" office:value="32.1904889561213" calcext:value-type="float">
            <text:p><text:s/>32,19 </text:p>
          </table:table-cell>
          <table:table-cell office:value-type="float" office:value="33622" calcext:value-type="float">
            <text:p>33.622 </text:p>
          </table:table-cell>
          <table:table-cell table:style-name="ce12" office:value-type="float" office:value="410600" calcext:value-type="float">
            <text:p>410.600,00</text:p>
          </table:table-cell>
          <table:table-cell table:style-name="ce12" office:value-type="float" office:value="104447" calcext:value-type="float">
            <text:p>104.447,00</text:p>
          </table:table-cell>
          <table:table-cell table:style-name="ce13" office:value-type="float" office:value="2151" calcext:value-type="float">
            <text:p>2.15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708" calcext:value-type="float">
            <text:p>1.708</text:p>
          </table:table-cell>
          <table:table-cell table:style-name="ce13" office:value-type="float" office:value="18761" calcext:value-type="float">
            <text:p>18.761</text:p>
          </table:table-cell>
          <table:table-cell table:style-name="ce13" office:value-type="float" office:value="6443" calcext:value-type="float">
            <text:p>6.443</text:p>
          </table:table-cell>
          <table:table-cell table:style-name="ce13" office:value-type="float" office:value="5606" calcext:value-type="float">
            <text:p>5.60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8.72283500340746" calcext:value-type="float">
            <text:p><text:s/>8,72 </text:p>
          </table:table-cell>
          <table:table-cell office:value-type="float" office:value="32.6358765794295" calcext:value-type="float">
            <text:p><text:s/>32,64 </text:p>
          </table:table-cell>
          <table:table-cell office:value-type="float" office:value="103677" calcext:value-type="float">
            <text:p>103.677 </text:p>
          </table:table-cell>
          <table:table-cell table:style-name="ce12" office:value-type="float" office:value="1188570" calcext:value-type="float">
            <text:p>1.188.570,00</text:p>
          </table:table-cell>
          <table:table-cell table:style-name="ce12" office:value-type="float" office:value="317678" calcext:value-type="float">
            <text:p>317.678,00</text:p>
          </table:table-cell>
          <table:table-cell table:style-name="ce13" office:value-type="float" office:value="1035" calcext:value-type="float">
            <text:p>1.035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3801" calcext:value-type="float">
            <text:p>3.801</text:p>
          </table:table-cell>
          <table:table-cell table:style-name="ce13" office:value-type="float" office:value="38719" calcext:value-type="float">
            <text:p>38.719</text:p>
          </table:table-cell>
          <table:table-cell table:style-name="ce13" office:value-type="float" office:value="25632" calcext:value-type="float">
            <text:p>25.632</text:p>
          </table:table-cell>
          <table:table-cell table:style-name="ce13" office:value-type="float" office:value="18965" calcext:value-type="float">
            <text:p>18.965</text:p>
          </table:table-cell>
          <table:table-cell table:style-name="ce13" office:value-type="float" office:value="12393" calcext:value-type="float">
            <text:p>12.393</text:p>
          </table:table-cell>
          <table:table-cell table:style-name="ce13" office:value-type="float" office:value="6368" calcext:value-type="float">
            <text:p>6.368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3.1803680616707" calcext:value-type="float">
            <text:p><text:s/>13,18 </text:p>
          </table:table-cell>
          <table:table-cell office:value-type="float" office:value="42.997736337178" calcext:value-type="float">
            <text:p><text:s/>43,00 </text:p>
          </table:table-cell>
          <table:table-cell office:value-type="float" office:value="79778" calcext:value-type="float">
            <text:p>79.778 </text:p>
          </table:table-cell>
          <table:table-cell table:style-name="ce12" office:value-type="float" office:value="605279.000000002" calcext:value-type="float">
            <text:p>605.279,00</text:p>
          </table:table-cell>
          <table:table-cell table:style-name="ce12" office:value-type="float" office:value="185540" calcext:value-type="float">
            <text:p>185.54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938" calcext:value-type="float">
            <text:p>3.938</text:p>
          </table:table-cell>
          <table:table-cell table:style-name="ce13" office:value-type="float" office:value="71077" calcext:value-type="float">
            <text:p>71.077</text:p>
          </table:table-cell>
          <table:table-cell table:style-name="ce13" office:value-type="float" office:value="6571" calcext:value-type="float">
            <text:p>6.571</text:p>
          </table:table-cell>
          <table:table-cell table:style-name="ce13" office:value-type="float" office:value="787" calcext:value-type="float">
            <text:p>787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20.0595276926967" calcext:value-type="float">
            <text:p><text:s/>20,06 </text:p>
          </table:table-cell>
          <table:table-cell office:value-type="float" office:value="65.5173840768055" calcext:value-type="float">
            <text:p><text:s/>65,52 </text:p>
          </table:table-cell>
          <table:table-cell office:value-type="float" office:value="744115" calcext:value-type="float">
            <text:p>744.115 </text:p>
          </table:table-cell>
          <table:table-cell table:style-name="ce12" office:value-type="float" office:value="3709534" calcext:value-type="float">
            <text:p>3.709.534,00</text:p>
          </table:table-cell>
          <table:table-cell table:style-name="ce12" office:value-type="float" office:value="1135752" calcext:value-type="float">
            <text:p>1.135.752,00</text:p>
          </table:table-cell>
          <table:table-cell table:style-name="ce13" office:value-type="float" office:value="6806" calcext:value-type="float">
            <text:p>6.806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20403" calcext:value-type="float">
            <text:p>20.403</text:p>
          </table:table-cell>
          <table:table-cell table:style-name="ce13" office:value-type="float" office:value="242769" calcext:value-type="float">
            <text:p>242.769</text:p>
          </table:table-cell>
          <table:table-cell table:style-name="ce13" office:value-type="float" office:value="96997" calcext:value-type="float">
            <text:p>96.997</text:p>
          </table:table-cell>
          <table:table-cell table:style-name="ce13" office:value-type="float" office:value="200681" calcext:value-type="float">
            <text:p>200.681</text:p>
          </table:table-cell>
          <table:table-cell table:style-name="ce13" office:value-type="float" office:value="127965" calcext:value-type="float">
            <text:p>127.965</text:p>
          </table:table-cell>
          <table:table-cell table:style-name="ce13" office:value-type="float" office:value="50716" calcext:value-type="float">
            <text:p>50.71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9.25199213887151" calcext:value-type="float">
            <text:p><text:s/>9,25 </text:p>
          </table:table-cell>
          <table:table-cell office:value-type="float" office:value="35.1349868869881" calcext:value-type="float">
            <text:p><text:s/>35,13 </text:p>
          </table:table-cell>
          <table:table-cell office:value-type="float" office:value="102487" calcext:value-type="float">
            <text:p>102.487 </text:p>
          </table:table-cell>
          <table:table-cell table:style-name="ce12" office:value-type="float" office:value="1107729" calcext:value-type="float">
            <text:p>1.107.729,00</text:p>
          </table:table-cell>
          <table:table-cell table:style-name="ce12" office:value-type="float" office:value="291695" calcext:value-type="float">
            <text:p>291.69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470" calcext:value-type="float">
            <text:p>6.470</text:p>
          </table:table-cell>
          <table:table-cell table:style-name="ce13" office:value-type="float" office:value="38402" calcext:value-type="float">
            <text:p>38.402</text:p>
          </table:table-cell>
          <table:table-cell table:style-name="ce13" office:value-type="float" office:value="26562" calcext:value-type="float">
            <text:p>26.562</text:p>
          </table:table-cell>
          <table:table-cell table:style-name="ce13" office:value-type="float" office:value="15498" calcext:value-type="float">
            <text:p>15.498</text:p>
          </table:table-cell>
          <table:table-cell table:style-name="ce13" office:value-type="float" office:value="9688" calcext:value-type="float">
            <text:p>9.688</text:p>
          </table:table-cell>
          <table:table-cell table:style-name="ce13" office:value-type="float" office:value="5029" calcext:value-type="float">
            <text:p>5.02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6.9794023932903" calcext:value-type="float">
            <text:p><text:s/>16,98 </text:p>
          </table:table-cell>
          <table:table-cell office:value-type="float" office:value="56.7881599616928" calcext:value-type="float">
            <text:p><text:s/>56,79 </text:p>
          </table:table-cell>
          <table:table-cell office:value-type="float" office:value="232447" calcext:value-type="float">
            <text:p>232.447 </text:p>
          </table:table-cell>
          <table:table-cell table:style-name="ce12" office:value-type="float" office:value="1368994" calcext:value-type="float">
            <text:p>1.368.994,00</text:p>
          </table:table-cell>
          <table:table-cell table:style-name="ce12" office:value-type="float" office:value="409323" calcext:value-type="float">
            <text:p>409.323,00</text:p>
          </table:table-cell>
          <table:table-cell table:style-name="ce13" office:value-type="float" office:value="12142" calcext:value-type="float">
            <text:p>12.14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217" calcext:value-type="float">
            <text:p>9.217</text:p>
          </table:table-cell>
          <table:table-cell table:style-name="ce13" office:value-type="float" office:value="107013" calcext:value-type="float">
            <text:p>107.013</text:p>
          </table:table-cell>
          <table:table-cell table:style-name="ce13" office:value-type="float" office:value="50068" calcext:value-type="float">
            <text:p>50.068</text:p>
          </table:table-cell>
          <table:table-cell table:style-name="ce13" office:value-type="float" office:value="28957" calcext:value-type="float">
            <text:p>28.957</text:p>
          </table:table-cell>
          <table:table-cell table:style-name="ce13" office:value-type="float" office:value="18146" calcext:value-type="float">
            <text:p>18.146</text:p>
          </table:table-cell>
          <table:table-cell table:style-name="ce13" office:value-type="float" office:value="7619" calcext:value-type="float">
            <text:p>7.61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55368578631946" calcext:value-type="float">
            <text:p><text:s/>7,55 </text:p>
          </table:table-cell>
          <table:table-cell office:value-type="float" office:value="29.6776946304319" calcext:value-type="float">
            <text:p><text:s/>29,68 </text:p>
          </table:table-cell>
          <table:table-cell office:value-type="float" office:value="45211" calcext:value-type="float">
            <text:p>45.211 </text:p>
          </table:table-cell>
          <table:table-cell table:style-name="ce12" office:value-type="float" office:value="598529" calcext:value-type="float">
            <text:p>598.529,00</text:p>
          </table:table-cell>
          <table:table-cell table:style-name="ce12" office:value-type="float" office:value="152340" calcext:value-type="float">
            <text:p>152.34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10" calcext:value-type="float">
            <text:p>1.110</text:p>
          </table:table-cell>
          <table:table-cell table:style-name="ce13" office:value-type="float" office:value="3023" calcext:value-type="float">
            <text:p>3.023</text:p>
          </table:table-cell>
          <table:table-cell table:style-name="ce13" office:value-type="float" office:value="23085" calcext:value-type="float">
            <text:p>23.085</text:p>
          </table:table-cell>
          <table:table-cell table:style-name="ce13" office:value-type="float" office:value="5301" calcext:value-type="float">
            <text:p>5.301</text:p>
          </table:table-cell>
          <table:table-cell table:style-name="ce13" office:value-type="float" office:value="9027" calcext:value-type="float">
            <text:p>9.027</text:p>
          </table:table-cell>
          <table:table-cell table:style-name="ce13" office:value-type="float" office:value="2099" calcext:value-type="float">
            <text:p>2.099</text:p>
          </table:table-cell>
          <table:table-cell table:style-name="ce13" office:value-type="float" office:value="1654" calcext:value-type="float">
            <text:p>1.65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1.8678497610553" calcext:value-type="float">
            <text:p><text:s/>11,87 </text:p>
          </table:table-cell>
          <table:table-cell office:value-type="float" office:value="46.4084387403667" calcext:value-type="float">
            <text:p><text:s/>46,41 </text:p>
          </table:table-cell>
          <table:table-cell office:value-type="float" office:value="90147" calcext:value-type="float">
            <text:p>90.147 </text:p>
          </table:table-cell>
          <table:table-cell table:style-name="ce12" office:value-type="float" office:value="759590.000000001" calcext:value-type="float">
            <text:p>759.590,00</text:p>
          </table:table-cell>
          <table:table-cell table:style-name="ce12" office:value-type="float" office:value="194247" calcext:value-type="float">
            <text:p>194.247,00</text:p>
          </table:table-cell>
          <table:table-cell table:style-name="ce13" office:value-type="float" office:value="37162" calcext:value-type="float">
            <text:p>37.162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17" calcext:value-type="float">
            <text:p>2.817</text:p>
          </table:table-cell>
          <table:table-cell table:style-name="ce13" office:value-type="float" office:value="30727" calcext:value-type="float">
            <text:p>30.727</text:p>
          </table:table-cell>
          <table:table-cell table:style-name="ce13" office:value-type="float" office:value="7811" calcext:value-type="float">
            <text:p>7.811</text:p>
          </table:table-cell>
          <table:table-cell table:style-name="ce13" office:value-type="float" office:value="4021" calcext:value-type="float">
            <text:p>4.021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141" calcext:value-type="float">
            <text:p>1.141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5.1575166404727" calcext:value-type="float">
            <text:p><text:s/>25,16 </text:p>
          </table:table-cell>
          <table:table-cell office:value-type="float" office:value="76.3545743378065" calcext:value-type="float">
            <text:p><text:s/>76,35 </text:p>
          </table:table-cell>
          <table:table-cell office:value-type="float" office:value="89160" calcext:value-type="float">
            <text:p>89.160 </text:p>
          </table:table-cell>
          <table:table-cell table:style-name="ce12" office:value-type="float" office:value="354407" calcext:value-type="float">
            <text:p>354.407,00</text:p>
          </table:table-cell>
          <table:table-cell table:style-name="ce12" office:value-type="float" office:value="116771" calcext:value-type="float">
            <text:p>116.771,00</text:p>
          </table:table-cell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8327" calcext:value-type="float">
            <text:p>8.327</text:p>
          </table:table-cell>
          <table:table-cell table:style-name="ce13" office:value-type="float" office:value="70538" calcext:value-type="float">
            <text:p>70.538</text:p>
          </table:table-cell>
          <table:table-cell table:style-name="ce13" office:value-type="float" office:value="4466" calcext:value-type="float">
            <text:p>4.466</text:p>
          </table:table-cell>
          <table:table-cell table:style-name="ce13" office:value-type="float" office:value="1061" calcext:value-type="float">
            <text:p>1.061</text:p>
          </table:table-cell>
          <table:table-cell table:style-name="ce13" office:value-type="float" office:value="1354" calcext:value-type="float">
            <text:p>1.354</text:p>
          </table:table-cell>
          <table:table-cell table:style-name="ce13"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3594024786378" calcext:value-type="float">
            <text:p><text:s/>13,36 </text:p>
          </table:table-cell>
          <table:table-cell office:value-type="float" office:value="50.1845878832627" calcext:value-type="float">
            <text:p><text:s/>50,18 </text:p>
          </table:table-cell>
          <table:table-cell office:value-type="float" office:value="51656" calcext:value-type="float">
            <text:p>51.656 </text:p>
          </table:table-cell>
          <table:table-cell table:style-name="ce12" office:value-type="float" office:value="386664" calcext:value-type="float">
            <text:p>386.664,00</text:p>
          </table:table-cell>
          <table:table-cell table:style-name="ce12" office:value-type="float" office:value="102932" calcext:value-type="float">
            <text:p>102.93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169" calcext:value-type="float">
            <text:p>1.169</text:p>
          </table:table-cell>
          <table:table-cell table:style-name="ce13" office:value-type="float" office:value="40285" calcext:value-type="float">
            <text:p>40.285</text:p>
          </table:table-cell>
          <table:table-cell table:style-name="ce13" office:value-type="float" office:value="4088" calcext:value-type="float">
            <text:p>4.088</text:p>
          </table:table-cell>
          <table:table-cell table:style-name="ce13" office:value-type="float" office:value="5216" calcext:value-type="float">
            <text:p>5.2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5088620671738" calcext:value-type="float">
            <text:p><text:s/>10,51 </text:p>
          </table:table-cell>
          <table:table-cell office:value-type="float" office:value="37.6571649702829" calcext:value-type="float">
            <text:p><text:s/>37,66 </text:p>
          </table:table-cell>
          <table:table-cell office:value-type="float" office:value="206298" calcext:value-type="float">
            <text:p>206.298 </text:p>
          </table:table-cell>
          <table:table-cell table:style-name="ce12" office:value-type="float" office:value="1963086.00000001" calcext:value-type="float">
            <text:p>1.963.086,00</text:p>
          </table:table-cell>
          <table:table-cell table:style-name="ce12" office:value-type="float" office:value="547831.999999999" calcext:value-type="float">
            <text:p>547.83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786" calcext:value-type="float">
            <text:p>1.786</text:p>
          </table:table-cell>
          <table:table-cell table:style-name="ce13" office:value-type="float" office:value="205383" calcext:value-type="float">
            <text:p>205.383</text:p>
          </table:table-cell>
          <table:table-cell table:style-name="ce13" office:value-type="float" office:value="2837" calcext:value-type="float">
            <text:p>2.837</text:p>
          </table:table-cell>
          <table:table-cell table:style-name="ce13" office:value-type="float" office:value="5702" calcext:value-type="float">
            <text:p>5.702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9.87579609120626" calcext:value-type="float">
            <text:p><text:s/>9,88 </text:p>
          </table:table-cell>
          <table:table-cell office:value-type="float" office:value="36.2571682655235" calcext:value-type="float">
            <text:p><text:s/>36,26 </text:p>
          </table:table-cell>
          <table:table-cell office:value-type="float" office:value="122720" calcext:value-type="float">
            <text:p>122.720 </text:p>
          </table:table-cell>
          <table:table-cell table:style-name="ce12" office:value-type="float" office:value="1242634" calcext:value-type="float">
            <text:p>1.242.634,00</text:p>
          </table:table-cell>
          <table:table-cell table:style-name="ce12" office:value-type="float" office:value="338471" calcext:value-type="float">
            <text:p>338.471,00</text:p>
          </table:table-cell>
          <table:table-cell table:style-name="ce13" office:value-type="float" office:value="7654" calcext:value-type="float">
            <text:p>7.65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946" calcext:value-type="float">
            <text:p>5.946</text:p>
          </table:table-cell>
          <table:table-cell table:style-name="ce13" office:value-type="float" office:value="45266" calcext:value-type="float">
            <text:p>45.266</text:p>
          </table:table-cell>
          <table:table-cell table:style-name="ce13" office:value-type="float" office:value="25890" calcext:value-type="float">
            <text:p>25.890</text:p>
          </table:table-cell>
          <table:table-cell table:style-name="ce13" office:value-type="float" office:value="19111" calcext:value-type="float">
            <text:p>19.111</text:p>
          </table:table-cell>
          <table:table-cell table:style-name="ce13" office:value-type="float" office:value="16552" calcext:value-type="float">
            <text:p>16.552</text:p>
          </table:table-cell>
          <table:table-cell table:style-name="ce13" office:value-type="float" office:value="5167" calcext:value-type="float">
            <text:p>5.167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7.5264903960343" calcext:value-type="float">
            <text:p><text:s/>17,53 </text:p>
          </table:table-cell>
          <table:table-cell office:value-type="float" office:value="58.8780043343749" calcext:value-type="float">
            <text:p><text:s/>58,88 </text:p>
          </table:table-cell>
          <table:table-cell office:value-type="float" office:value="114377" calcext:value-type="float">
            <text:p>114.377 </text:p>
          </table:table-cell>
          <table:table-cell table:style-name="ce12" office:value-type="float" office:value="652595" calcext:value-type="float">
            <text:p>652.595,00</text:p>
          </table:table-cell>
          <table:table-cell table:style-name="ce12" office:value-type="float" office:value="194261" calcext:value-type="float">
            <text:p>194.261,00</text:p>
          </table:table-cell>
          <table:table-cell table:style-name="ce13" office:value-type="float" office:value="6105" calcext:value-type="float">
            <text:p>6.105</text:p>
          </table:table-cell>
          <table:table-cell table:style-name="ce13" office:value-type="float" office:value="1328" calcext:value-type="float">
            <text:p>1.328</text:p>
          </table:table-cell>
          <table:table-cell table:style-name="ce13" office:value-type="float" office:value="3055" calcext:value-type="float">
            <text:p>3.055</text:p>
          </table:table-cell>
          <table:table-cell table:style-name="ce13" office:value-type="float" office:value="52360" calcext:value-type="float">
            <text:p>52.360</text:p>
          </table:table-cell>
          <table:table-cell table:style-name="ce13" office:value-type="float" office:value="1781" calcext:value-type="float">
            <text:p>1.781</text:p>
          </table:table-cell>
          <table:table-cell table:style-name="ce13" office:value-type="float" office:value="21452" calcext:value-type="float">
            <text:p>21.452</text:p>
          </table:table-cell>
          <table:table-cell table:style-name="ce13" office:value-type="float" office:value="17135" calcext:value-type="float">
            <text:p>17.135</text:p>
          </table:table-cell>
          <table:table-cell table:style-name="ce13" office:value-type="float" office:value="11026" calcext:value-type="float">
            <text:p>11.02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6.478122478196" calcext:value-type="float">
            <text:p><text:s/>16,48 </text:p>
          </table:table-cell>
          <table:table-cell office:value-type="float" office:value="53.5716497810025" calcext:value-type="float">
            <text:p><text:s/>53,57 </text:p>
          </table:table-cell>
          <table:table-cell office:value-type="float" office:value="121088" calcext:value-type="float">
            <text:p>121.088 </text:p>
          </table:table-cell>
          <table:table-cell table:style-name="ce12" office:value-type="float" office:value="734840.999999999" calcext:value-type="float">
            <text:p>734.841,00</text:p>
          </table:table-cell>
          <table:table-cell table:style-name="ce12" office:value-type="float" office:value="226030" calcext:value-type="float">
            <text:p>226.030,00</text:p>
          </table:table-cell>
          <table:table-cell table:style-name="ce13" office:value-type="float" office:value="3719" calcext:value-type="float">
            <text:p>3.719</text:p>
          </table:table-cell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583" calcext:value-type="float">
            <text:p>1.583</text:p>
          </table:table-cell>
          <table:table-cell table:style-name="ce13" office:value-type="float" office:value="84845" calcext:value-type="float">
            <text:p>84.845</text:p>
          </table:table-cell>
          <table:table-cell table:style-name="ce13" office:value-type="float" office:value="2037" calcext:value-type="float">
            <text:p>2.037</text:p>
          </table:table-cell>
          <table:table-cell table:style-name="ce13" office:value-type="float" office:value="13615" calcext:value-type="float">
            <text:p>13.615</text:p>
          </table:table-cell>
          <table:table-cell table:style-name="ce13" office:value-type="float" office:value="9567" calcext:value-type="float">
            <text:p>9.567</text:p>
          </table:table-cell>
          <table:table-cell table:style-name="ce13" office:value-type="float" office:value="5076" calcext:value-type="float">
            <text:p>5.076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9.71178101440345" calcext:value-type="float">
            <text:p><text:s/>9,71 </text:p>
          </table:table-cell>
          <table:table-cell office:value-type="float" office:value="40.0983444177162" calcext:value-type="float">
            <text:p><text:s/>40,10 </text:p>
          </table:table-cell>
          <table:table-cell office:value-type="float" office:value="136020" calcext:value-type="float">
            <text:p>136.020 </text:p>
          </table:table-cell>
          <table:table-cell table:style-name="ce12" office:value-type="float" office:value="1400567" calcext:value-type="float">
            <text:p>1.400.567,00</text:p>
          </table:table-cell>
          <table:table-cell table:style-name="ce12" office:value-type="float" office:value="339216" calcext:value-type="float">
            <text:p>339.216,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232" calcext:value-type="float">
            <text:p>4.232</text:p>
          </table:table-cell>
          <table:table-cell table:style-name="ce13" office:value-type="float" office:value="59244" calcext:value-type="float">
            <text:p>59.244</text:p>
          </table:table-cell>
          <table:table-cell table:style-name="ce13" office:value-type="float" office:value="36473" calcext:value-type="float">
            <text:p>36.473</text:p>
          </table:table-cell>
          <table:table-cell table:style-name="ce13" office:value-type="float" office:value="22910" calcext:value-type="float">
            <text:p>22.910</text:p>
          </table:table-cell>
          <table:table-cell table:style-name="ce13" office:value-type="float" office:value="10861" calcext:value-type="float">
            <text:p>10.861</text:p>
          </table:table-cell>
          <table:table-cell table:style-name="ce13" office:value-type="float" office:value="2242" calcext:value-type="float">
            <text:p>2.24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10898201726592" calcext:value-type="float">
            <text:p><text:s/>8,11 </text:p>
          </table:table-cell>
          <table:table-cell office:value-type="float" office:value="31.8330580534655" calcext:value-type="float">
            <text:p><text:s/>31,83 </text:p>
          </table:table-cell>
          <table:table-cell office:value-type="float" office:value="62445" calcext:value-type="float">
            <text:p>62.445 </text:p>
          </table:table-cell>
          <table:table-cell table:style-name="ce12" office:value-type="float" office:value="770072" calcext:value-type="float">
            <text:p>770.072,00</text:p>
          </table:table-cell>
          <table:table-cell table:style-name="ce12" office:value-type="float" office:value="196164" calcext:value-type="float">
            <text:p>196.164,00</text:p>
          </table:table-cell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62380" calcext:value-type="float">
            <text:p>62.380</text:p>
          </table:table-cell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19.2717794012915" calcext:value-type="float">
            <text:p><text:s/>19,27 </text:p>
          </table:table-cell>
          <table:table-cell office:value-type="float" office:value="67.3379373977716" calcext:value-type="float">
            <text:p><text:s/>67,34 </text:p>
          </table:table-cell>
          <table:table-cell office:value-type="float" office:value="96335" calcext:value-type="float">
            <text:p>96.335 </text:p>
          </table:table-cell>
          <table:table-cell table:style-name="ce12" office:value-type="float" office:value="499876.000000001" calcext:value-type="float">
            <text:p>499.876,00</text:p>
          </table:table-cell>
          <table:table-cell table:style-name="ce12" office:value-type="float" office:value="143062" calcext:value-type="float">
            <text:p>143.062,00</text:p>
          </table:table-cell>
          <table:table-cell table:style-name="ce13" office:value-type="float" office:value="23577" calcext:value-type="float">
            <text:p>23.577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1380" calcext:value-type="float">
            <text:p>21.380</text:p>
          </table:table-cell>
          <table:table-cell table:style-name="ce13" office:value-type="float" office:value="53214" calcext:value-type="float">
            <text:p>53.214</text:p>
          </table:table-cell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7.04269163445306" calcext:value-type="float">
            <text:p><text:s/>7,04 </text:p>
          </table:table-cell>
          <table:table-cell office:value-type="float" office:value="23.6676549967689" calcext:value-type="float">
            <text:p><text:s/>23,67 </text:p>
          </table:table-cell>
          <table:table-cell office:value-type="float" office:value="24905" calcext:value-type="float">
            <text:p>24.905 </text:p>
          </table:table-cell>
          <table:table-cell table:style-name="ce12" office:value-type="float" office:value="353629" calcext:value-type="float">
            <text:p>353.629,00</text:p>
          </table:table-cell>
          <table:table-cell table:style-name="ce12" office:value-type="float" office:value="105228" calcext:value-type="float">
            <text:p>105.22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21990" calcext:value-type="float">
            <text:p>21.990</text:p>
          </table:table-cell>
          <table:table-cell table:style-name="ce13" office:value-type="float" office:value="2731" calcext:value-type="float">
            <text:p>2.731</text:p>
          </table:table-cell>
          <table:table-cell table:style-name="ce13" office:value-type="float" office:value="702" calcext:value-type="float">
            <text:p>702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1.0598949173879" calcext:value-type="float">
            <text:p><text:s/>21,06 </text:p>
          </table:table-cell>
          <table:table-cell office:value-type="float" office:value="66.9740909479148" calcext:value-type="float">
            <text:p><text:s/>66,97 </text:p>
          </table:table-cell>
          <table:table-cell office:value-type="float" office:value="737078" calcext:value-type="float">
            <text:p>737.078 </text:p>
          </table:table-cell>
          <table:table-cell table:style-name="ce12" office:value-type="float" office:value="3499913.00000001" calcext:value-type="float">
            <text:p>3.499.913,00</text:p>
          </table:table-cell>
          <table:table-cell table:style-name="ce12" office:value-type="float" office:value="1100542" calcext:value-type="float">
            <text:p>1.100.542,00</text:p>
          </table:table-cell>
          <table:table-cell table:style-name="ce13" office:value-type="float" office:value="18591" calcext:value-type="float">
            <text:p>18.591</text:p>
          </table:table-cell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29350" calcext:value-type="float">
            <text:p>29.350</text:p>
          </table:table-cell>
          <table:table-cell table:style-name="ce13" office:value-type="float" office:value="296798" calcext:value-type="float">
            <text:p>296.798</text:p>
          </table:table-cell>
          <table:table-cell table:style-name="ce13" office:value-type="float" office:value="122959" calcext:value-type="float">
            <text:p>122.959</text:p>
          </table:table-cell>
          <table:table-cell table:style-name="ce13" office:value-type="float" office:value="153212" calcext:value-type="float">
            <text:p>153.212</text:p>
          </table:table-cell>
          <table:table-cell table:style-name="ce13" office:value-type="float" office:value="74575" calcext:value-type="float">
            <text:p>74.575</text:p>
          </table:table-cell>
          <table:table-cell table:style-name="ce13" office:value-type="float" office:value="36502" calcext:value-type="float">
            <text:p>36.50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9.3116162809496" calcext:value-type="float">
            <text:p><text:s/>9,31 </text:p>
          </table:table-cell>
          <table:table-cell office:value-type="float" office:value="37.5194167460039" calcext:value-type="float">
            <text:p><text:s/>37,52 </text:p>
          </table:table-cell>
          <table:table-cell office:value-type="float" office:value="89853" calcext:value-type="float">
            <text:p>89.853 </text:p>
          </table:table-cell>
          <table:table-cell table:style-name="ce12" office:value-type="float" office:value="964956" calcext:value-type="float">
            <text:p>964.956,00</text:p>
          </table:table-cell>
          <table:table-cell table:style-name="ce12" office:value-type="float" office:value="239484" calcext:value-type="float">
            <text:p>239.48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3372" calcext:value-type="float">
            <text:p>3.372</text:p>
          </table:table-cell>
          <table:table-cell table:style-name="ce13" office:value-type="float" office:value="62895" calcext:value-type="float">
            <text:p>62.895</text:p>
          </table:table-cell>
          <table:table-cell table:style-name="ce13" office:value-type="float" office:value="20691" calcext:value-type="float">
            <text:p>20.691</text:p>
          </table:table-cell>
          <table:table-cell table:style-name="ce13" office:value-type="float" office:value="3959" calcext:value-type="float">
            <text:p>3.959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7.6849257912618" calcext:value-type="float">
            <text:p><text:s/>27,68 </text:p>
          </table:table-cell>
          <table:table-cell office:value-type="float" office:value="93.3758192272124" calcext:value-type="float">
            <text:p><text:s/>93,38 </text:p>
          </table:table-cell>
          <table:table-cell office:value-type="float" office:value="46447" calcext:value-type="float">
            <text:p>46.447 </text:p>
          </table:table-cell>
          <table:table-cell table:style-name="ce12" office:value-type="float" office:value="167770" calcext:value-type="float">
            <text:p>167.770,00</text:p>
          </table:table-cell>
          <table:table-cell table:style-name="ce12" office:value-type="float" office:value="49742" calcext:value-type="float">
            <text:p>49.74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38851" calcext:value-type="float">
            <text:p>38.851</text:p>
          </table:table-cell>
          <table:table-cell table:style-name="ce13" office:value-type="float" office:value="3623" calcext:value-type="float">
            <text:p>3.623</text:p>
          </table:table-cell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0.3126309673915" calcext:value-type="float">
            <text:p><text:s/>10,31 </text:p>
          </table:table-cell>
          <table:table-cell office:value-type="float" office:value="41.6307444313476" calcext:value-type="float">
            <text:p><text:s/>41,63 </text:p>
          </table:table-cell>
          <table:table-cell office:value-type="float" office:value="172002" calcext:value-type="float">
            <text:p>172.002 </text:p>
          </table:table-cell>
          <table:table-cell table:style-name="ce12" office:value-type="float" office:value="1667877" calcext:value-type="float">
            <text:p>1.667.877,00</text:p>
          </table:table-cell>
          <table:table-cell table:style-name="ce12" office:value-type="float" office:value="413161" calcext:value-type="float">
            <text:p>413.16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188" calcext:value-type="float">
            <text:p>5.188</text:p>
          </table:table-cell>
          <table:table-cell table:style-name="ce13" office:value-type="float" office:value="82240" calcext:value-type="float">
            <text:p>82.240</text:p>
          </table:table-cell>
          <table:table-cell table:style-name="ce13" office:value-type="float" office:value="42877" calcext:value-type="float">
            <text:p>42.877</text:p>
          </table:table-cell>
          <table:table-cell table:style-name="ce13" office:value-type="float" office:value="26210" calcext:value-type="float">
            <text:p>26.210</text:p>
          </table:table-cell>
          <table:table-cell table:style-name="ce13" office:value-type="float" office:value="847" calcext:value-type="float">
            <text:p>847</text:p>
          </table:table-cell>
          <table:table-cell table:style-name="ce13" office:value-type="float" office:value="14839" calcext:value-type="float">
            <text:p>14.83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1.0588338233985" calcext:value-type="float">
            <text:p><text:s/>21,06 </text:p>
          </table:table-cell>
          <table:table-cell office:value-type="float" office:value="64.6028466348432" calcext:value-type="float">
            <text:p><text:s/>64,60 </text:p>
          </table:table-cell>
          <table:table-cell office:value-type="float" office:value="3636606" calcext:value-type="float">
            <text:p>3.636.606 </text:p>
          </table:table-cell>
          <table:table-cell table:style-name="ce12" office:value-type="float" office:value="17268791" calcext:value-type="float">
            <text:p>17.268.791,00</text:p>
          </table:table-cell>
          <table:table-cell table:style-name="ce12" office:value-type="float" office:value="5629173" calcext:value-type="float">
            <text:p>5.629.173,00</text:p>
          </table:table-cell>
          <table:table-cell table:style-name="ce13" office:value-type="float" office:value="19125" calcext:value-type="float">
            <text:p>19.125</text:p>
          </table:table-cell>
          <table:table-cell table:style-name="ce13" office:value-type="float" office:value="134673" calcext:value-type="float">
            <text:p>134.673</text:p>
          </table:table-cell>
          <table:table-cell table:style-name="ce13" office:value-type="float" office:value="73761" calcext:value-type="float">
            <text:p>73.761</text:p>
          </table:table-cell>
          <table:table-cell table:style-name="ce13" office:value-type="float" office:value="1422463" calcext:value-type="float">
            <text:p>1.422.463</text:p>
          </table:table-cell>
          <table:table-cell table:style-name="ce13" office:value-type="float" office:value="194426" calcext:value-type="float">
            <text:p>194.426</text:p>
          </table:table-cell>
          <table:table-cell table:style-name="ce13" office:value-type="float" office:value="577679" calcext:value-type="float">
            <text:p>577.679</text:p>
          </table:table-cell>
          <table:table-cell table:style-name="ce13" office:value-type="float" office:value="949093" calcext:value-type="float">
            <text:p>949.093</text:p>
          </table:table-cell>
          <table:table-cell table:style-name="ce13" office:value-type="float" office:value="265386" calcext:value-type="float">
            <text:p>265.38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2493139403669" calcext:value-type="float">
            <text:p><text:s/>45,25 </text:p>
          </table:table-cell>
          <table:table-cell office:value-type="float" office:value="108.273149970574" calcext:value-type="float">
            <text:p><text:s/>108,27 </text:p>
          </table:table-cell>
          <table:table-cell office:value-type="float" office:value="1389020" calcext:value-type="float">
            <text:p>1.389.020 </text:p>
          </table:table-cell>
          <table:table-cell table:style-name="ce12" office:value-type="float" office:value="3069704" calcext:value-type="float">
            <text:p>3.069.704,00</text:p>
          </table:table-cell>
          <table:table-cell table:style-name="ce12" office:value-type="float" office:value="1282885" calcext:value-type="float">
            <text:p>1.282.88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388" calcext:value-type="float">
            <text:p>7.388</text:p>
          </table:table-cell>
          <table:table-cell table:style-name="ce13" office:value-type="float" office:value="283281" calcext:value-type="float">
            <text:p>283.281</text:p>
          </table:table-cell>
          <table:table-cell table:style-name="ce13" office:value-type="float" office:value="143309" calcext:value-type="float">
            <text:p>143.309</text:p>
          </table:table-cell>
          <table:table-cell table:style-name="ce13" office:value-type="float" office:value="330496" calcext:value-type="float">
            <text:p>330.496</text:p>
          </table:table-cell>
          <table:table-cell table:style-name="ce13" office:value-type="float" office:value="437662" calcext:value-type="float">
            <text:p>437.662</text:p>
          </table:table-cell>
          <table:table-cell table:style-name="ce13" office:value-type="float" office:value="186810" calcext:value-type="float">
            <text:p>186.81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8.19733354162497" calcext:value-type="float">
            <text:p><text:s/>8,20 </text:p>
          </table:table-cell>
          <table:table-cell office:value-type="float" office:value="32.2253461660253" calcext:value-type="float">
            <text:p><text:s/>32,23 </text:p>
          </table:table-cell>
          <table:table-cell office:value-type="float" office:value="33583" calcext:value-type="float">
            <text:p>33.583 </text:p>
          </table:table-cell>
          <table:table-cell table:style-name="ce12" office:value-type="float" office:value="409682" calcext:value-type="float">
            <text:p>409.682,00</text:p>
          </table:table-cell>
          <table:table-cell table:style-name="ce12" office:value-type="float" office:value="104213" calcext:value-type="float">
            <text:p>104.213,00</text:p>
          </table:table-cell>
          <table:table-cell table:style-name="ce13" office:value-type="float" office:value="2003" calcext:value-type="float">
            <text:p>2.00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669" calcext:value-type="float">
            <text:p>1.669</text:p>
          </table:table-cell>
          <table:table-cell table:style-name="ce13" office:value-type="float" office:value="17955" calcext:value-type="float">
            <text:p>17.955</text:p>
          </table:table-cell>
          <table:table-cell table:style-name="ce13" office:value-type="float" office:value="6425" calcext:value-type="float">
            <text:p>6.425</text:p>
          </table:table-cell>
          <table:table-cell table:style-name="ce13" office:value-type="float" office:value="5461" calcext:value-type="float">
            <text:p>5.461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8.7108351925502" calcext:value-type="float">
            <text:p><text:s/>8,71 </text:p>
          </table:table-cell>
          <table:table-cell office:value-type="float" office:value="32.5909608763298" calcext:value-type="float">
            <text:p><text:s/>32,59 </text:p>
          </table:table-cell>
          <table:table-cell office:value-type="float" office:value="103270" calcext:value-type="float">
            <text:p>103.270 </text:p>
          </table:table-cell>
          <table:table-cell table:style-name="ce12" office:value-type="float" office:value="1185535" calcext:value-type="float">
            <text:p>1.185.535,00</text:p>
          </table:table-cell>
          <table:table-cell table:style-name="ce12" office:value-type="float" office:value="316867" calcext:value-type="float">
            <text:p>316.86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3405" calcext:value-type="float">
            <text:p>3.405</text:p>
          </table:table-cell>
          <table:table-cell table:style-name="ce13" office:value-type="float" office:value="36437" calcext:value-type="float">
            <text:p>36.437</text:p>
          </table:table-cell>
          <table:table-cell table:style-name="ce13" office:value-type="float" office:value="25633" calcext:value-type="float">
            <text:p>25.633</text:p>
          </table:table-cell>
          <table:table-cell table:style-name="ce13" office:value-type="float" office:value="18965" calcext:value-type="float">
            <text:p>18.965</text:p>
          </table:table-cell>
          <table:table-cell table:style-name="ce13" office:value-type="float" office:value="12393" calcext:value-type="float">
            <text:p>12.393</text:p>
          </table:table-cell>
          <table:table-cell table:style-name="ce13" office:value-type="float" office:value="6368" calcext:value-type="float">
            <text:p>6.368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3.0617297060522" calcext:value-type="float">
            <text:p><text:s/>13,06 </text:p>
          </table:table-cell>
          <table:table-cell office:value-type="float" office:value="42.6109360960454" calcext:value-type="float">
            <text:p><text:s/>42,61 </text:p>
          </table:table-cell>
          <table:table-cell office:value-type="float" office:value="78722" calcext:value-type="float">
            <text:p>78.722 </text:p>
          </table:table-cell>
          <table:table-cell table:style-name="ce12" office:value-type="float" office:value="602691.999999999" calcext:value-type="float">
            <text:p>602.692,00</text:p>
          </table:table-cell>
          <table:table-cell table:style-name="ce12" office:value-type="float" office:value="184746" calcext:value-type="float">
            <text:p>184.746,00</text:p>
          </table:table-cell>
          <table:table-cell table:style-name="ce13" office:value-type="float" office:value="1144" calcext:value-type="float">
            <text:p>1.144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917" calcext:value-type="float">
            <text:p>3.917</text:p>
          </table:table-cell>
          <table:table-cell table:style-name="ce13" office:value-type="float" office:value="66061" calcext:value-type="float">
            <text:p>66.061</text:p>
          </table:table-cell>
          <table:table-cell table:style-name="ce13" office:value-type="float" office:value="6215" calcext:value-type="float">
            <text:p>6.215</text:p>
          </table:table-cell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9.9284311751423" calcext:value-type="float">
            <text:p><text:s/>19,93 </text:p>
          </table:table-cell>
          <table:table-cell office:value-type="float" office:value="65.0892645911237" calcext:value-type="float">
            <text:p><text:s/>65,09 </text:p>
          </table:table-cell>
          <table:table-cell office:value-type="float" office:value="737339" calcext:value-type="float">
            <text:p>737.339 </text:p>
          </table:table-cell>
          <table:table-cell table:style-name="ce12" office:value-type="float" office:value="3699934.99999999" calcext:value-type="float">
            <text:p>3.699.935,00</text:p>
          </table:table-cell>
          <table:table-cell table:style-name="ce12" office:value-type="float" office:value="1132812" calcext:value-type="float">
            <text:p>1.132.812,00</text:p>
          </table:table-cell>
          <table:table-cell table:style-name="ce13" office:value-type="float" office:value="8903" calcext:value-type="float">
            <text:p>8.903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24102" calcext:value-type="float">
            <text:p>24.102</text:p>
          </table:table-cell>
          <table:table-cell table:style-name="ce13" office:value-type="float" office:value="228475" calcext:value-type="float">
            <text:p>228.475</text:p>
          </table:table-cell>
          <table:table-cell table:style-name="ce13" office:value-type="float" office:value="97277" calcext:value-type="float">
            <text:p>97.277</text:p>
          </table:table-cell>
          <table:table-cell table:style-name="ce13" office:value-type="float" office:value="201639" calcext:value-type="float">
            <text:p>201.639</text:p>
          </table:table-cell>
          <table:table-cell table:style-name="ce13" office:value-type="float" office:value="128053" calcext:value-type="float">
            <text:p>128.053</text:p>
          </table:table-cell>
          <table:table-cell table:style-name="ce13" office:value-type="float" office:value="48809" calcext:value-type="float">
            <text:p>48.80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9.10221065708079" calcext:value-type="float">
            <text:p><text:s/>9,10 </text:p>
          </table:table-cell>
          <table:table-cell office:value-type="float" office:value="34.5662765686955" calcext:value-type="float">
            <text:p><text:s/>34,57 </text:p>
          </table:table-cell>
          <table:table-cell office:value-type="float" office:value="100601" calcext:value-type="float">
            <text:p>100.601 </text:p>
          </table:table-cell>
          <table:table-cell table:style-name="ce12" office:value-type="float" office:value="1105237" calcext:value-type="float">
            <text:p>1.105.237,00</text:p>
          </table:table-cell>
          <table:table-cell table:style-name="ce12" office:value-type="float" office:value="291038" calcext:value-type="float">
            <text:p>291.03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438" calcext:value-type="float">
            <text:p>6.438</text:p>
          </table:table-cell>
          <table:table-cell table:style-name="ce13" office:value-type="float" office:value="37376" calcext:value-type="float">
            <text:p>37.376</text:p>
          </table:table-cell>
          <table:table-cell table:style-name="ce13" office:value-type="float" office:value="26562" calcext:value-type="float">
            <text:p>26.562</text:p>
          </table:table-cell>
          <table:table-cell table:style-name="ce13" office:value-type="float" office:value="15498" calcext:value-type="float">
            <text:p>15.498</text:p>
          </table:table-cell>
          <table:table-cell table:style-name="ce13" office:value-type="float" office:value="9688" calcext:value-type="float">
            <text:p>9.688</text:p>
          </table:table-cell>
          <table:table-cell table:style-name="ce13" office:value-type="float" office:value="5029" calcext:value-type="float">
            <text:p>5.02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6.2577940353847" calcext:value-type="float">
            <text:p><text:s/>16,26 </text:p>
          </table:table-cell>
          <table:table-cell office:value-type="float" office:value="54.3747734863994" calcext:value-type="float">
            <text:p><text:s/>54,37 </text:p>
          </table:table-cell>
          <table:table-cell office:value-type="float" office:value="222047" calcext:value-type="float">
            <text:p>222.047 </text:p>
          </table:table-cell>
          <table:table-cell table:style-name="ce12" office:value-type="float" office:value="1365788" calcext:value-type="float">
            <text:p>1.365.788,00</text:p>
          </table:table-cell>
          <table:table-cell table:style-name="ce12" office:value-type="float" office:value="408364" calcext:value-type="float">
            <text:p>408.364,00</text:p>
          </table:table-cell>
          <table:table-cell table:style-name="ce13" office:value-type="float" office:value="13693" calcext:value-type="float">
            <text:p>13.693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769" calcext:value-type="float">
            <text:p>8.769</text:p>
          </table:table-cell>
          <table:table-cell table:style-name="ce13" office:value-type="float" office:value="94780" calcext:value-type="float">
            <text:p>94.780</text:p>
          </table:table-cell>
          <table:table-cell table:style-name="ce13" office:value-type="float" office:value="50027" calcext:value-type="float">
            <text:p>50.027</text:p>
          </table:table-cell>
          <table:table-cell table:style-name="ce13" office:value-type="float" office:value="29002" calcext:value-type="float">
            <text:p>29.002</text:p>
          </table:table-cell>
          <table:table-cell table:style-name="ce13" office:value-type="float" office:value="18146" calcext:value-type="float">
            <text:p>18.146</text:p>
          </table:table-cell>
          <table:table-cell table:style-name="ce13" office:value-type="float" office:value="7612" calcext:value-type="float">
            <text:p>7.61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56863913845701" calcext:value-type="float">
            <text:p><text:s/>7,57 </text:p>
          </table:table-cell>
          <table:table-cell office:value-type="float" office:value="29.73653915732" calcext:value-type="float">
            <text:p><text:s/>29,74 </text:p>
          </table:table-cell>
          <table:table-cell office:value-type="float" office:value="45204" calcext:value-type="float">
            <text:p>45.204 </text:p>
          </table:table-cell>
          <table:table-cell table:style-name="ce12" office:value-type="float" office:value="597254" calcext:value-type="float">
            <text:p>597.254,00</text:p>
          </table:table-cell>
          <table:table-cell table:style-name="ce12" office:value-type="float" office:value="152015" calcext:value-type="float">
            <text:p>152.01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10" calcext:value-type="float">
            <text:p>1.110</text:p>
          </table:table-cell>
          <table:table-cell table:style-name="ce13" office:value-type="float" office:value="3074" calcext:value-type="float">
            <text:p>3.074</text:p>
          </table:table-cell>
          <table:table-cell table:style-name="ce13" office:value-type="float" office:value="22962" calcext:value-type="float">
            <text:p>22.962</text:p>
          </table:table-cell>
          <table:table-cell table:style-name="ce13" office:value-type="float" office:value="5285" calcext:value-type="float">
            <text:p>5.285</text:p>
          </table:table-cell>
          <table:table-cell table:style-name="ce13" office:value-type="float" office:value="9027" calcext:value-type="float">
            <text:p>9.027</text:p>
          </table:table-cell>
          <table:table-cell table:style-name="ce13" office:value-type="float" office:value="2092" calcext:value-type="float">
            <text:p>2.092</text:p>
          </table:table-cell>
          <table:table-cell table:style-name="ce13" office:value-type="float" office:value="1654" calcext:value-type="float">
            <text:p>1.65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11.8994841924185" calcext:value-type="float">
            <text:p><text:s/>11,90 </text:p>
          </table:table-cell>
          <table:table-cell office:value-type="float" office:value="46.5322663913268" calcext:value-type="float">
            <text:p><text:s/>46,53 </text:p>
          </table:table-cell>
          <table:table-cell office:value-type="float" office:value="90133" calcext:value-type="float">
            <text:p>90.133 </text:p>
          </table:table-cell>
          <table:table-cell table:style-name="ce12" office:value-type="float" office:value="757453.000000003" calcext:value-type="float">
            <text:p>757.453,00</text:p>
          </table:table-cell>
          <table:table-cell table:style-name="ce12" office:value-type="float" office:value="193700" calcext:value-type="float">
            <text:p>193.700,00</text:p>
          </table:table-cell>
          <table:table-cell table:style-name="ce13" office:value-type="float" office:value="43573" calcext:value-type="float">
            <text:p>43.573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03" calcext:value-type="float">
            <text:p>2.803</text:p>
          </table:table-cell>
          <table:table-cell table:style-name="ce13" office:value-type="float" office:value="30727" calcext:value-type="float">
            <text:p>30.727</text:p>
          </table:table-cell>
          <table:table-cell table:style-name="ce13" office:value-type="float" office:value="7811" calcext:value-type="float">
            <text:p>7.811</text:p>
          </table:table-cell>
          <table:table-cell table:style-name="ce13" office:value-type="float" office:value="4021" calcext:value-type="float">
            <text:p>4.021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141" calcext:value-type="float">
            <text:p>1.141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4.215175627605" calcext:value-type="float">
            <text:p><text:s/>24,22 </text:p>
          </table:table-cell>
          <table:table-cell office:value-type="float" office:value="73.4940482831421" calcext:value-type="float">
            <text:p><text:s/>73,49 </text:p>
          </table:table-cell>
          <table:table-cell office:value-type="float" office:value="85636" calcext:value-type="float">
            <text:p>85.636 </text:p>
          </table:table-cell>
          <table:table-cell table:style-name="ce12" office:value-type="float" office:value="353646" calcext:value-type="float">
            <text:p>353.646,00</text:p>
          </table:table-cell>
          <table:table-cell table:style-name="ce12" office:value-type="float" office:value="116521" calcext:value-type="float">
            <text:p>116.521,00</text:p>
          </table:table-cell>
          <table:table-cell table:style-name="ce13" office:value-type="float" office:value="923" calcext:value-type="float">
            <text:p>923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7727" calcext:value-type="float">
            <text:p>7.727</text:p>
          </table:table-cell>
          <table:table-cell table:style-name="ce13" office:value-type="float" office:value="70508" calcext:value-type="float">
            <text:p>70.508</text:p>
          </table:table-cell>
          <table:table-cell table:style-name="ce13" office:value-type="float" office:value="3661" calcext:value-type="float">
            <text:p>3.661</text:p>
          </table:table-cell>
          <table:table-cell table:style-name="ce13" office:value-type="float" office:value="978" calcext:value-type="float">
            <text:p>978</text:p>
          </table:table-cell>
          <table:table-cell table:style-name="ce13" office:value-type="float" office:value="1328" calcext:value-type="float">
            <text:p>1.328</text:p>
          </table:table-cell>
          <table:table-cell table:style-name="ce13"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4028590482468" calcext:value-type="float">
            <text:p><text:s/>13,40 </text:p>
          </table:table-cell>
          <table:table-cell office:value-type="float" office:value="50.3479939174172" calcext:value-type="float">
            <text:p><text:s/>50,35 </text:p>
          </table:table-cell>
          <table:table-cell office:value-type="float" office:value="51651" calcext:value-type="float">
            <text:p>51.651 </text:p>
          </table:table-cell>
          <table:table-cell table:style-name="ce12" office:value-type="float" office:value="385372.999999999" calcext:value-type="float">
            <text:p>385.373,00</text:p>
          </table:table-cell>
          <table:table-cell table:style-name="ce12" office:value-type="float" office:value="102588" calcext:value-type="float">
            <text:p>102.588,0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164" calcext:value-type="float">
            <text:p>1.164</text:p>
          </table:table-cell>
          <table:table-cell table:style-name="ce13" office:value-type="float" office:value="40285" calcext:value-type="float">
            <text:p>40.285</text:p>
          </table:table-cell>
          <table:table-cell table:style-name="ce13" office:value-type="float" office:value="4088" calcext:value-type="float">
            <text:p>4.088</text:p>
          </table:table-cell>
          <table:table-cell table:style-name="ce13" office:value-type="float" office:value="5216" calcext:value-type="float">
            <text:p>5.2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5369339699976" calcext:value-type="float">
            <text:p><text:s/>10,54 </text:p>
          </table:table-cell>
          <table:table-cell office:value-type="float" office:value="37.7577838459117" calcext:value-type="float">
            <text:p><text:s/>37,76 </text:p>
          </table:table-cell>
          <table:table-cell office:value-type="float" office:value="206304" calcext:value-type="float">
            <text:p>206.304 </text:p>
          </table:table-cell>
          <table:table-cell table:style-name="ce12" office:value-type="float" office:value="1957913.00000001" calcext:value-type="float">
            <text:p>1.957.913,00</text:p>
          </table:table-cell>
          <table:table-cell table:style-name="ce12" office:value-type="float" office:value="546388" calcext:value-type="float">
            <text:p>546.38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463" calcext:value-type="float">
            <text:p>1.463</text:p>
          </table:table-cell>
          <table:table-cell table:style-name="ce13" office:value-type="float" office:value="197450" calcext:value-type="float">
            <text:p>197.450</text:p>
          </table:table-cell>
          <table:table-cell table:style-name="ce13" office:value-type="float" office:value="2494" calcext:value-type="float">
            <text:p>2.494</text:p>
          </table:table-cell>
          <table:table-cell table:style-name="ce13" office:value-type="float" office:value="4726" calcext:value-type="float">
            <text:p>4.72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9.38376401334208" calcext:value-type="float">
            <text:p><text:s/>9,38 </text:p>
          </table:table-cell>
          <table:table-cell office:value-type="float" office:value="34.4507488777944" calcext:value-type="float">
            <text:p><text:s/>34,45 </text:p>
          </table:table-cell>
          <table:table-cell office:value-type="float" office:value="116273" calcext:value-type="float">
            <text:p>116.273 </text:p>
          </table:table-cell>
          <table:table-cell table:style-name="ce12" office:value-type="float" office:value="1239087" calcext:value-type="float">
            <text:p>1.239.087,00</text:p>
          </table:table-cell>
          <table:table-cell table:style-name="ce12" office:value-type="float" office:value="337505" calcext:value-type="float">
            <text:p>337.50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981" calcext:value-type="float">
            <text:p>5.981</text:p>
          </table:table-cell>
          <table:table-cell table:style-name="ce13" office:value-type="float" office:value="43267" calcext:value-type="float">
            <text:p>43.267</text:p>
          </table:table-cell>
          <table:table-cell table:style-name="ce13" office:value-type="float" office:value="26019" calcext:value-type="float">
            <text:p>26.019</text:p>
          </table:table-cell>
          <table:table-cell table:style-name="ce13" office:value-type="float" office:value="19226" calcext:value-type="float">
            <text:p>19.226</text:p>
          </table:table-cell>
          <table:table-cell table:style-name="ce13" office:value-type="float" office:value="16566" calcext:value-type="float">
            <text:p>16.566</text:p>
          </table:table-cell>
          <table:table-cell table:style-name="ce13" office:value-type="float" office:value="5167" calcext:value-type="float">
            <text:p>5.16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7.5833620329143" calcext:value-type="float">
            <text:p><text:s/>17,58 </text:p>
          </table:table-cell>
          <table:table-cell office:value-type="float" office:value="59.0691692663678" calcext:value-type="float">
            <text:p><text:s/>59,07 </text:p>
          </table:table-cell>
          <table:table-cell office:value-type="float" office:value="114365" calcext:value-type="float">
            <text:p>114.365 </text:p>
          </table:table-cell>
          <table:table-cell table:style-name="ce12" office:value-type="float" office:value="650416.000000001" calcext:value-type="float">
            <text:p>650.416,00</text:p>
          </table:table-cell>
          <table:table-cell table:style-name="ce12" office:value-type="float" office:value="193612" calcext:value-type="float">
            <text:p>193.612,00</text:p>
          </table:table-cell>
          <table:table-cell table:style-name="ce13" office:value-type="float" office:value="6287" calcext:value-type="float">
            <text:p>6.287</text:p>
          </table:table-cell>
          <table:table-cell table:style-name="ce13" office:value-type="float" office:value="1328" calcext:value-type="float">
            <text:p>1.328</text:p>
          </table:table-cell>
          <table:table-cell table:style-name="ce13" office:value-type="float" office:value="3044" calcext:value-type="float">
            <text:p>3.044</text:p>
          </table:table-cell>
          <table:table-cell table:style-name="ce13" office:value-type="float" office:value="52313" calcext:value-type="float">
            <text:p>52.313</text:p>
          </table:table-cell>
          <table:table-cell table:style-name="ce13" office:value-type="float" office:value="1781" calcext:value-type="float">
            <text:p>1.781</text:p>
          </table:table-cell>
          <table:table-cell table:style-name="ce13" office:value-type="float" office:value="21452" calcext:value-type="float">
            <text:p>21.452</text:p>
          </table:table-cell>
          <table:table-cell table:style-name="ce13" office:value-type="float" office:value="17135" calcext:value-type="float">
            <text:p>17.135</text:p>
          </table:table-cell>
          <table:table-cell table:style-name="ce13" office:value-type="float" office:value="11025" calcext:value-type="float">
            <text:p>11.025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5.9520334449713" calcext:value-type="float">
            <text:p><text:s/>15,95 </text:p>
          </table:table-cell>
          <table:table-cell office:value-type="float" office:value="51.8614034542606" calcext:value-type="float">
            <text:p><text:s/>51,86 </text:p>
          </table:table-cell>
          <table:table-cell office:value-type="float" office:value="116837" calcext:value-type="float">
            <text:p>116.837 </text:p>
          </table:table-cell>
          <table:table-cell table:style-name="ce12" office:value-type="float" office:value="732427" calcext:value-type="float">
            <text:p>732.427,00</text:p>
          </table:table-cell>
          <table:table-cell table:style-name="ce12" office:value-type="float" office:value="225287" calcext:value-type="float">
            <text:p>225.287,00</text:p>
          </table:table-cell>
          <table:table-cell table:style-name="ce13" office:value-type="float" office:value="3094" calcext:value-type="float">
            <text:p>3.094</text:p>
          </table:table-cell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225" calcext:value-type="float">
            <text:p>1.225</text:p>
          </table:table-cell>
          <table:table-cell table:style-name="ce13" office:value-type="float" office:value="83412" calcext:value-type="float">
            <text:p>83.412</text:p>
          </table:table-cell>
          <table:table-cell table:style-name="ce13" office:value-type="float" office:value="643" calcext:value-type="float">
            <text:p>643</text:p>
          </table:table-cell>
          <table:table-cell table:style-name="ce13" office:value-type="float" office:value="13440" calcext:value-type="float">
            <text:p>13.440</text:p>
          </table:table-cell>
          <table:table-cell table:style-name="ce13" office:value-type="float" office:value="9569" calcext:value-type="float">
            <text:p>9.569</text:p>
          </table:table-cell>
          <table:table-cell table:style-name="ce13" office:value-type="float" office:value="5070" calcext:value-type="float">
            <text:p>5.07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9.63988499012216" calcext:value-type="float">
            <text:p><text:s/>9,64 </text:p>
          </table:table-cell>
          <table:table-cell office:value-type="float" office:value="39.8016100697381" calcext:value-type="float">
            <text:p><text:s/>39,80 </text:p>
          </table:table-cell>
          <table:table-cell office:value-type="float" office:value="134578" calcext:value-type="float">
            <text:p>134.578 </text:p>
          </table:table-cell>
          <table:table-cell table:style-name="ce12" office:value-type="float" office:value="1396054" calcext:value-type="float">
            <text:p>1.396.054,00</text:p>
          </table:table-cell>
          <table:table-cell table:style-name="ce12" office:value-type="float" office:value="338122" calcext:value-type="float">
            <text:p>338.12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3659" calcext:value-type="float">
            <text:p>3.659</text:p>
          </table:table-cell>
          <table:table-cell table:style-name="ce13" office:value-type="float" office:value="58492" calcext:value-type="float">
            <text:p>58.492</text:p>
          </table:table-cell>
          <table:table-cell table:style-name="ce13" office:value-type="float" office:value="36365" calcext:value-type="float">
            <text:p>36.365</text:p>
          </table:table-cell>
          <table:table-cell table:style-name="ce13" office:value-type="float" office:value="22910" calcext:value-type="float">
            <text:p>22.910</text:p>
          </table:table-cell>
          <table:table-cell table:style-name="ce13" office:value-type="float" office:value="10861" calcext:value-type="float">
            <text:p>10.861</text:p>
          </table:table-cell>
          <table:table-cell table:style-name="ce13" office:value-type="float" office:value="2242" calcext:value-type="float">
            <text:p>2.24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12506754829948" calcext:value-type="float">
            <text:p><text:s/>8,13 </text:p>
          </table:table-cell>
          <table:table-cell office:value-type="float" office:value="31.8962520702558" calcext:value-type="float">
            <text:p><text:s/>31,90 </text:p>
          </table:table-cell>
          <table:table-cell office:value-type="float" office:value="62398" calcext:value-type="float">
            <text:p>62.398 </text:p>
          </table:table-cell>
          <table:table-cell table:style-name="ce12" office:value-type="float" office:value="767969" calcext:value-type="float">
            <text:p>767.969,00</text:p>
          </table:table-cell>
          <table:table-cell table:style-name="ce12" office:value-type="float" office:value="195628" calcext:value-type="float">
            <text:p>195.628,00</text:p>
          </table:table-cell>
          <table:table-cell table:style-name="ce13" office:value-type="float" office:value="606" calcext:value-type="float">
            <text:p>606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465" calcext:value-type="float">
            <text:p>1.465</text:p>
          </table:table-cell>
          <table:table-cell table:style-name="ce13" office:value-type="float" office:value="59811" calcext:value-type="float">
            <text:p>59.811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312" calcext:value-type="float">
            <text:p>31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19.3325493092293" calcext:value-type="float">
            <text:p><text:s/>19,33 </text:p>
          </table:table-cell>
          <table:table-cell office:value-type="float" office:value="67.5504536976004" calcext:value-type="float">
            <text:p><text:s/>67,55 </text:p>
          </table:table-cell>
          <table:table-cell office:value-type="float" office:value="96331" calcext:value-type="float">
            <text:p>96.331 </text:p>
          </table:table-cell>
          <table:table-cell table:style-name="ce12" office:value-type="float" office:value="498283.999999999" calcext:value-type="float">
            <text:p>498.284,00</text:p>
          </table:table-cell>
          <table:table-cell table:style-name="ce12" office:value-type="float" office:value="142606" calcext:value-type="float">
            <text:p>142.606,00</text:p>
          </table:table-cell>
          <table:table-cell table:style-name="ce13" office:value-type="float" office:value="23635" calcext:value-type="float">
            <text:p>23.63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9164" calcext:value-type="float">
            <text:p>19.164</text:p>
          </table:table-cell>
          <table:table-cell table:style-name="ce13" office:value-type="float" office:value="53183" calcext:value-type="float">
            <text:p>53.183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7.04908001650705" calcext:value-type="float">
            <text:p><text:s/>7,05 </text:p>
          </table:table-cell>
          <table:table-cell office:value-type="float" office:value="23.6891941006561" calcext:value-type="float">
            <text:p><text:s/>23,69 </text:p>
          </table:table-cell>
          <table:table-cell office:value-type="float" office:value="24768" calcext:value-type="float">
            <text:p>24.768 </text:p>
          </table:table-cell>
          <table:table-cell table:style-name="ce12" office:value-type="float" office:value="351365" calcext:value-type="float">
            <text:p>351.365,00</text:p>
          </table:table-cell>
          <table:table-cell table:style-name="ce12" office:value-type="float" office:value="104554" calcext:value-type="float">
            <text:p>104.554,00</text:p>
          </table:table-cell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23107" calcext:value-type="float">
            <text:p>23.107</text:p>
          </table:table-cell>
          <table:table-cell table:style-name="ce13" office:value-type="float" office:value="779" calcext:value-type="float">
            <text:p>779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20.6237364064387" calcext:value-type="float">
            <text:p><text:s/>20,62 </text:p>
          </table:table-cell>
          <table:table-cell office:value-type="float" office:value="65.5870688619156" calcext:value-type="float">
            <text:p><text:s/>65,59 </text:p>
          </table:table-cell>
          <table:table-cell office:value-type="float" office:value="720390" calcext:value-type="float">
            <text:p>720.390 </text:p>
          </table:table-cell>
          <table:table-cell table:style-name="ce12" office:value-type="float" office:value="3493014" calcext:value-type="float">
            <text:p>3.493.014,00</text:p>
          </table:table-cell>
          <table:table-cell table:style-name="ce12" office:value-type="float" office:value="1098372" calcext:value-type="float">
            <text:p>1.098.372,00</text:p>
          </table:table-cell>
          <table:table-cell table:style-name="ce13" office:value-type="float" office:value="28450" calcext:value-type="float">
            <text:p>28.450</text:p>
          </table:table-cell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31397" calcext:value-type="float">
            <text:p>31.397</text:p>
          </table:table-cell>
          <table:table-cell table:style-name="ce13" office:value-type="float" office:value="276301" calcext:value-type="float">
            <text:p>276.301</text:p>
          </table:table-cell>
          <table:table-cell table:style-name="ce13" office:value-type="float" office:value="121009" calcext:value-type="float">
            <text:p>121.009</text:p>
          </table:table-cell>
          <table:table-cell table:style-name="ce13" office:value-type="float" office:value="152039" calcext:value-type="float">
            <text:p>152.039</text:p>
          </table:table-cell>
          <table:table-cell table:style-name="ce13" office:value-type="float" office:value="74432" calcext:value-type="float">
            <text:p>74.432</text:p>
          </table:table-cell>
          <table:table-cell table:style-name="ce13" office:value-type="float" office:value="36427" calcext:value-type="float">
            <text:p>36.42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9.2821177795649" calcext:value-type="float">
            <text:p><text:s/>9,28 </text:p>
          </table:table-cell>
          <table:table-cell office:value-type="float" office:value="37.4007259512934" calcext:value-type="float">
            <text:p><text:s/>37,40 </text:p>
          </table:table-cell>
          <table:table-cell office:value-type="float" office:value="89335" calcext:value-type="float">
            <text:p>89.335 </text:p>
          </table:table-cell>
          <table:table-cell table:style-name="ce12" office:value-type="float" office:value="962442" calcext:value-type="float">
            <text:p>962.442,00</text:p>
          </table:table-cell>
          <table:table-cell table:style-name="ce12" office:value-type="float" office:value="238859" calcext:value-type="float">
            <text:p>238.859,00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3250" calcext:value-type="float">
            <text:p>3.250</text:p>
          </table:table-cell>
          <table:table-cell table:style-name="ce13" office:value-type="float" office:value="61347" calcext:value-type="float">
            <text:p>61.347</text:p>
          </table:table-cell>
          <table:table-cell table:style-name="ce13" office:value-type="float" office:value="20127" calcext:value-type="float">
            <text:p>20.127</text:p>
          </table:table-cell>
          <table:table-cell table:style-name="ce13" office:value-type="float" office:value="3686" calcext:value-type="float">
            <text:p>3.68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7.7487853158179" calcext:value-type="float">
            <text:p><text:s/>27,75 </text:p>
          </table:table-cell>
          <table:table-cell office:value-type="float" office:value="93.5925708620794" calcext:value-type="float">
            <text:p><text:s/>93,59 </text:p>
          </table:table-cell>
          <table:table-cell office:value-type="float" office:value="46260" calcext:value-type="float">
            <text:p>46.260 </text:p>
          </table:table-cell>
          <table:table-cell table:style-name="ce12" office:value-type="float" office:value="166710" calcext:value-type="float">
            <text:p>166.710,00</text:p>
          </table:table-cell>
          <table:table-cell table:style-name="ce12" office:value-type="float" office:value="49427" calcext:value-type="float">
            <text:p>49.42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9919" calcext:value-type="float">
            <text:p>29.919</text:p>
          </table:table-cell>
          <table:table-cell table:style-name="ce13" office:value-type="float" office:value="6323" calcext:value-type="float">
            <text:p>6.323</text:p>
          </table:table-cell>
          <table:table-cell table:style-name="ce13" office:value-type="float" office:value="9894" calcext:value-type="float">
            <text:p>9.89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0.3441204364396" calcext:value-type="float">
            <text:p><text:s/>10,34 </text:p>
          </table:table-cell>
          <table:table-cell office:value-type="float" office:value="41.7579696387777" calcext:value-type="float">
            <text:p><text:s/>41,76 </text:p>
          </table:table-cell>
          <table:table-cell office:value-type="float" office:value="172004" calcext:value-type="float">
            <text:p>172.004 </text:p>
          </table:table-cell>
          <table:table-cell table:style-name="ce12" office:value-type="float" office:value="1662818.99999999" calcext:value-type="float">
            <text:p>1.662.819,00</text:p>
          </table:table-cell>
          <table:table-cell table:style-name="ce12" office:value-type="float" office:value="411907" calcext:value-type="float">
            <text:p>411.907,00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244" calcext:value-type="float">
            <text:p>5.244</text:p>
          </table:table-cell>
          <table:table-cell table:style-name="ce13" office:value-type="float" office:value="82089" calcext:value-type="float">
            <text:p>82.089</text:p>
          </table:table-cell>
          <table:table-cell table:style-name="ce13" office:value-type="float" office:value="42766" calcext:value-type="float">
            <text:p>42.766</text:p>
          </table:table-cell>
          <table:table-cell table:style-name="ce13" office:value-type="float" office:value="26111" calcext:value-type="float">
            <text:p>26.111</text:p>
          </table:table-cell>
          <table:table-cell table:style-name="ce13" office:value-type="float" office:value="847" calcext:value-type="float">
            <text:p>847</text:p>
          </table:table-cell>
          <table:table-cell table:style-name="ce13" office:value-type="float" office:value="14839" calcext:value-type="float">
            <text:p>14.83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0.9590874010485" calcext:value-type="float">
            <text:p><text:s/>20,96 </text:p>
          </table:table-cell>
          <table:table-cell office:value-type="float" office:value="64.4405675975205" calcext:value-type="float">
            <text:p><text:s/>64,44 </text:p>
          </table:table-cell>
          <table:table-cell office:value-type="float" office:value="3610277" calcext:value-type="float">
            <text:p>3.610.277 </text:p>
          </table:table-cell>
          <table:table-cell table:style-name="ce12" office:value-type="float" office:value="17225354" calcext:value-type="float">
            <text:p>17.225.354,00</text:p>
          </table:table-cell>
          <table:table-cell table:style-name="ce12" office:value-type="float" office:value="5602491" calcext:value-type="float">
            <text:p>5.602.491,00</text:p>
          </table:table-cell>
          <table:table-cell table:style-name="ce13" office:value-type="float" office:value="120464" calcext:value-type="float">
            <text:p>120.464</text:p>
          </table:table-cell>
          <table:table-cell table:style-name="ce13" office:value-type="float" office:value="991" calcext:value-type="float">
            <text:p>991</text:p>
          </table:table-cell>
          <table:table-cell table:style-name="ce13" office:value-type="float" office:value="80459" calcext:value-type="float">
            <text:p>80.459</text:p>
          </table:table-cell>
          <table:table-cell table:style-name="ce13" office:value-type="float" office:value="1445733" calcext:value-type="float">
            <text:p>1.445.733</text:p>
          </table:table-cell>
          <table:table-cell table:style-name="ce13" office:value-type="float" office:value="190805" calcext:value-type="float">
            <text:p>190.805</text:p>
          </table:table-cell>
          <table:table-cell table:style-name="ce13" office:value-type="float" office:value="636090" calcext:value-type="float">
            <text:p>636.090</text:p>
          </table:table-cell>
          <table:table-cell table:style-name="ce13" office:value-type="float" office:value="897964" calcext:value-type="float">
            <text:p>897.964</text:p>
          </table:table-cell>
          <table:table-cell table:style-name="ce13" office:value-type="float" office:value="237248" calcext:value-type="float">
            <text:p>237.248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3770920456075" calcext:value-type="float">
            <text:p><text:s/>45,38 </text:p>
          </table:table-cell>
          <table:table-cell office:value-type="float" office:value="108.445914110219" calcext:value-type="float">
            <text:p><text:s/>108,45 </text:p>
          </table:table-cell>
          <table:table-cell office:value-type="float" office:value="1392490" calcext:value-type="float">
            <text:p>1.392.490 </text:p>
          </table:table-cell>
          <table:table-cell table:style-name="ce12" office:value-type="float" office:value="3068707" calcext:value-type="float">
            <text:p>3.068.707,00</text:p>
          </table:table-cell>
          <table:table-cell table:style-name="ce12" office:value-type="float" office:value="1284041" calcext:value-type="float">
            <text:p>1.284.04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8493" calcext:value-type="float">
            <text:p>8.493</text:p>
          </table:table-cell>
          <table:table-cell table:style-name="ce13" office:value-type="float" office:value="287919" calcext:value-type="float">
            <text:p>287.919</text:p>
          </table:table-cell>
          <table:table-cell table:style-name="ce13" office:value-type="float" office:value="147253" calcext:value-type="float">
            <text:p>147.253</text:p>
          </table:table-cell>
          <table:table-cell table:style-name="ce13" office:value-type="float" office:value="370677" calcext:value-type="float">
            <text:p>370.677</text:p>
          </table:table-cell>
          <table:table-cell table:style-name="ce13" office:value-type="float" office:value="415020" calcext:value-type="float">
            <text:p>415.020</text:p>
          </table:table-cell>
          <table:table-cell table:style-name="ce13" office:value-type="float" office:value="165055" calcext:value-type="float">
            <text:p>165.055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8.37304655008758" calcext:value-type="float">
            <text:p><text:s/>8,37 </text:p>
          </table:table-cell>
          <table:table-cell office:value-type="float" office:value="32.9159453741104" calcext:value-type="float">
            <text:p><text:s/>32,92 </text:p>
          </table:table-cell>
          <table:table-cell office:value-type="float" office:value="34226" calcext:value-type="float">
            <text:p>34.226 </text:p>
          </table:table-cell>
          <table:table-cell table:style-name="ce12" office:value-type="float" office:value="408764" calcext:value-type="float">
            <text:p>408.764,00</text:p>
          </table:table-cell>
          <table:table-cell table:style-name="ce12" office:value-type="float" office:value="103980" calcext:value-type="float">
            <text:p>103.980,00</text:p>
          </table:table-cell>
          <table:table-cell table:style-name="ce13" office:value-type="float" office:value="2151" calcext:value-type="float">
            <text:p>2.15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994" calcext:value-type="float">
            <text:p>1.994</text:p>
          </table:table-cell>
          <table:table-cell table:style-name="ce13" office:value-type="float" office:value="18475" calcext:value-type="float">
            <text:p>18.475</text:p>
          </table:table-cell>
          <table:table-cell table:style-name="ce13" office:value-type="float" office:value="6358" calcext:value-type="float">
            <text:p>6.358</text:p>
          </table:table-cell>
          <table:table-cell table:style-name="ce13" office:value-type="float" office:value="5320" calcext:value-type="float">
            <text:p>5.32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8.62858350951374" calcext:value-type="float">
            <text:p><text:s/>8,63 </text:p>
          </table:table-cell>
          <table:table-cell office:value-type="float" office:value="32.2831008330776" calcext:value-type="float">
            <text:p><text:s/>32,28 </text:p>
          </table:table-cell>
          <table:table-cell office:value-type="float" office:value="102033" calcext:value-type="float">
            <text:p>102.033 </text:p>
          </table:table-cell>
          <table:table-cell table:style-name="ce12" office:value-type="float" office:value="1182500" calcext:value-type="float">
            <text:p>1.182.500,00</text:p>
          </table:table-cell>
          <table:table-cell table:style-name="ce12" office:value-type="float" office:value="316057" calcext:value-type="float">
            <text:p>316.057,00</text:p>
          </table:table-cell>
          <table:table-cell table:style-name="ce13" office:value-type="float" office:value="1035" calcext:value-type="float">
            <text:p>1.03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3503" calcext:value-type="float">
            <text:p>3.503</text:p>
          </table:table-cell>
          <table:table-cell table:style-name="ce13" office:value-type="float" office:value="38729" calcext:value-type="float">
            <text:p>38.729</text:p>
          </table:table-cell>
          <table:table-cell table:style-name="ce13" office:value-type="float" office:value="24916" calcext:value-type="float">
            <text:p>24.916</text:p>
          </table:table-cell>
          <table:table-cell table:style-name="ce13" office:value-type="float" office:value="20335" calcext:value-type="float">
            <text:p>20.335</text:p>
          </table:table-cell>
          <table:table-cell table:style-name="ce13" office:value-type="float" office:value="11085" calcext:value-type="float">
            <text:p>11.085</text:p>
          </table:table-cell>
          <table:table-cell table:style-name="ce13" office:value-type="float" office:value="5667" calcext:value-type="float">
            <text:p>5.66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7.2863082293932" calcext:value-type="float">
            <text:p><text:s/>17,29 </text:p>
          </table:table-cell>
          <table:table-cell office:value-type="float" office:value="56.391745852269" calcext:value-type="float">
            <text:p><text:s/>56,39 </text:p>
          </table:table-cell>
          <table:table-cell office:value-type="float" office:value="103736" calcext:value-type="float">
            <text:p>103.736 </text:p>
          </table:table-cell>
          <table:table-cell table:style-name="ce12" office:value-type="float" office:value="600105" calcext:value-type="float">
            <text:p>600.105,00</text:p>
          </table:table-cell>
          <table:table-cell table:style-name="ce12" office:value-type="float" office:value="183956" calcext:value-type="float">
            <text:p>183.95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3951" calcext:value-type="float">
            <text:p>3.951</text:p>
          </table:table-cell>
          <table:table-cell table:style-name="ce13" office:value-type="float" office:value="91096" calcext:value-type="float">
            <text:p>91.096</text:p>
          </table:table-cell>
          <table:table-cell table:style-name="ce13" office:value-type="float" office:value="6162" calcext:value-type="float">
            <text:p>6.162</text:p>
          </table:table-cell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9.6691574967699" calcext:value-type="float">
            <text:p><text:s/>19,67 </text:p>
          </table:table-cell>
          <table:table-cell office:value-type="float" office:value="64.2421002602934" calcext:value-type="float">
            <text:p><text:s/>64,24 </text:p>
          </table:table-cell>
          <table:table-cell office:value-type="float" office:value="725858" calcext:value-type="float">
            <text:p>725.858 </text:p>
          </table:table-cell>
          <table:table-cell table:style-name="ce12" office:value-type="float" office:value="3690336.00000001" calcext:value-type="float">
            <text:p>3.690.336,00</text:p>
          </table:table-cell>
          <table:table-cell table:style-name="ce12" office:value-type="float" office:value="1129879" calcext:value-type="float">
            <text:p>1.129.879,00</text:p>
          </table:table-cell>
          <table:table-cell table:style-name="ce13" office:value-type="float" office:value="6490" calcext:value-type="float">
            <text:p>6.49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24767" calcext:value-type="float">
            <text:p>24.767</text:p>
          </table:table-cell>
          <table:table-cell table:style-name="ce13" office:value-type="float" office:value="224471" calcext:value-type="float">
            <text:p>224.471</text:p>
          </table:table-cell>
          <table:table-cell table:style-name="ce13" office:value-type="float" office:value="96372" calcext:value-type="float">
            <text:p>96.372</text:p>
          </table:table-cell>
          <table:table-cell table:style-name="ce13" office:value-type="float" office:value="221984" calcext:value-type="float">
            <text:p>221.984</text:p>
          </table:table-cell>
          <table:table-cell table:style-name="ce13" office:value-type="float" office:value="109333" calcext:value-type="float">
            <text:p>109.333</text:p>
          </table:table-cell>
          <table:table-cell table:style-name="ce13" office:value-type="float" office:value="39854" calcext:value-type="float">
            <text:p>39.85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9.01894817024788" calcext:value-type="float">
            <text:p><text:s/>9,02 </text:p>
          </table:table-cell>
          <table:table-cell office:value-type="float" office:value="34.2499388738322" calcext:value-type="float">
            <text:p><text:s/>34,25 </text:p>
          </table:table-cell>
          <table:table-cell office:value-type="float" office:value="99456" calcext:value-type="float">
            <text:p>99.456 </text:p>
          </table:table-cell>
          <table:table-cell table:style-name="ce12" office:value-type="float" office:value="1102745" calcext:value-type="float">
            <text:p>1.102.745,00</text:p>
          </table:table-cell>
          <table:table-cell table:style-name="ce12" office:value-type="float" office:value="290383" calcext:value-type="float">
            <text:p>290.38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6754" calcext:value-type="float">
            <text:p>6.754</text:p>
          </table:table-cell>
          <table:table-cell table:style-name="ce13" office:value-type="float" office:value="38364" calcext:value-type="float">
            <text:p>38.364</text:p>
          </table:table-cell>
          <table:table-cell table:style-name="ce13" office:value-type="float" office:value="24953" calcext:value-type="float">
            <text:p>24.953</text:p>
          </table:table-cell>
          <table:table-cell table:style-name="ce13" office:value-type="float" office:value="16601" calcext:value-type="float">
            <text:p>16.601</text:p>
          </table:table-cell>
          <table:table-cell table:style-name="ce13" office:value-type="float" office:value="8357" calcext:value-type="float">
            <text:p>8.357</text:p>
          </table:table-cell>
          <table:table-cell table:style-name="ce13" office:value-type="float" office:value="4419" calcext:value-type="float">
            <text:p>4.41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5.0162082107412" calcext:value-type="float">
            <text:p><text:s/>15,02 </text:p>
          </table:table-cell>
          <table:table-cell office:value-type="float" office:value="50.2220138583775" calcext:value-type="float">
            <text:p><text:s/>50,22 </text:p>
          </table:table-cell>
          <table:table-cell office:value-type="float" office:value="204608" calcext:value-type="float">
            <text:p>204.608 </text:p>
          </table:table-cell>
          <table:table-cell table:style-name="ce12" office:value-type="float" office:value="1362581" calcext:value-type="float">
            <text:p>1.362.581,00</text:p>
          </table:table-cell>
          <table:table-cell table:style-name="ce12" office:value-type="float" office:value="407407" calcext:value-type="float">
            <text:p>407.40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048" calcext:value-type="float">
            <text:p>9.048</text:p>
          </table:table-cell>
          <table:table-cell table:style-name="ce13" office:value-type="float" office:value="96095" calcext:value-type="float">
            <text:p>96.095</text:p>
          </table:table-cell>
          <table:table-cell table:style-name="ce13" office:value-type="float" office:value="45651" calcext:value-type="float">
            <text:p>45.651</text:p>
          </table:table-cell>
          <table:table-cell table:style-name="ce13" office:value-type="float" office:value="31353" calcext:value-type="float">
            <text:p>31.353</text:p>
          </table:table-cell>
          <table:table-cell table:style-name="ce13" office:value-type="float" office:value="15111" calcext:value-type="float">
            <text:p>15.111</text:p>
          </table:table-cell>
          <table:table-cell table:style-name="ce13" office:value-type="float" office:value="6786" calcext:value-type="float">
            <text:p>6.78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52794981031211" calcext:value-type="float">
            <text:p><text:s/>7,53 </text:p>
          </table:table-cell>
          <table:table-cell office:value-type="float" office:value="29.5765734288784" calcext:value-type="float">
            <text:p><text:s/>29,58 </text:p>
          </table:table-cell>
          <table:table-cell office:value-type="float" office:value="44865" calcext:value-type="float">
            <text:p>44.865 </text:p>
          </table:table-cell>
          <table:table-cell table:style-name="ce12" office:value-type="float" office:value="595979" calcext:value-type="float">
            <text:p>595.979,00</text:p>
          </table:table-cell>
          <table:table-cell table:style-name="ce12" office:value-type="float" office:value="151691" calcext:value-type="float">
            <text:p>151.69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10" calcext:value-type="float">
            <text:p>1.110</text:p>
          </table:table-cell>
          <table:table-cell table:style-name="ce13" office:value-type="float" office:value="3365" calcext:value-type="float">
            <text:p>3.365</text:p>
          </table:table-cell>
          <table:table-cell table:style-name="ce13" office:value-type="float" office:value="22624" calcext:value-type="float">
            <text:p>22.624</text:p>
          </table:table-cell>
          <table:table-cell table:style-name="ce13" office:value-type="float" office:value="5259" calcext:value-type="float">
            <text:p>5.259</text:p>
          </table:table-cell>
          <table:table-cell table:style-name="ce13" office:value-type="float" office:value="9336" calcext:value-type="float">
            <text:p>9.336</text:p>
          </table:table-cell>
          <table:table-cell table:style-name="ce13" office:value-type="float" office:value="1729" calcext:value-type="float">
            <text:p>1.729</text:p>
          </table:table-cell>
          <table:table-cell table:style-name="ce13" office:value-type="float" office:value="1434" calcext:value-type="float">
            <text:p>1.43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9491656472258" calcext:value-type="float">
            <text:p><text:s/>5,95 </text:p>
          </table:table-cell>
          <table:table-cell office:value-type="float" office:value="23.2637001371955" calcext:value-type="float">
            <text:p><text:s/>23,26 </text:p>
          </table:table-cell>
          <table:table-cell office:value-type="float" office:value="44935" calcext:value-type="float">
            <text:p>44.935 </text:p>
          </table:table-cell>
          <table:table-cell table:style-name="ce12" office:value-type="float" office:value="755316" calcext:value-type="float">
            <text:p>755.316,00</text:p>
          </table:table-cell>
          <table:table-cell table:style-name="ce12" office:value-type="float" office:value="193155" calcext:value-type="float">
            <text:p>193.15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3020" calcext:value-type="float">
            <text:p>3.020</text:p>
          </table:table-cell>
          <table:table-cell table:style-name="ce13" office:value-type="float" office:value="29048" calcext:value-type="float">
            <text:p>29.048</text:p>
          </table:table-cell>
          <table:table-cell table:style-name="ce13" office:value-type="float" office:value="7756" calcext:value-type="float">
            <text:p>7.756</text:p>
          </table:table-cell>
          <table:table-cell table:style-name="ce13" office:value-type="float" office:value="4066" calcext:value-type="float">
            <text:p>4.06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3.6405627895773" calcext:value-type="float">
            <text:p><text:s/>23,64 </text:p>
          </table:table-cell>
          <table:table-cell office:value-type="float" office:value="71.7502365184484" calcext:value-type="float">
            <text:p><text:s/>71,75 </text:p>
          </table:table-cell>
          <table:table-cell office:value-type="float" office:value="83424" calcext:value-type="float">
            <text:p>83.424 </text:p>
          </table:table-cell>
          <table:table-cell table:style-name="ce12" office:value-type="float" office:value="352885.000000001" calcext:value-type="float">
            <text:p>352.885,00</text:p>
          </table:table-cell>
          <table:table-cell table:style-name="ce12" office:value-type="float" office:value="116270" calcext:value-type="float">
            <text:p>116.270,00</text:p>
          </table:table-cell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8417" calcext:value-type="float">
            <text:p>8.417</text:p>
          </table:table-cell>
          <table:table-cell table:style-name="ce13" office:value-type="float" office:value="68507" calcext:value-type="float">
            <text:p>68.507</text:p>
          </table:table-cell>
          <table:table-cell table:style-name="ce13" office:value-type="float" office:value="3153" calcext:value-type="float">
            <text:p>3.153</text:p>
          </table:table-cell>
          <table:table-cell table:style-name="ce13" office:value-type="float" office:value="920" calcext:value-type="float">
            <text:p>920</text:p>
          </table:table-cell>
          <table:table-cell table:style-name="ce13" office:value-type="float" office:value="1189" calcext:value-type="float">
            <text:p>1.189</text:p>
          </table:table-cell>
          <table:table-cell table:style-name="ce13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5054845201924" calcext:value-type="float">
            <text:p><text:s/>13,51 </text:p>
          </table:table-cell>
          <table:table-cell office:value-type="float" office:value="50.7330431805956" calcext:value-type="float">
            <text:p><text:s/>50,73 </text:p>
          </table:table-cell>
          <table:table-cell office:value-type="float" office:value="51872" calcext:value-type="float">
            <text:p>51.872 </text:p>
          </table:table-cell>
          <table:table-cell table:style-name="ce12" office:value-type="float" office:value="384080.999999999" calcext:value-type="float">
            <text:p>384.081,00</text:p>
          </table:table-cell>
          <table:table-cell table:style-name="ce12" office:value-type="float" office:value="102245" calcext:value-type="float">
            <text:p>102.24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291" calcext:value-type="float">
            <text:p>1.291</text:p>
          </table:table-cell>
          <table:table-cell table:style-name="ce13" office:value-type="float" office:value="40647" calcext:value-type="float">
            <text:p>40.647</text:p>
          </table:table-cell>
          <table:table-cell table:style-name="ce13" office:value-type="float" office:value="4138" calcext:value-type="float">
            <text:p>4.138</text:p>
          </table:table-cell>
          <table:table-cell table:style-name="ce13" office:value-type="float" office:value="5425" calcext:value-type="float">
            <text:p>5.42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39" calcext:value-type="float">
            <text:p>33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6019692319668" calcext:value-type="float">
            <text:p><text:s/>10,60 </text:p>
          </table:table-cell>
          <table:table-cell office:value-type="float" office:value="37.9905972679962" calcext:value-type="float">
            <text:p><text:s/>37,99 </text:p>
          </table:table-cell>
          <table:table-cell office:value-type="float" office:value="207029" calcext:value-type="float">
            <text:p>207.029 </text:p>
          </table:table-cell>
          <table:table-cell table:style-name="ce12" office:value-type="float" office:value="1952740.99999999" calcext:value-type="float">
            <text:p>1.952.741,00</text:p>
          </table:table-cell>
          <table:table-cell table:style-name="ce12" office:value-type="float" office:value="544948" calcext:value-type="float">
            <text:p>544.94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525" calcext:value-type="float">
            <text:p>1.525</text:p>
          </table:table-cell>
          <table:table-cell table:style-name="ce13" office:value-type="float" office:value="199297" calcext:value-type="float">
            <text:p>199.297</text:p>
          </table:table-cell>
          <table:table-cell table:style-name="ce13" office:value-type="float" office:value="2476" calcext:value-type="float">
            <text:p>2.476</text:p>
          </table:table-cell>
          <table:table-cell table:style-name="ce13" office:value-type="float" office:value="4727" calcext:value-type="float">
            <text:p>4.72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74450949017475" calcext:value-type="float">
            <text:p><text:s/>8,74 </text:p>
          </table:table-cell>
          <table:table-cell office:value-type="float" office:value="32.103666418059" calcext:value-type="float">
            <text:p><text:s/>32,10 </text:p>
          </table:table-cell>
          <table:table-cell office:value-type="float" office:value="108042" calcext:value-type="float">
            <text:p>108.042 </text:p>
          </table:table-cell>
          <table:table-cell table:style-name="ce12" office:value-type="float" office:value="1235541" calcext:value-type="float">
            <text:p>1.235.541,00</text:p>
          </table:table-cell>
          <table:table-cell table:style-name="ce12" office:value-type="float" office:value="336541" calcext:value-type="float">
            <text:p>336.54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749" calcext:value-type="float">
            <text:p>5.749</text:p>
          </table:table-cell>
          <table:table-cell table:style-name="ce13" office:value-type="float" office:value="39617" calcext:value-type="float">
            <text:p>39.617</text:p>
          </table:table-cell>
          <table:table-cell table:style-name="ce13" office:value-type="float" office:value="24747" calcext:value-type="float">
            <text:p>24.747</text:p>
          </table:table-cell>
          <table:table-cell table:style-name="ce13" office:value-type="float" office:value="21212" calcext:value-type="float">
            <text:p>21.212</text:p>
          </table:table-cell>
          <table:table-cell table:style-name="ce13" office:value-type="float" office:value="14674" calcext:value-type="float">
            <text:p>14.674</text:p>
          </table:table-cell>
          <table:table-cell table:style-name="ce13" office:value-type="float" office:value="4547" calcext:value-type="float">
            <text:p>4.54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8.0054517097913" calcext:value-type="float">
            <text:p><text:s/>18,01 </text:p>
          </table:table-cell>
          <table:table-cell office:value-type="float" office:value="60.4866167439691" calcext:value-type="float">
            <text:p><text:s/>60,49 </text:p>
          </table:table-cell>
          <table:table-cell office:value-type="float" office:value="116718" calcext:value-type="float">
            <text:p>116.718 </text:p>
          </table:table-cell>
          <table:table-cell table:style-name="ce12" office:value-type="float" office:value="648237.000000001" calcext:value-type="float">
            <text:p>648.237,00</text:p>
          </table:table-cell>
          <table:table-cell table:style-name="ce12" office:value-type="float" office:value="192965" calcext:value-type="float">
            <text:p>192.965,00</text:p>
          </table:table-cell>
          <table:table-cell table:style-name="ce13" office:value-type="float" office:value="6105" calcext:value-type="float">
            <text:p>6.105</text:p>
          </table:table-cell>
          <table:table-cell table:style-name="ce13" office:value-type="float" office:value="1396" calcext:value-type="float">
            <text:p>1.396</text:p>
          </table:table-cell>
          <table:table-cell table:style-name="ce13" office:value-type="float" office:value="2244" calcext:value-type="float">
            <text:p>2.244</text:p>
          </table:table-cell>
          <table:table-cell table:style-name="ce13" office:value-type="float" office:value="55822" calcext:value-type="float">
            <text:p>55.822</text:p>
          </table:table-cell>
          <table:table-cell table:style-name="ce13" office:value-type="float" office:value="1647" calcext:value-type="float">
            <text:p>1.647</text:p>
          </table:table-cell>
          <table:table-cell table:style-name="ce13" office:value-type="float" office:value="23785" calcext:value-type="float">
            <text:p>23.785</text:p>
          </table:table-cell>
          <table:table-cell table:style-name="ce13" office:value-type="float" office:value="15218" calcext:value-type="float">
            <text:p>15.218</text:p>
          </table:table-cell>
          <table:table-cell table:style-name="ce13" office:value-type="float" office:value="9718" calcext:value-type="float">
            <text:p>9.718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5.5465724582987" calcext:value-type="float">
            <text:p><text:s/>15,55 </text:p>
          </table:table-cell>
          <table:table-cell office:value-type="float" office:value="50.5426480870375" calcext:value-type="float">
            <text:p><text:s/>50,54 </text:p>
          </table:table-cell>
          <table:table-cell office:value-type="float" office:value="113492" calcext:value-type="float">
            <text:p>113.492 </text:p>
          </table:table-cell>
          <table:table-cell table:style-name="ce12" office:value-type="float" office:value="730012.999999999" calcext:value-type="float">
            <text:p>730.013,00</text:p>
          </table:table-cell>
          <table:table-cell table:style-name="ce12" office:value-type="float" office:value="224547" calcext:value-type="float">
            <text:p>224.547,00</text:p>
          </table:table-cell>
          <table:table-cell table:style-name="ce13" office:value-type="float" office:value="3719" calcext:value-type="float">
            <text:p>3.719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5221" calcext:value-type="float">
            <text:p>5.221</text:p>
          </table:table-cell>
          <table:table-cell table:style-name="ce13" office:value-type="float" office:value="75929" calcext:value-type="float">
            <text:p>75.929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4912" calcext:value-type="float">
            <text:p>14.912</text:p>
          </table:table-cell>
          <table:table-cell table:style-name="ce13" office:value-type="float" office:value="8470" calcext:value-type="float">
            <text:p>8.470</text:p>
          </table:table-cell>
          <table:table-cell table:style-name="ce13" office:value-type="float" office:value="4332" calcext:value-type="float">
            <text:p>4.33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9.54934134172116" calcext:value-type="float">
            <text:p><text:s/>9,55 </text:p>
          </table:table-cell>
          <table:table-cell office:value-type="float" office:value="39.4274134206841" calcext:value-type="float">
            <text:p><text:s/>39,43 </text:p>
          </table:table-cell>
          <table:table-cell office:value-type="float" office:value="132883" calcext:value-type="float">
            <text:p>132.883 </text:p>
          </table:table-cell>
          <table:table-cell table:style-name="ce12" office:value-type="float" office:value="1391541" calcext:value-type="float">
            <text:p>1.391.541,00</text:p>
          </table:table-cell>
          <table:table-cell table:style-name="ce12" office:value-type="float" office:value="337032" calcext:value-type="float">
            <text:p>337.03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3721" calcext:value-type="float">
            <text:p>3.721</text:p>
          </table:table-cell>
          <table:table-cell table:style-name="ce13" office:value-type="float" office:value="61795" calcext:value-type="float">
            <text:p>61.795</text:p>
          </table:table-cell>
          <table:table-cell table:style-name="ce13" office:value-type="float" office:value="32782" calcext:value-type="float">
            <text:p>32.782</text:p>
          </table:table-cell>
          <table:table-cell table:style-name="ce13" office:value-type="float" office:value="25582" calcext:value-type="float">
            <text:p>25.582</text:p>
          </table:table-cell>
          <table:table-cell table:style-name="ce13" office:value-type="float" office:value="9224" calcext:value-type="float">
            <text:p>9.224</text:p>
          </table:table-cell>
          <table:table-cell table:style-name="ce13"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41935795556925" calcext:value-type="float">
            <text:p><text:s/>8,42 </text:p>
          </table:table-cell>
          <table:table-cell office:value-type="float" office:value="33.0514165039238" calcext:value-type="float">
            <text:p><text:s/>33,05 </text:p>
          </table:table-cell>
          <table:table-cell office:value-type="float" office:value="64481" calcext:value-type="float">
            <text:p>64.481 </text:p>
          </table:table-cell>
          <table:table-cell table:style-name="ce12" office:value-type="float" office:value="765866" calcext:value-type="float">
            <text:p>765.866,00</text:p>
          </table:table-cell>
          <table:table-cell table:style-name="ce12" office:value-type="float" office:value="195093" calcext:value-type="float">
            <text:p>195.09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326" calcext:value-type="float">
            <text:p>1.326</text:p>
          </table:table-cell>
          <table:table-cell table:style-name="ce13" office:value-type="float" office:value="62525" calcext:value-type="float">
            <text:p>62.525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14.9833598756571" calcext:value-type="float">
            <text:p><text:s/>14,98 </text:p>
          </table:table-cell>
          <table:table-cell office:value-type="float" office:value="52.3531149755192" calcext:value-type="float">
            <text:p><text:s/>52,35 </text:p>
          </table:table-cell>
          <table:table-cell office:value-type="float" office:value="74421" calcext:value-type="float">
            <text:p>74.421 </text:p>
          </table:table-cell>
          <table:table-cell table:style-name="ce12" office:value-type="float" office:value="496691" calcext:value-type="float">
            <text:p>496.691,00</text:p>
          </table:table-cell>
          <table:table-cell table:style-name="ce12" office:value-type="float" office:value="142152" calcext:value-type="float">
            <text:p>142.152,00</text:p>
          </table:table-cell>
          <table:table-cell table:style-name="ce13" office:value-type="float" office:value="1902" calcext:value-type="float">
            <text:p>1.90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9170" calcext:value-type="float">
            <text:p>19.170</text:p>
          </table:table-cell>
          <table:table-cell table:style-name="ce13" office:value-type="float" office:value="52940" calcext:value-type="float">
            <text:p>52.940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9.7389874592526" calcext:value-type="float">
            <text:p><text:s/>9,74 </text:p>
          </table:table-cell>
          <table:table-cell office:value-type="float" office:value="32.7278502945593" calcext:value-type="float">
            <text:p><text:s/>32,73 </text:p>
          </table:table-cell>
          <table:table-cell office:value-type="float" office:value="33999" calcext:value-type="float">
            <text:p>33.999 </text:p>
          </table:table-cell>
          <table:table-cell table:style-name="ce12" office:value-type="float" office:value="349102" calcext:value-type="float">
            <text:p>349.102,00</text:p>
          </table:table-cell>
          <table:table-cell table:style-name="ce12" office:value-type="float" office:value="103884" calcext:value-type="float">
            <text:p>103.88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32815" calcext:value-type="float">
            <text:p>32.815</text:p>
          </table:table-cell>
          <table:table-cell table:style-name="ce13" office:value-type="float" office:value="778" calcext:value-type="float">
            <text:p>778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9.9391069827321" calcext:value-type="float">
            <text:p><text:s/>19,94 </text:p>
          </table:table-cell>
          <table:table-cell office:value-type="float" office:value="63.4096146162309" calcext:value-type="float">
            <text:p><text:s/>63,41 </text:p>
          </table:table-cell>
          <table:table-cell office:value-type="float" office:value="695100" calcext:value-type="float">
            <text:p>695.100 </text:p>
          </table:table-cell>
          <table:table-cell table:style-name="ce12" office:value-type="float" office:value="3486113.99999999" calcext:value-type="float">
            <text:p>3.486.114,00</text:p>
          </table:table-cell>
          <table:table-cell table:style-name="ce12" office:value-type="float" office:value="1096206" calcext:value-type="float">
            <text:p>1.096.206,00</text:p>
          </table:table-cell>
          <table:table-cell table:style-name="ce13" office:value-type="float" office:value="13911" calcext:value-type="float">
            <text:p>13.911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36786" calcext:value-type="float">
            <text:p>36.786</text:p>
          </table:table-cell>
          <table:table-cell table:style-name="ce13" office:value-type="float" office:value="269211" calcext:value-type="float">
            <text:p>269.211</text:p>
          </table:table-cell>
          <table:table-cell table:style-name="ce13" office:value-type="float" office:value="115907" calcext:value-type="float">
            <text:p>115.907</text:p>
          </table:table-cell>
          <table:table-cell table:style-name="ce13" office:value-type="float" office:value="162545" calcext:value-type="float">
            <text:p>162.545</text:p>
          </table:table-cell>
          <table:table-cell table:style-name="ce13" office:value-type="float" office:value="62479" calcext:value-type="float">
            <text:p>62.479</text:p>
          </table:table-cell>
          <table:table-cell table:style-name="ce13" office:value-type="float" office:value="31266" calcext:value-type="float">
            <text:p>31.26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8.99651744351393" calcext:value-type="float">
            <text:p><text:s/>9,00 </text:p>
          </table:table-cell>
          <table:table-cell office:value-type="float" office:value="36.2496169780513" calcext:value-type="float">
            <text:p><text:s/>36,25 </text:p>
          </table:table-cell>
          <table:table-cell office:value-type="float" office:value="86360" calcext:value-type="float">
            <text:p>86.360 </text:p>
          </table:table-cell>
          <table:table-cell table:style-name="ce12" office:value-type="float" office:value="959927.000000001" calcext:value-type="float">
            <text:p>959.927,00</text:p>
          </table:table-cell>
          <table:table-cell table:style-name="ce12" office:value-type="float" office:value="238237" calcext:value-type="float">
            <text:p>238.23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550" calcext:value-type="float">
            <text:p>2.550</text:p>
          </table:table-cell>
          <table:table-cell table:style-name="ce13" office:value-type="float" office:value="60260" calcext:value-type="float">
            <text:p>60.260</text:p>
          </table:table-cell>
          <table:table-cell table:style-name="ce13" office:value-type="float" office:value="19116" calcext:value-type="float">
            <text:p>19.116</text:p>
          </table:table-cell>
          <table:table-cell table:style-name="ce13" office:value-type="float" office:value="3806" calcext:value-type="float">
            <text:p>3.80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7.5060216962167" calcext:value-type="float">
            <text:p><text:s/>27,51 </text:p>
          </table:table-cell>
          <table:table-cell office:value-type="float" office:value="92.7719183939406" calcext:value-type="float">
            <text:p><text:s/>92,77 </text:p>
          </table:table-cell>
          <table:table-cell office:value-type="float" office:value="45564" calcext:value-type="float">
            <text:p>45.564 </text:p>
          </table:table-cell>
          <table:table-cell table:style-name="ce12" office:value-type="float" office:value="165651" calcext:value-type="float">
            <text:p>165.651,00</text:p>
          </table:table-cell>
          <table:table-cell table:style-name="ce12" office:value-type="float" office:value="49114" calcext:value-type="float">
            <text:p>49.11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41569" calcext:value-type="float">
            <text:p>41.569</text:p>
          </table:table-cell>
          <table:table-cell table:style-name="ce13" office:value-type="float" office:value="2270" calcext:value-type="float">
            <text:p>2.270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0.325137534987" calcext:value-type="float">
            <text:p><text:s/>10,33 </text:p>
          </table:table-cell>
          <table:table-cell office:value-type="float" office:value="41.6810135952876" calcext:value-type="float">
            <text:p><text:s/>41,68 </text:p>
          </table:table-cell>
          <table:table-cell office:value-type="float" office:value="171166" calcext:value-type="float">
            <text:p>171.166 </text:p>
          </table:table-cell>
          <table:table-cell table:style-name="ce12" office:value-type="float" office:value="1657760" calcext:value-type="float">
            <text:p>1.657.760,00</text:p>
          </table:table-cell>
          <table:table-cell table:style-name="ce12" office:value-type="float" office:value="410657" calcext:value-type="float">
            <text:p>410.65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993" calcext:value-type="float">
            <text:p>5.993</text:p>
          </table:table-cell>
          <table:table-cell table:style-name="ce13" office:value-type="float" office:value="81559" calcext:value-type="float">
            <text:p>81.559</text:p>
          </table:table-cell>
          <table:table-cell table:style-name="ce13" office:value-type="float" office:value="43282" calcext:value-type="float">
            <text:p>43.282</text:p>
          </table:table-cell>
          <table:table-cell table:style-name="ce13" office:value-type="float" office:value="27062" calcext:value-type="float">
            <text:p>27.062</text:p>
          </table:table-cell>
          <table:table-cell table:style-name="ce13" office:value-type="float" office:value="941" calcext:value-type="float">
            <text:p>941</text:p>
          </table:table-cell>
          <table:table-cell table:style-name="ce13" office:value-type="float" office:value="12187" calcext:value-type="float">
            <text:p>12.18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0.3745823244351" calcext:value-type="float">
            <text:p><text:s/>20,37 </text:p>
          </table:table-cell>
          <table:table-cell office:value-type="float" office:value="62.7822665109499" calcext:value-type="float">
            <text:p><text:s/>62,78 </text:p>
          </table:table-cell>
          <table:table-cell office:value-type="float" office:value="3500699" calcext:value-type="float">
            <text:p>3.500.699 </text:p>
          </table:table-cell>
          <table:table-cell table:style-name="ce12" office:value-type="float" office:value="17181697" calcext:value-type="float">
            <text:p>17.181.697,00</text:p>
          </table:table-cell>
          <table:table-cell table:style-name="ce12" office:value-type="float" office:value="5575936" calcext:value-type="float">
            <text:p>5.575.936,00</text:p>
          </table:table-cell>
          <table:table-cell table:style-name="ce13" office:value-type="float" office:value="113357" calcext:value-type="float">
            <text:p>113.357</text:p>
          </table:table-cell>
          <table:table-cell table:style-name="ce13" office:value-type="float" office:value="1009" calcext:value-type="float">
            <text:p>1.009</text:p>
          </table:table-cell>
          <table:table-cell table:style-name="ce13" office:value-type="float" office:value="81354" calcext:value-type="float">
            <text:p>81.354</text:p>
          </table:table-cell>
          <table:table-cell table:style-name="ce13" office:value-type="float" office:value="1459443" calcext:value-type="float">
            <text:p>1.459.443</text:p>
          </table:table-cell>
          <table:table-cell table:style-name="ce13" office:value-type="float" office:value="295457" calcext:value-type="float">
            <text:p>295.457</text:p>
          </table:table-cell>
          <table:table-cell table:style-name="ce13" office:value-type="float" office:value="816056" calcext:value-type="float">
            <text:p>816.056</text:p>
          </table:table-cell>
          <table:table-cell table:style-name="ce13" office:value-type="float" office:value="536049" calcext:value-type="float">
            <text:p>536.049</text:p>
          </table:table-cell>
          <table:table-cell table:style-name="ce13" office:value-type="float" office:value="199589" calcext:value-type="float">
            <text:p>199.58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4.632577746788" calcext:value-type="float">
            <text:p><text:s/>44,63 </text:p>
          </table:table-cell>
          <table:table-cell office:value-type="float" office:value="106.534941281467" calcext:value-type="float">
            <text:p><text:s/>106,53 </text:p>
          </table:table-cell>
          <table:table-cell office:value-type="float" office:value="1369186" calcext:value-type="float">
            <text:p>1.369.186 </text:p>
          </table:table-cell>
          <table:table-cell table:style-name="ce12" office:value-type="float" office:value="3067683" calcext:value-type="float">
            <text:p>3.067.683,00</text:p>
          </table:table-cell>
          <table:table-cell table:style-name="ce12" office:value-type="float" office:value="1285199" calcext:value-type="float">
            <text:p>1.285.19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9234" calcext:value-type="float">
            <text:p>9.234</text:p>
          </table:table-cell>
          <table:table-cell table:style-name="ce13" office:value-type="float" office:value="290291" calcext:value-type="float">
            <text:p>290.291</text:p>
          </table:table-cell>
          <table:table-cell table:style-name="ce13" office:value-type="float" office:value="219166" calcext:value-type="float">
            <text:p>219.166</text:p>
          </table:table-cell>
          <table:table-cell table:style-name="ce13" office:value-type="float" office:value="445345" calcext:value-type="float">
            <text:p>445.345</text:p>
          </table:table-cell>
          <table:table-cell table:style-name="ce13" office:value-type="float" office:value="264805" calcext:value-type="float">
            <text:p>264.805</text:p>
          </table:table-cell>
          <table:table-cell table:style-name="ce13" office:value-type="float" office:value="142253" calcext:value-type="float">
            <text:p>142.25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8.35838388395506" calcext:value-type="float">
            <text:p><text:s/>8,36 </text:p>
          </table:table-cell>
          <table:table-cell office:value-type="float" office:value="32.8575008674866" calcext:value-type="float">
            <text:p><text:s/>32,86 </text:p>
          </table:table-cell>
          <table:table-cell office:value-type="float" office:value="34089" calcext:value-type="float">
            <text:p>34.089 </text:p>
          </table:table-cell>
          <table:table-cell table:style-name="ce12" office:value-type="float" office:value="407842" calcext:value-type="float">
            <text:p>407.842,00</text:p>
          </table:table-cell>
          <table:table-cell table:style-name="ce12" office:value-type="float" office:value="103748" calcext:value-type="float">
            <text:p>103.748,00</text:p>
          </table:table-cell>
          <table:table-cell table:style-name="ce13" office:value-type="float" office:value="6500" calcext:value-type="float">
            <text:p>6.50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414" calcext:value-type="float">
            <text:p>2.414</text:p>
          </table:table-cell>
          <table:table-cell table:style-name="ce13" office:value-type="float" office:value="14624" calcext:value-type="float">
            <text:p>14.624</text:p>
          </table:table-cell>
          <table:table-cell table:style-name="ce13" office:value-type="float" office:value="6112" calcext:value-type="float">
            <text:p>6.112</text:p>
          </table:table-cell>
          <table:table-cell table:style-name="ce13" office:value-type="float" office:value="4347" calcext:value-type="float">
            <text:p>4.347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8.35312361429173" calcext:value-type="float">
            <text:p><text:s/>8,35 </text:p>
          </table:table-cell>
          <table:table-cell office:value-type="float" office:value="31.2517049960349" calcext:value-type="float">
            <text:p><text:s/>31,25 </text:p>
          </table:table-cell>
          <table:table-cell office:value-type="float" office:value="98521" calcext:value-type="float">
            <text:p>98.521 </text:p>
          </table:table-cell>
          <table:table-cell table:style-name="ce12" office:value-type="float" office:value="1179451" calcext:value-type="float">
            <text:p>1.179.451,00</text:p>
          </table:table-cell>
          <table:table-cell table:style-name="ce12" office:value-type="float" office:value="315250" calcext:value-type="float">
            <text:p>315.250,00</text:p>
          </table:table-cell>
          <table:table-cell table:style-name="ce13" office:value-type="float" office:value="1035" calcext:value-type="float">
            <text:p>1.03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2968" calcext:value-type="float">
            <text:p>2.968</text:p>
          </table:table-cell>
          <table:table-cell table:style-name="ce13" office:value-type="float" office:value="34167" calcext:value-type="float">
            <text:p>34.167</text:p>
          </table:table-cell>
          <table:table-cell table:style-name="ce13" office:value-type="float" office:value="24282" calcext:value-type="float">
            <text:p>24.282</text:p>
          </table:table-cell>
          <table:table-cell table:style-name="ce13" office:value-type="float" office:value="21887" calcext:value-type="float">
            <text:p>21.887</text:p>
          </table:table-cell>
          <table:table-cell table:style-name="ce13" office:value-type="float" office:value="9251" calcext:value-type="float">
            <text:p>9.251</text:p>
          </table:table-cell>
          <table:table-cell table:style-name="ce13" office:value-type="float" office:value="4630" calcext:value-type="float">
            <text:p>4.63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6.8304851291441" calcext:value-type="float">
            <text:p><text:s/>16,83 </text:p>
          </table:table-cell>
          <table:table-cell office:value-type="float" office:value="54.9023033373551" calcext:value-type="float">
            <text:p><text:s/>54,90 </text:p>
          </table:table-cell>
          <table:table-cell office:value-type="float" office:value="100564" calcext:value-type="float">
            <text:p>100.564 </text:p>
          </table:table-cell>
          <table:table-cell table:style-name="ce12" office:value-type="float" office:value="597510.999999999" calcext:value-type="float">
            <text:p>597.511,00</text:p>
          </table:table-cell>
          <table:table-cell table:style-name="ce12" office:value-type="float" office:value="183169" calcext:value-type="float">
            <text:p>183.169,00</text:p>
          </table:table-cell>
          <table:table-cell table:style-name="ce13" office:value-type="float" office:value="5010" calcext:value-type="float">
            <text:p>5.010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4471" calcext:value-type="float">
            <text:p>4.471</text:p>
          </table:table-cell>
          <table:table-cell table:style-name="ce13" office:value-type="float" office:value="85598" calcext:value-type="float">
            <text:p>85.598</text:p>
          </table:table-cell>
          <table:table-cell table:style-name="ce13" office:value-type="float" office:value="5369" calcext:value-type="float">
            <text:p>5.36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9.373198551696" calcext:value-type="float">
            <text:p><text:s/>19,37 </text:p>
          </table:table-cell>
          <table:table-cell office:value-type="float" office:value="63.2743661231958" calcext:value-type="float">
            <text:p><text:s/>63,27 </text:p>
          </table:table-cell>
          <table:table-cell office:value-type="float" office:value="713073" calcext:value-type="float">
            <text:p>713.073 </text:p>
          </table:table-cell>
          <table:table-cell table:style-name="ce12" office:value-type="float" office:value="3680719" calcext:value-type="float">
            <text:p>3.680.719,00</text:p>
          </table:table-cell>
          <table:table-cell table:style-name="ce12" office:value-type="float" office:value="1126954" calcext:value-type="float">
            <text:p>1.126.954,00</text:p>
          </table:table-cell>
          <table:table-cell table:style-name="ce13" office:value-type="float" office:value="8110" calcext:value-type="float">
            <text:p>8.11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21779" calcext:value-type="float">
            <text:p>21.779</text:p>
          </table:table-cell>
          <table:table-cell table:style-name="ce13" office:value-type="float" office:value="219630" calcext:value-type="float">
            <text:p>219.630</text:p>
          </table:table-cell>
          <table:table-cell table:style-name="ce13" office:value-type="float" office:value="102596" calcext:value-type="float">
            <text:p>102.596</text:p>
          </table:table-cell>
          <table:table-cell table:style-name="ce13" office:value-type="float" office:value="244291" calcext:value-type="float">
            <text:p>244.291</text:p>
          </table:table-cell>
          <table:table-cell table:style-name="ce13" office:value-type="float" office:value="78852" calcext:value-type="float">
            <text:p>78.852</text:p>
          </table:table-cell>
          <table:table-cell table:style-name="ce13" office:value-type="float" office:value="34950" calcext:value-type="float">
            <text:p>34.95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90324738534082" calcext:value-type="float">
            <text:p><text:s/>8,90 </text:p>
          </table:table-cell>
          <table:table-cell office:value-type="float" office:value="33.8097539088117" calcext:value-type="float">
            <text:p><text:s/>33,81 </text:p>
          </table:table-cell>
          <table:table-cell office:value-type="float" office:value="97957" calcext:value-type="float">
            <text:p>97.957 </text:p>
          </table:table-cell>
          <table:table-cell table:style-name="ce12" office:value-type="float" office:value="1100239" calcext:value-type="float">
            <text:p>1.100.239,00</text:p>
          </table:table-cell>
          <table:table-cell table:style-name="ce12" office:value-type="float" office:value="289730" calcext:value-type="float">
            <text:p>289.73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7047" calcext:value-type="float">
            <text:p>7.047</text:p>
          </table:table-cell>
          <table:table-cell table:style-name="ce13" office:value-type="float" office:value="38268" calcext:value-type="float">
            <text:p>38.268</text:p>
          </table:table-cell>
          <table:table-cell table:style-name="ce13" office:value-type="float" office:value="24066" calcext:value-type="float">
            <text:p>24.066</text:p>
          </table:table-cell>
          <table:table-cell table:style-name="ce13" office:value-type="float" office:value="17926" calcext:value-type="float">
            <text:p>17.926</text:p>
          </table:table-cell>
          <table:table-cell table:style-name="ce13" office:value-type="float" office:value="6780" calcext:value-type="float">
            <text:p>6.780</text:p>
          </table:table-cell>
          <table:table-cell table:style-name="ce13" office:value-type="float" office:value="3862" calcext:value-type="float">
            <text:p>3.86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4.7116484535059" calcext:value-type="float">
            <text:p><text:s/>14,71 </text:p>
          </table:table-cell>
          <table:table-cell office:value-type="float" office:value="49.2026118705284" calcext:value-type="float">
            <text:p><text:s/>49,20 </text:p>
          </table:table-cell>
          <table:table-cell office:value-type="float" office:value="199985" calcext:value-type="float">
            <text:p>199.985 </text:p>
          </table:table-cell>
          <table:table-cell table:style-name="ce12" office:value-type="float" office:value="1359365" calcext:value-type="float">
            <text:p>1.359.365,00</text:p>
          </table:table-cell>
          <table:table-cell table:style-name="ce12" office:value-type="float" office:value="406452" calcext:value-type="float">
            <text:p>406.45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179" calcext:value-type="float">
            <text:p>8.179</text:p>
          </table:table-cell>
          <table:table-cell table:style-name="ce13" office:value-type="float" office:value="94459" calcext:value-type="float">
            <text:p>94.459</text:p>
          </table:table-cell>
          <table:table-cell table:style-name="ce13" office:value-type="float" office:value="44570" calcext:value-type="float">
            <text:p>44.570</text:p>
          </table:table-cell>
          <table:table-cell table:style-name="ce13" office:value-type="float" office:value="34281" calcext:value-type="float">
            <text:p>34.281</text:p>
          </table:table-cell>
          <table:table-cell table:style-name="ce13" office:value-type="float" office:value="12012" calcext:value-type="float">
            <text:p>12.012</text:p>
          </table:table-cell>
          <table:table-cell table:style-name="ce13" office:value-type="float" office:value="5920" calcext:value-type="float">
            <text:p>5.92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7.4919076165093" calcext:value-type="float">
            <text:p><text:s/>7,49 </text:p>
          </table:table-cell>
          <table:table-cell office:value-type="float" office:value="29.434226520797" calcext:value-type="float">
            <text:p><text:s/>29,43 </text:p>
          </table:table-cell>
          <table:table-cell office:value-type="float" office:value="44554" calcext:value-type="float">
            <text:p>44.554 </text:p>
          </table:table-cell>
          <table:table-cell table:style-name="ce12" office:value-type="float" office:value="594695" calcext:value-type="float">
            <text:p>594.695,00</text:p>
          </table:table-cell>
          <table:table-cell table:style-name="ce12" office:value-type="float" office:value="151368" calcext:value-type="float">
            <text:p>151.36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10" calcext:value-type="float">
            <text:p>1.110</text:p>
          </table:table-cell>
          <table:table-cell table:style-name="ce13" office:value-type="float" office:value="3568" calcext:value-type="float">
            <text:p>3.568</text:p>
          </table:table-cell>
          <table:table-cell table:style-name="ce13" office:value-type="float" office:value="22409" calcext:value-type="float">
            <text:p>22.409</text:p>
          </table:table-cell>
          <table:table-cell table:style-name="ce13" office:value-type="float" office:value="5176" calcext:value-type="float">
            <text:p>5.176</text:p>
          </table:table-cell>
          <table:table-cell table:style-name="ce13" office:value-type="float" office:value="9727" calcext:value-type="float">
            <text:p>9.727</text:p>
          </table:table-cell>
          <table:table-cell table:style-name="ce13" office:value-type="float" office:value="1313" calcext:value-type="float">
            <text:p>1.313</text:p>
          </table:table-cell>
          <table:table-cell table:style-name="ce13" office:value-type="float" office:value="1243" calcext:value-type="float">
            <text:p>1.24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99239747680142" calcext:value-type="float">
            <text:p><text:s/>5,99 </text:p>
          </table:table-cell>
          <table:table-cell office:value-type="float" office:value="23.4322027298545" calcext:value-type="float">
            <text:p><text:s/>23,43 </text:p>
          </table:table-cell>
          <table:table-cell office:value-type="float" office:value="45133" calcext:value-type="float">
            <text:p>45.133 </text:p>
          </table:table-cell>
          <table:table-cell table:style-name="ce12" office:value-type="float" office:value="753171" calcext:value-type="float">
            <text:p>753.171,00</text:p>
          </table:table-cell>
          <table:table-cell table:style-name="ce12" office:value-type="float" office:value="192611" calcext:value-type="float">
            <text:p>192.61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3320" calcext:value-type="float">
            <text:p>3.320</text:p>
          </table:table-cell>
          <table:table-cell table:style-name="ce13" office:value-type="float" office:value="29319" calcext:value-type="float">
            <text:p>29.319</text:p>
          </table:table-cell>
          <table:table-cell table:style-name="ce13" office:value-type="float" office:value="8083" calcext:value-type="float">
            <text:p>8.083</text:p>
          </table:table-cell>
          <table:table-cell table:style-name="ce13" office:value-type="float" office:value="3977" calcext:value-type="float">
            <text:p>3.97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3.407010658268" calcext:value-type="float">
            <text:p><text:s/>23,41 </text:p>
          </table:table-cell>
          <table:table-cell office:value-type="float" office:value="71.0403378727806" calcext:value-type="float">
            <text:p><text:s/>71,04 </text:p>
          </table:table-cell>
          <table:table-cell office:value-type="float" office:value="82421" calcext:value-type="float">
            <text:p>82.421 </text:p>
          </table:table-cell>
          <table:table-cell table:style-name="ce12" office:value-type="float" office:value="352121.000000001" calcext:value-type="float">
            <text:p>352.121,00</text:p>
          </table:table-cell>
          <table:table-cell table:style-name="ce12" office:value-type="float" office:value="116020" calcext:value-type="float">
            <text:p>116.020,00</text:p>
          </table:table-cell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8797" calcext:value-type="float">
            <text:p>8.797</text:p>
          </table:table-cell>
          <table:table-cell table:style-name="ce13" office:value-type="float" office:value="68083" calcext:value-type="float">
            <text:p>68.083</text:p>
          </table:table-cell>
          <table:table-cell table:style-name="ce13" office:value-type="float" office:value="2409" calcext:value-type="float">
            <text:p>2.409</text:p>
          </table:table-cell>
          <table:table-cell table:style-name="ce13" office:value-type="float" office:value="965" calcext:value-type="float">
            <text:p>965</text:p>
          </table:table-cell>
          <table:table-cell table:style-name="ce13" office:value-type="float" office:value="969" calcext:value-type="float">
            <text:p>969</text:p>
          </table:table-cell>
          <table:table-cell table:style-name="ce13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5709228844089" calcext:value-type="float">
            <text:p><text:s/>13,57 </text:p>
          </table:table-cell>
          <table:table-cell office:value-type="float" office:value="50.9778907392324" calcext:value-type="float">
            <text:p><text:s/>50,98 </text:p>
          </table:table-cell>
          <table:table-cell office:value-type="float" office:value="51948" calcext:value-type="float">
            <text:p>51.948 </text:p>
          </table:table-cell>
          <table:table-cell table:style-name="ce12" office:value-type="float" office:value="382789" calcext:value-type="float">
            <text:p>382.789,00</text:p>
          </table:table-cell>
          <table:table-cell table:style-name="ce12" office:value-type="float" office:value="101903" calcext:value-type="float">
            <text:p>101.90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384" calcext:value-type="float">
            <text:p>1.384</text:p>
          </table:table-cell>
          <table:table-cell table:style-name="ce13" office:value-type="float" office:value="40679" calcext:value-type="float">
            <text:p>40.679</text:p>
          </table:table-cell>
          <table:table-cell table:style-name="ce13" office:value-type="float" office:value="4198" calcext:value-type="float">
            <text:p>4.198</text:p>
          </table:table-cell>
          <table:table-cell table:style-name="ce13" office:value-type="float" office:value="5640" calcext:value-type="float">
            <text:p>5.64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318226443151" calcext:value-type="float">
            <text:p><text:s/>10,32 </text:p>
          </table:table-cell>
          <table:table-cell office:value-type="float" office:value="36.9728727240613" calcext:value-type="float">
            <text:p><text:s/>36,97 </text:p>
          </table:table-cell>
          <table:table-cell office:value-type="float" office:value="200952" calcext:value-type="float">
            <text:p>200.952 </text:p>
          </table:table-cell>
          <table:table-cell table:style-name="ce12" office:value-type="float" office:value="1947543.99999999" calcext:value-type="float">
            <text:p>1.947.544,00</text:p>
          </table:table-cell>
          <table:table-cell table:style-name="ce12" office:value-type="float" office:value="543512" calcext:value-type="float">
            <text:p>543.512,00</text:p>
          </table:table-cell>
          <table:table-cell table:style-name="ce13" office:value-type="float" office:value="33788" calcext:value-type="float">
            <text:p>33.78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58" calcext:value-type="float">
            <text:p>1.658</text:p>
          </table:table-cell>
          <table:table-cell table:style-name="ce13" office:value-type="float" office:value="164596" calcext:value-type="float">
            <text:p>164.596</text:p>
          </table:table-cell>
          <table:table-cell table:style-name="ce13" office:value-type="float" office:value="515" calcext:value-type="float">
            <text:p>515</text:p>
          </table:table-cell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61598877251767" calcext:value-type="float">
            <text:p><text:s/>8,62 </text:p>
          </table:table-cell>
          <table:table-cell office:value-type="float" office:value="31.6309076822218" calcext:value-type="float">
            <text:p><text:s/>31,63 </text:p>
          </table:table-cell>
          <table:table-cell office:value-type="float" office:value="106147" calcext:value-type="float">
            <text:p>106.147 </text:p>
          </table:table-cell>
          <table:table-cell table:style-name="ce12" office:value-type="float" office:value="1231977" calcext:value-type="float">
            <text:p>1.231.977,00</text:p>
          </table:table-cell>
          <table:table-cell table:style-name="ce12" office:value-type="float" office:value="335580" calcext:value-type="float">
            <text:p>335.58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6092" calcext:value-type="float">
            <text:p>6.092</text:p>
          </table:table-cell>
          <table:table-cell table:style-name="ce13" office:value-type="float" office:value="39489" calcext:value-type="float">
            <text:p>39.489</text:p>
          </table:table-cell>
          <table:table-cell table:style-name="ce13" office:value-type="float" office:value="23569" calcext:value-type="float">
            <text:p>23.569</text:p>
          </table:table-cell>
          <table:table-cell table:style-name="ce13" office:value-type="float" office:value="23747" calcext:value-type="float">
            <text:p>23.747</text:p>
          </table:table-cell>
          <table:table-cell table:style-name="ce13" office:value-type="float" office:value="11888" calcext:value-type="float">
            <text:p>11.888</text:p>
          </table:table-cell>
          <table:table-cell table:style-name="ce13" office:value-type="float" office:value="3866" calcext:value-type="float">
            <text:p>3.86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7.9318778103692" calcext:value-type="float">
            <text:p><text:s/>17,93 </text:p>
          </table:table-cell>
          <table:table-cell office:value-type="float" office:value="60.2367916140203" calcext:value-type="float">
            <text:p><text:s/>60,24 </text:p>
          </table:table-cell>
          <table:table-cell office:value-type="float" office:value="115848" calcext:value-type="float">
            <text:p>115.848 </text:p>
          </table:table-cell>
          <table:table-cell table:style-name="ce12" office:value-type="float" office:value="646045.000000002" calcext:value-type="float">
            <text:p>646.045,00</text:p>
          </table:table-cell>
          <table:table-cell table:style-name="ce12" office:value-type="float" office:value="192321" calcext:value-type="float">
            <text:p>192.321,00</text:p>
          </table:table-cell>
          <table:table-cell table:style-name="ce13" office:value-type="float" office:value="6105" calcext:value-type="float">
            <text:p>6.105</text:p>
          </table:table-cell>
          <table:table-cell table:style-name="ce13" office:value-type="float" office:value="1396" calcext:value-type="float">
            <text:p>1.396</text:p>
          </table:table-cell>
          <table:table-cell table:style-name="ce13" office:value-type="float" office:value="2408" calcext:value-type="float">
            <text:p>2.408</text:p>
          </table:table-cell>
          <table:table-cell table:style-name="ce13" office:value-type="float" office:value="56035" calcext:value-type="float">
            <text:p>56.035</text:p>
          </table:table-cell>
          <table:table-cell table:style-name="ce13" office:value-type="float" office:value="1314" calcext:value-type="float">
            <text:p>1.314</text:p>
          </table:table-cell>
          <table:table-cell table:style-name="ce13" office:value-type="float" office:value="26417" calcext:value-type="float">
            <text:p>26.417</text:p>
          </table:table-cell>
          <table:table-cell table:style-name="ce13" office:value-type="float" office:value="12442" calcext:value-type="float">
            <text:p>12.442</text:p>
          </table:table-cell>
          <table:table-cell table:style-name="ce13" office:value-type="float" office:value="8551" calcext:value-type="float">
            <text:p>8.551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5.4255830893773" calcext:value-type="float">
            <text:p><text:s/>15,43 </text:p>
          </table:table-cell>
          <table:table-cell office:value-type="float" office:value="50.1478946239634" calcext:value-type="float">
            <text:p><text:s/>50,15 </text:p>
          </table:table-cell>
          <table:table-cell office:value-type="float" office:value="112235" calcext:value-type="float">
            <text:p>112.235 </text:p>
          </table:table-cell>
          <table:table-cell table:style-name="ce12" office:value-type="float" office:value="727589.999999998" calcext:value-type="float">
            <text:p>727.590,00</text:p>
          </table:table-cell>
          <table:table-cell table:style-name="ce12" office:value-type="float" office:value="223808" calcext:value-type="float">
            <text:p>223.808,00</text:p>
          </table:table-cell>
          <table:table-cell table:style-name="ce13" office:value-type="float" office:value="3975" calcext:value-type="float">
            <text:p>3.975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5298" calcext:value-type="float">
            <text:p>5.298</text:p>
          </table:table-cell>
          <table:table-cell table:style-name="ce13" office:value-type="float" office:value="75056" calcext:value-type="float">
            <text:p>75.056</text:p>
          </table:table-cell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16480" calcext:value-type="float">
            <text:p>16.480</text:p>
          </table:table-cell>
          <table:table-cell table:style-name="ce13" office:value-type="float" office:value="6663" calcext:value-type="float">
            <text:p>6.663</text:p>
          </table:table-cell>
          <table:table-cell table:style-name="ce13" office:value-type="float" office:value="3725" calcext:value-type="float">
            <text:p>3.725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9.67310280884578" calcext:value-type="float">
            <text:p><text:s/>9,67 </text:p>
          </table:table-cell>
          <table:table-cell office:value-type="float" office:value="39.9371920998973" calcext:value-type="float">
            <text:p><text:s/>39,94 </text:p>
          </table:table-cell>
          <table:table-cell office:value-type="float" office:value="134167" calcext:value-type="float">
            <text:p>134.167 </text:p>
          </table:table-cell>
          <table:table-cell table:style-name="ce12" office:value-type="float" office:value="1387011" calcext:value-type="float">
            <text:p>1.387.011,00</text:p>
          </table:table-cell>
          <table:table-cell table:style-name="ce12" office:value-type="float" office:value="335945" calcext:value-type="float">
            <text:p>335.94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3990" calcext:value-type="float">
            <text:p>3.990</text:p>
          </table:table-cell>
          <table:table-cell table:style-name="ce13" office:value-type="float" office:value="61763" calcext:value-type="float">
            <text:p>61.763</text:p>
          </table:table-cell>
          <table:table-cell table:style-name="ce13" office:value-type="float" office:value="33285" calcext:value-type="float">
            <text:p>33.285</text:p>
          </table:table-cell>
          <table:table-cell table:style-name="ce13" office:value-type="float" office:value="28431" calcext:value-type="float">
            <text:p>28.431</text:p>
          </table:table-cell>
          <table:table-cell table:style-name="ce13" office:value-type="float" office:value="7239" calcext:value-type="float">
            <text:p>7.239</text:p>
          </table:table-cell>
          <table:table-cell table:style-name="ce13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39284171164165" calcext:value-type="float">
            <text:p><text:s/>8,39 </text:p>
          </table:table-cell>
          <table:table-cell office:value-type="float" office:value="32.9466488486842" calcext:value-type="float">
            <text:p><text:s/>32,95 </text:p>
          </table:table-cell>
          <table:table-cell office:value-type="float" office:value="64101" calcext:value-type="float">
            <text:p>64.101 </text:p>
          </table:table-cell>
          <table:table-cell table:style-name="ce12" office:value-type="float" office:value="763758" calcext:value-type="float">
            <text:p>763.758,00</text:p>
          </table:table-cell>
          <table:table-cell table:style-name="ce12" office:value-type="float" office:value="194560" calcext:value-type="float">
            <text:p>194.560,00</text:p>
          </table:table-cell>
          <table:table-cell table:style-name="ce13" office:value-type="float" office:value="5068" calcext:value-type="float">
            <text:p>5.0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378" calcext:value-type="float">
            <text:p>1.378</text:p>
          </table:table-cell>
          <table:table-cell table:style-name="ce13" office:value-type="float" office:value="57591" calcext:value-type="float">
            <text:p>57.591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4.33613750896293" calcext:value-type="float">
            <text:p><text:s/>4,34 </text:p>
          </table:table-cell>
          <table:table-cell office:value-type="float" office:value="15.1504244913514" calcext:value-type="float">
            <text:p><text:s/>15,15 </text:p>
          </table:table-cell>
          <table:table-cell office:value-type="float" office:value="21468" calcext:value-type="float">
            <text:p>21.468 </text:p>
          </table:table-cell>
          <table:table-cell table:style-name="ce12" office:value-type="float" office:value="495095" calcext:value-type="float">
            <text:p>495.095,00</text:p>
          </table:table-cell>
          <table:table-cell table:style-name="ce12" office:value-type="float" office:value="141699" calcext:value-type="float">
            <text:p>141.699,00</text:p>
          </table:table-cell>
          <table:table-cell table:style-name="ce13" office:value-type="float" office:value="9284" calcext:value-type="float">
            <text:p>9.284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1992" calcext:value-type="float">
            <text:p>11.99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9.91958805094006" calcext:value-type="float">
            <text:p><text:s/>9,92 </text:p>
          </table:table-cell>
          <table:table-cell office:value-type="float" office:value="33.3323645100661" calcext:value-type="float">
            <text:p><text:s/>33,33 </text:p>
          </table:table-cell>
          <table:table-cell office:value-type="float" office:value="34405" calcext:value-type="float">
            <text:p>34.405 </text:p>
          </table:table-cell>
          <table:table-cell table:style-name="ce12" office:value-type="float" office:value="346839" calcext:value-type="float">
            <text:p>346.839,00</text:p>
          </table:table-cell>
          <table:table-cell table:style-name="ce12" office:value-type="float" office:value="103218" calcext:value-type="float">
            <text:p>103.218,00</text:p>
          </table:table-cell>
          <table:table-cell table:style-name="ce13" office:value-type="float" office:value="4267" calcext:value-type="float">
            <text:p>4.2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8600" calcext:value-type="float">
            <text:p>28.600</text:p>
          </table:table-cell>
          <table:table-cell table:style-name="ce13" office:value-type="float" office:value="655" calcext:value-type="float">
            <text:p>65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9.6755915306821" calcext:value-type="float">
            <text:p><text:s/>19,68 </text:p>
          </table:table-cell>
          <table:table-cell office:value-type="float" office:value="62.5707923995744" calcext:value-type="float">
            <text:p><text:s/>62,57 </text:p>
          </table:table-cell>
          <table:table-cell office:value-type="float" office:value="684552" calcext:value-type="float">
            <text:p>684.552 </text:p>
          </table:table-cell>
          <table:table-cell table:style-name="ce12" office:value-type="float" office:value="3479194" calcext:value-type="float">
            <text:p>3.479.194,00</text:p>
          </table:table-cell>
          <table:table-cell table:style-name="ce12" office:value-type="float" office:value="1094044" calcext:value-type="float">
            <text:p>1.094.044,00</text:p>
          </table:table-cell>
          <table:table-cell table:style-name="ce13" office:value-type="float" office:value="22257" calcext:value-type="float">
            <text:p>22.257</text:p>
          </table:table-cell>
          <table:table-cell table:style-name="ce13" office:value-type="float" office:value="744" calcext:value-type="float">
            <text:p>744</text:p>
          </table:table-cell>
          <table:table-cell table:style-name="ce13" office:value-type="float" office:value="34267" calcext:value-type="float">
            <text:p>34.267</text:p>
          </table:table-cell>
          <table:table-cell table:style-name="ce13" office:value-type="float" office:value="262603" calcext:value-type="float">
            <text:p>262.603</text:p>
          </table:table-cell>
          <table:table-cell table:style-name="ce13" office:value-type="float" office:value="112143" calcext:value-type="float">
            <text:p>112.143</text:p>
          </table:table-cell>
          <table:table-cell table:style-name="ce13" office:value-type="float" office:value="175540" calcext:value-type="float">
            <text:p>175.540</text:p>
          </table:table-cell>
          <table:table-cell table:style-name="ce13" office:value-type="float" office:value="50525" calcext:value-type="float">
            <text:p>50.525</text:p>
          </table:table-cell>
          <table:table-cell table:style-name="ce13" office:value-type="float" office:value="26512" calcext:value-type="float">
            <text:p>26.51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8.75016058933938" calcext:value-type="float">
            <text:p><text:s/>8,75 </text:p>
          </table:table-cell>
          <table:table-cell office:value-type="float" office:value="35.2564642111642" calcext:value-type="float">
            <text:p><text:s/>35,26 </text:p>
          </table:table-cell>
          <table:table-cell office:value-type="float" office:value="83775" calcext:value-type="float">
            <text:p>83.775 </text:p>
          </table:table-cell>
          <table:table-cell table:style-name="ce12" office:value-type="float" office:value="957410.999999999" calcext:value-type="float">
            <text:p>957.411,00</text:p>
          </table:table-cell>
          <table:table-cell table:style-name="ce12" office:value-type="float" office:value="237616" calcext:value-type="float">
            <text:p>237.616,00</text:p>
          </table:table-cell>
          <table:table-cell table:style-name="ce13" office:value-type="float" office:value="17589" calcext:value-type="float">
            <text:p>17.58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717" calcext:value-type="float">
            <text:p>2.717</text:p>
          </table:table-cell>
          <table:table-cell table:style-name="ce13" office:value-type="float" office:value="41362" calcext:value-type="float">
            <text:p>41.362</text:p>
          </table:table-cell>
          <table:table-cell table:style-name="ce13" office:value-type="float" office:value="18721" calcext:value-type="float">
            <text:p>18.721</text:p>
          </table:table-cell>
          <table:table-cell table:style-name="ce13" office:value-type="float" office:value="3278" calcext:value-type="float">
            <text:p>3.278</text:p>
          </table:table-cell>
          <table:table-cell table:number-columns-repeated="2" table:style-name="ce13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7.1623165159911" calcext:value-type="float">
            <text:p><text:s/>27,16 </text:p>
          </table:table-cell>
          <table:table-cell office:value-type="float" office:value="91.6051962953856" calcext:value-type="float">
            <text:p><text:s/>91,61 </text:p>
          </table:table-cell>
          <table:table-cell office:value-type="float" office:value="44707" calcext:value-type="float">
            <text:p>44.707 </text:p>
          </table:table-cell>
          <table:table-cell table:style-name="ce12" office:value-type="float" office:value="164592" calcext:value-type="float">
            <text:p>164.592,00</text:p>
          </table:table-cell>
          <table:table-cell table:style-name="ce12" office:value-type="float" office:value="48804" calcext:value-type="float">
            <text:p>48.804,0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40912" calcext:value-type="float">
            <text:p>40.912</text:p>
          </table:table-cell>
          <table:table-cell table:style-name="ce13" office:value-type="float" office:value="2217" calcext:value-type="float">
            <text:p>2.217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<text:s/>2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0.2836712071486" calcext:value-type="float">
            <text:p><text:s/>10,28 </text:p>
          </table:table-cell>
          <table:table-cell office:value-type="float" office:value="41.5125631700174" calcext:value-type="float">
            <text:p><text:s/>41,51 </text:p>
          </table:table-cell>
          <table:table-cell office:value-type="float" office:value="169957" calcext:value-type="float">
            <text:p>169.957 </text:p>
          </table:table-cell>
          <table:table-cell table:style-name="ce12" office:value-type="float" office:value="1652688" calcext:value-type="float">
            <text:p>1.652.688,00</text:p>
          </table:table-cell>
          <table:table-cell table:style-name="ce12" office:value-type="float" office:value="409411" calcext:value-type="float">
            <text:p>409.411,00</text:p>
          </table:table-cell>
          <table:table-cell table:style-name="ce13" office:value-type="float" office:value="1305" calcext:value-type="float">
            <text:p>1.30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735" calcext:value-type="float">
            <text:p>6.735</text:p>
          </table:table-cell>
          <table:table-cell table:style-name="ce13" office:value-type="float" office:value="79899" calcext:value-type="float">
            <text:p>79.899</text:p>
          </table:table-cell>
          <table:table-cell table:style-name="ce13" office:value-type="float" office:value="44968" calcext:value-type="float">
            <text:p>44.968</text:p>
          </table:table-cell>
          <table:table-cell table:style-name="ce13" office:value-type="float" office:value="27059" calcext:value-type="float">
            <text:p>27.059</text:p>
          </table:table-cell>
          <table:table-cell table:style-name="ce13" office:value-type="float" office:value="1084" calcext:value-type="float">
            <text:p>1.084</text:p>
          </table:table-cell>
          <table:table-cell table:style-name="ce13" office:value-type="float" office:value="8784" calcext:value-type="float">
            <text:p>8.78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20.2796529105795" calcext:value-type="float">
            <text:p><text:s/>20,28 </text:p>
          </table:table-cell>
          <table:table-cell office:value-type="float" office:value="62.6262116616845" calcext:value-type="float">
            <text:p><text:s/>62,63 </text:p>
          </table:table-cell>
          <table:table-cell office:value-type="float" office:value="3475446" calcext:value-type="float">
            <text:p>3.475.446 </text:p>
          </table:table-cell>
          <table:table-cell table:style-name="ce12" office:value-type="float" office:value="17137601" calcext:value-type="float">
            <text:p>17.137.601,00</text:p>
          </table:table-cell>
          <table:table-cell table:style-name="ce12" office:value-type="float" office:value="5549507" calcext:value-type="float">
            <text:p>5.549.507,00</text:p>
          </table:table-cell>
          <table:table-cell table:style-name="ce13" office:value-type="float" office:value="105818" calcext:value-type="float">
            <text:p>105.818</text:p>
          </table:table-cell>
          <table:table-cell table:style-name="ce13" office:value-type="float" office:value="1514" calcext:value-type="float">
            <text:p>1.514</text:p>
          </table:table-cell>
          <table:table-cell table:style-name="ce13" office:value-type="float" office:value="74766" calcext:value-type="float">
            <text:p>74.766</text:p>
          </table:table-cell>
          <table:table-cell table:style-name="ce13" office:value-type="float" office:value="1445752" calcext:value-type="float">
            <text:p>1.445.752</text:p>
          </table:table-cell>
          <table:table-cell table:style-name="ce13" office:value-type="float" office:value="292732" calcext:value-type="float">
            <text:p>292.732</text:p>
          </table:table-cell>
          <table:table-cell table:style-name="ce13" office:value-type="float" office:value="886678" calcext:value-type="float">
            <text:p>886.678</text:p>
          </table:table-cell>
          <table:table-cell table:style-name="ce13" office:value-type="float" office:value="480237" calcext:value-type="float">
            <text:p>480.237</text:p>
          </table:table-cell>
          <table:table-cell table:style-name="ce13" office:value-type="float" office:value="184203" calcext:value-type="float">
            <text:p>184.20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4.5629613204179" calcext:value-type="float">
            <text:p><text:s/>44,56 </text:p>
          </table:table-cell>
          <table:table-cell office:value-type="float" office:value="106.235671745868" calcext:value-type="float">
            <text:p><text:s/>106,24 </text:p>
          </table:table-cell>
          <table:table-cell office:value-type="float" office:value="1366570" calcext:value-type="float">
            <text:p>1.366.570 </text:p>
          </table:table-cell>
          <table:table-cell table:style-name="ce12" office:value-type="float" office:value="3066605" calcext:value-type="float">
            <text:p>3.066.605,00</text:p>
          </table:table-cell>
          <table:table-cell table:style-name="ce12" office:value-type="float" office:value="1286357" calcext:value-type="float">
            <text:p>1.286.35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0039" calcext:value-type="float">
            <text:p>10.039</text:p>
          </table:table-cell>
          <table:table-cell table:style-name="ce13" office:value-type="float" office:value="292566" calcext:value-type="float">
            <text:p>292.566</text:p>
          </table:table-cell>
          <table:table-cell table:style-name="ce13" office:value-type="float" office:value="222737" calcext:value-type="float">
            <text:p>222.737</text:p>
          </table:table-cell>
          <table:table-cell table:style-name="ce13" office:value-type="float" office:value="487826" calcext:value-type="float">
            <text:p>487.826</text:p>
          </table:table-cell>
          <table:table-cell table:style-name="ce13" office:value-type="float" office:value="227953" calcext:value-type="float">
            <text:p>227.953</text:p>
          </table:table-cell>
          <table:table-cell table:style-name="ce13" office:value-type="float" office:value="127384" calcext:value-type="float">
            <text:p>127.38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8.34209853727587" calcext:value-type="float">
            <text:p><text:s/>8,34 </text:p>
          </table:table-cell>
          <table:table-cell office:value-type="float" office:value="32.7936161374154" calcext:value-type="float">
            <text:p><text:s/>32,79 </text:p>
          </table:table-cell>
          <table:table-cell office:value-type="float" office:value="33945" calcext:value-type="float">
            <text:p>33.945 </text:p>
          </table:table-cell>
          <table:table-cell table:style-name="ce12" office:value-type="float" office:value="406912" calcext:value-type="float">
            <text:p>406.912,00</text:p>
          </table:table-cell>
          <table:table-cell table:style-name="ce12" office:value-type="float" office:value="103511" calcext:value-type="float">
            <text:p>103.511,00</text:p>
          </table:table-cell>
          <table:table-cell table:style-name="ce13" office:value-type="float" office:value="6500" calcext:value-type="float">
            <text:p>6.50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2896" calcext:value-type="float">
            <text:p>2.896</text:p>
          </table:table-cell>
          <table:table-cell table:style-name="ce13" office:value-type="float" office:value="14770" calcext:value-type="float">
            <text:p>14.770</text:p>
          </table:table-cell>
          <table:table-cell table:style-name="ce13" office:value-type="float" office:value="6145" calcext:value-type="float">
            <text:p>6.145</text:p>
          </table:table-cell>
          <table:table-cell table:style-name="ce13" office:value-type="float" office:value="3539" calcext:value-type="float">
            <text:p>3.5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8.240328535252" calcext:value-type="float">
            <text:p><text:s/>8,24 </text:p>
          </table:table-cell>
          <table:table-cell office:value-type="float" office:value="30.8299276457025" calcext:value-type="float">
            <text:p><text:s/>30,83 </text:p>
          </table:table-cell>
          <table:table-cell office:value-type="float" office:value="96937" calcext:value-type="float">
            <text:p>96.937 </text:p>
          </table:table-cell>
          <table:table-cell table:style-name="ce12" office:value-type="float" office:value="1176373" calcext:value-type="float">
            <text:p>1.176.373,00</text:p>
          </table:table-cell>
          <table:table-cell table:style-name="ce12" office:value-type="float" office:value="314425" calcext:value-type="float">
            <text:p>314.425,00</text:p>
          </table:table-cell>
          <table:table-cell table:style-name="ce13" office:value-type="float" office:value="1035" calcext:value-type="float">
            <text:p>1.03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3261" calcext:value-type="float">
            <text:p>3.261</text:p>
          </table:table-cell>
          <table:table-cell table:style-name="ce13" office:value-type="float" office:value="32516" calcext:value-type="float">
            <text:p>32.516</text:p>
          </table:table-cell>
          <table:table-cell table:style-name="ce13" office:value-type="float" office:value="24488" calcext:value-type="float">
            <text:p>24.488</text:p>
          </table:table-cell>
          <table:table-cell table:style-name="ce13" office:value-type="float" office:value="23296" calcext:value-type="float">
            <text:p>23.296</text:p>
          </table:table-cell>
          <table:table-cell table:style-name="ce13" office:value-type="float" office:value="8219" calcext:value-type="float">
            <text:p>8.219</text:p>
          </table:table-cell>
          <table:table-cell table:style-name="ce13" office:value-type="float" office:value="3897" calcext:value-type="float">
            <text:p>3.897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6.4663265563409" calcext:value-type="float">
            <text:p><text:s/>16,47 </text:p>
          </table:table-cell>
          <table:table-cell office:value-type="float" office:value="53.7156048824891" calcext:value-type="float">
            <text:p><text:s/>53,72 </text:p>
          </table:table-cell>
          <table:table-cell office:value-type="float" office:value="97959" calcext:value-type="float">
            <text:p>97.959 </text:p>
          </table:table-cell>
          <table:table-cell table:style-name="ce12" office:value-type="float" office:value="594905.000000001" calcext:value-type="float">
            <text:p>594.905,00</text:p>
          </table:table-cell>
          <table:table-cell table:style-name="ce12" office:value-type="float" office:value="182366" calcext:value-type="float">
            <text:p>182.366,00</text:p>
          </table:table-cell>
          <table:table-cell table:style-name="ce13" office:value-type="float" office:value="5010" calcext:value-type="float">
            <text:p>5.010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4314" calcext:value-type="float">
            <text:p>4.314</text:p>
          </table:table-cell>
          <table:table-cell table:style-name="ce13" office:value-type="float" office:value="83161" calcext:value-type="float">
            <text:p>83.161</text:p>
          </table:table-cell>
          <table:table-cell table:style-name="ce13" office:value-type="float" office:value="5358" calcext:value-type="float">
            <text:p>5.35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9.4473810733398" calcext:value-type="float">
            <text:p><text:s/>19,45 </text:p>
          </table:table-cell>
          <table:table-cell office:value-type="float" office:value="63.5171696520162" calcext:value-type="float">
            <text:p><text:s/>63,52 </text:p>
          </table:table-cell>
          <table:table-cell office:value-type="float" office:value="713926" calcext:value-type="float">
            <text:p>713.926 </text:p>
          </table:table-cell>
          <table:table-cell table:style-name="ce12" office:value-type="float" office:value="3671064.99999999" calcext:value-type="float">
            <text:p>3.671.065,00</text:p>
          </table:table-cell>
          <table:table-cell table:style-name="ce12" office:value-type="float" office:value="1123989" calcext:value-type="float">
            <text:p>1.123.989,00</text:p>
          </table:table-cell>
          <table:table-cell table:style-name="ce13" office:value-type="float" office:value="10049" calcext:value-type="float">
            <text:p>10.049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23922" calcext:value-type="float">
            <text:p>23.922</text:p>
          </table:table-cell>
          <table:table-cell table:style-name="ce13" office:value-type="float" office:value="222815" calcext:value-type="float">
            <text:p>222.815</text:p>
          </table:table-cell>
          <table:table-cell table:style-name="ce13" office:value-type="float" office:value="104300" calcext:value-type="float">
            <text:p>104.300</text:p>
          </table:table-cell>
          <table:table-cell table:style-name="ce13" office:value-type="float" office:value="266259" calcext:value-type="float">
            <text:p>266.259</text:p>
          </table:table-cell>
          <table:table-cell table:style-name="ce13" office:value-type="float" office:value="57137" calcext:value-type="float">
            <text:p>57.137</text:p>
          </table:table-cell>
          <table:table-cell table:style-name="ce13" office:value-type="float" office:value="29228" calcext:value-type="float">
            <text:p>29.228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60133260210877" calcext:value-type="float">
            <text:p><text:s/>8,60 </text:p>
          </table:table-cell>
          <table:table-cell office:value-type="float" office:value="32.6634608731751" calcext:value-type="float">
            <text:p><text:s/>32,66 </text:p>
          </table:table-cell>
          <table:table-cell office:value-type="float" office:value="94417" calcext:value-type="float">
            <text:p>94.417 </text:p>
          </table:table-cell>
          <table:table-cell table:style-name="ce12" office:value-type="float" office:value="1097702" calcext:value-type="float">
            <text:p>1.097.702,00</text:p>
          </table:table-cell>
          <table:table-cell table:style-name="ce12" office:value-type="float" office:value="289060" calcext:value-type="float">
            <text:p>289.06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005" calcext:value-type="float">
            <text:p>5.005</text:p>
          </table:table-cell>
          <table:table-cell table:style-name="ce13" office:value-type="float" office:value="37152" calcext:value-type="float">
            <text:p>37.152</text:p>
          </table:table-cell>
          <table:table-cell table:style-name="ce13" office:value-type="float" office:value="24038" calcext:value-type="float">
            <text:p>24.038</text:p>
          </table:table-cell>
          <table:table-cell table:style-name="ce13" office:value-type="float" office:value="19068" calcext:value-type="float">
            <text:p>19.068</text:p>
          </table:table-cell>
          <table:table-cell table:style-name="ce13" office:value-type="float" office:value="5890" calcext:value-type="float">
            <text:p>5.890</text:p>
          </table:table-cell>
          <table:table-cell table:style-name="ce13" office:value-type="float" office:value="3256" calcext:value-type="float">
            <text:p>3.25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4.5556734563254" calcext:value-type="float">
            <text:p><text:s/>14,56 </text:p>
          </table:table-cell>
          <table:table-cell office:value-type="float" office:value="48.6812024178572" calcext:value-type="float">
            <text:p><text:s/>48,68 </text:p>
          </table:table-cell>
          <table:table-cell office:value-type="float" office:value="197394" calcext:value-type="float">
            <text:p>197.394 </text:p>
          </table:table-cell>
          <table:table-cell table:style-name="ce12" office:value-type="float" office:value="1356131" calcext:value-type="float">
            <text:p>1.356.131,00</text:p>
          </table:table-cell>
          <table:table-cell table:style-name="ce12" office:value-type="float" office:value="405483" calcext:value-type="float">
            <text:p>405.48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8861" calcext:value-type="float">
            <text:p>8.861</text:p>
          </table:table-cell>
          <table:table-cell table:style-name="ce13" office:value-type="float" office:value="90080" calcext:value-type="float">
            <text:p>90.080</text:p>
          </table:table-cell>
          <table:table-cell table:style-name="ce13" office:value-type="float" office:value="45599" calcext:value-type="float">
            <text:p>45.599</text:p>
          </table:table-cell>
          <table:table-cell table:style-name="ce13" office:value-type="float" office:value="37401" calcext:value-type="float">
            <text:p>37.401</text:p>
          </table:table-cell>
          <table:table-cell table:style-name="ce13" office:value-type="float" office:value="9818" calcext:value-type="float">
            <text:p>9.818</text:p>
          </table:table-cell>
          <table:table-cell table:style-name="ce13" office:value-type="float" office:value="5071" calcext:value-type="float">
            <text:p>5.071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5.44800982825826" calcext:value-type="float">
            <text:p><text:s/>5,45 </text:p>
          </table:table-cell>
          <table:table-cell office:value-type="float" office:value="21.4043102592114" calcext:value-type="float">
            <text:p><text:s/>21,40 </text:p>
          </table:table-cell>
          <table:table-cell office:value-type="float" office:value="32328" calcext:value-type="float">
            <text:p>32.328 </text:p>
          </table:table-cell>
          <table:table-cell table:style-name="ce12" office:value-type="float" office:value="593391.000000001" calcext:value-type="float">
            <text:p>593.391,00</text:p>
          </table:table-cell>
          <table:table-cell table:style-name="ce12" office:value-type="float" office:value="151035" calcext:value-type="float">
            <text:p>151.03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10" calcext:value-type="float">
            <text:p>1.110</text:p>
          </table:table-cell>
          <table:table-cell table:style-name="ce13" office:value-type="float" office:value="3803" calcext:value-type="float">
            <text:p>3.803</text:p>
          </table:table-cell>
          <table:table-cell table:style-name="ce13" office:value-type="float" office:value="10092" calcext:value-type="float">
            <text:p>10.092</text:p>
          </table:table-cell>
          <table:table-cell table:style-name="ce13" office:value-type="float" office:value="5117" calcext:value-type="float">
            <text:p>5.117</text:p>
          </table:table-cell>
          <table:table-cell table:style-name="ce13" office:value-type="float" office:value="10061" calcext:value-type="float">
            <text:p>10.061</text:p>
          </table:table-cell>
          <table:table-cell table:style-name="ce13" office:value-type="float" office:value="1091" calcext:value-type="float">
            <text:p>1.091</text:p>
          </table:table-cell>
          <table:table-cell table:style-name="ce13" office:value-type="float" office:value="1046" calcext:value-type="float">
            <text:p>1.04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91282950582615" calcext:value-type="float">
            <text:p><text:s/>5,91 </text:p>
          </table:table-cell>
          <table:table-cell office:value-type="float" office:value="23.1212608756775" calcext:value-type="float">
            <text:p><text:s/>23,12 </text:p>
          </table:table-cell>
          <table:table-cell office:value-type="float" office:value="44406" calcext:value-type="float">
            <text:p>44.406 </text:p>
          </table:table-cell>
          <table:table-cell table:style-name="ce12" office:value-type="float" office:value="751011" calcext:value-type="float">
            <text:p>751.011,00</text:p>
          </table:table-cell>
          <table:table-cell table:style-name="ce12" office:value-type="float" office:value="192057" calcext:value-type="float">
            <text:p>192.05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4807" calcext:value-type="float">
            <text:p>4.807</text:p>
          </table:table-cell>
          <table:table-cell table:style-name="ce13" office:value-type="float" office:value="27219" calcext:value-type="float">
            <text:p>27.219</text:p>
          </table:table-cell>
          <table:table-cell table:style-name="ce13" office:value-type="float" office:value="8044" calcext:value-type="float">
            <text:p>8.044</text:p>
          </table:table-cell>
          <table:table-cell table:style-name="ce13" office:value-type="float" office:value="3925" calcext:value-type="float">
            <text:p>3.925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3.6412486623102" calcext:value-type="float">
            <text:p><text:s/>23,64 </text:p>
          </table:table-cell>
          <table:table-cell office:value-type="float" office:value="71.751636922758" calcext:value-type="float">
            <text:p><text:s/>71,75 </text:p>
          </table:table-cell>
          <table:table-cell office:value-type="float" office:value="83064" calcext:value-type="float">
            <text:p>83.064 </text:p>
          </table:table-cell>
          <table:table-cell table:style-name="ce12" office:value-type="float" office:value="351351.999999999" calcext:value-type="float">
            <text:p>351.352,00</text:p>
          </table:table-cell>
          <table:table-cell table:style-name="ce12" office:value-type="float" office:value="115766" calcext:value-type="float">
            <text:p>115.766,00</text:p>
          </table:table-cell>
          <table:table-cell table:style-name="ce13" office:value-type="float" office:value="3503" calcext:value-type="float">
            <text:p>3.503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8119" calcext:value-type="float">
            <text:p>8.119</text:p>
          </table:table-cell>
          <table:table-cell table:style-name="ce13" office:value-type="float" office:value="67104" calcext:value-type="float">
            <text:p>67.104</text:p>
          </table:table-cell>
          <table:table-cell table:style-name="ce13" office:value-type="float" office:value="1616" calcext:value-type="float">
            <text:p>1.616</text:p>
          </table:table-cell>
          <table:table-cell table:style-name="ce13" office:value-type="float" office:value="1076" calcext:value-type="float">
            <text:p>1.076</text:p>
          </table:table-cell>
          <table:table-cell table:style-name="ce13" office:value-type="float" office:value="614" calcext:value-type="float">
            <text:p>614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6947700631199" calcext:value-type="float">
            <text:p><text:s/>13,69 </text:p>
          </table:table-cell>
          <table:table-cell office:value-type="float" office:value="51.4435101124481" calcext:value-type="float">
            <text:p><text:s/>51,44 </text:p>
          </table:table-cell>
          <table:table-cell office:value-type="float" office:value="52245" calcext:value-type="float">
            <text:p>52.245 </text:p>
          </table:table-cell>
          <table:table-cell table:style-name="ce12" office:value-type="float" office:value="381496.000000001" calcext:value-type="float">
            <text:p>381.496,00</text:p>
          </table:table-cell>
          <table:table-cell table:style-name="ce12" office:value-type="float" office:value="101558" calcext:value-type="float">
            <text:p>101.55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485" calcext:value-type="float">
            <text:p>1.485</text:p>
          </table:table-cell>
          <table:table-cell table:style-name="ce13" office:value-type="float" office:value="40680" calcext:value-type="float">
            <text:p>40.680</text:p>
          </table:table-cell>
          <table:table-cell table:style-name="ce13" office:value-type="float" office:value="4217" calcext:value-type="float">
            <text:p>4.217</text:p>
          </table:table-cell>
          <table:table-cell table:style-name="ce13" office:value-type="float" office:value="5831" calcext:value-type="float">
            <text:p>5.83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10.3458430919679" calcext:value-type="float">
            <text:p><text:s/>10,35 </text:p>
          </table:table-cell>
          <table:table-cell office:value-type="float" office:value="37.0721511024033" calcext:value-type="float">
            <text:p><text:s/>37,07 </text:p>
          </table:table-cell>
          <table:table-cell office:value-type="float" office:value="200947" calcext:value-type="float">
            <text:p>200.947 </text:p>
          </table:table-cell>
          <table:table-cell table:style-name="ce12" office:value-type="float" office:value="1942297" calcext:value-type="float">
            <text:p>1.942.297,00</text:p>
          </table:table-cell>
          <table:table-cell table:style-name="ce12" office:value-type="float" office:value="542043" calcext:value-type="float">
            <text:p>542.043,00</text:p>
          </table:table-cell>
          <table:table-cell table:style-name="ce13" office:value-type="float" office:value="33788" calcext:value-type="float">
            <text:p>33.78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62" calcext:value-type="float">
            <text:p>1.662</text:p>
          </table:table-cell>
          <table:table-cell table:style-name="ce13" office:value-type="float" office:value="164599" calcext:value-type="float">
            <text:p>164.599</text:p>
          </table:table-cell>
          <table:table-cell table:style-name="ce13" office:value-type="float" office:value="501" calcext:value-type="float">
            <text:p>501</text:p>
          </table:table-cell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43227841660731" calcext:value-type="float">
            <text:p><text:s/>8,43 </text:p>
          </table:table-cell>
          <table:table-cell office:value-type="float" office:value="30.9567358844696" calcext:value-type="float">
            <text:p><text:s/>30,96 </text:p>
          </table:table-cell>
          <table:table-cell office:value-type="float" office:value="103580" calcext:value-type="float">
            <text:p>103.580 </text:p>
          </table:table-cell>
          <table:table-cell table:style-name="ce12" office:value-type="float" office:value="1228375" calcext:value-type="float">
            <text:p>1.228.375,00</text:p>
          </table:table-cell>
          <table:table-cell table:style-name="ce12" office:value-type="float" office:value="334596" calcext:value-type="float">
            <text:p>334.59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700" calcext:value-type="float">
            <text:p>4.700</text:p>
          </table:table-cell>
          <table:table-cell table:style-name="ce13" office:value-type="float" office:value="35820" calcext:value-type="float">
            <text:p>35.820</text:p>
          </table:table-cell>
          <table:table-cell table:style-name="ce13" office:value-type="float" office:value="23291" calcext:value-type="float">
            <text:p>23.291</text:p>
          </table:table-cell>
          <table:table-cell table:style-name="ce13" office:value-type="float" office:value="26223" calcext:value-type="float">
            <text:p>26.223</text:p>
          </table:table-cell>
          <table:table-cell table:style-name="ce13" office:value-type="float" office:value="10241" calcext:value-type="float">
            <text:p>10.241</text:p>
          </table:table-cell>
          <table:table-cell table:style-name="ce13" office:value-type="float" office:value="3219" calcext:value-type="float">
            <text:p>3.21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8.3128386973519" calcext:value-type="float">
            <text:p><text:s/>18,31 </text:p>
          </table:table-cell>
          <table:table-cell office:value-type="float" office:value="61.5173903515637" calcext:value-type="float">
            <text:p><text:s/>61,52 </text:p>
          </table:table-cell>
          <table:table-cell office:value-type="float" office:value="117903" calcext:value-type="float">
            <text:p>117.903 </text:p>
          </table:table-cell>
          <table:table-cell table:style-name="ce12" office:value-type="float" office:value="643827.000000001" calcext:value-type="float">
            <text:p>643.827,00</text:p>
          </table:table-cell>
          <table:table-cell table:style-name="ce12" office:value-type="float" office:value="191658" calcext:value-type="float">
            <text:p>191.658,00</text:p>
          </table:table-cell>
          <table:table-cell table:style-name="ce13" office:value-type="float" office:value="6105" calcext:value-type="float">
            <text:p>6.105</text:p>
          </table:table-cell>
          <table:table-cell table:style-name="ce13" office:value-type="float" office:value="1396" calcext:value-type="float">
            <text:p>1.396</text:p>
          </table:table-cell>
          <table:table-cell table:style-name="ce13" office:value-type="float" office:value="2367" calcext:value-type="float">
            <text:p>2.367</text:p>
          </table:table-cell>
          <table:table-cell table:style-name="ce13" office:value-type="float" office:value="59468" calcext:value-type="float">
            <text:p>59.468</text:p>
          </table:table-cell>
          <table:table-cell table:style-name="ce13" office:value-type="float" office:value="1311" calcext:value-type="float">
            <text:p>1.311</text:p>
          </table:table-cell>
          <table:table-cell table:style-name="ce13" office:value-type="float" office:value="29012" calcext:value-type="float">
            <text:p>29.012</text:p>
          </table:table-cell>
          <table:table-cell table:style-name="ce13" office:value-type="float" office:value="9709" calcext:value-type="float">
            <text:p>9.709</text:p>
          </table:table-cell>
          <table:table-cell table:style-name="ce13" office:value-type="float" office:value="7378" calcext:value-type="float">
            <text:p>7.378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5.3235670915437" calcext:value-type="float">
            <text:p><text:s/>15,32 </text:p>
          </table:table-cell>
          <table:table-cell office:value-type="float" office:value="49.8168613122324" calcext:value-type="float">
            <text:p><text:s/>49,82 </text:p>
          </table:table-cell>
          <table:table-cell office:value-type="float" office:value="111119" calcext:value-type="float">
            <text:p>111.119 </text:p>
          </table:table-cell>
          <table:table-cell table:style-name="ce12" office:value-type="float" office:value="725151" calcext:value-type="float">
            <text:p>725.151,00</text:p>
          </table:table-cell>
          <table:table-cell table:style-name="ce12" office:value-type="float" office:value="223055" calcext:value-type="float">
            <text:p>223.055,00</text:p>
          </table:table-cell>
          <table:table-cell table:style-name="ce13" office:value-type="float" office:value="3975" calcext:value-type="float">
            <text:p>3.975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5333" calcext:value-type="float">
            <text:p>5.333</text:p>
          </table:table-cell>
          <table:table-cell table:style-name="ce13" office:value-type="float" office:value="74894" calcext:value-type="float">
            <text:p>74.894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17997" calcext:value-type="float">
            <text:p>17.997</text:p>
          </table:table-cell>
          <table:table-cell table:style-name="ce13" office:value-type="float" office:value="4972" calcext:value-type="float">
            <text:p>4.972</text:p>
          </table:table-cell>
          <table:table-cell table:style-name="ce13" office:value-type="float" office:value="3129" calcext:value-type="float">
            <text:p>3.129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9.63384544384639" calcext:value-type="float">
            <text:p><text:s/>9,63 </text:p>
          </table:table-cell>
          <table:table-cell office:value-type="float" office:value="39.7755916329188" calcext:value-type="float">
            <text:p><text:s/>39,78 </text:p>
          </table:table-cell>
          <table:table-cell office:value-type="float" office:value="133183" calcext:value-type="float">
            <text:p>133.183 </text:p>
          </table:table-cell>
          <table:table-cell table:style-name="ce12" office:value-type="float" office:value="1382449" calcext:value-type="float">
            <text:p>1.382.449,00</text:p>
          </table:table-cell>
          <table:table-cell table:style-name="ce12" office:value-type="float" office:value="334836" calcext:value-type="float">
            <text:p>334.83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4459" calcext:value-type="float">
            <text:p>4.459</text:p>
          </table:table-cell>
          <table:table-cell table:style-name="ce13" office:value-type="float" office:value="60334" calcext:value-type="float">
            <text:p>60.334</text:p>
          </table:table-cell>
          <table:table-cell table:style-name="ce13" office:value-type="float" office:value="33088" calcext:value-type="float">
            <text:p>33.088</text:p>
          </table:table-cell>
          <table:table-cell table:style-name="ce13" office:value-type="float" office:value="30771" calcext:value-type="float">
            <text:p>30.771</text:p>
          </table:table-cell>
          <table:table-cell table:style-name="ce13" office:value-type="float" office:value="5145" calcext:value-type="float">
            <text:p>5.145</text:p>
          </table:table-cell>
          <table:table-cell table:style-name="ce13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30680071057099" calcext:value-type="float">
            <text:p><text:s/>8,31 </text:p>
          </table:table-cell>
          <table:table-cell office:value-type="float" office:value="32.6091774516929" calcext:value-type="float">
            <text:p><text:s/>32,61 </text:p>
          </table:table-cell>
          <table:table-cell office:value-type="float" office:value="63268" calcext:value-type="float">
            <text:p>63.268 </text:p>
          </table:table-cell>
          <table:table-cell table:style-name="ce12" office:value-type="float" office:value="761641" calcext:value-type="float">
            <text:p>761.641,00</text:p>
          </table:table-cell>
          <table:table-cell table:style-name="ce12" office:value-type="float" office:value="194019" calcext:value-type="float">
            <text:p>194.019,00</text:p>
          </table:table-cell>
          <table:table-cell table:style-name="ce13" office:value-type="float" office:value="5068" calcext:value-type="float">
            <text:p>5.0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58" calcext:value-type="float">
            <text:p>1.058</text:p>
          </table:table-cell>
          <table:table-cell table:style-name="ce13" office:value-type="float" office:value="57078" calcext:value-type="float">
            <text:p>57.07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4.33561502267505" calcext:value-type="float">
            <text:p><text:s/>4,34 </text:p>
          </table:table-cell>
          <table:table-cell office:value-type="float" office:value="15.1487903482749" calcext:value-type="float">
            <text:p><text:s/>15,15 </text:p>
          </table:table-cell>
          <table:table-cell office:value-type="float" office:value="21396" calcext:value-type="float">
            <text:p>21.396 </text:p>
          </table:table-cell>
          <table:table-cell table:style-name="ce12" office:value-type="float" office:value="493494" calcext:value-type="float">
            <text:p>493.494,00</text:p>
          </table:table-cell>
          <table:table-cell table:style-name="ce12" office:value-type="float" office:value="141239" calcext:value-type="float">
            <text:p>141.239,00</text:p>
          </table:table-cell>
          <table:table-cell table:style-name="ce13" office:value-type="float" office:value="9284" calcext:value-type="float">
            <text:p>9.284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1920" calcext:value-type="float">
            <text:p>11.92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9.98473486255572" calcext:value-type="float">
            <text:p><text:s/>9,98 </text:p>
          </table:table-cell>
          <table:table-cell office:value-type="float" office:value="33.5527598985762" calcext:value-type="float">
            <text:p><text:s/>33,55 </text:p>
          </table:table-cell>
          <table:table-cell office:value-type="float" office:value="34405" calcext:value-type="float">
            <text:p>34.405 </text:p>
          </table:table-cell>
          <table:table-cell table:style-name="ce12" office:value-type="float" office:value="344576" calcext:value-type="float">
            <text:p>344.576,00</text:p>
          </table:table-cell>
          <table:table-cell table:style-name="ce12" office:value-type="float" office:value="102540" calcext:value-type="float">
            <text:p>102.540,00</text:p>
          </table:table-cell>
          <table:table-cell table:style-name="ce13" office:value-type="float" office:value="4267" calcext:value-type="float">
            <text:p>4.2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28600" calcext:value-type="float">
            <text:p>28.600</text:p>
          </table:table-cell>
          <table:table-cell table:style-name="ce13" office:value-type="float" office:value="655" calcext:value-type="float">
            <text:p>65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9.5846823687574" calcext:value-type="float">
            <text:p><text:s/>19,58 </text:p>
          </table:table-cell>
          <table:table-cell office:value-type="float" office:value="62.2819984430096" calcext:value-type="float">
            <text:p><text:s/>62,28 </text:p>
          </table:table-cell>
          <table:table-cell office:value-type="float" office:value="680026" calcext:value-type="float">
            <text:p>680.026 </text:p>
          </table:table-cell>
          <table:table-cell table:style-name="ce12" office:value-type="float" office:value="3472234" calcext:value-type="float">
            <text:p>3.472.234,00</text:p>
          </table:table-cell>
          <table:table-cell table:style-name="ce12" office:value-type="float" office:value="1091850" calcext:value-type="float">
            <text:p>1.091.850,00</text:p>
          </table:table-cell>
          <table:table-cell table:style-name="ce13" office:value-type="float" office:value="23181" calcext:value-type="float">
            <text:p>23.181</text:p>
          </table:table-cell>
          <table:table-cell table:style-name="ce13" office:value-type="float" office:value="1359" calcext:value-type="float">
            <text:p>1.359</text:p>
          </table:table-cell>
          <table:table-cell table:style-name="ce13" office:value-type="float" office:value="33639" calcext:value-type="float">
            <text:p>33.639</text:p>
          </table:table-cell>
          <table:table-cell table:style-name="ce13" office:value-type="float" office:value="262008" calcext:value-type="float">
            <text:p>262.008</text:p>
          </table:table-cell>
          <table:table-cell table:style-name="ce13" office:value-type="float" office:value="108576" calcext:value-type="float">
            <text:p>108.576</text:p>
          </table:table-cell>
          <table:table-cell table:style-name="ce13" office:value-type="float" office:value="188900" calcext:value-type="float">
            <text:p>188.900</text:p>
          </table:table-cell>
          <table:table-cell table:style-name="ce13" office:value-type="float" office:value="39589" calcext:value-type="float">
            <text:p>39.589</text:p>
          </table:table-cell>
          <table:table-cell table:style-name="ce13" office:value-type="float" office:value="22801" calcext:value-type="float">
            <text:p>22.801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8.68350419053065" calcext:value-type="float">
            <text:p><text:s/>8,68 </text:p>
          </table:table-cell>
          <table:table-cell office:value-type="float" office:value="34.9882694482421" calcext:value-type="float">
            <text:p><text:s/>34,99 </text:p>
          </table:table-cell>
          <table:table-cell office:value-type="float" office:value="82918" calcext:value-type="float">
            <text:p>82.918 </text:p>
          </table:table-cell>
          <table:table-cell table:style-name="ce12" office:value-type="float" office:value="954891" calcext:value-type="float">
            <text:p>954.891,00</text:p>
          </table:table-cell>
          <table:table-cell table:style-name="ce12" office:value-type="float" office:value="236988" calcext:value-type="float">
            <text:p>236.988,00</text:p>
          </table:table-cell>
          <table:table-cell table:style-name="ce13" office:value-type="float" office:value="17589" calcext:value-type="float">
            <text:p>17.58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910" calcext:value-type="float">
            <text:p>2.910</text:p>
          </table:table-cell>
          <table:table-cell table:style-name="ce13" office:value-type="float" office:value="41298" calcext:value-type="float">
            <text:p>41.298</text:p>
          </table:table-cell>
          <table:table-cell table:style-name="ce13" office:value-type="float" office:value="18914" calcext:value-type="float">
            <text:p>18.914</text:p>
          </table:table-cell>
          <table:table-cell table:style-name="ce13" office:value-type="float" office:value="3449" calcext:value-type="float">
            <text:p>3.44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19.3315233343117" calcext:value-type="float">
            <text:p><text:s/>19,33 </text:p>
          </table:table-cell>
          <table:table-cell office:value-type="float" office:value="65.1996370235935" calcext:value-type="float">
            <text:p><text:s/>65,20 </text:p>
          </table:table-cell>
          <table:table-cell office:value-type="float" office:value="31614" calcext:value-type="float">
            <text:p>31.614 </text:p>
          </table:table-cell>
          <table:table-cell table:style-name="ce12" office:value-type="float" office:value="163536" calcext:value-type="float">
            <text:p>163.536,00</text:p>
          </table:table-cell>
          <table:table-cell table:style-name="ce12" office:value-type="float" office:value="48488" calcext:value-type="float">
            <text:p>48.488,0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33987" calcext:value-type="float">
            <text:p>33.98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<text:s/>1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10.2001773500551" calcext:value-type="float">
            <text:p><text:s/>10,20 </text:p>
          </table:table-cell>
          <table:table-cell office:value-type="float" office:value="41.1760093888662" calcext:value-type="float">
            <text:p><text:s/>41,18 </text:p>
          </table:table-cell>
          <table:table-cell office:value-type="float" office:value="168057" calcext:value-type="float">
            <text:p>168.057 </text:p>
          </table:table-cell>
          <table:table-cell table:style-name="ce12" office:value-type="float" office:value="1647589.00000001" calcext:value-type="float">
            <text:p>1.647.589,00</text:p>
          </table:table-cell>
          <table:table-cell table:style-name="ce12" office:value-type="float" office:value="408143" calcext:value-type="float">
            <text:p>408.143,00</text:p>
          </table:table-cell>
          <table:table-cell table:style-name="ce13" office:value-type="float" office:value="1305" calcext:value-type="float">
            <text:p>1.30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7472" calcext:value-type="float">
            <text:p>7.472</text:p>
          </table:table-cell>
          <table:table-cell table:style-name="ce13" office:value-type="float" office:value="78811" calcext:value-type="float">
            <text:p>78.811</text:p>
          </table:table-cell>
          <table:table-cell table:style-name="ce13" office:value-type="float" office:value="45675" calcext:value-type="float">
            <text:p>45.675</text:p>
          </table:table-cell>
          <table:table-cell table:style-name="ce13" office:value-type="float" office:value="26405" calcext:value-type="float">
            <text:p>26.405</text:p>
          </table:table-cell>
          <table:table-cell table:style-name="ce13" office:value-type="float" office:value="1218" calcext:value-type="float">
            <text:p>1.218</text:p>
          </table:table-cell>
          <table:table-cell table:style-name="ce13" office:value-type="float" office:value="7082" calcext:value-type="float">
            <text:p>7.08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18.6146492483549" calcext:value-type="float">
            <text:p><text:s/>18,61 </text:p>
          </table:table-cell>
          <table:table-cell office:value-type="float" office:value="57.6096152902582" calcext:value-type="float">
            <text:p><text:s/>57,61 </text:p>
          </table:table-cell>
          <table:table-cell office:value-type="float" office:value="3181896" calcext:value-type="float">
            <text:p>3.181.896 </text:p>
          </table:table-cell>
          <table:table-cell table:style-name="ce12" office:value-type="float" office:value="17093505" calcext:value-type="float">
            <text:p>17.093.505,00</text:p>
          </table:table-cell>
          <table:table-cell table:style-name="ce12" office:value-type="float" office:value="5523203" calcext:value-type="float">
            <text:p>5.523.203,00</text:p>
          </table:table-cell>
          <table:table-cell table:style-name="ce13" office:value-type="float" office:value="114182" calcext:value-type="float">
            <text:p>114.182</text:p>
          </table:table-cell>
          <table:table-cell table:style-name="ce13" office:value-type="float" office:value="3865" calcext:value-type="float">
            <text:p>3.865</text:p>
          </table:table-cell>
          <table:table-cell table:style-name="ce13" office:value-type="float" office:value="55046" calcext:value-type="float">
            <text:p>55.046</text:p>
          </table:table-cell>
          <table:table-cell table:style-name="ce13" office:value-type="float" office:value="1551194" calcext:value-type="float">
            <text:p>1.551.194</text:p>
          </table:table-cell>
          <table:table-cell table:style-name="ce13" office:value-type="float" office:value="264645" calcext:value-type="float">
            <text:p>264.645</text:p>
          </table:table-cell>
          <table:table-cell table:style-name="ce13" office:value-type="float" office:value="712513" calcext:value-type="float">
            <text:p>712.513</text:p>
          </table:table-cell>
          <table:table-cell table:style-name="ce13" office:value-type="float" office:value="335140" calcext:value-type="float">
            <text:p>335.140</text:p>
          </table:table-cell>
          <table:table-cell table:style-name="ce13" office:value-type="float" office:value="151747" calcext:value-type="float">
            <text:p>151.74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51.6167209151056" calcext:value-type="float">
            <text:p><text:s/>51,62 </text:p>
          </table:table-cell>
          <table:table-cell office:value-type="float" office:value="122.89742418735" calcext:value-type="float">
            <text:p><text:s/>122,90 </text:p>
          </table:table-cell>
          <table:table-cell office:value-type="float" office:value="1582324" calcext:value-type="float">
            <text:p>1.582.324 </text:p>
          </table:table-cell>
          <table:table-cell table:style-name="ce12" office:value-type="float" office:value="3065526" calcext:value-type="float">
            <text:p>3.065.526,00</text:p>
          </table:table-cell>
          <table:table-cell table:style-name="ce12" office:value-type="float" office:value="1287516" calcext:value-type="float">
            <text:p>1.287.51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31411" calcext:value-type="float">
            <text:p>31.411</text:p>
          </table:table-cell>
          <table:table-cell table:style-name="ce13" office:value-type="float" office:value="517018" calcext:value-type="float">
            <text:p>517.018</text:p>
          </table:table-cell>
          <table:table-cell table:style-name="ce13" office:value-type="float" office:value="284040" calcext:value-type="float">
            <text:p>284.040</text:p>
          </table:table-cell>
          <table:table-cell table:style-name="ce13" office:value-type="float" office:value="458120" calcext:value-type="float">
            <text:p>458.120</text:p>
          </table:table-cell>
          <table:table-cell table:style-name="ce13" office:value-type="float" office:value="178396" calcext:value-type="float">
            <text:p>178.396</text:p>
          </table:table-cell>
          <table:table-cell table:style-name="ce13" office:value-type="float" office:value="114939" calcext:value-type="float">
            <text:p>114.93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7.28060041922938" calcext:value-type="float">
            <text:p><text:s/>7,28 </text:p>
          </table:table-cell>
          <table:table-cell office:value-type="float" office:value="28.6209500939249" calcext:value-type="float">
            <text:p><text:s/>28,62 </text:p>
          </table:table-cell>
          <table:table-cell office:value-type="float" office:value="29558" calcext:value-type="float">
            <text:p>29.558 </text:p>
          </table:table-cell>
          <table:table-cell table:style-name="ce12" office:value-type="float" office:value="405983" calcext:value-type="float">
            <text:p>405.983,00</text:p>
          </table:table-cell>
          <table:table-cell table:style-name="ce12" office:value-type="float" office:value="103274" calcext:value-type="float">
            <text:p>103.274,00</text:p>
          </table:table-cell>
          <table:table-cell table:style-name="ce13" office:value-type="float" office:value="2151" calcext:value-type="float">
            <text:p>2.15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182" calcext:value-type="float">
            <text:p>3.182</text:p>
          </table:table-cell>
          <table:table-cell table:style-name="ce13" office:value-type="float" office:value="15315" calcext:value-type="float">
            <text:p>15.315</text:p>
          </table:table-cell>
          <table:table-cell table:style-name="ce13" office:value-type="float" office:value="5904" calcext:value-type="float">
            <text:p>5.904</text:p>
          </table:table-cell>
          <table:table-cell table:style-name="ce13" office:value-type="float" office:value="2927" calcext:value-type="float">
            <text:p>2.92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8.23450197946808" calcext:value-type="float">
            <text:p><text:s/>8,23 </text:p>
          </table:table-cell>
          <table:table-cell office:value-type="float" office:value="30.8081581112365" calcext:value-type="float">
            <text:p><text:s/>30,81 </text:p>
          </table:table-cell>
          <table:table-cell office:value-type="float" office:value="96615" calcext:value-type="float">
            <text:p>96.615 </text:p>
          </table:table-cell>
          <table:table-cell table:style-name="ce12" office:value-type="float" office:value="1173295" calcext:value-type="float">
            <text:p>1.173.295,00</text:p>
          </table:table-cell>
          <table:table-cell table:style-name="ce12" office:value-type="float" office:value="313602" calcext:value-type="float">
            <text:p>313.602,00</text:p>
          </table:table-cell>
          <table:table-cell table:style-name="ce13" office:value-type="float" office:value="1035" calcext:value-type="float">
            <text:p>1.03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3432" calcext:value-type="float">
            <text:p>3.432</text:p>
          </table:table-cell>
          <table:table-cell table:style-name="ce13" office:value-type="float" office:value="37144" calcext:value-type="float">
            <text:p>37.144</text:p>
          </table:table-cell>
          <table:table-cell table:style-name="ce13" office:value-type="float" office:value="24088" calcext:value-type="float">
            <text:p>24.088</text:p>
          </table:table-cell>
          <table:table-cell table:style-name="ce13" office:value-type="float" office:value="20123" calcext:value-type="float">
            <text:p>20.123</text:p>
          </table:table-cell>
          <table:table-cell table:style-name="ce13" office:value-type="float" office:value="7290" calcext:value-type="float">
            <text:p>7.290</text:p>
          </table:table-cell>
          <table:table-cell table:style-name="ce13" office:value-type="float" office:value="3289" calcext:value-type="float">
            <text:p>3.28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5.7758159308052" calcext:value-type="float">
            <text:p><text:s/>15,78 </text:p>
          </table:table-cell>
          <table:table-cell office:value-type="float" office:value="51.4630962674935" calcext:value-type="float">
            <text:p><text:s/>51,46 </text:p>
          </table:table-cell>
          <table:table-cell office:value-type="float" office:value="93440" calcext:value-type="float">
            <text:p>93.440 </text:p>
          </table:table-cell>
          <table:table-cell table:style-name="ce12" office:value-type="float" office:value="592299.000000001" calcext:value-type="float">
            <text:p>592.299,00</text:p>
          </table:table-cell>
          <table:table-cell table:style-name="ce12" office:value-type="float" office:value="181567" calcext:value-type="float">
            <text:p>181.56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4313" calcext:value-type="float">
            <text:p>4.313</text:p>
          </table:table-cell>
          <table:table-cell table:style-name="ce13" office:value-type="float" office:value="83676" calcext:value-type="float">
            <text:p>83.676</text:p>
          </table:table-cell>
          <table:table-cell table:style-name="ce13" office:value-type="float" office:value="5355" calcext:value-type="float">
            <text:p>5.35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9.3908577867931" calcext:value-type="float">
            <text:p><text:s/>19,39 </text:p>
          </table:table-cell>
          <table:table-cell office:value-type="float" office:value="63.3326256520777" calcext:value-type="float">
            <text:p><text:s/>63,33 </text:p>
          </table:table-cell>
          <table:table-cell office:value-type="float" office:value="709979" calcext:value-type="float">
            <text:p>709.979 </text:p>
          </table:table-cell>
          <table:table-cell table:style-name="ce12" office:value-type="float" office:value="3661411.00000001" calcext:value-type="float">
            <text:p>3.661.411,00</text:p>
          </table:table-cell>
          <table:table-cell table:style-name="ce12" office:value-type="float" office:value="1121032" calcext:value-type="float">
            <text:p>1.121.032,00</text:p>
          </table:table-cell>
          <table:table-cell table:style-name="ce13" office:value-type="float" office:value="8429" calcext:value-type="float">
            <text:p>8.429</text:p>
          </table:table-cell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25411" calcext:value-type="float">
            <text:p>25.411</text:p>
          </table:table-cell>
          <table:table-cell table:style-name="ce13" office:value-type="float" office:value="280837" calcext:value-type="float">
            <text:p>280.837</text:p>
          </table:table-cell>
          <table:table-cell table:style-name="ce13" office:value-type="float" office:value="102892" calcext:value-type="float">
            <text:p>102.892</text:p>
          </table:table-cell>
          <table:table-cell table:style-name="ce13" office:value-type="float" office:value="217602" calcext:value-type="float">
            <text:p>217.602</text:p>
          </table:table-cell>
          <table:table-cell table:style-name="ce13" office:value-type="float" office:value="40898" calcext:value-type="float">
            <text:p>40.898</text:p>
          </table:table-cell>
          <table:table-cell table:style-name="ce13" office:value-type="float" office:value="24251" calcext:value-type="float">
            <text:p>24.25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56226362030962" calcext:value-type="float">
            <text:p><text:s/>8,56 </text:p>
          </table:table-cell>
          <table:table-cell office:value-type="float" office:value="32.5151183111876" calcext:value-type="float">
            <text:p><text:s/>32,52 </text:p>
          </table:table-cell>
          <table:table-cell office:value-type="float" office:value="93771" calcext:value-type="float">
            <text:p>93.771 </text:p>
          </table:table-cell>
          <table:table-cell table:style-name="ce12" office:value-type="float" office:value="1095166" calcext:value-type="float">
            <text:p>1.095.166,00</text:p>
          </table:table-cell>
          <table:table-cell table:style-name="ce12" office:value-type="float" office:value="288392" calcext:value-type="float">
            <text:p>288.39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5220" calcext:value-type="float">
            <text:p>5.220</text:p>
          </table:table-cell>
          <table:table-cell table:style-name="ce13" office:value-type="float" office:value="41080" calcext:value-type="float">
            <text:p>41.080</text:p>
          </table:table-cell>
          <table:table-cell table:style-name="ce13" office:value-type="float" office:value="23686" calcext:value-type="float">
            <text:p>23.686</text:p>
          </table:table-cell>
          <table:table-cell table:style-name="ce13" office:value-type="float" office:value="16046" calcext:value-type="float">
            <text:p>16.046</text:p>
          </table:table-cell>
          <table:table-cell table:style-name="ce13" office:value-type="float" office:value="5053" calcext:value-type="float">
            <text:p>5.053</text:p>
          </table:table-cell>
          <table:table-cell table:style-name="ce13" office:value-type="float" office:value="2675" calcext:value-type="float">
            <text:p>2.675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4.3176351801836" calcext:value-type="float">
            <text:p><text:s/>14,32 </text:p>
          </table:table-cell>
          <table:table-cell office:value-type="float" office:value="47.8852452937468" calcext:value-type="float">
            <text:p><text:s/>47,89 </text:p>
          </table:table-cell>
          <table:table-cell office:value-type="float" office:value="193703" calcext:value-type="float">
            <text:p>193.703 </text:p>
          </table:table-cell>
          <table:table-cell table:style-name="ce12" office:value-type="float" office:value="1352898" calcext:value-type="float">
            <text:p>1.352.898,00</text:p>
          </table:table-cell>
          <table:table-cell table:style-name="ce12" office:value-type="float" office:value="404515" calcext:value-type="float">
            <text:p>404.51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85" calcext:value-type="float">
            <text:p>1.685</text:p>
          </table:table-cell>
          <table:table-cell table:style-name="ce13" office:value-type="float" office:value="9078" calcext:value-type="float">
            <text:p>9.078</text:p>
          </table:table-cell>
          <table:table-cell table:style-name="ce13" office:value-type="float" office:value="95466" calcext:value-type="float">
            <text:p>95.466</text:p>
          </table:table-cell>
          <table:table-cell table:style-name="ce13" office:value-type="float" office:value="45189" calcext:value-type="float">
            <text:p>45.189</text:p>
          </table:table-cell>
          <table:table-cell table:style-name="ce13" office:value-type="float" office:value="30010" calcext:value-type="float">
            <text:p>30.010</text:p>
          </table:table-cell>
          <table:table-cell table:style-name="ce13" office:value-type="float" office:value="7958" calcext:value-type="float">
            <text:p>7.958</text:p>
          </table:table-cell>
          <table:table-cell table:style-name="ce13" office:value-type="float" office:value="4113" calcext:value-type="float">
            <text:p>4.11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5.41406007215144" calcext:value-type="float">
            <text:p><text:s/>5,41 </text:p>
          </table:table-cell>
          <table:table-cell office:value-type="float" office:value="21.2709766892497" calcext:value-type="float">
            <text:p><text:s/>21,27 </text:p>
          </table:table-cell>
          <table:table-cell office:value-type="float" office:value="32056" calcext:value-type="float">
            <text:p>32.056 </text:p>
          </table:table-cell>
          <table:table-cell table:style-name="ce12" office:value-type="float" office:value="592088" calcext:value-type="float">
            <text:p>592.088,00</text:p>
          </table:table-cell>
          <table:table-cell table:style-name="ce12" office:value-type="float" office:value="150703" calcext:value-type="float">
            <text:p>150.70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10" calcext:value-type="float">
            <text:p>1.110</text:p>
          </table:table-cell>
          <table:table-cell table:style-name="ce13" office:value-type="float" office:value="4061" calcext:value-type="float">
            <text:p>4.061</text:p>
          </table:table-cell>
          <table:table-cell table:style-name="ce13" office:value-type="float" office:value="13220" calcext:value-type="float">
            <text:p>13.220</text:p>
          </table:table-cell>
          <table:table-cell table:style-name="ce13" office:value-type="float" office:value="4867" calcext:value-type="float">
            <text:p>4.867</text:p>
          </table:table-cell>
          <table:table-cell table:style-name="ce13" office:value-type="float" office:value="6996" calcext:value-type="float">
            <text:p>6.996</text:p>
          </table:table-cell>
          <table:table-cell table:style-name="ce13" office:value-type="float" office:value="977" calcext:value-type="float">
            <text:p>977</text:p>
          </table:table-cell>
          <table:table-cell table:style-name="ce13" office:value-type="float" office:value="824" calcext:value-type="float">
            <text:p>82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81583543877829" calcext:value-type="float">
            <text:p><text:s/>5,82 </text:p>
          </table:table-cell>
          <table:table-cell office:value-type="float" office:value="22.742083716267" calcext:value-type="float">
            <text:p><text:s/>22,74 </text:p>
          </table:table-cell>
          <table:table-cell office:value-type="float" office:value="43552" calcext:value-type="float">
            <text:p>43.552 </text:p>
          </table:table-cell>
          <table:table-cell table:style-name="ce12" office:value-type="float" office:value="748852" calcext:value-type="float">
            <text:p>748.852,00</text:p>
          </table:table-cell>
          <table:table-cell table:style-name="ce12" office:value-type="float" office:value="191504" calcext:value-type="float">
            <text:p>191.50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5364" calcext:value-type="float">
            <text:p>5.364</text:p>
          </table:table-cell>
          <table:table-cell table:style-name="ce13" office:value-type="float" office:value="26566" calcext:value-type="float">
            <text:p>26.566</text:p>
          </table:table-cell>
          <table:table-cell table:style-name="ce13" office:value-type="float" office:value="7721" calcext:value-type="float">
            <text:p>7.721</text:p>
          </table:table-cell>
          <table:table-cell table:style-name="ce13" office:value-type="float" office:value="3507" calcext:value-type="float">
            <text:p>3.507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3.4099297739188" calcext:value-type="float">
            <text:p><text:s/>23,41 </text:p>
          </table:table-cell>
          <table:table-cell office:value-type="float" office:value="71.0497610637856" calcext:value-type="float">
            <text:p><text:s/>71,05 </text:p>
          </table:table-cell>
          <table:table-cell office:value-type="float" office:value="82071" calcext:value-type="float">
            <text:p>82.071 </text:p>
          </table:table-cell>
          <table:table-cell table:style-name="ce12" office:value-type="float" office:value="350582" calcext:value-type="float">
            <text:p>350.582,00</text:p>
          </table:table-cell>
          <table:table-cell table:style-name="ce12" office:value-type="float" office:value="115512" calcext:value-type="float">
            <text:p>115.512,00</text:p>
          </table:table-cell>
          <table:table-cell table:style-name="ce13" office:value-type="float" office:value="3503" calcext:value-type="float">
            <text:p>3.503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8729" calcext:value-type="float">
            <text:p>8.729</text:p>
          </table:table-cell>
          <table:table-cell table:style-name="ce13" office:value-type="float" office:value="66053" calcext:value-type="float">
            <text:p>66.053</text:p>
          </table:table-cell>
          <table:table-cell table:style-name="ce13" office:value-type="float" office:value="1227" calcext:value-type="float">
            <text:p>1.227</text:p>
          </table:table-cell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7279656603595" calcext:value-type="float">
            <text:p><text:s/>13,73 </text:p>
          </table:table-cell>
          <table:table-cell office:value-type="float" office:value="51.5684744054618" calcext:value-type="float">
            <text:p><text:s/>51,57 </text:p>
          </table:table-cell>
          <table:table-cell office:value-type="float" office:value="52194" calcext:value-type="float">
            <text:p>52.194 </text:p>
          </table:table-cell>
          <table:table-cell table:style-name="ce12" office:value-type="float" office:value="380202" calcext:value-type="float">
            <text:p>380.202,00</text:p>
          </table:table-cell>
          <table:table-cell table:style-name="ce12" office:value-type="float" office:value="101213" calcext:value-type="float">
            <text:p>101.21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488" calcext:value-type="float">
            <text:p>1.488</text:p>
          </table:table-cell>
          <table:table-cell table:style-name="ce13" office:value-type="float" office:value="40777" calcext:value-type="float">
            <text:p>40.777</text:p>
          </table:table-cell>
          <table:table-cell table:style-name="ce13" office:value-type="float" office:value="4083" calcext:value-type="float">
            <text:p>4.083</text:p>
          </table:table-cell>
          <table:table-cell table:style-name="ce13" office:value-type="float" office:value="5813" calcext:value-type="float">
            <text:p>5.81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9.30028099444051" calcext:value-type="float">
            <text:p><text:s/>9,30 </text:p>
          </table:table-cell>
          <table:table-cell office:value-type="float" office:value="33.3256255341505" calcext:value-type="float">
            <text:p><text:s/>33,33 </text:p>
          </table:table-cell>
          <table:table-cell office:value-type="float" office:value="180151" calcext:value-type="float">
            <text:p>180.151 </text:p>
          </table:table-cell>
          <table:table-cell table:style-name="ce12" office:value-type="float" office:value="1937049" calcext:value-type="float">
            <text:p>1.937.049,00</text:p>
          </table:table-cell>
          <table:table-cell table:style-name="ce12" office:value-type="float" office:value="540578" calcext:value-type="float">
            <text:p>540.57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656" calcext:value-type="float">
            <text:p>1.656</text:p>
          </table:table-cell>
          <table:table-cell table:style-name="ce13" office:value-type="float" office:value="177646" calcext:value-type="float">
            <text:p>177.646</text:p>
          </table:table-cell>
          <table:table-cell table:style-name="ce13" office:value-type="float" office:value="438" calcext:value-type="float">
            <text:p>438</text:p>
          </table:table-cell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48278947789551" calcext:value-type="float">
            <text:p><text:s/>8,48 </text:p>
          </table:table-cell>
          <table:table-cell office:value-type="float" office:value="31.1421848537985" calcext:value-type="float">
            <text:p><text:s/>31,14 </text:p>
          </table:table-cell>
          <table:table-cell office:value-type="float" office:value="103895" calcext:value-type="float">
            <text:p>103.895 </text:p>
          </table:table-cell>
          <table:table-cell table:style-name="ce12" office:value-type="float" office:value="1224774" calcext:value-type="float">
            <text:p>1.224.774,00</text:p>
          </table:table-cell>
          <table:table-cell table:style-name="ce12" office:value-type="float" office:value="333615" calcext:value-type="float">
            <text:p>333.61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53" calcext:value-type="float">
            <text:p>1.053</text:p>
          </table:table-cell>
          <table:table-cell table:style-name="ce13" office:value-type="float" office:value="3900" calcext:value-type="float">
            <text:p>3.900</text:p>
          </table:table-cell>
          <table:table-cell table:style-name="ce13" office:value-type="float" office:value="41723" calcext:value-type="float">
            <text:p>41.723</text:p>
          </table:table-cell>
          <table:table-cell table:style-name="ce13" office:value-type="float" office:value="23131" calcext:value-type="float">
            <text:p>23.131</text:p>
          </table:table-cell>
          <table:table-cell table:style-name="ce13" office:value-type="float" office:value="22262" calcext:value-type="float">
            <text:p>22.262</text:p>
          </table:table-cell>
          <table:table-cell table:style-name="ce13" office:value-type="float" office:value="9091" calcext:value-type="float">
            <text:p>9.091</text:p>
          </table:table-cell>
          <table:table-cell table:style-name="ce13" office:value-type="float" office:value="2735" calcext:value-type="float">
            <text:p>2.735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8.2308851652642" calcext:value-type="float">
            <text:p><text:s/>18,23 </text:p>
          </table:table-cell>
          <table:table-cell office:value-type="float" office:value="61.242323177851" calcext:value-type="float">
            <text:p><text:s/>61,24 </text:p>
          </table:table-cell>
          <table:table-cell office:value-type="float" office:value="116971" calcext:value-type="float">
            <text:p>116.971 </text:p>
          </table:table-cell>
          <table:table-cell table:style-name="ce12" office:value-type="float" office:value="641609" calcext:value-type="float">
            <text:p>641.609,00</text:p>
          </table:table-cell>
          <table:table-cell table:style-name="ce12" office:value-type="float" office:value="190997" calcext:value-type="float">
            <text:p>190.997,00</text:p>
          </table:table-cell>
          <table:table-cell table:style-name="ce13" office:value-type="float" office:value="6105" calcext:value-type="float">
            <text:p>6.105</text:p>
          </table:table-cell>
          <table:table-cell table:style-name="ce13" office:value-type="float" office:value="1396" calcext:value-type="float">
            <text:p>1.396</text:p>
          </table:table-cell>
          <table:table-cell table:style-name="ce13" office:value-type="float" office:value="2372" calcext:value-type="float">
            <text:p>2.372</text:p>
          </table:table-cell>
          <table:table-cell table:style-name="ce13" office:value-type="float" office:value="68036" calcext:value-type="float">
            <text:p>68.036</text:p>
          </table:table-cell>
          <table:table-cell table:style-name="ce13" office:value-type="float" office:value="1325" calcext:value-type="float">
            <text:p>1.325</text:p>
          </table:table-cell>
          <table:table-cell table:style-name="ce13" office:value-type="float" office:value="22781" calcext:value-type="float">
            <text:p>22.781</text:p>
          </table:table-cell>
          <table:table-cell table:style-name="ce13" office:value-type="float" office:value="7528" calcext:value-type="float">
            <text:p>7.528</text:p>
          </table:table-cell>
          <table:table-cell table:style-name="ce13" office:value-type="float" office:value="6300" calcext:value-type="float">
            <text:p>6.30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5.1878136627227" calcext:value-type="float">
            <text:p><text:s/>15,19 </text:p>
          </table:table-cell>
          <table:table-cell office:value-type="float" office:value="49.3756297682453" calcext:value-type="float">
            <text:p><text:s/>49,38 </text:p>
          </table:table-cell>
          <table:table-cell office:value-type="float" office:value="109764" calcext:value-type="float">
            <text:p>109.764 </text:p>
          </table:table-cell>
          <table:table-cell table:style-name="ce12" office:value-type="float" office:value="722711.000000001" calcext:value-type="float">
            <text:p>722.711,00</text:p>
          </table:table-cell>
          <table:table-cell table:style-name="ce12" office:value-type="float" office:value="222304" calcext:value-type="float">
            <text:p>222.304,00</text:p>
          </table:table-cell>
          <table:table-cell table:style-name="ce13" office:value-type="float" office:value="3719" calcext:value-type="float">
            <text:p>3.719</text:p>
          </table:table-cell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5598" calcext:value-type="float">
            <text:p>5.598</text:p>
          </table:table-cell>
          <table:table-cell table:style-name="ce13" office:value-type="float" office:value="81078" calcext:value-type="float">
            <text:p>81.078</text:p>
          </table:table-cell>
          <table:table-cell table:style-name="ce13" office:value-type="float" office:value="485" calcext:value-type="float">
            <text:p>485</text:p>
          </table:table-cell>
          <table:table-cell table:style-name="ce13" office:value-type="float" office:value="12502" calcext:value-type="float">
            <text:p>12.502</text:p>
          </table:table-cell>
          <table:table-cell table:style-name="ce13" office:value-type="float" office:value="3447" calcext:value-type="float">
            <text:p>3.447</text:p>
          </table:table-cell>
          <table:table-cell table:style-name="ce13" office:value-type="float" office:value="2440" calcext:value-type="float">
            <text:p>2.44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9.63881653575366" calcext:value-type="float">
            <text:p><text:s/>9,64 </text:p>
          </table:table-cell>
          <table:table-cell office:value-type="float" office:value="39.796242471459" calcext:value-type="float">
            <text:p><text:s/>39,80 </text:p>
          </table:table-cell>
          <table:table-cell office:value-type="float" office:value="132812" calcext:value-type="float">
            <text:p>132.812 </text:p>
          </table:table-cell>
          <table:table-cell table:style-name="ce12" office:value-type="float" office:value="1377887" calcext:value-type="float">
            <text:p>1.377.887,00</text:p>
          </table:table-cell>
          <table:table-cell table:style-name="ce12" office:value-type="float" office:value="333730" calcext:value-type="float">
            <text:p>333.73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36" calcext:value-type="float">
            <text:p>636</text:p>
          </table:table-cell>
          <table:table-cell table:style-name="ce13" office:value-type="float" office:value="4275" calcext:value-type="float">
            <text:p>4.275</text:p>
          </table:table-cell>
          <table:table-cell table:style-name="ce13" office:value-type="float" office:value="73284" calcext:value-type="float">
            <text:p>73.284</text:p>
          </table:table-cell>
          <table:table-cell table:style-name="ce13" office:value-type="float" office:value="32842" calcext:value-type="float">
            <text:p>32.842</text:p>
          </table:table-cell>
          <table:table-cell table:style-name="ce13" office:value-type="float" office:value="18968" calcext:value-type="float">
            <text:p>18.968</text:p>
          </table:table-cell>
          <table:table-cell table:style-name="ce13" office:value-type="float" office:value="3559" calcext:value-type="float">
            <text:p>3.559</text:p>
          </table:table-cell>
          <table:table-cell table:style-name="ce13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7.71852860282046" calcext:value-type="float">
            <text:p><text:s/>7,72 </text:p>
          </table:table-cell>
          <table:table-cell office:value-type="float" office:value="30.2999291912817" calcext:value-type="float">
            <text:p><text:s/>30,30 </text:p>
          </table:table-cell>
          <table:table-cell office:value-type="float" office:value="58624" calcext:value-type="float">
            <text:p>58.624 </text:p>
          </table:table-cell>
          <table:table-cell table:style-name="ce12" office:value-type="float" office:value="759522.999999999" calcext:value-type="float">
            <text:p>759.523,00</text:p>
          </table:table-cell>
          <table:table-cell table:style-name="ce12" office:value-type="float" office:value="193479" calcext:value-type="float">
            <text:p>193.47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062" calcext:value-type="float">
            <text:p>1.062</text:p>
          </table:table-cell>
          <table:table-cell table:style-name="ce13" office:value-type="float" office:value="57525" calcext:value-type="float">
            <text:p>57.52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3.0299272402738" calcext:value-type="float">
            <text:p><text:s/>3,03 </text:p>
          </table:table-cell>
          <table:table-cell office:value-type="float" office:value="10.5867310697542" calcext:value-type="float">
            <text:p><text:s/>10,59 </text:p>
          </table:table-cell>
          <table:table-cell office:value-type="float" office:value="14904" calcext:value-type="float">
            <text:p>14.904 </text:p>
          </table:table-cell>
          <table:table-cell table:style-name="ce12" office:value-type="float" office:value="491893" calcext:value-type="float">
            <text:p>491.893,00</text:p>
          </table:table-cell>
          <table:table-cell table:style-name="ce12" office:value-type="float" office:value="140780" calcext:value-type="float">
            <text:p>140.780,00</text:p>
          </table:table-cell>
          <table:table-cell table:style-name="ce13" office:value-type="float" office:value="1902" calcext:value-type="float">
            <text:p>1.902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2822" calcext:value-type="float">
            <text:p>12.82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8.60382164860815" calcext:value-type="float">
            <text:p><text:s/>8,60 </text:p>
          </table:table-cell>
          <table:table-cell office:value-type="float" office:value="28.9124928828068" calcext:value-type="float">
            <text:p><text:s/>28,91 </text:p>
          </table:table-cell>
          <table:table-cell office:value-type="float" office:value="29452" calcext:value-type="float">
            <text:p>29.452 </text:p>
          </table:table-cell>
          <table:table-cell table:style-name="ce12" office:value-type="float" office:value="342313" calcext:value-type="float">
            <text:p>342.313,00</text:p>
          </table:table-cell>
          <table:table-cell table:style-name="ce12" office:value-type="float" office:value="101866" calcext:value-type="float">
            <text:p>101.86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9073" calcext:value-type="float">
            <text:p>29.073</text:p>
          </table:table-cell>
          <table:table-cell table:style-name="ce13" office:value-type="float" office:value="655" calcext:value-type="float">
            <text:p>65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9.405680474329" calcext:value-type="float">
            <text:p><text:s/>19,41 </text:p>
          </table:table-cell>
          <table:table-cell office:value-type="float" office:value="61.7127712196729" calcext:value-type="float">
            <text:p><text:s/>61,71 </text:p>
          </table:table-cell>
          <table:table-cell office:value-type="float" office:value="672460" calcext:value-type="float">
            <text:p>672.460 </text:p>
          </table:table-cell>
          <table:table-cell table:style-name="ce12" office:value-type="float" office:value="3465274" calcext:value-type="float">
            <text:p>3.465.274,00</text:p>
          </table:table-cell>
          <table:table-cell table:style-name="ce12" office:value-type="float" office:value="1089661" calcext:value-type="float">
            <text:p>1.089.661,00</text:p>
          </table:table-cell>
          <table:table-cell table:style-name="ce13" office:value-type="float" office:value="14119" calcext:value-type="float">
            <text:p>14.119</text:p>
          </table:table-cell>
          <table:table-cell table:style-name="ce13" office:value-type="float" office:value="3109" calcext:value-type="float">
            <text:p>3.109</text:p>
          </table:table-cell>
          <table:table-cell table:style-name="ce13" office:value-type="float" office:value="34132" calcext:value-type="float">
            <text:p>34.132</text:p>
          </table:table-cell>
          <table:table-cell table:style-name="ce13" office:value-type="float" office:value="309998" calcext:value-type="float">
            <text:p>309.998</text:p>
          </table:table-cell>
          <table:table-cell table:style-name="ce13" office:value-type="float" office:value="108939" calcext:value-type="float">
            <text:p>108.939</text:p>
          </table:table-cell>
          <table:table-cell table:style-name="ce13" office:value-type="float" office:value="151329" calcext:value-type="float">
            <text:p>151.329</text:p>
          </table:table-cell>
          <table:table-cell table:style-name="ce13" office:value-type="float" office:value="30736" calcext:value-type="float">
            <text:p>30.736</text:p>
          </table:table-cell>
          <table:table-cell table:style-name="ce13" office:value-type="float" office:value="19602" calcext:value-type="float">
            <text:p>19.60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7.22868794966673" calcext:value-type="float">
            <text:p><text:s/>7,23 </text:p>
          </table:table-cell>
          <table:table-cell office:value-type="float" office:value="29.1263861095011" calcext:value-type="float">
            <text:p><text:s/>29,13 </text:p>
          </table:table-cell>
          <table:table-cell office:value-type="float" office:value="68844" calcext:value-type="float">
            <text:p>68.844 </text:p>
          </table:table-cell>
          <table:table-cell table:style-name="ce12" office:value-type="float" office:value="952372" calcext:value-type="float">
            <text:p>952.372,00</text:p>
          </table:table-cell>
          <table:table-cell table:style-name="ce12" office:value-type="float" office:value="236363" calcext:value-type="float">
            <text:p>236.36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3091" calcext:value-type="float">
            <text:p>3.091</text:p>
          </table:table-cell>
          <table:table-cell table:style-name="ce13" office:value-type="float" office:value="43544" calcext:value-type="float">
            <text:p>43.544</text:p>
          </table:table-cell>
          <table:table-cell table:style-name="ce13" office:value-type="float" office:value="18773" calcext:value-type="float">
            <text:p>18.773</text:p>
          </table:table-cell>
          <table:table-cell table:style-name="ce13" office:value-type="float" office:value="3359" calcext:value-type="float">
            <text:p>3.359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17.7584933530281" calcext:value-type="float">
            <text:p><text:s/>17,76 </text:p>
          </table:table-cell>
          <table:table-cell office:value-type="float" office:value="59.8941359626362" calcext:value-type="float">
            <text:p><text:s/>59,89 </text:p>
          </table:table-cell>
          <table:table-cell office:value-type="float" office:value="28854" calcext:value-type="float">
            <text:p>28.854 </text:p>
          </table:table-cell>
          <table:table-cell table:style-name="ce12" office:value-type="float" office:value="162480" calcext:value-type="float">
            <text:p>162.480,00</text:p>
          </table:table-cell>
          <table:table-cell table:style-name="ce12" office:value-type="float" office:value="48175" calcext:value-type="float">
            <text:p>48.17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31334" calcext:value-type="float">
            <text:p>31.33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88328696065121" calcext:value-type="float">
            <text:p><text:s/>9,88 </text:p>
          </table:table-cell>
          <table:table-cell office:value-type="float" office:value="39.8968735176797" calcext:value-type="float">
            <text:p><text:s/>39,90 </text:p>
          </table:table-cell>
          <table:table-cell office:value-type="float" office:value="162332" calcext:value-type="float">
            <text:p>162.332 </text:p>
          </table:table-cell>
          <table:table-cell table:style-name="ce12" office:value-type="float" office:value="1642490" calcext:value-type="float">
            <text:p>1.642.490,00</text:p>
          </table:table-cell>
          <table:table-cell table:style-name="ce12" office:value-type="float" office:value="406879" calcext:value-type="float">
            <text:p>406.87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8164" calcext:value-type="float">
            <text:p>8.164</text:p>
          </table:table-cell>
          <table:table-cell table:style-name="ce13" office:value-type="float" office:value="78750" calcext:value-type="float">
            <text:p>78.750</text:p>
          </table:table-cell>
          <table:table-cell table:style-name="ce13" office:value-type="float" office:value="45241" calcext:value-type="float">
            <text:p>45.241</text:p>
          </table:table-cell>
          <table:table-cell table:style-name="ce13" office:value-type="float" office:value="24318" calcext:value-type="float">
            <text:p>24.318</text:p>
          </table:table-cell>
          <table:table-cell table:style-name="ce13" office:value-type="float" office:value="1303" calcext:value-type="float">
            <text:p>1.303</text:p>
          </table:table-cell>
          <table:table-cell table:style-name="ce13" office:value-type="float" office:value="4367" calcext:value-type="float">
            <text:p>4.36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17.9358709735921" calcext:value-type="float">
            <text:p><text:s/>17,94 </text:p>
          </table:table-cell>
          <table:table-cell office:value-type="float" office:value="55.6293833953396" calcext:value-type="float">
            <text:p><text:s/>55,63 </text:p>
          </table:table-cell>
          <table:table-cell office:value-type="float" office:value="3057960" calcext:value-type="float">
            <text:p>3.057.960 </text:p>
          </table:table-cell>
          <table:table-cell table:style-name="ce12" office:value-type="float" office:value="17049409" calcext:value-type="float">
            <text:p>17.049.409,00</text:p>
          </table:table-cell>
          <table:table-cell table:style-name="ce12" office:value-type="float" office:value="5497023" calcext:value-type="float">
            <text:p>5.497.02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577" calcext:value-type="float">
            <text:p>6.577</text:p>
          </table:table-cell>
          <table:table-cell table:style-name="ce13" office:value-type="float" office:value="51411" calcext:value-type="float">
            <text:p>51.411</text:p>
          </table:table-cell>
          <table:table-cell table:style-name="ce13" office:value-type="float" office:value="1733479" calcext:value-type="float">
            <text:p>1.733.479</text:p>
          </table:table-cell>
          <table:table-cell table:style-name="ce13" office:value-type="float" office:value="311652" calcext:value-type="float">
            <text:p>311.652</text:p>
          </table:table-cell>
          <table:table-cell table:style-name="ce13" office:value-type="float" office:value="676137" calcext:value-type="float">
            <text:p>676.137</text:p>
          </table:table-cell>
          <table:table-cell table:style-name="ce13" office:value-type="float" office:value="140812" calcext:value-type="float">
            <text:p>140.812</text:p>
          </table:table-cell>
          <table:table-cell table:style-name="ce13" office:value-type="float" office:value="108400" calcext:value-type="float">
            <text:p>108.40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51.2444496511116" calcext:value-type="float">
            <text:p><text:s/>51,24 </text:p>
          </table:table-cell>
          <table:table-cell office:value-type="float" office:value="121.858325909693" calcext:value-type="float">
            <text:p><text:s/>121,86 </text:p>
          </table:table-cell>
          <table:table-cell office:value-type="float" office:value="1570359" calcext:value-type="float">
            <text:p>1.570.359 </text:p>
          </table:table-cell>
          <table:table-cell table:style-name="ce12" office:value-type="float" office:value="3064447" calcext:value-type="float">
            <text:p>3.064.447,00</text:p>
          </table:table-cell>
          <table:table-cell table:style-name="ce12" office:value-type="float" office:value="1288676" calcext:value-type="float">
            <text:p>1.288.67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33924" calcext:value-type="float">
            <text:p>33.924</text:p>
          </table:table-cell>
          <table:table-cell table:style-name="ce13" office:value-type="float" office:value="590689" calcext:value-type="float">
            <text:p>590.689</text:p>
          </table:table-cell>
          <table:table-cell table:style-name="ce13" office:value-type="float" office:value="311411" calcext:value-type="float">
            <text:p>311.411</text:p>
          </table:table-cell>
          <table:table-cell table:style-name="ce13" office:value-type="float" office:value="426300" calcext:value-type="float">
            <text:p>426.300</text:p>
          </table:table-cell>
          <table:table-cell table:style-name="ce13" office:value-type="float" office:value="120675" calcext:value-type="float">
            <text:p>120.675</text:p>
          </table:table-cell>
          <table:table-cell table:style-name="ce13" office:value-type="float" office:value="91917" calcext:value-type="float">
            <text:p>91.91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8.26509123497419" calcext:value-type="float">
            <text:p><text:s/>8,27 </text:p>
          </table:table-cell>
          <table:table-cell office:value-type="float" office:value="32.4909256779052" calcext:value-type="float">
            <text:p><text:s/>32,49 </text:p>
          </table:table-cell>
          <table:table-cell office:value-type="float" office:value="33478" calcext:value-type="float">
            <text:p>33.478 </text:p>
          </table:table-cell>
          <table:table-cell table:style-name="ce12" office:value-type="float" office:value="405053" calcext:value-type="float">
            <text:p>405.053,00</text:p>
          </table:table-cell>
          <table:table-cell table:style-name="ce12" office:value-type="float" office:value="103038" calcext:value-type="float">
            <text:p>103.03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3204" calcext:value-type="float">
            <text:p>3.204</text:p>
          </table:table-cell>
          <table:table-cell table:style-name="ce13" office:value-type="float" office:value="15383" calcext:value-type="float">
            <text:p>15.383</text:p>
          </table:table-cell>
          <table:table-cell table:style-name="ce13" office:value-type="float" office:value="5758" calcext:value-type="float">
            <text:p>5.758</text:p>
          </table:table-cell>
          <table:table-cell table:style-name="ce13" office:value-type="float" office:value="2563" calcext:value-type="float">
            <text:p>2.56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8.01210373802466" calcext:value-type="float">
            <text:p><text:s/>8,01 </text:p>
          </table:table-cell>
          <table:table-cell office:value-type="float" office:value="29.9759256476576" calcext:value-type="float">
            <text:p><text:s/>29,98 </text:p>
          </table:table-cell>
          <table:table-cell office:value-type="float" office:value="93759" calcext:value-type="float">
            <text:p>93.759 </text:p>
          </table:table-cell>
          <table:table-cell table:style-name="ce12" office:value-type="float" office:value="1170217" calcext:value-type="float">
            <text:p>1.170.217,00</text:p>
          </table:table-cell>
          <table:table-cell table:style-name="ce12" office:value-type="float" office:value="312781" calcext:value-type="float">
            <text:p>312.78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3496" calcext:value-type="float">
            <text:p>3.496</text:p>
          </table:table-cell>
          <table:table-cell table:style-name="ce13" office:value-type="float" office:value="40059" calcext:value-type="float">
            <text:p>40.059</text:p>
          </table:table-cell>
          <table:table-cell table:style-name="ce13" office:value-type="float" office:value="23008" calcext:value-type="float">
            <text:p>23.008</text:p>
          </table:table-cell>
          <table:table-cell table:style-name="ce13" office:value-type="float" office:value="20307" calcext:value-type="float">
            <text:p>20.307</text:p>
          </table:table-cell>
          <table:table-cell table:style-name="ce13" office:value-type="float" office:value="3827" calcext:value-type="float">
            <text:p>3.827</text:p>
          </table:table-cell>
          <table:table-cell table:style-name="ce13" office:value-type="float" office:value="2004" calcext:value-type="float">
            <text:p>2.00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4.1673718358536" calcext:value-type="float">
            <text:p><text:s/>14,17 </text:p>
          </table:table-cell>
          <table:table-cell office:value-type="float" office:value="46.2153774665184" calcext:value-type="float">
            <text:p><text:s/>46,22 </text:p>
          </table:table-cell>
          <table:table-cell office:value-type="float" office:value="83544" calcext:value-type="float">
            <text:p>83.544 </text:p>
          </table:table-cell>
          <table:table-cell table:style-name="ce12" office:value-type="float" office:value="589692.999999999" calcext:value-type="float">
            <text:p>589.693,00</text:p>
          </table:table-cell>
          <table:table-cell table:style-name="ce12" office:value-type="float" office:value="180771" calcext:value-type="float">
            <text:p>180.77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6" calcext:value-type="float">
            <text:p>436</text:p>
          </table:table-cell>
          <table:table-cell table:style-name="ce13" office:value-type="float" office:value="3989" calcext:value-type="float">
            <text:p>3.989</text:p>
          </table:table-cell>
          <table:table-cell table:style-name="ce13" office:value-type="float" office:value="71843" calcext:value-type="float">
            <text:p>71.843</text:p>
          </table:table-cell>
          <table:table-cell table:style-name="ce13" office:value-type="float" office:value="2336" calcext:value-type="float">
            <text:p>2.33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9.0769539156083" calcext:value-type="float">
            <text:p><text:s/>19,08 </text:p>
          </table:table-cell>
          <table:table-cell office:value-type="float" office:value="62.3070022529633" calcext:value-type="float">
            <text:p><text:s/>62,31 </text:p>
          </table:table-cell>
          <table:table-cell office:value-type="float" office:value="696644" calcext:value-type="float">
            <text:p>696.644 </text:p>
          </table:table-cell>
          <table:table-cell table:style-name="ce12" office:value-type="float" office:value="3651757" calcext:value-type="float">
            <text:p>3.651.757,00</text:p>
          </table:table-cell>
          <table:table-cell table:style-name="ce12" office:value-type="float" office:value="1118083" calcext:value-type="float">
            <text:p>1.118.08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26154" calcext:value-type="float">
            <text:p>26.154</text:p>
          </table:table-cell>
          <table:table-cell table:style-name="ce13" office:value-type="float" office:value="309161" calcext:value-type="float">
            <text:p>309.161</text:p>
          </table:table-cell>
          <table:table-cell table:style-name="ce13" office:value-type="float" office:value="100113" calcext:value-type="float">
            <text:p>100.113</text:p>
          </table:table-cell>
          <table:table-cell table:style-name="ce13" office:value-type="float" office:value="189302" calcext:value-type="float">
            <text:p>189.302</text:p>
          </table:table-cell>
          <table:table-cell table:style-name="ce13" office:value-type="float" office:value="38131" calcext:value-type="float">
            <text:p>38.131</text:p>
          </table:table-cell>
          <table:table-cell table:style-name="ce13" office:value-type="float" office:value="16741" calcext:value-type="float">
            <text:p>16.74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4702126705405" calcext:value-type="float">
            <text:p><text:s/>8,47 </text:p>
          </table:table-cell>
          <table:table-cell office:value-type="float" office:value="32.165435745938" calcext:value-type="float">
            <text:p><text:s/>32,17 </text:p>
          </table:table-cell>
          <table:table-cell office:value-type="float" office:value="92548" calcext:value-type="float">
            <text:p>92.548 </text:p>
          </table:table-cell>
          <table:table-cell table:style-name="ce12" office:value-type="float" office:value="1092629" calcext:value-type="float">
            <text:p>1.092.629,00</text:p>
          </table:table-cell>
          <table:table-cell table:style-name="ce12" office:value-type="float" office:value="287725" calcext:value-type="float">
            <text:p>287.72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5629" calcext:value-type="float">
            <text:p>5.629</text:p>
          </table:table-cell>
          <table:table-cell table:style-name="ce13" office:value-type="float" office:value="44305" calcext:value-type="float">
            <text:p>44.305</text:p>
          </table:table-cell>
          <table:table-cell table:style-name="ce13" office:value-type="float" office:value="22785" calcext:value-type="float">
            <text:p>22.785</text:p>
          </table:table-cell>
          <table:table-cell table:style-name="ce13" office:value-type="float" office:value="15576" calcext:value-type="float">
            <text:p>15.576</text:p>
          </table:table-cell>
          <table:table-cell table:style-name="ce13" office:value-type="float" office:value="2635" calcext:value-type="float">
            <text:p>2.635</text:p>
          </table:table-cell>
          <table:table-cell table:style-name="ce13" office:value-type="float" office:value="1607" calcext:value-type="float">
            <text:p>1.60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3.741494179292" calcext:value-type="float">
            <text:p><text:s/>13,74 </text:p>
          </table:table-cell>
          <table:table-cell office:value-type="float" office:value="45.9581216701772" calcext:value-type="float">
            <text:p><text:s/>45,96 </text:p>
          </table:table-cell>
          <table:table-cell office:value-type="float" office:value="185464" calcext:value-type="float">
            <text:p>185.464 </text:p>
          </table:table-cell>
          <table:table-cell table:style-name="ce12" office:value-type="float" office:value="1349664" calcext:value-type="float">
            <text:p>1.349.664,00</text:p>
          </table:table-cell>
          <table:table-cell table:style-name="ce12" office:value-type="float" office:value="403550" calcext:value-type="float">
            <text:p>403.55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91" calcext:value-type="float">
            <text:p>1.691</text:p>
          </table:table-cell>
          <table:table-cell table:style-name="ce13" office:value-type="float" office:value="7545" calcext:value-type="float">
            <text:p>7.545</text:p>
          </table:table-cell>
          <table:table-cell table:style-name="ce13" office:value-type="float" office:value="98032" calcext:value-type="float">
            <text:p>98.032</text:p>
          </table:table-cell>
          <table:table-cell table:style-name="ce13" office:value-type="float" office:value="42947" calcext:value-type="float">
            <text:p>42.947</text:p>
          </table:table-cell>
          <table:table-cell table:style-name="ce13" office:value-type="float" office:value="29011" calcext:value-type="float">
            <text:p>29.011</text:p>
          </table:table-cell>
          <table:table-cell table:style-name="ce13" office:value-type="float" office:value="3878" calcext:value-type="float">
            <text:p>3.878</text:p>
          </table:table-cell>
          <table:table-cell table:style-name="ce13" office:value-type="float" office:value="2397" calcext:value-type="float">
            <text:p>2.39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5.43429504811395" calcext:value-type="float">
            <text:p><text:s/>5,43 </text:p>
          </table:table-cell>
          <table:table-cell office:value-type="float" office:value="21.3503843800708" calcext:value-type="float">
            <text:p><text:s/>21,35 </text:p>
          </table:table-cell>
          <table:table-cell office:value-type="float" office:value="32105" calcext:value-type="float">
            <text:p>32.105 </text:p>
          </table:table-cell>
          <table:table-cell table:style-name="ce12" office:value-type="float" office:value="590785" calcext:value-type="float">
            <text:p>590.785,00</text:p>
          </table:table-cell>
          <table:table-cell table:style-name="ce12" office:value-type="float" office:value="150372" calcext:value-type="float">
            <text:p>150.37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63" calcext:value-type="float">
            <text:p>1.063</text:p>
          </table:table-cell>
          <table:table-cell table:style-name="ce13" office:value-type="float" office:value="3716" calcext:value-type="float">
            <text:p>3.716</text:p>
          </table:table-cell>
          <table:table-cell table:style-name="ce13" office:value-type="float" office:value="13752" calcext:value-type="float">
            <text:p>13.752</text:p>
          </table:table-cell>
          <table:table-cell table:style-name="ce13" office:value-type="float" office:value="5187" calcext:value-type="float">
            <text:p>5.187</text:p>
          </table:table-cell>
          <table:table-cell table:style-name="ce13" office:value-type="float" office:value="6056" calcext:value-type="float">
            <text:p>6.056</text:p>
          </table:table-cell>
          <table:table-cell table:style-name="ce13" office:value-type="float" office:value="899" calcext:value-type="float">
            <text:p>899</text:p>
          </table:table-cell>
          <table:table-cell table:style-name="ce13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79114280051213" calcext:value-type="float">
            <text:p><text:s/>5,79 </text:p>
          </table:table-cell>
          <table:table-cell office:value-type="float" office:value="22.6453629950826" calcext:value-type="float">
            <text:p><text:s/>22,65 </text:p>
          </table:table-cell>
          <table:table-cell office:value-type="float" office:value="43242" calcext:value-type="float">
            <text:p>43.242 </text:p>
          </table:table-cell>
          <table:table-cell table:style-name="ce12" office:value-type="float" office:value="746691.999999999" calcext:value-type="float">
            <text:p>746.692,00</text:p>
          </table:table-cell>
          <table:table-cell table:style-name="ce12" office:value-type="float" office:value="190953" calcext:value-type="float">
            <text:p>190.95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5723" calcext:value-type="float">
            <text:p>5.723</text:p>
          </table:table-cell>
          <table:table-cell table:style-name="ce13" office:value-type="float" office:value="26835" calcext:value-type="float">
            <text:p>26.835</text:p>
          </table:table-cell>
          <table:table-cell table:style-name="ce13" office:value-type="float" office:value="7369" calcext:value-type="float">
            <text:p>7.369</text:p>
          </table:table-cell>
          <table:table-cell table:style-name="ce13" office:value-type="float" office:value="2962" calcext:value-type="float">
            <text:p>2.962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2.7808079768561" calcext:value-type="float">
            <text:p><text:s/>22,78 </text:p>
          </table:table-cell>
          <table:table-cell office:value-type="float" office:value="69.1399370114264" calcext:value-type="float">
            <text:p><text:s/>69,14 </text:p>
          </table:table-cell>
          <table:table-cell office:value-type="float" office:value="79690" calcext:value-type="float">
            <text:p>79.690 </text:p>
          </table:table-cell>
          <table:table-cell table:style-name="ce12" office:value-type="float" office:value="349812.000000001" calcext:value-type="float">
            <text:p>349.812,00</text:p>
          </table:table-cell>
          <table:table-cell table:style-name="ce12" office:value-type="float" office:value="115259" calcext:value-type="float">
            <text:p>115.25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8244" calcext:value-type="float">
            <text:p>8.244</text:p>
          </table:table-cell>
          <table:table-cell table:style-name="ce13" office:value-type="float" office:value="64794" calcext:value-type="float">
            <text:p>64.794</text:p>
          </table:table-cell>
          <table:table-cell table:style-name="ce13" office:value-type="float" office:value="855" calcext:value-type="float">
            <text:p>855</text:p>
          </table:table-cell>
          <table:table-cell table:style-name="ce13" office:value-type="float" office:value="588" calcext:value-type="float">
            <text:p>588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13.7006510798107" calcext:value-type="float">
            <text:p><text:s/>13,70 </text:p>
          </table:table-cell>
          <table:table-cell office:value-type="float" office:value="51.465252304947" calcext:value-type="float">
            <text:p><text:s/>51,47 </text:p>
          </table:table-cell>
          <table:table-cell office:value-type="float" office:value="51913" calcext:value-type="float">
            <text:p>51.913 </text:p>
          </table:table-cell>
          <table:table-cell table:style-name="ce12" office:value-type="float" office:value="378909.000000001" calcext:value-type="float">
            <text:p>378.909,00</text:p>
          </table:table-cell>
          <table:table-cell table:style-name="ce12" office:value-type="float" office:value="100870" calcext:value-type="float">
            <text:p>100.87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497" calcext:value-type="float">
            <text:p>1.497</text:p>
          </table:table-cell>
          <table:table-cell table:style-name="ce13" office:value-type="float" office:value="40882" calcext:value-type="float">
            <text:p>40.882</text:p>
          </table:table-cell>
          <table:table-cell table:style-name="ce13" office:value-type="float" office:value="3899" calcext:value-type="float">
            <text:p>3.899</text:p>
          </table:table-cell>
          <table:table-cell table:style-name="ce13" office:value-type="float" office:value="5604" calcext:value-type="float">
            <text:p>5.60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9.96432346586244" calcext:value-type="float">
            <text:p><text:s/>9,96 </text:p>
          </table:table-cell>
          <table:table-cell office:value-type="float" office:value="35.7049317772057" calcext:value-type="float">
            <text:p><text:s/>35,70 </text:p>
          </table:table-cell>
          <table:table-cell office:value-type="float" office:value="192491" calcext:value-type="float">
            <text:p>192.491 </text:p>
          </table:table-cell>
          <table:table-cell table:style-name="ce12" office:value-type="float" office:value="1931802" calcext:value-type="float">
            <text:p>1.931.802,00</text:p>
          </table:table-cell>
          <table:table-cell table:style-name="ce12" office:value-type="float" office:value="539115.999999999" calcext:value-type="float">
            <text:p>539.11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58461" calcext:value-type="float">
            <text:p>158.46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22783358937152" calcext:value-type="float">
            <text:p><text:s/>8,23 </text:p>
          </table:table-cell>
          <table:table-cell office:value-type="float" office:value="30.2059909330319" calcext:value-type="float">
            <text:p><text:s/>30,21 </text:p>
          </table:table-cell>
          <table:table-cell office:value-type="float" office:value="100476" calcext:value-type="float">
            <text:p>100.476 </text:p>
          </table:table-cell>
          <table:table-cell table:style-name="ce12" office:value-type="float" office:value="1221172" calcext:value-type="float">
            <text:p>1.221.172,00</text:p>
          </table:table-cell>
          <table:table-cell table:style-name="ce12" office:value-type="float" office:value="332636" calcext:value-type="float">
            <text:p>332.63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58" calcext:value-type="float">
            <text:p>1.058</text:p>
          </table:table-cell>
          <table:table-cell table:style-name="ce13" office:value-type="float" office:value="4123" calcext:value-type="float">
            <text:p>4.123</text:p>
          </table:table-cell>
          <table:table-cell table:style-name="ce13" office:value-type="float" office:value="42900" calcext:value-type="float">
            <text:p>42.900</text:p>
          </table:table-cell>
          <table:table-cell table:style-name="ce13" office:value-type="float" office:value="22808" calcext:value-type="float">
            <text:p>22.808</text:p>
          </table:table-cell>
          <table:table-cell table:style-name="ce13" office:value-type="float" office:value="23913" calcext:value-type="float">
            <text:p>23.913</text:p>
          </table:table-cell>
          <table:table-cell table:style-name="ce13" office:value-type="float" office:value="3843" calcext:value-type="float">
            <text:p>3.843</text:p>
          </table:table-cell>
          <table:table-cell table:style-name="ce13" office:value-type="float" office:value="1881" calcext:value-type="float">
            <text:p>1.88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8.1084813517863" calcext:value-type="float">
            <text:p><text:s/>18,11 </text:p>
          </table:table-cell>
          <table:table-cell office:value-type="float" office:value="60.8304131050389" calcext:value-type="float">
            <text:p><text:s/>60,83 </text:p>
          </table:table-cell>
          <table:table-cell office:value-type="float" office:value="115784" calcext:value-type="float">
            <text:p>115.784 </text:p>
          </table:table-cell>
          <table:table-cell table:style-name="ce12" office:value-type="float" office:value="639391" calcext:value-type="float">
            <text:p>639.391,00</text:p>
          </table:table-cell>
          <table:table-cell table:style-name="ce12" office:value-type="float" office:value="190339" calcext:value-type="float">
            <text:p>190.33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36" calcext:value-type="float">
            <text:p>2.036</text:p>
          </table:table-cell>
          <table:table-cell table:style-name="ce13" office:value-type="float" office:value="1457" calcext:value-type="float">
            <text:p>1.457</text:p>
          </table:table-cell>
          <table:table-cell table:style-name="ce13" office:value-type="float" office:value="72532" calcext:value-type="float">
            <text:p>72.532</text:p>
          </table:table-cell>
          <table:table-cell table:style-name="ce13" office:value-type="float" office:value="1034" calcext:value-type="float">
            <text:p>1.034</text:p>
          </table:table-cell>
          <table:table-cell table:style-name="ce13" office:value-type="float" office:value="20213" calcext:value-type="float">
            <text:p>20.213</text:p>
          </table:table-cell>
          <table:table-cell table:style-name="ce13" office:value-type="float" office:value="7067" calcext:value-type="float">
            <text:p>7.067</text:p>
          </table:table-cell>
          <table:table-cell table:style-name="ce13" office:value-type="float" office:value="4937" calcext:value-type="float">
            <text:p>4.93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4.9243619077237" calcext:value-type="float">
            <text:p><text:s/>14,92 </text:p>
          </table:table-cell>
          <table:table-cell office:value-type="float" office:value="48.5186589395006" calcext:value-type="float">
            <text:p><text:s/>48,52 </text:p>
          </table:table-cell>
          <table:table-cell office:value-type="float" office:value="107496" calcext:value-type="float">
            <text:p>107.496 </text:p>
          </table:table-cell>
          <table:table-cell table:style-name="ce12" office:value-type="float" office:value="720272.000000002" calcext:value-type="float">
            <text:p>720.272,00</text:p>
          </table:table-cell>
          <table:table-cell table:style-name="ce12" office:value-type="float" office:value="221556" calcext:value-type="float">
            <text:p>221.55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5641" calcext:value-type="float">
            <text:p>5.641</text:p>
          </table:table-cell>
          <table:table-cell table:style-name="ce13" office:value-type="float" office:value="83900" calcext:value-type="float">
            <text:p>83.900</text:p>
          </table:table-cell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10116" calcext:value-type="float">
            <text:p>10.116</text:p>
          </table:table-cell>
          <table:table-cell table:style-name="ce13" office:value-type="float" office:value="2965" calcext:value-type="float">
            <text:p>2.965</text:p>
          </table:table-cell>
          <table:table-cell table:style-name="ce13" office:value-type="float" office:value="1659" calcext:value-type="float">
            <text:p>1.65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9.64942748439008" calcext:value-type="float">
            <text:p><text:s/>9,65 </text:p>
          </table:table-cell>
          <table:table-cell office:value-type="float" office:value="39.8397008069074" calcext:value-type="float">
            <text:p><text:s/>39,84 </text:p>
          </table:table-cell>
          <table:table-cell office:value-type="float" office:value="132518" calcext:value-type="float">
            <text:p>132.518 </text:p>
          </table:table-cell>
          <table:table-cell table:style-name="ce12" office:value-type="float" office:value="1373325" calcext:value-type="float">
            <text:p>1.373.325,00</text:p>
          </table:table-cell>
          <table:table-cell table:style-name="ce12" office:value-type="float" office:value="332628" calcext:value-type="float">
            <text:p>332.62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4494" calcext:value-type="float">
            <text:p>4.494</text:p>
          </table:table-cell>
          <table:table-cell table:style-name="ce13" office:value-type="float" office:value="78830" calcext:value-type="float">
            <text:p>78.830</text:p>
          </table:table-cell>
          <table:table-cell table:style-name="ce13" office:value-type="float" office:value="32433" calcext:value-type="float">
            <text:p>32.433</text:p>
          </table:table-cell>
          <table:table-cell table:style-name="ce13" office:value-type="float" office:value="14620" calcext:value-type="float">
            <text:p>14.620</text:p>
          </table:table-cell>
          <table:table-cell table:style-name="ce13" office:value-type="float" office:value="2315" calcext:value-type="float">
            <text:p>2.315</text:p>
          </table:table-cell>
          <table:table-cell table:style-name="ce13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8.24511556549592" calcext:value-type="float">
            <text:p><text:s/>8,25 </text:p>
          </table:table-cell>
          <table:table-cell office:value-type="float" office:value="32.3668893599598" calcext:value-type="float">
            <text:p><text:s/>32,37 </text:p>
          </table:table-cell>
          <table:table-cell office:value-type="float" office:value="62449" calcext:value-type="float">
            <text:p>62.449 </text:p>
          </table:table-cell>
          <table:table-cell table:style-name="ce12" office:value-type="float" office:value="757406" calcext:value-type="float">
            <text:p>757.406,00</text:p>
          </table:table-cell>
          <table:table-cell table:style-name="ce12" office:value-type="float" office:value="192941" calcext:value-type="float">
            <text:p>192.94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077" calcext:value-type="float">
            <text:p>1.077</text:p>
          </table:table-cell>
          <table:table-cell table:style-name="ce13" office:value-type="float" office:value="57582" calcext:value-type="float">
            <text:p>57.58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4.42980917494065" calcext:value-type="float">
            <text:p><text:s/>4,43 </text:p>
          </table:table-cell>
          <table:table-cell office:value-type="float" office:value="15.4778617902981" calcext:value-type="float">
            <text:p><text:s/>15,48 </text:p>
          </table:table-cell>
          <table:table-cell office:value-type="float" office:value="21719" calcext:value-type="float">
            <text:p>21.719 </text:p>
          </table:table-cell>
          <table:table-cell table:style-name="ce12" office:value-type="float" office:value="490292" calcext:value-type="float">
            <text:p>490.292,00</text:p>
          </table:table-cell>
          <table:table-cell table:style-name="ce12" office:value-type="float" office:value="140323" calcext:value-type="float">
            <text:p>140.32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325" calcext:value-type="float">
            <text:p>12.32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9.90736656374063" calcext:value-type="float">
            <text:p><text:s/>9,91 </text:p>
          </table:table-cell>
          <table:table-cell office:value-type="float" office:value="33.2918297165896" calcext:value-type="float">
            <text:p><text:s/>33,29 </text:p>
          </table:table-cell>
          <table:table-cell office:value-type="float" office:value="33690" calcext:value-type="float">
            <text:p>33.690 </text:p>
          </table:table-cell>
          <table:table-cell table:style-name="ce12" office:value-type="float" office:value="340050" calcext:value-type="float">
            <text:p>340.050,00</text:p>
          </table:table-cell>
          <table:table-cell table:style-name="ce12" office:value-type="float" office:value="101196" calcext:value-type="float">
            <text:p>101.19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9102" calcext:value-type="float">
            <text:p>29.102</text:p>
          </table:table-cell>
          <table:table-cell table:style-name="ce13" office:value-type="float" office:value="542" calcext:value-type="float">
            <text:p>54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9.1521648988496" calcext:value-type="float">
            <text:p><text:s/>19,15 </text:p>
          </table:table-cell>
          <table:table-cell office:value-type="float" office:value="60.9063556345152" calcext:value-type="float">
            <text:p><text:s/>60,91 </text:p>
          </table:table-cell>
          <table:table-cell office:value-type="float" office:value="662342" calcext:value-type="float">
            <text:p>662.342 </text:p>
          </table:table-cell>
          <table:table-cell table:style-name="ce12" office:value-type="float" office:value="3458313.99999999" calcext:value-type="float">
            <text:p>3.458.314,00</text:p>
          </table:table-cell>
          <table:table-cell table:style-name="ce12" office:value-type="float" office:value="1087476" calcext:value-type="float">
            <text:p>1.087.47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16" calcext:value-type="float">
            <text:p>3.116</text:p>
          </table:table-cell>
          <table:table-cell table:style-name="ce13" office:value-type="float" office:value="34019" calcext:value-type="float">
            <text:p>34.019</text:p>
          </table:table-cell>
          <table:table-cell table:style-name="ce13" office:value-type="float" office:value="320017" calcext:value-type="float">
            <text:p>320.017</text:p>
          </table:table-cell>
          <table:table-cell table:style-name="ce13" office:value-type="float" office:value="104453" calcext:value-type="float">
            <text:p>104.453</text:p>
          </table:table-cell>
          <table:table-cell table:style-name="ce13" office:value-type="float" office:value="125339" calcext:value-type="float">
            <text:p>125.339</text:p>
          </table:table-cell>
          <table:table-cell table:style-name="ce13" office:value-type="float" office:value="24536" calcext:value-type="float">
            <text:p>24.536</text:p>
          </table:table-cell>
          <table:table-cell table:style-name="ce13" office:value-type="float" office:value="12982" calcext:value-type="float">
            <text:p>12.98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8.71651583615132" calcext:value-type="float">
            <text:p><text:s/>8,72 </text:p>
          </table:table-cell>
          <table:table-cell office:value-type="float" office:value="35.1210448843849" calcext:value-type="float">
            <text:p><text:s/>35,12 </text:p>
          </table:table-cell>
          <table:table-cell office:value-type="float" office:value="82794" calcext:value-type="float">
            <text:p>82.794 </text:p>
          </table:table-cell>
          <table:table-cell table:style-name="ce12" office:value-type="float" office:value="949852" calcext:value-type="float">
            <text:p>949.852,00</text:p>
          </table:table-cell>
          <table:table-cell table:style-name="ce12" office:value-type="float" office:value="235739" calcext:value-type="float">
            <text:p>235.73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3288" calcext:value-type="float">
            <text:p>3.288</text:p>
          </table:table-cell>
          <table:table-cell table:style-name="ce13" office:value-type="float" office:value="40435" calcext:value-type="float">
            <text:p>40.435</text:p>
          </table:table-cell>
          <table:table-cell table:style-name="ce13" office:value-type="float" office:value="18489" calcext:value-type="float">
            <text:p>18.489</text:p>
          </table:table-cell>
          <table:table-cell table:style-name="ce13" office:value-type="float" office:value="3047" calcext:value-type="float">
            <text:p>3.04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19.4927643968679" calcext:value-type="float">
            <text:p><text:s/>19,49 </text:p>
          </table:table-cell>
          <table:table-cell office:value-type="float" office:value="65.741804734346" calcext:value-type="float">
            <text:p><text:s/>65,74 </text:p>
          </table:table-cell>
          <table:table-cell office:value-type="float" office:value="31466" calcext:value-type="float">
            <text:p>31.466 </text:p>
          </table:table-cell>
          <table:table-cell table:style-name="ce12" office:value-type="float" office:value="161424" calcext:value-type="float">
            <text:p>161.424,00</text:p>
          </table:table-cell>
          <table:table-cell table:style-name="ce12" office:value-type="float" office:value="47863" calcext:value-type="float">
            <text:p>47.86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33858" calcext:value-type="float">
            <text:p>33.85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cumán</text:p>
          </table:table-cell>
          <table:table-cell office:value-type="float" office:value="9.83344845550024" calcext:value-type="float">
            <text:p><text:s/>9,83 </text:p>
          </table:table-cell>
          <table:table-cell office:value-type="float" office:value="39.6953791612326" calcext:value-type="float">
            <text:p><text:s/>39,70 </text:p>
          </table:table-cell>
          <table:table-cell office:value-type="float" office:value="161012" calcext:value-type="float">
            <text:p>161.012 </text:p>
          </table:table-cell>
          <table:table-cell table:style-name="ce12" office:value-type="float" office:value="1637391" calcext:value-type="float">
            <text:p>1.637.391,00</text:p>
          </table:table-cell>
          <table:table-cell table:style-name="ce12" office:value-type="float" office:value="405619" calcext:value-type="float">
            <text:p>405.61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948" calcext:value-type="float">
            <text:p>8.948</text:p>
          </table:table-cell>
          <table:table-cell table:style-name="ce13" office:value-type="float" office:value="83070" calcext:value-type="float">
            <text:p>83.070</text:p>
          </table:table-cell>
          <table:table-cell table:style-name="ce13" office:value-type="float" office:value="45302" calcext:value-type="float">
            <text:p>45.302</text:p>
          </table:table-cell>
          <table:table-cell table:style-name="ce13" office:value-type="float" office:value="20514" calcext:value-type="float">
            <text:p>20.514</text:p>
          </table:table-cell>
          <table:table-cell table:style-name="ce13" office:value-type="float" office:value="1361" calcext:value-type="float">
            <text:p>1.361</text:p>
          </table:table-cell>
          <table:table-cell table:style-name="ce13" office:value-type="float" office:value="655" calcext:value-type="float">
            <text:p>655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18.1041564810005" calcext:value-type="float">
            <text:p><text:s/>18,10 </text:p>
          </table:table-cell>
          <table:table-cell office:value-type="float" office:value="56.2721441616913" calcext:value-type="float">
            <text:p><text:s/>56,27 </text:p>
          </table:table-cell>
          <table:table-cell office:value-type="float" office:value="3078631" calcext:value-type="float">
            <text:p>3.078.631 </text:p>
          </table:table-cell>
          <table:table-cell table:style-name="ce12" office:value-type="float" office:value="17005106" calcext:value-type="float">
            <text:p>17.005.106,00</text:p>
          </table:table-cell>
          <table:table-cell table:style-name="ce12" office:value-type="float" office:value="5470968" calcext:value-type="float">
            <text:p>5.470.96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548" calcext:value-type="float">
            <text:p>7.548</text:p>
          </table:table-cell>
          <table:table-cell table:style-name="ce13" office:value-type="float" office:value="47472" calcext:value-type="float">
            <text:p>47.472</text:p>
          </table:table-cell>
          <table:table-cell table:style-name="ce13" office:value-type="float" office:value="1910156" calcext:value-type="float">
            <text:p>1.910.156</text:p>
          </table:table-cell>
          <table:table-cell table:style-name="ce13" office:value-type="float" office:value="299009" calcext:value-type="float">
            <text:p>299.009</text:p>
          </table:table-cell>
          <table:table-cell table:style-name="ce13" office:value-type="float" office:value="573298" calcext:value-type="float">
            <text:p>573.298</text:p>
          </table:table-cell>
          <table:table-cell table:style-name="ce13" office:value-type="float" office:value="93059" calcext:value-type="float">
            <text:p>93.059</text:p>
          </table:table-cell>
          <table:table-cell table:style-name="ce13" office:value-type="float" office:value="46178" calcext:value-type="float">
            <text:p>46.178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52.236738675121" calcext:value-type="float">
            <text:p><text:s/>52,24 </text:p>
          </table:table-cell>
          <table:table-cell office:value-type="float" office:value="124.061393756425" calcext:value-type="float">
            <text:p><text:s/>124,06 </text:p>
          </table:table-cell>
          <table:table-cell office:value-type="float" office:value="1600191" calcext:value-type="float">
            <text:p>1.600.191 </text:p>
          </table:table-cell>
          <table:table-cell table:style-name="ce12" office:value-type="float" office:value="3063344" calcext:value-type="float">
            <text:p>3.063.344,00</text:p>
          </table:table-cell>
          <table:table-cell table:style-name="ce12" office:value-type="float" office:value="1289838" calcext:value-type="float">
            <text:p>1.289.83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56" calcext:value-type="float">
            <text:p>556</text:p>
          </table:table-cell>
          <table:table-cell table:style-name="ce13" office:value-type="float" office:value="35663" calcext:value-type="float">
            <text:p>35.663</text:p>
          </table:table-cell>
          <table:table-cell table:style-name="ce13" office:value-type="float" office:value="726223" calcext:value-type="float">
            <text:p>726.223</text:p>
          </table:table-cell>
          <table:table-cell table:style-name="ce13" office:value-type="float" office:value="304970" calcext:value-type="float">
            <text:p>304.970</text:p>
          </table:table-cell>
          <table:table-cell table:style-name="ce13" office:value-type="float" office:value="378571" calcext:value-type="float">
            <text:p>378.571</text:p>
          </table:table-cell>
          <table:table-cell table:style-name="ce13" office:value-type="float" office:value="80234" calcext:value-type="float">
            <text:p>80.234</text:p>
          </table:table-cell>
          <table:table-cell table:style-name="ce13" office:value-type="float" office:value="37977" calcext:value-type="float">
            <text:p>37.97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6.60818568741958" calcext:value-type="float">
            <text:p><text:s/>6,61 </text:p>
          </table:table-cell>
          <table:table-cell office:value-type="float" office:value="25.9771210676835" calcext:value-type="float">
            <text:p><text:s/>25,98 </text:p>
          </table:table-cell>
          <table:table-cell office:value-type="float" office:value="26705" calcext:value-type="float">
            <text:p>26.705 </text:p>
          </table:table-cell>
          <table:table-cell table:style-name="ce12" office:value-type="float" office:value="404120" calcext:value-type="float">
            <text:p>404.120,00</text:p>
          </table:table-cell>
          <table:table-cell table:style-name="ce12" office:value-type="float" office:value="102802" calcext:value-type="float">
            <text:p>102.80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318" calcext:value-type="float">
            <text:p>3.318</text:p>
          </table:table-cell>
          <table:table-cell table:style-name="ce13" office:value-type="float" office:value="15655" calcext:value-type="float">
            <text:p>15.655</text:p>
          </table:table-cell>
          <table:table-cell table:style-name="ce13" office:value-type="float" office:value="5325" calcext:value-type="float">
            <text:p>5.325</text:p>
          </table:table-cell>
          <table:table-cell table:style-name="ce13" office:value-type="float" office:value="2342" calcext:value-type="float">
            <text:p>2.342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7.76358719866201" calcext:value-type="float">
            <text:p><text:s/>7,76 </text:p>
          </table:table-cell>
          <table:table-cell office:value-type="float" office:value="29.0455247754534" calcext:value-type="float">
            <text:p><text:s/>29,05 </text:p>
          </table:table-cell>
          <table:table-cell office:value-type="float" office:value="90611" calcext:value-type="float">
            <text:p>90.611 </text:p>
          </table:table-cell>
          <table:table-cell table:style-name="ce12" office:value-type="float" office:value="1167128" calcext:value-type="float">
            <text:p>1.167.128,00</text:p>
          </table:table-cell>
          <table:table-cell table:style-name="ce12" office:value-type="float" office:value="311962" calcext:value-type="float">
            <text:p>311.96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3733" calcext:value-type="float">
            <text:p>3.733</text:p>
          </table:table-cell>
          <table:table-cell table:style-name="ce13" office:value-type="float" office:value="42590" calcext:value-type="float">
            <text:p>42.590</text:p>
          </table:table-cell>
          <table:table-cell table:style-name="ce13" office:value-type="float" office:value="22349" calcext:value-type="float">
            <text:p>22.349</text:p>
          </table:table-cell>
          <table:table-cell table:style-name="ce13" office:value-type="float" office:value="18044" calcext:value-type="float">
            <text:p>18.044</text:p>
          </table:table-cell>
          <table:table-cell table:style-name="ce13" office:value-type="float" office:value="3157" calcext:value-type="float">
            <text:p>3.157</text:p>
          </table:table-cell>
          <table:table-cell table:style-name="ce13"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0.8971148834405" calcext:value-type="float">
            <text:p><text:s/>10,90 </text:p>
          </table:table-cell>
          <table:table-cell office:value-type="float" office:value="35.5460111791441" calcext:value-type="float">
            <text:p><text:s/>35,55 </text:p>
          </table:table-cell>
          <table:table-cell office:value-type="float" office:value="63975" calcext:value-type="float">
            <text:p>63.975 </text:p>
          </table:table-cell>
          <table:table-cell table:style-name="ce12" office:value-type="float" office:value="587081.999999999" calcext:value-type="float">
            <text:p>587.082,00</text:p>
          </table:table-cell>
          <table:table-cell table:style-name="ce12" office:value-type="float" office:value="179978" calcext:value-type="float">
            <text:p>179.97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4186" calcext:value-type="float">
            <text:p>4.186</text:p>
          </table:table-cell>
          <table:table-cell table:style-name="ce13" office:value-type="float" office:value="73760" calcext:value-type="float">
            <text:p>73.760</text:p>
          </table:table-cell>
          <table:table-cell table:style-name="ce13" office:value-type="float" office:value="1880" calcext:value-type="float">
            <text:p>1.88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8.0566153106088" calcext:value-type="float">
            <text:p><text:s/>18,06 </text:p>
          </table:table-cell>
          <table:table-cell office:value-type="float" office:value="58.9735289080036" calcext:value-type="float">
            <text:p><text:s/>58,97 </text:p>
          </table:table-cell>
          <table:table-cell office:value-type="float" office:value="657638" calcext:value-type="float">
            <text:p>657.638 </text:p>
          </table:table-cell>
          <table:table-cell table:style-name="ce12" office:value-type="float" office:value="3642089.00000001" calcext:value-type="float">
            <text:p>3.642.089,00</text:p>
          </table:table-cell>
          <table:table-cell table:style-name="ce12" office:value-type="float" office:value="1115141" calcext:value-type="float">
            <text:p>1.115.14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26862" calcext:value-type="float">
            <text:p>26.862</text:p>
          </table:table-cell>
          <table:table-cell table:style-name="ce13" office:value-type="float" office:value="370865" calcext:value-type="float">
            <text:p>370.865</text:p>
          </table:table-cell>
          <table:table-cell table:style-name="ce13" office:value-type="float" office:value="88479" calcext:value-type="float">
            <text:p>88.479</text:p>
          </table:table-cell>
          <table:table-cell table:style-name="ce13" office:value-type="float" office:value="146683" calcext:value-type="float">
            <text:p>146.683</text:p>
          </table:table-cell>
          <table:table-cell table:style-name="ce13" office:value-type="float" office:value="20351" calcext:value-type="float">
            <text:p>20.351</text:p>
          </table:table-cell>
          <table:table-cell table:style-name="ce13" office:value-type="float" office:value="5069" calcext:value-type="float">
            <text:p>5.06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26516561613311" calcext:value-type="float">
            <text:p><text:s/>8,27 </text:p>
          </table:table-cell>
          <table:table-cell office:value-type="float" office:value="31.3861213683551" calcext:value-type="float">
            <text:p><text:s/>31,39 </text:p>
          </table:table-cell>
          <table:table-cell office:value-type="float" office:value="90097" calcext:value-type="float">
            <text:p>90.097 </text:p>
          </table:table-cell>
          <table:table-cell table:style-name="ce12" office:value-type="float" office:value="1090081" calcext:value-type="float">
            <text:p>1.090.081,00</text:p>
          </table:table-cell>
          <table:table-cell table:style-name="ce12" office:value-type="float" office:value="287060" calcext:value-type="float">
            <text:p>287.06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912" calcext:value-type="float">
            <text:p>5.912</text:p>
          </table:table-cell>
          <table:table-cell table:style-name="ce13" office:value-type="float" office:value="46483" calcext:value-type="float">
            <text:p>46.483</text:p>
          </table:table-cell>
          <table:table-cell table:style-name="ce13" office:value-type="float" office:value="21776" calcext:value-type="float">
            <text:p>21.776</text:p>
          </table:table-cell>
          <table:table-cell table:style-name="ce13" office:value-type="float" office:value="13043" calcext:value-type="float">
            <text:p>13.043</text:p>
          </table:table-cell>
          <table:table-cell table:style-name="ce13" office:value-type="float" office:value="2218" calcext:value-type="float">
            <text:p>2.218</text:p>
          </table:table-cell>
          <table:table-cell table:style-name="ce13" office:value-type="float" office:value="647" calcext:value-type="float">
            <text:p>64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3.5716635856636" calcext:value-type="float">
            <text:p><text:s/>13,57 </text:p>
          </table:table-cell>
          <table:table-cell office:value-type="float" office:value="45.3893310282472" calcext:value-type="float">
            <text:p><text:s/>45,39 </text:p>
          </table:table-cell>
          <table:table-cell office:value-type="float" office:value="182732" calcext:value-type="float">
            <text:p>182.732 </text:p>
          </table:table-cell>
          <table:table-cell table:style-name="ce12" office:value-type="float" office:value="1346423" calcext:value-type="float">
            <text:p>1.346.423,00</text:p>
          </table:table-cell>
          <table:table-cell table:style-name="ce12" office:value-type="float" office:value="402588" calcext:value-type="float">
            <text:p>402.58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80" calcext:value-type="float">
            <text:p>1.680</text:p>
          </table:table-cell>
          <table:table-cell table:style-name="ce13" office:value-type="float" office:value="7944" calcext:value-type="float">
            <text:p>7.944</text:p>
          </table:table-cell>
          <table:table-cell table:style-name="ce13" office:value-type="float" office:value="104422" calcext:value-type="float">
            <text:p>104.422</text:p>
          </table:table-cell>
          <table:table-cell table:style-name="ce13" office:value-type="float" office:value="41800" calcext:value-type="float">
            <text:p>41.800</text:p>
          </table:table-cell>
          <table:table-cell table:style-name="ce13" office:value-type="float" office:value="23524" calcext:value-type="float">
            <text:p>23.524</text:p>
          </table:table-cell>
          <table:table-cell table:style-name="ce13" office:value-type="float" office:value="2604" calcext:value-type="float">
            <text:p>2.604</text:p>
          </table:table-cell>
          <table:table-cell table:style-name="ce13" office:value-type="float" office:value="823" calcext:value-type="float">
            <text:p>82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5.08181870616855" calcext:value-type="float">
            <text:p><text:s/>5,08 </text:p>
          </table:table-cell>
          <table:table-cell office:value-type="float" office:value="19.965076445262" calcext:value-type="float">
            <text:p><text:s/>19,97 </text:p>
          </table:table-cell>
          <table:table-cell office:value-type="float" office:value="29956" calcext:value-type="float">
            <text:p>29.956 </text:p>
          </table:table-cell>
          <table:table-cell table:style-name="ce12" office:value-type="float" office:value="589474" calcext:value-type="float">
            <text:p>589.474,00</text:p>
          </table:table-cell>
          <table:table-cell table:style-name="ce12" office:value-type="float" office:value="150042" calcext:value-type="float">
            <text:p>150.04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86" calcext:value-type="float">
            <text:p>1.486</text:p>
          </table:table-cell>
          <table:table-cell table:style-name="ce13" office:value-type="float" office:value="3419" calcext:value-type="float">
            <text:p>3.419</text:p>
          </table:table-cell>
          <table:table-cell table:style-name="ce13" office:value-type="float" office:value="14787" calcext:value-type="float">
            <text:p>14.787</text:p>
          </table:table-cell>
          <table:table-cell table:style-name="ce13" office:value-type="float" office:value="4795" calcext:value-type="float">
            <text:p>4.795</text:p>
          </table:table-cell>
          <table:table-cell table:style-name="ce13" office:value-type="float" office:value="4583" calcext:value-type="float">
            <text:p>4.583</text:p>
          </table:table-cell>
          <table:table-cell table:style-name="ce13" office:value-type="float" office:value="749" calcext:value-type="float">
            <text:p>749</text:p>
          </table:table-cell>
          <table:table-cell table:style-name="ce13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72941710564843" calcext:value-type="float">
            <text:p><text:s/>5,73 </text:p>
          </table:table-cell>
          <table:table-cell office:value-type="float" office:value="22.4034158946241" calcext:value-type="float">
            <text:p><text:s/>22,40 </text:p>
          </table:table-cell>
          <table:table-cell office:value-type="float" office:value="42657" calcext:value-type="float">
            <text:p>42.657 </text:p>
          </table:table-cell>
          <table:table-cell table:style-name="ce12" office:value-type="float" office:value="744526" calcext:value-type="float">
            <text:p>744.526,00</text:p>
          </table:table-cell>
          <table:table-cell table:style-name="ce12" office:value-type="float" office:value="190404" calcext:value-type="float">
            <text:p>190.40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5877" calcext:value-type="float">
            <text:p>5.877</text:p>
          </table:table-cell>
          <table:table-cell table:style-name="ce13" office:value-type="float" office:value="26915" calcext:value-type="float">
            <text:p>26.915</text:p>
          </table:table-cell>
          <table:table-cell table:style-name="ce13" office:value-type="float" office:value="6974" calcext:value-type="float">
            <text:p>6.974</text:p>
          </table:table-cell>
          <table:table-cell table:style-name="ce13" office:value-type="float" office:value="2538" calcext:value-type="float">
            <text:p>2.5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0.9208113683245" calcext:value-type="float">
            <text:p><text:s/>20,92 </text:p>
          </table:table-cell>
          <table:table-cell office:value-type="float" office:value="63.4935264809968" calcext:value-type="float">
            <text:p><text:s/>63,49 </text:p>
          </table:table-cell>
          <table:table-cell office:value-type="float" office:value="73022" calcext:value-type="float">
            <text:p>73.022 </text:p>
          </table:table-cell>
          <table:table-cell table:style-name="ce12" office:value-type="float" office:value="349040.000000001" calcext:value-type="float">
            <text:p>349.040,00</text:p>
          </table:table-cell>
          <table:table-cell table:style-name="ce12" office:value-type="float" office:value="115007" calcext:value-type="float">
            <text:p>115.007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8633" calcext:value-type="float">
            <text:p>8.633</text:p>
          </table:table-cell>
          <table:table-cell table:style-name="ce13" office:value-type="float" office:value="59045" calcext:value-type="float">
            <text:p>59.045</text:p>
          </table:table-cell>
          <table:table-cell table:style-name="ce13" office:value-type="float" office:value="558" calcext:value-type="float">
            <text:p>558</text:p>
          </table:table-cell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4.31364137112834" calcext:value-type="float">
            <text:p><text:s/>4,31 </text:p>
          </table:table-cell>
          <table:table-cell office:value-type="float" office:value="16.2034458061436" calcext:value-type="float">
            <text:p><text:s/>16,20 </text:p>
          </table:table-cell>
          <table:table-cell office:value-type="float" office:value="16289" calcext:value-type="float">
            <text:p>16.289 </text:p>
          </table:table-cell>
          <table:table-cell table:style-name="ce12" office:value-type="float" office:value="377616" calcext:value-type="float">
            <text:p>377.616,00</text:p>
          </table:table-cell>
          <table:table-cell table:style-name="ce12" office:value-type="float" office:value="100528" calcext:value-type="float">
            <text:p>100.52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54" calcext:value-type="float">
            <text:p>1.554</text:p>
          </table:table-cell>
          <table:table-cell table:style-name="ce13" office:value-type="float" office:value="9304" calcext:value-type="float">
            <text:p>9.304</text:p>
          </table:table-cell>
          <table:table-cell table:style-name="ce13" office:value-type="float" office:value="3599" calcext:value-type="float">
            <text:p>3.599</text:p>
          </table:table-cell>
          <table:table-cell table:style-name="ce13" office:value-type="float" office:value="1796" calcext:value-type="float">
            <text:p>1.79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8.86323196292613" calcext:value-type="float">
            <text:p><text:s/>8,86 </text:p>
          </table:table-cell>
          <table:table-cell office:value-type="float" office:value="31.7586053613908" calcext:value-type="float">
            <text:p><text:s/>31,76 </text:p>
          </table:table-cell>
          <table:table-cell office:value-type="float" office:value="170753" calcext:value-type="float">
            <text:p>170.753 </text:p>
          </table:table-cell>
          <table:table-cell table:style-name="ce12" office:value-type="float" office:value="1926532" calcext:value-type="float">
            <text:p>1.926.532,00</text:p>
          </table:table-cell>
          <table:table-cell table:style-name="ce12" office:value-type="float" office:value="537658.999999999" calcext:value-type="float">
            <text:p>537.65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77203" calcext:value-type="float">
            <text:p>177.203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19626218117457" calcext:value-type="float">
            <text:p><text:s/>8,20 </text:p>
          </table:table-cell>
          <table:table-cell office:value-type="float" office:value="30.0892480250859" calcext:value-type="float">
            <text:p><text:s/>30,09 </text:p>
          </table:table-cell>
          <table:table-cell office:value-type="float" office:value="99794" calcext:value-type="float">
            <text:p>99.794 </text:p>
          </table:table-cell>
          <table:table-cell table:style-name="ce12" office:value-type="float" office:value="1217555" calcext:value-type="float">
            <text:p>1.217.555,00</text:p>
          </table:table-cell>
          <table:table-cell table:style-name="ce12" office:value-type="float" office:value="331660" calcext:value-type="float">
            <text:p>331.66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11" calcext:value-type="float">
            <text:p>1.011</text:p>
          </table:table-cell>
          <table:table-cell table:style-name="ce13" office:value-type="float" office:value="4447" calcext:value-type="float">
            <text:p>4.447</text:p>
          </table:table-cell>
          <table:table-cell table:style-name="ce13" office:value-type="float" office:value="47244" calcext:value-type="float">
            <text:p>47.244</text:p>
          </table:table-cell>
          <table:table-cell table:style-name="ce13" office:value-type="float" office:value="22033" calcext:value-type="float">
            <text:p>22.033</text:p>
          </table:table-cell>
          <table:table-cell table:style-name="ce13" office:value-type="float" office:value="21599" calcext:value-type="float">
            <text:p>21.599</text:p>
          </table:table-cell>
          <table:table-cell table:style-name="ce13" office:value-type="float" office:value="2892" calcext:value-type="float">
            <text:p>2.892</text:p>
          </table:table-cell>
          <table:table-cell table:style-name="ce13"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8.4306345952835" calcext:value-type="float">
            <text:p><text:s/>18,43 </text:p>
          </table:table-cell>
          <table:table-cell office:value-type="float" office:value="61.9101342766616" calcext:value-type="float">
            <text:p><text:s/>61,91 </text:p>
          </table:table-cell>
          <table:table-cell office:value-type="float" office:value="117433" calcext:value-type="float">
            <text:p>117.433 </text:p>
          </table:table-cell>
          <table:table-cell table:style-name="ce12" office:value-type="float" office:value="637161.999999999" calcext:value-type="float">
            <text:p>637.162,00</text:p>
          </table:table-cell>
          <table:table-cell table:style-name="ce12" office:value-type="float" office:value="189683" calcext:value-type="float">
            <text:p>189.68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42" calcext:value-type="float">
            <text:p>1.542</text:p>
          </table:table-cell>
          <table:table-cell table:style-name="ce13" office:value-type="float" office:value="1395" calcext:value-type="float">
            <text:p>1.395</text:p>
          </table:table-cell>
          <table:table-cell table:style-name="ce13" office:value-type="float" office:value="81272" calcext:value-type="float">
            <text:p>81.272</text:p>
          </table:table-cell>
          <table:table-cell table:style-name="ce13" office:value-type="float" office:value="849" calcext:value-type="float">
            <text:p>849</text:p>
          </table:table-cell>
          <table:table-cell table:style-name="ce13" office:value-type="float" office:value="18051" calcext:value-type="float">
            <text:p>18.051</text:p>
          </table:table-cell>
          <table:table-cell table:style-name="ce13" office:value-type="float" office:value="4774" calcext:value-type="float">
            <text:p>4.774</text:p>
          </table:table-cell>
          <table:table-cell table:style-name="ce13" office:value-type="float" office:value="1703" calcext:value-type="float">
            <text:p>1.70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4.1565144707972" calcext:value-type="float">
            <text:p><text:s/>14,16 </text:p>
          </table:table-cell>
          <table:table-cell office:value-type="float" office:value="46.0208051229332" calcext:value-type="float">
            <text:p><text:s/>46,02 </text:p>
          </table:table-cell>
          <table:table-cell office:value-type="float" office:value="101619" calcext:value-type="float">
            <text:p>101.619 </text:p>
          </table:table-cell>
          <table:table-cell table:style-name="ce12" office:value-type="float" office:value="717825" calcext:value-type="float">
            <text:p>717.825,00</text:p>
          </table:table-cell>
          <table:table-cell table:style-name="ce12" office:value-type="float" office:value="220811" calcext:value-type="float">
            <text:p>220.81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73" calcext:value-type="float">
            <text:p>973</text:p>
          </table:table-cell>
          <table:table-cell table:style-name="ce13" office:value-type="float" office:value="5606" calcext:value-type="float">
            <text:p>5.606</text:p>
          </table:table-cell>
          <table:table-cell table:style-name="ce13" office:value-type="float" office:value="88085" calcext:value-type="float">
            <text:p>88.085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7990" calcext:value-type="float">
            <text:p>7.990</text:p>
          </table:table-cell>
          <table:table-cell table:style-name="ce13" office:value-type="float" office:value="1921" calcext:value-type="float">
            <text:p>1.921</text:p>
          </table:table-cell>
          <table:table-cell table:style-name="ce13"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7.9299418666242" calcext:value-type="float">
            <text:p><text:s/>7,93 </text:p>
          </table:table-cell>
          <table:table-cell office:value-type="float" office:value="32.7394202636262" calcext:value-type="float">
            <text:p><text:s/>32,74 </text:p>
          </table:table-cell>
          <table:table-cell office:value-type="float" office:value="108541" calcext:value-type="float">
            <text:p>108.541 </text:p>
          </table:table-cell>
          <table:table-cell table:style-name="ce12" office:value-type="float" office:value="1368749" calcext:value-type="float">
            <text:p>1.368.749,00</text:p>
          </table:table-cell>
          <table:table-cell table:style-name="ce12" office:value-type="float" office:value="331530" calcext:value-type="float">
            <text:p>331.53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94" calcext:value-type="float">
            <text:p>594</text:p>
          </table:table-cell>
          <table:table-cell table:style-name="ce13" office:value-type="float" office:value="4719" calcext:value-type="float">
            <text:p>4.719</text:p>
          </table:table-cell>
          <table:table-cell table:style-name="ce13" office:value-type="float" office:value="67576" calcext:value-type="float">
            <text:p>67.576</text:p>
          </table:table-cell>
          <table:table-cell table:style-name="ce13" office:value-type="float" office:value="23185" calcext:value-type="float">
            <text:p>23.185</text:p>
          </table:table-cell>
          <table:table-cell table:style-name="ce13" office:value-type="float" office:value="11333" calcext:value-type="float">
            <text:p>11.333</text:p>
          </table:table-cell>
          <table:table-cell table:style-name="ce13" office:value-type="float" office:value="1068" calcext:value-type="float">
            <text:p>1.068</text:p>
          </table:table-cell>
          <table:table-cell table:style-name="ce13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6.86906267170671" calcext:value-type="float">
            <text:p><text:s/>6,87 </text:p>
          </table:table-cell>
          <table:table-cell office:value-type="float" office:value="26.964616120247" calcext:value-type="float">
            <text:p><text:s/>26,96 </text:p>
          </table:table-cell>
          <table:table-cell office:value-type="float" office:value="51881" calcext:value-type="float">
            <text:p>51.881 </text:p>
          </table:table-cell>
          <table:table-cell table:style-name="ce12" office:value-type="float" office:value="755285" calcext:value-type="float">
            <text:p>755.285,00</text:p>
          </table:table-cell>
          <table:table-cell table:style-name="ce12" office:value-type="float" office:value="192404" calcext:value-type="float">
            <text:p>192.40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58588" calcext:value-type="float">
            <text:p>58.58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.72299969919519" calcext:value-type="float">
            <text:p><text:s/>2,72 </text:p>
          </table:table-cell>
          <table:table-cell office:value-type="float" office:value="9.5139703148683" calcext:value-type="float">
            <text:p><text:s/>9,51 </text:p>
          </table:table-cell>
          <table:table-cell office:value-type="float" office:value="13307" calcext:value-type="float">
            <text:p>13.307 </text:p>
          </table:table-cell>
          <table:table-cell table:style-name="ce12" office:value-type="float" office:value="488689.000000001" calcext:value-type="float">
            <text:p>488.689,00</text:p>
          </table:table-cell>
          <table:table-cell table:style-name="ce12" office:value-type="float" office:value="139868" calcext:value-type="float">
            <text:p>139.86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4014" calcext:value-type="float">
            <text:p>14.01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7.81200042630289" calcext:value-type="float">
            <text:p><text:s/>7,81 </text:p>
          </table:table-cell>
          <table:table-cell office:value-type="float" office:value="26.2486198287096" calcext:value-type="float">
            <text:p><text:s/>26,25 </text:p>
          </table:table-cell>
          <table:table-cell office:value-type="float" office:value="26388" calcext:value-type="float">
            <text:p>26.388 </text:p>
          </table:table-cell>
          <table:table-cell table:style-name="ce12" office:value-type="float" office:value="337788" calcext:value-type="float">
            <text:p>337.788,00</text:p>
          </table:table-cell>
          <table:table-cell table:style-name="ce12" office:value-type="float" office:value="100531" calcext:value-type="float">
            <text:p>100.53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0913" calcext:value-type="float">
            <text:p>30.913</text:p>
          </table:table-cell>
          <table:table-cell table:style-name="ce13" office:value-type="float" office:value="541" calcext:value-type="float">
            <text:p>541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6.4365192755623" calcext:value-type="float">
            <text:p><text:s/>16,44 </text:p>
          </table:table-cell>
          <table:table-cell office:value-type="float" office:value="52.2696112396987" calcext:value-type="float">
            <text:p><text:s/>52,27 </text:p>
          </table:table-cell>
          <table:table-cell office:value-type="float" office:value="567280" calcext:value-type="float">
            <text:p>567.280 </text:p>
          </table:table-cell>
          <table:table-cell table:style-name="ce12" office:value-type="float" office:value="3451339.00000001" calcext:value-type="float">
            <text:p>3.451.339,00</text:p>
          </table:table-cell>
          <table:table-cell table:style-name="ce12" office:value-type="float" office:value="1085296" calcext:value-type="float">
            <text:p>1.085.29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967" calcext:value-type="float">
            <text:p>4.967</text:p>
          </table:table-cell>
          <table:table-cell table:style-name="ce13" office:value-type="float" office:value="38721" calcext:value-type="float">
            <text:p>38.721</text:p>
          </table:table-cell>
          <table:table-cell table:style-name="ce13" office:value-type="float" office:value="311830" calcext:value-type="float">
            <text:p>311.830</text:p>
          </table:table-cell>
          <table:table-cell table:style-name="ce13" office:value-type="float" office:value="92854" calcext:value-type="float">
            <text:p>92.854</text:p>
          </table:table-cell>
          <table:table-cell table:style-name="ce13" office:value-type="float" office:value="97563" calcext:value-type="float">
            <text:p>97.563</text:p>
          </table:table-cell>
          <table:table-cell table:style-name="ce13" office:value-type="float" office:value="16794" calcext:value-type="float">
            <text:p>16.794</text:p>
          </table:table-cell>
          <table:table-cell table:style-name="ce13" office:value-type="float" office:value="4275" calcext:value-type="float">
            <text:p>4.275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3.50415323861831" calcext:value-type="float">
            <text:p><text:s/>3,50 </text:p>
          </table:table-cell>
          <table:table-cell office:value-type="float" office:value="14.118988073972" calcext:value-type="float">
            <text:p><text:s/>14,12 </text:p>
          </table:table-cell>
          <table:table-cell office:value-type="float" office:value="33196" calcext:value-type="float">
            <text:p>33.196 </text:p>
          </table:table-cell>
          <table:table-cell table:style-name="ce12" office:value-type="float" office:value="947333" calcext:value-type="float">
            <text:p>947.333,00</text:p>
          </table:table-cell>
          <table:table-cell table:style-name="ce12" office:value-type="float" office:value="235116" calcext:value-type="float">
            <text:p>235.11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539" calcext:value-type="float">
            <text:p>3.539</text:p>
          </table:table-cell>
          <table:table-cell table:style-name="ce13" office:value-type="float" office:value="20384" calcext:value-type="float">
            <text:p>20.384</text:p>
          </table:table-cell>
          <table:table-cell table:style-name="ce13" office:value-type="float" office:value="6432" calcext:value-type="float">
            <text:p>6.432</text:p>
          </table:table-cell>
          <table:table-cell table:style-name="ce13" office:value-type="float" office:value="2802" calcext:value-type="float">
            <text:p>2.80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0.3013051150784" calcext:value-type="float">
            <text:p><text:s/>20,30 </text:p>
          </table:table-cell>
          <table:table-cell office:value-type="float" office:value="68.4632207595576" calcext:value-type="float">
            <text:p><text:s/>68,46 </text:p>
          </table:table-cell>
          <table:table-cell office:value-type="float" office:value="32557" calcext:value-type="float">
            <text:p>32.557 </text:p>
          </table:table-cell>
          <table:table-cell table:style-name="ce12" office:value-type="float" office:value="160369" calcext:value-type="float">
            <text:p>160.369,00</text:p>
          </table:table-cell>
          <table:table-cell table:style-name="ce12" office:value-type="float" office:value="47554" calcext:value-type="float">
            <text:p>47.55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35409" calcext:value-type="float">
            <text:p>35.40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45982373143856" calcext:value-type="float">
            <text:p><text:s/>9,46 </text:p>
          </table:table-cell>
          <table:table-cell office:value-type="float" office:value="38.1862336563929" calcext:value-type="float">
            <text:p><text:s/>38,19 </text:p>
          </table:table-cell>
          <table:table-cell office:value-type="float" office:value="154411" calcext:value-type="float">
            <text:p>154.411 </text:p>
          </table:table-cell>
          <table:table-cell table:style-name="ce12" office:value-type="float" office:value="1632282" calcext:value-type="float">
            <text:p>1.632.282,00</text:p>
          </table:table-cell>
          <table:table-cell table:style-name="ce12" office:value-type="float" office:value="404363" calcext:value-type="float">
            <text:p>404.36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9236" calcext:value-type="float">
            <text:p>9.236</text:p>
          </table:table-cell>
          <table:table-cell table:style-name="ce13" office:value-type="float" office:value="83342" calcext:value-type="float">
            <text:p>83.342</text:p>
          </table:table-cell>
          <table:table-cell table:style-name="ce13" office:value-type="float" office:value="42536" calcext:value-type="float">
            <text:p>42.536</text:p>
          </table:table-cell>
          <table:table-cell table:style-name="ce13" office:value-type="float" office:value="17788" calcext:value-type="float">
            <text:p>17.788</text:p>
          </table:table-cell>
          <table:table-cell table:style-name="ce13" office:value-type="float" office:value="1371" calcext:value-type="float">
            <text:p>1.371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18.8048550310117" calcext:value-type="float">
            <text:p><text:s/>18,80 </text:p>
          </table:table-cell>
          <table:table-cell office:value-type="float" office:value="58.5740024492033" calcext:value-type="float">
            <text:p><text:s/>58,57 </text:p>
          </table:table-cell>
          <table:table-cell office:value-type="float" office:value="3189376" calcext:value-type="float">
            <text:p>3.189.376 </text:p>
          </table:table-cell>
          <table:table-cell table:style-name="ce12" office:value-type="float" office:value="16960386" calcext:value-type="float">
            <text:p>16.960.386,00</text:p>
          </table:table-cell>
          <table:table-cell table:style-name="ce12" office:value-type="float" office:value="5445036.81947618" calcext:value-type="float">
            <text:p>5.445.036,8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017" calcext:value-type="float">
            <text:p>6.017</text:p>
          </table:table-cell>
          <table:table-cell table:style-name="ce13" office:value-type="float" office:value="83918" calcext:value-type="float">
            <text:p>83.918</text:p>
          </table:table-cell>
          <table:table-cell table:style-name="ce13" office:value-type="float" office:value="2057698.16" calcext:value-type="float">
            <text:p>2.057.698</text:p>
          </table:table-cell>
          <table:table-cell table:style-name="ce13" office:value-type="float" office:value="402315" calcext:value-type="float">
            <text:p>402.315</text:p>
          </table:table-cell>
          <table:table-cell table:style-name="ce13" office:value-type="float" office:value="523540" calcext:value-type="float">
            <text:p>523.540</text:p>
          </table:table-cell>
          <table:table-cell table:style-name="ce13" office:value-type="float" office:value="90937" calcext:value-type="float">
            <text:p>90.937</text:p>
          </table:table-cell>
          <table:table-cell table:style-name="ce13" office:value-type="float" office:value="22299" calcext:value-type="float">
            <text:p>22.299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687714654171" calcext:value-type="float">
            <text:p><text:s/>45,69 </text:p>
          </table:table-cell>
          <table:table-cell office:value-type="float" office:value="108.369208365608" calcext:value-type="float">
            <text:p><text:s/>108,37 </text:p>
          </table:table-cell>
          <table:table-cell office:value-type="float" office:value="1399046" calcext:value-type="float">
            <text:p>1.399.046 </text:p>
          </table:table-cell>
          <table:table-cell table:style-name="ce12" office:value-type="float" office:value="3062193" calcext:value-type="float">
            <text:p>3.062.193,00</text:p>
          </table:table-cell>
          <table:table-cell table:style-name="ce12" office:value-type="float" office:value="1290999.55706976" calcext:value-type="float">
            <text:p>1.290.999,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1409" calcext:value-type="float">
            <text:p>1.409</text:p>
          </table:table-cell>
          <table:table-cell table:style-name="ce13" office:value-type="float" office:value="678921.84" calcext:value-type="float">
            <text:p>678.922</text:p>
          </table:table-cell>
          <table:table-cell table:style-name="ce13" office:value-type="float" office:value="218487" calcext:value-type="float">
            <text:p>218.487</text:p>
          </table:table-cell>
          <table:table-cell table:style-name="ce13" office:value-type="float" office:value="277195" calcext:value-type="float">
            <text:p>277.195</text:p>
          </table:table-cell>
          <table:table-cell table:style-name="ce13" office:value-type="float" office:value="66536" calcext:value-type="float">
            <text:p>66.536</text:p>
          </table:table-cell>
          <table:table-cell table:style-name="ce13" office:value-type="float" office:value="19881" calcext:value-type="float">
            <text:p>19.88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6.52734131816728" calcext:value-type="float">
            <text:p><text:s/>6,53 </text:p>
          </table:table-cell>
          <table:table-cell office:value-type="float" office:value="25.6593508380215" calcext:value-type="float">
            <text:p><text:s/>25,66 </text:p>
          </table:table-cell>
          <table:table-cell office:value-type="float" office:value="26317" calcext:value-type="float">
            <text:p>26.317 </text:p>
          </table:table-cell>
          <table:table-cell table:style-name="ce12" office:value-type="float" office:value="403181" calcext:value-type="float">
            <text:p>403.181,00</text:p>
          </table:table-cell>
          <table:table-cell table:style-name="ce12" office:value-type="float" office:value="102563" calcext:value-type="float">
            <text:p>102.56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328" calcext:value-type="float">
            <text:p>3.328</text:p>
          </table:table-cell>
          <table:table-cell table:style-name="ce13" office:value-type="float" office:value="15861" calcext:value-type="float">
            <text:p>15.861</text:p>
          </table:table-cell>
          <table:table-cell table:style-name="ce13" office:value-type="float" office:value="4901" calcext:value-type="float">
            <text:p>4.901</text:p>
          </table:table-cell>
          <table:table-cell table:style-name="ce13" office:value-type="float" office:value="2161" calcext:value-type="float">
            <text:p>2.161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7.65022534015797" calcext:value-type="float">
            <text:p><text:s/>7,65 </text:p>
          </table:table-cell>
          <table:table-cell office:value-type="float" office:value="28.6216605384279" calcext:value-type="float">
            <text:p><text:s/>28,62 </text:p>
          </table:table-cell>
          <table:table-cell office:value-type="float" office:value="89050" calcext:value-type="float">
            <text:p>89.050 </text:p>
          </table:table-cell>
          <table:table-cell table:style-name="ce12" office:value-type="float" office:value="1164018" calcext:value-type="float">
            <text:p>1.164.018,00</text:p>
          </table:table-cell>
          <table:table-cell table:style-name="ce12" office:value-type="float" office:value="311128" calcext:value-type="float">
            <text:p>311.12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3835" calcext:value-type="float">
            <text:p>3.835</text:p>
          </table:table-cell>
          <table:table-cell table:style-name="ce13" office:value-type="float" office:value="44544" calcext:value-type="float">
            <text:p>44.544</text:p>
          </table:table-cell>
          <table:table-cell table:style-name="ce13" office:value-type="float" office:value="21467" calcext:value-type="float">
            <text:p>21.467</text:p>
          </table:table-cell>
          <table:table-cell table:style-name="ce13" office:value-type="float" office:value="15671" calcext:value-type="float">
            <text:p>15.671</text:p>
          </table:table-cell>
          <table:table-cell table:style-name="ce13" office:value-type="float" office:value="3025" calcext:value-type="float">
            <text:p>3.025</text:p>
          </table:table-cell>
          <table:table-cell table:style-name="ce13"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0.9325033920258" calcext:value-type="float">
            <text:p><text:s/>10,93 </text:p>
          </table:table-cell>
          <table:table-cell office:value-type="float" office:value="35.662220237763" calcext:value-type="float">
            <text:p><text:s/>35,66 </text:p>
          </table:table-cell>
          <table:table-cell office:value-type="float" office:value="63896" calcext:value-type="float">
            <text:p>63.896 </text:p>
          </table:table-cell>
          <table:table-cell table:style-name="ce12" office:value-type="float" office:value="584458.999999999" calcext:value-type="float">
            <text:p>584.459,00</text:p>
          </table:table-cell>
          <table:table-cell table:style-name="ce12" office:value-type="float" office:value="179170" calcext:value-type="float">
            <text:p>179.17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4182" calcext:value-type="float">
            <text:p>4.182</text:p>
          </table:table-cell>
          <table:table-cell table:style-name="ce13" office:value-type="float" office:value="73759" calcext:value-type="float">
            <text:p>73.759</text:p>
          </table:table-cell>
          <table:table-cell table:style-name="ce13" office:value-type="float" office:value="1808" calcext:value-type="float">
            <text:p>1.80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7.6522425706022" calcext:value-type="float">
            <text:p><text:s/>17,65 </text:p>
          </table:table-cell>
          <table:table-cell office:value-type="float" office:value="57.6533295928744" calcext:value-type="float">
            <text:p><text:s/>57,65 </text:p>
          </table:table-cell>
          <table:table-cell office:value-type="float" office:value="641199" calcext:value-type="float">
            <text:p>641.199 </text:p>
          </table:table-cell>
          <table:table-cell table:style-name="ce12" office:value-type="float" office:value="3632394" calcext:value-type="float">
            <text:p>3.632.394,00</text:p>
          </table:table-cell>
          <table:table-cell table:style-name="ce12" office:value-type="float" office:value="1112163" calcext:value-type="float">
            <text:p>1.112.16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8732" calcext:value-type="float">
            <text:p>28.732</text:p>
          </table:table-cell>
          <table:table-cell table:style-name="ce13" office:value-type="float" office:value="391556" calcext:value-type="float">
            <text:p>391.556</text:p>
          </table:table-cell>
          <table:table-cell table:style-name="ce13" office:value-type="float" office:value="82011" calcext:value-type="float">
            <text:p>82.011</text:p>
          </table:table-cell>
          <table:table-cell table:style-name="ce13" office:value-type="float" office:value="118643" calcext:value-type="float">
            <text:p>118.643</text:p>
          </table:table-cell>
          <table:table-cell table:style-name="ce13" office:value-type="float" office:value="19035" calcext:value-type="float">
            <text:p>19.035</text:p>
          </table:table-cell>
          <table:table-cell table:style-name="ce13" office:value-type="float" office:value="2071" calcext:value-type="float">
            <text:p>2.07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14778714678486" calcext:value-type="float">
            <text:p><text:s/>8,15 </text:p>
          </table:table-cell>
          <table:table-cell office:value-type="float" office:value="30.9406001096441" calcext:value-type="float">
            <text:p><text:s/>30,94 </text:p>
          </table:table-cell>
          <table:table-cell office:value-type="float" office:value="88608" calcext:value-type="float">
            <text:p>88.608 </text:p>
          </table:table-cell>
          <table:table-cell table:style-name="ce12" office:value-type="float" office:value="1087510" calcext:value-type="float">
            <text:p>1.087.510,00</text:p>
          </table:table-cell>
          <table:table-cell table:style-name="ce12" office:value-type="float" office:value="286381" calcext:value-type="float">
            <text:p>286.38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6040" calcext:value-type="float">
            <text:p>6.040</text:p>
          </table:table-cell>
          <table:table-cell table:style-name="ce13" office:value-type="float" office:value="48149" calcext:value-type="float">
            <text:p>48.149</text:p>
          </table:table-cell>
          <table:table-cell table:style-name="ce13" office:value-type="float" office:value="20586" calcext:value-type="float">
            <text:p>20.586</text:p>
          </table:table-cell>
          <table:table-cell table:style-name="ce13" office:value-type="float" office:value="11468" calcext:value-type="float">
            <text:p>11.468</text:p>
          </table:table-cell>
          <table:table-cell table:style-name="ce13" office:value-type="float" office:value="2044" calcext:value-type="float">
            <text:p>2.044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3.4274342450088" calcext:value-type="float">
            <text:p><text:s/>13,43 </text:p>
          </table:table-cell>
          <table:table-cell office:value-type="float" office:value="44.9072736870412" calcext:value-type="float">
            <text:p><text:s/>44,91 </text:p>
          </table:table-cell>
          <table:table-cell office:value-type="float" office:value="180353" calcext:value-type="float">
            <text:p>180.353 </text:p>
          </table:table-cell>
          <table:table-cell table:style-name="ce12" office:value-type="float" office:value="1343168" calcext:value-type="float">
            <text:p>1.343.168,00</text:p>
          </table:table-cell>
          <table:table-cell table:style-name="ce12" office:value-type="float" office:value="401612" calcext:value-type="float">
            <text:p>401.61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80" calcext:value-type="float">
            <text:p>1.680</text:p>
          </table:table-cell>
          <table:table-cell table:style-name="ce13" office:value-type="float" office:value="8080" calcext:value-type="float">
            <text:p>8.080</text:p>
          </table:table-cell>
          <table:table-cell table:style-name="ce13" office:value-type="float" office:value="108379" calcext:value-type="float">
            <text:p>108.379</text:p>
          </table:table-cell>
          <table:table-cell table:style-name="ce13" office:value-type="float" office:value="39146" calcext:value-type="float">
            <text:p>39.146</text:p>
          </table:table-cell>
          <table:table-cell table:style-name="ce13" office:value-type="float" office:value="20562" calcext:value-type="float">
            <text:p>20.562</text:p>
          </table:table-cell>
          <table:table-cell table:style-name="ce13" office:value-type="float" office:value="2254" calcext:value-type="float">
            <text:p>2.254</text:p>
          </table:table-cell>
          <table:table-cell table:style-name="ce13"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5.05059092168821" calcext:value-type="float">
            <text:p><text:s/>5,05 </text:p>
          </table:table-cell>
          <table:table-cell office:value-type="float" office:value="19.8424891786459" calcext:value-type="float">
            <text:p><text:s/>19,84 </text:p>
          </table:table-cell>
          <table:table-cell office:value-type="float" office:value="29705" calcext:value-type="float">
            <text:p>29.705 </text:p>
          </table:table-cell>
          <table:table-cell table:style-name="ce12" office:value-type="float" office:value="588149" calcext:value-type="float">
            <text:p>588.149,00</text:p>
          </table:table-cell>
          <table:table-cell table:style-name="ce12" office:value-type="float" office:value="149704" calcext:value-type="float">
            <text:p>149.704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35" calcext:value-type="float">
            <text:p>1.535</text:p>
          </table:table-cell>
          <table:table-cell table:style-name="ce13" office:value-type="float" office:value="3538" calcext:value-type="float">
            <text:p>3.538</text:p>
          </table:table-cell>
          <table:table-cell table:style-name="ce13" office:value-type="float" office:value="15473" calcext:value-type="float">
            <text:p>15.473</text:p>
          </table:table-cell>
          <table:table-cell table:style-name="ce13" office:value-type="float" office:value="4446" calcext:value-type="float">
            <text:p>4.446</text:p>
          </table:table-cell>
          <table:table-cell table:style-name="ce13" office:value-type="float" office:value="4058" calcext:value-type="float">
            <text:p>4.058</text:p>
          </table:table-cell>
          <table:table-cell table:style-name="ce13" office:value-type="float" office:value="635" calcext:value-type="float">
            <text:p>635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81976940765058" calcext:value-type="float">
            <text:p><text:s/>5,82 </text:p>
          </table:table-cell>
          <table:table-cell office:value-type="float" office:value="22.7569859622323" calcext:value-type="float">
            <text:p><text:s/>22,76 </text:p>
          </table:table-cell>
          <table:table-cell office:value-type="float" office:value="43203" calcext:value-type="float">
            <text:p>43.203 </text:p>
          </table:table-cell>
          <table:table-cell table:style-name="ce12" office:value-type="float" office:value="742349" calcext:value-type="float">
            <text:p>742.349,00</text:p>
          </table:table-cell>
          <table:table-cell table:style-name="ce12" office:value-type="float" office:value="189845" calcext:value-type="float">
            <text:p>189.845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6213" calcext:value-type="float">
            <text:p>6.213</text:p>
          </table:table-cell>
          <table:table-cell table:style-name="ce13" office:value-type="float" office:value="27824" calcext:value-type="float">
            <text:p>27.824</text:p>
          </table:table-cell>
          <table:table-cell table:style-name="ce13" office:value-type="float" office:value="6486" calcext:value-type="float">
            <text:p>6.486</text:p>
          </table:table-cell>
          <table:table-cell table:style-name="ce13" office:value-type="float" office:value="2306" calcext:value-type="float">
            <text:p>2.306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0.64904971243" calcext:value-type="float">
            <text:p><text:s/>20,65 </text:p>
          </table:table-cell>
          <table:table-cell office:value-type="float" office:value="62.6692810457516" calcext:value-type="float">
            <text:p><text:s/>62,67 </text:p>
          </table:table-cell>
          <table:table-cell office:value-type="float" office:value="71913" calcext:value-type="float">
            <text:p>71.913 </text:p>
          </table:table-cell>
          <table:table-cell table:style-name="ce12" office:value-type="float" office:value="348263" calcext:value-type="float">
            <text:p>348.263,00</text:p>
          </table:table-cell>
          <table:table-cell table:style-name="ce12" office:value-type="float" office:value="114750" calcext:value-type="float">
            <text:p>114.75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9279" calcext:value-type="float">
            <text:p>9.279</text:p>
          </table:table-cell>
          <table:table-cell table:style-name="ce13" office:value-type="float" office:value="57739" calcext:value-type="float">
            <text:p>57.739</text:p>
          </table:table-cell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4.31144439366078" calcext:value-type="float">
            <text:p><text:s/>4,31 </text:p>
          </table:table-cell>
          <table:table-cell office:value-type="float" office:value="16.1955241460542" calcext:value-type="float">
            <text:p><text:s/>16,20 </text:p>
          </table:table-cell>
          <table:table-cell office:value-type="float" office:value="16225" calcext:value-type="float">
            <text:p>16.225 </text:p>
          </table:table-cell>
          <table:table-cell table:style-name="ce12" office:value-type="float" office:value="376324" calcext:value-type="float">
            <text:p>376.324,00</text:p>
          </table:table-cell>
          <table:table-cell table:style-name="ce12" office:value-type="float" office:value="100182" calcext:value-type="float">
            <text:p>100.182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78" calcext:value-type="float">
            <text:p>1.578</text:p>
          </table:table-cell>
          <table:table-cell table:style-name="ce13" office:value-type="float" office:value="9486" calcext:value-type="float">
            <text:p>9.486</text:p>
          </table:table-cell>
          <table:table-cell table:style-name="ce13" office:value-type="float" office:value="3409" calcext:value-type="float">
            <text:p>3.409</text:p>
          </table:table-cell>
          <table:table-cell table:style-name="ce13" office:value-type="float" office:value="1718" calcext:value-type="float">
            <text:p>1.71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8.88670624572537" calcext:value-type="float">
            <text:p><text:s/>8,89 </text:p>
          </table:table-cell>
          <table:table-cell office:value-type="float" office:value="31.8430127701797" calcext:value-type="float">
            <text:p><text:s/>31,84 </text:p>
          </table:table-cell>
          <table:table-cell office:value-type="float" office:value="170733" calcext:value-type="float">
            <text:p>170.733 </text:p>
          </table:table-cell>
          <table:table-cell table:style-name="ce12" office:value-type="float" office:value="1921218" calcext:value-type="float">
            <text:p>1.921.218,00</text:p>
          </table:table-cell>
          <table:table-cell table:style-name="ce12" office:value-type="float" office:value="536170.999999999" calcext:value-type="float">
            <text:p>536.17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7201" calcext:value-type="float">
            <text:p>177.20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04171321055632" calcext:value-type="float">
            <text:p><text:s/>8,04 </text:p>
          </table:table-cell>
          <table:table-cell office:value-type="float" office:value="29.522202363131" calcext:value-type="float">
            <text:p><text:s/>29,52 </text:p>
          </table:table-cell>
          <table:table-cell office:value-type="float" office:value="97619" calcext:value-type="float">
            <text:p>97.619 </text:p>
          </table:table-cell>
          <table:table-cell table:style-name="ce12" office:value-type="float" office:value="1213908" calcext:value-type="float">
            <text:p>1.213.908,00</text:p>
          </table:table-cell>
          <table:table-cell table:style-name="ce12" office:value-type="float" office:value="330663" calcext:value-type="float">
            <text:p>330.66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10" calcext:value-type="float">
            <text:p>1.010</text:p>
          </table:table-cell>
          <table:table-cell table:style-name="ce13" office:value-type="float" office:value="4665" calcext:value-type="float">
            <text:p>4.665</text:p>
          </table:table-cell>
          <table:table-cell table:style-name="ce13" office:value-type="float" office:value="45950" calcext:value-type="float">
            <text:p>45.950</text:p>
          </table:table-cell>
          <table:table-cell table:style-name="ce13" office:value-type="float" office:value="23847" calcext:value-type="float">
            <text:p>23.847</text:p>
          </table:table-cell>
          <table:table-cell table:style-name="ce13" office:value-type="float" office:value="19356" calcext:value-type="float">
            <text:p>19.356</text:p>
          </table:table-cell>
          <table:table-cell table:style-name="ce13" office:value-type="float" office:value="2627" calcext:value-type="float">
            <text:p>2.627</text:p>
          </table:table-cell>
          <table:table-cell table:style-name="ce13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8.1662540084548" calcext:value-type="float">
            <text:p><text:s/>18,17 </text:p>
          </table:table-cell>
          <table:table-cell office:value-type="float" office:value="61.0230200678275" calcext:value-type="float">
            <text:p><text:s/>61,02 </text:p>
          </table:table-cell>
          <table:table-cell office:value-type="float" office:value="115339" calcext:value-type="float">
            <text:p>115.339 </text:p>
          </table:table-cell>
          <table:table-cell table:style-name="ce12" office:value-type="float" office:value="634907.999999999" calcext:value-type="float">
            <text:p>634.908,00</text:p>
          </table:table-cell>
          <table:table-cell table:style-name="ce12" office:value-type="float" office:value="189009" calcext:value-type="float">
            <text:p>189.00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47" calcext:value-type="float">
            <text:p>1.547</text:p>
          </table:table-cell>
          <table:table-cell table:style-name="ce13" office:value-type="float" office:value="1418" calcext:value-type="float">
            <text:p>1.418</text:p>
          </table:table-cell>
          <table:table-cell table:style-name="ce13" office:value-type="float" office:value="83813" calcext:value-type="float">
            <text:p>83.813</text:p>
          </table:table-cell>
          <table:table-cell table:style-name="ce13" office:value-type="float" office:value="902" calcext:value-type="float">
            <text:p>902</text:p>
          </table:table-cell>
          <table:table-cell table:style-name="ce13" office:value-type="float" office:value="15130" calcext:value-type="float">
            <text:p>15.130</text:p>
          </table:table-cell>
          <table:table-cell table:style-name="ce13" office:value-type="float" office:value="4223" calcext:value-type="float">
            <text:p>4.223</text:p>
          </table:table-cell>
          <table:table-cell table:style-name="ce13" office:value-type="float" office:value="458" calcext:value-type="float">
            <text:p>458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4.1589456556382" calcext:value-type="float">
            <text:p><text:s/>14,16 </text:p>
          </table:table-cell>
          <table:table-cell office:value-type="float" office:value="46.0295387411952" calcext:value-type="float">
            <text:p><text:s/>46,03 </text:p>
          </table:table-cell>
          <table:table-cell office:value-type="float" office:value="101288" calcext:value-type="float">
            <text:p>101.288 </text:p>
          </table:table-cell>
          <table:table-cell table:style-name="ce12" office:value-type="float" office:value="715364.000000002" calcext:value-type="float">
            <text:p>715.364,00</text:p>
          </table:table-cell>
          <table:table-cell table:style-name="ce12" office:value-type="float" office:value="220050" calcext:value-type="float">
            <text:p>220.05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86" calcext:value-type="float">
            <text:p>986</text:p>
          </table:table-cell>
          <table:table-cell table:style-name="ce13" office:value-type="float" office:value="5647" calcext:value-type="float">
            <text:p>5.647</text:p>
          </table:table-cell>
          <table:table-cell table:style-name="ce13" office:value-type="float" office:value="89622" calcext:value-type="float">
            <text:p>89.622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6738" calcext:value-type="float">
            <text:p>6.738</text:p>
          </table:table-cell>
          <table:table-cell table:style-name="ce13" office:value-type="float" office:value="1594" calcext:value-type="float">
            <text:p>1.594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7.89012629128218" calcext:value-type="float">
            <text:p><text:s/>7,89 </text:p>
          </table:table-cell>
          <table:table-cell office:value-type="float" office:value="32.5754893148231" calcext:value-type="float">
            <text:p><text:s/>32,58 </text:p>
          </table:table-cell>
          <table:table-cell office:value-type="float" office:value="107633" calcext:value-type="float">
            <text:p>107.633 </text:p>
          </table:table-cell>
          <table:table-cell table:style-name="ce12" office:value-type="float" office:value="1364148" calcext:value-type="float">
            <text:p>1.364.148,00</text:p>
          </table:table-cell>
          <table:table-cell table:style-name="ce12" office:value-type="float" office:value="330411" calcext:value-type="float">
            <text:p>330.41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4861" calcext:value-type="float">
            <text:p>4.861</text:p>
          </table:table-cell>
          <table:table-cell table:style-name="ce13" office:value-type="float" office:value="70922" calcext:value-type="float">
            <text:p>70.922</text:p>
          </table:table-cell>
          <table:table-cell table:style-name="ce13" office:value-type="float" office:value="21554" calcext:value-type="float">
            <text:p>21.554</text:p>
          </table:table-cell>
          <table:table-cell table:style-name="ce13" office:value-type="float" office:value="9386" calcext:value-type="float">
            <text:p>9.386</text:p>
          </table:table-cell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6.88739031200583" calcext:value-type="float">
            <text:p><text:s/>6,89 </text:p>
          </table:table-cell>
          <table:table-cell office:value-type="float" office:value="27.0367609884239" calcext:value-type="float">
            <text:p><text:s/>27,04 </text:p>
          </table:table-cell>
          <table:table-cell office:value-type="float" office:value="51873" calcext:value-type="float">
            <text:p>51.873 </text:p>
          </table:table-cell>
          <table:table-cell table:style-name="ce12" office:value-type="float" office:value="753159" calcext:value-type="float">
            <text:p>753.159,00</text:p>
          </table:table-cell>
          <table:table-cell table:style-name="ce12" office:value-type="float" office:value="191861" calcext:value-type="float">
            <text:p>191.861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58588" calcext:value-type="float">
            <text:p>58.58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.73198352638775" calcext:value-type="float">
            <text:p><text:s/>2,73 </text:p>
          </table:table-cell>
          <table:table-cell office:value-type="float" office:value="9.5455001936789" calcext:value-type="float">
            <text:p><text:s/>9,55 </text:p>
          </table:table-cell>
          <table:table-cell office:value-type="float" office:value="13307" calcext:value-type="float">
            <text:p>13.307 </text:p>
          </table:table-cell>
          <table:table-cell table:style-name="ce12" office:value-type="float" office:value="487082.000000001" calcext:value-type="float">
            <text:p>487.082,00</text:p>
          </table:table-cell>
          <table:table-cell table:style-name="ce12" office:value-type="float" office:value="139406" calcext:value-type="float">
            <text:p>139.406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4014" calcext:value-type="float">
            <text:p>14.01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7.89382704275053" calcext:value-type="float">
            <text:p><text:s/>7,89 </text:p>
          </table:table-cell>
          <table:table-cell office:value-type="float" office:value="26.5249917378547" calcext:value-type="float">
            <text:p><text:s/>26,52 </text:p>
          </table:table-cell>
          <table:table-cell office:value-type="float" office:value="26486" calcext:value-type="float">
            <text:p>26.486 </text:p>
          </table:table-cell>
          <table:table-cell table:style-name="ce12" office:value-type="float" office:value="335528" calcext:value-type="float">
            <text:p>335.528,00</text:p>
          </table:table-cell>
          <table:table-cell table:style-name="ce12" office:value-type="float" office:value="99852.9999999998" calcext:value-type="float">
            <text:p>99.853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31078" calcext:value-type="float">
            <text:p>31.078</text:p>
          </table:table-cell>
          <table:table-cell table:style-name="ce13" office:value-type="float" office:value="474" calcext:value-type="float">
            <text:p>474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6.3422547458363" calcext:value-type="float">
            <text:p><text:s/>16,34 </text:p>
          </table:table-cell>
          <table:table-cell office:value-type="float" office:value="51.9701076920804" calcext:value-type="float">
            <text:p><text:s/>51,97 </text:p>
          </table:table-cell>
          <table:table-cell office:value-type="float" office:value="562882" calcext:value-type="float">
            <text:p>562.882 </text:p>
          </table:table-cell>
          <table:table-cell table:style-name="ce12" office:value-type="float" office:value="3444335" calcext:value-type="float">
            <text:p>3.444.335,00</text:p>
          </table:table-cell>
          <table:table-cell table:style-name="ce12" office:value-type="float" office:value="1083088" calcext:value-type="float">
            <text:p>1.083.08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966" calcext:value-type="float">
            <text:p>4.966</text:p>
          </table:table-cell>
          <table:table-cell table:style-name="ce13" office:value-type="float" office:value="39463" calcext:value-type="float">
            <text:p>39.463</text:p>
          </table:table-cell>
          <table:table-cell table:style-name="ce13" office:value-type="float" office:value="340418" calcext:value-type="float">
            <text:p>340.418</text:p>
          </table:table-cell>
          <table:table-cell table:style-name="ce13" office:value-type="float" office:value="77152" calcext:value-type="float">
            <text:p>77.152</text:p>
          </table:table-cell>
          <table:table-cell table:style-name="ce13" office:value-type="float" office:value="83008" calcext:value-type="float">
            <text:p>83.008</text:p>
          </table:table-cell>
          <table:table-cell table:style-name="ce13" office:value-type="float" office:value="15775" calcext:value-type="float">
            <text:p>15.775</text:p>
          </table:table-cell>
          <table:table-cell table:style-name="ce13" office:value-type="float" office:value="1831" calcext:value-type="float">
            <text:p>1.83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3.648850889801" calcext:value-type="float">
            <text:p><text:s/>3,65 </text:p>
          </table:table-cell>
          <table:table-cell office:value-type="float" office:value="14.7021194933686" calcext:value-type="float">
            <text:p><text:s/>14,70 </text:p>
          </table:table-cell>
          <table:table-cell office:value-type="float" office:value="34475" calcext:value-type="float">
            <text:p>34.475 </text:p>
          </table:table-cell>
          <table:table-cell table:style-name="ce12" office:value-type="float" office:value="944818" calcext:value-type="float">
            <text:p>944.818,00</text:p>
          </table:table-cell>
          <table:table-cell table:style-name="ce12" office:value-type="float" office:value="234490" calcext:value-type="float">
            <text:p>234.490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772" calcext:value-type="float">
            <text:p>3.772</text:p>
          </table:table-cell>
          <table:table-cell table:style-name="ce13" office:value-type="float" office:value="21659" calcext:value-type="float">
            <text:p>21.659</text:p>
          </table:table-cell>
          <table:table-cell table:style-name="ce13" office:value-type="float" office:value="6218" calcext:value-type="float">
            <text:p>6.218</text:p>
          </table:table-cell>
          <table:table-cell table:style-name="ce13" office:value-type="float" office:value="2786" calcext:value-type="float">
            <text:p>2.78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0.4354867056667" calcext:value-type="float">
            <text:p><text:s/>20,44 </text:p>
          </table:table-cell>
          <table:table-cell office:value-type="float" office:value="68.9197485128813" calcext:value-type="float">
            <text:p><text:s/>68,92 </text:p>
          </table:table-cell>
          <table:table-cell office:value-type="float" office:value="32557" calcext:value-type="float">
            <text:p>32.557 </text:p>
          </table:table-cell>
          <table:table-cell table:style-name="ce12" office:value-type="float" office:value="159316" calcext:value-type="float">
            <text:p>159.316,00</text:p>
          </table:table-cell>
          <table:table-cell table:style-name="ce12" office:value-type="float" office:value="47239" calcext:value-type="float">
            <text:p>47.239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35409" calcext:value-type="float">
            <text:p>35.40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38885279995182" calcext:value-type="float">
            <text:p><text:s/>9,39 </text:p>
          </table:table-cell>
          <table:table-cell office:value-type="float" office:value="37.900160758941" calcext:value-type="float">
            <text:p><text:s/>37,90 </text:p>
          </table:table-cell>
          <table:table-cell office:value-type="float" office:value="152771" calcext:value-type="float">
            <text:p>152.771 </text:p>
          </table:table-cell>
          <table:table-cell table:style-name="ce12" office:value-type="float" office:value="1627153" calcext:value-type="float">
            <text:p>1.627.153,00</text:p>
          </table:table-cell>
          <table:table-cell table:style-name="ce12" office:value-type="float" office:value="403088" calcext:value-type="float">
            <text:p>403.08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9682" calcext:value-type="float">
            <text:p>9.682</text:p>
          </table:table-cell>
          <table:table-cell table:style-name="ce13" office:value-type="float" office:value="86470" calcext:value-type="float">
            <text:p>86.470</text:p>
          </table:table-cell>
          <table:table-cell table:style-name="ce13" office:value-type="float" office:value="39155" calcext:value-type="float">
            <text:p>39.155</text:p>
          </table:table-cell>
          <table:table-cell table:style-name="ce13" office:value-type="float" office:value="15951" calcext:value-type="float">
            <text:p>15.951</text:p>
          </table:table-cell>
          <table:table-cell table:style-name="ce13" office:value-type="float" office:value="1383" calcext:value-type="float">
            <text:p>1.383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4" calcext:value-type="float">
            <text:p><text:s/>4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18.5786407358338" calcext:value-type="float">
            <text:p><text:s/>18,58 </text:p>
          </table:table-cell>
          <table:table-cell office:value-type="float" office:value="61.2365874303569" calcext:value-type="float">
            <text:p><text:s/>61,24 </text:p>
          </table:table-cell>
          <table:table-cell office:value-type="float" office:value="3142701" calcext:value-type="float">
            <text:p>3.142.701 </text:p>
          </table:table-cell>
          <table:table-cell table:style-name="ce12" office:value-type="float" office:value="16915667" calcext:value-type="float">
            <text:p>16.915.667,00</text:p>
          </table:table-cell>
          <table:table-cell table:style-name="ce12" office:value-type="float" office:value="5132064.23132923" calcext:value-type="float">
            <text:p>5.132.064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055" calcext:value-type="float">
            <text:p>6.055</text:p>
          </table:table-cell>
          <table:table-cell table:style-name="ce13" office:value-type="float" office:value="86281" calcext:value-type="float">
            <text:p>86.281</text:p>
          </table:table-cell>
          <table:table-cell table:style-name="ce13" office:value-type="float" office:value="2085604.6" calcext:value-type="float">
            <text:p>2.085.605</text:p>
          </table:table-cell>
          <table:table-cell table:style-name="ce13" office:value-type="float" office:value="403575" calcext:value-type="float">
            <text:p>403.575</text:p>
          </table:table-cell>
          <table:table-cell table:style-name="ce13" office:value-type="float" office:value="467398" calcext:value-type="float">
            <text:p>467.398</text:p>
          </table:table-cell>
          <table:table-cell table:style-name="ce13" office:value-type="float" office:value="72348" calcext:value-type="float">
            <text:p>72.348</text:p>
          </table:table-cell>
          <table:table-cell table:style-name="ce13" office:value-type="float" office:value="17279" calcext:value-type="float">
            <text:p>17.279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7837382772723" calcext:value-type="float">
            <text:p><text:s/>45,78 </text:p>
          </table:table-cell>
          <table:table-cell office:value-type="float" office:value="120.631331736324" calcext:value-type="float">
            <text:p><text:s/>120,63 </text:p>
          </table:table-cell>
          <table:table-cell office:value-type="float" office:value="1401459" calcext:value-type="float">
            <text:p>1.401.459 </text:p>
          </table:table-cell>
          <table:table-cell table:style-name="ce12" office:value-type="float" office:value="3061041" calcext:value-type="float">
            <text:p>3.061.041,00</text:p>
          </table:table-cell>
          <table:table-cell table:style-name="ce12" office:value-type="float" office:value="1161770.31276029" calcext:value-type="float">
            <text:p>1.161.770,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1477" calcext:value-type="float">
            <text:p>1.477</text:p>
          </table:table-cell>
          <table:table-cell table:style-name="ce13" office:value-type="float" office:value="704324.4" calcext:value-type="float">
            <text:p>704.324</text:p>
          </table:table-cell>
          <table:table-cell table:style-name="ce13" office:value-type="float" office:value="225723" calcext:value-type="float">
            <text:p>225.723</text:p>
          </table:table-cell>
          <table:table-cell table:style-name="ce13" office:value-type="float" office:value="264582" calcext:value-type="float">
            <text:p>264.582</text:p>
          </table:table-cell>
          <table:table-cell table:style-name="ce13" office:value-type="float" office:value="53506" calcext:value-type="float">
            <text:p>53.506</text:p>
          </table:table-cell>
          <table:table-cell table:style-name="ce13" office:value-type="float" office:value="16756" calcext:value-type="float">
            <text:p>16.756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6.7208130408733" calcext:value-type="float">
            <text:p><text:s/>6,72 </text:p>
          </table:table-cell>
          <table:table-cell office:value-type="float" office:value="26.5435155899619" calcext:value-type="float">
            <text:p><text:s/>26,54 </text:p>
          </table:table-cell>
          <table:table-cell office:value-type="float" office:value="27034" calcext:value-type="float">
            <text:p>27.034 </text:p>
          </table:table-cell>
          <table:table-cell table:style-name="ce12" office:value-type="float" office:value="402243" calcext:value-type="float">
            <text:p>402.243,00</text:p>
          </table:table-cell>
          <table:table-cell table:style-name="ce12" office:value-type="float" office:value="101847.850215529" calcext:value-type="float">
            <text:p>101.847,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478" calcext:value-type="float">
            <text:p>3.478</text:p>
          </table:table-cell>
          <table:table-cell table:style-name="ce13" office:value-type="float" office:value="16519" calcext:value-type="float">
            <text:p>16.519</text:p>
          </table:table-cell>
          <table:table-cell table:style-name="ce13" office:value-type="float" office:value="4889" calcext:value-type="float">
            <text:p>4.889</text:p>
          </table:table-cell>
          <table:table-cell table:style-name="ce13" office:value-type="float" office:value="2077" calcext:value-type="float">
            <text:p>2.077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7.65324009589054" calcext:value-type="float">
            <text:p><text:s/>7,65 </text:p>
          </table:table-cell>
          <table:table-cell office:value-type="float" office:value="28.7866560852553" calcext:value-type="float">
            <text:p><text:s/>28,79 </text:p>
          </table:table-cell>
          <table:table-cell office:value-type="float" office:value="88847" calcext:value-type="float">
            <text:p>88.847 </text:p>
          </table:table-cell>
          <table:table-cell table:style-name="ce12" office:value-type="float" office:value="1160907" calcext:value-type="float">
            <text:p>1.160.907,00</text:p>
          </table:table-cell>
          <table:table-cell table:style-name="ce12" office:value-type="float" office:value="308639.529846289" calcext:value-type="float">
            <text:p>308.639,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3983" calcext:value-type="float">
            <text:p>3.983</text:p>
          </table:table-cell>
          <table:table-cell table:style-name="ce13" office:value-type="float" office:value="45634" calcext:value-type="float">
            <text:p>45.634</text:p>
          </table:table-cell>
          <table:table-cell table:style-name="ce13" office:value-type="float" office:value="21323" calcext:value-type="float">
            <text:p>21.323</text:p>
          </table:table-cell>
          <table:table-cell table:style-name="ce13" office:value-type="float" office:value="14887" calcext:value-type="float">
            <text:p>14.887</text:p>
          </table:table-cell>
          <table:table-cell table:style-name="ce13" office:value-type="float" office:value="2586" calcext:value-type="float">
            <text:p>2.58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0.959254911599" calcext:value-type="float">
            <text:p><text:s/>10,96 </text:p>
          </table:table-cell>
          <table:table-cell office:value-type="float" office:value="36.072905464279" calcext:value-type="float">
            <text:p><text:s/>36,07 </text:p>
          </table:table-cell>
          <table:table-cell office:value-type="float" office:value="63765" calcext:value-type="float">
            <text:p>63.765 </text:p>
          </table:table-cell>
          <table:table-cell table:style-name="ce12" office:value-type="float" office:value="581836.999999997" calcext:value-type="float">
            <text:p>581.837,00</text:p>
          </table:table-cell>
          <table:table-cell table:style-name="ce12" office:value-type="float" office:value="176767.019953918" calcext:value-type="float">
            <text:p>176.767,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4493" calcext:value-type="float">
            <text:p>4.493</text:p>
          </table:table-cell>
          <table:table-cell table:style-name="ce13" office:value-type="float" office:value="73951" calcext:value-type="float">
            <text:p>73.951</text:p>
          </table:table-cell>
          <table:table-cell table:style-name="ce13" office:value-type="float" office:value="1352" calcext:value-type="float">
            <text:p>1.35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7.5712914597652" calcext:value-type="float">
            <text:p><text:s/>17,57 </text:p>
          </table:table-cell>
          <table:table-cell office:value-type="float" office:value="57.696719154379" calcext:value-type="float">
            <text:p><text:s/>57,70 </text:p>
          </table:table-cell>
          <table:table-cell office:value-type="float" office:value="636555" calcext:value-type="float">
            <text:p>636.555 </text:p>
          </table:table-cell>
          <table:table-cell table:style-name="ce12" office:value-type="float" office:value="3622699" calcext:value-type="float">
            <text:p>3.622.699,00</text:p>
          </table:table-cell>
          <table:table-cell table:style-name="ce12" office:value-type="float" office:value="1103277.6374975" calcext:value-type="float">
            <text:p>1.103.277,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9380" calcext:value-type="float">
            <text:p>29.380</text:p>
          </table:table-cell>
          <table:table-cell table:style-name="ce13" office:value-type="float" office:value="404645" calcext:value-type="float">
            <text:p>404.645</text:p>
          </table:table-cell>
          <table:table-cell table:style-name="ce13" office:value-type="float" office:value="77966" calcext:value-type="float">
            <text:p>77.966</text:p>
          </table:table-cell>
          <table:table-cell table:style-name="ce13" office:value-type="float" office:value="108368" calcext:value-type="float">
            <text:p>108.368</text:p>
          </table:table-cell>
          <table:table-cell table:style-name="ce13" office:value-type="float" office:value="15458" calcext:value-type="float">
            <text:p>15.458</text:p>
          </table:table-cell>
          <table:table-cell table:style-name="ce13" office:value-type="float" office:value="1606" calcext:value-type="float">
            <text:p>1.606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11989603111693" calcext:value-type="float">
            <text:p><text:s/>8,12 </text:p>
          </table:table-cell>
          <table:table-cell office:value-type="float" office:value="30.9810703764977" calcext:value-type="float">
            <text:p><text:s/>30,98 </text:p>
          </table:table-cell>
          <table:table-cell office:value-type="float" office:value="88096" calcext:value-type="float">
            <text:p>88.096 </text:p>
          </table:table-cell>
          <table:table-cell table:style-name="ce12" office:value-type="float" office:value="1084940" calcext:value-type="float">
            <text:p>1.084.940,00</text:p>
          </table:table-cell>
          <table:table-cell table:style-name="ce12" office:value-type="float" office:value="284354.281273735" calcext:value-type="float">
            <text:p>284.354,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6109" calcext:value-type="float">
            <text:p>6.109</text:p>
          </table:table-cell>
          <table:table-cell table:style-name="ce13" office:value-type="float" office:value="48995" calcext:value-type="float">
            <text:p>48.995</text:p>
          </table:table-cell>
          <table:table-cell table:style-name="ce13" office:value-type="float" office:value="20187" calcext:value-type="float">
            <text:p>20.187</text:p>
          </table:table-cell>
          <table:table-cell table:style-name="ce13" office:value-type="float" office:value="10908" calcext:value-type="float">
            <text:p>10.908</text:p>
          </table:table-cell>
          <table:table-cell table:style-name="ce13" office:value-type="float" office:value="1645" calcext:value-type="float">
            <text:p>1.645</text:p>
          </table:table-cell>
          <table:table-cell table:style-name="ce13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3.4519827391907" calcext:value-type="float">
            <text:p><text:s/>13,45 </text:p>
          </table:table-cell>
          <table:table-cell office:value-type="float" office:value="45.208402854677" calcext:value-type="float">
            <text:p><text:s/>45,21 </text:p>
          </table:table-cell>
          <table:table-cell office:value-type="float" office:value="180245" calcext:value-type="float">
            <text:p>180.245 </text:p>
          </table:table-cell>
          <table:table-cell table:style-name="ce12" office:value-type="float" office:value="1339914" calcext:value-type="float">
            <text:p>1.339.914,00</text:p>
          </table:table-cell>
          <table:table-cell table:style-name="ce12" office:value-type="float" office:value="398698.004394006" calcext:value-type="float">
            <text:p>398.69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80" calcext:value-type="float">
            <text:p>1.680</text:p>
          </table:table-cell>
          <table:table-cell table:style-name="ce13" office:value-type="float" office:value="8253" calcext:value-type="float">
            <text:p>8.253</text:p>
          </table:table-cell>
          <table:table-cell table:style-name="ce13" office:value-type="float" office:value="110296" calcext:value-type="float">
            <text:p>110.296</text:p>
          </table:table-cell>
          <table:table-cell table:style-name="ce13" office:value-type="float" office:value="38491" calcext:value-type="float">
            <text:p>38.491</text:p>
          </table:table-cell>
          <table:table-cell table:style-name="ce13" office:value-type="float" office:value="19509" calcext:value-type="float">
            <text:p>19.509</text:p>
          </table:table-cell>
          <table:table-cell table:style-name="ce13" office:value-type="float" office:value="1801" calcext:value-type="float">
            <text:p>1.801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5.02928480990009" calcext:value-type="float">
            <text:p><text:s/>5,03 </text:p>
          </table:table-cell>
          <table:table-cell office:value-type="float" office:value="19.8482360781639" calcext:value-type="float">
            <text:p><text:s/>19,85 </text:p>
          </table:table-cell>
          <table:table-cell office:value-type="float" office:value="29513" calcext:value-type="float">
            <text:p>29.513 </text:p>
          </table:table-cell>
          <table:table-cell table:style-name="ce12" office:value-type="float" office:value="586823" calcext:value-type="float">
            <text:p>586.823,00</text:p>
          </table:table-cell>
          <table:table-cell table:style-name="ce12" office:value-type="float" office:value="148693.314024357" calcext:value-type="float">
            <text:p>148.693,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73" calcext:value-type="float">
            <text:p>1.573</text:p>
          </table:table-cell>
          <table:table-cell table:style-name="ce13" office:value-type="float" office:value="3519" calcext:value-type="float">
            <text:p>3.519</text:p>
          </table:table-cell>
          <table:table-cell table:style-name="ce13" office:value-type="float" office:value="15791" calcext:value-type="float">
            <text:p>15.791</text:p>
          </table:table-cell>
          <table:table-cell table:style-name="ce13" office:value-type="float" office:value="4114" calcext:value-type="float">
            <text:p>4.114</text:p>
          </table:table-cell>
          <table:table-cell table:style-name="ce13" office:value-type="float" office:value="3855" calcext:value-type="float">
            <text:p>3.855</text:p>
          </table:table-cell>
          <table:table-cell table:style-name="ce13" office:value-type="float" office:value="649" calcext:value-type="float">
            <text:p>649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75880438439226" calcext:value-type="float">
            <text:p><text:s/>5,76 </text:p>
          </table:table-cell>
          <table:table-cell office:value-type="float" office:value="22.6513870082414" calcext:value-type="float">
            <text:p><text:s/>22,65 </text:p>
          </table:table-cell>
          <table:table-cell office:value-type="float" office:value="42625" calcext:value-type="float">
            <text:p>42.625 </text:p>
          </table:table-cell>
          <table:table-cell table:style-name="ce12" office:value-type="float" office:value="740170.999999999" calcext:value-type="float">
            <text:p>740.171,00</text:p>
          </table:table-cell>
          <table:table-cell table:style-name="ce12" office:value-type="float" office:value="188178.322080195" calcext:value-type="float">
            <text:p>188.178,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6225" calcext:value-type="float">
            <text:p>6.225</text:p>
          </table:table-cell>
          <table:table-cell table:style-name="ce13" office:value-type="float" office:value="27778" calcext:value-type="float">
            <text:p>27.778</text:p>
          </table:table-cell>
          <table:table-cell table:style-name="ce13" office:value-type="float" office:value="6143" calcext:value-type="float">
            <text:p>6.143</text:p>
          </table:table-cell>
          <table:table-cell table:style-name="ce13" office:value-type="float" office:value="2134" calcext:value-type="float">
            <text:p>2.13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0.6707608364078" calcext:value-type="float">
            <text:p><text:s/>20,67 </text:p>
          </table:table-cell>
          <table:table-cell office:value-type="float" office:value="63.016182768654" calcext:value-type="float">
            <text:p><text:s/>63,02 </text:p>
          </table:table-cell>
          <table:table-cell office:value-type="float" office:value="71828" calcext:value-type="float">
            <text:p>71.828 </text:p>
          </table:table-cell>
          <table:table-cell table:style-name="ce12" office:value-type="float" office:value="347486" calcext:value-type="float">
            <text:p>347.486,00</text:p>
          </table:table-cell>
          <table:table-cell table:style-name="ce12" office:value-type="float" office:value="113983.41956652" calcext:value-type="float">
            <text:p>113.983,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9789" calcext:value-type="float">
            <text:p>9.789</text:p>
          </table:table-cell>
          <table:table-cell table:style-name="ce13" office:value-type="float" office:value="56694" calcext:value-type="float">
            <text:p>56.69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4.35056208536872" calcext:value-type="float">
            <text:p><text:s/>4,35 </text:p>
          </table:table-cell>
          <table:table-cell office:value-type="float" office:value="16.4553163840162" calcext:value-type="float">
            <text:p><text:s/>16,46 </text:p>
          </table:table-cell>
          <table:table-cell office:value-type="float" office:value="16316" calcext:value-type="float">
            <text:p>16.316 </text:p>
          </table:table-cell>
          <table:table-cell table:style-name="ce12" office:value-type="float" office:value="375032" calcext:value-type="float">
            <text:p>375.032,00</text:p>
          </table:table-cell>
          <table:table-cell table:style-name="ce12" office:value-type="float" office:value="99153.3655095716" calcext:value-type="float">
            <text:p>99.153,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646" calcext:value-type="float">
            <text:p>1.646</text:p>
          </table:table-cell>
          <table:table-cell table:style-name="ce13" office:value-type="float" office:value="9635" calcext:value-type="float">
            <text:p>9.635</text:p>
          </table:table-cell>
          <table:table-cell table:style-name="ce13" office:value-type="float" office:value="3334" calcext:value-type="float">
            <text:p>3.334</text:p>
          </table:table-cell>
          <table:table-cell table:style-name="ce13" office:value-type="float" office:value="1675" calcext:value-type="float">
            <text:p>1.675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8.91094173348025" calcext:value-type="float">
            <text:p><text:s/>8,91 </text:p>
          </table:table-cell>
          <table:table-cell office:value-type="float" office:value="32.10735338479" calcext:value-type="float">
            <text:p><text:s/>32,11 </text:p>
          </table:table-cell>
          <table:table-cell office:value-type="float" office:value="170725" calcext:value-type="float">
            <text:p>170.725 </text:p>
          </table:table-cell>
          <table:table-cell table:style-name="ce12" office:value-type="float" office:value="1915903" calcext:value-type="float">
            <text:p>1.915.903,00</text:p>
          </table:table-cell>
          <table:table-cell table:style-name="ce12" office:value-type="float" office:value="531731.774817903" calcext:value-type="float">
            <text:p>531.731,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7194" calcext:value-type="float">
            <text:p>177.194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04702456742802" calcext:value-type="float">
            <text:p><text:s/>8,05 </text:p>
          </table:table-cell>
          <table:table-cell office:value-type="float" office:value="29.7201498077974" calcext:value-type="float">
            <text:p><text:s/>29,72 </text:p>
          </table:table-cell>
          <table:table-cell office:value-type="float" office:value="97390" calcext:value-type="float">
            <text:p>97.390 </text:p>
          </table:table-cell>
          <table:table-cell table:style-name="ce12" office:value-type="float" office:value="1210261" calcext:value-type="float">
            <text:p>1.210.261,00</text:p>
          </table:table-cell>
          <table:table-cell table:style-name="ce12" office:value-type="float" office:value="327690.138272616" calcext:value-type="float">
            <text:p>327.690,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10" calcext:value-type="float">
            <text:p>1.010</text:p>
          </table:table-cell>
          <table:table-cell table:style-name="ce13" office:value-type="float" office:value="4783" calcext:value-type="float">
            <text:p>4.783</text:p>
          </table:table-cell>
          <table:table-cell table:style-name="ce13" office:value-type="float" office:value="47454" calcext:value-type="float">
            <text:p>47.454</text:p>
          </table:table-cell>
          <table:table-cell table:style-name="ce13" office:value-type="float" office:value="23433" calcext:value-type="float">
            <text:p>23.433</text:p>
          </table:table-cell>
          <table:table-cell table:style-name="ce13" office:value-type="float" office:value="18371" calcext:value-type="float">
            <text:p>18.371</text:p>
          </table:table-cell>
          <table:table-cell table:style-name="ce13" office:value-type="float" office:value="2215" calcext:value-type="float">
            <text:p>2.215</text:p>
          </table:table-cell>
          <table:table-cell table:style-name="ce13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7.9932474938908" calcext:value-type="float">
            <text:p><text:s/>17,99 </text:p>
          </table:table-cell>
          <table:table-cell office:value-type="float" office:value="60.8736672281991" calcext:value-type="float">
            <text:p><text:s/>60,87 </text:p>
          </table:table-cell>
          <table:table-cell office:value-type="float" office:value="113835" calcext:value-type="float">
            <text:p>113.835 </text:p>
          </table:table-cell>
          <table:table-cell table:style-name="ce12" office:value-type="float" office:value="632654.000000001" calcext:value-type="float">
            <text:p>632.654,00</text:p>
          </table:table-cell>
          <table:table-cell table:style-name="ce12" office:value-type="float" office:value="187002.040756413" calcext:value-type="float">
            <text:p>187.002,0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39" calcext:value-type="float">
            <text:p>1.539</text:p>
          </table:table-cell>
          <table:table-cell table:style-name="ce13" office:value-type="float" office:value="1406" calcext:value-type="float">
            <text:p>1.406</text:p>
          </table:table-cell>
          <table:table-cell table:style-name="ce13" office:value-type="float" office:value="84859" calcext:value-type="float">
            <text:p>84.859</text:p>
          </table:table-cell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14153" calcext:value-type="float">
            <text:p>14.153</text:p>
          </table:table-cell>
          <table:table-cell table:style-name="ce13" office:value-type="float" office:value="3073" calcext:value-type="float">
            <text:p>3.073</text:p>
          </table:table-cell>
          <table:table-cell table:style-name="ce13"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4.1702506094807" calcext:value-type="float">
            <text:p><text:s/>14,17 </text:p>
          </table:table-cell>
          <table:table-cell office:value-type="float" office:value="46.3852103506557" calcext:value-type="float">
            <text:p><text:s/>46,39 </text:p>
          </table:table-cell>
          <table:table-cell office:value-type="float" office:value="101020" calcext:value-type="float">
            <text:p>101.020 </text:p>
          </table:table-cell>
          <table:table-cell table:style-name="ce12" office:value-type="float" office:value="712901.999999999" calcext:value-type="float">
            <text:p>712.902,00</text:p>
          </table:table-cell>
          <table:table-cell table:style-name="ce12" office:value-type="float" office:value="217784.934543413" calcext:value-type="float">
            <text:p>217.784,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98" calcext:value-type="float">
            <text:p>998</text:p>
          </table:table-cell>
          <table:table-cell table:style-name="ce13" office:value-type="float" office:value="2953" calcext:value-type="float">
            <text:p>2.953</text:p>
          </table:table-cell>
          <table:table-cell table:style-name="ce13" office:value-type="float" office:value="92967" calcext:value-type="float">
            <text:p>92.96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6317" calcext:value-type="float">
            <text:p>6.317</text:p>
          </table:table-cell>
          <table:table-cell table:style-name="ce13" office:value-type="float" office:value="1174" calcext:value-type="float">
            <text:p>1.174</text:p>
          </table:table-cell>
          <table:table-cell table:style-name="ce13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7.86548754842606" calcext:value-type="float">
            <text:p><text:s/>7,87 </text:p>
          </table:table-cell>
          <table:table-cell office:value-type="float" office:value="32.6941197393755" calcext:value-type="float">
            <text:p><text:s/>32,69 </text:p>
          </table:table-cell>
          <table:table-cell office:value-type="float" office:value="106935" calcext:value-type="float">
            <text:p>106.935 </text:p>
          </table:table-cell>
          <table:table-cell table:style-name="ce12" office:value-type="float" office:value="1359547" calcext:value-type="float">
            <text:p>1.359.547,00</text:p>
          </table:table-cell>
          <table:table-cell table:style-name="ce12" office:value-type="float" office:value="327077.165106274" calcext:value-type="float">
            <text:p>327.077,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5027" calcext:value-type="float">
            <text:p>5.027</text:p>
          </table:table-cell>
          <table:table-cell table:style-name="ce13" office:value-type="float" office:value="71636" calcext:value-type="float">
            <text:p>71.636</text:p>
          </table:table-cell>
          <table:table-cell table:style-name="ce13" office:value-type="float" office:value="20787" calcext:value-type="float">
            <text:p>20.787</text:p>
          </table:table-cell>
          <table:table-cell table:style-name="ce13" office:value-type="float" office:value="8611" calcext:value-type="float">
            <text:p>8.611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6.91328731665229" calcext:value-type="float">
            <text:p><text:s/>6,91 </text:p>
          </table:table-cell>
          <table:table-cell office:value-type="float" office:value="27.2924214521971" calcext:value-type="float">
            <text:p><text:s/>27,29 </text:p>
          </table:table-cell>
          <table:table-cell office:value-type="float" office:value="51921" calcext:value-type="float">
            <text:p>51.921 </text:p>
          </table:table-cell>
          <table:table-cell table:style-name="ce12" office:value-type="float" office:value="751032" calcext:value-type="float">
            <text:p>751.032,00</text:p>
          </table:table-cell>
          <table:table-cell table:style-name="ce12" office:value-type="float" office:value="190239.624178969" calcext:value-type="float">
            <text:p>190.239,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58608" calcext:value-type="float">
            <text:p>58.60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.74102682939389" calcext:value-type="float">
            <text:p><text:s/>2,74 </text:p>
          </table:table-cell>
          <table:table-cell office:value-type="float" office:value="9.64068243537056" calcext:value-type="float">
            <text:p><text:s/>9,64 </text:p>
          </table:table-cell>
          <table:table-cell office:value-type="float" office:value="13307" calcext:value-type="float">
            <text:p>13.307 </text:p>
          </table:table-cell>
          <table:table-cell table:style-name="ce12" office:value-type="float" office:value="485475" calcext:value-type="float">
            <text:p>485.475,00</text:p>
          </table:table-cell>
          <table:table-cell table:style-name="ce12" office:value-type="float" office:value="138029.647685294" calcext:value-type="float">
            <text:p>138.029,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4014" calcext:value-type="float">
            <text:p>14.01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7.94078021526284" calcext:value-type="float">
            <text:p><text:s/>7,94 </text:p>
          </table:table-cell>
          <table:table-cell office:value-type="float" office:value="27.0467602148458" calcext:value-type="float">
            <text:p><text:s/>27,05 </text:p>
          </table:table-cell>
          <table:table-cell office:value-type="float" office:value="26464" calcext:value-type="float">
            <text:p>26.464 </text:p>
          </table:table-cell>
          <table:table-cell table:style-name="ce12" office:value-type="float" office:value="333267" calcext:value-type="float">
            <text:p>333.267,00</text:p>
          </table:table-cell>
          <table:table-cell table:style-name="ce12" office:value-type="float" office:value="97845.3603676868" calcext:value-type="float">
            <text:p>97.845,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31369" calcext:value-type="float">
            <text:p>31.369</text:p>
          </table:table-cell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6.3450119715011" calcext:value-type="float">
            <text:p><text:s/>16,35 </text:p>
          </table:table-cell>
          <table:table-cell office:value-type="float" office:value="52.191050237189" calcext:value-type="float">
            <text:p><text:s/>52,19 </text:p>
          </table:table-cell>
          <table:table-cell office:value-type="float" office:value="561832" calcext:value-type="float">
            <text:p>561.832 </text:p>
          </table:table-cell>
          <table:table-cell table:style-name="ce12" office:value-type="float" office:value="3437330.00000001" calcext:value-type="float">
            <text:p>3.437.330,00</text:p>
          </table:table-cell>
          <table:table-cell table:style-name="ce12" office:value-type="float" office:value="1076491.07930705" calcext:value-type="float">
            <text:p>1.076.491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966" calcext:value-type="float">
            <text:p>4.966</text:p>
          </table:table-cell>
          <table:table-cell table:style-name="ce13" office:value-type="float" office:value="40102" calcext:value-type="float">
            <text:p>40.102</text:p>
          </table:table-cell>
          <table:table-cell table:style-name="ce13" office:value-type="float" office:value="349722" calcext:value-type="float">
            <text:p>349.722</text:p>
          </table:table-cell>
          <table:table-cell table:style-name="ce13" office:value-type="float" office:value="74401" calcext:value-type="float">
            <text:p>74.401</text:p>
          </table:table-cell>
          <table:table-cell table:style-name="ce13" office:value-type="float" office:value="77667" calcext:value-type="float">
            <text:p>77.667</text:p>
          </table:table-cell>
          <table:table-cell table:style-name="ce13" office:value-type="float" office:value="13155" calcext:value-type="float">
            <text:p>13.155</text:p>
          </table:table-cell>
          <table:table-cell table:style-name="ce13" office:value-type="float" office:value="1529" calcext:value-type="float">
            <text:p>1.529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3.71972042933157" calcext:value-type="float">
            <text:p><text:s/>3,72 </text:p>
          </table:table-cell>
          <table:table-cell office:value-type="float" office:value="15.0678475104333" calcext:value-type="float">
            <text:p><text:s/>15,07 </text:p>
          </table:table-cell>
          <table:table-cell office:value-type="float" office:value="35051" calcext:value-type="float">
            <text:p>35.051 </text:p>
          </table:table-cell>
          <table:table-cell table:style-name="ce12" office:value-type="float" office:value="942302.000000001" calcext:value-type="float">
            <text:p>942.302,00</text:p>
          </table:table-cell>
          <table:table-cell table:style-name="ce12" office:value-type="float" office:value="232621.148944665" calcext:value-type="float">
            <text:p>232.621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925" calcext:value-type="float">
            <text:p>3.925</text:p>
          </table:table-cell>
          <table:table-cell table:style-name="ce13" office:value-type="float" office:value="22246" calcext:value-type="float">
            <text:p>22.246</text:p>
          </table:table-cell>
          <table:table-cell table:style-name="ce13" office:value-type="float" office:value="6178" calcext:value-type="float">
            <text:p>6.178</text:p>
          </table:table-cell>
          <table:table-cell table:style-name="ce13" office:value-type="float" office:value="2664" calcext:value-type="float">
            <text:p>2.66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0.5713238639236" calcext:value-type="float">
            <text:p><text:s/>20,57 </text:p>
          </table:table-cell>
          <table:table-cell office:value-type="float" office:value="70.3052659053947" calcext:value-type="float">
            <text:p><text:s/>70,31 </text:p>
          </table:table-cell>
          <table:table-cell office:value-type="float" office:value="32557" calcext:value-type="float">
            <text:p>32.557 </text:p>
          </table:table-cell>
          <table:table-cell table:style-name="ce12" office:value-type="float" office:value="158264" calcext:value-type="float">
            <text:p>158.264,00</text:p>
          </table:table-cell>
          <table:table-cell table:style-name="ce12" office:value-type="float" office:value="46308.0532883694" calcext:value-type="float">
            <text:p>46.308,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35409" calcext:value-type="float">
            <text:p>35.40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<text:s/>4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34955339748364" calcext:value-type="float">
            <text:p><text:s/>9,35 </text:p>
          </table:table-cell>
          <table:table-cell office:value-type="float" office:value="37.9807622036193" calcext:value-type="float">
            <text:p><text:s/>37,98 </text:p>
          </table:table-cell>
          <table:table-cell office:value-type="float" office:value="151652" calcext:value-type="float">
            <text:p>151.652 </text:p>
          </table:table-cell>
          <table:table-cell table:style-name="ce12" office:value-type="float" office:value="1622024" calcext:value-type="float">
            <text:p>1.622.024,00</text:p>
          </table:table-cell>
          <table:table-cell table:style-name="ce12" office:value-type="float" office:value="399286.352356427" calcext:value-type="float">
            <text:p>399.286,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0021" calcext:value-type="float">
            <text:p>10.021</text:p>
          </table:table-cell>
          <table:table-cell table:style-name="ce13" office:value-type="float" office:value="87994" calcext:value-type="float">
            <text:p>87.994</text:p>
          </table:table-cell>
          <table:table-cell table:style-name="ce13" office:value-type="float" office:value="37721" calcext:value-type="float">
            <text:p>37.721</text:p>
          </table:table-cell>
          <table:table-cell table:style-name="ce13" office:value-type="float" office:value="14389" calcext:value-type="float">
            <text:p>14.389</text:p>
          </table:table-cell>
          <table:table-cell table:style-name="ce13" office:value-type="float" office:value="1400" calcext:value-type="float">
            <text:p>1.40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<text:s/>3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18.2953085979519" calcext:value-type="float">
            <text:p><text:s/>18,30 </text:p>
          </table:table-cell>
          <table:table-cell office:value-type="float" office:value="60.1432954546882" calcext:value-type="float">
            <text:p><text:s/>60,14 </text:p>
          </table:table-cell>
          <table:table-cell office:value-type="float" office:value="3086592" calcext:value-type="float">
            <text:p>3.086.592 </text:p>
          </table:table-cell>
          <table:table-cell table:style-name="ce12" office:value-type="float" office:value="16870948" calcext:value-type="float">
            <text:p>16.870.948,00</text:p>
          </table:table-cell>
          <table:table-cell table:style-name="ce12" office:value-type="float" office:value="5132063.31090625" calcext:value-type="float">
            <text:p>5.132.063,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856" calcext:value-type="float">
            <text:p>5.856</text:p>
          </table:table-cell>
          <table:table-cell table:style-name="ce13" office:value-type="float" office:value="107945" calcext:value-type="float">
            <text:p>107.945</text:p>
          </table:table-cell>
          <table:table-cell table:style-name="ce13" office:value-type="float" office:value="2148475.16" calcext:value-type="float">
            <text:p>2.148.475</text:p>
          </table:table-cell>
          <table:table-cell table:style-name="ce13" office:value-type="float" office:value="393530" calcext:value-type="float">
            <text:p>393.530</text:p>
          </table:table-cell>
          <table:table-cell table:style-name="ce13" office:value-type="float" office:value="399116" calcext:value-type="float">
            <text:p>399.116</text:p>
          </table:table-cell>
          <table:table-cell table:style-name="ce13" office:value-type="float" office:value="52900" calcext:value-type="float">
            <text:p>52.900</text:p>
          </table:table-cell>
          <table:table-cell table:style-name="ce13" office:value-type="float" office:value="13318" calcext:value-type="float">
            <text:p>13.318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854720267722" calcext:value-type="float">
            <text:p><text:s/>45,85 </text:p>
          </table:table-cell>
          <table:table-cell office:value-type="float" office:value="120.772877751015" calcext:value-type="float">
            <text:p><text:s/>120,77 </text:p>
          </table:table-cell>
          <table:table-cell office:value-type="float" office:value="1403104" calcext:value-type="float">
            <text:p>1.403.104 </text:p>
          </table:table-cell>
          <table:table-cell table:style-name="ce12" office:value-type="float" office:value="3059890" calcext:value-type="float">
            <text:p>3.059.890,00</text:p>
          </table:table-cell>
          <table:table-cell table:style-name="ce12" office:value-type="float" office:value="1161770.77679033" calcext:value-type="float">
            <text:p>1.161.770,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995" calcext:value-type="float">
            <text:p>995</text:p>
          </table:table-cell>
          <table:table-cell table:style-name="ce13" office:value-type="float" office:value="759027.84" calcext:value-type="float">
            <text:p>759.028</text:p>
          </table:table-cell>
          <table:table-cell table:style-name="ce13" office:value-type="float" office:value="208249" calcext:value-type="float">
            <text:p>208.249</text:p>
          </table:table-cell>
          <table:table-cell table:style-name="ce13" office:value-type="float" office:value="240856" calcext:value-type="float">
            <text:p>240.856</text:p>
          </table:table-cell>
          <table:table-cell table:style-name="ce13" office:value-type="float" office:value="38341" calcext:value-type="float">
            <text:p>38.341</text:p>
          </table:table-cell>
          <table:table-cell table:style-name="ce13" office:value-type="float" office:value="13886" calcext:value-type="float">
            <text:p>13.886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6.72059087375157" calcext:value-type="float">
            <text:p><text:s/>6,72 </text:p>
          </table:table-cell>
          <table:table-cell office:value-type="float" office:value="26.4806767574637" calcext:value-type="float">
            <text:p><text:s/>26,48 </text:p>
          </table:table-cell>
          <table:table-cell office:value-type="float" office:value="26970" calcext:value-type="float">
            <text:p>26.970 </text:p>
          </table:table-cell>
          <table:table-cell table:style-name="ce12" office:value-type="float" office:value="401304" calcext:value-type="float">
            <text:p>401.304,00</text:p>
          </table:table-cell>
          <table:table-cell table:style-name="ce12" office:value-type="float" office:value="101847.850215529" calcext:value-type="float">
            <text:p>101.847,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038" calcext:value-type="float">
            <text:p>4.038</text:p>
          </table:table-cell>
          <table:table-cell table:style-name="ce13" office:value-type="float" office:value="16183" calcext:value-type="float">
            <text:p>16.183</text:p>
          </table:table-cell>
          <table:table-cell table:style-name="ce13" office:value-type="float" office:value="4845" calcext:value-type="float">
            <text:p>4.845</text:p>
          </table:table-cell>
          <table:table-cell table:style-name="ce13" office:value-type="float" office:value="1853" calcext:value-type="float">
            <text:p>1.85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7.7068778032764" calcext:value-type="float">
            <text:p><text:s/>7,71 </text:p>
          </table:table-cell>
          <table:table-cell office:value-type="float" office:value="28.910749068481" calcext:value-type="float">
            <text:p><text:s/>28,91 </text:p>
          </table:table-cell>
          <table:table-cell office:value-type="float" office:value="89230" calcext:value-type="float">
            <text:p>89.230 </text:p>
          </table:table-cell>
          <table:table-cell table:style-name="ce12" office:value-type="float" office:value="1157797" calcext:value-type="float">
            <text:p>1.157.797,00</text:p>
          </table:table-cell>
          <table:table-cell table:style-name="ce12" office:value-type="float" office:value="308639.529846289" calcext:value-type="float">
            <text:p>308.639,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5227" calcext:value-type="float">
            <text:p>5.227</text:p>
          </table:table-cell>
          <table:table-cell table:style-name="ce13" office:value-type="float" office:value="46821" calcext:value-type="float">
            <text:p>46.821</text:p>
          </table:table-cell>
          <table:table-cell table:style-name="ce13" office:value-type="float" office:value="21193" calcext:value-type="float">
            <text:p>21.193</text:p>
          </table:table-cell>
          <table:table-cell table:style-name="ce13" office:value-type="float" office:value="13746" calcext:value-type="float">
            <text:p>13.746</text:p>
          </table:table-cell>
          <table:table-cell table:style-name="ce13" office:value-type="float" office:value="2022" calcext:value-type="float">
            <text:p>2.022</text:p>
          </table:table-cell>
          <table:table-cell table:style-name="ce13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1.0411695849893" calcext:value-type="float">
            <text:p><text:s/>11,04 </text:p>
          </table:table-cell>
          <table:table-cell office:value-type="float" office:value="36.1786944287865" calcext:value-type="float">
            <text:p><text:s/>36,18 </text:p>
          </table:table-cell>
          <table:table-cell office:value-type="float" office:value="63952" calcext:value-type="float">
            <text:p>63.952 </text:p>
          </table:table-cell>
          <table:table-cell table:style-name="ce12" office:value-type="float" office:value="579214.000000001" calcext:value-type="float">
            <text:p>579.214,00</text:p>
          </table:table-cell>
          <table:table-cell table:style-name="ce12" office:value-type="float" office:value="176767.019953918" calcext:value-type="float">
            <text:p>176.767,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5190" calcext:value-type="float">
            <text:p>5.190</text:p>
          </table:table-cell>
          <table:table-cell table:style-name="ce13" office:value-type="float" office:value="74375" calcext:value-type="float">
            <text:p>74.375</text:p>
          </table:table-cell>
          <table:table-cell table:style-name="ce13" office:value-type="float" office:value="674" calcext:value-type="float">
            <text:p>67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7.7855048043124" calcext:value-type="float">
            <text:p><text:s/>17,79 </text:p>
          </table:table-cell>
          <table:table-cell office:value-type="float" office:value="58.243816258032" calcext:value-type="float">
            <text:p><text:s/>58,24 </text:p>
          </table:table-cell>
          <table:table-cell office:value-type="float" office:value="642591" calcext:value-type="float">
            <text:p>642.591 </text:p>
          </table:table-cell>
          <table:table-cell table:style-name="ce12" office:value-type="float" office:value="3613004" calcext:value-type="float">
            <text:p>3.613.004,00</text:p>
          </table:table-cell>
          <table:table-cell table:style-name="ce12" office:value-type="float" office:value="1103277.6374975" calcext:value-type="float">
            <text:p>1.103.277,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1329" calcext:value-type="float">
            <text:p>41.329</text:p>
          </table:table-cell>
          <table:table-cell table:style-name="ce13" office:value-type="float" office:value="415075" calcext:value-type="float">
            <text:p>415.075</text:p>
          </table:table-cell>
          <table:table-cell table:style-name="ce13" office:value-type="float" office:value="75988" calcext:value-type="float">
            <text:p>75.988</text:p>
          </table:table-cell>
          <table:table-cell table:style-name="ce13" office:value-type="float" office:value="99225" calcext:value-type="float">
            <text:p>99.225</text:p>
          </table:table-cell>
          <table:table-cell table:style-name="ce13" office:value-type="float" office:value="11691" calcext:value-type="float">
            <text:p>11.691</text:p>
          </table:table-cell>
          <table:table-cell table:style-name="ce13" office:value-type="float" office:value="1322" calcext:value-type="float">
            <text:p>1.32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16172673090231" calcext:value-type="float">
            <text:p><text:s/>8,16 </text:p>
          </table:table-cell>
          <table:table-cell office:value-type="float" office:value="31.0668788260512" calcext:value-type="float">
            <text:p><text:s/>31,07 </text:p>
          </table:table-cell>
          <table:table-cell office:value-type="float" office:value="88340" calcext:value-type="float">
            <text:p>88.340 </text:p>
          </table:table-cell>
          <table:table-cell table:style-name="ce12" office:value-type="float" office:value="1082369" calcext:value-type="float">
            <text:p>1.082.369,00</text:p>
          </table:table-cell>
          <table:table-cell table:style-name="ce12" office:value-type="float" office:value="284354.281273735" calcext:value-type="float">
            <text:p>284.354,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7425" calcext:value-type="float">
            <text:p>7.425</text:p>
          </table:table-cell>
          <table:table-cell table:style-name="ce13" office:value-type="float" office:value="49471" calcext:value-type="float">
            <text:p>49.471</text:p>
          </table:table-cell>
          <table:table-cell table:style-name="ce13" office:value-type="float" office:value="19956" calcext:value-type="float">
            <text:p>19.956</text:p>
          </table:table-cell>
          <table:table-cell table:style-name="ce13" office:value-type="float" office:value="10006" calcext:value-type="float">
            <text:p>10.006</text:p>
          </table:table-cell>
          <table:table-cell table:style-name="ce13" office:value-type="float" office:value="1263" calcext:value-type="float">
            <text:p>1.263</text:p>
          </table:table-cell>
          <table:table-cell table:style-name="ce13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3.5523719961486" calcext:value-type="float">
            <text:p><text:s/>13,55 </text:p>
          </table:table-cell>
          <table:table-cell office:value-type="float" office:value="45.4351408844733" calcext:value-type="float">
            <text:p><text:s/>45,44 </text:p>
          </table:table-cell>
          <table:table-cell office:value-type="float" office:value="181149" calcext:value-type="float">
            <text:p>181.149 </text:p>
          </table:table-cell>
          <table:table-cell table:style-name="ce12" office:value-type="float" office:value="1336659" calcext:value-type="float">
            <text:p>1.336.659,00</text:p>
          </table:table-cell>
          <table:table-cell table:style-name="ce12" office:value-type="float" office:value="398698.004394006" calcext:value-type="float">
            <text:p>398.69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68" calcext:value-type="float">
            <text:p>1.768</text:p>
          </table:table-cell>
          <table:table-cell table:style-name="ce13" office:value-type="float" office:value="10657" calcext:value-type="float">
            <text:p>10.657</text:p>
          </table:table-cell>
          <table:table-cell table:style-name="ce13" office:value-type="float" office:value="110844" calcext:value-type="float">
            <text:p>110.844</text:p>
          </table:table-cell>
          <table:table-cell table:style-name="ce13" office:value-type="float" office:value="38665" calcext:value-type="float">
            <text:p>38.665</text:p>
          </table:table-cell>
          <table:table-cell table:style-name="ce13" office:value-type="float" office:value="17737" calcext:value-type="float">
            <text:p>17.737</text:p>
          </table:table-cell>
          <table:table-cell table:style-name="ce13" office:value-type="float" office:value="1307" calcext:value-type="float">
            <text:p>1.307</text:p>
          </table:table-cell>
          <table:table-cell table:style-name="ce13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4.73374802305046" calcext:value-type="float">
            <text:p><text:s/>4,73 </text:p>
          </table:table-cell>
          <table:table-cell office:value-type="float" office:value="18.6397083028628" calcext:value-type="float">
            <text:p><text:s/>18,64 </text:p>
          </table:table-cell>
          <table:table-cell office:value-type="float" office:value="27716" calcext:value-type="float">
            <text:p>27.716 </text:p>
          </table:table-cell>
          <table:table-cell table:style-name="ce12" office:value-type="float" office:value="585498.000000001" calcext:value-type="float">
            <text:p>585.498,00</text:p>
          </table:table-cell>
          <table:table-cell table:style-name="ce12" office:value-type="float" office:value="148693.314024357" calcext:value-type="float">
            <text:p>148.693,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23" calcext:value-type="float">
            <text:p>1.723</text:p>
          </table:table-cell>
          <table:table-cell table:style-name="ce13" office:value-type="float" office:value="4277" calcext:value-type="float">
            <text:p>4.277</text:p>
          </table:table-cell>
          <table:table-cell table:style-name="ce13" office:value-type="float" office:value="15581" calcext:value-type="float">
            <text:p>15.581</text:p>
          </table:table-cell>
          <table:table-cell table:style-name="ce13" office:value-type="float" office:value="3964" calcext:value-type="float">
            <text:p>3.964</text:p>
          </table:table-cell>
          <table:table-cell table:style-name="ce13" office:value-type="float" office:value="3658" calcext:value-type="float">
            <text:p>3.658</text:p>
          </table:table-cell>
          <table:table-cell table:style-name="ce13" office:value-type="float" office:value="648" calcext:value-type="float">
            <text:p>648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76400350138348" calcext:value-type="float">
            <text:p><text:s/>5,76 </text:p>
          </table:table-cell>
          <table:table-cell office:value-type="float" office:value="22.6051542652569" calcext:value-type="float">
            <text:p><text:s/>22,61 </text:p>
          </table:table-cell>
          <table:table-cell office:value-type="float" office:value="42538" calcext:value-type="float">
            <text:p>42.538 </text:p>
          </table:table-cell>
          <table:table-cell table:style-name="ce12" office:value-type="float" office:value="737994" calcext:value-type="float">
            <text:p>737.994,00</text:p>
          </table:table-cell>
          <table:table-cell table:style-name="ce12" office:value-type="float" office:value="188178.322080195" calcext:value-type="float">
            <text:p>188.178,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6878" calcext:value-type="float">
            <text:p>6.878</text:p>
          </table:table-cell>
          <table:table-cell table:style-name="ce13" office:value-type="float" office:value="27425" calcext:value-type="float">
            <text:p>27.425</text:p>
          </table:table-cell>
          <table:table-cell table:style-name="ce13" office:value-type="float" office:value="5943" calcext:value-type="float">
            <text:p>5.943</text:p>
          </table:table-cell>
          <table:table-cell table:style-name="ce13" office:value-type="float" office:value="1978" calcext:value-type="float">
            <text:p>1.97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20.2948293814121" calcext:value-type="float">
            <text:p><text:s/>20,29 </text:p>
          </table:table-cell>
          <table:table-cell office:value-type="float" office:value="61.7317854365091" calcext:value-type="float">
            <text:p><text:s/>61,73 </text:p>
          </table:table-cell>
          <table:table-cell office:value-type="float" office:value="70364" calcext:value-type="float">
            <text:p>70.364 </text:p>
          </table:table-cell>
          <table:table-cell table:style-name="ce12" office:value-type="float" office:value="346709" calcext:value-type="float">
            <text:p>346.709,00</text:p>
          </table:table-cell>
          <table:table-cell table:style-name="ce12" office:value-type="float" office:value="113983.41956652" calcext:value-type="float">
            <text:p>113.983,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10187" calcext:value-type="float">
            <text:p>10.187</text:p>
          </table:table-cell>
          <table:table-cell table:style-name="ce13" office:value-type="float" office:value="55792" calcext:value-type="float">
            <text:p>55.79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4.52988708727993" calcext:value-type="float">
            <text:p><text:s/>4,53 </text:p>
          </table:table-cell>
          <table:table-cell office:value-type="float" office:value="17.0745591064841" calcext:value-type="float">
            <text:p><text:s/>17,07 </text:p>
          </table:table-cell>
          <table:table-cell office:value-type="float" office:value="16930" calcext:value-type="float">
            <text:p>16.930 </text:p>
          </table:table-cell>
          <table:table-cell table:style-name="ce12" office:value-type="float" office:value="373740" calcext:value-type="float">
            <text:p>373.740,00</text:p>
          </table:table-cell>
          <table:table-cell table:style-name="ce12" office:value-type="float" office:value="99153.3655095715" calcext:value-type="float">
            <text:p>99.153,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349" calcext:value-type="float">
            <text:p>2.349</text:p>
          </table:table-cell>
          <table:table-cell table:style-name="ce13" office:value-type="float" office:value="9686" calcext:value-type="float">
            <text:p>9.686</text:p>
          </table:table-cell>
          <table:table-cell table:style-name="ce13" office:value-type="float" office:value="3316" calcext:value-type="float">
            <text:p>3.316</text:p>
          </table:table-cell>
          <table:table-cell table:style-name="ce13" office:value-type="float" office:value="1562" calcext:value-type="float">
            <text:p>1.56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8.93044444956212" calcext:value-type="float">
            <text:p><text:s/>8,93 </text:p>
          </table:table-cell>
          <table:table-cell office:value-type="float" office:value="32.0883588456665" calcext:value-type="float">
            <text:p><text:s/>32,09 </text:p>
          </table:table-cell>
          <table:table-cell office:value-type="float" office:value="170624" calcext:value-type="float">
            <text:p>170.624 </text:p>
          </table:table-cell>
          <table:table-cell table:style-name="ce12" office:value-type="float" office:value="1910588" calcext:value-type="float">
            <text:p>1.910.588,00</text:p>
          </table:table-cell>
          <table:table-cell table:style-name="ce12" office:value-type="float" office:value="531731.774817903" calcext:value-type="float">
            <text:p>531.731,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78186" calcext:value-type="float">
            <text:p>178.186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8.12165282352103" calcext:value-type="float">
            <text:p><text:s/>8,12 </text:p>
          </table:table-cell>
          <table:table-cell office:value-type="float" office:value="29.9053857758982" calcext:value-type="float">
            <text:p><text:s/>29,91 </text:p>
          </table:table-cell>
          <table:table-cell office:value-type="float" office:value="97997" calcext:value-type="float">
            <text:p>97.997 </text:p>
          </table:table-cell>
          <table:table-cell table:style-name="ce12" office:value-type="float" office:value="1206614" calcext:value-type="float">
            <text:p>1.206.614,00</text:p>
          </table:table-cell>
          <table:table-cell table:style-name="ce12" office:value-type="float" office:value="327690.138272616" calcext:value-type="float">
            <text:p>327.690,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10" calcext:value-type="float">
            <text:p>1.010</text:p>
          </table:table-cell>
          <table:table-cell table:style-name="ce13" office:value-type="float" office:value="6030" calcext:value-type="float">
            <text:p>6.030</text:p>
          </table:table-cell>
          <table:table-cell table:style-name="ce13" office:value-type="float" office:value="48871" calcext:value-type="float">
            <text:p>48.871</text:p>
          </table:table-cell>
          <table:table-cell table:style-name="ce13" office:value-type="float" office:value="23394" calcext:value-type="float">
            <text:p>23.394</text:p>
          </table:table-cell>
          <table:table-cell table:style-name="ce13" office:value-type="float" office:value="17043" calcext:value-type="float">
            <text:p>17.043</text:p>
          </table:table-cell>
          <table:table-cell table:style-name="ce13" office:value-type="float" office:value="1559" calcext:value-type="float">
            <text:p>1.559</text:p>
          </table:table-cell>
          <table:table-cell table:style-name="ce13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7.8621510152284" calcext:value-type="float">
            <text:p><text:s/>17,86 </text:p>
          </table:table-cell>
          <table:table-cell office:value-type="float" office:value="60.2148508885395" calcext:value-type="float">
            <text:p><text:s/>60,21 </text:p>
          </table:table-cell>
          <table:table-cell office:value-type="float" office:value="112603" calcext:value-type="float">
            <text:p>112.603 </text:p>
          </table:table-cell>
          <table:table-cell table:style-name="ce12" office:value-type="float" office:value="630400.000000001" calcext:value-type="float">
            <text:p>630.400,00</text:p>
          </table:table-cell>
          <table:table-cell table:style-name="ce12" office:value-type="float" office:value="187002.040756413" calcext:value-type="float">
            <text:p>187.002,0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31" calcext:value-type="float">
            <text:p>1.531</text:p>
          </table:table-cell>
          <table:table-cell table:style-name="ce13" office:value-type="float" office:value="1527" calcext:value-type="float">
            <text:p>1.527</text:p>
          </table:table-cell>
          <table:table-cell table:style-name="ce13" office:value-type="float" office:value="87404" calcext:value-type="float">
            <text:p>87.404</text:p>
          </table:table-cell>
          <table:table-cell table:style-name="ce13" office:value-type="float" office:value="680" calcext:value-type="float">
            <text:p>680</text:p>
          </table:table-cell>
          <table:table-cell table:style-name="ce13" office:value-type="float" office:value="12541" calcext:value-type="float">
            <text:p>12.541</text:p>
          </table:table-cell>
          <table:table-cell table:style-name="ce13" office:value-type="float" office:value="2118" calcext:value-type="float">
            <text:p>2.118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4.2202015652272" calcext:value-type="float">
            <text:p><text:s/>14,22 </text:p>
          </table:table-cell>
          <table:table-cell office:value-type="float" office:value="46.3879653621594" calcext:value-type="float">
            <text:p><text:s/>46,39 </text:p>
          </table:table-cell>
          <table:table-cell office:value-type="float" office:value="101026" calcext:value-type="float">
            <text:p>101.026 </text:p>
          </table:table-cell>
          <table:table-cell table:style-name="ce12" office:value-type="float" office:value="710439.999999999" calcext:value-type="float">
            <text:p>710.440,00</text:p>
          </table:table-cell>
          <table:table-cell table:style-name="ce12" office:value-type="float" office:value="217784.934543413" calcext:value-type="float">
            <text:p>217.784,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7" calcext:value-type="float">
            <text:p>1.007</text:p>
          </table:table-cell>
          <table:table-cell table:style-name="ce13" office:value-type="float" office:value="6026" calcext:value-type="float">
            <text:p>6.026</text:p>
          </table:table-cell>
          <table:table-cell table:style-name="ce13" office:value-type="float" office:value="90689" calcext:value-type="float">
            <text:p>90.689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5953" calcext:value-type="float">
            <text:p>5.953</text:p>
          </table:table-cell>
          <table:table-cell table:style-name="ce13" office:value-type="float" office:value="790" calcext:value-type="float">
            <text:p>790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7.95537239122445" calcext:value-type="float">
            <text:p><text:s/>7,96 </text:p>
          </table:table-cell>
          <table:table-cell office:value-type="float" office:value="32.9558316811804" calcext:value-type="float">
            <text:p><text:s/>32,96 </text:p>
          </table:table-cell>
          <table:table-cell office:value-type="float" office:value="107791" calcext:value-type="float">
            <text:p>107.791 </text:p>
          </table:table-cell>
          <table:table-cell table:style-name="ce12" office:value-type="float" office:value="1354946" calcext:value-type="float">
            <text:p>1.354.946,00</text:p>
          </table:table-cell>
          <table:table-cell table:style-name="ce12" office:value-type="float" office:value="327077.165106274" calcext:value-type="float">
            <text:p>327.077,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07" calcext:value-type="float">
            <text:p>1.107</text:p>
          </table:table-cell>
          <table:table-cell table:style-name="ce13" office:value-type="float" office:value="6922" calcext:value-type="float">
            <text:p>6.922</text:p>
          </table:table-cell>
          <table:table-cell table:style-name="ce13" office:value-type="float" office:value="71214" calcext:value-type="float">
            <text:p>71.214</text:p>
          </table:table-cell>
          <table:table-cell table:style-name="ce13" office:value-type="float" office:value="20229" calcext:value-type="float">
            <text:p>20.229</text:p>
          </table:table-cell>
          <table:table-cell table:style-name="ce13" office:value-type="float" office:value="8099" calcext:value-type="float">
            <text:p>8.099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6.93918862981469" calcext:value-type="float">
            <text:p><text:s/>6,94 </text:p>
          </table:table-cell>
          <table:table-cell office:value-type="float" office:value="27.3171271359908" calcext:value-type="float">
            <text:p><text:s/>27,32 </text:p>
          </table:table-cell>
          <table:table-cell office:value-type="float" office:value="51968" calcext:value-type="float">
            <text:p>51.968 </text:p>
          </table:table-cell>
          <table:table-cell table:style-name="ce12" office:value-type="float" office:value="748906" calcext:value-type="float">
            <text:p>748.906,00</text:p>
          </table:table-cell>
          <table:table-cell table:style-name="ce12" office:value-type="float" office:value="190239.624178969" calcext:value-type="float">
            <text:p>190.239,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58577" calcext:value-type="float">
            <text:p>58.57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.74724252738872" calcext:value-type="float">
            <text:p><text:s/>2,75 </text:p>
          </table:table-cell>
          <table:table-cell office:value-type="float" office:value="9.63053968688516" calcext:value-type="float">
            <text:p><text:s/>9,63 </text:p>
          </table:table-cell>
          <table:table-cell office:value-type="float" office:value="13293" calcext:value-type="float">
            <text:p>13.293 </text:p>
          </table:table-cell>
          <table:table-cell table:style-name="ce12" office:value-type="float" office:value="483867.000000001" calcext:value-type="float">
            <text:p>483.867,00</text:p>
          </table:table-cell>
          <table:table-cell table:style-name="ce12" office:value-type="float" office:value="138029.647685294" calcext:value-type="float">
            <text:p>138.029,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4077" calcext:value-type="float">
            <text:p>14.07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7.93248460752977" calcext:value-type="float">
            <text:p><text:s/>7,93 </text:p>
          </table:table-cell>
          <table:table-cell office:value-type="float" office:value="26.8352018954507" calcext:value-type="float">
            <text:p><text:s/>26,84 </text:p>
          </table:table-cell>
          <table:table-cell office:value-type="float" office:value="26257" calcext:value-type="float">
            <text:p>26.257 </text:p>
          </table:table-cell>
          <table:table-cell table:style-name="ce12" office:value-type="float" office:value="331006" calcext:value-type="float">
            <text:p>331.006,00</text:p>
          </table:table-cell>
          <table:table-cell table:style-name="ce12" office:value-type="float" office:value="97845.3603676866" calcext:value-type="float">
            <text:p>97.845,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31904" calcext:value-type="float">
            <text:p>31.904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6.5293619323644" calcext:value-type="float">
            <text:p><text:s/>16,53 </text:p>
          </table:table-cell>
          <table:table-cell office:value-type="float" office:value="52.6721503688625" calcext:value-type="float">
            <text:p><text:s/>52,67 </text:p>
          </table:table-cell>
          <table:table-cell office:value-type="float" office:value="567011" calcext:value-type="float">
            <text:p>567.011 </text:p>
          </table:table-cell>
          <table:table-cell table:style-name="ce12" office:value-type="float" office:value="3430326.00000001" calcext:value-type="float">
            <text:p>3.430.326,00</text:p>
          </table:table-cell>
          <table:table-cell table:style-name="ce12" office:value-type="float" office:value="1076491.07930705" calcext:value-type="float">
            <text:p>1.076.491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58" calcext:value-type="float">
            <text:p>3.958</text:p>
          </table:table-cell>
          <table:table-cell table:style-name="ce13" office:value-type="float" office:value="49501" calcext:value-type="float">
            <text:p>49.501</text:p>
          </table:table-cell>
          <table:table-cell table:style-name="ce13" office:value-type="float" office:value="360606" calcext:value-type="float">
            <text:p>360.606</text:p>
          </table:table-cell>
          <table:table-cell table:style-name="ce13" office:value-type="float" office:value="72657" calcext:value-type="float">
            <text:p>72.657</text:p>
          </table:table-cell>
          <table:table-cell table:style-name="ce13" office:value-type="float" office:value="69864" calcext:value-type="float">
            <text:p>69.864</text:p>
          </table:table-cell>
          <table:table-cell table:style-name="ce13" office:value-type="float" office:value="10210" calcext:value-type="float">
            <text:p>10.210</text:p>
          </table:table-cell>
          <table:table-cell table:style-name="ce13" office:value-type="float" office:value="1308" calcext:value-type="float">
            <text:p>1.308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3.79448087117706" calcext:value-type="float">
            <text:p><text:s/>3,79 </text:p>
          </table:table-cell>
          <table:table-cell office:value-type="float" office:value="15.3296465784729" calcext:value-type="float">
            <text:p><text:s/>15,33 </text:p>
          </table:table-cell>
          <table:table-cell office:value-type="float" office:value="35660" calcext:value-type="float">
            <text:p>35.660 </text:p>
          </table:table-cell>
          <table:table-cell table:style-name="ce12" office:value-type="float" office:value="939785.999999999" calcext:value-type="float">
            <text:p>939.786,00</text:p>
          </table:table-cell>
          <table:table-cell table:style-name="ce12" office:value-type="float" office:value="232621.148944664" calcext:value-type="float">
            <text:p>232.621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5097" calcext:value-type="float">
            <text:p>5.097</text:p>
          </table:table-cell>
          <table:table-cell table:style-name="ce13" office:value-type="float" office:value="22747" calcext:value-type="float">
            <text:p>22.747</text:p>
          </table:table-cell>
          <table:table-cell table:style-name="ce13" office:value-type="float" office:value="6216" calcext:value-type="float">
            <text:p>6.216</text:p>
          </table:table-cell>
          <table:table-cell table:style-name="ce13" office:value-type="float" office:value="2497" calcext:value-type="float">
            <text:p>2.49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0.3071031925247" calcext:value-type="float">
            <text:p><text:s/>20,31 </text:p>
          </table:table-cell>
          <table:table-cell office:value-type="float" office:value="68.9404924910074" calcext:value-type="float">
            <text:p><text:s/>68,94 </text:p>
          </table:table-cell>
          <table:table-cell office:value-type="float" office:value="31925" calcext:value-type="float">
            <text:p>31.925 </text:p>
          </table:table-cell>
          <table:table-cell table:style-name="ce12" office:value-type="float" office:value="157211" calcext:value-type="float">
            <text:p>157.211,00</text:p>
          </table:table-cell>
          <table:table-cell table:style-name="ce12" office:value-type="float" office:value="46308.0532883694" calcext:value-type="float">
            <text:p>46.308,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35080" calcext:value-type="float">
            <text:p>35.08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3" calcext:value-type="float">
            <text:p><text:s/>3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35861636036972" calcext:value-type="float">
            <text:p><text:s/>9,36 </text:p>
          </table:table-cell>
          <table:table-cell office:value-type="float" office:value="37.8973634102384" calcext:value-type="float">
            <text:p><text:s/>37,90 </text:p>
          </table:table-cell>
          <table:table-cell office:value-type="float" office:value="151319" calcext:value-type="float">
            <text:p>151.319 </text:p>
          </table:table-cell>
          <table:table-cell table:style-name="ce12" office:value-type="float" office:value="1616895" calcext:value-type="float">
            <text:p>1.616.895,00</text:p>
          </table:table-cell>
          <table:table-cell table:style-name="ce12" office:value-type="float" office:value="399286.352356427" calcext:value-type="float">
            <text:p>399.286,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2247" calcext:value-type="float">
            <text:p>12.247</text:p>
          </table:table-cell>
          <table:table-cell table:style-name="ce13" office:value-type="float" office:value="87970" calcext:value-type="float">
            <text:p>87.970</text:p>
          </table:table-cell>
          <table:table-cell table:style-name="ce13" office:value-type="float" office:value="36518" calcext:value-type="float">
            <text:p>36.518</text:p>
          </table:table-cell>
          <table:table-cell table:style-name="ce13" office:value-type="float" office:value="13150" calcext:value-type="float">
            <text:p>13.150</text:p>
          </table:table-cell>
          <table:table-cell table:style-name="ce13" office:value-type="float" office:value="1288" calcext:value-type="float">
            <text:p>1.28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18.0986845682896" calcext:value-type="float">
            <text:p><text:s/>18,10 </text:p>
          </table:table-cell>
          <table:table-cell office:value-type="float" office:value="59.3385267910581" calcext:value-type="float">
            <text:p><text:s/>59,34 </text:p>
          </table:table-cell>
          <table:table-cell office:value-type="float" office:value="3045291" calcext:value-type="float">
            <text:p>3.045.291 </text:p>
          </table:table-cell>
          <table:table-cell table:style-name="ce12" office:value-type="float" office:value="16826035" calcext:value-type="float">
            <text:p>16.826.035,00</text:p>
          </table:table-cell>
          <table:table-cell table:style-name="ce12" office:value-type="float" office:value="5132063.71085523" calcext:value-type="float">
            <text:p>5.132.063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786" calcext:value-type="float">
            <text:p>10.786</text:p>
          </table:table-cell>
          <table:table-cell table:style-name="ce13" office:value-type="float" office:value="133385" calcext:value-type="float">
            <text:p>133.385</text:p>
          </table:table-cell>
          <table:table-cell table:style-name="ce13" office:value-type="float" office:value="2250898.04" calcext:value-type="float">
            <text:p>2.250.898</text:p>
          </table:table-cell>
          <table:table-cell table:style-name="ce13" office:value-type="float" office:value="335296" calcext:value-type="float">
            <text:p>335.296</text:p>
          </table:table-cell>
          <table:table-cell table:style-name="ce13" office:value-type="float" office:value="334723" calcext:value-type="float">
            <text:p>334.723</text:p>
          </table:table-cell>
          <table:table-cell table:style-name="ce13" office:value-type="float" office:value="31494" calcext:value-type="float">
            <text:p>31.494</text:p>
          </table:table-cell>
          <table:table-cell table:style-name="ce13" office:value-type="float" office:value="11933" calcext:value-type="float">
            <text:p>11.933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5.5937571210413" calcext:value-type="float">
            <text:p><text:s/>45,59 </text:p>
          </table:table-cell>
          <table:table-cell office:value-type="float" office:value="120.039535048253" calcext:value-type="float">
            <text:p><text:s/>120,04 </text:p>
          </table:table-cell>
          <table:table-cell office:value-type="float" office:value="1394584" calcext:value-type="float">
            <text:p>1.394.584 </text:p>
          </table:table-cell>
          <table:table-cell table:style-name="ce12" office:value-type="float" office:value="3058717" calcext:value-type="float">
            <text:p>3.058.717,00</text:p>
          </table:table-cell>
          <table:table-cell table:style-name="ce12" office:value-type="float" office:value="1161770.57786788" calcext:value-type="float">
            <text:p>1.161.770,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52" calcext:value-type="float">
            <text:p>4.352</text:p>
          </table:table-cell>
          <table:table-cell table:style-name="ce13" office:value-type="float" office:value="1736" calcext:value-type="float">
            <text:p>1.736</text:p>
          </table:table-cell>
          <table:table-cell table:style-name="ce13" office:value-type="float" office:value="859038.96" calcext:value-type="float">
            <text:p>859.039</text:p>
          </table:table-cell>
          <table:table-cell table:style-name="ce13" office:value-type="float" office:value="146091" calcext:value-type="float">
            <text:p>146.091</text:p>
          </table:table-cell>
          <table:table-cell table:style-name="ce13" office:value-type="float" office:value="213010" calcext:value-type="float">
            <text:p>213.010</text:p>
          </table:table-cell>
          <table:table-cell table:style-name="ce13" office:value-type="float" office:value="19597" calcext:value-type="float">
            <text:p>19.597</text:p>
          </table:table-cell>
          <table:table-cell table:style-name="ce13" office:value-type="float" office:value="13477" calcext:value-type="float">
            <text:p>13.477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6.6329805701326" calcext:value-type="float">
            <text:p><text:s/>6,63 </text:p>
          </table:table-cell>
          <table:table-cell office:value-type="float" office:value="26.0741880597406" calcext:value-type="float">
            <text:p><text:s/>26,07 </text:p>
          </table:table-cell>
          <table:table-cell office:value-type="float" office:value="26556" calcext:value-type="float">
            <text:p>26.556 </text:p>
          </table:table-cell>
          <table:table-cell table:style-name="ce12" office:value-type="float" office:value="400363" calcext:value-type="float">
            <text:p>400.363,00</text:p>
          </table:table-cell>
          <table:table-cell table:style-name="ce12" office:value-type="float" office:value="101847.850215529" calcext:value-type="float">
            <text:p>101.847,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736" calcext:value-type="float">
            <text:p>5.736</text:p>
          </table:table-cell>
          <table:table-cell table:style-name="ce13" office:value-type="float" office:value="14742" calcext:value-type="float">
            <text:p>14.742</text:p>
          </table:table-cell>
          <table:table-cell table:style-name="ce13" office:value-type="float" office:value="4567" calcext:value-type="float">
            <text:p>4.567</text:p>
          </table:table-cell>
          <table:table-cell table:style-name="ce13" office:value-type="float" office:value="1496" calcext:value-type="float">
            <text:p>1.49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7.64289673329407" calcext:value-type="float">
            <text:p><text:s/>7,64 </text:p>
          </table:table-cell>
          <table:table-cell office:value-type="float" office:value="28.5935505552226" calcext:value-type="float">
            <text:p><text:s/>28,59 </text:p>
          </table:table-cell>
          <table:table-cell office:value-type="float" office:value="88251" calcext:value-type="float">
            <text:p>88.251 </text:p>
          </table:table-cell>
          <table:table-cell table:style-name="ce12" office:value-type="float" office:value="1154680" calcext:value-type="float">
            <text:p>1.154.680,00</text:p>
          </table:table-cell>
          <table:table-cell table:style-name="ce12" office:value-type="float" office:value="308639.529846289" calcext:value-type="float">
            <text:p>308.639,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8063" calcext:value-type="float">
            <text:p>8.063</text:p>
          </table:table-cell>
          <table:table-cell table:style-name="ce13" office:value-type="float" office:value="45823" calcext:value-type="float">
            <text:p>45.823</text:p>
          </table:table-cell>
          <table:table-cell table:style-name="ce13" office:value-type="float" office:value="20346" calcext:value-type="float">
            <text:p>20.346</text:p>
          </table:table-cell>
          <table:table-cell table:style-name="ce13" office:value-type="float" office:value="12090" calcext:value-type="float">
            <text:p>12.090</text:p>
          </table:table-cell>
          <table:table-cell table:style-name="ce13" office:value-type="float" office:value="1571" calcext:value-type="float">
            <text:p>1.571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1.0748247879331" calcext:value-type="float">
            <text:p><text:s/>11,07 </text:p>
          </table:table-cell>
          <table:table-cell office:value-type="float" office:value="36.1243856555634" calcext:value-type="float">
            <text:p><text:s/>36,12 </text:p>
          </table:table-cell>
          <table:table-cell office:value-type="float" office:value="63856" calcext:value-type="float">
            <text:p>63.856 </text:p>
          </table:table-cell>
          <table:table-cell table:style-name="ce12" office:value-type="float" office:value="576587.000000002" calcext:value-type="float">
            <text:p>576.587,00</text:p>
          </table:table-cell>
          <table:table-cell table:style-name="ce12" office:value-type="float" office:value="176767.019953918" calcext:value-type="float">
            <text:p>176.767,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72" calcext:value-type="float">
            <text:p>572</text:p>
          </table:table-cell>
          <table:table-cell table:style-name="ce13" office:value-type="float" office:value="5421" calcext:value-type="float">
            <text:p>5.421</text:p>
          </table:table-cell>
          <table:table-cell table:style-name="ce13" office:value-type="float" office:value="73078" calcext:value-type="float">
            <text:p>73.078</text:p>
          </table:table-cell>
          <table:table-cell table:style-name="ce13" office:value-type="float" office:value="775" calcext:value-type="float">
            <text:p>7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7.6203480143202" calcext:value-type="float">
            <text:p><text:s/>17,62 </text:p>
          </table:table-cell>
          <table:table-cell office:value-type="float" office:value="57.5479805282864" calcext:value-type="float">
            <text:p><text:s/>57,55 </text:p>
          </table:table-cell>
          <table:table-cell office:value-type="float" office:value="634914" calcext:value-type="float">
            <text:p>634.914 </text:p>
          </table:table-cell>
          <table:table-cell table:style-name="ce12" office:value-type="float" office:value="3603300" calcext:value-type="float">
            <text:p>3.603.300,00</text:p>
          </table:table-cell>
          <table:table-cell table:style-name="ce12" office:value-type="float" office:value="1103277.6374975" calcext:value-type="float">
            <text:p>1.103.277,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57050" calcext:value-type="float">
            <text:p>57.050</text:p>
          </table:table-cell>
          <table:table-cell table:style-name="ce13" office:value-type="float" office:value="437547" calcext:value-type="float">
            <text:p>437.547</text:p>
          </table:table-cell>
          <table:table-cell table:style-name="ce13" office:value-type="float" office:value="71980" calcext:value-type="float">
            <text:p>71.980</text:p>
          </table:table-cell>
          <table:table-cell table:style-name="ce13" office:value-type="float" office:value="82618" calcext:value-type="float">
            <text:p>82.618</text:p>
          </table:table-cell>
          <table:table-cell table:style-name="ce13" office:value-type="float" office:value="8355" calcext:value-type="float">
            <text:p>8.355</text:p>
          </table:table-cell>
          <table:table-cell table:style-name="ce13" office:value-type="float" office:value="1242" calcext:value-type="float">
            <text:p>1.24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8.05303989383131" calcext:value-type="float">
            <text:p><text:s/>8,05 </text:p>
          </table:table-cell>
          <table:table-cell office:value-type="float" office:value="30.5801620466166" calcext:value-type="float">
            <text:p><text:s/>30,58 </text:p>
          </table:table-cell>
          <table:table-cell office:value-type="float" office:value="86956" calcext:value-type="float">
            <text:p>86.956 </text:p>
          </table:table-cell>
          <table:table-cell table:style-name="ce12" office:value-type="float" office:value="1079791" calcext:value-type="float">
            <text:p>1.079.791,00</text:p>
          </table:table-cell>
          <table:table-cell table:style-name="ce12" office:value-type="float" office:value="284354.281273735" calcext:value-type="float">
            <text:p>284.354,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0018" calcext:value-type="float">
            <text:p>10.018</text:p>
          </table:table-cell>
          <table:table-cell table:style-name="ce13" office:value-type="float" office:value="47916" calcext:value-type="float">
            <text:p>47.916</text:p>
          </table:table-cell>
          <table:table-cell table:style-name="ce13" office:value-type="float" office:value="19200" calcext:value-type="float">
            <text:p>19.200</text:p>
          </table:table-cell>
          <table:table-cell table:style-name="ce13" office:value-type="float" office:value="8851" calcext:value-type="float">
            <text:p>8.851</text:p>
          </table:table-cell>
          <table:table-cell table:style-name="ce13" office:value-type="float" office:value="803" calcext:value-type="float">
            <text:p>803</text:p>
          </table:table-cell>
          <table:table-cell table:style-name="ce13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3.3773061346933" calcext:value-type="float">
            <text:p><text:s/>13,38 </text:p>
          </table:table-cell>
          <table:table-cell office:value-type="float" office:value="44.7388745451874" calcext:value-type="float">
            <text:p><text:s/>44,74 </text:p>
          </table:table-cell>
          <table:table-cell office:value-type="float" office:value="178373" calcext:value-type="float">
            <text:p>178.373 </text:p>
          </table:table-cell>
          <table:table-cell table:style-name="ce12" office:value-type="float" office:value="1333400" calcext:value-type="float">
            <text:p>1.333.400,00</text:p>
          </table:table-cell>
          <table:table-cell table:style-name="ce12" office:value-type="float" office:value="398698.004394006" calcext:value-type="float">
            <text:p>398.69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734" calcext:value-type="float">
            <text:p>4.734</text:p>
          </table:table-cell>
          <table:table-cell table:style-name="ce13" office:value-type="float" office:value="16368" calcext:value-type="float">
            <text:p>16.368</text:p>
          </table:table-cell>
          <table:table-cell table:style-name="ce13" office:value-type="float" office:value="115000" calcext:value-type="float">
            <text:p>115.000</text:p>
          </table:table-cell>
          <table:table-cell table:style-name="ce13" office:value-type="float" office:value="36917" calcext:value-type="float">
            <text:p>36.917</text:p>
          </table:table-cell>
          <table:table-cell table:style-name="ce13" office:value-type="float" office:value="15522" calcext:value-type="float">
            <text:p>15.522</text:p>
          </table:table-cell>
          <table:table-cell table:style-name="ce13" office:value-type="float" office:value="849" calcext:value-type="float">
            <text:p>849</text:p>
          </table:table-cell>
          <table:table-cell table:style-name="ce13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4.93043941201745" calcext:value-type="float">
            <text:p><text:s/>4,93 </text:p>
          </table:table-cell>
          <table:table-cell office:value-type="float" office:value="19.370070664564" calcext:value-type="float">
            <text:p><text:s/>19,37 </text:p>
          </table:table-cell>
          <table:table-cell office:value-type="float" office:value="28802" calcext:value-type="float">
            <text:p>28.802 </text:p>
          </table:table-cell>
          <table:table-cell table:style-name="ce12" office:value-type="float" office:value="584167.000000001" calcext:value-type="float">
            <text:p>584.167,00</text:p>
          </table:table-cell>
          <table:table-cell table:style-name="ce12" office:value-type="float" office:value="148693.314024357" calcext:value-type="float">
            <text:p>148.693,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75" calcext:value-type="float">
            <text:p>1.675</text:p>
          </table:table-cell>
          <table:table-cell table:style-name="ce13" office:value-type="float" office:value="5401" calcext:value-type="float">
            <text:p>5.401</text:p>
          </table:table-cell>
          <table:table-cell table:style-name="ce13" office:value-type="float" office:value="14370" calcext:value-type="float">
            <text:p>14.370</text:p>
          </table:table-cell>
          <table:table-cell table:style-name="ce13" office:value-type="float" office:value="3569" calcext:value-type="float">
            <text:p>3.569</text:p>
          </table:table-cell>
          <table:table-cell table:style-name="ce13" office:value-type="float" office:value="3218" calcext:value-type="float">
            <text:p>3.218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59776138470153" calcext:value-type="float">
            <text:p><text:s/>5,60 </text:p>
          </table:table-cell>
          <table:table-cell office:value-type="float" office:value="21.8882810435767" calcext:value-type="float">
            <text:p><text:s/>21,89 </text:p>
          </table:table-cell>
          <table:table-cell office:value-type="float" office:value="41189" calcext:value-type="float">
            <text:p>41.189 </text:p>
          </table:table-cell>
          <table:table-cell table:style-name="ce12" office:value-type="float" office:value="735812" calcext:value-type="float">
            <text:p>735.812,00</text:p>
          </table:table-cell>
          <table:table-cell table:style-name="ce12" office:value-type="float" office:value="188178.322080195" calcext:value-type="float">
            <text:p>188.178,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61" calcext:value-type="float">
            <text:p>2.561</text:p>
          </table:table-cell>
          <table:table-cell table:style-name="ce13" office:value-type="float" office:value="8292" calcext:value-type="float">
            <text:p>8.292</text:p>
          </table:table-cell>
          <table:table-cell table:style-name="ce13" office:value-type="float" office:value="25301" calcext:value-type="float">
            <text:p>25.301</text:p>
          </table:table-cell>
          <table:table-cell table:style-name="ce13" office:value-type="float" office:value="5589" calcext:value-type="float">
            <text:p>5.589</text:p>
          </table:table-cell>
          <table:table-cell table:style-name="ce13" office:value-type="float" office:value="1750" calcext:value-type="float">
            <text:p>1.75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19.9138554042725" calcext:value-type="float">
            <text:p><text:s/>19,91 </text:p>
          </table:table-cell>
          <table:table-cell office:value-type="float" office:value="60.4368602573793" calcext:value-type="float">
            <text:p><text:s/>60,44 </text:p>
          </table:table-cell>
          <table:table-cell office:value-type="float" office:value="68888" calcext:value-type="float">
            <text:p>68.888 </text:p>
          </table:table-cell>
          <table:table-cell table:style-name="ce12" office:value-type="float" office:value="345930.000000001" calcext:value-type="float">
            <text:p>345.930,00</text:p>
          </table:table-cell>
          <table:table-cell table:style-name="ce12" office:value-type="float" office:value="113983.41956652" calcext:value-type="float">
            <text:p>113.983,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9" calcext:value-type="float">
            <text:p>429</text:p>
          </table:table-cell>
          <table:table-cell table:style-name="ce13" office:value-type="float" office:value="10616" calcext:value-type="float">
            <text:p>10.616</text:p>
          </table:table-cell>
          <table:table-cell table:style-name="ce13" office:value-type="float" office:value="63928" calcext:value-type="float">
            <text:p>63.928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4.49348905893409" calcext:value-type="float">
            <text:p><text:s/>4,49 </text:p>
          </table:table-cell>
          <table:table-cell office:value-type="float" office:value="16.8789026111115" calcext:value-type="float">
            <text:p><text:s/>16,88 </text:p>
          </table:table-cell>
          <table:table-cell office:value-type="float" office:value="16736" calcext:value-type="float">
            <text:p>16.736 </text:p>
          </table:table-cell>
          <table:table-cell table:style-name="ce12" office:value-type="float" office:value="372450" calcext:value-type="float">
            <text:p>372.450,00</text:p>
          </table:table-cell>
          <table:table-cell table:style-name="ce12" office:value-type="float" office:value="99153.3655095715" calcext:value-type="float">
            <text:p>99.153,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151" calcext:value-type="float">
            <text:p>3.151</text:p>
          </table:table-cell>
          <table:table-cell table:style-name="ce13" office:value-type="float" office:value="9043" calcext:value-type="float">
            <text:p>9.043</text:p>
          </table:table-cell>
          <table:table-cell table:style-name="ce13" office:value-type="float" office:value="3190" calcext:value-type="float">
            <text:p>3.190</text:p>
          </table:table-cell>
          <table:table-cell table:style-name="ce13" office:value-type="float" office:value="1344" calcext:value-type="float">
            <text:p>1.34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8.96594364845842" calcext:value-type="float">
            <text:p><text:s/>8,97 </text:p>
          </table:table-cell>
          <table:table-cell office:value-type="float" office:value="32.1259717944259" calcext:value-type="float">
            <text:p><text:s/>32,13 </text:p>
          </table:table-cell>
          <table:table-cell office:value-type="float" office:value="170824" calcext:value-type="float">
            <text:p>170.824 </text:p>
          </table:table-cell>
          <table:table-cell table:style-name="ce12" office:value-type="float" office:value="1905254" calcext:value-type="float">
            <text:p>1.905.254,00</text:p>
          </table:table-cell>
          <table:table-cell table:style-name="ce12" office:value-type="float" office:value="531731.774817904" calcext:value-type="float">
            <text:p>531.731,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76922" calcext:value-type="float">
            <text:p>176.922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7.96497621687945" calcext:value-type="float">
            <text:p><text:s/>7,96 </text:p>
          </table:table-cell>
          <table:table-cell office:value-type="float" office:value="29.239512823022" calcext:value-type="float">
            <text:p><text:s/>29,24 </text:p>
          </table:table-cell>
          <table:table-cell office:value-type="float" office:value="95815" calcext:value-type="float">
            <text:p>95.815 </text:p>
          </table:table-cell>
          <table:table-cell table:style-name="ce12" office:value-type="float" office:value="1202954" calcext:value-type="float">
            <text:p>1.202.954,00</text:p>
          </table:table-cell>
          <table:table-cell table:style-name="ce12" office:value-type="float" office:value="327690.138272616" calcext:value-type="float">
            <text:p>327.690,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73" calcext:value-type="float">
            <text:p>1.973</text:p>
          </table:table-cell>
          <table:table-cell table:style-name="ce13" office:value-type="float" office:value="7899" calcext:value-type="float">
            <text:p>7.899</text:p>
          </table:table-cell>
          <table:table-cell table:style-name="ce13" office:value-type="float" office:value="49586" calcext:value-type="float">
            <text:p>49.586</text:p>
          </table:table-cell>
          <table:table-cell table:style-name="ce13" office:value-type="float" office:value="21385" calcext:value-type="float">
            <text:p>21.385</text:p>
          </table:table-cell>
          <table:table-cell table:style-name="ce13" office:value-type="float" office:value="14820" calcext:value-type="float">
            <text:p>14.820</text:p>
          </table:table-cell>
          <table:table-cell table:style-name="ce13" office:value-type="float" office:value="1073" calcext:value-type="float">
            <text:p>1.073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7.5941757650438" calcext:value-type="float">
            <text:p><text:s/>17,59 </text:p>
          </table:table-cell>
          <table:table-cell office:value-type="float" office:value="59.098285533662" calcext:value-type="float">
            <text:p><text:s/>59,10 </text:p>
          </table:table-cell>
          <table:table-cell office:value-type="float" office:value="110515" calcext:value-type="float">
            <text:p>110.515 </text:p>
          </table:table-cell>
          <table:table-cell table:style-name="ce12" office:value-type="float" office:value="628133.999999999" calcext:value-type="float">
            <text:p>628.134,00</text:p>
          </table:table-cell>
          <table:table-cell table:style-name="ce12" office:value-type="float" office:value="187002.040756413" calcext:value-type="float">
            <text:p>187.002,0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16" calcext:value-type="float">
            <text:p>1.916</text:p>
          </table:table-cell>
          <table:table-cell table:style-name="ce13" office:value-type="float" office:value="1691" calcext:value-type="float">
            <text:p>1.691</text:p>
          </table:table-cell>
          <table:table-cell table:style-name="ce13" office:value-type="float" office:value="88854" calcext:value-type="float">
            <text:p>88.854</text:p>
          </table:table-cell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10241" calcext:value-type="float">
            <text:p>10.241</text:p>
          </table:table-cell>
          <table:table-cell table:style-name="ce13" office:value-type="float" office:value="1285" calcext:value-type="float">
            <text:p>1.285</text:p>
          </table:table-cell>
          <table:table-cell table:style-name="ce13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4.2242913561553" calcext:value-type="float">
            <text:p><text:s/>14,22 </text:p>
          </table:table-cell>
          <table:table-cell office:value-type="float" office:value="46.2401130781274" calcext:value-type="float">
            <text:p><text:s/>46,24 </text:p>
          </table:table-cell>
          <table:table-cell office:value-type="float" office:value="100704" calcext:value-type="float">
            <text:p>100.704 </text:p>
          </table:table-cell>
          <table:table-cell table:style-name="ce12" office:value-type="float" office:value="707972.000000001" calcext:value-type="float">
            <text:p>707.972,00</text:p>
          </table:table-cell>
          <table:table-cell table:style-name="ce12" office:value-type="float" office:value="217784.934543413" calcext:value-type="float">
            <text:p>217.784,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89" calcext:value-type="float">
            <text:p>1.189</text:p>
          </table:table-cell>
          <table:table-cell table:style-name="ce13" office:value-type="float" office:value="6107" calcext:value-type="float">
            <text:p>6.107</text:p>
          </table:table-cell>
          <table:table-cell table:style-name="ce13" office:value-type="float" office:value="92158" calcext:value-type="float">
            <text:p>92.158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4877" calcext:value-type="float">
            <text:p>4.877</text:p>
          </table:table-cell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7.77081242802712" calcext:value-type="float">
            <text:p><text:s/>7,77 </text:p>
          </table:table-cell>
          <table:table-cell office:value-type="float" office:value="32.081726025082" calcext:value-type="float">
            <text:p><text:s/>32,08 </text:p>
          </table:table-cell>
          <table:table-cell office:value-type="float" office:value="104932" calcext:value-type="float">
            <text:p>104.932 </text:p>
          </table:table-cell>
          <table:table-cell table:style-name="ce12" office:value-type="float" office:value="1350335" calcext:value-type="float">
            <text:p>1.350.335,00</text:p>
          </table:table-cell>
          <table:table-cell table:style-name="ce12" office:value-type="float" office:value="327077.165106274" calcext:value-type="float">
            <text:p>327.077,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60" calcext:value-type="float">
            <text:p>2.160</text:p>
          </table:table-cell>
          <table:table-cell table:style-name="ce13" office:value-type="float" office:value="10123" calcext:value-type="float">
            <text:p>10.123</text:p>
          </table:table-cell>
          <table:table-cell table:style-name="ce13" office:value-type="float" office:value="70875" calcext:value-type="float">
            <text:p>70.875</text:p>
          </table:table-cell>
          <table:table-cell table:style-name="ce13" office:value-type="float" office:value="18759" calcext:value-type="float">
            <text:p>18.759</text:p>
          </table:table-cell>
          <table:table-cell table:style-name="ce13" office:value-type="float" office:value="7129" calcext:value-type="float">
            <text:p>7.129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6.96499758294645" calcext:value-type="float">
            <text:p><text:s/>6,96 </text:p>
          </table:table-cell>
          <table:table-cell office:value-type="float" office:value="27.3407815140911" calcext:value-type="float">
            <text:p><text:s/>27,34 </text:p>
          </table:table-cell>
          <table:table-cell office:value-type="float" office:value="52013" calcext:value-type="float">
            <text:p>52.013 </text:p>
          </table:table-cell>
          <table:table-cell table:style-name="ce12" office:value-type="float" office:value="746777" calcext:value-type="float">
            <text:p>746.777,00</text:p>
          </table:table-cell>
          <table:table-cell table:style-name="ce12" office:value-type="float" office:value="190239.624178969" calcext:value-type="float">
            <text:p>190.239,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57589" calcext:value-type="float">
            <text:p>57.58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.74873045396768" calcext:value-type="float">
            <text:p><text:s/>2,75 </text:p>
          </table:table-cell>
          <table:table-cell office:value-type="float" office:value="9.60373385160232" calcext:value-type="float">
            <text:p><text:s/>9,60 </text:p>
          </table:table-cell>
          <table:table-cell office:value-type="float" office:value="13256" calcext:value-type="float">
            <text:p>13.256 </text:p>
          </table:table-cell>
          <table:table-cell table:style-name="ce12" office:value-type="float" office:value="482259" calcext:value-type="float">
            <text:p>482.259,00</text:p>
          </table:table-cell>
          <table:table-cell table:style-name="ce12" office:value-type="float" office:value="138029.647685294" calcext:value-type="float">
            <text:p>138.029,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931" calcext:value-type="float">
            <text:p>13.93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7.95535776752335" calcext:value-type="float">
            <text:p><text:s/>7,96 </text:p>
          </table:table-cell>
          <table:table-cell office:value-type="float" office:value="26.7289117253198" calcext:value-type="float">
            <text:p><text:s/>26,73 </text:p>
          </table:table-cell>
          <table:table-cell office:value-type="float" office:value="26153" calcext:value-type="float">
            <text:p>26.153 </text:p>
          </table:table-cell>
          <table:table-cell table:style-name="ce12" office:value-type="float" office:value="328747" calcext:value-type="float">
            <text:p>328.747,00</text:p>
          </table:table-cell>
          <table:table-cell table:style-name="ce12" office:value-type="float" office:value="97845.3603676866" calcext:value-type="float">
            <text:p>97.845,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1995" calcext:value-type="float">
            <text:p>31.995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6.48911930902" calcext:value-type="float">
            <text:p><text:s/>16,49 </text:p>
          </table:table-cell>
          <table:table-cell office:value-type="float" office:value="52.4364772593711" calcext:value-type="float">
            <text:p><text:s/>52,44 </text:p>
          </table:table-cell>
          <table:table-cell office:value-type="float" office:value="564474" calcext:value-type="float">
            <text:p>564.474 </text:p>
          </table:table-cell>
          <table:table-cell table:style-name="ce12" office:value-type="float" office:value="3423312.00000001" calcext:value-type="float">
            <text:p>3.423.312,00</text:p>
          </table:table-cell>
          <table:table-cell table:style-name="ce12" office:value-type="float" office:value="1076491.07930705" calcext:value-type="float">
            <text:p>1.076.491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486" calcext:value-type="float">
            <text:p>9.486</text:p>
          </table:table-cell>
          <table:table-cell table:style-name="ce13" office:value-type="float" office:value="67325" calcext:value-type="float">
            <text:p>67.325</text:p>
          </table:table-cell>
          <table:table-cell table:style-name="ce13" office:value-type="float" office:value="374960" calcext:value-type="float">
            <text:p>374.960</text:p>
          </table:table-cell>
          <table:table-cell table:style-name="ce13" office:value-type="float" office:value="68505" calcext:value-type="float">
            <text:p>68.505</text:p>
          </table:table-cell>
          <table:table-cell table:style-name="ce13" office:value-type="float" office:value="60469" calcext:value-type="float">
            <text:p>60.469</text:p>
          </table:table-cell>
          <table:table-cell table:style-name="ce13" office:value-type="float" office:value="6509" calcext:value-type="float">
            <text:p>6.509</text:p>
          </table:table-cell>
          <table:table-cell table:style-name="ce13" office:value-type="float" office:value="1277" calcext:value-type="float">
            <text:p>1.277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3.94345309540957" calcext:value-type="float">
            <text:p><text:s/>3,94 </text:p>
          </table:table-cell>
          <table:table-cell office:value-type="float" office:value="15.8889250473061" calcext:value-type="float">
            <text:p><text:s/>15,89 </text:p>
          </table:table-cell>
          <table:table-cell office:value-type="float" office:value="36961" calcext:value-type="float">
            <text:p>36.961 </text:p>
          </table:table-cell>
          <table:table-cell table:style-name="ce12" office:value-type="float" office:value="937274.999999999" calcext:value-type="float">
            <text:p>937.275,00</text:p>
          </table:table-cell>
          <table:table-cell table:style-name="ce12" office:value-type="float" office:value="232621.148944664" calcext:value-type="float">
            <text:p>232.621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4" calcext:value-type="float">
            <text:p>704</text:p>
          </table:table-cell>
          <table:table-cell table:style-name="ce13" office:value-type="float" office:value="6705" calcext:value-type="float">
            <text:p>6.705</text:p>
          </table:table-cell>
          <table:table-cell table:style-name="ce13" office:value-type="float" office:value="22208" calcext:value-type="float">
            <text:p>22.208</text:p>
          </table:table-cell>
          <table:table-cell table:style-name="ce13" office:value-type="float" office:value="5943" calcext:value-type="float">
            <text:p>5.943</text:p>
          </table:table-cell>
          <table:table-cell table:style-name="ce13" office:value-type="float" office:value="2108" calcext:value-type="float">
            <text:p>2.10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20.0813268442623" calcext:value-type="float">
            <text:p><text:s/>20,08 </text:p>
          </table:table-cell>
          <table:table-cell office:value-type="float" office:value="67.7182428825529" calcext:value-type="float">
            <text:p><text:s/>67,72 </text:p>
          </table:table-cell>
          <table:table-cell office:value-type="float" office:value="31359" calcext:value-type="float">
            <text:p>31.359 </text:p>
          </table:table-cell>
          <table:table-cell table:style-name="ce12" office:value-type="float" office:value="156160" calcext:value-type="float">
            <text:p>156.160,00</text:p>
          </table:table-cell>
          <table:table-cell table:style-name="ce12" office:value-type="float" office:value="46308.0532883694" calcext:value-type="float">
            <text:p>46.308,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38773" calcext:value-type="float">
            <text:p>38.77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<text:s/>2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22451233434258" calcext:value-type="float">
            <text:p><text:s/>9,22 </text:p>
          </table:table-cell>
          <table:table-cell office:value-type="float" office:value="37.2356828933842" calcext:value-type="float">
            <text:p><text:s/>37,24 </text:p>
          </table:table-cell>
          <table:table-cell office:value-type="float" office:value="148677" calcext:value-type="float">
            <text:p>148.677 </text:p>
          </table:table-cell>
          <table:table-cell table:style-name="ce12" office:value-type="float" office:value="1611760" calcext:value-type="float">
            <text:p>1.611.760,00</text:p>
          </table:table-cell>
          <table:table-cell table:style-name="ce12" office:value-type="float" office:value="399286.352356427" calcext:value-type="float">
            <text:p>399.286,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8515" calcext:value-type="float">
            <text:p>18.515</text:p>
          </table:table-cell>
          <table:table-cell table:style-name="ce13" office:value-type="float" office:value="83945" calcext:value-type="float">
            <text:p>83.945</text:p>
          </table:table-cell>
          <table:table-cell table:style-name="ce13" office:value-type="float" office:value="33891" calcext:value-type="float">
            <text:p>33.891</text:p>
          </table:table-cell>
          <table:table-cell table:style-name="ce13" office:value-type="float" office:value="11310" calcext:value-type="float">
            <text:p>11.310</text:p>
          </table:table-cell>
          <table:table-cell table:style-name="ce13" office:value-type="float" office:value="1032" calcext:value-type="float">
            <text:p>1.03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Buenos Aires" calcext:value-type="string">
            <text:p><text:s/>Buenos Aires </text:p>
          </table:table-cell>
          <table:table-cell office:value-type="float" office:value="17.5350792164395" calcext:value-type="float">
            <text:p><text:s/>17,54 </text:p>
          </table:table-cell>
          <table:table-cell office:value-type="float" office:value="57.3359078225411" calcext:value-type="float">
            <text:p><text:s/>57,34 </text:p>
          </table:table-cell>
          <table:table-cell office:value-type="float" office:value="2942515" calcext:value-type="float">
            <text:p>2.942.515 </text:p>
          </table:table-cell>
          <table:table-cell table:style-name="ce12" office:value-type="float" office:value="16780734" calcext:value-type="float">
            <text:p>16.780.734,00</text:p>
          </table:table-cell>
          <table:table-cell table:style-name="ce12" office:value-type="float" office:value="5132063.15509524" calcext:value-type="float">
            <text:p>5.132.063,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350.92" calcext:value-type="float">
            <text:p>7.351</text:p>
          </table:table-cell>
          <table:table-cell table:style-name="ce13" office:value-type="float" office:value="97879.92" calcext:value-type="float">
            <text:p>97.880</text:p>
          </table:table-cell>
          <table:table-cell table:style-name="ce13" office:value-type="float" office:value="2214759.68" calcext:value-type="float">
            <text:p>2.214.760</text:p>
          </table:table-cell>
          <table:table-cell table:style-name="ce13" office:value-type="float" office:value="289929.08" calcext:value-type="float">
            <text:p>289.929</text:p>
          </table:table-cell>
          <table:table-cell table:style-name="ce13" office:value-type="float" office:value="247372.32" calcext:value-type="float">
            <text:p>247.372</text:p>
          </table:table-cell>
          <table:table-cell table:style-name="ce13" office:value-type="float" office:value="8315" calcext:value-type="float">
            <text:p>8.315</text:p>
          </table:table-cell>
          <table:table-cell table:style-name="ce13" office:value-type="float" office:value="9528.88" calcext:value-type="float">
            <text:p>9.529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apital Federal" calcext:value-type="string">
            <text:p><text:s/>Capital Federal </text:p>
          </table:table-cell>
          <table:table-cell office:value-type="float" office:value="43.7577841271835" calcext:value-type="float">
            <text:p><text:s/>43,76 </text:p>
          </table:table-cell>
          <table:table-cell office:value-type="float" office:value="115.160058888848" calcext:value-type="float">
            <text:p><text:s/>115,16 </text:p>
          </table:table-cell>
          <table:table-cell office:value-type="float" office:value="1337896" calcext:value-type="float">
            <text:p>1.337.896 </text:p>
          </table:table-cell>
          <table:table-cell table:style-name="ce12" office:value-type="float" office:value="3057504" calcext:value-type="float">
            <text:p>3.057.504,00</text:p>
          </table:table-cell>
          <table:table-cell table:style-name="ce12" office:value-type="float" office:value="1161770.85433009" calcext:value-type="float">
            <text:p>1.161.770,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10.08" calcext:value-type="float">
            <text:p>2.310</text:p>
          </table:table-cell>
          <table:table-cell table:style-name="ce13" office:value-type="float" office:value="43686.08" calcext:value-type="float">
            <text:p>43.686</text:p>
          </table:table-cell>
          <table:table-cell table:style-name="ce13" office:value-type="float" office:value="869048.32" calcext:value-type="float">
            <text:p>869.048</text:p>
          </table:table-cell>
          <table:table-cell table:style-name="ce13" office:value-type="float" office:value="178664.92" calcext:value-type="float">
            <text:p>178.665</text:p>
          </table:table-cell>
          <table:table-cell table:style-name="ce13" office:value-type="float" office:value="192643.68" calcext:value-type="float">
            <text:p>192.644</text:p>
          </table:table-cell>
          <table:table-cell table:style-name="ce13" office:value-type="float" office:value="6577" calcext:value-type="float">
            <text:p>6.577</text:p>
          </table:table-cell>
          <table:table-cell table:style-name="ce13" office:value-type="float" office:value="10838.12" calcext:value-type="float">
            <text:p>10.838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atamarca" calcext:value-type="string">
            <text:p><text:s/>Catamarca </text:p>
          </table:table-cell>
          <table:table-cell office:value-type="float" office:value="6.60687952691047" calcext:value-type="float">
            <text:p><text:s/>6,61 </text:p>
          </table:table-cell>
          <table:table-cell office:value-type="float" office:value="25.9102179811905" calcext:value-type="float">
            <text:p><text:s/>25,91 </text:p>
          </table:table-cell>
          <table:table-cell office:value-type="float" office:value="26389" calcext:value-type="float">
            <text:p>26.389 </text:p>
          </table:table-cell>
          <table:table-cell table:style-name="ce12" office:value-type="float" office:value="399417" calcext:value-type="float">
            <text:p>399.417,00</text:p>
          </table:table-cell>
          <table:table-cell table:style-name="ce12" office:value-type="float" office:value="101847.850215529" calcext:value-type="float">
            <text:p>101.847,8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6102" calcext:value-type="float">
            <text:p>6.102</text:p>
          </table:table-cell>
          <table:table-cell table:style-name="ce13" office:value-type="float" office:value="14653" calcext:value-type="float">
            <text:p>14.653</text:p>
          </table:table-cell>
          <table:table-cell table:style-name="ce13" office:value-type="float" office:value="4241" calcext:value-type="float">
            <text:p>4.241</text:p>
          </table:table-cell>
          <table:table-cell table:style-name="ce13" office:value-type="float" office:value="1334" calcext:value-type="float">
            <text:p>1.33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haco" calcext:value-type="string">
            <text:p><text:s/>Chaco </text:p>
          </table:table-cell>
          <table:table-cell office:value-type="float" office:value="7.52473407557994" calcext:value-type="float">
            <text:p><text:s/>7,52 </text:p>
          </table:table-cell>
          <table:table-cell office:value-type="float" office:value="28.0751464477524" calcext:value-type="float">
            <text:p><text:s/>28,08 </text:p>
          </table:table-cell>
          <table:table-cell office:value-type="float" office:value="86651" calcext:value-type="float">
            <text:p>86.651 </text:p>
          </table:table-cell>
          <table:table-cell table:style-name="ce12" office:value-type="float" office:value="1151549" calcext:value-type="float">
            <text:p>1.151.549,00</text:p>
          </table:table-cell>
          <table:table-cell table:style-name="ce12" office:value-type="float" office:value="308639.529846289" calcext:value-type="float">
            <text:p>308.639,5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8755" calcext:value-type="float">
            <text:p>8.755</text:p>
          </table:table-cell>
          <table:table-cell table:style-name="ce13" office:value-type="float" office:value="46304" calcext:value-type="float">
            <text:p>46.304</text:p>
          </table:table-cell>
          <table:table-cell table:style-name="ce13" office:value-type="float" office:value="19388" calcext:value-type="float">
            <text:p>19.388</text:p>
          </table:table-cell>
          <table:table-cell table:style-name="ce13" office:value-type="float" office:value="10587" calcext:value-type="float">
            <text:p>10.587</text:p>
          </table:table-cell>
          <table:table-cell table:style-name="ce13" office:value-type="float" office:value="1238" calcext:value-type="float">
            <text:p>1.238</text:p>
          </table:table-cell>
          <table:table-cell table:style-name="ce13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hubut" calcext:value-type="string">
            <text:p><text:s/>Chubut </text:p>
          </table:table-cell>
          <table:table-cell office:value-type="float" office:value="11.1159314993789" calcext:value-type="float">
            <text:p><text:s/>11,12 </text:p>
          </table:table-cell>
          <table:table-cell office:value-type="float" office:value="36.0927055378499" calcext:value-type="float">
            <text:p><text:s/>36,09 </text:p>
          </table:table-cell>
          <table:table-cell office:value-type="float" office:value="63800" calcext:value-type="float">
            <text:p>63.800 </text:p>
          </table:table-cell>
          <table:table-cell table:style-name="ce12" office:value-type="float" office:value="573950.999999998" calcext:value-type="float">
            <text:p>573.951,00</text:p>
          </table:table-cell>
          <table:table-cell table:style-name="ce12" office:value-type="float" office:value="176767.019953918" calcext:value-type="float">
            <text:p>176.767,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5095" calcext:value-type="float">
            <text:p>5.095</text:p>
          </table:table-cell>
          <table:table-cell table:style-name="ce13" office:value-type="float" office:value="72396" calcext:value-type="float">
            <text:p>72.396</text:p>
          </table:table-cell>
          <table:table-cell table:style-name="ce13" office:value-type="float" office:value="1066" calcext:value-type="float">
            <text:p>1.06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órdoba" calcext:value-type="string">
            <text:p><text:s/>Córdoba </text:p>
          </table:table-cell>
          <table:table-cell office:value-type="float" office:value="16.9726662396085" calcext:value-type="float">
            <text:p><text:s/>16,97 </text:p>
          </table:table-cell>
          <table:table-cell office:value-type="float" office:value="55.2830927837402" calcext:value-type="float">
            <text:p><text:s/>55,28 </text:p>
          </table:table-cell>
          <table:table-cell office:value-type="float" office:value="609926" calcext:value-type="float">
            <text:p>609.926 </text:p>
          </table:table-cell>
          <table:table-cell table:style-name="ce12" office:value-type="float" office:value="3593578.00000001" calcext:value-type="float">
            <text:p>3.593.578,00</text:p>
          </table:table-cell>
          <table:table-cell table:style-name="ce12" office:value-type="float" office:value="1103277.6374975" calcext:value-type="float">
            <text:p>1.103.277,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59484" calcext:value-type="float">
            <text:p>59.484</text:p>
          </table:table-cell>
          <table:table-cell table:style-name="ce13" office:value-type="float" office:value="414452" calcext:value-type="float">
            <text:p>414.452</text:p>
          </table:table-cell>
          <table:table-cell table:style-name="ce13" office:value-type="float" office:value="65763" calcext:value-type="float">
            <text:p>65.763</text:p>
          </table:table-cell>
          <table:table-cell table:style-name="ce13" office:value-type="float" office:value="66455" calcext:value-type="float">
            <text:p>66.455</text:p>
          </table:table-cell>
          <table:table-cell table:style-name="ce13" office:value-type="float" office:value="4143" calcext:value-type="float">
            <text:p>4.143</text:p>
          </table:table-cell>
          <table:table-cell table:style-name="ce13" office:value-type="float" office:value="1039" calcext:value-type="float">
            <text:p>1.039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Corrientes" calcext:value-type="string">
            <text:p><text:s/>Corrientes </text:p>
          </table:table-cell>
          <table:table-cell office:value-type="float" office:value="7.94060144931573" calcext:value-type="float">
            <text:p><text:s/>7,94 </text:p>
          </table:table-cell>
          <table:table-cell office:value-type="float" office:value="30.0807850041331" calcext:value-type="float">
            <text:p><text:s/>30,08 </text:p>
          </table:table-cell>
          <table:table-cell office:value-type="float" office:value="85536" calcext:value-type="float">
            <text:p>85.536 </text:p>
          </table:table-cell>
          <table:table-cell table:style-name="ce12" office:value-type="float" office:value="1077198" calcext:value-type="float">
            <text:p>1.077.198,00</text:p>
          </table:table-cell>
          <table:table-cell table:style-name="ce12" office:value-type="float" office:value="284354.281273735" calcext:value-type="float">
            <text:p>284.354,2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0690" calcext:value-type="float">
            <text:p>10.690</text:p>
          </table:table-cell>
          <table:table-cell table:style-name="ce13" office:value-type="float" office:value="47833" calcext:value-type="float">
            <text:p>47.833</text:p>
          </table:table-cell>
          <table:table-cell table:style-name="ce13" office:value-type="float" office:value="18375" calcext:value-type="float">
            <text:p>18.375</text:p>
          </table:table-cell>
          <table:table-cell table:style-name="ce13" office:value-type="float" office:value="7911" calcext:value-type="float">
            <text:p>7.911</text:p>
          </table:table-cell>
          <table:table-cell table:style-name="ce13" office:value-type="float" office:value="526" calcext:value-type="float">
            <text:p>526</text:p>
          </table:table-cell>
          <table:table-cell table:style-name="ce13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Entre Ríos" calcext:value-type="string">
            <text:p><text:s/>Entre Ríos </text:p>
          </table:table-cell>
          <table:table-cell office:value-type="float" office:value="13.1425400956748" calcext:value-type="float">
            <text:p><text:s/>13,14 </text:p>
          </table:table-cell>
          <table:table-cell office:value-type="float" office:value="43.8459681446623" calcext:value-type="float">
            <text:p><text:s/>43,85 </text:p>
          </table:table-cell>
          <table:table-cell office:value-type="float" office:value="174813" calcext:value-type="float">
            <text:p>174.813 </text:p>
          </table:table-cell>
          <table:table-cell table:style-name="ce12" office:value-type="float" office:value="1330131" calcext:value-type="float">
            <text:p>1.330.131,00</text:p>
          </table:table-cell>
          <table:table-cell table:style-name="ce12" office:value-type="float" office:value="398698.004394006" calcext:value-type="float">
            <text:p>398.698,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64" calcext:value-type="float">
            <text:p>2.864</text:p>
          </table:table-cell>
          <table:table-cell table:style-name="ce13" office:value-type="float" office:value="17749" calcext:value-type="float">
            <text:p>17.749</text:p>
          </table:table-cell>
          <table:table-cell table:style-name="ce13" office:value-type="float" office:value="104137" calcext:value-type="float">
            <text:p>104.137</text:p>
          </table:table-cell>
          <table:table-cell table:style-name="ce13" office:value-type="float" office:value="35104" calcext:value-type="float">
            <text:p>35.104</text:p>
          </table:table-cell>
          <table:table-cell table:style-name="ce13" office:value-type="float" office:value="14057" calcext:value-type="float">
            <text:p>14.057</text:p>
          </table:table-cell>
          <table:table-cell table:style-name="ce13" office:value-type="float" office:value="457" calcext:value-type="float">
            <text:p>457</text:p>
          </table:table-cell>
          <table:table-cell table:style-name="ce13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Formosa" calcext:value-type="string">
            <text:p><text:s/>Formosa </text:p>
          </table:table-cell>
          <table:table-cell office:value-type="float" office:value="4.85805369012364" calcext:value-type="float">
            <text:p><text:s/>4,86 </text:p>
          </table:table-cell>
          <table:table-cell office:value-type="float" office:value="19.0418783694349" calcext:value-type="float">
            <text:p><text:s/>19,04 </text:p>
          </table:table-cell>
          <table:table-cell office:value-type="float" office:value="28314" calcext:value-type="float">
            <text:p>28.314 </text:p>
          </table:table-cell>
          <table:table-cell table:style-name="ce12" office:value-type="float" office:value="582826" calcext:value-type="float">
            <text:p>582.826,00</text:p>
          </table:table-cell>
          <table:table-cell table:style-name="ce12" office:value-type="float" office:value="148693.314024357" calcext:value-type="float">
            <text:p>148.693,3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38" calcext:value-type="float">
            <text:p>1.738</text:p>
          </table:table-cell>
          <table:table-cell table:style-name="ce13" office:value-type="float" office:value="5731" calcext:value-type="float">
            <text:p>5.731</text:p>
          </table:table-cell>
          <table:table-cell table:style-name="ce13" office:value-type="float" office:value="14163" calcext:value-type="float">
            <text:p>14.163</text:p>
          </table:table-cell>
          <table:table-cell table:style-name="ce13" office:value-type="float" office:value="3229" calcext:value-type="float">
            <text:p>3.229</text:p>
          </table:table-cell>
          <table:table-cell table:style-name="ce13" office:value-type="float" office:value="2906" calcext:value-type="float">
            <text:p>2.906</text:p>
          </table:table-cell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Jujuy" calcext:value-type="string">
            <text:p><text:s/>Jujuy </text:p>
          </table:table-cell>
          <table:table-cell office:value-type="float" office:value="5.49180026198814" calcext:value-type="float">
            <text:p><text:s/>5,49 </text:p>
          </table:table-cell>
          <table:table-cell office:value-type="float" office:value="21.410011288564" calcext:value-type="float">
            <text:p><text:s/>21,41 </text:p>
          </table:table-cell>
          <table:table-cell office:value-type="float" office:value="40289" calcext:value-type="float">
            <text:p>40.289 </text:p>
          </table:table-cell>
          <table:table-cell table:style-name="ce12" office:value-type="float" office:value="733621" calcext:value-type="float">
            <text:p>733.621,00</text:p>
          </table:table-cell>
          <table:table-cell table:style-name="ce12" office:value-type="float" office:value="188178.322080195" calcext:value-type="float">
            <text:p>188.178,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43" calcext:value-type="float">
            <text:p>2.543</text:p>
          </table:table-cell>
          <table:table-cell table:style-name="ce13" office:value-type="float" office:value="8558" calcext:value-type="float">
            <text:p>8.558</text:p>
          </table:table-cell>
          <table:table-cell table:style-name="ce13" office:value-type="float" office:value="22383" calcext:value-type="float">
            <text:p>22.383</text:p>
          </table:table-cell>
          <table:table-cell table:style-name="ce13" office:value-type="float" office:value="5188" calcext:value-type="float">
            <text:p>5.188</text:p>
          </table:table-cell>
          <table:table-cell table:style-name="ce13" office:value-type="float" office:value="1623" calcext:value-type="float">
            <text:p>1.62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La Pampa" calcext:value-type="string">
            <text:p><text:s/>La Pampa </text:p>
          </table:table-cell>
          <table:table-cell office:value-type="float" office:value="19.1017714242668" calcext:value-type="float">
            <text:p><text:s/>19,10 </text:p>
          </table:table-cell>
          <table:table-cell office:value-type="float" office:value="57.8408686550453" calcext:value-type="float">
            <text:p><text:s/>57,84 </text:p>
          </table:table-cell>
          <table:table-cell office:value-type="float" office:value="65929" calcext:value-type="float">
            <text:p>65.929 </text:p>
          </table:table-cell>
          <table:table-cell table:style-name="ce12" office:value-type="float" office:value="345146.000000001" calcext:value-type="float">
            <text:p>345.146,00</text:p>
          </table:table-cell>
          <table:table-cell table:style-name="ce12" office:value-type="float" office:value="113983.41956652" calcext:value-type="float">
            <text:p>113.983,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6" calcext:value-type="float">
            <text:p>426</text:p>
          </table:table-cell>
          <table:table-cell table:style-name="ce13" office:value-type="float" office:value="11065" calcext:value-type="float">
            <text:p>11.065</text:p>
          </table:table-cell>
          <table:table-cell table:style-name="ce13" office:value-type="float" office:value="52117" calcext:value-type="float">
            <text:p>52.11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La Rioja" calcext:value-type="string">
            <text:p><text:s/>La Rioja </text:p>
          </table:table-cell>
          <table:table-cell office:value-type="float" office:value="4.49695820154003" calcext:value-type="float">
            <text:p><text:s/>4,50 </text:p>
          </table:table-cell>
          <table:table-cell office:value-type="float" office:value="16.8335183724942" calcext:value-type="float">
            <text:p><text:s/>16,83 </text:p>
          </table:table-cell>
          <table:table-cell office:value-type="float" office:value="16691" calcext:value-type="float">
            <text:p>16.691 </text:p>
          </table:table-cell>
          <table:table-cell table:style-name="ce12" office:value-type="float" office:value="371162" calcext:value-type="float">
            <text:p>371.162,00</text:p>
          </table:table-cell>
          <table:table-cell table:style-name="ce12" office:value-type="float" office:value="99153.3655095712" calcext:value-type="float">
            <text:p>99.153,3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382" calcext:value-type="float">
            <text:p>3.382</text:p>
          </table:table-cell>
          <table:table-cell table:style-name="ce13" office:value-type="float" office:value="9060" calcext:value-type="float">
            <text:p>9.060</text:p>
          </table:table-cell>
          <table:table-cell table:style-name="ce13" office:value-type="float" office:value="2980" calcext:value-type="float">
            <text:p>2.980</text:p>
          </table:table-cell>
          <table:table-cell table:style-name="ce13" office:value-type="float" office:value="1254" calcext:value-type="float">
            <text:p>1.25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Mendoza" calcext:value-type="string">
            <text:p><text:s/>Mendoza </text:p>
          </table:table-cell>
          <table:table-cell office:value-type="float" office:value="8.99056782533634" calcext:value-type="float">
            <text:p><text:s/>8,99 </text:p>
          </table:table-cell>
          <table:table-cell office:value-type="float" office:value="32.1233388880128" calcext:value-type="float">
            <text:p><text:s/>32,12 </text:p>
          </table:table-cell>
          <table:table-cell office:value-type="float" office:value="170810" calcext:value-type="float">
            <text:p>170.810 </text:p>
          </table:table-cell>
          <table:table-cell table:style-name="ce12" office:value-type="float" office:value="1899880" calcext:value-type="float">
            <text:p>1.899.880,00</text:p>
          </table:table-cell>
          <table:table-cell table:style-name="ce12" office:value-type="float" office:value="531731.774817903" calcext:value-type="float">
            <text:p>531.731,7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75376" calcext:value-type="float">
            <text:p>175.37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Misiones" calcext:value-type="string">
            <text:p><text:s/>Misiones </text:p>
          </table:table-cell>
          <table:table-cell office:value-type="float" office:value="7.75121532265461" calcext:value-type="float">
            <text:p><text:s/>7,75 </text:p>
          </table:table-cell>
          <table:table-cell office:value-type="float" office:value="28.3676525909563" calcext:value-type="float">
            <text:p><text:s/>28,37 </text:p>
          </table:table-cell>
          <table:table-cell office:value-type="float" office:value="92958" calcext:value-type="float">
            <text:p>92.958 </text:p>
          </table:table-cell>
          <table:table-cell table:style-name="ce12" office:value-type="float" office:value="1199270" calcext:value-type="float">
            <text:p>1.199.270,00</text:p>
          </table:table-cell>
          <table:table-cell table:style-name="ce12" office:value-type="float" office:value="327690.138272616" calcext:value-type="float">
            <text:p>327.690,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59" calcext:value-type="float">
            <text:p>959</text:p>
          </table:table-cell>
          <table:table-cell table:style-name="ce13" office:value-type="float" office:value="8502" calcext:value-type="float">
            <text:p>8.502</text:p>
          </table:table-cell>
          <table:table-cell table:style-name="ce13" office:value-type="float" office:value="50061" calcext:value-type="float">
            <text:p>50.061</text:p>
          </table:table-cell>
          <table:table-cell table:style-name="ce13" office:value-type="float" office:value="19195" calcext:value-type="float">
            <text:p>19.195</text:p>
          </table:table-cell>
          <table:table-cell table:style-name="ce13" office:value-type="float" office:value="13363" calcext:value-type="float">
            <text:p>13.363</text:p>
          </table:table-cell>
          <table:table-cell table:style-name="ce13" office:value-type="float" office:value="779" calcext:value-type="float">
            <text:p>779</text:p>
          </table:table-cell>
          <table:table-cell table:style-name="ce13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Neuquén" calcext:value-type="string">
            <text:p><text:s/>Neuquén </text:p>
          </table:table-cell>
          <table:table-cell office:value-type="float" office:value="16.6592100932178" calcext:value-type="float">
            <text:p><text:s/>16,66 </text:p>
          </table:table-cell>
          <table:table-cell office:value-type="float" office:value="55.7539370042541" calcext:value-type="float">
            <text:p><text:s/>55,75 </text:p>
          </table:table-cell>
          <table:table-cell office:value-type="float" office:value="104261" calcext:value-type="float">
            <text:p>104.261 </text:p>
          </table:table-cell>
          <table:table-cell table:style-name="ce12" office:value-type="float" office:value="625846.000000001" calcext:value-type="float">
            <text:p>625.846,00</text:p>
          </table:table-cell>
          <table:table-cell table:style-name="ce12" office:value-type="float" office:value="187002.040756413" calcext:value-type="float">
            <text:p>187.002,0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20" calcext:value-type="float">
            <text:p>1.720</text:p>
          </table:table-cell>
          <table:table-cell table:style-name="ce13" office:value-type="float" office:value="1737" calcext:value-type="float">
            <text:p>1.737</text:p>
          </table:table-cell>
          <table:table-cell table:style-name="ce13" office:value-type="float" office:value="86310" calcext:value-type="float">
            <text:p>86.310</text:p>
          </table:table-cell>
          <table:table-cell table:style-name="ce13" office:value-type="float" office:value="479" calcext:value-type="float">
            <text:p>479</text:p>
          </table:table-cell>
          <table:table-cell table:style-name="ce13" office:value-type="float" office:value="7893" calcext:value-type="float">
            <text:p>7.893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Río Negro" calcext:value-type="string">
            <text:p><text:s/>Río Negro </text:p>
          </table:table-cell>
          <table:table-cell office:value-type="float" office:value="14.1492946047505" calcext:value-type="float">
            <text:p><text:s/>14,15 </text:p>
          </table:table-cell>
          <table:table-cell office:value-type="float" office:value="45.8351263870833" calcext:value-type="float">
            <text:p><text:s/>45,84 </text:p>
          </table:table-cell>
          <table:table-cell office:value-type="float" office:value="99822" calcext:value-type="float">
            <text:p>99.822 </text:p>
          </table:table-cell>
          <table:table-cell table:style-name="ce12" office:value-type="float" office:value="705490.999999998" calcext:value-type="float">
            <text:p>705.491,00</text:p>
          </table:table-cell>
          <table:table-cell table:style-name="ce12" office:value-type="float" office:value="217784.934543413" calcext:value-type="float">
            <text:p>217.784,9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71" calcext:value-type="float">
            <text:p>1.171</text:p>
          </table:table-cell>
          <table:table-cell table:style-name="ce13" office:value-type="float" office:value="6105" calcext:value-type="float">
            <text:p>6.105</text:p>
          </table:table-cell>
          <table:table-cell table:style-name="ce13" office:value-type="float" office:value="90038" calcext:value-type="float">
            <text:p>90.038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4246" calcext:value-type="float">
            <text:p>4.24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lta" calcext:value-type="string">
            <text:p><text:s/>Salta </text:p>
          </table:table-cell>
          <table:table-cell office:value-type="float" office:value="7.61131509310719" calcext:value-type="float">
            <text:p><text:s/>7,61 </text:p>
          </table:table-cell>
          <table:table-cell office:value-type="float" office:value="31.3155459711532" calcext:value-type="float">
            <text:p><text:s/>31,32 </text:p>
          </table:table-cell>
          <table:table-cell office:value-type="float" office:value="102426" calcext:value-type="float">
            <text:p>102.426 </text:p>
          </table:table-cell>
          <table:table-cell table:style-name="ce12" office:value-type="float" office:value="1345707" calcext:value-type="float">
            <text:p>1.345.707,00</text:p>
          </table:table-cell>
          <table:table-cell table:style-name="ce12" office:value-type="float" office:value="327077.165106274" calcext:value-type="float">
            <text:p>327.077,1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19" calcext:value-type="float">
            <text:p>1.119</text:p>
          </table:table-cell>
          <table:table-cell table:style-name="ce13" office:value-type="float" office:value="10765" calcext:value-type="float">
            <text:p>10.765</text:p>
          </table:table-cell>
          <table:table-cell table:style-name="ce13" office:value-type="float" office:value="65646" calcext:value-type="float">
            <text:p>65.646</text:p>
          </table:table-cell>
          <table:table-cell table:style-name="ce13" office:value-type="float" office:value="17748" calcext:value-type="float">
            <text:p>17.748</text:p>
          </table:table-cell>
          <table:table-cell table:style-name="ce13" office:value-type="float" office:value="6643" calcext:value-type="float">
            <text:p>6.643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 Juan" calcext:value-type="string">
            <text:p><text:s/>San Juan </text:p>
          </table:table-cell>
          <table:table-cell office:value-type="float" office:value="6.98238758065924" calcext:value-type="float">
            <text:p><text:s/>6,98 </text:p>
          </table:table-cell>
          <table:table-cell office:value-type="float" office:value="27.3307941100043" calcext:value-type="float">
            <text:p><text:s/>27,33 </text:p>
          </table:table-cell>
          <table:table-cell office:value-type="float" office:value="51994" calcext:value-type="float">
            <text:p>51.994 </text:p>
          </table:table-cell>
          <table:table-cell table:style-name="ce12" office:value-type="float" office:value="744645" calcext:value-type="float">
            <text:p>744.645,00</text:p>
          </table:table-cell>
          <table:table-cell table:style-name="ce12" office:value-type="float" office:value="190239.624178969" calcext:value-type="float">
            <text:p>190.239,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56447" calcext:value-type="float">
            <text:p>56.44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 Luis" calcext:value-type="string">
            <text:p><text:s/>San Luis </text:p>
          </table:table-cell>
          <table:table-cell office:value-type="float" office:value="2.75295018391838" calcext:value-type="float">
            <text:p><text:s/>2,75 </text:p>
          </table:table-cell>
          <table:table-cell office:value-type="float" office:value="9.58634628277021" calcext:value-type="float">
            <text:p><text:s/>9,59 </text:p>
          </table:table-cell>
          <table:table-cell office:value-type="float" office:value="13232" calcext:value-type="float">
            <text:p>13.232 </text:p>
          </table:table-cell>
          <table:table-cell table:style-name="ce12" office:value-type="float" office:value="480648" calcext:value-type="float">
            <text:p>480.648,00</text:p>
          </table:table-cell>
          <table:table-cell table:style-name="ce12" office:value-type="float" office:value="138029.647685294" calcext:value-type="float">
            <text:p>138.029,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645" calcext:value-type="float">
            <text:p>13.64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ta Cruz" calcext:value-type="string">
            <text:p><text:s/>Santa Cruz </text:p>
          </table:table-cell>
          <table:table-cell office:value-type="float" office:value="8.05141980281112" calcext:value-type="float">
            <text:p><text:s/>8,05 </text:p>
          </table:table-cell>
          <table:table-cell office:value-type="float" office:value="26.86586252145" calcext:value-type="float">
            <text:p><text:s/>26,87 </text:p>
          </table:table-cell>
          <table:table-cell office:value-type="float" office:value="26287" calcext:value-type="float">
            <text:p>26.287 </text:p>
          </table:table-cell>
          <table:table-cell table:style-name="ce12" office:value-type="float" office:value="326489" calcext:value-type="float">
            <text:p>326.489,00</text:p>
          </table:table-cell>
          <table:table-cell table:style-name="ce12" office:value-type="float" office:value="97845.3603676866" calcext:value-type="float">
            <text:p>97.845,3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2188" calcext:value-type="float">
            <text:p>32.18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ta Fe" calcext:value-type="string">
            <text:p><text:s/>Santa Fe </text:p>
          </table:table-cell>
          <table:table-cell office:value-type="float" office:value="16.1578043492324" calcext:value-type="float">
            <text:p><text:s/>16,16 </text:p>
          </table:table-cell>
          <table:table-cell office:value-type="float" office:value="51.2773408540762" calcext:value-type="float">
            <text:p><text:s/>51,28 </text:p>
          </table:table-cell>
          <table:table-cell office:value-type="float" office:value="551996" calcext:value-type="float">
            <text:p>551.996 </text:p>
          </table:table-cell>
          <table:table-cell table:style-name="ce12" office:value-type="float" office:value="3416281" calcext:value-type="float">
            <text:p>3.416.281,00</text:p>
          </table:table-cell>
          <table:table-cell table:style-name="ce12" office:value-type="float" office:value="1076491.07930705" calcext:value-type="float">
            <text:p>1.076.491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92" calcext:value-type="float">
            <text:p>6.492</text:p>
          </table:table-cell>
          <table:table-cell table:style-name="ce13" office:value-type="float" office:value="71565" calcext:value-type="float">
            <text:p>71.565</text:p>
          </table:table-cell>
          <table:table-cell table:style-name="ce13" office:value-type="float" office:value="353525" calcext:value-type="float">
            <text:p>353.525</text:p>
          </table:table-cell>
          <table:table-cell table:style-name="ce13" office:value-type="float" office:value="64117" calcext:value-type="float">
            <text:p>64.117</text:p>
          </table:table-cell>
          <table:table-cell table:style-name="ce13" office:value-type="float" office:value="51293" calcext:value-type="float">
            <text:p>51.293</text:p>
          </table:table-cell>
          <table:table-cell table:style-name="ce13" office:value-type="float" office:value="3754" calcext:value-type="float">
            <text:p>3.754</text:p>
          </table:table-cell>
          <table:table-cell table:style-name="ce13" office:value-type="float" office:value="1063" calcext:value-type="float">
            <text:p>1.063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Santiago Del Estero" calcext:value-type="string">
            <text:p><text:s/>Santiago Del Estero </text:p>
          </table:table-cell>
          <table:table-cell office:value-type="float" office:value="4.03285507054127" calcext:value-type="float">
            <text:p><text:s/>4,03 </text:p>
          </table:table-cell>
          <table:table-cell office:value-type="float" office:value="16.205749206822" calcext:value-type="float">
            <text:p><text:s/>16,21 </text:p>
          </table:table-cell>
          <table:table-cell office:value-type="float" office:value="37698" calcext:value-type="float">
            <text:p>37.698 </text:p>
          </table:table-cell>
          <table:table-cell table:style-name="ce12" office:value-type="float" office:value="934771.999999999" calcext:value-type="float">
            <text:p>934.772,00</text:p>
          </table:table-cell>
          <table:table-cell table:style-name="ce12" office:value-type="float" office:value="232621.148944663" calcext:value-type="float">
            <text:p>232.621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7219" calcext:value-type="float">
            <text:p>7.219</text:p>
          </table:table-cell>
          <table:table-cell table:style-name="ce13" office:value-type="float" office:value="22805" calcext:value-type="float">
            <text:p>22.805</text:p>
          </table:table-cell>
          <table:table-cell table:style-name="ce13" office:value-type="float" office:value="5769" calcext:value-type="float">
            <text:p>5.769</text:p>
          </table:table-cell>
          <table:table-cell table:style-name="ce13" office:value-type="float" office:value="1898" calcext:value-type="float">
            <text:p>1.89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Tierra Del Fuego" calcext:value-type="string">
            <text:p><text:s/>Tierra Del Fuego </text:p>
          </table:table-cell>
          <table:table-cell office:value-type="float" office:value="19.6541853628346" calcext:value-type="float">
            <text:p><text:s/>19,65 </text:p>
          </table:table-cell>
          <table:table-cell office:value-type="float" office:value="65.8330416313501" calcext:value-type="float">
            <text:p><text:s/>65,83 </text:p>
          </table:table-cell>
          <table:table-cell office:value-type="float" office:value="30486" calcext:value-type="float">
            <text:p>30.486 </text:p>
          </table:table-cell>
          <table:table-cell table:style-name="ce12" office:value-type="float" office:value="155112" calcext:value-type="float">
            <text:p>155.112,00</text:p>
          </table:table-cell>
          <table:table-cell table:style-name="ce12" office:value-type="float" office:value="46308.0532883694" calcext:value-type="float">
            <text:p>46.308,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33003" calcext:value-type="float">
            <text:p>33.00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<text:s/>1 </text:p>
          </table:table-cell>
          <table:table-cell table:style-name="ce6" office:value-type="string" office:string-value="Tucumán" calcext:value-type="string">
            <text:p><text:s/>Tucumán </text:p>
          </table:table-cell>
          <table:table-cell office:value-type="float" office:value="9.12710614274777" calcext:value-type="float">
            <text:p><text:s/>9,13 </text:p>
          </table:table-cell>
          <table:table-cell office:value-type="float" office:value="36.7247713663659" calcext:value-type="float">
            <text:p><text:s/>36,72 </text:p>
          </table:table-cell>
          <table:table-cell office:value-type="float" office:value="146637" calcext:value-type="float">
            <text:p>146.637 </text:p>
          </table:table-cell>
          <table:table-cell table:style-name="ce12" office:value-type="float" office:value="1606610" calcext:value-type="float">
            <text:p>1.606.610,00</text:p>
          </table:table-cell>
          <table:table-cell table:style-name="ce12" office:value-type="float" office:value="399286.352356427" calcext:value-type="float">
            <text:p>399.286,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20092" calcext:value-type="float">
            <text:p>20.092</text:p>
          </table:table-cell>
          <table:table-cell table:style-name="ce13" office:value-type="float" office:value="84008" calcext:value-type="float">
            <text:p>84.008</text:p>
          </table:table-cell>
          <table:table-cell table:style-name="ce13" office:value-type="float" office:value="31490" calcext:value-type="float">
            <text:p>31.490</text:p>
          </table:table-cell>
          <table:table-cell table:style-name="ce13" office:value-type="float" office:value="10046" calcext:value-type="float">
            <text:p>10.046</text:p>
          </table:table-cell>
          <table:table-cell table:style-name="ce13" office:value-type="float" office:value="871" calcext:value-type="float">
            <text:p>87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Buenos Aires" calcext:value-type="string">
            <text:p><text:s/>Buenos Aires </text:p>
          </table:table-cell>
          <table:table-cell office:value-type="float" office:value="17.6833488562859" calcext:value-type="float">
            <text:p><text:s/>17,68 </text:p>
          </table:table-cell>
          <table:table-cell office:value-type="float" office:value="58.2918218273372" calcext:value-type="float">
            <text:p><text:s/>58,29 </text:p>
          </table:table-cell>
          <table:table-cell office:value-type="float" office:value="2959385" calcext:value-type="float">
            <text:p>2.959.385 </text:p>
          </table:table-cell>
          <table:table-cell table:style-name="ce12" office:value-type="float" office:value="16735433" calcext:value-type="float">
            <text:p>16.735.433,00</text:p>
          </table:table-cell>
          <table:table-cell table:style-name="ce12" office:value-type="float" office:value="5076844.24200331" calcext:value-type="float">
            <text:p>5.076.844,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984.92" calcext:value-type="float">
            <text:p>7.985</text:p>
          </table:table-cell>
          <table:table-cell table:style-name="ce13" office:value-type="float" office:value="100302.64" calcext:value-type="float">
            <text:p>100.303</text:p>
          </table:table-cell>
          <table:table-cell table:style-name="ce13" office:value-type="float" office:value="2253196.96" calcext:value-type="float">
            <text:p>2.253.197</text:p>
          </table:table-cell>
          <table:table-cell table:style-name="ce13" office:value-type="float" office:value="274559.6" calcext:value-type="float">
            <text:p>274.560</text:p>
          </table:table-cell>
          <table:table-cell table:style-name="ce13" office:value-type="float" office:value="240187.64" calcext:value-type="float">
            <text:p>240.188</text:p>
          </table:table-cell>
          <table:table-cell table:style-name="ce13" office:value-type="float" office:value="3834.52" calcext:value-type="float">
            <text:p>3.835</text:p>
          </table:table-cell>
          <table:table-cell table:style-name="ce13" office:value-type="float" office:value="8179.96" calcext:value-type="float">
            <text:p>8.18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apital Federal" calcext:value-type="string">
            <text:p><text:s/>Capital Federal </text:p>
          </table:table-cell>
          <table:table-cell office:value-type="float" office:value="44.8329837809894" calcext:value-type="float">
            <text:p><text:s/>44,83 </text:p>
          </table:table-cell>
          <table:table-cell office:value-type="float" office:value="118.130363211538" calcext:value-type="float">
            <text:p><text:s/>118,13 </text:p>
          </table:table-cell>
          <table:table-cell office:value-type="float" office:value="1370226" calcext:value-type="float">
            <text:p>1.370.226 </text:p>
          </table:table-cell>
          <table:table-cell table:style-name="ce12" office:value-type="float" office:value="3056290" calcext:value-type="float">
            <text:p>3.056.290,00</text:p>
          </table:table-cell>
          <table:table-cell table:style-name="ce12" office:value-type="float" office:value="1159927.01854841" calcext:value-type="float">
            <text:p>1.159.927,0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17.08" calcext:value-type="float">
            <text:p>2.417</text:p>
          </table:table-cell>
          <table:table-cell table:style-name="ce13" office:value-type="float" office:value="46568.36" calcext:value-type="float">
            <text:p>46.568</text:p>
          </table:table-cell>
          <table:table-cell table:style-name="ce13" office:value-type="float" office:value="916813.04" calcext:value-type="float">
            <text:p>916.813</text:p>
          </table:table-cell>
          <table:table-cell table:style-name="ce13" office:value-type="float" office:value="172029.4" calcext:value-type="float">
            <text:p>172.029</text:p>
          </table:table-cell>
          <table:table-cell table:style-name="ce13" office:value-type="float" office:value="198635.36" calcext:value-type="float">
            <text:p>198.635</text:p>
          </table:table-cell>
          <table:table-cell table:style-name="ce13" office:value-type="float" office:value="3087.48" calcext:value-type="float">
            <text:p>3.087</text:p>
          </table:table-cell>
          <table:table-cell table:style-name="ce13" office:value-type="float" office:value="10899.04" calcext:value-type="float">
            <text:p>10.899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atamarca" calcext:value-type="string">
            <text:p><text:s/>Catamarca </text:p>
          </table:table-cell>
          <table:table-cell office:value-type="float" office:value="6.64339437499843" calcext:value-type="float">
            <text:p><text:s/>6,64 </text:p>
          </table:table-cell>
          <table:table-cell office:value-type="float" office:value="26.2394517885919" calcext:value-type="float">
            <text:p><text:s/>26,24 </text:p>
          </table:table-cell>
          <table:table-cell office:value-type="float" office:value="26472" calcext:value-type="float">
            <text:p>26.472 </text:p>
          </table:table-cell>
          <table:table-cell table:style-name="ce12" office:value-type="float" office:value="398471" calcext:value-type="float">
            <text:p>398.471,00</text:p>
          </table:table-cell>
          <table:table-cell table:style-name="ce12" office:value-type="float" office:value="100886.254077569" calcext:value-type="float">
            <text:p>100.886,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6513" calcext:value-type="float">
            <text:p>6.513</text:p>
          </table:table-cell>
          <table:table-cell table:style-name="ce13" office:value-type="float" office:value="14484" calcext:value-type="float">
            <text:p>14.484</text:p>
          </table:table-cell>
          <table:table-cell table:style-name="ce13" office:value-type="float" office:value="4106" calcext:value-type="float">
            <text:p>4.106</text:p>
          </table:table-cell>
          <table:table-cell table:style-name="ce13" office:value-type="float" office:value="1313" calcext:value-type="float">
            <text:p>1.313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haco" calcext:value-type="string">
            <text:p><text:s/>Chaco </text:p>
          </table:table-cell>
          <table:table-cell office:value-type="float" office:value="7.53670916277073" calcext:value-type="float">
            <text:p><text:s/>7,54 </text:p>
          </table:table-cell>
          <table:table-cell office:value-type="float" office:value="28.3505662351414" calcext:value-type="float">
            <text:p><text:s/>28,35 </text:p>
          </table:table-cell>
          <table:table-cell office:value-type="float" office:value="86553" calcext:value-type="float">
            <text:p>86.553 </text:p>
          </table:table-cell>
          <table:table-cell table:style-name="ce12" office:value-type="float" office:value="1148419" calcext:value-type="float">
            <text:p>1.148.419,00</text:p>
          </table:table-cell>
          <table:table-cell table:style-name="ce12" office:value-type="float" office:value="305295.489628404" calcext:value-type="float">
            <text:p>305.295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9593" calcext:value-type="float">
            <text:p>9.593</text:p>
          </table:table-cell>
          <table:table-cell table:style-name="ce13" office:value-type="float" office:value="46771" calcext:value-type="float">
            <text:p>46.771</text:p>
          </table:table-cell>
          <table:table-cell table:style-name="ce13" office:value-type="float" office:value="18608" calcext:value-type="float">
            <text:p>18.608</text:p>
          </table:table-cell>
          <table:table-cell table:style-name="ce13" office:value-type="float" office:value="10092" calcext:value-type="float">
            <text:p>10.092</text:p>
          </table:table-cell>
          <table:table-cell table:style-name="ce13" office:value-type="float" office:value="1136" calcext:value-type="float">
            <text:p>1.136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hubut" calcext:value-type="string">
            <text:p><text:s/>Chubut </text:p>
          </table:table-cell>
          <table:table-cell office:value-type="float" office:value="11.2055521034806" calcext:value-type="float">
            <text:p><text:s/>11,21 </text:p>
          </table:table-cell>
          <table:table-cell office:value-type="float" office:value="36.8901782778659" calcext:value-type="float">
            <text:p><text:s/>36,89 </text:p>
          </table:table-cell>
          <table:table-cell office:value-type="float" office:value="64019" calcext:value-type="float">
            <text:p>64.019 </text:p>
          </table:table-cell>
          <table:table-cell table:style-name="ce12" office:value-type="float" office:value="571314.999999998" calcext:value-type="float">
            <text:p>571.315,00</text:p>
          </table:table-cell>
          <table:table-cell table:style-name="ce12" office:value-type="float" office:value="173539.416149722" calcext:value-type="float">
            <text:p>173.539,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25" calcext:value-type="float">
            <text:p>625</text:p>
          </table:table-cell>
          <table:table-cell table:style-name="ce13" office:value-type="float" office:value="5774" calcext:value-type="float">
            <text:p>5.774</text:p>
          </table:table-cell>
          <table:table-cell table:style-name="ce13" office:value-type="float" office:value="71881" calcext:value-type="float">
            <text:p>71.881</text:p>
          </table:table-cell>
          <table:table-cell table:style-name="ce13" office:value-type="float" office:value="168" calcext:value-type="float">
            <text:p>16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órdoba" calcext:value-type="string">
            <text:p><text:s/>Córdoba </text:p>
          </table:table-cell>
          <table:table-cell office:value-type="float" office:value="17.4691679941471" calcext:value-type="float">
            <text:p><text:s/>17,47 </text:p>
          </table:table-cell>
          <table:table-cell office:value-type="float" office:value="57.3648817660792" calcext:value-type="float">
            <text:p><text:s/>57,36 </text:p>
          </table:table-cell>
          <table:table-cell office:value-type="float" office:value="626070" calcext:value-type="float">
            <text:p>626.070 </text:p>
          </table:table-cell>
          <table:table-cell table:style-name="ce12" office:value-type="float" office:value="3583857" calcext:value-type="float">
            <text:p>3.583.857,00</text:p>
          </table:table-cell>
          <table:table-cell table:style-name="ce12" office:value-type="float" office:value="1091382.01060532" calcext:value-type="float">
            <text:p>1.091.382,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63746" calcext:value-type="float">
            <text:p>63.746</text:p>
          </table:table-cell>
          <table:table-cell table:style-name="ce13" office:value-type="float" office:value="427471" calcext:value-type="float">
            <text:p>427.471</text:p>
          </table:table-cell>
          <table:table-cell table:style-name="ce13" office:value-type="float" office:value="62989" calcext:value-type="float">
            <text:p>62.989</text:p>
          </table:table-cell>
          <table:table-cell table:style-name="ce13" office:value-type="float" office:value="67151" calcext:value-type="float">
            <text:p>67.151</text:p>
          </table:table-cell>
          <table:table-cell table:style-name="ce13" office:value-type="float" office:value="3336" calcext:value-type="float">
            <text:p>3.336</text:p>
          </table:table-cell>
          <table:table-cell table:style-name="ce13" office:value-type="float" office:value="1088" calcext:value-type="float">
            <text:p>1.088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orrientes" calcext:value-type="string">
            <text:p><text:s/>Corrientes </text:p>
          </table:table-cell>
          <table:table-cell office:value-type="float" office:value="7.95036315669479" calcext:value-type="float">
            <text:p><text:s/>7,95 </text:p>
          </table:table-cell>
          <table:table-cell office:value-type="float" office:value="30.3364314453388" calcext:value-type="float">
            <text:p><text:s/>30,34 </text:p>
          </table:table-cell>
          <table:table-cell office:value-type="float" office:value="85435" calcext:value-type="float">
            <text:p>85.435 </text:p>
          </table:table-cell>
          <table:table-cell table:style-name="ce12" office:value-type="float" office:value="1074605" calcext:value-type="float">
            <text:p>1.074.605,00</text:p>
          </table:table-cell>
          <table:table-cell table:style-name="ce12" office:value-type="float" office:value="281625.082218189" calcext:value-type="float">
            <text:p>281.625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1248" calcext:value-type="float">
            <text:p>11.248</text:p>
          </table:table-cell>
          <table:table-cell table:style-name="ce13" office:value-type="float" office:value="48104" calcext:value-type="float">
            <text:p>48.104</text:p>
          </table:table-cell>
          <table:table-cell table:style-name="ce13" office:value-type="float" office:value="17877" calcext:value-type="float">
            <text:p>17.877</text:p>
          </table:table-cell>
          <table:table-cell table:style-name="ce13" office:value-type="float" office:value="7569" calcext:value-type="float">
            <text:p>7.569</text:p>
          </table:table-cell>
          <table:table-cell table:style-name="ce13" office:value-type="float" office:value="456" calcext:value-type="float">
            <text:p>456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Entre Ríos" calcext:value-type="string">
            <text:p><text:s/>Entre Ríos </text:p>
          </table:table-cell>
          <table:table-cell office:value-type="float" office:value="13.1239623080906" calcext:value-type="float">
            <text:p><text:s/>13,12 </text:p>
          </table:table-cell>
          <table:table-cell office:value-type="float" office:value="44.108548073001" calcext:value-type="float">
            <text:p><text:s/>44,11 </text:p>
          </table:table-cell>
          <table:table-cell office:value-type="float" office:value="174137" calcext:value-type="float">
            <text:p>174.137 </text:p>
          </table:table-cell>
          <table:table-cell table:style-name="ce12" office:value-type="float" office:value="1326863" calcext:value-type="float">
            <text:p>1.326.863,00</text:p>
          </table:table-cell>
          <table:table-cell table:style-name="ce12" office:value-type="float" office:value="394791.956678778" calcext:value-type="float">
            <text:p>394.791,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65" calcext:value-type="float">
            <text:p>2.865</text:p>
          </table:table-cell>
          <table:table-cell table:style-name="ce13" office:value-type="float" office:value="18883" calcext:value-type="float">
            <text:p>18.883</text:p>
          </table:table-cell>
          <table:table-cell table:style-name="ce13" office:value-type="float" office:value="104224" calcext:value-type="float">
            <text:p>104.224</text:p>
          </table:table-cell>
          <table:table-cell table:style-name="ce13" office:value-type="float" office:value="33989" calcext:value-type="float">
            <text:p>33.989</text:p>
          </table:table-cell>
          <table:table-cell table:style-name="ce13" office:value-type="float" office:value="13668" calcext:value-type="float">
            <text:p>13.668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Formosa" calcext:value-type="string">
            <text:p><text:s/>Formosa </text:p>
          </table:table-cell>
          <table:table-cell office:value-type="float" office:value="4.83056312716579" calcext:value-type="float">
            <text:p><text:s/>4,83 </text:p>
          </table:table-cell>
          <table:table-cell office:value-type="float" office:value="19.0654915167863" calcext:value-type="float">
            <text:p><text:s/>19,07 </text:p>
          </table:table-cell>
          <table:table-cell office:value-type="float" office:value="28089" calcext:value-type="float">
            <text:p>28.089 </text:p>
          </table:table-cell>
          <table:table-cell table:style-name="ce12" office:value-type="float" office:value="581485" calcext:value-type="float">
            <text:p>581.485,00</text:p>
          </table:table-cell>
          <table:table-cell table:style-name="ce12" office:value-type="float" office:value="147329.010507119" calcext:value-type="float">
            <text:p>147.329,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91" calcext:value-type="float">
            <text:p>1.791</text:p>
          </table:table-cell>
          <table:table-cell table:style-name="ce13" office:value-type="float" office:value="6081" calcext:value-type="float">
            <text:p>6.081</text:p>
          </table:table-cell>
          <table:table-cell table:style-name="ce13" office:value-type="float" office:value="14279" calcext:value-type="float">
            <text:p>14.279</text:p>
          </table:table-cell>
          <table:table-cell table:style-name="ce13" office:value-type="float" office:value="2704" calcext:value-type="float">
            <text:p>2.704</text:p>
          </table:table-cell>
          <table:table-cell table:style-name="ce13" office:value-type="float" office:value="2713" calcext:value-type="float">
            <text:p>2.713</text:p>
          </table:table-cell>
          <table:table-cell table:style-name="ce13" office:value-type="float" office:value="519" calcext:value-type="float">
            <text:p>519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Jujuy" calcext:value-type="string">
            <text:p><text:s/>Jujuy </text:p>
          </table:table-cell>
          <table:table-cell office:value-type="float" office:value="5.45834125160131" calcext:value-type="float">
            <text:p><text:s/>5,46 </text:p>
          </table:table-cell>
          <table:table-cell office:value-type="float" office:value="21.4714737939107" calcext:value-type="float">
            <text:p><text:s/>21,47 </text:p>
          </table:table-cell>
          <table:table-cell office:value-type="float" office:value="39924" calcext:value-type="float">
            <text:p>39.924 </text:p>
          </table:table-cell>
          <table:table-cell table:style-name="ce12" office:value-type="float" office:value="731431" calcext:value-type="float">
            <text:p>731.431,00</text:p>
          </table:table-cell>
          <table:table-cell table:style-name="ce12" office:value-type="float" office:value="185939.728139772" calcext:value-type="float">
            <text:p>185.939,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51" calcext:value-type="float">
            <text:p>2.551</text:p>
          </table:table-cell>
          <table:table-cell table:style-name="ce13" office:value-type="float" office:value="8876" calcext:value-type="float">
            <text:p>8.876</text:p>
          </table:table-cell>
          <table:table-cell table:style-name="ce13" office:value-type="float" office:value="21867" calcext:value-type="float">
            <text:p>21.867</text:p>
          </table:table-cell>
          <table:table-cell table:style-name="ce13" office:value-type="float" office:value="5044" calcext:value-type="float">
            <text:p>5.044</text:p>
          </table:table-cell>
          <table:table-cell table:style-name="ce13" office:value-type="float" office:value="1587" calcext:value-type="float">
            <text:p>1.58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La Pampa" calcext:value-type="string">
            <text:p><text:s/>La Pampa </text:p>
          </table:table-cell>
          <table:table-cell office:value-type="float" office:value="19.2721612721497" calcext:value-type="float">
            <text:p><text:s/>19,27 </text:p>
          </table:table-cell>
          <table:table-cell office:value-type="float" office:value="58.7563372001228" calcext:value-type="float">
            <text:p><text:s/>58,76 </text:p>
          </table:table-cell>
          <table:table-cell office:value-type="float" office:value="66366" calcext:value-type="float">
            <text:p>66.366 </text:p>
          </table:table-cell>
          <table:table-cell table:style-name="ce12" office:value-type="float" office:value="344361.999999999" calcext:value-type="float">
            <text:p>344.362,00</text:p>
          </table:table-cell>
          <table:table-cell table:style-name="ce12" office:value-type="float" office:value="112951.220519344" calcext:value-type="float">
            <text:p>112.951,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12951" calcext:value-type="float">
            <text:p>12.951</text:p>
          </table:table-cell>
          <table:table-cell table:style-name="ce13" office:value-type="float" office:value="48798" calcext:value-type="float">
            <text:p>48.79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La Rioja" calcext:value-type="string">
            <text:p><text:s/>La Rioja </text:p>
          </table:table-cell>
          <table:table-cell office:value-type="float" office:value="4.5777751342349" calcext:value-type="float">
            <text:p><text:s/>4,58 </text:p>
          </table:table-cell>
          <table:table-cell office:value-type="float" office:value="17.3157786484107" calcext:value-type="float">
            <text:p><text:s/>17,32 </text:p>
          </table:table-cell>
          <table:table-cell office:value-type="float" office:value="16932" calcext:value-type="float">
            <text:p>16.932 </text:p>
          </table:table-cell>
          <table:table-cell table:style-name="ce12" office:value-type="float" office:value="369874" calcext:value-type="float">
            <text:p>369.874,00</text:p>
          </table:table-cell>
          <table:table-cell table:style-name="ce12" office:value-type="float" office:value="97783.6477573249" calcext:value-type="float">
            <text:p>97.783,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638" calcext:value-type="float">
            <text:p>3.638</text:p>
          </table:table-cell>
          <table:table-cell table:style-name="ce13" office:value-type="float" office:value="9127" calcext:value-type="float">
            <text:p>9.127</text:p>
          </table:table-cell>
          <table:table-cell table:style-name="ce13" office:value-type="float" office:value="2937" calcext:value-type="float">
            <text:p>2.937</text:p>
          </table:table-cell>
          <table:table-cell table:style-name="ce13" office:value-type="float" office:value="1215" calcext:value-type="float">
            <text:p>1.21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Mendoza" calcext:value-type="string">
            <text:p><text:s/>Mendoza </text:p>
          </table:table-cell>
          <table:table-cell office:value-type="float" office:value="9.01590756856533" calcext:value-type="float">
            <text:p><text:s/>9,02 </text:p>
          </table:table-cell>
          <table:table-cell office:value-type="float" office:value="32.4889524950014" calcext:value-type="float">
            <text:p><text:s/>32,49 </text:p>
          </table:table-cell>
          <table:table-cell office:value-type="float" office:value="170807" calcext:value-type="float">
            <text:p>170.807 </text:p>
          </table:table-cell>
          <table:table-cell table:style-name="ce12" office:value-type="float" office:value="1894507" calcext:value-type="float">
            <text:p>1.894.507,00</text:p>
          </table:table-cell>
          <table:table-cell table:style-name="ce12" office:value-type="float" office:value="525738.710801093" calcext:value-type="float">
            <text:p>525.738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74719" calcext:value-type="float">
            <text:p>174.719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Misiones" calcext:value-type="string">
            <text:p><text:s/>Misiones </text:p>
          </table:table-cell>
          <table:table-cell office:value-type="float" office:value="7.76631710307749" calcext:value-type="float">
            <text:p><text:s/>7,77 </text:p>
          </table:table-cell>
          <table:table-cell office:value-type="float" office:value="28.6866588915424" calcext:value-type="float">
            <text:p><text:s/>28,69 </text:p>
          </table:table-cell>
          <table:table-cell office:value-type="float" office:value="92853" calcext:value-type="float">
            <text:p>92.853 </text:p>
          </table:table-cell>
          <table:table-cell table:style-name="ce12" office:value-type="float" office:value="1195586" calcext:value-type="float">
            <text:p>1.195.586,00</text:p>
          </table:table-cell>
          <table:table-cell table:style-name="ce12" office:value-type="float" office:value="323680.078433169" calcext:value-type="float">
            <text:p>323.680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59" calcext:value-type="float">
            <text:p>959</text:p>
          </table:table-cell>
          <table:table-cell table:style-name="ce13" office:value-type="float" office:value="9169" calcext:value-type="float">
            <text:p>9.169</text:p>
          </table:table-cell>
          <table:table-cell table:style-name="ce13" office:value-type="float" office:value="51029" calcext:value-type="float">
            <text:p>51.029</text:p>
          </table:table-cell>
          <table:table-cell table:style-name="ce13" office:value-type="float" office:value="17281" calcext:value-type="float">
            <text:p>17.281</text:p>
          </table:table-cell>
          <table:table-cell table:style-name="ce13" office:value-type="float" office:value="13690" calcext:value-type="float">
            <text:p>13.690</text:p>
          </table:table-cell>
          <table:table-cell table:style-name="ce13" office:value-type="float" office:value="675" calcext:value-type="float">
            <text:p>675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Neuquén" calcext:value-type="string">
            <text:p><text:s/>Neuquén </text:p>
          </table:table-cell>
          <table:table-cell office:value-type="float" office:value="17.2263045298112" calcext:value-type="float">
            <text:p><text:s/>17,23 </text:p>
          </table:table-cell>
          <table:table-cell office:value-type="float" office:value="58.2893377687955" calcext:value-type="float">
            <text:p><text:s/>58,29 </text:p>
          </table:table-cell>
          <table:table-cell office:value-type="float" office:value="107416" calcext:value-type="float">
            <text:p>107.416 </text:p>
          </table:table-cell>
          <table:table-cell table:style-name="ce12" office:value-type="float" office:value="623557.999999999" calcext:value-type="float">
            <text:p>623.558,00</text:p>
          </table:table-cell>
          <table:table-cell table:style-name="ce12" office:value-type="float" office:value="184280.700573517" calcext:value-type="float">
            <text:p>184.280,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27" calcext:value-type="float">
            <text:p>1.727</text:p>
          </table:table-cell>
          <table:table-cell table:style-name="ce13" office:value-type="float" office:value="2061" calcext:value-type="float">
            <text:p>2.061</text:p>
          </table:table-cell>
          <table:table-cell table:style-name="ce13" office:value-type="float" office:value="89678" calcext:value-type="float">
            <text:p>89.678</text:p>
          </table:table-cell>
          <table:table-cell table:style-name="ce13" office:value-type="float" office:value="455" calcext:value-type="float">
            <text:p>455</text:p>
          </table:table-cell>
          <table:table-cell table:style-name="ce13" office:value-type="float" office:value="7934" calcext:value-type="float">
            <text:p>7.93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Río Negro" calcext:value-type="string">
            <text:p><text:s/>Río Negro </text:p>
          </table:table-cell>
          <table:table-cell office:value-type="float" office:value="14.1850246582903" calcext:value-type="float">
            <text:p><text:s/>14,19 </text:p>
          </table:table-cell>
          <table:table-cell office:value-type="float" office:value="46.4394811149431" calcext:value-type="float">
            <text:p><text:s/>46,44 </text:p>
          </table:table-cell>
          <table:table-cell office:value-type="float" office:value="99722" calcext:value-type="float">
            <text:p>99.722 </text:p>
          </table:table-cell>
          <table:table-cell table:style-name="ce12" office:value-type="float" office:value="703009" calcext:value-type="float">
            <text:p>703.009,00</text:p>
          </table:table-cell>
          <table:table-cell table:style-name="ce12" office:value-type="float" office:value="214735.388091819" calcext:value-type="float">
            <text:p>214.735,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82" calcext:value-type="float">
            <text:p>3.282</text:p>
          </table:table-cell>
          <table:table-cell table:style-name="ce13" office:value-type="float" office:value="4473" calcext:value-type="float">
            <text:p>4.473</text:p>
          </table:table-cell>
          <table:table-cell table:style-name="ce13" office:value-type="float" office:value="89062" calcext:value-type="float">
            <text:p>89.062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4024" calcext:value-type="float">
            <text:p>4.02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lta" calcext:value-type="string">
            <text:p><text:s/>Salta </text:p>
          </table:table-cell>
          <table:table-cell office:value-type="float" office:value="7.59985056808734" calcext:value-type="float">
            <text:p><text:s/>7,60 </text:p>
          </table:table-cell>
          <table:table-cell office:value-type="float" office:value="31.5934926480719" calcext:value-type="float">
            <text:p><text:s/>31,59 </text:p>
          </table:table-cell>
          <table:table-cell office:value-type="float" office:value="101920" calcext:value-type="float">
            <text:p>101.920 </text:p>
          </table:table-cell>
          <table:table-cell table:style-name="ce12" office:value-type="float" office:value="1341079" calcext:value-type="float">
            <text:p>1.341.079,00</text:p>
          </table:table-cell>
          <table:table-cell table:style-name="ce12" office:value-type="float" office:value="322598.077823536" calcext:value-type="float">
            <text:p>322.598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22" calcext:value-type="float">
            <text:p>1.122</text:p>
          </table:table-cell>
          <table:table-cell table:style-name="ce13" office:value-type="float" office:value="11387" calcext:value-type="float">
            <text:p>11.387</text:p>
          </table:table-cell>
          <table:table-cell table:style-name="ce13" office:value-type="float" office:value="65677" calcext:value-type="float">
            <text:p>65.677</text:p>
          </table:table-cell>
          <table:table-cell table:style-name="ce13" office:value-type="float" office:value="17139" calcext:value-type="float">
            <text:p>17.139</text:p>
          </table:table-cell>
          <table:table-cell table:style-name="ce13" office:value-type="float" office:value="6507" calcext:value-type="float">
            <text:p>6.507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 Juan" calcext:value-type="string">
            <text:p><text:s/>San Juan </text:p>
          </table:table-cell>
          <table:table-cell office:value-type="float" office:value="7.00715004316423" calcext:value-type="float">
            <text:p><text:s/>7,01 </text:p>
          </table:table-cell>
          <table:table-cell office:value-type="float" office:value="27.6648539357743" calcext:value-type="float">
            <text:p><text:s/>27,66 </text:p>
          </table:table-cell>
          <table:table-cell office:value-type="float" office:value="52029" calcext:value-type="float">
            <text:p>52.029 </text:p>
          </table:table-cell>
          <table:table-cell table:style-name="ce12" office:value-type="float" office:value="742513" calcext:value-type="float">
            <text:p>742.513,00</text:p>
          </table:table-cell>
          <table:table-cell table:style-name="ce12" office:value-type="float" office:value="188068.948857596" calcext:value-type="float">
            <text:p>188.068,9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55761" calcext:value-type="float">
            <text:p>55.76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 Luis" calcext:value-type="string">
            <text:p><text:s/>San Luis </text:p>
          </table:table-cell>
          <table:table-cell office:value-type="float" office:value="2.75929157725098" calcext:value-type="float">
            <text:p><text:s/>2,76 </text:p>
          </table:table-cell>
          <table:table-cell office:value-type="float" office:value="9.70576898450631" calcext:value-type="float">
            <text:p><text:s/>9,71 </text:p>
          </table:table-cell>
          <table:table-cell office:value-type="float" office:value="13218" calcext:value-type="float">
            <text:p>13.218 </text:p>
          </table:table-cell>
          <table:table-cell table:style-name="ce12" office:value-type="float" office:value="479036" calcext:value-type="float">
            <text:p>479.036,00</text:p>
          </table:table-cell>
          <table:table-cell table:style-name="ce12" office:value-type="float" office:value="136187.045262466" calcext:value-type="float">
            <text:p>136.187,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473" calcext:value-type="float">
            <text:p>13.47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ta Cruz" calcext:value-type="string">
            <text:p><text:s/>Santa Cruz </text:p>
          </table:table-cell>
          <table:table-cell office:value-type="float" office:value="8.14324310987194" calcext:value-type="float">
            <text:p><text:s/>8,14 </text:p>
          </table:table-cell>
          <table:table-cell office:value-type="float" office:value="27.7447690664797" calcext:value-type="float">
            <text:p><text:s/>27,74 </text:p>
          </table:table-cell>
          <table:table-cell office:value-type="float" office:value="26403" calcext:value-type="float">
            <text:p>26.403 </text:p>
          </table:table-cell>
          <table:table-cell table:style-name="ce12" office:value-type="float" office:value="324232" calcext:value-type="float">
            <text:p>324.232,00</text:p>
          </table:table-cell>
          <table:table-cell table:style-name="ce12" office:value-type="float" office:value="95163.8845388669" calcext:value-type="float">
            <text:p>95.163,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32338" calcext:value-type="float">
            <text:p>32.33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ta Fe" calcext:value-type="string">
            <text:p><text:s/>Santa Fe </text:p>
          </table:table-cell>
          <table:table-cell office:value-type="float" office:value="16.4749431693188" calcext:value-type="float">
            <text:p><text:s/>16,47 </text:p>
          </table:table-cell>
          <table:table-cell office:value-type="float" office:value="52.6080897858581" calcext:value-type="float">
            <text:p><text:s/>52,61 </text:p>
          </table:table-cell>
          <table:table-cell office:value-type="float" office:value="561672" calcext:value-type="float">
            <text:p>561.672 </text:p>
          </table:table-cell>
          <table:table-cell table:style-name="ce12" office:value-type="float" office:value="3409249.99999999" calcext:value-type="float">
            <text:p>3.409.250,00</text:p>
          </table:table-cell>
          <table:table-cell table:style-name="ce12" office:value-type="float" office:value="1067653.28732956" calcext:value-type="float">
            <text:p>1.067.653,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659" calcext:value-type="float">
            <text:p>6.659</text:p>
          </table:table-cell>
          <table:table-cell table:style-name="ce13" office:value-type="float" office:value="75770" calcext:value-type="float">
            <text:p>75.770</text:p>
          </table:table-cell>
          <table:table-cell table:style-name="ce13" office:value-type="float" office:value="361264" calcext:value-type="float">
            <text:p>361.264</text:p>
          </table:table-cell>
          <table:table-cell table:style-name="ce13" office:value-type="float" office:value="60985" calcext:value-type="float">
            <text:p>60.985</text:p>
          </table:table-cell>
          <table:table-cell table:style-name="ce13" office:value-type="float" office:value="51258" calcext:value-type="float">
            <text:p>51.258</text:p>
          </table:table-cell>
          <table:table-cell table:style-name="ce13" office:value-type="float" office:value="3079" calcext:value-type="float">
            <text:p>3.079</text:p>
          </table:table-cell>
          <table:table-cell table:style-name="ce13" office:value-type="float" office:value="1189" calcext:value-type="float">
            <text:p>1.189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tiago Del Estero" calcext:value-type="string">
            <text:p><text:s/>Santiago Del Estero </text:p>
          </table:table-cell>
          <table:table-cell office:value-type="float" office:value="4.19782273142194" calcext:value-type="float">
            <text:p><text:s/>4,20 </text:p>
          </table:table-cell>
          <table:table-cell office:value-type="float" office:value="17.0049780380361" calcext:value-type="float">
            <text:p><text:s/>17,00 </text:p>
          </table:table-cell>
          <table:table-cell office:value-type="float" office:value="39135" calcext:value-type="float">
            <text:p>39.135 </text:p>
          </table:table-cell>
          <table:table-cell table:style-name="ce12" office:value-type="float" office:value="932269" calcext:value-type="float">
            <text:p>932.269,00</text:p>
          </table:table-cell>
          <table:table-cell table:style-name="ce12" office:value-type="float" office:value="230138.491872582" calcext:value-type="float">
            <text:p>230.138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7836" calcext:value-type="float">
            <text:p>7.836</text:p>
          </table:table-cell>
          <table:table-cell table:style-name="ce13" office:value-type="float" office:value="23074" calcext:value-type="float">
            <text:p>23.074</text:p>
          </table:table-cell>
          <table:table-cell table:style-name="ce13" office:value-type="float" office:value="5669" calcext:value-type="float">
            <text:p>5.669</text:p>
          </table:table-cell>
          <table:table-cell table:style-name="ce13" office:value-type="float" office:value="1856" calcext:value-type="float">
            <text:p>1.85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Tierra Del Fuego" calcext:value-type="string">
            <text:p><text:s/>Tierra Del Fuego </text:p>
          </table:table-cell>
          <table:table-cell office:value-type="float" office:value="19.4419202409388" calcext:value-type="float">
            <text:p><text:s/>19,44 </text:p>
          </table:table-cell>
          <table:table-cell office:value-type="float" office:value="66.4622043362379" calcext:value-type="float">
            <text:p><text:s/>66,46 </text:p>
          </table:table-cell>
          <table:table-cell office:value-type="float" office:value="29953" calcext:value-type="float">
            <text:p>29.953 </text:p>
          </table:table-cell>
          <table:table-cell table:style-name="ce12" office:value-type="float" office:value="154064" calcext:value-type="float">
            <text:p>154.064,00</text:p>
          </table:table-cell>
          <table:table-cell table:style-name="ce12" office:value-type="float" office:value="45067.7197651544" calcext:value-type="float">
            <text:p>45.067,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32662" calcext:value-type="float">
            <text:p>32.66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Tucumán" calcext:value-type="string">
            <text:p><text:s/>Tucumán </text:p>
          </table:table-cell>
          <table:table-cell office:value-type="float" office:value="9.12260741910043" calcext:value-type="float">
            <text:p><text:s/>9,12 </text:p>
          </table:table-cell>
          <table:table-cell office:value-type="float" office:value="37.0621732832959" calcext:value-type="float">
            <text:p><text:s/>37,06 </text:p>
          </table:table-cell>
          <table:table-cell office:value-type="float" office:value="146095" calcext:value-type="float">
            <text:p>146.095 </text:p>
          </table:table-cell>
          <table:table-cell table:style-name="ce12" office:value-type="float" office:value="1601461" calcext:value-type="float">
            <text:p>1.601.461,00</text:p>
          </table:table-cell>
          <table:table-cell table:style-name="ce12" office:value-type="float" office:value="394188.972360792" calcext:value-type="float">
            <text:p>394.188,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21800" calcext:value-type="float">
            <text:p>21.800</text:p>
          </table:table-cell>
          <table:table-cell table:style-name="ce13" office:value-type="float" office:value="83887" calcext:value-type="float">
            <text:p>83.887</text:p>
          </table:table-cell>
          <table:table-cell table:style-name="ce13" office:value-type="float" office:value="29942" calcext:value-type="float">
            <text:p>29.942</text:p>
          </table:table-cell>
          <table:table-cell table:style-name="ce13" office:value-type="float" office:value="9507" calcext:value-type="float">
            <text:p>9.507</text:p>
          </table:table-cell>
          <table:table-cell table:style-name="ce13" office:value-type="float" office:value="837" calcext:value-type="float">
            <text:p>83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Buenos Aires" calcext:value-type="string">
            <text:p><text:s/>Buenos Aires </text:p>
          </table:table-cell>
          <table:table-cell office:value-type="float" office:value="17.5478839831824" calcext:value-type="float">
            <text:p><text:s/>17,55 </text:p>
          </table:table-cell>
          <table:table-cell office:value-type="float" office:value="57.6886810560801" calcext:value-type="float">
            <text:p><text:s/>57,69 </text:p>
          </table:table-cell>
          <table:table-cell office:value-type="float" office:value="2928765" calcext:value-type="float">
            <text:p>2.928.765 </text:p>
          </table:table-cell>
          <table:table-cell table:style-name="ce12" office:value-type="float" office:value="16690132" calcext:value-type="float">
            <text:p>16.690.132,00</text:p>
          </table:table-cell>
          <table:table-cell table:style-name="ce12" office:value-type="float" office:value="5076845.13908872" calcext:value-type="float">
            <text:p>5.076.845,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361" calcext:value-type="float">
            <text:p>8.361</text:p>
          </table:table-cell>
          <table:table-cell table:style-name="ce13" office:value-type="float" office:value="107351.48" calcext:value-type="float">
            <text:p>107.351</text:p>
          </table:table-cell>
          <table:table-cell table:style-name="ce13" office:value-type="float" office:value="2266948.24" calcext:value-type="float">
            <text:p>2.266.948</text:p>
          </table:table-cell>
          <table:table-cell table:style-name="ce13" office:value-type="float" office:value="262563.76" calcext:value-type="float">
            <text:p>262.564</text:p>
          </table:table-cell>
          <table:table-cell table:style-name="ce13" office:value-type="float" office:value="200490.96" calcext:value-type="float">
            <text:p>200.491</text:p>
          </table:table-cell>
          <table:table-cell table:style-name="ce13" office:value-type="float" office:value="2642.32" calcext:value-type="float">
            <text:p>2.642</text:p>
          </table:table-cell>
          <table:table-cell table:style-name="ce13" office:value-type="float" office:value="7720" calcext:value-type="float">
            <text:p>7.72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apital Federal" calcext:value-type="string">
            <text:p><text:s/>Capital Federal </text:p>
          </table:table-cell>
          <table:table-cell office:value-type="float" office:value="44.9110922281475" calcext:value-type="float">
            <text:p><text:s/>44,91 </text:p>
          </table:table-cell>
          <table:table-cell office:value-type="float" office:value="118.28921116432" calcext:value-type="float">
            <text:p><text:s/>118,29 </text:p>
          </table:table-cell>
          <table:table-cell office:value-type="float" office:value="1372068" calcext:value-type="float">
            <text:p>1.372.068 </text:p>
          </table:table-cell>
          <table:table-cell table:style-name="ce12" office:value-type="float" office:value="3055076" calcext:value-type="float">
            <text:p>3.055.076,00</text:p>
          </table:table-cell>
          <table:table-cell table:style-name="ce12" office:value-type="float" office:value="1159926.57867505" calcext:value-type="float">
            <text:p>1.159.926,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48" calcext:value-type="float">
            <text:p>2.448</text:p>
          </table:table-cell>
          <table:table-cell table:style-name="ce13" office:value-type="float" office:value="49339.52" calcext:value-type="float">
            <text:p>49.340</text:p>
          </table:table-cell>
          <table:table-cell table:style-name="ce13" office:value-type="float" office:value="942524.76" calcext:value-type="float">
            <text:p>942.525</text:p>
          </table:table-cell>
          <table:table-cell table:style-name="ce13" office:value-type="float" office:value="159618.24" calcext:value-type="float">
            <text:p>159.618</text:p>
          </table:table-cell>
          <table:table-cell table:style-name="ce13" office:value-type="float" office:value="175594.04" calcext:value-type="float">
            <text:p>175.594</text:p>
          </table:table-cell>
          <table:table-cell table:style-name="ce13" office:value-type="float" office:value="2027.68" calcext:value-type="float">
            <text:p>2.028</text:p>
          </table:table-cell>
          <table:table-cell table:style-name="ce13" office:value-type="float" office:value="10022" calcext:value-type="float">
            <text:p>10.02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atamarca" calcext:value-type="string">
            <text:p><text:s/>Catamarca </text:p>
          </table:table-cell>
          <table:table-cell office:value-type="float" office:value="6.56384739614516" calcext:value-type="float">
            <text:p><text:s/>6,56 </text:p>
          </table:table-cell>
          <table:table-cell office:value-type="float" office:value="25.8637811846376" calcext:value-type="float">
            <text:p><text:s/>25,86 </text:p>
          </table:table-cell>
          <table:table-cell office:value-type="float" office:value="26093" calcext:value-type="float">
            <text:p>26.093 </text:p>
          </table:table-cell>
          <table:table-cell table:style-name="ce12" office:value-type="float" office:value="397526" calcext:value-type="float">
            <text:p>397.526,00</text:p>
          </table:table-cell>
          <table:table-cell table:style-name="ce12" office:value-type="float" office:value="100886.254077569" calcext:value-type="float">
            <text:p>100.886,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6871" calcext:value-type="float">
            <text:p>6.871</text:p>
          </table:table-cell>
          <table:table-cell table:style-name="ce13" office:value-type="float" office:value="14206" calcext:value-type="float">
            <text:p>14.206</text:p>
          </table:table-cell>
          <table:table-cell table:style-name="ce13" office:value-type="float" office:value="4143" calcext:value-type="float">
            <text:p>4.143</text:p>
          </table:table-cell>
          <table:table-cell table:style-name="ce13" office:value-type="float" office:value="812" calcext:value-type="float">
            <text:p>81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haco" calcext:value-type="string">
            <text:p><text:s/>Chaco </text:p>
          </table:table-cell>
          <table:table-cell office:value-type="float" office:value="7.4540202988244" calcext:value-type="float">
            <text:p><text:s/>7,45 </text:p>
          </table:table-cell>
          <table:table-cell office:value-type="float" office:value="27.9630727934794" calcext:value-type="float">
            <text:p><text:s/>27,96 </text:p>
          </table:table-cell>
          <table:table-cell office:value-type="float" office:value="85370" calcext:value-type="float">
            <text:p>85.370 </text:p>
          </table:table-cell>
          <table:table-cell table:style-name="ce12" office:value-type="float" office:value="1145288" calcext:value-type="float">
            <text:p>1.145.288,00</text:p>
          </table:table-cell>
          <table:table-cell table:style-name="ce12" office:value-type="float" office:value="305295.489628404" calcext:value-type="float">
            <text:p>305.295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0353" calcext:value-type="float">
            <text:p>10.353</text:p>
          </table:table-cell>
          <table:table-cell table:style-name="ce13" office:value-type="float" office:value="47131" calcext:value-type="float">
            <text:p>47.131</text:p>
          </table:table-cell>
          <table:table-cell table:style-name="ce13" office:value-type="float" office:value="19016" calcext:value-type="float">
            <text:p>19.016</text:p>
          </table:table-cell>
          <table:table-cell table:style-name="ce13" office:value-type="float" office:value="7498" calcext:value-type="float">
            <text:p>7.498</text:p>
          </table:table-cell>
          <table:table-cell table:style-name="ce13" office:value-type="float" office:value="979" calcext:value-type="float">
            <text:p>979</text:p>
          </table:table-cell>
          <table:table-cell table:style-name="ce13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hubut" calcext:value-type="string">
            <text:p><text:s/>Chubut </text:p>
          </table:table-cell>
          <table:table-cell office:value-type="float" office:value="11.2335781697583" calcext:value-type="float">
            <text:p><text:s/>11,23 </text:p>
          </table:table-cell>
          <table:table-cell office:value-type="float" office:value="36.8118099146332" calcext:value-type="float">
            <text:p><text:s/>36,81 </text:p>
          </table:table-cell>
          <table:table-cell office:value-type="float" office:value="63883" calcext:value-type="float">
            <text:p>63.883 </text:p>
          </table:table-cell>
          <table:table-cell table:style-name="ce12" office:value-type="float" office:value="568679.000000002" calcext:value-type="float">
            <text:p>568.679,00</text:p>
          </table:table-cell>
          <table:table-cell table:style-name="ce12" office:value-type="float" office:value="173539.416149722" calcext:value-type="float">
            <text:p>173.539,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5886" calcext:value-type="float">
            <text:p>5.886</text:p>
          </table:table-cell>
          <table:table-cell table:style-name="ce13" office:value-type="float" office:value="71668" calcext:value-type="float">
            <text:p>71.668</text:p>
          </table:table-cell>
          <table:table-cell table:style-name="ce13" office:value-type="float" office:value="167" calcext:value-type="float">
            <text:p>16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órdoba" calcext:value-type="string">
            <text:p><text:s/>Córdoba </text:p>
          </table:table-cell>
          <table:table-cell office:value-type="float" office:value="17.4307349890253" calcext:value-type="float">
            <text:p><text:s/>17,43 </text:p>
          </table:table-cell>
          <table:table-cell office:value-type="float" office:value="57.0834037895185" calcext:value-type="float">
            <text:p><text:s/>57,08 </text:p>
          </table:table-cell>
          <table:table-cell office:value-type="float" office:value="622998" calcext:value-type="float">
            <text:p>622.998 </text:p>
          </table:table-cell>
          <table:table-cell table:style-name="ce12" office:value-type="float" office:value="3574135" calcext:value-type="float">
            <text:p>3.574.135,00</text:p>
          </table:table-cell>
          <table:table-cell table:style-name="ce12" office:value-type="float" office:value="1091382.01060532" calcext:value-type="float">
            <text:p>1.091.382,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68765" calcext:value-type="float">
            <text:p>68.765</text:p>
          </table:table-cell>
          <table:table-cell table:style-name="ce13" office:value-type="float" office:value="429787" calcext:value-type="float">
            <text:p>429.787</text:p>
          </table:table-cell>
          <table:table-cell table:style-name="ce13" office:value-type="float" office:value="61109" calcext:value-type="float">
            <text:p>61.109</text:p>
          </table:table-cell>
          <table:table-cell table:style-name="ce13" office:value-type="float" office:value="59372" calcext:value-type="float">
            <text:p>59.372</text:p>
          </table:table-cell>
          <table:table-cell table:style-name="ce13" office:value-type="float" office:value="2582" calcext:value-type="float">
            <text:p>2.582</text:p>
          </table:table-cell>
          <table:table-cell table:style-name="ce13" office:value-type="float" office:value="1048" calcext:value-type="float">
            <text:p>1.048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orrientes" calcext:value-type="string">
            <text:p><text:s/>Corrientes </text:p>
          </table:table-cell>
          <table:table-cell office:value-type="float" office:value="7.92519113592012" calcext:value-type="float">
            <text:p><text:s/>7,93 </text:p>
          </table:table-cell>
          <table:table-cell office:value-type="float" office:value="30.167412409019" calcext:value-type="float">
            <text:p><text:s/>30,17 </text:p>
          </table:table-cell>
          <table:table-cell office:value-type="float" office:value="84959" calcext:value-type="float">
            <text:p>84.959 </text:p>
          </table:table-cell>
          <table:table-cell table:style-name="ce12" office:value-type="float" office:value="1072012" calcext:value-type="float">
            <text:p>1.072.012,00</text:p>
          </table:table-cell>
          <table:table-cell table:style-name="ce12" office:value-type="float" office:value="281625.082218189" calcext:value-type="float">
            <text:p>281.625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1921" calcext:value-type="float">
            <text:p>11.921</text:p>
          </table:table-cell>
          <table:table-cell table:style-name="ce13" office:value-type="float" office:value="48127" calcext:value-type="float">
            <text:p>48.127</text:p>
          </table:table-cell>
          <table:table-cell table:style-name="ce13" office:value-type="float" office:value="18168" calcext:value-type="float">
            <text:p>18.168</text:p>
          </table:table-cell>
          <table:table-cell table:style-name="ce13" office:value-type="float" office:value="6111" calcext:value-type="float">
            <text:p>6.111</text:p>
          </table:table-cell>
          <table:table-cell table:style-name="ce13" office:value-type="float" office:value="453" calcext:value-type="float">
            <text:p>453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Entre Ríos" calcext:value-type="string">
            <text:p><text:s/>Entre Ríos </text:p>
          </table:table-cell>
          <table:table-cell office:value-type="float" office:value="13.027710914374" calcext:value-type="float">
            <text:p><text:s/>13,03 </text:p>
          </table:table-cell>
          <table:table-cell office:value-type="float" office:value="43.6771816352633" calcext:value-type="float">
            <text:p><text:s/>43,68 </text:p>
          </table:table-cell>
          <table:table-cell office:value-type="float" office:value="172434" calcext:value-type="float">
            <text:p>172.434 </text:p>
          </table:table-cell>
          <table:table-cell table:style-name="ce12" office:value-type="float" office:value="1323594" calcext:value-type="float">
            <text:p>1.323.594,00</text:p>
          </table:table-cell>
          <table:table-cell table:style-name="ce12" office:value-type="float" office:value="394791.956678778" calcext:value-type="float">
            <text:p>394.791,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63" calcext:value-type="float">
            <text:p>2.863</text:p>
          </table:table-cell>
          <table:table-cell table:style-name="ce13" office:value-type="float" office:value="20385" calcext:value-type="float">
            <text:p>20.385</text:p>
          </table:table-cell>
          <table:table-cell table:style-name="ce13" office:value-type="float" office:value="103990" calcext:value-type="float">
            <text:p>103.990</text:p>
          </table:table-cell>
          <table:table-cell table:style-name="ce13" office:value-type="float" office:value="34788" calcext:value-type="float">
            <text:p>34.788</text:p>
          </table:table-cell>
          <table:table-cell table:style-name="ce13" office:value-type="float" office:value="9924" calcext:value-type="float">
            <text:p>9.924</text:p>
          </table:table-cell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Formosa" calcext:value-type="string">
            <text:p><text:s/>Formosa </text:p>
          </table:table-cell>
          <table:table-cell office:value-type="float" office:value="4.78363992388097" calcext:value-type="float">
            <text:p><text:s/>4,78 </text:p>
          </table:table-cell>
          <table:table-cell office:value-type="float" office:value="18.8367517737853" calcext:value-type="float">
            <text:p><text:s/>18,84 </text:p>
          </table:table-cell>
          <table:table-cell office:value-type="float" office:value="27752" calcext:value-type="float">
            <text:p>27.752 </text:p>
          </table:table-cell>
          <table:table-cell table:style-name="ce12" office:value-type="float" office:value="580144" calcext:value-type="float">
            <text:p>580.144,00</text:p>
          </table:table-cell>
          <table:table-cell table:style-name="ce12" office:value-type="float" office:value="147329.010507119" calcext:value-type="float">
            <text:p>147.329,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62" calcext:value-type="float">
            <text:p>1.862</text:p>
          </table:table-cell>
          <table:table-cell table:style-name="ce13" office:value-type="float" office:value="6521" calcext:value-type="float">
            <text:p>6.521</text:p>
          </table:table-cell>
          <table:table-cell table:style-name="ce13" office:value-type="float" office:value="14354" calcext:value-type="float">
            <text:p>14.354</text:p>
          </table:table-cell>
          <table:table-cell table:style-name="ce13" office:value-type="float" office:value="2791" calcext:value-type="float">
            <text:p>2.791</text:p>
          </table:table-cell>
          <table:table-cell table:style-name="ce13" office:value-type="float" office:value="1842" calcext:value-type="float">
            <text:p>1.842</text:p>
          </table:table-cell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Jujuy" calcext:value-type="string">
            <text:p><text:s/>Jujuy </text:p>
          </table:table-cell>
          <table:table-cell office:value-type="float" office:value="5.42345455542757" calcext:value-type="float">
            <text:p><text:s/>5,42 </text:p>
          </table:table-cell>
          <table:table-cell office:value-type="float" office:value="21.2703333470887" calcext:value-type="float">
            <text:p><text:s/>21,27 </text:p>
          </table:table-cell>
          <table:table-cell office:value-type="float" office:value="39550" calcext:value-type="float">
            <text:p>39.550 </text:p>
          </table:table-cell>
          <table:table-cell table:style-name="ce12" office:value-type="float" office:value="729240" calcext:value-type="float">
            <text:p>729.240,00</text:p>
          </table:table-cell>
          <table:table-cell table:style-name="ce12" office:value-type="float" office:value="185939.728139772" calcext:value-type="float">
            <text:p>185.939,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49" calcext:value-type="float">
            <text:p>2.549</text:p>
          </table:table-cell>
          <table:table-cell table:style-name="ce13" office:value-type="float" office:value="9278" calcext:value-type="float">
            <text:p>9.278</text:p>
          </table:table-cell>
          <table:table-cell table:style-name="ce13" office:value-type="float" office:value="21588" calcext:value-type="float">
            <text:p>21.588</text:p>
          </table:table-cell>
          <table:table-cell table:style-name="ce13" office:value-type="float" office:value="5169" calcext:value-type="float">
            <text:p>5.169</text:p>
          </table:table-cell>
          <table:table-cell table:style-name="ce13" office:value-type="float" office:value="966" calcext:value-type="float">
            <text:p>96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La Pampa" calcext:value-type="string">
            <text:p><text:s/>La Pampa </text:p>
          </table:table-cell>
          <table:table-cell office:value-type="float" office:value="19.055588379965" calcext:value-type="float">
            <text:p><text:s/>19,06 </text:p>
          </table:table-cell>
          <table:table-cell office:value-type="float" office:value="57.9639597509152" calcext:value-type="float">
            <text:p><text:s/>57,96 </text:p>
          </table:table-cell>
          <table:table-cell office:value-type="float" office:value="65471" calcext:value-type="float">
            <text:p>65.471 </text:p>
          </table:table-cell>
          <table:table-cell table:style-name="ce12" office:value-type="float" office:value="343579" calcext:value-type="float">
            <text:p>343.579,00</text:p>
          </table:table-cell>
          <table:table-cell table:style-name="ce12" office:value-type="float" office:value="112951.220519344" calcext:value-type="float">
            <text:p>112.951,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13087" calcext:value-type="float">
            <text:p>13.087</text:p>
          </table:table-cell>
          <table:table-cell table:style-name="ce13" office:value-type="float" office:value="47660" calcext:value-type="float">
            <text:p>47.66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La Rioja" calcext:value-type="string">
            <text:p><text:s/>La Rioja </text:p>
          </table:table-cell>
          <table:table-cell office:value-type="float" office:value="4.55007908580607" calcext:value-type="float">
            <text:p><text:s/>4,55 </text:p>
          </table:table-cell>
          <table:table-cell office:value-type="float" office:value="17.1511294420325" calcext:value-type="float">
            <text:p><text:s/>17,15 </text:p>
          </table:table-cell>
          <table:table-cell office:value-type="float" office:value="16771" calcext:value-type="float">
            <text:p>16.771 </text:p>
          </table:table-cell>
          <table:table-cell table:style-name="ce12" office:value-type="float" office:value="368587" calcext:value-type="float">
            <text:p>368.587,00</text:p>
          </table:table-cell>
          <table:table-cell table:style-name="ce12" office:value-type="float" office:value="97783.6477573255" calcext:value-type="float">
            <text:p>97.783,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840" calcext:value-type="float">
            <text:p>3.840</text:p>
          </table:table-cell>
          <table:table-cell table:style-name="ce13" office:value-type="float" office:value="9102" calcext:value-type="float">
            <text:p>9.102</text:p>
          </table:table-cell>
          <table:table-cell table:style-name="ce13" office:value-type="float" office:value="2984" calcext:value-type="float">
            <text:p>2.984</text:p>
          </table:table-cell>
          <table:table-cell table:style-name="ce13" office:value-type="float" office:value="832" calcext:value-type="float">
            <text:p>83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Mendoza" calcext:value-type="string">
            <text:p><text:s/>Mendoza </text:p>
          </table:table-cell>
          <table:table-cell office:value-type="float" office:value="9.04240199075449" calcext:value-type="float">
            <text:p><text:s/>9,04 </text:p>
          </table:table-cell>
          <table:table-cell office:value-type="float" office:value="32.4919958318665" calcext:value-type="float">
            <text:p><text:s/>32,49 </text:p>
          </table:table-cell>
          <table:table-cell office:value-type="float" office:value="170823" calcext:value-type="float">
            <text:p>170.823 </text:p>
          </table:table-cell>
          <table:table-cell table:style-name="ce12" office:value-type="float" office:value="1889133" calcext:value-type="float">
            <text:p>1.889.133,00</text:p>
          </table:table-cell>
          <table:table-cell table:style-name="ce12" office:value-type="float" office:value="525738.710801094" calcext:value-type="float">
            <text:p>525.738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73430" calcext:value-type="float">
            <text:p>173.430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Misiones" calcext:value-type="string">
            <text:p><text:s/>Misiones </text:p>
          </table:table-cell>
          <table:table-cell office:value-type="float" office:value="7.68704138427488" calcext:value-type="float">
            <text:p><text:s/>7,69 </text:p>
          </table:table-cell>
          <table:table-cell office:value-type="float" office:value="28.3063450934369" calcext:value-type="float">
            <text:p><text:s/>28,31 </text:p>
          </table:table-cell>
          <table:table-cell office:value-type="float" office:value="91622" calcext:value-type="float">
            <text:p>91.622 </text:p>
          </table:table-cell>
          <table:table-cell table:style-name="ce12" office:value-type="float" office:value="1191902" calcext:value-type="float">
            <text:p>1.191.902,00</text:p>
          </table:table-cell>
          <table:table-cell table:style-name="ce12" office:value-type="float" office:value="323680.078433169" calcext:value-type="float">
            <text:p>323.680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58" calcext:value-type="float">
            <text:p>958</text:p>
          </table:table-cell>
          <table:table-cell table:style-name="ce13" office:value-type="float" office:value="9809" calcext:value-type="float">
            <text:p>9.809</text:p>
          </table:table-cell>
          <table:table-cell table:style-name="ce13" office:value-type="float" office:value="51234" calcext:value-type="float">
            <text:p>51.234</text:p>
          </table:table-cell>
          <table:table-cell table:style-name="ce13" office:value-type="float" office:value="17367" calcext:value-type="float">
            <text:p>17.367</text:p>
          </table:table-cell>
          <table:table-cell table:style-name="ce13" office:value-type="float" office:value="11654" calcext:value-type="float">
            <text:p>11.654</text:p>
          </table:table-cell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Neuquén" calcext:value-type="string">
            <text:p><text:s/>Neuquén </text:p>
          </table:table-cell>
          <table:table-cell office:value-type="float" office:value="16.1952130313712" calcext:value-type="float">
            <text:p><text:s/>16,20 </text:p>
          </table:table-cell>
          <table:table-cell office:value-type="float" office:value="54.5993148967112" calcext:value-type="float">
            <text:p><text:s/>54,60 </text:p>
          </table:table-cell>
          <table:table-cell office:value-type="float" office:value="100616" calcext:value-type="float">
            <text:p>100.616 </text:p>
          </table:table-cell>
          <table:table-cell table:style-name="ce12" office:value-type="float" office:value="621270.000000001" calcext:value-type="float">
            <text:p>621.270,00</text:p>
          </table:table-cell>
          <table:table-cell table:style-name="ce12" office:value-type="float" office:value="184280.700573517" calcext:value-type="float">
            <text:p>184.280,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33" calcext:value-type="float">
            <text:p>1.733</text:p>
          </table:table-cell>
          <table:table-cell table:style-name="ce13" office:value-type="float" office:value="2124" calcext:value-type="float">
            <text:p>2.124</text:p>
          </table:table-cell>
          <table:table-cell table:style-name="ce13" office:value-type="float" office:value="85044" calcext:value-type="float">
            <text:p>85.044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6599" calcext:value-type="float">
            <text:p>6.59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Río Negro" calcext:value-type="string">
            <text:p><text:s/>Río Negro </text:p>
          </table:table-cell>
          <table:table-cell office:value-type="float" office:value="14.2198456021744" calcext:value-type="float">
            <text:p><text:s/>14,22 </text:p>
          </table:table-cell>
          <table:table-cell office:value-type="float" office:value="46.3891866567451" calcext:value-type="float">
            <text:p><text:s/>46,39 </text:p>
          </table:table-cell>
          <table:table-cell office:value-type="float" office:value="99614" calcext:value-type="float">
            <text:p>99.614 </text:p>
          </table:table-cell>
          <table:table-cell table:style-name="ce12" office:value-type="float" office:value="700527.999999998" calcext:value-type="float">
            <text:p>700.528,00</text:p>
          </table:table-cell>
          <table:table-cell table:style-name="ce12" office:value-type="float" office:value="214735.388091819" calcext:value-type="float">
            <text:p>214.735,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72" calcext:value-type="float">
            <text:p>3.372</text:p>
          </table:table-cell>
          <table:table-cell table:style-name="ce13" office:value-type="float" office:value="4457" calcext:value-type="float">
            <text:p>4.457</text:p>
          </table:table-cell>
          <table:table-cell table:style-name="ce13" office:value-type="float" office:value="88691" calcext:value-type="float">
            <text:p>88.691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826" calcext:value-type="float">
            <text:p>3.82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lta" calcext:value-type="string">
            <text:p><text:s/>Salta </text:p>
          </table:table-cell>
          <table:table-cell office:value-type="float" office:value="7.52537878306051" calcext:value-type="float">
            <text:p><text:s/>7,53 </text:p>
          </table:table-cell>
          <table:table-cell office:value-type="float" office:value="31.1759452128584" calcext:value-type="float">
            <text:p><text:s/>31,18 </text:p>
          </table:table-cell>
          <table:table-cell office:value-type="float" office:value="100573" calcext:value-type="float">
            <text:p>100.573 </text:p>
          </table:table-cell>
          <table:table-cell table:style-name="ce12" office:value-type="float" office:value="1336451" calcext:value-type="float">
            <text:p>1.336.451,00</text:p>
          </table:table-cell>
          <table:table-cell table:style-name="ce12" office:value-type="float" office:value="322598.077823536" calcext:value-type="float">
            <text:p>322.598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26" calcext:value-type="float">
            <text:p>1.126</text:p>
          </table:table-cell>
          <table:table-cell table:style-name="ce13" office:value-type="float" office:value="12223" calcext:value-type="float">
            <text:p>12.223</text:p>
          </table:table-cell>
          <table:table-cell table:style-name="ce13" office:value-type="float" office:value="65405" calcext:value-type="float">
            <text:p>65.405</text:p>
          </table:table-cell>
          <table:table-cell table:style-name="ce13" office:value-type="float" office:value="17451" calcext:value-type="float">
            <text:p>17.451</text:p>
          </table:table-cell>
          <table:table-cell table:style-name="ce13" office:value-type="float" office:value="4318" calcext:value-type="float">
            <text:p>4.318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 Juan" calcext:value-type="string">
            <text:p><text:s/>San Juan </text:p>
          </table:table-cell>
          <table:table-cell office:value-type="float" office:value="7.02746288735124" calcext:value-type="float">
            <text:p><text:s/>7,03 </text:p>
          </table:table-cell>
          <table:table-cell office:value-type="float" office:value="27.6653856556601" calcext:value-type="float">
            <text:p><text:s/>27,67 </text:p>
          </table:table-cell>
          <table:table-cell office:value-type="float" office:value="52030" calcext:value-type="float">
            <text:p>52.030 </text:p>
          </table:table-cell>
          <table:table-cell table:style-name="ce12" office:value-type="float" office:value="740381" calcext:value-type="float">
            <text:p>740.381,00</text:p>
          </table:table-cell>
          <table:table-cell table:style-name="ce12" office:value-type="float" office:value="188068.948857596" calcext:value-type="float">
            <text:p>188.068,9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54963" calcext:value-type="float">
            <text:p>54.96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 Luis" calcext:value-type="string">
            <text:p><text:s/>San Luis </text:p>
          </table:table-cell>
          <table:table-cell office:value-type="float" office:value="2.76881185526522" calcext:value-type="float">
            <text:p><text:s/>2,77 </text:p>
          </table:table-cell>
          <table:table-cell office:value-type="float" office:value="9.70650326873876" calcext:value-type="float">
            <text:p><text:s/>9,71 </text:p>
          </table:table-cell>
          <table:table-cell office:value-type="float" office:value="13219" calcext:value-type="float">
            <text:p>13.219 </text:p>
          </table:table-cell>
          <table:table-cell table:style-name="ce12" office:value-type="float" office:value="477425.000000001" calcext:value-type="float">
            <text:p>477.425,00</text:p>
          </table:table-cell>
          <table:table-cell table:style-name="ce12" office:value-type="float" office:value="136187.045262466" calcext:value-type="float">
            <text:p>136.187,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286" calcext:value-type="float">
            <text:p>13.28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ta Cruz" calcext:value-type="string">
            <text:p><text:s/>Santa Cruz </text:p>
          </table:table-cell>
          <table:table-cell office:value-type="float" office:value="8.15935448203892" calcext:value-type="float">
            <text:p><text:s/>8,16 </text:p>
          </table:table-cell>
          <table:table-cell office:value-type="float" office:value="27.6060609834294" calcext:value-type="float">
            <text:p><text:s/>27,61 </text:p>
          </table:table-cell>
          <table:table-cell office:value-type="float" office:value="26271" calcext:value-type="float">
            <text:p>26.271 </text:p>
          </table:table-cell>
          <table:table-cell table:style-name="ce12" office:value-type="float" office:value="321974" calcext:value-type="float">
            <text:p>321.974,00</text:p>
          </table:table-cell>
          <table:table-cell table:style-name="ce12" office:value-type="float" office:value="95163.8845388671" calcext:value-type="float">
            <text:p>95.163,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2266" calcext:value-type="float">
            <text:p>32.26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ta Fe" calcext:value-type="string">
            <text:p><text:s/>Santa Fe </text:p>
          </table:table-cell>
          <table:table-cell office:value-type="float" office:value="16.3639671637834" calcext:value-type="float">
            <text:p><text:s/>16,36 </text:p>
          </table:table-cell>
          <table:table-cell office:value-type="float" office:value="52.1459547408435" calcext:value-type="float">
            <text:p><text:s/>52,15 </text:p>
          </table:table-cell>
          <table:table-cell office:value-type="float" office:value="556738" calcext:value-type="float">
            <text:p>556.738 </text:p>
          </table:table-cell>
          <table:table-cell table:style-name="ce12" office:value-type="float" office:value="3402219" calcext:value-type="float">
            <text:p>3.402.219,00</text:p>
          </table:table-cell>
          <table:table-cell table:style-name="ce12" office:value-type="float" office:value="1067653.28732956" calcext:value-type="float">
            <text:p>1.067.653,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767" calcext:value-type="float">
            <text:p>6.767</text:p>
          </table:table-cell>
          <table:table-cell table:style-name="ce13" office:value-type="float" office:value="80817" calcext:value-type="float">
            <text:p>80.817</text:p>
          </table:table-cell>
          <table:table-cell table:style-name="ce13" office:value-type="float" office:value="363177" calcext:value-type="float">
            <text:p>363.177</text:p>
          </table:table-cell>
          <table:table-cell table:style-name="ce13" office:value-type="float" office:value="59531" calcext:value-type="float">
            <text:p>59.531</text:p>
          </table:table-cell>
          <table:table-cell table:style-name="ce13" office:value-type="float" office:value="42021" calcext:value-type="float">
            <text:p>42.021</text:p>
          </table:table-cell>
          <table:table-cell table:style-name="ce13" office:value-type="float" office:value="2320" calcext:value-type="float">
            <text:p>2.320</text:p>
          </table:table-cell>
          <table:table-cell table:style-name="ce13" office:value-type="float" office:value="1133" calcext:value-type="float">
            <text:p>1.13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tiago Del Estero" calcext:value-type="string">
            <text:p><text:s/>Santiago Del Estero </text:p>
          </table:table-cell>
          <table:table-cell office:value-type="float" office:value="4.2373027191788" calcext:value-type="float">
            <text:p><text:s/>4,24 </text:p>
          </table:table-cell>
          <table:table-cell office:value-type="float" office:value="17.1188225313532" calcext:value-type="float">
            <text:p><text:s/>17,12 </text:p>
          </table:table-cell>
          <table:table-cell office:value-type="float" office:value="39397" calcext:value-type="float">
            <text:p>39.397 </text:p>
          </table:table-cell>
          <table:table-cell table:style-name="ce12" office:value-type="float" office:value="929766.000000001" calcext:value-type="float">
            <text:p>929.766,00</text:p>
          </table:table-cell>
          <table:table-cell table:style-name="ce12" office:value-type="float" office:value="230138.491872582" calcext:value-type="float">
            <text:p>230.138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8332" calcext:value-type="float">
            <text:p>8.332</text:p>
          </table:table-cell>
          <table:table-cell table:style-name="ce13" office:value-type="float" office:value="23158" calcext:value-type="float">
            <text:p>23.158</text:p>
          </table:table-cell>
          <table:table-cell table:style-name="ce13" office:value-type="float" office:value="5956" calcext:value-type="float">
            <text:p>5.956</text:p>
          </table:table-cell>
          <table:table-cell table:style-name="ce13" office:value-type="float" office:value="1249" calcext:value-type="float">
            <text:p>1.24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Tierra Del Fuego" calcext:value-type="string">
            <text:p><text:s/>Tierra Del Fuego </text:p>
          </table:table-cell>
          <table:table-cell office:value-type="float" office:value="22.0480211219742" calcext:value-type="float">
            <text:p><text:s/>22,05 </text:p>
          </table:table-cell>
          <table:table-cell office:value-type="float" office:value="74.8584578403385" calcext:value-type="float">
            <text:p><text:s/>74,86 </text:p>
          </table:table-cell>
          <table:table-cell office:value-type="float" office:value="33737" calcext:value-type="float">
            <text:p>33.737 </text:p>
          </table:table-cell>
          <table:table-cell table:style-name="ce12" office:value-type="float" office:value="153016" calcext:value-type="float">
            <text:p>153.016,00</text:p>
          </table:table-cell>
          <table:table-cell table:style-name="ce12" office:value-type="float" office:value="45067.7197651544" calcext:value-type="float">
            <text:p>45.067,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36408" calcext:value-type="float">
            <text:p>36.40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Tucumán" calcext:value-type="string">
            <text:p><text:s/>Tucumán </text:p>
          </table:table-cell>
          <table:table-cell office:value-type="float" office:value="9.04046893117945" calcext:value-type="float">
            <text:p><text:s/>9,04 </text:p>
          </table:table-cell>
          <table:table-cell office:value-type="float" office:value="36.6103595277426" calcext:value-type="float">
            <text:p><text:s/>36,61 </text:p>
          </table:table-cell>
          <table:table-cell office:value-type="float" office:value="144314" calcext:value-type="float">
            <text:p>144.314 </text:p>
          </table:table-cell>
          <table:table-cell table:style-name="ce12" office:value-type="float" office:value="1596311" calcext:value-type="float">
            <text:p>1.596.311,00</text:p>
          </table:table-cell>
          <table:table-cell table:style-name="ce12" office:value-type="float" office:value="394188.972360792" calcext:value-type="float">
            <text:p>394.188,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23687" calcext:value-type="float">
            <text:p>23.687</text:p>
          </table:table-cell>
          <table:table-cell table:style-name="ce13" office:value-type="float" office:value="83654" calcext:value-type="float">
            <text:p>83.654</text:p>
          </table:table-cell>
          <table:table-cell table:style-name="ce13" office:value-type="float" office:value="29998" calcext:value-type="float">
            <text:p>29.998</text:p>
          </table:table-cell>
          <table:table-cell table:style-name="ce13" office:value-type="float" office:value="6232" calcext:value-type="float">
            <text:p>6.232</text:p>
          </table:table-cell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Buenos Aires" calcext:value-type="string">
            <text:p><text:s/>Buenos Aires </text:p>
          </table:table-cell>
          <table:table-cell office:value-type="float" office:value="17.325662544573" calcext:value-type="float">
            <text:p><text:s/>17,33 </text:p>
          </table:table-cell>
          <table:table-cell office:value-type="float" office:value="56.8028056143921" calcext:value-type="float">
            <text:p><text:s/>56,80 </text:p>
          </table:table-cell>
          <table:table-cell office:value-type="float" office:value="2883790" calcext:value-type="float">
            <text:p>2.883.790 </text:p>
          </table:table-cell>
          <table:table-cell table:style-name="ce12" office:value-type="float" office:value="16644616" calcext:value-type="float">
            <text:p>16.644.616,00</text:p>
          </table:table-cell>
          <table:table-cell table:style-name="ce12" office:value-type="float" office:value="5076844.30162959" calcext:value-type="float">
            <text:p>5.076.844,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714" calcext:value-type="float">
            <text:p>8.714</text:p>
          </table:table-cell>
          <table:table-cell table:style-name="ce13" office:value-type="float" office:value="137188.96" calcext:value-type="float">
            <text:p>137.189</text:p>
          </table:table-cell>
          <table:table-cell table:style-name="ce13" office:value-type="float" office:value="2299705.32" calcext:value-type="float">
            <text:p>2.299.705</text:p>
          </table:table-cell>
          <table:table-cell table:style-name="ce13" office:value-type="float" office:value="243502.6" calcext:value-type="float">
            <text:p>243.503</text:p>
          </table:table-cell>
          <table:table-cell table:style-name="ce13" office:value-type="float" office:value="159921.64" calcext:value-type="float">
            <text:p>159.922</text:p>
          </table:table-cell>
          <table:table-cell table:style-name="ce13" office:value-type="float" office:value="2009.68" calcext:value-type="float">
            <text:p>2.010</text:p>
          </table:table-cell>
          <table:table-cell table:style-name="ce13" office:value-type="float" office:value="6712" calcext:value-type="float">
            <text:p>6.71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apital Federal" calcext:value-type="string">
            <text:p><text:s/>Capital Federal </text:p>
          </table:table-cell>
          <table:table-cell office:value-type="float" office:value="44.0848542837935" calcext:value-type="float">
            <text:p><text:s/>44,08 </text:p>
          </table:table-cell>
          <table:table-cell office:value-type="float" office:value="116.066270918604" calcext:value-type="float">
            <text:p><text:s/>116,07 </text:p>
          </table:table-cell>
          <table:table-cell office:value-type="float" office:value="1346284" calcext:value-type="float">
            <text:p>1.346.284 </text:p>
          </table:table-cell>
          <table:table-cell table:style-name="ce12" office:value-type="float" office:value="3053847" calcext:value-type="float">
            <text:p>3.053.847,00</text:p>
          </table:table-cell>
          <table:table-cell table:style-name="ce12" office:value-type="float" office:value="1159926.98769838" calcext:value-type="float">
            <text:p>1.159.926,9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93" calcext:value-type="float">
            <text:p>2.493</text:p>
          </table:table-cell>
          <table:table-cell table:style-name="ce13" office:value-type="float" office:value="51799.04" calcext:value-type="float">
            <text:p>51.799</text:p>
          </table:table-cell>
          <table:table-cell table:style-name="ce13" office:value-type="float" office:value="990111.68" calcext:value-type="float">
            <text:p>990.112</text:p>
          </table:table-cell>
          <table:table-cell table:style-name="ce13" office:value-type="float" office:value="148569.4" calcext:value-type="float">
            <text:p>148.569</text:p>
          </table:table-cell>
          <table:table-cell table:style-name="ce13" office:value-type="float" office:value="142976.36" calcext:value-type="float">
            <text:p>142.976</text:p>
          </table:table-cell>
          <table:table-cell table:style-name="ce13" office:value-type="float" office:value="1482.32" calcext:value-type="float">
            <text:p>1.482</text:p>
          </table:table-cell>
          <table:table-cell table:style-name="ce13" office:value-type="float" office:value="9258" calcext:value-type="float">
            <text:p>9.258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atamarca" calcext:value-type="string">
            <text:p><text:s/>Catamarca </text:p>
          </table:table-cell>
          <table:table-cell office:value-type="float" office:value="6.47514486431421" calcext:value-type="float">
            <text:p><text:s/>6,48 </text:p>
          </table:table-cell>
          <table:table-cell office:value-type="float" office:value="25.4534180446982" calcext:value-type="float">
            <text:p><text:s/>25,45 </text:p>
          </table:table-cell>
          <table:table-cell office:value-type="float" office:value="25679" calcext:value-type="float">
            <text:p>25.679 </text:p>
          </table:table-cell>
          <table:table-cell table:style-name="ce12" office:value-type="float" office:value="396578" calcext:value-type="float">
            <text:p>396.578,00</text:p>
          </table:table-cell>
          <table:table-cell table:style-name="ce12" office:value-type="float" office:value="100886.254077569" calcext:value-type="float">
            <text:p>100.886,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7253" calcext:value-type="float">
            <text:p>7.253</text:p>
          </table:table-cell>
          <table:table-cell table:style-name="ce13" office:value-type="float" office:value="14003" calcext:value-type="float">
            <text:p>14.003</text:p>
          </table:table-cell>
          <table:table-cell table:style-name="ce13" office:value-type="float" office:value="3776" calcext:value-type="float">
            <text:p>3.776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haco" calcext:value-type="string">
            <text:p><text:s/>Chaco </text:p>
          </table:table-cell>
          <table:table-cell office:value-type="float" office:value="7.34122953862533" calcext:value-type="float">
            <text:p><text:s/>7,34 </text:p>
          </table:table-cell>
          <table:table-cell office:value-type="float" office:value="27.4645393883995" calcext:value-type="float">
            <text:p><text:s/>27,46 </text:p>
          </table:table-cell>
          <table:table-cell office:value-type="float" office:value="83848" calcext:value-type="float">
            <text:p>83.848 </text:p>
          </table:table-cell>
          <table:table-cell table:style-name="ce12" office:value-type="float" office:value="1142152" calcext:value-type="float">
            <text:p>1.142.152,00</text:p>
          </table:table-cell>
          <table:table-cell table:style-name="ce12" office:value-type="float" office:value="305295.489628404" calcext:value-type="float">
            <text:p>305.295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11058" calcext:value-type="float">
            <text:p>11.058</text:p>
          </table:table-cell>
          <table:table-cell table:style-name="ce13" office:value-type="float" office:value="47551" calcext:value-type="float">
            <text:p>47.551</text:p>
          </table:table-cell>
          <table:table-cell table:style-name="ce13" office:value-type="float" office:value="17675" calcext:value-type="float">
            <text:p>17.675</text:p>
          </table:table-cell>
          <table:table-cell table:style-name="ce13" office:value-type="float" office:value="6337" calcext:value-type="float">
            <text:p>6.337</text:p>
          </table:table-cell>
          <table:table-cell table:style-name="ce13" office:value-type="float" office:value="788" calcext:value-type="float">
            <text:p>788</text:p>
          </table:table-cell>
          <table:table-cell table:style-name="ce13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hubut" calcext:value-type="string">
            <text:p><text:s/>Chubut </text:p>
          </table:table-cell>
          <table:table-cell office:value-type="float" office:value="11.2156780993502" calcext:value-type="float">
            <text:p><text:s/>11,22 </text:p>
          </table:table-cell>
          <table:table-cell office:value-type="float" office:value="36.5824672045848" calcext:value-type="float">
            <text:p><text:s/>36,58 </text:p>
          </table:table-cell>
          <table:table-cell office:value-type="float" office:value="63485" calcext:value-type="float">
            <text:p>63.485 </text:p>
          </table:table-cell>
          <table:table-cell table:style-name="ce12" office:value-type="float" office:value="566038.000000001" calcext:value-type="float">
            <text:p>566.038,00</text:p>
          </table:table-cell>
          <table:table-cell table:style-name="ce12" office:value-type="float" office:value="173539.416149722" calcext:value-type="float">
            <text:p>173.539,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56" calcext:value-type="float">
            <text:p>656</text:p>
          </table:table-cell>
          <table:table-cell table:style-name="ce13" office:value-type="float" office:value="6032" calcext:value-type="float">
            <text:p>6.032</text:p>
          </table:table-cell>
          <table:table-cell table:style-name="ce13" office:value-type="float" office:value="55791" calcext:value-type="float">
            <text:p>55.791</text:p>
          </table:table-cell>
          <table:table-cell table:style-name="ce13" office:value-type="float" office:value="168" calcext:value-type="float">
            <text:p>16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órdoba" calcext:value-type="string">
            <text:p><text:s/>Córdoba </text:p>
          </table:table-cell>
          <table:table-cell office:value-type="float" office:value="17.1065201027829" calcext:value-type="float">
            <text:p><text:s/>17,11 </text:p>
          </table:table-cell>
          <table:table-cell office:value-type="float" office:value="55.8691635078182" calcext:value-type="float">
            <text:p><text:s/>55,87 </text:p>
          </table:table-cell>
          <table:table-cell office:value-type="float" office:value="609746" calcext:value-type="float">
            <text:p>609.746 </text:p>
          </table:table-cell>
          <table:table-cell table:style-name="ce12" office:value-type="float" office:value="3564407" calcext:value-type="float">
            <text:p>3.564.407,00</text:p>
          </table:table-cell>
          <table:table-cell table:style-name="ce12" office:value-type="float" office:value="1091382.01060532" calcext:value-type="float">
            <text:p>1.091.382,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72695" calcext:value-type="float">
            <text:p>72.695</text:p>
          </table:table-cell>
          <table:table-cell table:style-name="ce13" office:value-type="float" office:value="434717" calcext:value-type="float">
            <text:p>434.717</text:p>
          </table:table-cell>
          <table:table-cell table:style-name="ce13" office:value-type="float" office:value="54993" calcext:value-type="float">
            <text:p>54.993</text:p>
          </table:table-cell>
          <table:table-cell table:style-name="ce13" office:value-type="float" office:value="46415" calcext:value-type="float">
            <text:p>46.415</text:p>
          </table:table-cell>
          <table:table-cell table:style-name="ce13" office:value-type="float" office:value="1956" calcext:value-type="float">
            <text:p>1.956</text:p>
          </table:table-cell>
          <table:table-cell table:style-name="ce13"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orrientes" calcext:value-type="string">
            <text:p><text:s/>Corrientes </text:p>
          </table:table-cell>
          <table:table-cell office:value-type="float" office:value="7.79082336835569" calcext:value-type="float">
            <text:p><text:s/>7,79 </text:p>
          </table:table-cell>
          <table:table-cell office:value-type="float" office:value="29.5840126681085" calcext:value-type="float">
            <text:p><text:s/>29,58 </text:p>
          </table:table-cell>
          <table:table-cell office:value-type="float" office:value="83316" calcext:value-type="float">
            <text:p>83.316 </text:p>
          </table:table-cell>
          <table:table-cell table:style-name="ce12" office:value-type="float" office:value="1069412" calcext:value-type="float">
            <text:p>1.069.412,00</text:p>
          </table:table-cell>
          <table:table-cell table:style-name="ce12" office:value-type="float" office:value="281625.082218189" calcext:value-type="float">
            <text:p>281.625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2542" calcext:value-type="float">
            <text:p>12.542</text:p>
          </table:table-cell>
          <table:table-cell table:style-name="ce13" office:value-type="float" office:value="48015" calcext:value-type="float">
            <text:p>48.015</text:p>
          </table:table-cell>
          <table:table-cell table:style-name="ce13" office:value-type="float" office:value="17184" calcext:value-type="float">
            <text:p>17.184</text:p>
          </table:table-cell>
          <table:table-cell table:style-name="ce13" office:value-type="float" office:value="5039" calcext:value-type="float">
            <text:p>5.039</text:p>
          </table:table-cell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Entre Ríos" calcext:value-type="string">
            <text:p><text:s/>Entre Ríos </text:p>
          </table:table-cell>
          <table:table-cell office:value-type="float" office:value="12.8371812612236" calcext:value-type="float">
            <text:p><text:s/>12,84 </text:p>
          </table:table-cell>
          <table:table-cell office:value-type="float" office:value="42.9319790164588" calcext:value-type="float">
            <text:p><text:s/>42,93 </text:p>
          </table:table-cell>
          <table:table-cell office:value-type="float" office:value="169492" calcext:value-type="float">
            <text:p>169.492 </text:p>
          </table:table-cell>
          <table:table-cell table:style-name="ce12" office:value-type="float" office:value="1320321" calcext:value-type="float">
            <text:p>1.320.321,00</text:p>
          </table:table-cell>
          <table:table-cell table:style-name="ce12" office:value-type="float" office:value="394791.956678778" calcext:value-type="float">
            <text:p>394.791,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64" calcext:value-type="float">
            <text:p>2.864</text:p>
          </table:table-cell>
          <table:table-cell table:style-name="ce13" office:value-type="float" office:value="21986" calcext:value-type="float">
            <text:p>21.986</text:p>
          </table:table-cell>
          <table:table-cell table:style-name="ce13" office:value-type="float" office:value="104043" calcext:value-type="float">
            <text:p>104.043</text:p>
          </table:table-cell>
          <table:table-cell table:style-name="ce13" office:value-type="float" office:value="32293" calcext:value-type="float">
            <text:p>32.293</text:p>
          </table:table-cell>
          <table:table-cell table:style-name="ce13" office:value-type="float" office:value="7867" calcext:value-type="float">
            <text:p>7.867</text:p>
          </table:table-cell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Formosa" calcext:value-type="string">
            <text:p><text:s/>Formosa </text:p>
          </table:table-cell>
          <table:table-cell office:value-type="float" office:value="4.67347848472179" calcext:value-type="float">
            <text:p><text:s/>4,67 </text:p>
          </table:table-cell>
          <table:table-cell office:value-type="float" office:value="18.3602672052786" calcext:value-type="float">
            <text:p><text:s/>18,36 </text:p>
          </table:table-cell>
          <table:table-cell office:value-type="float" office:value="27050" calcext:value-type="float">
            <text:p>27.050 </text:p>
          </table:table-cell>
          <table:table-cell table:style-name="ce12" office:value-type="float" office:value="578797.999999999" calcext:value-type="float">
            <text:p>578.798,00</text:p>
          </table:table-cell>
          <table:table-cell table:style-name="ce12" office:value-type="float" office:value="147329.010507119" calcext:value-type="float">
            <text:p>147.329,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81" calcext:value-type="float">
            <text:p>1.881</text:p>
          </table:table-cell>
          <table:table-cell table:style-name="ce13" office:value-type="float" office:value="6907" calcext:value-type="float">
            <text:p>6.907</text:p>
          </table:table-cell>
          <table:table-cell table:style-name="ce13" office:value-type="float" office:value="14247" calcext:value-type="float">
            <text:p>14.247</text:p>
          </table:table-cell>
          <table:table-cell table:style-name="ce13" office:value-type="float" office:value="2436" calcext:value-type="float">
            <text:p>2.436</text:p>
          </table:table-cell>
          <table:table-cell table:style-name="ce13" office:value-type="float" office:value="1324" calcext:value-type="float">
            <text:p>1.324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Jujuy" calcext:value-type="string">
            <text:p><text:s/>Jujuy </text:p>
          </table:table-cell>
          <table:table-cell office:value-type="float" office:value="5.18839248135606" calcext:value-type="float">
            <text:p><text:s/>5,19 </text:p>
          </table:table-cell>
          <table:table-cell office:value-type="float" office:value="20.2872190775949" calcext:value-type="float">
            <text:p><text:s/>20,29 </text:p>
          </table:table-cell>
          <table:table-cell office:value-type="float" office:value="37722" calcext:value-type="float">
            <text:p>37.722 </text:p>
          </table:table-cell>
          <table:table-cell table:style-name="ce12" office:value-type="float" office:value="727046" calcext:value-type="float">
            <text:p>727.046,00</text:p>
          </table:table-cell>
          <table:table-cell table:style-name="ce12" office:value-type="float" office:value="185939.728139772" calcext:value-type="float">
            <text:p>185.939,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79" calcext:value-type="float">
            <text:p>2.479</text:p>
          </table:table-cell>
          <table:table-cell table:style-name="ce13" office:value-type="float" office:value="9474" calcext:value-type="float">
            <text:p>9.474</text:p>
          </table:table-cell>
          <table:table-cell table:style-name="ce13" office:value-type="float" office:value="20248" calcext:value-type="float">
            <text:p>20.248</text:p>
          </table:table-cell>
          <table:table-cell table:style-name="ce13" office:value-type="float" office:value="4792" calcext:value-type="float">
            <text:p>4.792</text:p>
          </table:table-cell>
          <table:table-cell table:style-name="ce13" office:value-type="float" office:value="730" calcext:value-type="float">
            <text:p>73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La Pampa" calcext:value-type="string">
            <text:p><text:s/>La Pampa </text:p>
          </table:table-cell>
          <table:table-cell office:value-type="float" office:value="18.6853290469759" calcext:value-type="float">
            <text:p><text:s/>18,69 </text:p>
          </table:table-cell>
          <table:table-cell office:value-type="float" office:value="56.7076652253" calcext:value-type="float">
            <text:p><text:s/>56,71 </text:p>
          </table:table-cell>
          <table:table-cell office:value-type="float" office:value="64052" calcext:value-type="float">
            <text:p>64.052 </text:p>
          </table:table-cell>
          <table:table-cell table:style-name="ce12" office:value-type="float" office:value="342792.999999999" calcext:value-type="float">
            <text:p>342.793,00</text:p>
          </table:table-cell>
          <table:table-cell table:style-name="ce12" office:value-type="float" office:value="112951.220519344" calcext:value-type="float">
            <text:p>112.951,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737" calcext:value-type="float">
            <text:p>5.737</text:p>
          </table:table-cell>
          <table:table-cell table:style-name="ce13" office:value-type="float" office:value="8182" calcext:value-type="float">
            <text:p>8.182</text:p>
          </table:table-cell>
          <table:table-cell table:style-name="ce13" office:value-type="float" office:value="46235" calcext:value-type="float">
            <text:p>46.235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La Rioja" calcext:value-type="string">
            <text:p><text:s/>La Rioja </text:p>
          </table:table-cell>
          <table:table-cell office:value-type="float" office:value="4.49467875121494" calcext:value-type="float">
            <text:p><text:s/>4,49 </text:p>
          </table:table-cell>
          <table:table-cell office:value-type="float" office:value="16.8831909819638" calcext:value-type="float">
            <text:p><text:s/>16,88 </text:p>
          </table:table-cell>
          <table:table-cell office:value-type="float" office:value="16509" calcext:value-type="float">
            <text:p>16.509 </text:p>
          </table:table-cell>
          <table:table-cell table:style-name="ce12" office:value-type="float" office:value="367301" calcext:value-type="float">
            <text:p>367.301,00</text:p>
          </table:table-cell>
          <table:table-cell table:style-name="ce12" office:value-type="float" office:value="97783.6477573254" calcext:value-type="float">
            <text:p>97.783,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082" calcext:value-type="float">
            <text:p>4.082</text:p>
          </table:table-cell>
          <table:table-cell table:style-name="ce13" office:value-type="float" office:value="9093" calcext:value-type="float">
            <text:p>9.093</text:p>
          </table:table-cell>
          <table:table-cell table:style-name="ce13" office:value-type="float" office:value="2680" calcext:value-type="float">
            <text:p>2.680</text:p>
          </table:table-cell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Mendoza" calcext:value-type="string">
            <text:p><text:s/>Mendoza </text:p>
          </table:table-cell>
          <table:table-cell office:value-type="float" office:value="9.0682944930269" calcext:value-type="float">
            <text:p><text:s/>9,07 </text:p>
          </table:table-cell>
          <table:table-cell office:value-type="float" office:value="32.4919958318665" calcext:value-type="float">
            <text:p><text:s/>32,49 </text:p>
          </table:table-cell>
          <table:table-cell office:value-type="float" office:value="170823" calcext:value-type="float">
            <text:p>170.823 </text:p>
          </table:table-cell>
          <table:table-cell table:style-name="ce12" office:value-type="float" office:value="1883739" calcext:value-type="float">
            <text:p>1.883.739,00</text:p>
          </table:table-cell>
          <table:table-cell table:style-name="ce12" office:value-type="float" office:value="525738.710801094" calcext:value-type="float">
            <text:p>525.738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70451" calcext:value-type="float">
            <text:p>170.45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Misiones" calcext:value-type="string">
            <text:p><text:s/>Misiones </text:p>
          </table:table-cell>
          <table:table-cell office:value-type="float" office:value="7.4498150149301" calcext:value-type="float">
            <text:p><text:s/>7,45 </text:p>
          </table:table-cell>
          <table:table-cell office:value-type="float" office:value="27.3476824488217" calcext:value-type="float">
            <text:p><text:s/>27,35 </text:p>
          </table:table-cell>
          <table:table-cell office:value-type="float" office:value="88519" calcext:value-type="float">
            <text:p>88.519 </text:p>
          </table:table-cell>
          <table:table-cell table:style-name="ce12" office:value-type="float" office:value="1188204" calcext:value-type="float">
            <text:p>1.188.204,00</text:p>
          </table:table-cell>
          <table:table-cell table:style-name="ce12" office:value-type="float" office:value="323680.078433169" calcext:value-type="float">
            <text:p>323.680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58" calcext:value-type="float">
            <text:p>958</text:p>
          </table:table-cell>
          <table:table-cell table:style-name="ce13" office:value-type="float" office:value="10360" calcext:value-type="float">
            <text:p>10.360</text:p>
          </table:table-cell>
          <table:table-cell table:style-name="ce13" office:value-type="float" office:value="51671" calcext:value-type="float">
            <text:p>51.671</text:p>
          </table:table-cell>
          <table:table-cell table:style-name="ce13" office:value-type="float" office:value="15022" calcext:value-type="float">
            <text:p>15.022</text:p>
          </table:table-cell>
          <table:table-cell table:style-name="ce13" office:value-type="float" office:value="10072" calcext:value-type="float">
            <text:p>10.072</text:p>
          </table:table-cell>
          <table:table-cell table:style-name="ce13" office:value-type="float" office:value="408" calcext:value-type="float">
            <text:p>408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Neuquén" calcext:value-type="string">
            <text:p><text:s/>Neuquén </text:p>
          </table:table-cell>
          <table:table-cell office:value-type="float" office:value="15.8141751619626" calcext:value-type="float">
            <text:p><text:s/>15,81 </text:p>
          </table:table-cell>
          <table:table-cell office:value-type="float" office:value="53.1173365932314" calcext:value-type="float">
            <text:p><text:s/>53,12 </text:p>
          </table:table-cell>
          <table:table-cell office:value-type="float" office:value="97885" calcext:value-type="float">
            <text:p>97.885 </text:p>
          </table:table-cell>
          <table:table-cell table:style-name="ce12" office:value-type="float" office:value="618970.000000001" calcext:value-type="float">
            <text:p>618.970,00</text:p>
          </table:table-cell>
          <table:table-cell table:style-name="ce12" office:value-type="float" office:value="184280.700573517" calcext:value-type="float">
            <text:p>184.280,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55" calcext:value-type="float">
            <text:p>1.755</text:p>
          </table:table-cell>
          <table:table-cell table:style-name="ce13" office:value-type="float" office:value="2348" calcext:value-type="float">
            <text:p>2.348</text:p>
          </table:table-cell>
          <table:table-cell table:style-name="ce13" office:value-type="float" office:value="82727" calcext:value-type="float">
            <text:p>82.727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5168" calcext:value-type="float">
            <text:p>5.16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Río Negro" calcext:value-type="string">
            <text:p><text:s/>Río Negro </text:p>
          </table:table-cell>
          <table:table-cell office:value-type="float" office:value="14.1434385659295" calcext:value-type="float">
            <text:p><text:s/>14,14 </text:p>
          </table:table-cell>
          <table:table-cell office:value-type="float" office:value="45.9761201343233" calcext:value-type="float">
            <text:p><text:s/>45,98 </text:p>
          </table:table-cell>
          <table:table-cell office:value-type="float" office:value="98727" calcext:value-type="float">
            <text:p>98.727 </text:p>
          </table:table-cell>
          <table:table-cell table:style-name="ce12" office:value-type="float" office:value="698041.000000001" calcext:value-type="float">
            <text:p>698.041,00</text:p>
          </table:table-cell>
          <table:table-cell table:style-name="ce12" office:value-type="float" office:value="214735.388091819" calcext:value-type="float">
            <text:p>214.735,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13" calcext:value-type="float">
            <text:p>3.413</text:p>
          </table:table-cell>
          <table:table-cell table:style-name="ce13" office:value-type="float" office:value="4525" calcext:value-type="float">
            <text:p>4.525</text:p>
          </table:table-cell>
          <table:table-cell table:style-name="ce13" office:value-type="float" office:value="87362" calcext:value-type="float">
            <text:p>87.362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3240" calcext:value-type="float">
            <text:p>3.24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lta" calcext:value-type="string">
            <text:p><text:s/>Salta </text:p>
          </table:table-cell>
          <table:table-cell office:value-type="float" office:value="7.3784438043808" calcext:value-type="float">
            <text:p><text:s/>7,38 </text:p>
          </table:table-cell>
          <table:table-cell office:value-type="float" office:value="30.4611238427009" calcext:value-type="float">
            <text:p><text:s/>30,46 </text:p>
          </table:table-cell>
          <table:table-cell office:value-type="float" office:value="98267" calcext:value-type="float">
            <text:p>98.267 </text:p>
          </table:table-cell>
          <table:table-cell table:style-name="ce12" office:value-type="float" office:value="1331812" calcext:value-type="float">
            <text:p>1.331.812,00</text:p>
          </table:table-cell>
          <table:table-cell table:style-name="ce12" office:value-type="float" office:value="322598.077823536" calcext:value-type="float">
            <text:p>322.598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23" calcext:value-type="float">
            <text:p>1.123</text:p>
          </table:table-cell>
          <table:table-cell table:style-name="ce13" office:value-type="float" office:value="13020" calcext:value-type="float">
            <text:p>13.020</text:p>
          </table:table-cell>
          <table:table-cell table:style-name="ce13" office:value-type="float" office:value="64737" calcext:value-type="float">
            <text:p>64.737</text:p>
          </table:table-cell>
          <table:table-cell table:style-name="ce13" office:value-type="float" office:value="16241" calcext:value-type="float">
            <text:p>16.241</text:p>
          </table:table-cell>
          <table:table-cell table:style-name="ce13" office:value-type="float" office:value="3114" calcext:value-type="float">
            <text:p>3.114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 Juan" calcext:value-type="string">
            <text:p><text:s/>San Juan </text:p>
          </table:table-cell>
          <table:table-cell office:value-type="float" office:value="7.04209707875153" calcext:value-type="float">
            <text:p><text:s/>7,04 </text:p>
          </table:table-cell>
          <table:table-cell office:value-type="float" office:value="27.6430534204585" calcext:value-type="float">
            <text:p><text:s/>27,64 </text:p>
          </table:table-cell>
          <table:table-cell office:value-type="float" office:value="51988" calcext:value-type="float">
            <text:p>51.988 </text:p>
          </table:table-cell>
          <table:table-cell table:style-name="ce12" office:value-type="float" office:value="738246" calcext:value-type="float">
            <text:p>738.246,00</text:p>
          </table:table-cell>
          <table:table-cell table:style-name="ce12" office:value-type="float" office:value="188068.948857596" calcext:value-type="float">
            <text:p>188.068,9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51568" calcext:value-type="float">
            <text:p>51.56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 Luis" calcext:value-type="string">
            <text:p><text:s/>San Luis </text:p>
          </table:table-cell>
          <table:table-cell office:value-type="float" office:value="2.77861844594083" calcext:value-type="float">
            <text:p><text:s/>2,78 </text:p>
          </table:table-cell>
          <table:table-cell office:value-type="float" office:value="9.70797183720366" calcext:value-type="float">
            <text:p><text:s/>9,71 </text:p>
          </table:table-cell>
          <table:table-cell office:value-type="float" office:value="13221" calcext:value-type="float">
            <text:p>13.221 </text:p>
          </table:table-cell>
          <table:table-cell table:style-name="ce12" office:value-type="float" office:value="475812.000000001" calcext:value-type="float">
            <text:p>475.812,00</text:p>
          </table:table-cell>
          <table:table-cell table:style-name="ce12" office:value-type="float" office:value="136187.045262466" calcext:value-type="float">
            <text:p>136.187,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204" calcext:value-type="float">
            <text:p>13.20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ta Cruz" calcext:value-type="string">
            <text:p><text:s/>Santa Cruz </text:p>
          </table:table-cell>
          <table:table-cell office:value-type="float" office:value="8.05806385021754" calcext:value-type="float">
            <text:p><text:s/>8,06 </text:p>
          </table:table-cell>
          <table:table-cell office:value-type="float" office:value="27.0722450274482" calcext:value-type="float">
            <text:p><text:s/>27,07 </text:p>
          </table:table-cell>
          <table:table-cell office:value-type="float" office:value="25763" calcext:value-type="float">
            <text:p>25.763 </text:p>
          </table:table-cell>
          <table:table-cell table:style-name="ce12" office:value-type="float" office:value="319717" calcext:value-type="float">
            <text:p>319.717,00</text:p>
          </table:table-cell>
          <table:table-cell table:style-name="ce12" office:value-type="float" office:value="95163.8845388671" calcext:value-type="float">
            <text:p>95.163,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519" calcext:value-type="float">
            <text:p>25.51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ta Fe" calcext:value-type="string">
            <text:p><text:s/>Santa Fe </text:p>
          </table:table-cell>
          <table:table-cell office:value-type="float" office:value="16.0930258586793" calcext:value-type="float">
            <text:p><text:s/>16,09 </text:p>
          </table:table-cell>
          <table:table-cell office:value-type="float" office:value="51.1765389086788" calcext:value-type="float">
            <text:p><text:s/>51,18 </text:p>
          </table:table-cell>
          <table:table-cell office:value-type="float" office:value="546388" calcext:value-type="float">
            <text:p>546.388 </text:p>
          </table:table-cell>
          <table:table-cell table:style-name="ce12" office:value-type="float" office:value="3395185" calcext:value-type="float">
            <text:p>3.395.185,00</text:p>
          </table:table-cell>
          <table:table-cell table:style-name="ce12" office:value-type="float" office:value="1067653.28732956" calcext:value-type="float">
            <text:p>1.067.653,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827" calcext:value-type="float">
            <text:p>6.827</text:p>
          </table:table-cell>
          <table:table-cell table:style-name="ce13" office:value-type="float" office:value="86016" calcext:value-type="float">
            <text:p>86.016</text:p>
          </table:table-cell>
          <table:table-cell table:style-name="ce13" office:value-type="float" office:value="364441" calcext:value-type="float">
            <text:p>364.441</text:p>
          </table:table-cell>
          <table:table-cell table:style-name="ce13" office:value-type="float" office:value="53205" calcext:value-type="float">
            <text:p>53.205</text:p>
          </table:table-cell>
          <table:table-cell table:style-name="ce13" office:value-type="float" office:value="33894" calcext:value-type="float">
            <text:p>33.894</text:p>
          </table:table-cell>
          <table:table-cell table:style-name="ce13" office:value-type="float" office:value="1856" calcext:value-type="float">
            <text:p>1.856</text:p>
          </table:table-cell>
          <table:table-cell table:style-name="ce13" office:value-type="float" office:value="1014" calcext:value-type="float">
            <text:p>1.014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tiago Del Estero" calcext:value-type="string">
            <text:p><text:s/>Santiago Del Estero </text:p>
          </table:table-cell>
          <table:table-cell office:value-type="float" office:value="4.24666870850714" calcext:value-type="float">
            <text:p><text:s/>4,25 </text:p>
          </table:table-cell>
          <table:table-cell office:value-type="float" office:value="17.1105666329829" calcext:value-type="float">
            <text:p><text:s/>17,11 </text:p>
          </table:table-cell>
          <table:table-cell office:value-type="float" office:value="39378" calcext:value-type="float">
            <text:p>39.378 </text:p>
          </table:table-cell>
          <table:table-cell table:style-name="ce12" office:value-type="float" office:value="927268" calcext:value-type="float">
            <text:p>927.268,00</text:p>
          </table:table-cell>
          <table:table-cell table:style-name="ce12" office:value-type="float" office:value="230138.491872582" calcext:value-type="float">
            <text:p>230.138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8779" calcext:value-type="float">
            <text:p>8.779</text:p>
          </table:table-cell>
          <table:table-cell table:style-name="ce13" office:value-type="float" office:value="23456" calcext:value-type="float">
            <text:p>23.456</text:p>
          </table:table-cell>
          <table:table-cell table:style-name="ce13" office:value-type="float" office:value="5553" calcext:value-type="float">
            <text:p>5.553</text:p>
          </table:table-cell>
          <table:table-cell table:style-name="ce13" office:value-type="float" office:value="888" calcext:value-type="float">
            <text:p>88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Tierra Del Fuego" calcext:value-type="string">
            <text:p><text:s/>Tierra Del Fuego </text:p>
          </table:table-cell>
          <table:table-cell office:value-type="float" office:value="22.0959537800472" calcext:value-type="float">
            <text:p><text:s/>22,10 </text:p>
          </table:table-cell>
          <table:table-cell office:value-type="float" office:value="74.5078743166472" calcext:value-type="float">
            <text:p><text:s/>74,51 </text:p>
          </table:table-cell>
          <table:table-cell office:value-type="float" office:value="33579" calcext:value-type="float">
            <text:p>33.579 </text:p>
          </table:table-cell>
          <table:table-cell table:style-name="ce12" office:value-type="float" office:value="151969" calcext:value-type="float">
            <text:p>151.969,00</text:p>
          </table:table-cell>
          <table:table-cell table:style-name="ce12" office:value-type="float" office:value="45067.7197651544" calcext:value-type="float">
            <text:p>45.067,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36073" calcext:value-type="float">
            <text:p>36.07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Tucumán" calcext:value-type="string">
            <text:p><text:s/>Tucumán </text:p>
          </table:table-cell>
          <table:table-cell office:value-type="float" office:value="8.84118769070267" calcext:value-type="float">
            <text:p><text:s/>8,84 </text:p>
          </table:table-cell>
          <table:table-cell office:value-type="float" office:value="35.6877056091873" calcext:value-type="float">
            <text:p><text:s/>35,69 </text:p>
          </table:table-cell>
          <table:table-cell office:value-type="float" office:value="140677" calcext:value-type="float">
            <text:p>140.677 </text:p>
          </table:table-cell>
          <table:table-cell table:style-name="ce12" office:value-type="float" office:value="1591155" calcext:value-type="float">
            <text:p>1.591.155,00</text:p>
          </table:table-cell>
          <table:table-cell table:style-name="ce12" office:value-type="float" office:value="394188.972360792" calcext:value-type="float">
            <text:p>394.188,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25178" calcext:value-type="float">
            <text:p>25.178</text:p>
          </table:table-cell>
          <table:table-cell table:style-name="ce13" office:value-type="float" office:value="83462" calcext:value-type="float">
            <text:p>83.462</text:p>
          </table:table-cell>
          <table:table-cell table:style-name="ce13" office:value-type="float" office:value="26966" calcext:value-type="float">
            <text:p>26.966</text:p>
          </table:table-cell>
          <table:table-cell table:style-name="ce13" office:value-type="float" office:value="4502" calcext:value-type="float">
            <text:p>4.502</text:p>
          </table:table-cell>
          <table:table-cell table:style-name="ce13" office:value-type="float" office:value="455" calcext:value-type="float">
            <text:p>45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Buenos Aires" calcext:value-type="string">
            <text:p><text:s/>Buenos Aires </text:p>
          </table:table-cell>
          <table:table-cell office:value-type="float" office:value="17.241393436944" calcext:value-type="float">
            <text:p><text:s/>17,24 </text:p>
          </table:table-cell>
          <table:table-cell office:value-type="float" office:value="56.3704843302674" calcext:value-type="float">
            <text:p><text:s/>56,37 </text:p>
          </table:table-cell>
          <table:table-cell office:value-type="float" office:value="2861842" calcext:value-type="float">
            <text:p>2.861.842 </text:p>
          </table:table-cell>
          <table:table-cell table:style-name="ce12" office:value-type="float" office:value="16598670" calcext:value-type="float">
            <text:p>16.598.670,00</text:p>
          </table:table-cell>
          <table:table-cell table:style-name="ce12" office:value-type="float" office:value="5076844.79564312" calcext:value-type="float">
            <text:p>5.076.844,8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882" calcext:value-type="float">
            <text:p>8.882</text:p>
          </table:table-cell>
          <table:table-cell table:style-name="ce13" office:value-type="float" office:value="123588.88" calcext:value-type="float">
            <text:p>123.589</text:p>
          </table:table-cell>
          <table:table-cell table:style-name="ce13" office:value-type="float" office:value="2267851.56" calcext:value-type="float">
            <text:p>2.267.852</text:p>
          </table:table-cell>
          <table:table-cell table:style-name="ce13" office:value-type="float" office:value="220070.4" calcext:value-type="float">
            <text:p>220.070</text:p>
          </table:table-cell>
          <table:table-cell table:style-name="ce13" office:value-type="float" office:value="126958.44" calcext:value-type="float">
            <text:p>126.958</text:p>
          </table:table-cell>
          <table:table-cell table:style-name="ce13" office:value-type="float" office:value="1560.64" calcext:value-type="float">
            <text:p>1.561</text:p>
          </table:table-cell>
          <table:table-cell table:style-name="ce13" office:value-type="float" office:value="5700" calcext:value-type="float">
            <text:p>5.70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apital Federal" calcext:value-type="string">
            <text:p><text:s/>Capital Federal </text:p>
          </table:table-cell>
          <table:table-cell office:value-type="float" office:value="43.658724990074" calcext:value-type="float">
            <text:p><text:s/>43,66 </text:p>
          </table:table-cell>
          <table:table-cell office:value-type="float" office:value="114.896997148903" calcext:value-type="float">
            <text:p><text:s/>114,90 </text:p>
          </table:table-cell>
          <table:table-cell office:value-type="float" office:value="1332721" calcext:value-type="float">
            <text:p>1.332.721 </text:p>
          </table:table-cell>
          <table:table-cell table:style-name="ce12" office:value-type="float" office:value="3052588" calcext:value-type="float">
            <text:p>3.052.588,00</text:p>
          </table:table-cell>
          <table:table-cell table:style-name="ce12" office:value-type="float" office:value="1159926.74575545" calcext:value-type="float">
            <text:p>1.159.926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45" calcext:value-type="float">
            <text:p>2.545</text:p>
          </table:table-cell>
          <table:table-cell table:style-name="ce13" office:value-type="float" office:value="59084.12" calcext:value-type="float">
            <text:p>59.084</text:p>
          </table:table-cell>
          <table:table-cell table:style-name="ce13" office:value-type="float" office:value="1013510.44" calcext:value-type="float">
            <text:p>1.013.510</text:p>
          </table:table-cell>
          <table:table-cell table:style-name="ce13" office:value-type="float" office:value="134150.6" calcext:value-type="float">
            <text:p>134.151</text:p>
          </table:table-cell>
          <table:table-cell table:style-name="ce13" office:value-type="float" office:value="114568.56" calcext:value-type="float">
            <text:p>114.569</text:p>
          </table:table-cell>
          <table:table-cell table:style-name="ce13" office:value-type="float" office:value="1195.36" calcext:value-type="float">
            <text:p>1.195</text:p>
          </table:table-cell>
          <table:table-cell table:style-name="ce13" office:value-type="float" office:value="8401" calcext:value-type="float">
            <text:p>8.40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atamarca" calcext:value-type="string">
            <text:p><text:s/>Catamarca </text:p>
          </table:table-cell>
          <table:table-cell office:value-type="float" office:value="6.40301699079434" calcext:value-type="float">
            <text:p><text:s/>6,40 </text:p>
          </table:table-cell>
          <table:table-cell office:value-type="float" office:value="25.1094663307876" calcext:value-type="float">
            <text:p><text:s/>25,11 </text:p>
          </table:table-cell>
          <table:table-cell office:value-type="float" office:value="25332" calcext:value-type="float">
            <text:p>25.332 </text:p>
          </table:table-cell>
          <table:table-cell table:style-name="ce12" office:value-type="float" office:value="395626" calcext:value-type="float">
            <text:p>395.626,00</text:p>
          </table:table-cell>
          <table:table-cell table:style-name="ce12" office:value-type="float" office:value="100886.254077569" calcext:value-type="float">
            <text:p>100.886,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7634" calcext:value-type="float">
            <text:p>7.634</text:p>
          </table:table-cell>
          <table:table-cell table:style-name="ce13" office:value-type="float" office:value="13754" calcext:value-type="float">
            <text:p>13.754</text:p>
          </table:table-cell>
          <table:table-cell table:style-name="ce13" office:value-type="float" office:value="3202" calcext:value-type="float">
            <text:p>3.202</text:p>
          </table:table-cell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haco" calcext:value-type="string">
            <text:p><text:s/>Chaco </text:p>
          </table:table-cell>
          <table:table-cell office:value-type="float" office:value="7.14308917535775" calcext:value-type="float">
            <text:p><text:s/>7,14 </text:p>
          </table:table-cell>
          <table:table-cell office:value-type="float" office:value="26.6495912203056" calcext:value-type="float">
            <text:p><text:s/>26,65 </text:p>
          </table:table-cell>
          <table:table-cell office:value-type="float" office:value="81360" calcext:value-type="float">
            <text:p>81.360 </text:p>
          </table:table-cell>
          <table:table-cell table:style-name="ce12" office:value-type="float" office:value="1139003" calcext:value-type="float">
            <text:p>1.139.003,00</text:p>
          </table:table-cell>
          <table:table-cell table:style-name="ce12" office:value-type="float" office:value="305295.489628403" calcext:value-type="float">
            <text:p>305.295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053" calcext:value-type="float">
            <text:p>12.053</text:p>
          </table:table-cell>
          <table:table-cell table:style-name="ce13" office:value-type="float" office:value="47425" calcext:value-type="float">
            <text:p>47.425</text:p>
          </table:table-cell>
          <table:table-cell table:style-name="ce13" office:value-type="float" office:value="15883" calcext:value-type="float">
            <text:p>15.883</text:p>
          </table:table-cell>
          <table:table-cell table:style-name="ce13" office:value-type="float" office:value="5346" calcext:value-type="float">
            <text:p>5.346</text:p>
          </table:table-cell>
          <table:table-cell table:style-name="ce13" office:value-type="float" office:value="489" calcext:value-type="float">
            <text:p>489</text:p>
          </table:table-cell>
          <table:table-cell table:style-name="ce13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hubut" calcext:value-type="string">
            <text:p><text:s/>Chubut </text:p>
          </table:table-cell>
          <table:table-cell office:value-type="float" office:value="11.5857987745568" calcext:value-type="float">
            <text:p><text:s/>11,59 </text:p>
          </table:table-cell>
          <table:table-cell office:value-type="float" office:value="37.6127806859079" calcext:value-type="float">
            <text:p><text:s/>37,61 </text:p>
          </table:table-cell>
          <table:table-cell office:value-type="float" office:value="65273" calcext:value-type="float">
            <text:p>65.273 </text:p>
          </table:table-cell>
          <table:table-cell table:style-name="ce12" office:value-type="float" office:value="563387.999999999" calcext:value-type="float">
            <text:p>563.388,00</text:p>
          </table:table-cell>
          <table:table-cell table:style-name="ce12" office:value-type="float" office:value="173539.416149722" calcext:value-type="float">
            <text:p>173.539,4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6176" calcext:value-type="float">
            <text:p>6.176</text:p>
          </table:table-cell>
          <table:table-cell table:style-name="ce13" office:value-type="float" office:value="57333" calcext:value-type="float">
            <text:p>57.333</text:p>
          </table:table-cell>
          <table:table-cell table:style-name="ce13" office:value-type="float" office:value="102" calcext:value-type="float">
            <text:p>10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órdoba" calcext:value-type="string">
            <text:p><text:s/>Córdoba </text:p>
          </table:table-cell>
          <table:table-cell office:value-type="float" office:value="16.7936219024859" calcext:value-type="float">
            <text:p><text:s/>16,79 </text:p>
          </table:table-cell>
          <table:table-cell office:value-type="float" office:value="54.6973465018821" calcext:value-type="float">
            <text:p><text:s/>54,70 </text:p>
          </table:table-cell>
          <table:table-cell office:value-type="float" office:value="596957" calcext:value-type="float">
            <text:p>596.957 </text:p>
          </table:table-cell>
          <table:table-cell table:style-name="ce12" office:value-type="float" office:value="3554665" calcext:value-type="float">
            <text:p>3.554.665,00</text:p>
          </table:table-cell>
          <table:table-cell table:style-name="ce12" office:value-type="float" office:value="1091382.01060532" calcext:value-type="float">
            <text:p>1.091.382,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78427" calcext:value-type="float">
            <text:p>78.427</text:p>
          </table:table-cell>
          <table:table-cell table:style-name="ce13" office:value-type="float" office:value="432802" calcext:value-type="float">
            <text:p>432.802</text:p>
          </table:table-cell>
          <table:table-cell table:style-name="ce13" office:value-type="float" office:value="46574" calcext:value-type="float">
            <text:p>46.574</text:p>
          </table:table-cell>
          <table:table-cell table:style-name="ce13" office:value-type="float" office:value="37443" calcext:value-type="float">
            <text:p>37.443</text:p>
          </table:table-cell>
          <table:table-cell table:style-name="ce13" office:value-type="float" office:value="1615" calcext:value-type="float">
            <text:p>1.615</text:p>
          </table:table-cell>
          <table:table-cell table:style-name="ce13" office:value-type="float" office:value="815" calcext:value-type="float">
            <text:p>81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orrientes" calcext:value-type="string">
            <text:p><text:s/>Corrientes </text:p>
          </table:table-cell>
          <table:table-cell office:value-type="float" office:value="7.64256876399628" calcext:value-type="float">
            <text:p><text:s/>7,64 </text:p>
          </table:table-cell>
          <table:table-cell office:value-type="float" office:value="28.9501912819093" calcext:value-type="float">
            <text:p><text:s/>28,95 </text:p>
          </table:table-cell>
          <table:table-cell office:value-type="float" office:value="81531" calcext:value-type="float">
            <text:p>81.531 </text:p>
          </table:table-cell>
          <table:table-cell table:style-name="ce12" office:value-type="float" office:value="1066801" calcext:value-type="float">
            <text:p>1.066.801,00</text:p>
          </table:table-cell>
          <table:table-cell table:style-name="ce12" office:value-type="float" office:value="281625.082218189" calcext:value-type="float">
            <text:p>281.625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3295" calcext:value-type="float">
            <text:p>13.295</text:p>
          </table:table-cell>
          <table:table-cell table:style-name="ce13" office:value-type="float" office:value="47842" calcext:value-type="float">
            <text:p>47.842</text:p>
          </table:table-cell>
          <table:table-cell table:style-name="ce13" office:value-type="float" office:value="15554" calcext:value-type="float">
            <text:p>15.554</text:p>
          </table:table-cell>
          <table:table-cell table:style-name="ce13" office:value-type="float" office:value="4424" calcext:value-type="float">
            <text:p>4.424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Entre Ríos" calcext:value-type="string">
            <text:p><text:s/>Entre Ríos </text:p>
          </table:table-cell>
          <table:table-cell office:value-type="float" office:value="12.6093360869829" calcext:value-type="float">
            <text:p><text:s/>12,61 </text:p>
          </table:table-cell>
          <table:table-cell office:value-type="float" office:value="42.0651933735121" calcext:value-type="float">
            <text:p><text:s/>42,07 </text:p>
          </table:table-cell>
          <table:table-cell office:value-type="float" office:value="166070" calcext:value-type="float">
            <text:p>166.070 </text:p>
          </table:table-cell>
          <table:table-cell table:style-name="ce12" office:value-type="float" office:value="1317040" calcext:value-type="float">
            <text:p>1.317.040,00</text:p>
          </table:table-cell>
          <table:table-cell table:style-name="ce12" office:value-type="float" office:value="394791.956678778" calcext:value-type="float">
            <text:p>394.791,9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67" calcext:value-type="float">
            <text:p>2.867</text:p>
          </table:table-cell>
          <table:table-cell table:style-name="ce13" office:value-type="float" office:value="23951" calcext:value-type="float">
            <text:p>23.951</text:p>
          </table:table-cell>
          <table:table-cell table:style-name="ce13" office:value-type="float" office:value="104168" calcext:value-type="float">
            <text:p>104.168</text:p>
          </table:table-cell>
          <table:table-cell table:style-name="ce13" office:value-type="float" office:value="28113" calcext:value-type="float">
            <text:p>28.113</text:p>
          </table:table-cell>
          <table:table-cell table:style-name="ce13" office:value-type="float" office:value="6926" calcext:value-type="float">
            <text:p>6.926</text:p>
          </table:table-cell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Formosa" calcext:value-type="string">
            <text:p><text:s/>Formosa </text:p>
          </table:table-cell>
          <table:table-cell office:value-type="float" office:value="4.62384901660949" calcext:value-type="float">
            <text:p><text:s/>4,62 </text:p>
          </table:table-cell>
          <table:table-cell office:value-type="float" office:value="18.1227036739718" calcext:value-type="float">
            <text:p><text:s/>18,12 </text:p>
          </table:table-cell>
          <table:table-cell office:value-type="float" office:value="26700" calcext:value-type="float">
            <text:p>26.700 </text:p>
          </table:table-cell>
          <table:table-cell table:style-name="ce12" office:value-type="float" office:value="577441" calcext:value-type="float">
            <text:p>577.441,00</text:p>
          </table:table-cell>
          <table:table-cell table:style-name="ce12" office:value-type="float" office:value="147329.010507119" calcext:value-type="float">
            <text:p>147.329,0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91" calcext:value-type="float">
            <text:p>1.891</text:p>
          </table:table-cell>
          <table:table-cell table:style-name="ce13" office:value-type="float" office:value="7336" calcext:value-type="float">
            <text:p>7.336</text:p>
          </table:table-cell>
          <table:table-cell table:style-name="ce13" office:value-type="float" office:value="14413" calcext:value-type="float">
            <text:p>14.413</text:p>
          </table:table-cell>
          <table:table-cell table:style-name="ce13" office:value-type="float" office:value="2024" calcext:value-type="float">
            <text:p>2.024</text:p>
          </table:table-cell>
          <table:table-cell table:style-name="ce13" office:value-type="float" office:value="878" calcext:value-type="float">
            <text:p>87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Jujuy" calcext:value-type="string">
            <text:p><text:s/>Jujuy </text:p>
          </table:table-cell>
          <table:table-cell office:value-type="float" office:value="5.05087991347104" calcext:value-type="float">
            <text:p><text:s/>5,05 </text:p>
          </table:table-cell>
          <table:table-cell office:value-type="float" office:value="19.6897136326236" calcext:value-type="float">
            <text:p><text:s/>19,69 </text:p>
          </table:table-cell>
          <table:table-cell office:value-type="float" office:value="36611" calcext:value-type="float">
            <text:p>36.611 </text:p>
          </table:table-cell>
          <table:table-cell table:style-name="ce12" office:value-type="float" office:value="724844" calcext:value-type="float">
            <text:p>724.844,00</text:p>
          </table:table-cell>
          <table:table-cell table:style-name="ce12" office:value-type="float" office:value="185939.728139772" calcext:value-type="float">
            <text:p>185.939,7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58" calcext:value-type="float">
            <text:p>2.458</text:p>
          </table:table-cell>
          <table:table-cell table:style-name="ce13" office:value-type="float" office:value="9754" calcext:value-type="float">
            <text:p>9.754</text:p>
          </table:table-cell>
          <table:table-cell table:style-name="ce13" office:value-type="float" office:value="19858" calcext:value-type="float">
            <text:p>19.858</text:p>
          </table:table-cell>
          <table:table-cell table:style-name="ce13" office:value-type="float" office:value="3939" calcext:value-type="float">
            <text:p>3.939</text:p>
          </table:table-cell>
          <table:table-cell table:style-name="ce13" office:value-type="float" office:value="603" calcext:value-type="float">
            <text:p>60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La Pampa" calcext:value-type="string">
            <text:p><text:s/>La Pampa </text:p>
          </table:table-cell>
          <table:table-cell office:value-type="float" office:value="18.332348933632" calcext:value-type="float">
            <text:p><text:s/>18,33 </text:p>
          </table:table-cell>
          <table:table-cell office:value-type="float" office:value="55.5080323273377" calcext:value-type="float">
            <text:p><text:s/>55,51 </text:p>
          </table:table-cell>
          <table:table-cell office:value-type="float" office:value="62697" calcext:value-type="float">
            <text:p>62.697 </text:p>
          </table:table-cell>
          <table:table-cell table:style-name="ce12" office:value-type="float" office:value="342001.999999999" calcext:value-type="float">
            <text:p>342.002,00</text:p>
          </table:table-cell>
          <table:table-cell table:style-name="ce12" office:value-type="float" office:value="112951.220519344" calcext:value-type="float">
            <text:p>112.951,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059" calcext:value-type="float">
            <text:p>6.059</text:p>
          </table:table-cell>
          <table:table-cell table:style-name="ce13" office:value-type="float" office:value="8054" calcext:value-type="float">
            <text:p>8.054</text:p>
          </table:table-cell>
          <table:table-cell table:style-name="ce13" office:value-type="float" office:value="45038" calcext:value-type="float">
            <text:p>45.038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La Rioja" calcext:value-type="string">
            <text:p><text:s/>La Rioja </text:p>
          </table:table-cell>
          <table:table-cell office:value-type="float" office:value="4.46232446314409" calcext:value-type="float">
            <text:p><text:s/>4,46 </text:p>
          </table:table-cell>
          <table:table-cell office:value-type="float" office:value="16.7032017874138" calcext:value-type="float">
            <text:p><text:s/>16,70 </text:p>
          </table:table-cell>
          <table:table-cell office:value-type="float" office:value="16333" calcext:value-type="float">
            <text:p>16.333 </text:p>
          </table:table-cell>
          <table:table-cell table:style-name="ce12" office:value-type="float" office:value="366020" calcext:value-type="float">
            <text:p>366.020,00</text:p>
          </table:table-cell>
          <table:table-cell table:style-name="ce12" office:value-type="float" office:value="97783.6477573255" calcext:value-type="float">
            <text:p>97.783,6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201" calcext:value-type="float">
            <text:p>4.201</text:p>
          </table:table-cell>
          <table:table-cell table:style-name="ce13" office:value-type="float" office:value="9379" calcext:value-type="float">
            <text:p>9.379</text:p>
          </table:table-cell>
          <table:table-cell table:style-name="ce13" office:value-type="float" office:value="2207" calcext:value-type="float">
            <text:p>2.207</text:p>
          </table:table-cell>
          <table:table-cell table:style-name="ce13" office:value-type="float" office:value="533" calcext:value-type="float">
            <text:p>53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Mendoza" calcext:value-type="string">
            <text:p><text:s/>Mendoza </text:p>
          </table:table-cell>
          <table:table-cell office:value-type="float" office:value="9.05923641753412" calcext:value-type="float">
            <text:p><text:s/>9,06 </text:p>
          </table:table-cell>
          <table:table-cell office:value-type="float" office:value="32.3658875605183" calcext:value-type="float">
            <text:p><text:s/>32,37 </text:p>
          </table:table-cell>
          <table:table-cell office:value-type="float" office:value="170160" calcext:value-type="float">
            <text:p>170.160 </text:p>
          </table:table-cell>
          <table:table-cell table:style-name="ce12" office:value-type="float" office:value="1878304" calcext:value-type="float">
            <text:p>1.878.304,00</text:p>
          </table:table-cell>
          <table:table-cell table:style-name="ce12" office:value-type="float" office:value="525738.710801092" calcext:value-type="float">
            <text:p>525.738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69763" calcext:value-type="float">
            <text:p>169.763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Misiones" calcext:value-type="string">
            <text:p><text:s/>Misiones </text:p>
          </table:table-cell>
          <table:table-cell office:value-type="float" office:value="7.18848302796675" calcext:value-type="float">
            <text:p><text:s/>7,19 </text:p>
          </table:table-cell>
          <table:table-cell office:value-type="float" office:value="26.3056041051906" calcext:value-type="float">
            <text:p><text:s/>26,31 </text:p>
          </table:table-cell>
          <table:table-cell office:value-type="float" office:value="85146" calcext:value-type="float">
            <text:p>85.146 </text:p>
          </table:table-cell>
          <table:table-cell table:style-name="ce12" office:value-type="float" office:value="1184478" calcext:value-type="float">
            <text:p>1.184.478,00</text:p>
          </table:table-cell>
          <table:table-cell table:style-name="ce12" office:value-type="float" office:value="323680.07843317" calcext:value-type="float">
            <text:p>323.680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58" calcext:value-type="float">
            <text:p>958</text:p>
          </table:table-cell>
          <table:table-cell table:style-name="ce13" office:value-type="float" office:value="11136" calcext:value-type="float">
            <text:p>11.136</text:p>
          </table:table-cell>
          <table:table-cell table:style-name="ce13" office:value-type="float" office:value="51906" calcext:value-type="float">
            <text:p>51.906</text:p>
          </table:table-cell>
          <table:table-cell table:style-name="ce13" office:value-type="float" office:value="12387" calcext:value-type="float">
            <text:p>12.387</text:p>
          </table:table-cell>
          <table:table-cell table:style-name="ce13" office:value-type="float" office:value="8543" calcext:value-type="float">
            <text:p>8.543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Neuquén" calcext:value-type="string">
            <text:p><text:s/>Neuquén </text:p>
          </table:table-cell>
          <table:table-cell office:value-type="float" office:value="15.5262500689212" calcext:value-type="float">
            <text:p><text:s/>15,53 </text:p>
          </table:table-cell>
          <table:table-cell office:value-type="float" office:value="51.9544367381025" calcext:value-type="float">
            <text:p><text:s/>51,95 </text:p>
          </table:table-cell>
          <table:table-cell office:value-type="float" office:value="95742" calcext:value-type="float">
            <text:p>95.742 </text:p>
          </table:table-cell>
          <table:table-cell table:style-name="ce12" office:value-type="float" office:value="616646.000000001" calcext:value-type="float">
            <text:p>616.646,00</text:p>
          </table:table-cell>
          <table:table-cell table:style-name="ce12" office:value-type="float" office:value="184280.700573517" calcext:value-type="float">
            <text:p>184.280,7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95" calcext:value-type="float">
            <text:p>1.895</text:p>
          </table:table-cell>
          <table:table-cell table:style-name="ce13" office:value-type="float" office:value="2577" calcext:value-type="float">
            <text:p>2.577</text:p>
          </table:table-cell>
          <table:table-cell table:style-name="ce13" office:value-type="float" office:value="80787" calcext:value-type="float">
            <text:p>80.78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067" calcext:value-type="float">
            <text:p>4.06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Río Negro" calcext:value-type="string">
            <text:p><text:s/>Río Negro </text:p>
          </table:table-cell>
          <table:table-cell office:value-type="float" office:value="13.9938752623861" calcext:value-type="float">
            <text:p><text:s/>13,99 </text:p>
          </table:table-cell>
          <table:table-cell office:value-type="float" office:value="45.3269490720278" calcext:value-type="float">
            <text:p><text:s/>45,33 </text:p>
          </table:table-cell>
          <table:table-cell office:value-type="float" office:value="97333" calcext:value-type="float">
            <text:p>97.333 </text:p>
          </table:table-cell>
          <table:table-cell table:style-name="ce12" office:value-type="float" office:value="695539.999999998" calcext:value-type="float">
            <text:p>695.540,00</text:p>
          </table:table-cell>
          <table:table-cell table:style-name="ce12" office:value-type="float" office:value="214735.388091819" calcext:value-type="float">
            <text:p>214.735,3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71" calcext:value-type="float">
            <text:p>3.371</text:p>
          </table:table-cell>
          <table:table-cell table:style-name="ce13" office:value-type="float" office:value="4913" calcext:value-type="float">
            <text:p>4.913</text:p>
          </table:table-cell>
          <table:table-cell table:style-name="ce13" office:value-type="float" office:value="86173" calcext:value-type="float">
            <text:p>86.173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2632" calcext:value-type="float">
            <text:p>2.63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lta" calcext:value-type="string">
            <text:p><text:s/>Salta </text:p>
          </table:table-cell>
          <table:table-cell office:value-type="float" office:value="7.29464296478474" calcext:value-type="float">
            <text:p><text:s/>7,29 </text:p>
          </table:table-cell>
          <table:table-cell office:value-type="float" office:value="30.0097882334428" calcext:value-type="float">
            <text:p><text:s/>30,01 </text:p>
          </table:table-cell>
          <table:table-cell office:value-type="float" office:value="96811" calcext:value-type="float">
            <text:p>96.811 </text:p>
          </table:table-cell>
          <table:table-cell table:style-name="ce12" office:value-type="float" office:value="1327152" calcext:value-type="float">
            <text:p>1.327.152,00</text:p>
          </table:table-cell>
          <table:table-cell table:style-name="ce12" office:value-type="float" office:value="322598.077823536" calcext:value-type="float">
            <text:p>322.598,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23" calcext:value-type="float">
            <text:p>1.123</text:p>
          </table:table-cell>
          <table:table-cell table:style-name="ce13" office:value-type="float" office:value="14151" calcext:value-type="float">
            <text:p>14.151</text:p>
          </table:table-cell>
          <table:table-cell table:style-name="ce13" office:value-type="float" office:value="64992" calcext:value-type="float">
            <text:p>64.992</text:p>
          </table:table-cell>
          <table:table-cell table:style-name="ce13" office:value-type="float" office:value="13955" calcext:value-type="float">
            <text:p>13.955</text:p>
          </table:table-cell>
          <table:table-cell table:style-name="ce13" office:value-type="float" office:value="2569" calcext:value-type="float">
            <text:p>2.569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 Juan" calcext:value-type="string">
            <text:p><text:s/>San Juan </text:p>
          </table:table-cell>
          <table:table-cell office:value-type="float" office:value="7.03958245314213" calcext:value-type="float">
            <text:p><text:s/>7,04 </text:p>
          </table:table-cell>
          <table:table-cell office:value-type="float" office:value="27.5531927597664" calcext:value-type="float">
            <text:p><text:s/>27,55 </text:p>
          </table:table-cell>
          <table:table-cell office:value-type="float" office:value="51819" calcext:value-type="float">
            <text:p>51.819 </text:p>
          </table:table-cell>
          <table:table-cell table:style-name="ce12" office:value-type="float" office:value="736109" calcext:value-type="float">
            <text:p>736.109,00</text:p>
          </table:table-cell>
          <table:table-cell table:style-name="ce12" office:value-type="float" office:value="188068.948857596" calcext:value-type="float">
            <text:p>188.068,9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51346" calcext:value-type="float">
            <text:p>51.34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 Luis" calcext:value-type="string">
            <text:p><text:s/>San Luis </text:p>
          </table:table-cell>
          <table:table-cell office:value-type="float" office:value="2.79040145762204" calcext:value-type="float">
            <text:p><text:s/>2,79 </text:p>
          </table:table-cell>
          <table:table-cell office:value-type="float" office:value="9.71604896376059" calcext:value-type="float">
            <text:p><text:s/>9,72 </text:p>
          </table:table-cell>
          <table:table-cell office:value-type="float" office:value="13232" calcext:value-type="float">
            <text:p>13.232 </text:p>
          </table:table-cell>
          <table:table-cell table:style-name="ce12" office:value-type="float" office:value="474197.000000001" calcext:value-type="float">
            <text:p>474.197,00</text:p>
          </table:table-cell>
          <table:table-cell table:style-name="ce12" office:value-type="float" office:value="136187.045262466" calcext:value-type="float">
            <text:p>136.187,0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720" calcext:value-type="float">
            <text:p>12.7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ta Cruz" calcext:value-type="string">
            <text:p><text:s/>Santa Cruz </text:p>
          </table:table-cell>
          <table:table-cell office:value-type="float" office:value="8.39189695742154" calcext:value-type="float">
            <text:p><text:s/>8,39 </text:p>
          </table:table-cell>
          <table:table-cell office:value-type="float" office:value="27.9948639434945" calcext:value-type="float">
            <text:p><text:s/>27,99 </text:p>
          </table:table-cell>
          <table:table-cell office:value-type="float" office:value="26641" calcext:value-type="float">
            <text:p>26.641 </text:p>
          </table:table-cell>
          <table:table-cell table:style-name="ce12" office:value-type="float" office:value="317461" calcext:value-type="float">
            <text:p>317.461,00</text:p>
          </table:table-cell>
          <table:table-cell table:style-name="ce12" office:value-type="float" office:value="95163.8845388669" calcext:value-type="float">
            <text:p>95.163,8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6048" calcext:value-type="float">
            <text:p>26.04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ta Fe" calcext:value-type="string">
            <text:p><text:s/>Santa Fe </text:p>
          </table:table-cell>
          <table:table-cell office:value-type="float" office:value="15.8327732920364" calcext:value-type="float">
            <text:p><text:s/>15,83 </text:p>
          </table:table-cell>
          <table:table-cell office:value-type="float" office:value="50.2444947593192" calcext:value-type="float">
            <text:p><text:s/>50,24 </text:p>
          </table:table-cell>
          <table:table-cell office:value-type="float" office:value="536437" calcext:value-type="float">
            <text:p>536.437 </text:p>
          </table:table-cell>
          <table:table-cell table:style-name="ce12" office:value-type="float" office:value="3388143" calcext:value-type="float">
            <text:p>3.388.143,00</text:p>
          </table:table-cell>
          <table:table-cell table:style-name="ce12" office:value-type="float" office:value="1067653.28732956" calcext:value-type="float">
            <text:p>1.067.653,2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883" calcext:value-type="float">
            <text:p>6.883</text:p>
          </table:table-cell>
          <table:table-cell table:style-name="ce13" office:value-type="float" office:value="93096" calcext:value-type="float">
            <text:p>93.096</text:p>
          </table:table-cell>
          <table:table-cell table:style-name="ce13" office:value-type="float" office:value="360964" calcext:value-type="float">
            <text:p>360.964</text:p>
          </table:table-cell>
          <table:table-cell table:style-name="ce13" office:value-type="float" office:value="45270" calcext:value-type="float">
            <text:p>45.270</text:p>
          </table:table-cell>
          <table:table-cell table:style-name="ce13" office:value-type="float" office:value="27597" calcext:value-type="float">
            <text:p>27.597</text:p>
          </table:table-cell>
          <table:table-cell table:style-name="ce13" office:value-type="float" office:value="1542" calcext:value-type="float">
            <text:p>1.542</text:p>
          </table:table-cell>
          <table:table-cell table:style-name="ce13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tiago Del Estero" calcext:value-type="string">
            <text:p><text:s/>Santiago Del Estero </text:p>
          </table:table-cell>
          <table:table-cell office:value-type="float" office:value="4.24446895477843" calcext:value-type="float">
            <text:p><text:s/>4,24 </text:p>
          </table:table-cell>
          <table:table-cell office:value-type="float" office:value="17.0558169911586" calcext:value-type="float">
            <text:p><text:s/>17,06 </text:p>
          </table:table-cell>
          <table:table-cell office:value-type="float" office:value="39252" calcext:value-type="float">
            <text:p>39.252 </text:p>
          </table:table-cell>
          <table:table-cell table:style-name="ce12" office:value-type="float" office:value="924780.000000001" calcext:value-type="float">
            <text:p>924.780,00</text:p>
          </table:table-cell>
          <table:table-cell table:style-name="ce12" office:value-type="float" office:value="230138.491872582" calcext:value-type="float">
            <text:p>230.138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1" calcext:value-type="float">
            <text:p>701</text:p>
          </table:table-cell>
          <table:table-cell table:style-name="ce13" office:value-type="float" office:value="9236" calcext:value-type="float">
            <text:p>9.236</text:p>
          </table:table-cell>
          <table:table-cell table:style-name="ce13" office:value-type="float" office:value="23136" calcext:value-type="float">
            <text:p>23.136</text:p>
          </table:table-cell>
          <table:table-cell table:style-name="ce13" office:value-type="float" office:value="4796" calcext:value-type="float">
            <text:p>4.796</text:p>
          </table:table-cell>
          <table:table-cell table:style-name="ce13" office:value-type="float" office:value="748" calcext:value-type="float">
            <text:p>74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Tierra Del Fuego" calcext:value-type="string">
            <text:p><text:s/>Tierra Del Fuego </text:p>
          </table:table-cell>
          <table:table-cell office:value-type="float" office:value="22.1671547645866" calcext:value-type="float">
            <text:p><text:s/>22,17 </text:p>
          </table:table-cell>
          <table:table-cell office:value-type="float" office:value="74.2349517001027" calcext:value-type="float">
            <text:p><text:s/>74,23 </text:p>
          </table:table-cell>
          <table:table-cell office:value-type="float" office:value="33456" calcext:value-type="float">
            <text:p>33.456 </text:p>
          </table:table-cell>
          <table:table-cell table:style-name="ce12" office:value-type="float" office:value="150926" calcext:value-type="float">
            <text:p>150.926,00</text:p>
          </table:table-cell>
          <table:table-cell table:style-name="ce12" office:value-type="float" office:value="45067.7197651544" calcext:value-type="float">
            <text:p>45.067,7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36319" calcext:value-type="float">
            <text:p>36.31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Tucumán" calcext:value-type="string">
            <text:p><text:s/>Tucumán </text:p>
          </table:table-cell>
          <table:table-cell office:value-type="float" office:value="8.71860866450986" calcext:value-type="float">
            <text:p><text:s/>8,72 </text:p>
          </table:table-cell>
          <table:table-cell office:value-type="float" office:value="35.0786068853898" calcext:value-type="float">
            <text:p><text:s/>35,08 </text:p>
          </table:table-cell>
          <table:table-cell office:value-type="float" office:value="138276" calcext:value-type="float">
            <text:p>138.276 </text:p>
          </table:table-cell>
          <table:table-cell table:style-name="ce12" office:value-type="float" office:value="1585987" calcext:value-type="float">
            <text:p>1.585.987,00</text:p>
          </table:table-cell>
          <table:table-cell table:style-name="ce12" office:value-type="float" office:value="394188.972360792" calcext:value-type="float">
            <text:p>394.188,9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27143" calcext:value-type="float">
            <text:p>27.143</text:p>
          </table:table-cell>
          <table:table-cell table:style-name="ce13" office:value-type="float" office:value="83895" calcext:value-type="float">
            <text:p>83.895</text:p>
          </table:table-cell>
          <table:table-cell table:style-name="ce13" office:value-type="float" office:value="23061" calcext:value-type="float">
            <text:p>23.061</text:p>
          </table:table-cell>
          <table:table-cell table:style-name="ce13" office:value-type="float" office:value="3722" calcext:value-type="float">
            <text:p>3.722</text:p>
          </table:table-cell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Buenos Aires" calcext:value-type="string">
            <text:p><text:s/>Buenos Aires </text:p>
          </table:table-cell>
          <table:table-cell office:value-type="float" office:value="17.0147634301905" calcext:value-type="float">
            <text:p><text:s/>17,01 </text:p>
          </table:table-cell>
          <table:table-cell office:value-type="float" office:value="56.0943365301975" calcext:value-type="float">
            <text:p><text:s/>56,09 </text:p>
          </table:table-cell>
          <table:table-cell office:value-type="float" office:value="2816407" calcext:value-type="float">
            <text:p>2.816.407 </text:p>
          </table:table-cell>
          <table:table-cell table:style-name="ce12" office:value-type="float" office:value="16552725" calcext:value-type="float">
            <text:p>16.552.725,00</text:p>
          </table:table-cell>
          <table:table-cell table:style-name="ce12" office:value-type="float" office:value="5020840.20279629" calcext:value-type="float">
            <text:p>5.020.840,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226" calcext:value-type="float">
            <text:p>8.226</text:p>
          </table:table-cell>
          <table:table-cell table:style-name="ce13" office:value-type="float" office:value="132937.2" calcext:value-type="float">
            <text:p>132.937</text:p>
          </table:table-cell>
          <table:table-cell table:style-name="ce13" office:value-type="float" office:value="2250445.44" calcext:value-type="float">
            <text:p>2.250.445</text:p>
          </table:table-cell>
          <table:table-cell table:style-name="ce13" office:value-type="float" office:value="203620.2" calcext:value-type="float">
            <text:p>203.620</text:p>
          </table:table-cell>
          <table:table-cell table:style-name="ce13" office:value-type="float" office:value="104322.12" calcext:value-type="float">
            <text:p>104.322</text:p>
          </table:table-cell>
          <table:table-cell table:style-name="ce13" office:value-type="float" office:value="996.96" calcext:value-type="float">
            <text:p>997</text:p>
          </table:table-cell>
          <table:table-cell table:style-name="ce13" office:value-type="float" office:value="5406" calcext:value-type="float">
            <text:p>5.406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apital Federal" calcext:value-type="string">
            <text:p><text:s/>Capital Federal </text:p>
          </table:table-cell>
          <table:table-cell office:value-type="float" office:value="43.6046206766365" calcext:value-type="float">
            <text:p><text:s/>43,60 </text:p>
          </table:table-cell>
          <table:table-cell office:value-type="float" office:value="114.896765508016" calcext:value-type="float">
            <text:p><text:s/>114,90 </text:p>
          </table:table-cell>
          <table:table-cell office:value-type="float" office:value="1330520" calcext:value-type="float">
            <text:p>1.330.520 </text:p>
          </table:table-cell>
          <table:table-cell table:style-name="ce12" office:value-type="float" office:value="3051328" calcext:value-type="float">
            <text:p>3.051.328,00</text:p>
          </table:table-cell>
          <table:table-cell table:style-name="ce12" office:value-type="float" office:value="1158013.45156855" calcext:value-type="float">
            <text:p>1.158.013,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98" calcext:value-type="float">
            <text:p>2.698</text:p>
          </table:table-cell>
          <table:table-cell table:style-name="ce13" office:value-type="float" office:value="62895.8" calcext:value-type="float">
            <text:p>62.896</text:p>
          </table:table-cell>
          <table:table-cell table:style-name="ce13" office:value-type="float" office:value="1038268.56" calcext:value-type="float">
            <text:p>1.038.269</text:p>
          </table:table-cell>
          <table:table-cell table:style-name="ce13" office:value-type="float" office:value="123450.8" calcext:value-type="float">
            <text:p>123.451</text:p>
          </table:table-cell>
          <table:table-cell table:style-name="ce13" office:value-type="float" office:value="95771.88" calcext:value-type="float">
            <text:p>95.772</text:p>
          </table:table-cell>
          <table:table-cell table:style-name="ce13" office:value-type="float" office:value="890.04" calcext:value-type="float">
            <text:p>890</text:p>
          </table:table-cell>
          <table:table-cell table:style-name="ce13" office:value-type="float" office:value="7997" calcext:value-type="float">
            <text:p>7.997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atamarca" calcext:value-type="string">
            <text:p><text:s/>Catamarca </text:p>
          </table:table-cell>
          <table:table-cell office:value-type="float" office:value="6.45925498005949" calcext:value-type="float">
            <text:p><text:s/>6,46 </text:p>
          </table:table-cell>
          <table:table-cell office:value-type="float" office:value="25.513779082748" calcext:value-type="float">
            <text:p><text:s/>25,51 </text:p>
          </table:table-cell>
          <table:table-cell office:value-type="float" office:value="25493" calcext:value-type="float">
            <text:p>25.493 </text:p>
          </table:table-cell>
          <table:table-cell table:style-name="ce12" office:value-type="float" office:value="394674" calcext:value-type="float">
            <text:p>394.674,00</text:p>
          </table:table-cell>
          <table:table-cell table:style-name="ce12" office:value-type="float" office:value="99918.5574089961" calcext:value-type="float">
            <text:p>99.918,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8047" calcext:value-type="float">
            <text:p>8.047</text:p>
          </table:table-cell>
          <table:table-cell table:style-name="ce13" office:value-type="float" office:value="14093" calcext:value-type="float">
            <text:p>14.093</text:p>
          </table:table-cell>
          <table:table-cell table:style-name="ce13" office:value-type="float" office:value="2910" calcext:value-type="float">
            <text:p>2.910</text:p>
          </table:table-cell>
          <table:table-cell table:style-name="ce13" office:value-type="float" office:value="421" calcext:value-type="float">
            <text:p>4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haco" calcext:value-type="string">
            <text:p><text:s/>Chaco </text:p>
          </table:table-cell>
          <table:table-cell office:value-type="float" office:value="5.81368220415458" calcext:value-type="float">
            <text:p><text:s/>5,81 </text:p>
          </table:table-cell>
          <table:table-cell office:value-type="float" office:value="21.8707832002322" calcext:value-type="float">
            <text:p><text:s/>21,87 </text:p>
          </table:table-cell>
          <table:table-cell office:value-type="float" office:value="66035" calcext:value-type="float">
            <text:p>66.035 </text:p>
          </table:table-cell>
          <table:table-cell table:style-name="ce12" office:value-type="float" office:value="1135855" calcext:value-type="float">
            <text:p>1.135.855,00</text:p>
          </table:table-cell>
          <table:table-cell table:style-name="ce12" office:value-type="float" office:value="301932.48863305" calcext:value-type="float">
            <text:p>301.932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83" calcext:value-type="float">
            <text:p>483</text:p>
          </table:table-cell>
          <table:table-cell table:style-name="ce13" office:value-type="float" office:value="12837" calcext:value-type="float">
            <text:p>12.837</text:p>
          </table:table-cell>
          <table:table-cell table:style-name="ce13" office:value-type="float" office:value="42106" calcext:value-type="float">
            <text:p>42.106</text:p>
          </table:table-cell>
          <table:table-cell table:style-name="ce13" office:value-type="float" office:value="7908" calcext:value-type="float">
            <text:p>7.908</text:p>
          </table:table-cell>
          <table:table-cell table:style-name="ce13" office:value-type="float" office:value="2600" calcext:value-type="float">
            <text:p>2.600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hubut" calcext:value-type="string">
            <text:p><text:s/>Chubut </text:p>
          </table:table-cell>
          <table:table-cell office:value-type="float" office:value="12.2235557846192" calcext:value-type="float">
            <text:p><text:s/>12,22 </text:p>
          </table:table-cell>
          <table:table-cell office:value-type="float" office:value="40.2492746845027" calcext:value-type="float">
            <text:p><text:s/>40,25 </text:p>
          </table:table-cell>
          <table:table-cell office:value-type="float" office:value="68542" calcext:value-type="float">
            <text:p>68.542 </text:p>
          </table:table-cell>
          <table:table-cell table:style-name="ce12" office:value-type="float" office:value="560736.999999999" calcext:value-type="float">
            <text:p>560.737,00</text:p>
          </table:table-cell>
          <table:table-cell table:style-name="ce12" office:value-type="float" office:value="170293.751967637" calcext:value-type="float">
            <text:p>170.293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58" calcext:value-type="float">
            <text:p>1.858</text:p>
          </table:table-cell>
          <table:table-cell table:style-name="ce13" office:value-type="float" office:value="6218" calcext:value-type="float">
            <text:p>6.218</text:p>
          </table:table-cell>
          <table:table-cell table:style-name="ce13" office:value-type="float" office:value="60392" calcext:value-type="float">
            <text:p>60.392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órdoba" calcext:value-type="string">
            <text:p><text:s/>Córdoba </text:p>
          </table:table-cell>
          <table:table-cell office:value-type="float" office:value="16.6557073313017" calcext:value-type="float">
            <text:p><text:s/>16,66 </text:p>
          </table:table-cell>
          <table:table-cell office:value-type="float" office:value="54.696896793323" calcext:value-type="float">
            <text:p><text:s/>54,70 </text:p>
          </table:table-cell>
          <table:table-cell office:value-type="float" office:value="590432" calcext:value-type="float">
            <text:p>590.432 </text:p>
          </table:table-cell>
          <table:table-cell table:style-name="ce12" office:value-type="float" office:value="3544923" calcext:value-type="float">
            <text:p>3.544.923,00</text:p>
          </table:table-cell>
          <table:table-cell table:style-name="ce12" office:value-type="float" office:value="1079461.60498099" calcext:value-type="float">
            <text:p>1.079.461,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03" calcext:value-type="float">
            <text:p>1.903</text:p>
          </table:table-cell>
          <table:table-cell table:style-name="ce13" office:value-type="float" office:value="85362" calcext:value-type="float">
            <text:p>85.362</text:p>
          </table:table-cell>
          <table:table-cell table:style-name="ce13" office:value-type="float" office:value="427844" calcext:value-type="float">
            <text:p>427.844</text:p>
          </table:table-cell>
          <table:table-cell table:style-name="ce13" office:value-type="float" office:value="41947" calcext:value-type="float">
            <text:p>41.947</text:p>
          </table:table-cell>
          <table:table-cell table:style-name="ce13" office:value-type="float" office:value="30858" calcext:value-type="float">
            <text:p>30.858</text:p>
          </table:table-cell>
          <table:table-cell table:style-name="ce13" office:value-type="float" office:value="1177" calcext:value-type="float">
            <text:p>1.177</text:p>
          </table:table-cell>
          <table:table-cell table:style-name="ce13" office:value-type="float" office:value="782" calcext:value-type="float">
            <text:p>78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Corrientes" calcext:value-type="string">
            <text:p><text:s/>Corrientes </text:p>
          </table:table-cell>
          <table:table-cell office:value-type="float" office:value="6.17465506597043" calcext:value-type="float">
            <text:p><text:s/>6,17 </text:p>
          </table:table-cell>
          <table:table-cell office:value-type="float" office:value="23.5624309927751" calcext:value-type="float">
            <text:p><text:s/>23,56 </text:p>
          </table:table-cell>
          <table:table-cell office:value-type="float" office:value="65710" calcext:value-type="float">
            <text:p>65.710 </text:p>
          </table:table-cell>
          <table:table-cell table:style-name="ce12" office:value-type="float" office:value="1064189" calcext:value-type="float">
            <text:p>1.064.189,00</text:p>
          </table:table-cell>
          <table:table-cell table:style-name="ce12" office:value-type="float" office:value="278876.14830638" calcext:value-type="float">
            <text:p>278.876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3860" calcext:value-type="float">
            <text:p>13.860</text:p>
          </table:table-cell>
          <table:table-cell table:style-name="ce13" office:value-type="float" office:value="42182" calcext:value-type="float">
            <text:p>42.182</text:p>
          </table:table-cell>
          <table:table-cell table:style-name="ce13" office:value-type="float" office:value="7513" calcext:value-type="float">
            <text:p>7.513</text:p>
          </table:table-cell>
          <table:table-cell table:style-name="ce13" office:value-type="float" office:value="2106" calcext:value-type="float">
            <text:p>2.10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Entre Ríos" calcext:value-type="string">
            <text:p><text:s/>Entre Ríos </text:p>
          </table:table-cell>
          <table:table-cell office:value-type="float" office:value="10.7183280951834" calcext:value-type="float">
            <text:p><text:s/>10,72 </text:p>
          </table:table-cell>
          <table:table-cell office:value-type="float" office:value="36.0254708519679" calcext:value-type="float">
            <text:p><text:s/>36,03 </text:p>
          </table:table-cell>
          <table:table-cell office:value-type="float" office:value="140813" calcext:value-type="float">
            <text:p>140.813 </text:p>
          </table:table-cell>
          <table:table-cell table:style-name="ce12" office:value-type="float" office:value="1313759" calcext:value-type="float">
            <text:p>1.313.759,00</text:p>
          </table:table-cell>
          <table:table-cell table:style-name="ce12" office:value-type="float" office:value="390870.671971545" calcext:value-type="float">
            <text:p>390.870,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311" calcext:value-type="float">
            <text:p>2.311</text:p>
          </table:table-cell>
          <table:table-cell table:style-name="ce13" office:value-type="float" office:value="27801" calcext:value-type="float">
            <text:p>27.801</text:p>
          </table:table-cell>
          <table:table-cell table:style-name="ce13" office:value-type="float" office:value="88649" calcext:value-type="float">
            <text:p>88.649</text:p>
          </table:table-cell>
          <table:table-cell table:style-name="ce13" office:value-type="float" office:value="18318" calcext:value-type="float">
            <text:p>18.318</text:p>
          </table:table-cell>
          <table:table-cell table:style-name="ce13" office:value-type="float" office:value="3584" calcext:value-type="float">
            <text:p>3.58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Formosa" calcext:value-type="string">
            <text:p><text:s/>Formosa </text:p>
          </table:table-cell>
          <table:table-cell office:value-type="float" office:value="4.5491629692892" calcext:value-type="float">
            <text:p><text:s/>4,55 </text:p>
          </table:table-cell>
          <table:table-cell office:value-type="float" office:value="17.9563113616952" calcext:value-type="float">
            <text:p><text:s/>17,96 </text:p>
          </table:table-cell>
          <table:table-cell office:value-type="float" office:value="26207" calcext:value-type="float">
            <text:p>26.207 </text:p>
          </table:table-cell>
          <table:table-cell table:style-name="ce12" office:value-type="float" office:value="576084" calcext:value-type="float">
            <text:p>576.084,00</text:p>
          </table:table-cell>
          <table:table-cell table:style-name="ce12" office:value-type="float" office:value="145948.683290853" calcext:value-type="float">
            <text:p>145.948,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47" calcext:value-type="float">
            <text:p>1.947</text:p>
          </table:table-cell>
          <table:table-cell table:style-name="ce13" office:value-type="float" office:value="7830" calcext:value-type="float">
            <text:p>7.830</text:p>
          </table:table-cell>
          <table:table-cell table:style-name="ce13" office:value-type="float" office:value="14058" calcext:value-type="float">
            <text:p>14.058</text:p>
          </table:table-cell>
          <table:table-cell table:style-name="ce13" office:value-type="float" office:value="1852" calcext:value-type="float">
            <text:p>1.852</text:p>
          </table:table-cell>
          <table:table-cell table:style-name="ce13" office:value-type="float" office:value="473" calcext:value-type="float">
            <text:p>473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Jujuy" calcext:value-type="string">
            <text:p><text:s/>Jujuy </text:p>
          </table:table-cell>
          <table:table-cell office:value-type="float" office:value="4.98200351211736" calcext:value-type="float">
            <text:p><text:s/>4,98 </text:p>
          </table:table-cell>
          <table:table-cell office:value-type="float" office:value="19.5994181805212" calcext:value-type="float">
            <text:p><text:s/>19,60 </text:p>
          </table:table-cell>
          <table:table-cell office:value-type="float" office:value="36002" calcext:value-type="float">
            <text:p>36.002 </text:p>
          </table:table-cell>
          <table:table-cell table:style-name="ce12" office:value-type="float" office:value="722641" calcext:value-type="float">
            <text:p>722.641,00</text:p>
          </table:table-cell>
          <table:table-cell table:style-name="ce12" office:value-type="float" office:value="183689.126219984" calcext:value-type="float">
            <text:p>183.689,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80" calcext:value-type="float">
            <text:p>1.880</text:p>
          </table:table-cell>
          <table:table-cell table:style-name="ce13" office:value-type="float" office:value="10427" calcext:value-type="float">
            <text:p>10.427</text:p>
          </table:table-cell>
          <table:table-cell table:style-name="ce13" office:value-type="float" office:value="19740" calcext:value-type="float">
            <text:p>19.740</text:p>
          </table:table-cell>
          <table:table-cell table:style-name="ce13" office:value-type="float" office:value="3443" calcext:value-type="float">
            <text:p>3.443</text:p>
          </table:table-cell>
          <table:table-cell table:style-name="ce13" office:value-type="float" office:value="465" calcext:value-type="float">
            <text:p>46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La Pampa" calcext:value-type="string">
            <text:p><text:s/>La Pampa </text:p>
          </table:table-cell>
          <table:table-cell office:value-type="float" office:value="16.8165246239874" calcext:value-type="float">
            <text:p><text:s/>16,82 </text:p>
          </table:table-cell>
          <table:table-cell office:value-type="float" office:value="51.2731334522286" calcext:value-type="float">
            <text:p><text:s/>51,27 </text:p>
          </table:table-cell>
          <table:table-cell office:value-type="float" office:value="57380" calcext:value-type="float">
            <text:p>57.380 </text:p>
          </table:table-cell>
          <table:table-cell table:style-name="ce12" office:value-type="float" office:value="341212.000000001" calcext:value-type="float">
            <text:p>341.212,00</text:p>
          </table:table-cell>
          <table:table-cell table:style-name="ce12" office:value-type="float" office:value="111910.460969703" calcext:value-type="float">
            <text:p>111.910,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266" calcext:value-type="float">
            <text:p>6.266</text:p>
          </table:table-cell>
          <table:table-cell table:style-name="ce13" office:value-type="float" office:value="6879" calcext:value-type="float">
            <text:p>6.879</text:p>
          </table:table-cell>
          <table:table-cell table:style-name="ce13" office:value-type="float" office:value="36520" calcext:value-type="float">
            <text:p>36.52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La Rioja" calcext:value-type="string">
            <text:p><text:s/>La Rioja </text:p>
          </table:table-cell>
          <table:table-cell office:value-type="float" office:value="4.49690190272523" calcext:value-type="float">
            <text:p><text:s/>4,50 </text:p>
          </table:table-cell>
          <table:table-cell office:value-type="float" office:value="17.0107508872362" calcext:value-type="float">
            <text:p><text:s/>17,01 </text:p>
          </table:table-cell>
          <table:table-cell office:value-type="float" office:value="16402" calcext:value-type="float">
            <text:p>16.402 </text:p>
          </table:table-cell>
          <table:table-cell table:style-name="ce12" office:value-type="float" office:value="364740" calcext:value-type="float">
            <text:p>364.740,00</text:p>
          </table:table-cell>
          <table:table-cell table:style-name="ce12" office:value-type="float" office:value="96421.3755684767" calcext:value-type="float">
            <text:p>96.421,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333" calcext:value-type="float">
            <text:p>4.333</text:p>
          </table:table-cell>
          <table:table-cell table:style-name="ce13" office:value-type="float" office:value="9728" calcext:value-type="float">
            <text:p>9.728</text:p>
          </table:table-cell>
          <table:table-cell table:style-name="ce13" office:value-type="float" office:value="1943" calcext:value-type="float">
            <text:p>1.943</text:p>
          </table:table-cell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Mendoza" calcext:value-type="string">
            <text:p><text:s/>Mendoza </text:p>
          </table:table-cell>
          <table:table-cell office:value-type="float" office:value="9.05637770520934" calcext:value-type="float">
            <text:p><text:s/>9,06 </text:p>
          </table:table-cell>
          <table:table-cell office:value-type="float" office:value="32.6383818761503" calcext:value-type="float">
            <text:p><text:s/>32,64 </text:p>
          </table:table-cell>
          <table:table-cell office:value-type="float" office:value="169614" calcext:value-type="float">
            <text:p>169.614 </text:p>
          </table:table-cell>
          <table:table-cell table:style-name="ce12" office:value-type="float" office:value="1872868" calcext:value-type="float">
            <text:p>1.872.868,00</text:p>
          </table:table-cell>
          <table:table-cell table:style-name="ce12" office:value-type="float" office:value="519676.498190437" calcext:value-type="float">
            <text:p>519.676,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69222" calcext:value-type="float">
            <text:p>169.22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Misiones" calcext:value-type="string">
            <text:p><text:s/>Misiones </text:p>
          </table:table-cell>
          <table:table-cell office:value-type="float" office:value="6.54066222204155" calcext:value-type="float">
            <text:p><text:s/>6,54 </text:p>
          </table:table-cell>
          <table:table-cell office:value-type="float" office:value="24.1624306055883" calcext:value-type="float">
            <text:p><text:s/>24,16 </text:p>
          </table:table-cell>
          <table:table-cell office:value-type="float" office:value="77229" calcext:value-type="float">
            <text:p>77.229 </text:p>
          </table:table-cell>
          <table:table-cell table:style-name="ce12" office:value-type="float" office:value="1180752" calcext:value-type="float">
            <text:p>1.180.752,00</text:p>
          </table:table-cell>
          <table:table-cell table:style-name="ce12" office:value-type="float" office:value="319624.301299135" calcext:value-type="float">
            <text:p>319.624,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7" calcext:value-type="float">
            <text:p>547</text:p>
          </table:table-cell>
          <table:table-cell table:style-name="ce13" office:value-type="float" office:value="11840" calcext:value-type="float">
            <text:p>11.840</text:p>
          </table:table-cell>
          <table:table-cell table:style-name="ce13" office:value-type="float" office:value="53093" calcext:value-type="float">
            <text:p>53.093</text:p>
          </table:table-cell>
          <table:table-cell table:style-name="ce13" office:value-type="float" office:value="8731" calcext:value-type="float">
            <text:p>8.731</text:p>
          </table:table-cell>
          <table:table-cell table:style-name="ce13" office:value-type="float" office:value="2952" calcext:value-type="float">
            <text:p>2.952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Neuquén" calcext:value-type="string">
            <text:p><text:s/>Neuquén </text:p>
          </table:table-cell>
          <table:table-cell office:value-type="float" office:value="15.5286641207705" calcext:value-type="float">
            <text:p><text:s/>15,53 </text:p>
          </table:table-cell>
          <table:table-cell office:value-type="float" office:value="52.5549896972496" calcext:value-type="float">
            <text:p><text:s/>52,55 </text:p>
          </table:table-cell>
          <table:table-cell office:value-type="float" office:value="95396" calcext:value-type="float">
            <text:p>95.396 </text:p>
          </table:table-cell>
          <table:table-cell table:style-name="ce12" office:value-type="float" office:value="614322.000000002" calcext:value-type="float">
            <text:p>614.322,00</text:p>
          </table:table-cell>
          <table:table-cell table:style-name="ce12" office:value-type="float" office:value="181516.54210103" calcext:value-type="float">
            <text:p>181.516,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31" calcext:value-type="float">
            <text:p>1.731</text:p>
          </table:table-cell>
          <table:table-cell table:style-name="ce13" office:value-type="float" office:value="2744" calcext:value-type="float">
            <text:p>2.744</text:p>
          </table:table-cell>
          <table:table-cell table:style-name="ce13" office:value-type="float" office:value="80938" calcext:value-type="float">
            <text:p>80.938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3621" calcext:value-type="float">
            <text:p>3.62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Río Negro" calcext:value-type="string">
            <text:p><text:s/>Río Negro </text:p>
          </table:table-cell>
          <table:table-cell office:value-type="float" office:value="13.8895301858479" calcext:value-type="float">
            <text:p><text:s/>13,89 </text:p>
          </table:table-cell>
          <table:table-cell office:value-type="float" office:value="45.478062751204" calcext:value-type="float">
            <text:p><text:s/>45,48 </text:p>
          </table:table-cell>
          <table:table-cell office:value-type="float" office:value="96260" calcext:value-type="float">
            <text:p>96.260 </text:p>
          </table:table-cell>
          <table:table-cell table:style-name="ce12" office:value-type="float" office:value="693039.999999998" calcext:value-type="float">
            <text:p>693.040,00</text:p>
          </table:table-cell>
          <table:table-cell table:style-name="ce12" office:value-type="float" office:value="211662.489949512" calcext:value-type="float">
            <text:p>211.662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40" calcext:value-type="float">
            <text:p>3.640</text:p>
          </table:table-cell>
          <table:table-cell table:style-name="ce13" office:value-type="float" office:value="4723" calcext:value-type="float">
            <text:p>4.723</text:p>
          </table:table-cell>
          <table:table-cell table:style-name="ce13" office:value-type="float" office:value="85094" calcext:value-type="float">
            <text:p>85.094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2319" calcext:value-type="float">
            <text:p>2.31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lta" calcext:value-type="string">
            <text:p><text:s/>Salta </text:p>
          </table:table-cell>
          <table:table-cell office:value-type="float" office:value="7.10378588301479" calcext:value-type="float">
            <text:p><text:s/>7,10 </text:p>
          </table:table-cell>
          <table:table-cell office:value-type="float" office:value="29.534861619578" calcext:value-type="float">
            <text:p><text:s/>29,53 </text:p>
          </table:table-cell>
          <table:table-cell office:value-type="float" office:value="93947" calcext:value-type="float">
            <text:p>93.947 </text:p>
          </table:table-cell>
          <table:table-cell table:style-name="ce12" office:value-type="float" office:value="1322492" calcext:value-type="float">
            <text:p>1.322.492,00</text:p>
          </table:table-cell>
          <table:table-cell table:style-name="ce12" office:value-type="float" office:value="318088.505746459" calcext:value-type="float">
            <text:p>318.088,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6214" calcext:value-type="float">
            <text:p>16.214</text:p>
          </table:table-cell>
          <table:table-cell table:style-name="ce13" office:value-type="float" office:value="63221" calcext:value-type="float">
            <text:p>63.221</text:p>
          </table:table-cell>
          <table:table-cell table:style-name="ce13" office:value-type="float" office:value="12552" calcext:value-type="float">
            <text:p>12.552</text:p>
          </table:table-cell>
          <table:table-cell table:style-name="ce13" office:value-type="float" office:value="1922" calcext:value-type="float">
            <text:p>1.9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 Juan" calcext:value-type="string">
            <text:p><text:s/>San Juan </text:p>
          </table:table-cell>
          <table:table-cell office:value-type="float" office:value="7.10096175461973" calcext:value-type="float">
            <text:p><text:s/>7,10 </text:p>
          </table:table-cell>
          <table:table-cell office:value-type="float" office:value="28.0371457145607" calcext:value-type="float">
            <text:p><text:s/>28,04 </text:p>
          </table:table-cell>
          <table:table-cell office:value-type="float" office:value="52119" calcext:value-type="float">
            <text:p>52.119 </text:p>
          </table:table-cell>
          <table:table-cell table:style-name="ce12" office:value-type="float" office:value="733971" calcext:value-type="float">
            <text:p>733.971,00</text:p>
          </table:table-cell>
          <table:table-cell table:style-name="ce12" office:value-type="float" office:value="185892.674420609" calcext:value-type="float">
            <text:p>185.892,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78" calcext:value-type="float">
            <text:p>478</text:p>
          </table:table-cell>
          <table:table-cell table:style-name="ce13" office:value-type="float" office:value="51628" calcext:value-type="float">
            <text:p>51.62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 Luis" calcext:value-type="string">
            <text:p><text:s/>San Luis </text:p>
          </table:table-cell>
          <table:table-cell office:value-type="float" office:value="2.7819569555272" calcext:value-type="float">
            <text:p><text:s/>2,78 </text:p>
          </table:table-cell>
          <table:table-cell office:value-type="float" office:value="9.7863933663512" calcext:value-type="float">
            <text:p><text:s/>9,79 </text:p>
          </table:table-cell>
          <table:table-cell office:value-type="float" office:value="13147" calcext:value-type="float">
            <text:p>13.147 </text:p>
          </table:table-cell>
          <table:table-cell table:style-name="ce12" office:value-type="float" office:value="472581" calcext:value-type="float">
            <text:p>472.581,00</text:p>
          </table:table-cell>
          <table:table-cell table:style-name="ce12" office:value-type="float" office:value="134339.582600508" calcext:value-type="float">
            <text:p>134.339,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135" calcext:value-type="float">
            <text:p>13.13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ta Cruz" calcext:value-type="string">
            <text:p><text:s/>Santa Cruz </text:p>
          </table:table-cell>
          <table:table-cell office:value-type="float" office:value="8.15757414246012" calcext:value-type="float">
            <text:p><text:s/>8,16 </text:p>
          </table:table-cell>
          <table:table-cell office:value-type="float" office:value="27.8026789696523" calcext:value-type="float">
            <text:p><text:s/>27,80 </text:p>
          </table:table-cell>
          <table:table-cell office:value-type="float" office:value="25713" calcext:value-type="float">
            <text:p>25.713 </text:p>
          </table:table-cell>
          <table:table-cell table:style-name="ce12" office:value-type="float" office:value="315204" calcext:value-type="float">
            <text:p>315.204,00</text:p>
          </table:table-cell>
          <table:table-cell table:style-name="ce12" office:value-type="float" office:value="92483.8934696428" calcext:value-type="float">
            <text:p>92.483,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400" calcext:value-type="float">
            <text:p>1.400</text:p>
          </table:table-cell>
          <table:table-cell table:style-name="ce13" office:value-type="float" office:value="24145" calcext:value-type="float">
            <text:p>24.14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ta Fe" calcext:value-type="string">
            <text:p><text:s/>Santa Fe </text:p>
          </table:table-cell>
          <table:table-cell office:value-type="float" office:value="15.6575328569008" calcext:value-type="float">
            <text:p><text:s/>15,66 </text:p>
          </table:table-cell>
          <table:table-cell office:value-type="float" office:value="49.9996230234827" calcext:value-type="float">
            <text:p><text:s/>50,00 </text:p>
          </table:table-cell>
          <table:table-cell office:value-type="float" office:value="529397" calcext:value-type="float">
            <text:p>529.397 </text:p>
          </table:table-cell>
          <table:table-cell table:style-name="ce12" office:value-type="float" office:value="3381100.99999999" calcext:value-type="float">
            <text:p>3.381.101,00</text:p>
          </table:table-cell>
          <table:table-cell table:style-name="ce12" office:value-type="float" office:value="1058801.98286968" calcext:value-type="float">
            <text:p>1.058.801,9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707" calcext:value-type="float">
            <text:p>8.707</text:p>
          </table:table-cell>
          <table:table-cell table:style-name="ce13" office:value-type="float" office:value="99962" calcext:value-type="float">
            <text:p>99.962</text:p>
          </table:table-cell>
          <table:table-cell table:style-name="ce13" office:value-type="float" office:value="359293" calcext:value-type="float">
            <text:p>359.293</text:p>
          </table:table-cell>
          <table:table-cell table:style-name="ce13" office:value-type="float" office:value="36718" calcext:value-type="float">
            <text:p>36.718</text:p>
          </table:table-cell>
          <table:table-cell table:style-name="ce13" office:value-type="float" office:value="21098" calcext:value-type="float">
            <text:p>21.098</text:p>
          </table:table-cell>
          <table:table-cell table:style-name="ce13" office:value-type="float" office:value="869" calcext:value-type="float">
            <text:p>869</text:p>
          </table:table-cell>
          <table:table-cell table:style-name="ce13" office:value-type="float" office:value="824" calcext:value-type="float">
            <text:p>82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Santiago Del Estero" calcext:value-type="string">
            <text:p><text:s/>Santiago Del Estero </text:p>
          </table:table-cell>
          <table:table-cell office:value-type="float" office:value="4.26296198713424" calcext:value-type="float">
            <text:p><text:s/>4,26 </text:p>
          </table:table-cell>
          <table:table-cell office:value-type="float" office:value="17.2692015836451" calcext:value-type="float">
            <text:p><text:s/>17,27 </text:p>
          </table:table-cell>
          <table:table-cell office:value-type="float" office:value="39317" calcext:value-type="float">
            <text:p>39.317 </text:p>
          </table:table-cell>
          <table:table-cell table:style-name="ce12" office:value-type="float" office:value="922293" calcext:value-type="float">
            <text:p>922.293,00</text:p>
          </table:table-cell>
          <table:table-cell table:style-name="ce12" office:value-type="float" office:value="227671.208825516" calcext:value-type="float">
            <text:p>227.671,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46" calcext:value-type="float">
            <text:p>1.246</text:p>
          </table:table-cell>
          <table:table-cell table:style-name="ce13" office:value-type="float" office:value="8913" calcext:value-type="float">
            <text:p>8.913</text:p>
          </table:table-cell>
          <table:table-cell table:style-name="ce13" office:value-type="float" office:value="24181" calcext:value-type="float">
            <text:p>24.181</text:p>
          </table:table-cell>
          <table:table-cell table:style-name="ce13" office:value-type="float" office:value="4359" calcext:value-type="float">
            <text:p>4.359</text:p>
          </table:table-cell>
          <table:table-cell table:style-name="ce13" office:value-type="float" office:value="602" calcext:value-type="float">
            <text:p>60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Tierra Del Fuego" calcext:value-type="string">
            <text:p><text:s/>Tierra Del Fuego </text:p>
          </table:table-cell>
          <table:table-cell office:value-type="float" office:value="19.3418822807275" calcext:value-type="float">
            <text:p><text:s/>19,34 </text:p>
          </table:table-cell>
          <table:table-cell office:value-type="float" office:value="66.1378194733832" calcext:value-type="float">
            <text:p><text:s/>66,14 </text:p>
          </table:table-cell>
          <table:table-cell office:value-type="float" office:value="28990" calcext:value-type="float">
            <text:p>28.990 </text:p>
          </table:table-cell>
          <table:table-cell table:style-name="ce12" office:value-type="float" office:value="149882" calcext:value-type="float">
            <text:p>149.882,00</text:p>
          </table:table-cell>
          <table:table-cell table:style-name="ce12" office:value-type="float" office:value="43832.7121015335" calcext:value-type="float">
            <text:p>43.832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31489" calcext:value-type="float">
            <text:p>31.48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4" calcext:value-type="float">
            <text:p><text:s/>4 </text:p>
          </table:table-cell>
          <table:table-cell table:style-name="ce7" office:value-type="string" office:string-value="Tucumán" calcext:value-type="string">
            <text:p><text:s/>Tucumán </text:p>
          </table:table-cell>
          <table:table-cell office:value-type="float" office:value="8.69321535229523" calcext:value-type="float">
            <text:p><text:s/>8,69 </text:p>
          </table:table-cell>
          <table:table-cell office:value-type="float" office:value="35.3208751693282" calcext:value-type="float">
            <text:p><text:s/>35,32 </text:p>
          </table:table-cell>
          <table:table-cell office:value-type="float" office:value="137424" calcext:value-type="float">
            <text:p>137.424 </text:p>
          </table:table-cell>
          <table:table-cell table:style-name="ce12" office:value-type="float" office:value="1580819" calcext:value-type="float">
            <text:p>1.580.819,00</text:p>
          </table:table-cell>
          <table:table-cell table:style-name="ce12" office:value-type="float" office:value="389073.032140879" calcext:value-type="float">
            <text:p>389.073,0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8746" calcext:value-type="float">
            <text:p>28.746</text:p>
          </table:table-cell>
          <table:table-cell table:style-name="ce13" office:value-type="float" office:value="85091" calcext:value-type="float">
            <text:p>85.091</text:p>
          </table:table-cell>
          <table:table-cell table:style-name="ce13" office:value-type="float" office:value="20631" calcext:value-type="float">
            <text:p>20.631</text:p>
          </table:table-cell>
          <table:table-cell table:style-name="ce13" office:value-type="float" office:value="2733" calcext:value-type="float">
            <text:p>2.733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Buenos Aires" calcext:value-type="string">
            <text:p><text:s/>Buenos Aires </text:p>
          </table:table-cell>
          <table:table-cell office:value-type="float" office:value="17.262998432341" calcext:value-type="float">
            <text:p><text:s/>17,26 </text:p>
          </table:table-cell>
          <table:table-cell office:value-type="float" office:value="56.754739164071" calcext:value-type="float">
            <text:p><text:s/>56,75 </text:p>
          </table:table-cell>
          <table:table-cell office:value-type="float" office:value="2849565" calcext:value-type="float">
            <text:p>2.849.565 </text:p>
          </table:table-cell>
          <table:table-cell table:style-name="ce12" office:value-type="float" office:value="16506779" calcext:value-type="float">
            <text:p>16.506.779,00</text:p>
          </table:table-cell>
          <table:table-cell table:style-name="ce12" office:value-type="float" office:value="5020840.62400896" calcext:value-type="float">
            <text:p>5.020.840,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355" calcext:value-type="float">
            <text:p>7.355</text:p>
          </table:table-cell>
          <table:table-cell table:style-name="ce13" office:value-type="float" office:value="128186.72" calcext:value-type="float">
            <text:p>128.187</text:p>
          </table:table-cell>
          <table:table-cell table:style-name="ce13" office:value-type="float" office:value="2281523.6" calcext:value-type="float">
            <text:p>2.281.524</text:p>
          </table:table-cell>
          <table:table-cell table:style-name="ce13" office:value-type="float" office:value="156693.12" calcext:value-type="float">
            <text:p>156.693</text:p>
          </table:table-cell>
          <table:table-cell table:style-name="ce13" office:value-type="float" office:value="68946.92" calcext:value-type="float">
            <text:p>68.947</text:p>
          </table:table-cell>
          <table:table-cell table:style-name="ce13" office:value-type="float" office:value="243.32" calcext:value-type="float">
            <text:p>243</text:p>
          </table:table-cell>
          <table:table-cell table:style-name="ce13" office:value-type="float" office:value="4232" calcext:value-type="float">
            <text:p>4.23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apital Federal" calcext:value-type="string">
            <text:p><text:s/>Capital Federal </text:p>
          </table:table-cell>
          <table:table-cell office:value-type="float" office:value="43.2063995929272" calcext:value-type="float">
            <text:p><text:s/>43,21 </text:p>
          </table:table-cell>
          <table:table-cell office:value-type="float" office:value="113.800512332416" calcext:value-type="float">
            <text:p><text:s/>113,80 </text:p>
          </table:table-cell>
          <table:table-cell office:value-type="float" office:value="1317825" calcext:value-type="float">
            <text:p>1.317.825 </text:p>
          </table:table-cell>
          <table:table-cell table:style-name="ce12" office:value-type="float" office:value="3050069" calcext:value-type="float">
            <text:p>3.050.069,00</text:p>
          </table:table-cell>
          <table:table-cell table:style-name="ce12" office:value-type="float" office:value="1158013.24000245" calcext:value-type="float">
            <text:p>1.158.013,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40" calcext:value-type="float">
            <text:p>840</text:p>
          </table:table-cell>
          <table:table-cell table:style-name="ce13" office:value-type="float" office:value="78016.28" calcext:value-type="float">
            <text:p>78.016</text:p>
          </table:table-cell>
          <table:table-cell table:style-name="ce13" office:value-type="float" office:value="1060145.4" calcext:value-type="float">
            <text:p>1.060.145</text:p>
          </table:table-cell>
          <table:table-cell table:style-name="ce13" office:value-type="float" office:value="102169.88" calcext:value-type="float">
            <text:p>102.170</text:p>
          </table:table-cell>
          <table:table-cell table:style-name="ce13" office:value-type="float" office:value="70907.08" calcext:value-type="float">
            <text:p>70.907</text:p>
          </table:table-cell>
          <table:table-cell table:style-name="ce13" office:value-type="float" office:value="94.68" calcext:value-type="float">
            <text:p>95</text:p>
          </table:table-cell>
          <table:table-cell table:style-name="ce13" office:value-type="float" office:value="6626" calcext:value-type="float">
            <text:p>6.626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atamarca" calcext:value-type="string">
            <text:p><text:s/>Catamarca </text:p>
          </table:table-cell>
          <table:table-cell office:value-type="float" office:value="6.26989025279194" calcext:value-type="float">
            <text:p><text:s/>6,27 </text:p>
          </table:table-cell>
          <table:table-cell office:value-type="float" office:value="24.7061213053276" calcext:value-type="float">
            <text:p><text:s/>24,71 </text:p>
          </table:table-cell>
          <table:table-cell office:value-type="float" office:value="24686" calcext:value-type="float">
            <text:p>24.686 </text:p>
          </table:table-cell>
          <table:table-cell table:style-name="ce12" office:value-type="float" office:value="393723" calcext:value-type="float">
            <text:p>393.723,00</text:p>
          </table:table-cell>
          <table:table-cell table:style-name="ce12" office:value-type="float" office:value="99918.5574089962" calcext:value-type="float">
            <text:p>99.918,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8845" calcext:value-type="float">
            <text:p>8.845</text:p>
          </table:table-cell>
          <table:table-cell table:style-name="ce13" office:value-type="float" office:value="13790" calcext:value-type="float">
            <text:p>13.790</text:p>
          </table:table-cell>
          <table:table-cell table:style-name="ce13" office:value-type="float" office:value="1915" calcext:value-type="float">
            <text:p>1.915</text:p>
          </table:table-cell>
          <table:table-cell table:style-name="ce13" office:value-type="float" office:value="111" calcext:value-type="float">
            <text:p>1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haco" calcext:value-type="string">
            <text:p><text:s/>Chaco </text:p>
          </table:table-cell>
          <table:table-cell office:value-type="float" office:value="5.62775722230021" calcext:value-type="float">
            <text:p><text:s/>5,63 </text:p>
          </table:table-cell>
          <table:table-cell office:value-type="float" office:value="21.1126667052624" calcext:value-type="float">
            <text:p><text:s/>21,11 </text:p>
          </table:table-cell>
          <table:table-cell office:value-type="float" office:value="63746" calcext:value-type="float">
            <text:p>63.746 </text:p>
          </table:table-cell>
          <table:table-cell table:style-name="ce12" office:value-type="float" office:value="1132707" calcext:value-type="float">
            <text:p>1.132.707,00</text:p>
          </table:table-cell>
          <table:table-cell table:style-name="ce12" office:value-type="float" office:value="301932.488633049" calcext:value-type="float">
            <text:p>301.932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14731" calcext:value-type="float">
            <text:p>14.731</text:p>
          </table:table-cell>
          <table:table-cell table:style-name="ce13" office:value-type="float" office:value="41934" calcext:value-type="float">
            <text:p>41.934</text:p>
          </table:table-cell>
          <table:table-cell table:style-name="ce13" office:value-type="float" office:value="5428" calcext:value-type="float">
            <text:p>5.428</text:p>
          </table:table-cell>
          <table:table-cell table:style-name="ce13" office:value-type="float" office:value="1274" calcext:value-type="float">
            <text:p>1.27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hubut" calcext:value-type="string">
            <text:p><text:s/>Chubut </text:p>
          </table:table-cell>
          <table:table-cell office:value-type="float" office:value="12.3882340714514" calcext:value-type="float">
            <text:p><text:s/>12,39 </text:p>
          </table:table-cell>
          <table:table-cell office:value-type="float" office:value="40.5986709442745" calcext:value-type="float">
            <text:p><text:s/>40,60 </text:p>
          </table:table-cell>
          <table:table-cell office:value-type="float" office:value="69137" calcext:value-type="float">
            <text:p>69.137 </text:p>
          </table:table-cell>
          <table:table-cell table:style-name="ce12" office:value-type="float" office:value="558085.999999998" calcext:value-type="float">
            <text:p>558.086,00</text:p>
          </table:table-cell>
          <table:table-cell table:style-name="ce12" office:value-type="float" office:value="170293.751967637" calcext:value-type="float">
            <text:p>170.293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13" calcext:value-type="float">
            <text:p>2.013</text:p>
          </table:table-cell>
          <table:table-cell table:style-name="ce13" office:value-type="float" office:value="6281" calcext:value-type="float">
            <text:p>6.281</text:p>
          </table:table-cell>
          <table:table-cell table:style-name="ce13" office:value-type="float" office:value="60771" calcext:value-type="float">
            <text:p>60.771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órdoba" calcext:value-type="string">
            <text:p><text:s/>Córdoba </text:p>
          </table:table-cell>
          <table:table-cell office:value-type="float" office:value="16.5601374978714" calcext:value-type="float">
            <text:p><text:s/>16,56 </text:p>
          </table:table-cell>
          <table:table-cell office:value-type="float" office:value="54.2336102829994" calcext:value-type="float">
            <text:p><text:s/>54,23 </text:p>
          </table:table-cell>
          <table:table-cell office:value-type="float" office:value="585431" calcext:value-type="float">
            <text:p>585.431 </text:p>
          </table:table-cell>
          <table:table-cell table:style-name="ce12" office:value-type="float" office:value="3535182" calcext:value-type="float">
            <text:p>3.535.182,00</text:p>
          </table:table-cell>
          <table:table-cell table:style-name="ce12" office:value-type="float" office:value="1079461.60498099" calcext:value-type="float">
            <text:p>1.079.461,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98992" calcext:value-type="float">
            <text:p>98.992</text:p>
          </table:table-cell>
          <table:table-cell table:style-name="ce13" office:value-type="float" office:value="435692" calcext:value-type="float">
            <text:p>435.692</text:p>
          </table:table-cell>
          <table:table-cell table:style-name="ce13" office:value-type="float" office:value="28992" calcext:value-type="float">
            <text:p>28.992</text:p>
          </table:table-cell>
          <table:table-cell table:style-name="ce13" office:value-type="float" office:value="18888" calcext:value-type="float">
            <text:p>18.888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Corrientes" calcext:value-type="string">
            <text:p><text:s/>Corrientes </text:p>
          </table:table-cell>
          <table:table-cell office:value-type="float" office:value="5.98628267191169" calcext:value-type="float">
            <text:p><text:s/>5,99 </text:p>
          </table:table-cell>
          <table:table-cell office:value-type="float" office:value="22.7875350351524" calcext:value-type="float">
            <text:p><text:s/>22,79 </text:p>
          </table:table-cell>
          <table:table-cell office:value-type="float" office:value="63549" calcext:value-type="float">
            <text:p>63.549 </text:p>
          </table:table-cell>
          <table:table-cell table:style-name="ce12" office:value-type="float" office:value="1061577" calcext:value-type="float">
            <text:p>1.061.577,00</text:p>
          </table:table-cell>
          <table:table-cell table:style-name="ce12" office:value-type="float" office:value="278876.14830638" calcext:value-type="float">
            <text:p>278.876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5448" calcext:value-type="float">
            <text:p>15.448</text:p>
          </table:table-cell>
          <table:table-cell table:style-name="ce13" office:value-type="float" office:value="41717" calcext:value-type="float">
            <text:p>41.717</text:p>
          </table:table-cell>
          <table:table-cell table:style-name="ce13" office:value-type="float" office:value="5181" calcext:value-type="float">
            <text:p>5.181</text:p>
          </table:table-cell>
          <table:table-cell table:style-name="ce13" office:value-type="float" office:value="1172" calcext:value-type="float">
            <text:p>1.17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Entre Ríos" calcext:value-type="string">
            <text:p><text:s/>Entre Ríos </text:p>
          </table:table-cell>
          <table:table-cell office:value-type="float" office:value="10.4338264358501" calcext:value-type="float">
            <text:p><text:s/>10,43 </text:p>
          </table:table-cell>
          <table:table-cell office:value-type="float" office:value="34.981647333713" calcext:value-type="float">
            <text:p><text:s/>34,98 </text:p>
          </table:table-cell>
          <table:table-cell office:value-type="float" office:value="136733" calcext:value-type="float">
            <text:p>136.733 </text:p>
          </table:table-cell>
          <table:table-cell table:style-name="ce12" office:value-type="float" office:value="1310478" calcext:value-type="float">
            <text:p>1.310.478,00</text:p>
          </table:table-cell>
          <table:table-cell table:style-name="ce12" office:value-type="float" office:value="390870.671971545" calcext:value-type="float">
            <text:p>390.870,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09" calcext:value-type="float">
            <text:p>1.709</text:p>
          </table:table-cell>
          <table:table-cell table:style-name="ce13" office:value-type="float" office:value="29710" calcext:value-type="float">
            <text:p>29.710</text:p>
          </table:table-cell>
          <table:table-cell table:style-name="ce13" office:value-type="float" office:value="91450" calcext:value-type="float">
            <text:p>91.450</text:p>
          </table:table-cell>
          <table:table-cell table:style-name="ce13" office:value-type="float" office:value="12569" calcext:value-type="float">
            <text:p>12.569</text:p>
          </table:table-cell>
          <table:table-cell table:style-name="ce13" office:value-type="float" office:value="1310" calcext:value-type="float">
            <text:p>1.3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Formosa" calcext:value-type="string">
            <text:p><text:s/>Formosa </text:p>
          </table:table-cell>
          <table:table-cell office:value-type="float" office:value="4.51292526712683" calcext:value-type="float">
            <text:p><text:s/>4,51 </text:p>
          </table:table-cell>
          <table:table-cell office:value-type="float" office:value="17.7713148314683" calcext:value-type="float">
            <text:p><text:s/>17,77 </text:p>
          </table:table-cell>
          <table:table-cell office:value-type="float" office:value="25937" calcext:value-type="float">
            <text:p>25.937 </text:p>
          </table:table-cell>
          <table:table-cell table:style-name="ce12" office:value-type="float" office:value="574727" calcext:value-type="float">
            <text:p>574.727,00</text:p>
          </table:table-cell>
          <table:table-cell table:style-name="ce12" office:value-type="float" office:value="145948.683290853" calcext:value-type="float">
            <text:p>145.948,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01" calcext:value-type="float">
            <text:p>2.001</text:p>
          </table:table-cell>
          <table:table-cell table:style-name="ce13" office:value-type="float" office:value="8323" calcext:value-type="float">
            <text:p>8.323</text:p>
          </table:table-cell>
          <table:table-cell table:style-name="ce13" office:value-type="float" office:value="14202" calcext:value-type="float">
            <text:p>14.202</text:p>
          </table:table-cell>
          <table:table-cell table:style-name="ce13" office:value-type="float" office:value="1324" calcext:value-type="float">
            <text:p>1.324</text:p>
          </table:table-cell>
          <table:table-cell table:style-name="ce13" office:value-type="float" office:value="85" calcext:value-type="float">
            <text:p>8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Jujuy" calcext:value-type="string">
            <text:p><text:s/>Jujuy </text:p>
          </table:table-cell>
          <table:table-cell office:value-type="float" office:value="4.68339443034039" calcext:value-type="float">
            <text:p><text:s/>4,68 </text:p>
          </table:table-cell>
          <table:table-cell office:value-type="float" office:value="18.3685342155704" calcext:value-type="float">
            <text:p><text:s/>18,37 </text:p>
          </table:table-cell>
          <table:table-cell office:value-type="float" office:value="33741" calcext:value-type="float">
            <text:p>33.741 </text:p>
          </table:table-cell>
          <table:table-cell table:style-name="ce12" office:value-type="float" office:value="720439" calcext:value-type="float">
            <text:p>720.439,00</text:p>
          </table:table-cell>
          <table:table-cell table:style-name="ce12" office:value-type="float" office:value="183689.126219984" calcext:value-type="float">
            <text:p>183.689,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0979" calcext:value-type="float">
            <text:p>10.979</text:p>
          </table:table-cell>
          <table:table-cell table:style-name="ce13" office:value-type="float" office:value="20216" calcext:value-type="float">
            <text:p>20.216</text:p>
          </table:table-cell>
          <table:table-cell table:style-name="ce13" office:value-type="float" office:value="2305" calcext:value-type="float">
            <text:p>2.305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La Pampa" calcext:value-type="string">
            <text:p><text:s/>La Pampa </text:p>
          </table:table-cell>
          <table:table-cell office:value-type="float" office:value="18.3375340019153" calcext:value-type="float">
            <text:p><text:s/>18,34 </text:p>
          </table:table-cell>
          <table:table-cell office:value-type="float" office:value="55.7812017385042" calcext:value-type="float">
            <text:p><text:s/>55,78 </text:p>
          </table:table-cell>
          <table:table-cell office:value-type="float" office:value="62425" calcext:value-type="float">
            <text:p>62.425 </text:p>
          </table:table-cell>
          <table:table-cell table:style-name="ce12" office:value-type="float" office:value="340421.999999999" calcext:value-type="float">
            <text:p>340.422,00</text:p>
          </table:table-cell>
          <table:table-cell table:style-name="ce12" office:value-type="float" office:value="111910.460969703" calcext:value-type="float">
            <text:p>111.910,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58" calcext:value-type="float">
            <text:p>6.458</text:p>
          </table:table-cell>
          <table:table-cell table:style-name="ce13" office:value-type="float" office:value="6645" calcext:value-type="float">
            <text:p>6.645</text:p>
          </table:table-cell>
          <table:table-cell table:style-name="ce13" office:value-type="float" office:value="41009" calcext:value-type="float">
            <text:p>41.00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La Rioja" calcext:value-type="string">
            <text:p><text:s/>La Rioja </text:p>
          </table:table-cell>
          <table:table-cell office:value-type="float" office:value="4.37903587474791" calcext:value-type="float">
            <text:p><text:s/>4,38 </text:p>
          </table:table-cell>
          <table:table-cell office:value-type="float" office:value="16.5067132740672" calcext:value-type="float">
            <text:p><text:s/>16,51 </text:p>
          </table:table-cell>
          <table:table-cell office:value-type="float" office:value="15916" calcext:value-type="float">
            <text:p>15.916 </text:p>
          </table:table-cell>
          <table:table-cell table:style-name="ce12" office:value-type="float" office:value="363459" calcext:value-type="float">
            <text:p>363.459,00</text:p>
          </table:table-cell>
          <table:table-cell table:style-name="ce12" office:value-type="float" office:value="96421.3755684771" calcext:value-type="float">
            <text:p>96.421,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785" calcext:value-type="float">
            <text:p>4.785</text:p>
          </table:table-cell>
          <table:table-cell table:style-name="ce13" office:value-type="float" office:value="9720" calcext:value-type="float">
            <text:p>9.720</text:p>
          </table:table-cell>
          <table:table-cell table:style-name="ce13" office:value-type="float" office:value="1337" calcext:value-type="float">
            <text:p>1.337</text:p>
          </table:table-cell>
          <table:table-cell table:style-name="ce13" office:value-type="float" office:value="61" calcext:value-type="float">
            <text:p>6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Mendoza" calcext:value-type="string">
            <text:p><text:s/>Mendoza </text:p>
          </table:table-cell>
          <table:table-cell office:value-type="float" office:value="8.99223693701461" calcext:value-type="float">
            <text:p><text:s/>8,99 </text:p>
          </table:table-cell>
          <table:table-cell office:value-type="float" office:value="32.3131795616557" calcext:value-type="float">
            <text:p><text:s/>32,31 </text:p>
          </table:table-cell>
          <table:table-cell office:value-type="float" office:value="167924" calcext:value-type="float">
            <text:p>167.924 </text:p>
          </table:table-cell>
          <table:table-cell table:style-name="ce12" office:value-type="float" office:value="1867433" calcext:value-type="float">
            <text:p>1.867.433,00</text:p>
          </table:table-cell>
          <table:table-cell table:style-name="ce12" office:value-type="float" office:value="519676.498190436" calcext:value-type="float">
            <text:p>519.676,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7763" calcext:value-type="float">
            <text:p>167.763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Misiones" calcext:value-type="string">
            <text:p><text:s/>Misiones </text:p>
          </table:table-cell>
          <table:table-cell office:value-type="float" office:value="6.39977366685188" calcext:value-type="float">
            <text:p><text:s/>6,40 </text:p>
          </table:table-cell>
          <table:table-cell office:value-type="float" office:value="23.5673569543455" calcext:value-type="float">
            <text:p><text:s/>23,57 </text:p>
          </table:table-cell>
          <table:table-cell office:value-type="float" office:value="75327" calcext:value-type="float">
            <text:p>75.327 </text:p>
          </table:table-cell>
          <table:table-cell table:style-name="ce12" office:value-type="float" office:value="1177026" calcext:value-type="float">
            <text:p>1.177.026,00</text:p>
          </table:table-cell>
          <table:table-cell table:style-name="ce12" office:value-type="float" office:value="319624.301299135" calcext:value-type="float">
            <text:p>319.624,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3637" calcext:value-type="float">
            <text:p>13.637</text:p>
          </table:table-cell>
          <table:table-cell table:style-name="ce13" office:value-type="float" office:value="53510" calcext:value-type="float">
            <text:p>53.510</text:p>
          </table:table-cell>
          <table:table-cell table:style-name="ce13" office:value-type="float" office:value="5928" calcext:value-type="float">
            <text:p>5.928</text:p>
          </table:table-cell>
          <table:table-cell table:style-name="ce13" office:value-type="float" office:value="1606" calcext:value-type="float">
            <text:p>1.60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Neuquén" calcext:value-type="string">
            <text:p><text:s/>Neuquén </text:p>
          </table:table-cell>
          <table:table-cell office:value-type="float" office:value="16.7266886493093" calcext:value-type="float">
            <text:p><text:s/>16,73 </text:p>
          </table:table-cell>
          <table:table-cell office:value-type="float" office:value="56.3954110270698" calcext:value-type="float">
            <text:p><text:s/>56,40 </text:p>
          </table:table-cell>
          <table:table-cell office:value-type="float" office:value="102367" calcext:value-type="float">
            <text:p>102.367 </text:p>
          </table:table-cell>
          <table:table-cell table:style-name="ce12" office:value-type="float" office:value="611998.000000001" calcext:value-type="float">
            <text:p>611.998,00</text:p>
          </table:table-cell>
          <table:table-cell table:style-name="ce12" office:value-type="float" office:value="181516.54210103" calcext:value-type="float">
            <text:p>181.516,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22" calcext:value-type="float">
            <text:p>1.522</text:p>
          </table:table-cell>
          <table:table-cell table:style-name="ce13" office:value-type="float" office:value="3099" calcext:value-type="float">
            <text:p>3.099</text:p>
          </table:table-cell>
          <table:table-cell table:style-name="ce13" office:value-type="float" office:value="80090" calcext:value-type="float">
            <text:p>80.09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2865" calcext:value-type="float">
            <text:p>2.86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Río Negro" calcext:value-type="string">
            <text:p><text:s/>Río Negro </text:p>
          </table:table-cell>
          <table:table-cell office:value-type="float" office:value="14.1599328062096" calcext:value-type="float">
            <text:p><text:s/>14,16 </text:p>
          </table:table-cell>
          <table:table-cell office:value-type="float" office:value="46.1961871578301" calcext:value-type="float">
            <text:p><text:s/>46,20 </text:p>
          </table:table-cell>
          <table:table-cell office:value-type="float" office:value="97780" calcext:value-type="float">
            <text:p>97.780 </text:p>
          </table:table-cell>
          <table:table-cell table:style-name="ce12" office:value-type="float" office:value="690540.000000002" calcext:value-type="float">
            <text:p>690.540,00</text:p>
          </table:table-cell>
          <table:table-cell table:style-name="ce12" office:value-type="float" office:value="211662.489949512" calcext:value-type="float">
            <text:p>211.662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40" calcext:value-type="float">
            <text:p>3.640</text:p>
          </table:table-cell>
          <table:table-cell table:style-name="ce13" office:value-type="float" office:value="5189" calcext:value-type="float">
            <text:p>5.189</text:p>
          </table:table-cell>
          <table:table-cell table:style-name="ce13" office:value-type="float" office:value="86868" calcext:value-type="float">
            <text:p>86.868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944" calcext:value-type="float">
            <text:p>1.94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lta" calcext:value-type="string">
            <text:p><text:s/>Salta </text:p>
          </table:table-cell>
          <table:table-cell office:value-type="float" office:value="7.05354927369401" calcext:value-type="float">
            <text:p><text:s/>7,05 </text:p>
          </table:table-cell>
          <table:table-cell office:value-type="float" office:value="29.2226843537979" calcext:value-type="float">
            <text:p><text:s/>29,22 </text:p>
          </table:table-cell>
          <table:table-cell office:value-type="float" office:value="92954" calcext:value-type="float">
            <text:p>92.954 </text:p>
          </table:table-cell>
          <table:table-cell table:style-name="ce12" office:value-type="float" office:value="1317833" calcext:value-type="float">
            <text:p>1.317.833,00</text:p>
          </table:table-cell>
          <table:table-cell table:style-name="ce12" office:value-type="float" office:value="318088.505746459" calcext:value-type="float">
            <text:p>318.088,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32" calcext:value-type="float">
            <text:p>732</text:p>
          </table:table-cell>
          <table:table-cell table:style-name="ce13" office:value-type="float" office:value="17481" calcext:value-type="float">
            <text:p>17.481</text:p>
          </table:table-cell>
          <table:table-cell table:style-name="ce13" office:value-type="float" office:value="66026" calcext:value-type="float">
            <text:p>66.026</text:p>
          </table:table-cell>
          <table:table-cell table:style-name="ce13" office:value-type="float" office:value="8314" calcext:value-type="float">
            <text:p>8.314</text:p>
          </table:table-cell>
          <table:table-cell table:style-name="ce13" office:value-type="float" office:value="388" calcext:value-type="float">
            <text:p>38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 Juan" calcext:value-type="string">
            <text:p><text:s/>San Juan </text:p>
          </table:table-cell>
          <table:table-cell office:value-type="float" office:value="7.07524804156139" calcext:value-type="float">
            <text:p><text:s/>7,08 </text:p>
          </table:table-cell>
          <table:table-cell office:value-type="float" office:value="27.8542444781027" calcext:value-type="float">
            <text:p><text:s/>27,85 </text:p>
          </table:table-cell>
          <table:table-cell office:value-type="float" office:value="51779" calcext:value-type="float">
            <text:p>51.779 </text:p>
          </table:table-cell>
          <table:table-cell table:style-name="ce12" office:value-type="float" office:value="731833.000000001" calcext:value-type="float">
            <text:p>731.833,00</text:p>
          </table:table-cell>
          <table:table-cell table:style-name="ce12" office:value-type="float" office:value="185892.674420609" calcext:value-type="float">
            <text:p>185.892,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87" calcext:value-type="float">
            <text:p>487</text:p>
          </table:table-cell>
          <table:table-cell table:style-name="ce13" office:value-type="float" office:value="51276" calcext:value-type="float">
            <text:p>51.27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 Luis" calcext:value-type="string">
            <text:p><text:s/>San Luis </text:p>
          </table:table-cell>
          <table:table-cell office:value-type="float" office:value="2.77005134128578" calcext:value-type="float">
            <text:p><text:s/>2,77 </text:p>
          </table:table-cell>
          <table:table-cell office:value-type="float" office:value="9.71121075967275" calcext:value-type="float">
            <text:p><text:s/>9,71 </text:p>
          </table:table-cell>
          <table:table-cell office:value-type="float" office:value="13046" calcext:value-type="float">
            <text:p>13.046 </text:p>
          </table:table-cell>
          <table:table-cell table:style-name="ce12" office:value-type="float" office:value="470966" calcext:value-type="float">
            <text:p>470.966,00</text:p>
          </table:table-cell>
          <table:table-cell table:style-name="ce12" office:value-type="float" office:value="134339.582600508" calcext:value-type="float">
            <text:p>134.339,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029" calcext:value-type="float">
            <text:p>13.02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ta Cruz" calcext:value-type="string">
            <text:p><text:s/>Santa Cruz </text:p>
          </table:table-cell>
          <table:table-cell office:value-type="float" office:value="8.34323913237982" calcext:value-type="float">
            <text:p><text:s/>8,34 </text:p>
          </table:table-cell>
          <table:table-cell office:value-type="float" office:value="28.231942904275" calcext:value-type="float">
            <text:p><text:s/>28,23 </text:p>
          </table:table-cell>
          <table:table-cell office:value-type="float" office:value="26110" calcext:value-type="float">
            <text:p>26.110 </text:p>
          </table:table-cell>
          <table:table-cell table:style-name="ce12" office:value-type="float" office:value="312948" calcext:value-type="float">
            <text:p>312.948,00</text:p>
          </table:table-cell>
          <table:table-cell table:style-name="ce12" office:value-type="float" office:value="92483.8934696425" calcext:value-type="float">
            <text:p>92.483,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624" calcext:value-type="float">
            <text:p>1.624</text:p>
          </table:table-cell>
          <table:table-cell table:style-name="ce13" office:value-type="float" office:value="24248" calcext:value-type="float">
            <text:p>24.2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ta Fe" calcext:value-type="string">
            <text:p><text:s/>Santa Fe </text:p>
          </table:table-cell>
          <table:table-cell office:value-type="float" office:value="15.4379886546179" calcext:value-type="float">
            <text:p><text:s/>15,44 </text:p>
          </table:table-cell>
          <table:table-cell office:value-type="float" office:value="49.1958844455727" calcext:value-type="float">
            <text:p><text:s/>49,20 </text:p>
          </table:table-cell>
          <table:table-cell office:value-type="float" office:value="520887" calcext:value-type="float">
            <text:p>520.887 </text:p>
          </table:table-cell>
          <table:table-cell table:style-name="ce12" office:value-type="float" office:value="3374060" calcext:value-type="float">
            <text:p>3.374.060,00</text:p>
          </table:table-cell>
          <table:table-cell table:style-name="ce12" office:value-type="float" office:value="1058801.98286968" calcext:value-type="float">
            <text:p>1.058.801,9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230" calcext:value-type="float">
            <text:p>8.230</text:p>
          </table:table-cell>
          <table:table-cell table:style-name="ce13" office:value-type="float" office:value="112593" calcext:value-type="float">
            <text:p>112.593</text:p>
          </table:table-cell>
          <table:table-cell table:style-name="ce13" office:value-type="float" office:value="357615" calcext:value-type="float">
            <text:p>357.615</text:p>
          </table:table-cell>
          <table:table-cell table:style-name="ce13" office:value-type="float" office:value="23962" calcext:value-type="float">
            <text:p>23.962</text:p>
          </table:table-cell>
          <table:table-cell table:style-name="ce13" office:value-type="float" office:value="12124" calcext:value-type="float">
            <text:p>12.12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Santiago Del Estero" calcext:value-type="string">
            <text:p><text:s/>Santiago Del Estero </text:p>
          </table:table-cell>
          <table:table-cell office:value-type="float" office:value="4.0821695902936" calcext:value-type="float">
            <text:p><text:s/>4,08 </text:p>
          </table:table-cell>
          <table:table-cell office:value-type="float" office:value="16.4922039083019" calcext:value-type="float">
            <text:p><text:s/>16,49 </text:p>
          </table:table-cell>
          <table:table-cell office:value-type="float" office:value="37548" calcext:value-type="float">
            <text:p>37.548 </text:p>
          </table:table-cell>
          <table:table-cell table:style-name="ce12" office:value-type="float" office:value="919804.999999999" calcext:value-type="float">
            <text:p>919.805,00</text:p>
          </table:table-cell>
          <table:table-cell table:style-name="ce12" office:value-type="float" office:value="227671.208825516" calcext:value-type="float">
            <text:p>227.671,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91" calcext:value-type="float">
            <text:p>791</text:p>
          </table:table-cell>
          <table:table-cell table:style-name="ce13" office:value-type="float" office:value="9914" calcext:value-type="float">
            <text:p>9.914</text:p>
          </table:table-cell>
          <table:table-cell table:style-name="ce13" office:value-type="float" office:value="23826" calcext:value-type="float">
            <text:p>23.826</text:p>
          </table:table-cell>
          <table:table-cell table:style-name="ce13" office:value-type="float" office:value="2867" calcext:value-type="float">
            <text:p>2.867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Tierra Del Fuego" calcext:value-type="string">
            <text:p><text:s/>Tierra Del Fuego </text:p>
          </table:table-cell>
          <table:table-cell office:value-type="float" office:value="19.3443922627806" calcext:value-type="float">
            <text:p><text:s/>19,34 </text:p>
          </table:table-cell>
          <table:table-cell office:value-type="float" office:value="65.6861020447619" calcext:value-type="float">
            <text:p><text:s/>65,69 </text:p>
          </table:table-cell>
          <table:table-cell office:value-type="float" office:value="28792" calcext:value-type="float">
            <text:p>28.792 </text:p>
          </table:table-cell>
          <table:table-cell table:style-name="ce12" office:value-type="float" office:value="148839" calcext:value-type="float">
            <text:p>148.839,00</text:p>
          </table:table-cell>
          <table:table-cell table:style-name="ce12" office:value-type="float" office:value="43832.7121015335" calcext:value-type="float">
            <text:p>43.832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32348" calcext:value-type="float">
            <text:p>32.34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3" calcext:value-type="float">
            <text:p><text:s/>3 </text:p>
          </table:table-cell>
          <table:table-cell table:style-name="ce7" office:value-type="string" office:string-value="Tucumán" calcext:value-type="string">
            <text:p><text:s/>Tucumán </text:p>
          </table:table-cell>
          <table:table-cell office:value-type="float" office:value="8.38167843005843" calcext:value-type="float">
            <text:p><text:s/>8,38 </text:p>
          </table:table-cell>
          <table:table-cell office:value-type="float" office:value="33.9437558222181" calcext:value-type="float">
            <text:p><text:s/>33,94 </text:p>
          </table:table-cell>
          <table:table-cell office:value-type="float" office:value="132066" calcext:value-type="float">
            <text:p>132.066 </text:p>
          </table:table-cell>
          <table:table-cell table:style-name="ce12" office:value-type="float" office:value="1575651" calcext:value-type="float">
            <text:p>1.575.651,00</text:p>
          </table:table-cell>
          <table:table-cell table:style-name="ce12" office:value-type="float" office:value="389073.032140879" calcext:value-type="float">
            <text:p>389.073,0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2716" calcext:value-type="float">
            <text:p>32.716</text:p>
          </table:table-cell>
          <table:table-cell table:style-name="ce13" office:value-type="float" office:value="84668" calcext:value-type="float">
            <text:p>84.668</text:p>
          </table:table-cell>
          <table:table-cell table:style-name="ce13" office:value-type="float" office:value="14101" calcext:value-type="float">
            <text:p>14.101</text:p>
          </table:table-cell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Buenos Aires" calcext:value-type="string">
            <text:p><text:s/>Buenos Aires </text:p>
          </table:table-cell>
          <table:table-cell office:value-type="float" office:value="16.7949254349917" calcext:value-type="float">
            <text:p><text:s/>16,79 </text:p>
          </table:table-cell>
          <table:table-cell office:value-type="float" office:value="55.0614169514339" calcext:value-type="float">
            <text:p><text:s/>55,06 </text:p>
          </table:table-cell>
          <table:table-cell office:value-type="float" office:value="2764546" calcext:value-type="float">
            <text:p>2.764.546 </text:p>
          </table:table-cell>
          <table:table-cell table:style-name="ce12" office:value-type="float" office:value="16460603" calcext:value-type="float">
            <text:p>16.460.603,00</text:p>
          </table:table-cell>
          <table:table-cell table:style-name="ce12" office:value-type="float" office:value="5020840.6413486" calcext:value-type="float">
            <text:p>5.020.840,6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902" calcext:value-type="float">
            <text:p>6.902</text:p>
          </table:table-cell>
          <table:table-cell table:style-name="ce13" office:value-type="float" office:value="162273.72" calcext:value-type="float">
            <text:p>162.274</text:p>
          </table:table-cell>
          <table:table-cell table:style-name="ce13" office:value-type="float" office:value="2288771.6" calcext:value-type="float">
            <text:p>2.288.772</text:p>
          </table:table-cell>
          <table:table-cell table:style-name="ce13" office:value-type="float" office:value="140226.12" calcext:value-type="float">
            <text:p>140.226</text:p>
          </table:table-cell>
          <table:table-cell table:style-name="ce13" office:value-type="float" office:value="56548.92" calcext:value-type="float">
            <text:p>56.549</text:p>
          </table:table-cell>
          <table:table-cell table:style-name="ce13" office:value-type="float" office:value="284.32" calcext:value-type="float">
            <text:p>284</text:p>
          </table:table-cell>
          <table:table-cell table:style-name="ce13" office:value-type="float" office:value="4309" calcext:value-type="float">
            <text:p>4.309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apital Federal" calcext:value-type="string">
            <text:p><text:s/>Capital Federal </text:p>
          </table:table-cell>
          <table:table-cell office:value-type="float" office:value="42.9747769614274" calcext:value-type="float">
            <text:p><text:s/>42,97 </text:p>
          </table:table-cell>
          <table:table-cell office:value-type="float" office:value="113.14335247541" calcext:value-type="float">
            <text:p><text:s/>113,14 </text:p>
          </table:table-cell>
          <table:table-cell office:value-type="float" office:value="1310215" calcext:value-type="float">
            <text:p>1.310.215 </text:p>
          </table:table-cell>
          <table:table-cell table:style-name="ce12" office:value-type="float" office:value="3048800" calcext:value-type="float">
            <text:p>3.048.800,00</text:p>
          </table:table-cell>
          <table:table-cell table:style-name="ce12" office:value-type="float" office:value="1158013.23836922" calcext:value-type="float">
            <text:p>1.158.013,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47" calcext:value-type="float">
            <text:p>847</text:p>
          </table:table-cell>
          <table:table-cell table:style-name="ce13" office:value-type="float" office:value="81431.28" calcext:value-type="float">
            <text:p>81.431</text:p>
          </table:table-cell>
          <table:table-cell table:style-name="ce13" office:value-type="float" office:value="1078213.4" calcext:value-type="float">
            <text:p>1.078.213</text:p>
          </table:table-cell>
          <table:table-cell table:style-name="ce13" office:value-type="float" office:value="87358.88" calcext:value-type="float">
            <text:p>87.359</text:p>
          </table:table-cell>
          <table:table-cell table:style-name="ce13" office:value-type="float" office:value="56004.08" calcext:value-type="float">
            <text:p>56.004</text:p>
          </table:table-cell>
          <table:table-cell table:style-name="ce13" office:value-type="float" office:value="58.68" calcext:value-type="float">
            <text:p>59</text:p>
          </table:table-cell>
          <table:table-cell table:style-name="ce13" office:value-type="float" office:value="6427" calcext:value-type="float">
            <text:p>6.427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atamarca" calcext:value-type="string">
            <text:p><text:s/>Catamarca </text:p>
          </table:table-cell>
          <table:table-cell office:value-type="float" office:value="6.28435543538314" calcext:value-type="float">
            <text:p><text:s/>6,28 </text:p>
          </table:table-cell>
          <table:table-cell office:value-type="float" office:value="24.7031188600584" calcext:value-type="float">
            <text:p><text:s/>24,70 </text:p>
          </table:table-cell>
          <table:table-cell office:value-type="float" office:value="24683" calcext:value-type="float">
            <text:p>24.683 </text:p>
          </table:table-cell>
          <table:table-cell table:style-name="ce12" office:value-type="float" office:value="392769" calcext:value-type="float">
            <text:p>392.769,00</text:p>
          </table:table-cell>
          <table:table-cell table:style-name="ce12" office:value-type="float" office:value="99918.5574089961" calcext:value-type="float">
            <text:p>99.918,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8844" calcext:value-type="float">
            <text:p>8.844</text:p>
          </table:table-cell>
          <table:table-cell table:style-name="ce13" office:value-type="float" office:value="13794" calcext:value-type="float">
            <text:p>13.794</text:p>
          </table:table-cell>
          <table:table-cell table:style-name="ce13" office:value-type="float" office:value="1915" calcext:value-type="float">
            <text:p>1.915</text:p>
          </table:table-cell>
          <table:table-cell table:style-name="ce13" office:value-type="float" office:value="111" calcext:value-type="float">
            <text:p>1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haco" calcext:value-type="string">
            <text:p><text:s/>Chaco </text:p>
          </table:table-cell>
          <table:table-cell office:value-type="float" office:value="5.60212756727661" calcext:value-type="float">
            <text:p><text:s/>5,60 </text:p>
          </table:table-cell>
          <table:table-cell office:value-type="float" office:value="20.9579963674945" calcext:value-type="float">
            <text:p><text:s/>20,96 </text:p>
          </table:table-cell>
          <table:table-cell office:value-type="float" office:value="63279" calcext:value-type="float">
            <text:p>63.279 </text:p>
          </table:table-cell>
          <table:table-cell table:style-name="ce12" office:value-type="float" office:value="1129553" calcext:value-type="float">
            <text:p>1.129.553,00</text:p>
          </table:table-cell>
          <table:table-cell table:style-name="ce12" office:value-type="float" office:value="301932.488633048" calcext:value-type="float">
            <text:p>301.932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12" calcext:value-type="float">
            <text:p>412</text:p>
          </table:table-cell>
          <table:table-cell table:style-name="ce13" office:value-type="float" office:value="14854" calcext:value-type="float">
            <text:p>14.854</text:p>
          </table:table-cell>
          <table:table-cell table:style-name="ce13" office:value-type="float" office:value="41530" calcext:value-type="float">
            <text:p>41.530</text:p>
          </table:table-cell>
          <table:table-cell table:style-name="ce13" office:value-type="float" office:value="5418" calcext:value-type="float">
            <text:p>5.418</text:p>
          </table:table-cell>
          <table:table-cell table:style-name="ce13" office:value-type="float" office:value="1085" calcext:value-type="float">
            <text:p>1.08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hubut" calcext:value-type="string">
            <text:p><text:s/>Chubut </text:p>
          </table:table-cell>
          <table:table-cell office:value-type="float" office:value="12.6962893613957" calcext:value-type="float">
            <text:p><text:s/>12,70 </text:p>
          </table:table-cell>
          <table:table-cell office:value-type="float" office:value="41.4102098199126" calcext:value-type="float">
            <text:p><text:s/>41,41 </text:p>
          </table:table-cell>
          <table:table-cell office:value-type="float" office:value="70519" calcext:value-type="float">
            <text:p>70.519 </text:p>
          </table:table-cell>
          <table:table-cell table:style-name="ce12" office:value-type="float" office:value="555429.999999999" calcext:value-type="float">
            <text:p>555.430,00</text:p>
          </table:table-cell>
          <table:table-cell table:style-name="ce12" office:value-type="float" office:value="170293.751967637" calcext:value-type="float">
            <text:p>170.293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64" calcext:value-type="float">
            <text:p>2.064</text:p>
          </table:table-cell>
          <table:table-cell table:style-name="ce13" office:value-type="float" office:value="6582" calcext:value-type="float">
            <text:p>6.582</text:p>
          </table:table-cell>
          <table:table-cell table:style-name="ce13" office:value-type="float" office:value="61868" calcext:value-type="float">
            <text:p>61.86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órdoba" calcext:value-type="string">
            <text:p><text:s/>Córdoba </text:p>
          </table:table-cell>
          <table:table-cell office:value-type="float" office:value="16.3654084204053" calcext:value-type="float">
            <text:p><text:s/>16,37 </text:p>
          </table:table-cell>
          <table:table-cell office:value-type="float" office:value="53.448126115626" calcext:value-type="float">
            <text:p><text:s/>53,45 </text:p>
          </table:table-cell>
          <table:table-cell office:value-type="float" office:value="576952" calcext:value-type="float">
            <text:p>576.952 </text:p>
          </table:table-cell>
          <table:table-cell table:style-name="ce12" office:value-type="float" office:value="3525436" calcext:value-type="float">
            <text:p>3.525.436,00</text:p>
          </table:table-cell>
          <table:table-cell table:style-name="ce12" office:value-type="float" office:value="1079461.60498099" calcext:value-type="float">
            <text:p>1.079.461,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05" calcext:value-type="float">
            <text:p>2.105</text:p>
          </table:table-cell>
          <table:table-cell table:style-name="ce13" office:value-type="float" office:value="101598" calcext:value-type="float">
            <text:p>101.598</text:p>
          </table:table-cell>
          <table:table-cell table:style-name="ce13" office:value-type="float" office:value="429536" calcext:value-type="float">
            <text:p>429.536</text:p>
          </table:table-cell>
          <table:table-cell table:style-name="ce13" office:value-type="float" office:value="28698" calcext:value-type="float">
            <text:p>28.698</text:p>
          </table:table-cell>
          <table:table-cell table:style-name="ce13" office:value-type="float" office:value="14824" calcext:value-type="float">
            <text:p>14.824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627" calcext:value-type="float">
            <text:p>627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Corrientes" calcext:value-type="string">
            <text:p><text:s/>Corrientes </text:p>
          </table:table-cell>
          <table:table-cell office:value-type="float" office:value="5.94526705446854" calcext:value-type="float">
            <text:p><text:s/>5,95 </text:p>
          </table:table-cell>
          <table:table-cell office:value-type="float" office:value="22.5756130032436" calcext:value-type="float">
            <text:p><text:s/>22,58 </text:p>
          </table:table-cell>
          <table:table-cell office:value-type="float" office:value="62958" calcext:value-type="float">
            <text:p>62.958 </text:p>
          </table:table-cell>
          <table:table-cell table:style-name="ce12" office:value-type="float" office:value="1058960" calcext:value-type="float">
            <text:p>1.058.960,00</text:p>
          </table:table-cell>
          <table:table-cell table:style-name="ce12" office:value-type="float" office:value="278876.14830638" calcext:value-type="float">
            <text:p>278.876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5563" calcext:value-type="float">
            <text:p>15.563</text:p>
          </table:table-cell>
          <table:table-cell table:style-name="ce13" office:value-type="float" office:value="41219" calcext:value-type="float">
            <text:p>41.219</text:p>
          </table:table-cell>
          <table:table-cell table:style-name="ce13" office:value-type="float" office:value="5199" calcext:value-type="float">
            <text:p>5.199</text:p>
          </table:table-cell>
          <table:table-cell table:style-name="ce13" office:value-type="float" office:value="956" calcext:value-type="float">
            <text:p>95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Entre Ríos" calcext:value-type="string">
            <text:p><text:s/>Entre Ríos </text:p>
          </table:table-cell>
          <table:table-cell office:value-type="float" office:value="10.3720720658694" calcext:value-type="float">
            <text:p><text:s/>10,37 </text:p>
          </table:table-cell>
          <table:table-cell office:value-type="float" office:value="34.6874323714598" calcext:value-type="float">
            <text:p><text:s/>34,69 </text:p>
          </table:table-cell>
          <table:table-cell office:value-type="float" office:value="135583" calcext:value-type="float">
            <text:p>135.583 </text:p>
          </table:table-cell>
          <table:table-cell table:style-name="ce12" office:value-type="float" office:value="1307193" calcext:value-type="float">
            <text:p>1.307.193,00</text:p>
          </table:table-cell>
          <table:table-cell table:style-name="ce12" office:value-type="float" office:value="390870.671971545" calcext:value-type="float">
            <text:p>390.870,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87" calcext:value-type="float">
            <text:p>2.187</text:p>
          </table:table-cell>
          <table:table-cell table:style-name="ce13" office:value-type="float" office:value="32781" calcext:value-type="float">
            <text:p>32.781</text:p>
          </table:table-cell>
          <table:table-cell table:style-name="ce13" office:value-type="float" office:value="86757" calcext:value-type="float">
            <text:p>86.757</text:p>
          </table:table-cell>
          <table:table-cell table:style-name="ce13" office:value-type="float" office:value="12564" calcext:value-type="float">
            <text:p>12.564</text:p>
          </table:table-cell>
          <table:table-cell table:style-name="ce13" office:value-type="float" office:value="1162" calcext:value-type="float">
            <text:p>1.16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Formosa" calcext:value-type="string">
            <text:p><text:s/>Formosa </text:p>
          </table:table-cell>
          <table:table-cell office:value-type="float" office:value="4.46486967289597" calcext:value-type="float">
            <text:p><text:s/>4,46 </text:p>
          </table:table-cell>
          <table:table-cell office:value-type="float" office:value="17.5404117548517" calcext:value-type="float">
            <text:p><text:s/>17,54 </text:p>
          </table:table-cell>
          <table:table-cell office:value-type="float" office:value="25600" calcext:value-type="float">
            <text:p>25.600 </text:p>
          </table:table-cell>
          <table:table-cell table:style-name="ce12" office:value-type="float" office:value="573365.000000001" calcext:value-type="float">
            <text:p>573.365,00</text:p>
          </table:table-cell>
          <table:table-cell table:style-name="ce12" office:value-type="float" office:value="145948.683290853" calcext:value-type="float">
            <text:p>145.948,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32" calcext:value-type="float">
            <text:p>2.032</text:p>
          </table:table-cell>
          <table:table-cell table:style-name="ce13" office:value-type="float" office:value="8218" calcext:value-type="float">
            <text:p>8.218</text:p>
          </table:table-cell>
          <table:table-cell table:style-name="ce13" office:value-type="float" office:value="13944" calcext:value-type="float">
            <text:p>13.944</text:p>
          </table:table-cell>
          <table:table-cell table:style-name="ce13" office:value-type="float" office:value="1321" calcext:value-type="float">
            <text:p>1.321</text:p>
          </table:table-cell>
          <table:table-cell table:style-name="ce13" office:value-type="float" office:value="85" calcext:value-type="float">
            <text:p>8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Jujuy" calcext:value-type="string">
            <text:p><text:s/>Jujuy </text:p>
          </table:table-cell>
          <table:table-cell office:value-type="float" office:value="4.78409543407859" calcext:value-type="float">
            <text:p><text:s/>4,78 </text:p>
          </table:table-cell>
          <table:table-cell office:value-type="float" office:value="18.7060609994136" calcext:value-type="float">
            <text:p><text:s/>18,71 </text:p>
          </table:table-cell>
          <table:table-cell office:value-type="float" office:value="34361" calcext:value-type="float">
            <text:p>34.361 </text:p>
          </table:table-cell>
          <table:table-cell table:style-name="ce12" office:value-type="float" office:value="718234" calcext:value-type="float">
            <text:p>718.234,00</text:p>
          </table:table-cell>
          <table:table-cell table:style-name="ce12" office:value-type="float" office:value="183689.126219984" calcext:value-type="float">
            <text:p>183.689,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73" calcext:value-type="float">
            <text:p>1.873</text:p>
          </table:table-cell>
          <table:table-cell table:style-name="ce13" office:value-type="float" office:value="11233" calcext:value-type="float">
            <text:p>11.233</text:p>
          </table:table-cell>
          <table:table-cell table:style-name="ce13" office:value-type="float" office:value="18851" calcext:value-type="float">
            <text:p>18.851</text:p>
          </table:table-cell>
          <table:table-cell table:style-name="ce13" office:value-type="float" office:value="2305" calcext:value-type="float">
            <text:p>2.305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La Pampa" calcext:value-type="string">
            <text:p><text:s/>La Pampa </text:p>
          </table:table-cell>
          <table:table-cell office:value-type="float" office:value="16.3790489033622" calcext:value-type="float">
            <text:p><text:s/>16,38 </text:p>
          </table:table-cell>
          <table:table-cell office:value-type="float" office:value="49.7075961603446" calcext:value-type="float">
            <text:p><text:s/>49,71 </text:p>
          </table:table-cell>
          <table:table-cell office:value-type="float" office:value="55628" calcext:value-type="float">
            <text:p>55.628 </text:p>
          </table:table-cell>
          <table:table-cell table:style-name="ce12" office:value-type="float" office:value="339629" calcext:value-type="float">
            <text:p>339.629,00</text:p>
          </table:table-cell>
          <table:table-cell table:style-name="ce12" office:value-type="float" office:value="111910.460969703" calcext:value-type="float">
            <text:p>111.910,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032" calcext:value-type="float">
            <text:p>7.032</text:p>
          </table:table-cell>
          <table:table-cell table:style-name="ce13" office:value-type="float" office:value="6761" calcext:value-type="float">
            <text:p>6.761</text:p>
          </table:table-cell>
          <table:table-cell table:style-name="ce13" office:value-type="float" office:value="34089" calcext:value-type="float">
            <text:p>34.08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La Rioja" calcext:value-type="string">
            <text:p><text:s/>La Rioja </text:p>
          </table:table-cell>
          <table:table-cell office:value-type="float" office:value="4.39338341878784" calcext:value-type="float">
            <text:p><text:s/>4,39 </text:p>
          </table:table-cell>
          <table:table-cell office:value-type="float" office:value="16.5025648163457" calcext:value-type="float">
            <text:p><text:s/>16,50 </text:p>
          </table:table-cell>
          <table:table-cell office:value-type="float" office:value="15912" calcext:value-type="float">
            <text:p>15.912 </text:p>
          </table:table-cell>
          <table:table-cell table:style-name="ce12" office:value-type="float" office:value="362181" calcext:value-type="float">
            <text:p>362.181,00</text:p>
          </table:table-cell>
          <table:table-cell table:style-name="ce12" office:value-type="float" office:value="96421.3755684768" calcext:value-type="float">
            <text:p>96.421,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785" calcext:value-type="float">
            <text:p>4.785</text:p>
          </table:table-cell>
          <table:table-cell table:style-name="ce13" office:value-type="float" office:value="9719" calcext:value-type="float">
            <text:p>9.719</text:p>
          </table:table-cell>
          <table:table-cell table:style-name="ce13" office:value-type="float" office:value="1337" calcext:value-type="float">
            <text:p>1.337</text:p>
          </table:table-cell>
          <table:table-cell table:style-name="ce13" office:value-type="float" office:value="61" calcext:value-type="float">
            <text:p>6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Mendoza" calcext:value-type="string">
            <text:p><text:s/>Mendoza </text:p>
          </table:table-cell>
          <table:table-cell office:value-type="float" office:value="8.95860097015214" calcext:value-type="float">
            <text:p><text:s/>8,96 </text:p>
          </table:table-cell>
          <table:table-cell office:value-type="float" office:value="32.0982381502412" calcext:value-type="float">
            <text:p><text:s/>32,10 </text:p>
          </table:table-cell>
          <table:table-cell office:value-type="float" office:value="166807" calcext:value-type="float">
            <text:p>166.807 </text:p>
          </table:table-cell>
          <table:table-cell table:style-name="ce12" office:value-type="float" office:value="1861976" calcext:value-type="float">
            <text:p>1.861.976,00</text:p>
          </table:table-cell>
          <table:table-cell table:style-name="ce12" office:value-type="float" office:value="519676.498190436" calcext:value-type="float">
            <text:p>519.676,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66710" calcext:value-type="float">
            <text:p>166.71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Misiones" calcext:value-type="string">
            <text:p><text:s/>Misiones </text:p>
          </table:table-cell>
          <table:table-cell office:value-type="float" office:value="6.36580742599405" calcext:value-type="float">
            <text:p><text:s/>6,37 </text:p>
          </table:table-cell>
          <table:table-cell office:value-type="float" office:value="23.3677476012998" calcext:value-type="float">
            <text:p><text:s/>23,37 </text:p>
          </table:table-cell>
          <table:table-cell office:value-type="float" office:value="74689" calcext:value-type="float">
            <text:p>74.689 </text:p>
          </table:table-cell>
          <table:table-cell table:style-name="ce12" office:value-type="float" office:value="1173284" calcext:value-type="float">
            <text:p>1.173.284,00</text:p>
          </table:table-cell>
          <table:table-cell table:style-name="ce12" office:value-type="float" office:value="319624.301299136" calcext:value-type="float">
            <text:p>319.624,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0" calcext:value-type="float">
            <text:p>540</text:p>
          </table:table-cell>
          <table:table-cell table:style-name="ce13" office:value-type="float" office:value="13644" calcext:value-type="float">
            <text:p>13.644</text:p>
          </table:table-cell>
          <table:table-cell table:style-name="ce13" office:value-type="float" office:value="53245" calcext:value-type="float">
            <text:p>53.245</text:p>
          </table:table-cell>
          <table:table-cell table:style-name="ce13" office:value-type="float" office:value="5924" calcext:value-type="float">
            <text:p>5.924</text:p>
          </table:table-cell>
          <table:table-cell table:style-name="ce13" office:value-type="float" office:value="1334" calcext:value-type="float">
            <text:p>1.33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Neuquén" calcext:value-type="string">
            <text:p><text:s/>Neuquén </text:p>
          </table:table-cell>
          <table:table-cell office:value-type="float" office:value="15.1375680294983" calcext:value-type="float">
            <text:p><text:s/>15,14 </text:p>
          </table:table-cell>
          <table:table-cell office:value-type="float" office:value="50.8427490584487" calcext:value-type="float">
            <text:p><text:s/>50,84 </text:p>
          </table:table-cell>
          <table:table-cell office:value-type="float" office:value="92288" calcext:value-type="float">
            <text:p>92.288 </text:p>
          </table:table-cell>
          <table:table-cell table:style-name="ce12" office:value-type="float" office:value="609662.000000001" calcext:value-type="float">
            <text:p>609.662,00</text:p>
          </table:table-cell>
          <table:table-cell table:style-name="ce12" office:value-type="float" office:value="181516.54210103" calcext:value-type="float">
            <text:p>181.516,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31" calcext:value-type="float">
            <text:p>1.531</text:p>
          </table:table-cell>
          <table:table-cell table:style-name="ce13" office:value-type="float" office:value="3206" calcext:value-type="float">
            <text:p>3.206</text:p>
          </table:table-cell>
          <table:table-cell table:style-name="ce13" office:value-type="float" office:value="79087" calcext:value-type="float">
            <text:p>79.087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2289" calcext:value-type="float">
            <text:p>2.28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Río Negro" calcext:value-type="string">
            <text:p><text:s/>Río Negro </text:p>
          </table:table-cell>
          <table:table-cell office:value-type="float" office:value="13.9465694232689" calcext:value-type="float">
            <text:p><text:s/>13,95 </text:p>
          </table:table-cell>
          <table:table-cell office:value-type="float" office:value="45.3349103201463" calcext:value-type="float">
            <text:p><text:s/>45,33 </text:p>
          </table:table-cell>
          <table:table-cell office:value-type="float" office:value="95957" calcext:value-type="float">
            <text:p>95.957 </text:p>
          </table:table-cell>
          <table:table-cell table:style-name="ce12" office:value-type="float" office:value="688033.000000002" calcext:value-type="float">
            <text:p>688.033,00</text:p>
          </table:table-cell>
          <table:table-cell table:style-name="ce12" office:value-type="float" office:value="211662.489949512" calcext:value-type="float">
            <text:p>211.662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68" calcext:value-type="float">
            <text:p>3.468</text:p>
          </table:table-cell>
          <table:table-cell table:style-name="ce13" office:value-type="float" office:value="5507" calcext:value-type="float">
            <text:p>5.507</text:p>
          </table:table-cell>
          <table:table-cell table:style-name="ce13" office:value-type="float" office:value="84978" calcext:value-type="float">
            <text:p>84.978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569" calcext:value-type="float">
            <text:p>1.56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lta" calcext:value-type="string">
            <text:p><text:s/>Salta </text:p>
          </table:table-cell>
          <table:table-cell office:value-type="float" office:value="7.00401550152647" calcext:value-type="float">
            <text:p><text:s/>7,00 </text:p>
          </table:table-cell>
          <table:table-cell office:value-type="float" office:value="28.9145940008629" calcext:value-type="float">
            <text:p><text:s/>28,91 </text:p>
          </table:table-cell>
          <table:table-cell office:value-type="float" office:value="91974" calcext:value-type="float">
            <text:p>91.974 </text:p>
          </table:table-cell>
          <table:table-cell table:style-name="ce12" office:value-type="float" office:value="1313161" calcext:value-type="float">
            <text:p>1.313.161,00</text:p>
          </table:table-cell>
          <table:table-cell table:style-name="ce12" office:value-type="float" office:value="318088.505746459" calcext:value-type="float">
            <text:p>318.088,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18818" calcext:value-type="float">
            <text:p>18.818</text:p>
          </table:table-cell>
          <table:table-cell table:style-name="ce13" office:value-type="float" office:value="64440" calcext:value-type="float">
            <text:p>64.440</text:p>
          </table:table-cell>
          <table:table-cell table:style-name="ce13" office:value-type="float" office:value="8293" calcext:value-type="float">
            <text:p>8.293</text:p>
          </table:table-cell>
          <table:table-cell table:style-name="ce13" office:value-type="float" office:value="388" calcext:value-type="float">
            <text:p>38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 Juan" calcext:value-type="string">
            <text:p><text:s/>San Juan </text:p>
          </table:table-cell>
          <table:table-cell office:value-type="float" office:value="7.07777106262497" calcext:value-type="float">
            <text:p><text:s/>7,08 </text:p>
          </table:table-cell>
          <table:table-cell office:value-type="float" office:value="27.7826978179589" calcext:value-type="float">
            <text:p><text:s/>27,78 </text:p>
          </table:table-cell>
          <table:table-cell office:value-type="float" office:value="51646" calcext:value-type="float">
            <text:p>51.646 </text:p>
          </table:table-cell>
          <table:table-cell table:style-name="ce12" office:value-type="float" office:value="729693" calcext:value-type="float">
            <text:p>729.693,00</text:p>
          </table:table-cell>
          <table:table-cell table:style-name="ce12" office:value-type="float" office:value="185892.674420609" calcext:value-type="float">
            <text:p>185.892,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7" calcext:value-type="float">
            <text:p>507</text:p>
          </table:table-cell>
          <table:table-cell table:style-name="ce13" office:value-type="float" office:value="51129" calcext:value-type="float">
            <text:p>51.12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 Luis" calcext:value-type="string">
            <text:p><text:s/>San Luis </text:p>
          </table:table-cell>
          <table:table-cell office:value-type="float" office:value="2.78151226486048" calcext:value-type="float">
            <text:p><text:s/>2,78 </text:p>
          </table:table-cell>
          <table:table-cell office:value-type="float" office:value="9.71791019987182" calcext:value-type="float">
            <text:p><text:s/>9,72 </text:p>
          </table:table-cell>
          <table:table-cell office:value-type="float" office:value="13055" calcext:value-type="float">
            <text:p>13.055 </text:p>
          </table:table-cell>
          <table:table-cell table:style-name="ce12" office:value-type="float" office:value="469349" calcext:value-type="float">
            <text:p>469.349,00</text:p>
          </table:table-cell>
          <table:table-cell table:style-name="ce12" office:value-type="float" office:value="134339.582600508" calcext:value-type="float">
            <text:p>134.339,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045" calcext:value-type="float">
            <text:p>13.04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ta Cruz" calcext:value-type="string">
            <text:p><text:s/>Santa Cruz </text:p>
          </table:table-cell>
          <table:table-cell office:value-type="float" office:value="8.7446731811569" calcext:value-type="float">
            <text:p><text:s/>8,74 </text:p>
          </table:table-cell>
          <table:table-cell office:value-type="float" office:value="29.3770071530543" calcext:value-type="float">
            <text:p><text:s/>29,38 </text:p>
          </table:table-cell>
          <table:table-cell office:value-type="float" office:value="27169" calcext:value-type="float">
            <text:p>27.169 </text:p>
          </table:table-cell>
          <table:table-cell table:style-name="ce12" office:value-type="float" office:value="310692" calcext:value-type="float">
            <text:p>310.692,00</text:p>
          </table:table-cell>
          <table:table-cell table:style-name="ce12" office:value-type="float" office:value="92483.8934696425" calcext:value-type="float">
            <text:p>92.483,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637" calcext:value-type="float">
            <text:p>1.637</text:p>
          </table:table-cell>
          <table:table-cell table:style-name="ce13" office:value-type="float" office:value="25374" calcext:value-type="float">
            <text:p>25.37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ta Fe" calcext:value-type="string">
            <text:p><text:s/>Santa Fe </text:p>
          </table:table-cell>
          <table:table-cell office:value-type="float" office:value="15.2169574282303" calcext:value-type="float">
            <text:p><text:s/>15,22 </text:p>
          </table:table-cell>
          <table:table-cell office:value-type="float" office:value="48.3903513867014" calcext:value-type="float">
            <text:p><text:s/>48,39 </text:p>
          </table:table-cell>
          <table:table-cell office:value-type="float" office:value="512358" calcext:value-type="float">
            <text:p>512.358 </text:p>
          </table:table-cell>
          <table:table-cell table:style-name="ce12" office:value-type="float" office:value="3367020" calcext:value-type="float">
            <text:p>3.367.020,00</text:p>
          </table:table-cell>
          <table:table-cell table:style-name="ce12" office:value-type="float" office:value="1058801.98286968" calcext:value-type="float">
            <text:p>1.058.801,9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515" calcext:value-type="float">
            <text:p>8.515</text:p>
          </table:table-cell>
          <table:table-cell table:style-name="ce13" office:value-type="float" office:value="115197" calcext:value-type="float">
            <text:p>115.197</text:p>
          </table:table-cell>
          <table:table-cell table:style-name="ce13" office:value-type="float" office:value="353559" calcext:value-type="float">
            <text:p>353.559</text:p>
          </table:table-cell>
          <table:table-cell table:style-name="ce13" office:value-type="float" office:value="23939" calcext:value-type="float">
            <text:p>23.939</text:p>
          </table:table-cell>
          <table:table-cell table:style-name="ce13" office:value-type="float" office:value="10058" calcext:value-type="float">
            <text:p>10.05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92" calcext:value-type="float">
            <text:p>79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Santiago Del Estero" calcext:value-type="string">
            <text:p><text:s/>Santiago Del Estero </text:p>
          </table:table-cell>
          <table:table-cell office:value-type="float" office:value="4.14368314793901" calcext:value-type="float">
            <text:p><text:s/>4,14 </text:p>
          </table:table-cell>
          <table:table-cell office:value-type="float" office:value="16.6955673473544" calcext:value-type="float">
            <text:p><text:s/>16,70 </text:p>
          </table:table-cell>
          <table:table-cell office:value-type="float" office:value="38011" calcext:value-type="float">
            <text:p>38.011 </text:p>
          </table:table-cell>
          <table:table-cell table:style-name="ce12" office:value-type="float" office:value="917323.999999999" calcext:value-type="float">
            <text:p>917.324,00</text:p>
          </table:table-cell>
          <table:table-cell table:style-name="ce12" office:value-type="float" office:value="227671.208825517" calcext:value-type="float">
            <text:p>227.671,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31" calcext:value-type="float">
            <text:p>1.231</text:p>
          </table:table-cell>
          <table:table-cell table:style-name="ce13" office:value-type="float" office:value="9914" calcext:value-type="float">
            <text:p>9.914</text:p>
          </table:table-cell>
          <table:table-cell table:style-name="ce13" office:value-type="float" office:value="23842" calcext:value-type="float">
            <text:p>23.842</text:p>
          </table:table-cell>
          <table:table-cell table:style-name="ce13" office:value-type="float" office:value="2867" calcext:value-type="float">
            <text:p>2.867</text:p>
          </table:table-cell>
          <table:table-cell table:style-name="ce13" office:value-type="float" office:value="142" calcext:value-type="float">
            <text:p>14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Tierra Del Fuego" calcext:value-type="string">
            <text:p><text:s/>Tierra Del Fuego </text:p>
          </table:table-cell>
          <table:table-cell office:value-type="float" office:value="19.0863143365562" calcext:value-type="float">
            <text:p><text:s/>19,09 </text:p>
          </table:table-cell>
          <table:table-cell office:value-type="float" office:value="64.3560451715994" calcext:value-type="float">
            <text:p><text:s/>64,36 </text:p>
          </table:table-cell>
          <table:table-cell office:value-type="float" office:value="28209" calcext:value-type="float">
            <text:p>28.209 </text:p>
          </table:table-cell>
          <table:table-cell table:style-name="ce12" office:value-type="float" office:value="147797" calcext:value-type="float">
            <text:p>147.797,00</text:p>
          </table:table-cell>
          <table:table-cell table:style-name="ce12" office:value-type="float" office:value="43832.7121015335" calcext:value-type="float">
            <text:p>43.832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31198" calcext:value-type="float">
            <text:p>31.19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2" calcext:value-type="float">
            <text:p><text:s/>2 </text:p>
          </table:table-cell>
          <table:table-cell table:style-name="ce7" office:value-type="string" office:string-value="Tucumán" calcext:value-type="string">
            <text:p><text:s/>Tucumán </text:p>
          </table:table-cell>
          <table:table-cell office:value-type="float" office:value="8.40948858817327" calcext:value-type="float">
            <text:p><text:s/>8,41 </text:p>
          </table:table-cell>
          <table:table-cell office:value-type="float" office:value="33.9445268856823" calcext:value-type="float">
            <text:p><text:s/>33,94 </text:p>
          </table:table-cell>
          <table:table-cell office:value-type="float" office:value="132069" calcext:value-type="float">
            <text:p>132.069 </text:p>
          </table:table-cell>
          <table:table-cell table:style-name="ce12" office:value-type="float" office:value="1570476" calcext:value-type="float">
            <text:p>1.570.476,00</text:p>
          </table:table-cell>
          <table:table-cell table:style-name="ce12" office:value-type="float" office:value="389073.032140879" calcext:value-type="float">
            <text:p>389.073,0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2714" calcext:value-type="float">
            <text:p>32.714</text:p>
          </table:table-cell>
          <table:table-cell table:style-name="ce13" office:value-type="float" office:value="84675" calcext:value-type="float">
            <text:p>84.675</text:p>
          </table:table-cell>
          <table:table-cell table:style-name="ce13" office:value-type="float" office:value="14101" calcext:value-type="float">
            <text:p>14.101</text:p>
          </table:table-cell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Buenos Aires" calcext:value-type="string">
            <text:p><text:s/>Buenos Aires </text:p>
          </table:table-cell>
          <table:table-cell office:value-type="float" office:value="16.692346018019" calcext:value-type="float">
            <text:p><text:s/>16,69 </text:p>
          </table:table-cell>
          <table:table-cell office:value-type="float" office:value="54.5700728794398" calcext:value-type="float">
            <text:p><text:s/>54,57 </text:p>
          </table:table-cell>
          <table:table-cell office:value-type="float" office:value="2739876" calcext:value-type="float">
            <text:p>2.739.876 </text:p>
          </table:table-cell>
          <table:table-cell table:style-name="ce12" office:value-type="float" office:value="16413966" calcext:value-type="float">
            <text:p>16.413.966,00</text:p>
          </table:table-cell>
          <table:table-cell table:style-name="ce12" office:value-type="float" office:value="5020839.91357889" calcext:value-type="float">
            <text:p>5.020.839,9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469" calcext:value-type="float">
            <text:p>8.469</text:p>
          </table:table-cell>
          <table:table-cell table:style-name="ce13" office:value-type="float" office:value="171244.48" calcext:value-type="float">
            <text:p>171.244</text:p>
          </table:table-cell>
          <table:table-cell table:style-name="ce13" office:value-type="float" office:value="2279875" calcext:value-type="float">
            <text:p>2.279.875</text:p>
          </table:table-cell>
          <table:table-cell table:style-name="ce13" office:value-type="float" office:value="121787.12" calcext:value-type="float">
            <text:p>121.787</text:p>
          </table:table-cell>
          <table:table-cell table:style-name="ce13" office:value-type="float" office:value="38923.32" calcext:value-type="float">
            <text:p>38.923</text:p>
          </table:table-cell>
          <table:table-cell table:style-name="ce13" office:value-type="float" office:value="206.16" calcext:value-type="float">
            <text:p>206</text:p>
          </table:table-cell>
          <table:table-cell table:style-name="ce13" office:value-type="float" office:value="4037" calcext:value-type="float">
            <text:p>4.037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apital Federal" calcext:value-type="string">
            <text:p><text:s/>Capital Federal </text:p>
          </table:table-cell>
          <table:table-cell office:value-type="float" office:value="42.6550716305864" calcext:value-type="float">
            <text:p><text:s/>42,66 </text:p>
          </table:table-cell>
          <table:table-cell office:value-type="float" office:value="112.254122789269" calcext:value-type="float">
            <text:p><text:s/>112,25 </text:p>
          </table:table-cell>
          <table:table-cell office:value-type="float" office:value="1299918" calcext:value-type="float">
            <text:p>1.299.918 </text:p>
          </table:table-cell>
          <table:table-cell table:style-name="ce12" office:value-type="float" office:value="3047511" calcext:value-type="float">
            <text:p>3.047.511,00</text:p>
          </table:table-cell>
          <table:table-cell table:style-name="ce12" office:value-type="float" office:value="1158013.59246314" calcext:value-type="float">
            <text:p>1.158.013,5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52" calcext:value-type="float">
            <text:p>852</text:p>
          </table:table-cell>
          <table:table-cell table:style-name="ce13" office:value-type="float" office:value="88825.52" calcext:value-type="float">
            <text:p>88.826</text:p>
          </table:table-cell>
          <table:table-cell table:style-name="ce13" office:value-type="float" office:value="1096050" calcext:value-type="float">
            <text:p>1.096.050</text:p>
          </table:table-cell>
          <table:table-cell table:style-name="ce13" office:value-type="float" office:value="70292.88" calcext:value-type="float">
            <text:p>70.293</text:p>
          </table:table-cell>
          <table:table-cell table:style-name="ce13" office:value-type="float" office:value="38797.68" calcext:value-type="float">
            <text:p>38.798</text:p>
          </table:table-cell>
          <table:table-cell table:style-name="ce13" office:value-type="float" office:value="54.84" calcext:value-type="float">
            <text:p>55</text:p>
          </table:table-cell>
          <table:table-cell table:style-name="ce13" office:value-type="float" office:value="6208" calcext:value-type="float">
            <text:p>6.208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atamarca" calcext:value-type="string">
            <text:p><text:s/>Catamarca </text:p>
          </table:table-cell>
          <table:table-cell office:value-type="float" office:value="6.1846145207766" calcext:value-type="float">
            <text:p><text:s/>6,18 </text:p>
          </table:table-cell>
          <table:table-cell office:value-type="float" office:value="24.2517512545856" calcext:value-type="float">
            <text:p><text:s/>24,25 </text:p>
          </table:table-cell>
          <table:table-cell office:value-type="float" office:value="24232" calcext:value-type="float">
            <text:p>24.232 </text:p>
          </table:table-cell>
          <table:table-cell table:style-name="ce12" office:value-type="float" office:value="391811" calcext:value-type="float">
            <text:p>391.811,00</text:p>
          </table:table-cell>
          <table:table-cell table:style-name="ce12" office:value-type="float" office:value="99918.5574089959" calcext:value-type="float">
            <text:p>99.918,5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9147" calcext:value-type="float">
            <text:p>9.147</text:p>
          </table:table-cell>
          <table:table-cell table:style-name="ce13" office:value-type="float" office:value="13330" calcext:value-type="float">
            <text:p>13.330</text:p>
          </table:table-cell>
          <table:table-cell table:style-name="ce13" office:value-type="float" office:value="1672" calcext:value-type="float">
            <text:p>1.672</text:p>
          </table:table-cell>
          <table:table-cell table:style-name="ce13" office:value-type="float" office:value="64" calcext:value-type="float">
            <text:p>6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haco" calcext:value-type="string">
            <text:p><text:s/>Chaco </text:p>
          </table:table-cell>
          <table:table-cell office:value-type="float" office:value="5.55367146370263" calcext:value-type="float">
            <text:p><text:s/>5,55 </text:p>
          </table:table-cell>
          <table:table-cell office:value-type="float" office:value="20.7185388638408" calcext:value-type="float">
            <text:p><text:s/>20,72 </text:p>
          </table:table-cell>
          <table:table-cell office:value-type="float" office:value="62556" calcext:value-type="float">
            <text:p>62.556 </text:p>
          </table:table-cell>
          <table:table-cell table:style-name="ce12" office:value-type="float" office:value="1126390" calcext:value-type="float">
            <text:p>1.126.390,00</text:p>
          </table:table-cell>
          <table:table-cell table:style-name="ce12" office:value-type="float" office:value="301932.488633049" calcext:value-type="float">
            <text:p>301.932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8" calcext:value-type="float">
            <text:p>438</text:p>
          </table:table-cell>
          <table:table-cell table:style-name="ce13" office:value-type="float" office:value="15849" calcext:value-type="float">
            <text:p>15.849</text:p>
          </table:table-cell>
          <table:table-cell table:style-name="ce13" office:value-type="float" office:value="40869" calcext:value-type="float">
            <text:p>40.869</text:p>
          </table:table-cell>
          <table:table-cell table:style-name="ce13" office:value-type="float" office:value="4644" calcext:value-type="float">
            <text:p>4.644</text:p>
          </table:table-cell>
          <table:table-cell table:style-name="ce13" office:value-type="float" office:value="741" calcext:value-type="float">
            <text:p>74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hubut" calcext:value-type="string">
            <text:p><text:s/>Chubut </text:p>
          </table:table-cell>
          <table:table-cell office:value-type="float" office:value="12.7035901332393" calcext:value-type="float">
            <text:p><text:s/>12,70 </text:p>
          </table:table-cell>
          <table:table-cell office:value-type="float" office:value="41.2352180797244" calcext:value-type="float">
            <text:p><text:s/>41,24 </text:p>
          </table:table-cell>
          <table:table-cell office:value-type="float" office:value="70221" calcext:value-type="float">
            <text:p>70.221 </text:p>
          </table:table-cell>
          <table:table-cell table:style-name="ce12" office:value-type="float" office:value="552764.999999998" calcext:value-type="float">
            <text:p>552.765,00</text:p>
          </table:table-cell>
          <table:table-cell table:style-name="ce12" office:value-type="float" office:value="170293.751967637" calcext:value-type="float">
            <text:p>170.293,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452" calcext:value-type="float">
            <text:p>7.45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1329" calcext:value-type="float">
            <text:p>61.32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órdoba" calcext:value-type="string">
            <text:p><text:s/>Córdoba </text:p>
          </table:table-cell>
          <table:table-cell office:value-type="float" office:value="16.1251831437494" calcext:value-type="float">
            <text:p><text:s/>16,13 </text:p>
          </table:table-cell>
          <table:table-cell office:value-type="float" office:value="52.5178475440063" calcext:value-type="float">
            <text:p><text:s/>52,52 </text:p>
          </table:table-cell>
          <table:table-cell office:value-type="float" office:value="566910" calcext:value-type="float">
            <text:p>566.910 </text:p>
          </table:table-cell>
          <table:table-cell table:style-name="ce12" office:value-type="float" office:value="3515681" calcext:value-type="float">
            <text:p>3.515.681,00</text:p>
          </table:table-cell>
          <table:table-cell table:style-name="ce12" office:value-type="float" office:value="1079461.60498099" calcext:value-type="float">
            <text:p>1.079.461,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76" calcext:value-type="float">
            <text:p>2.076</text:p>
          </table:table-cell>
          <table:table-cell table:style-name="ce13" office:value-type="float" office:value="107705" calcext:value-type="float">
            <text:p>107.705</text:p>
          </table:table-cell>
          <table:table-cell table:style-name="ce13" office:value-type="float" office:value="423114" calcext:value-type="float">
            <text:p>423.114</text:p>
          </table:table-cell>
          <table:table-cell table:style-name="ce13" office:value-type="float" office:value="24112" calcext:value-type="float">
            <text:p>24.112</text:p>
          </table:table-cell>
          <table:table-cell table:style-name="ce13" office:value-type="float" office:value="9818" calcext:value-type="float">
            <text:p>9.81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88" calcext:value-type="float">
            <text:p>588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Corrientes" calcext:value-type="string">
            <text:p><text:s/>Corrientes </text:p>
          </table:table-cell>
          <table:table-cell office:value-type="float" office:value="5.89170828868197" calcext:value-type="float">
            <text:p><text:s/>5,89 </text:p>
          </table:table-cell>
          <table:table-cell office:value-type="float" office:value="22.3167167138389" calcext:value-type="float">
            <text:p><text:s/>22,32 </text:p>
          </table:table-cell>
          <table:table-cell office:value-type="float" office:value="62236" calcext:value-type="float">
            <text:p>62.236 </text:p>
          </table:table-cell>
          <table:table-cell table:style-name="ce12" office:value-type="float" office:value="1056332" calcext:value-type="float">
            <text:p>1.056.332,00</text:p>
          </table:table-cell>
          <table:table-cell table:style-name="ce12" office:value-type="float" office:value="278876.14830638" calcext:value-type="float">
            <text:p>278.876,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357" calcext:value-type="float">
            <text:p>16.357</text:p>
          </table:table-cell>
          <table:table-cell table:style-name="ce13" office:value-type="float" office:value="40742" calcext:value-type="float">
            <text:p>40.742</text:p>
          </table:table-cell>
          <table:table-cell table:style-name="ce13" office:value-type="float" office:value="4486" calcext:value-type="float">
            <text:p>4.486</text:p>
          </table:table-cell>
          <table:table-cell table:style-name="ce13" office:value-type="float" office:value="630" calcext:value-type="float">
            <text:p>63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Entre Ríos" calcext:value-type="string">
            <text:p><text:s/>Entre Ríos </text:p>
          </table:table-cell>
          <table:table-cell office:value-type="float" office:value="10.3022471048393" calcext:value-type="float">
            <text:p><text:s/>10,30 </text:p>
          </table:table-cell>
          <table:table-cell office:value-type="float" office:value="34.3671218212502" calcext:value-type="float">
            <text:p><text:s/>34,37 </text:p>
          </table:table-cell>
          <table:table-cell office:value-type="float" office:value="134331" calcext:value-type="float">
            <text:p>134.331 </text:p>
          </table:table-cell>
          <table:table-cell table:style-name="ce12" office:value-type="float" office:value="1303900" calcext:value-type="float">
            <text:p>1.303.900,00</text:p>
          </table:table-cell>
          <table:table-cell table:style-name="ce12" office:value-type="float" office:value="390870.671971545" calcext:value-type="float">
            <text:p>390.870,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77" calcext:value-type="float">
            <text:p>2.177</text:p>
          </table:table-cell>
          <table:table-cell table:style-name="ce13" office:value-type="float" office:value="35206" calcext:value-type="float">
            <text:p>35.206</text:p>
          </table:table-cell>
          <table:table-cell table:style-name="ce13" office:value-type="float" office:value="85248" calcext:value-type="float">
            <text:p>85.248</text:p>
          </table:table-cell>
          <table:table-cell table:style-name="ce13" office:value-type="float" office:value="10828" calcext:value-type="float">
            <text:p>10.828</text:p>
          </table:table-cell>
          <table:table-cell table:style-name="ce13" office:value-type="float" office:value="746" calcext:value-type="float">
            <text:p>7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Formosa" calcext:value-type="string">
            <text:p><text:s/>Formosa </text:p>
          </table:table-cell>
          <table:table-cell office:value-type="float" office:value="4.44446775479377" calcext:value-type="float">
            <text:p><text:s/>4,44 </text:p>
          </table:table-cell>
          <table:table-cell office:value-type="float" office:value="17.4184510793687" calcext:value-type="float">
            <text:p><text:s/>17,42 </text:p>
          </table:table-cell>
          <table:table-cell office:value-type="float" office:value="25422" calcext:value-type="float">
            <text:p>25.422 </text:p>
          </table:table-cell>
          <table:table-cell table:style-name="ce12" office:value-type="float" office:value="571992.000000001" calcext:value-type="float">
            <text:p>571.992,00</text:p>
          </table:table-cell>
          <table:table-cell table:style-name="ce12" office:value-type="float" office:value="145948.683290853" calcext:value-type="float">
            <text:p>145.948,6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62" calcext:value-type="float">
            <text:p>2.062</text:p>
          </table:table-cell>
          <table:table-cell table:style-name="ce13" office:value-type="float" office:value="8475" calcext:value-type="float">
            <text:p>8.475</text:p>
          </table:table-cell>
          <table:table-cell table:style-name="ce13" office:value-type="float" office:value="13685" calcext:value-type="float">
            <text:p>13.685</text:p>
          </table:table-cell>
          <table:table-cell table:style-name="ce13" office:value-type="float" office:value="1133" calcext:value-type="float">
            <text:p>1.133</text:p>
          </table:table-cell>
          <table:table-cell table:style-name="ce13" office:value-type="float" office:value="67" calcext:value-type="float">
            <text:p>6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Jujuy" calcext:value-type="string">
            <text:p><text:s/>Jujuy </text:p>
          </table:table-cell>
          <table:table-cell office:value-type="float" office:value="4.72430277882911" calcext:value-type="float">
            <text:p><text:s/>4,72 </text:p>
          </table:table-cell>
          <table:table-cell office:value-type="float" office:value="18.4153524468777" calcext:value-type="float">
            <text:p><text:s/>18,42 </text:p>
          </table:table-cell>
          <table:table-cell office:value-type="float" office:value="33827" calcext:value-type="float">
            <text:p>33.827 </text:p>
          </table:table-cell>
          <table:table-cell table:style-name="ce12" office:value-type="float" office:value="716021" calcext:value-type="float">
            <text:p>716.021,00</text:p>
          </table:table-cell>
          <table:table-cell table:style-name="ce12" office:value-type="float" office:value="183689.126219984" calcext:value-type="float">
            <text:p>183.689,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2" calcext:value-type="float">
            <text:p>1.832</text:p>
          </table:table-cell>
          <table:table-cell table:style-name="ce13" office:value-type="float" office:value="11498" calcext:value-type="float">
            <text:p>11.498</text:p>
          </table:table-cell>
          <table:table-cell table:style-name="ce13" office:value-type="float" office:value="18415" calcext:value-type="float">
            <text:p>18.415</text:p>
          </table:table-cell>
          <table:table-cell table:style-name="ce13" office:value-type="float" office:value="2002" calcext:value-type="float">
            <text:p>2.002</text:p>
          </table:table-cell>
          <table:table-cell table:style-name="ce13" office:value-type="float" office:value="56" calcext:value-type="float">
            <text:p>5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La Pampa" calcext:value-type="string">
            <text:p><text:s/>La Pampa </text:p>
          </table:table-cell>
          <table:table-cell office:value-type="float" office:value="15.9940619540067" calcext:value-type="float">
            <text:p><text:s/>15,99 </text:p>
          </table:table-cell>
          <table:table-cell office:value-type="float" office:value="48.425321038282" calcext:value-type="float">
            <text:p><text:s/>48,43 </text:p>
          </table:table-cell>
          <table:table-cell office:value-type="float" office:value="54193" calcext:value-type="float">
            <text:p>54.193 </text:p>
          </table:table-cell>
          <table:table-cell table:style-name="ce12" office:value-type="float" office:value="338832" calcext:value-type="float">
            <text:p>338.832,00</text:p>
          </table:table-cell>
          <table:table-cell table:style-name="ce12" office:value-type="float" office:value="111910.460969703" calcext:value-type="float">
            <text:p>111.910,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434" calcext:value-type="float">
            <text:p>7.434</text:p>
          </table:table-cell>
          <table:table-cell table:style-name="ce13" office:value-type="float" office:value="6535" calcext:value-type="float">
            <text:p>6.535</text:p>
          </table:table-cell>
          <table:table-cell table:style-name="ce13" office:value-type="float" office:value="32501" calcext:value-type="float">
            <text:p>32.50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La Rioja" calcext:value-type="string">
            <text:p><text:s/>La Rioja </text:p>
          </table:table-cell>
          <table:table-cell office:value-type="float" office:value="4.35317490004406" calcext:value-type="float">
            <text:p><text:s/>4,35 </text:p>
          </table:table-cell>
          <table:table-cell office:value-type="float" office:value="16.2941048158375" calcext:value-type="float">
            <text:p><text:s/>16,29 </text:p>
          </table:table-cell>
          <table:table-cell office:value-type="float" office:value="15711" calcext:value-type="float">
            <text:p>15.711 </text:p>
          </table:table-cell>
          <table:table-cell table:style-name="ce12" office:value-type="float" office:value="360909" calcext:value-type="float">
            <text:p>360.909,00</text:p>
          </table:table-cell>
          <table:table-cell table:style-name="ce12" office:value-type="float" office:value="96421.3755684772" calcext:value-type="float">
            <text:p>96.421,3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111" calcext:value-type="float">
            <text:p>5.111</text:p>
          </table:table-cell>
          <table:table-cell table:style-name="ce13" office:value-type="float" office:value="9390" calcext:value-type="float">
            <text:p>9.390</text:p>
          </table:table-cell>
          <table:table-cell table:style-name="ce13" office:value-type="float" office:value="1165" calcext:value-type="float">
            <text:p>1.165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Mendoza" calcext:value-type="string">
            <text:p><text:s/>Mendoza </text:p>
          </table:table-cell>
          <table:table-cell office:value-type="float" office:value="8.93331832282328" calcext:value-type="float">
            <text:p><text:s/>8,93 </text:p>
          </table:table-cell>
          <table:table-cell office:value-type="float" office:value="31.9131229866058" calcext:value-type="float">
            <text:p><text:s/>31,91 </text:p>
          </table:table-cell>
          <table:table-cell office:value-type="float" office:value="165845" calcext:value-type="float">
            <text:p>165.845 </text:p>
          </table:table-cell>
          <table:table-cell table:style-name="ce12" office:value-type="float" office:value="1856477" calcext:value-type="float">
            <text:p>1.856.477,00</text:p>
          </table:table-cell>
          <table:table-cell table:style-name="ce12" office:value-type="float" office:value="519676.498190436" calcext:value-type="float">
            <text:p>519.676,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66655" calcext:value-type="float">
            <text:p>166.655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Misiones" calcext:value-type="string">
            <text:p><text:s/>Misiones </text:p>
          </table:table-cell>
          <table:table-cell office:value-type="float" office:value="6.32316098194971" calcext:value-type="float">
            <text:p><text:s/>6,32 </text:p>
          </table:table-cell>
          <table:table-cell office:value-type="float" office:value="23.1365386484773" calcext:value-type="float">
            <text:p><text:s/>23,14 </text:p>
          </table:table-cell>
          <table:table-cell office:value-type="float" office:value="73950" calcext:value-type="float">
            <text:p>73.950 </text:p>
          </table:table-cell>
          <table:table-cell table:style-name="ce12" office:value-type="float" office:value="1169510" calcext:value-type="float">
            <text:p>1.169.510,00</text:p>
          </table:table-cell>
          <table:table-cell table:style-name="ce12" office:value-type="float" office:value="319624.301299135" calcext:value-type="float">
            <text:p>319.624,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45" calcext:value-type="float">
            <text:p>545</text:p>
          </table:table-cell>
          <table:table-cell table:style-name="ce13" office:value-type="float" office:value="14460" calcext:value-type="float">
            <text:p>14.460</text:p>
          </table:table-cell>
          <table:table-cell table:style-name="ce13" office:value-type="float" office:value="52852" calcext:value-type="float">
            <text:p>52.852</text:p>
          </table:table-cell>
          <table:table-cell table:style-name="ce13" office:value-type="float" office:value="5139" calcext:value-type="float">
            <text:p>5.139</text:p>
          </table:table-cell>
          <table:table-cell table:style-name="ce13" office:value-type="float" office:value="958" calcext:value-type="float">
            <text:p>958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Neuquén" calcext:value-type="string">
            <text:p><text:s/>Neuquén </text:p>
          </table:table-cell>
          <table:table-cell office:value-type="float" office:value="14.8822657665075" calcext:value-type="float">
            <text:p><text:s/>14,88 </text:p>
          </table:table-cell>
          <table:table-cell office:value-type="float" office:value="49.7916051913856" calcext:value-type="float">
            <text:p><text:s/>49,79 </text:p>
          </table:table-cell>
          <table:table-cell office:value-type="float" office:value="90380" calcext:value-type="float">
            <text:p>90.380 </text:p>
          </table:table-cell>
          <table:table-cell table:style-name="ce12" office:value-type="float" office:value="607300" calcext:value-type="float">
            <text:p>607.300,00</text:p>
          </table:table-cell>
          <table:table-cell table:style-name="ce12" office:value-type="float" office:value="181516.54210103" calcext:value-type="float">
            <text:p>181.516,5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133" calcext:value-type="float">
            <text:p>4.133</text:p>
          </table:table-cell>
          <table:table-cell table:style-name="ce13" office:value-type="float" office:value="987" calcext:value-type="float">
            <text:p>987</text:p>
          </table:table-cell>
          <table:table-cell table:style-name="ce13" office:value-type="float" office:value="77148" calcext:value-type="float">
            <text:p>77.148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582" calcext:value-type="float">
            <text:p>1.58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Río Negro" calcext:value-type="string">
            <text:p><text:s/>Río Negro </text:p>
          </table:table-cell>
          <table:table-cell office:value-type="float" office:value="13.867842232252" calcext:value-type="float">
            <text:p><text:s/>13,87 </text:p>
          </table:table-cell>
          <table:table-cell office:value-type="float" office:value="44.9139571317885" calcext:value-type="float">
            <text:p><text:s/>44,91 </text:p>
          </table:table-cell>
          <table:table-cell office:value-type="float" office:value="95066" calcext:value-type="float">
            <text:p>95.066 </text:p>
          </table:table-cell>
          <table:table-cell table:style-name="ce12" office:value-type="float" office:value="685514" calcext:value-type="float">
            <text:p>685.514,00</text:p>
          </table:table-cell>
          <table:table-cell table:style-name="ce12" office:value-type="float" office:value="211662.489949512" calcext:value-type="float">
            <text:p>211.662,4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670" calcext:value-type="float">
            <text:p>4.670</text:p>
          </table:table-cell>
          <table:table-cell table:style-name="ce13" office:value-type="float" office:value="4618" calcext:value-type="float">
            <text:p>4.618</text:p>
          </table:table-cell>
          <table:table-cell table:style-name="ce13" office:value-type="float" office:value="84304" calcext:value-type="float">
            <text:p>84.304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062" calcext:value-type="float">
            <text:p>1.06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lta" calcext:value-type="string">
            <text:p><text:s/>Salta </text:p>
          </table:table-cell>
          <table:table-cell office:value-type="float" office:value="6.97687748621476" calcext:value-type="float">
            <text:p><text:s/>6,98 </text:p>
          </table:table-cell>
          <table:table-cell office:value-type="float" office:value="28.6995595096307" calcext:value-type="float">
            <text:p><text:s/>28,70 </text:p>
          </table:table-cell>
          <table:table-cell office:value-type="float" office:value="91290" calcext:value-type="float">
            <text:p>91.290 </text:p>
          </table:table-cell>
          <table:table-cell table:style-name="ce12" office:value-type="float" office:value="1308465" calcext:value-type="float">
            <text:p>1.308.465,00</text:p>
          </table:table-cell>
          <table:table-cell table:style-name="ce12" office:value-type="float" office:value="318088.505746459" calcext:value-type="float">
            <text:p>318.088,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19677" calcext:value-type="float">
            <text:p>19.677</text:p>
          </table:table-cell>
          <table:table-cell table:style-name="ce13" office:value-type="float" office:value="64061" calcext:value-type="float">
            <text:p>64.061</text:p>
          </table:table-cell>
          <table:table-cell table:style-name="ce13" office:value-type="float" office:value="7192" calcext:value-type="float">
            <text:p>7.192</text:p>
          </table:table-cell>
          <table:table-cell table:style-name="ce13" office:value-type="float" office:value="314" calcext:value-type="float">
            <text:p>31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 Juan" calcext:value-type="string">
            <text:p><text:s/>San Juan </text:p>
          </table:table-cell>
          <table:table-cell office:value-type="float" office:value="7.05079657864969" calcext:value-type="float">
            <text:p><text:s/>7,05 </text:p>
          </table:table-cell>
          <table:table-cell office:value-type="float" office:value="27.5954930229961" calcext:value-type="float">
            <text:p><text:s/>27,60 </text:p>
          </table:table-cell>
          <table:table-cell office:value-type="float" office:value="51298" calcext:value-type="float">
            <text:p>51.298 </text:p>
          </table:table-cell>
          <table:table-cell table:style-name="ce12" office:value-type="float" office:value="727549" calcext:value-type="float">
            <text:p>727.549,00</text:p>
          </table:table-cell>
          <table:table-cell table:style-name="ce12" office:value-type="float" office:value="185892.674420609" calcext:value-type="float">
            <text:p>185.892,6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1056" calcext:value-type="float">
            <text:p>51.05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 Luis" calcext:value-type="string">
            <text:p><text:s/>San Luis </text:p>
          </table:table-cell>
          <table:table-cell office:value-type="float" office:value="2.68466850533427" calcext:value-type="float">
            <text:p><text:s/>2,68 </text:p>
          </table:table-cell>
          <table:table-cell office:value-type="float" office:value="9.34720784219" calcext:value-type="float">
            <text:p><text:s/>9,35 </text:p>
          </table:table-cell>
          <table:table-cell office:value-type="float" office:value="12557" calcext:value-type="float">
            <text:p>12.557 </text:p>
          </table:table-cell>
          <table:table-cell table:style-name="ce12" office:value-type="float" office:value="467730.000000001" calcext:value-type="float">
            <text:p>467.730,00</text:p>
          </table:table-cell>
          <table:table-cell table:style-name="ce12" office:value-type="float" office:value="134339.582600508" calcext:value-type="float">
            <text:p>134.339,5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544" calcext:value-type="float">
            <text:p>12.54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ta Cruz" calcext:value-type="string">
            <text:p><text:s/>Santa Cruz </text:p>
          </table:table-cell>
          <table:table-cell office:value-type="float" office:value="8.67732690088057" calcext:value-type="float">
            <text:p><text:s/>8,68 </text:p>
          </table:table-cell>
          <table:table-cell office:value-type="float" office:value="28.9390930635778" calcext:value-type="float">
            <text:p><text:s/>28,94 </text:p>
          </table:table-cell>
          <table:table-cell office:value-type="float" office:value="26764" calcext:value-type="float">
            <text:p>26.764 </text:p>
          </table:table-cell>
          <table:table-cell table:style-name="ce12" office:value-type="float" office:value="308436" calcext:value-type="float">
            <text:p>308.436,00</text:p>
          </table:table-cell>
          <table:table-cell table:style-name="ce12" office:value-type="float" office:value="92483.8934696425" calcext:value-type="float">
            <text:p>92.483,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625" calcext:value-type="float">
            <text:p>1.625</text:p>
          </table:table-cell>
          <table:table-cell table:style-name="ce13" office:value-type="float" office:value="24972" calcext:value-type="float">
            <text:p>24.97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ta Fe" calcext:value-type="string">
            <text:p><text:s/>Santa Fe </text:p>
          </table:table-cell>
          <table:table-cell office:value-type="float" office:value="15.0778009194086" calcext:value-type="float">
            <text:p><text:s/>15,08 </text:p>
          </table:table-cell>
          <table:table-cell office:value-type="float" office:value="47.847662565471" calcext:value-type="float">
            <text:p><text:s/>47,85 </text:p>
          </table:table-cell>
          <table:table-cell office:value-type="float" office:value="506612" calcext:value-type="float">
            <text:p>506.612 </text:p>
          </table:table-cell>
          <table:table-cell table:style-name="ce12" office:value-type="float" office:value="3359986" calcext:value-type="float">
            <text:p>3.359.986,00</text:p>
          </table:table-cell>
          <table:table-cell table:style-name="ce12" office:value-type="float" office:value="1058801.98286968" calcext:value-type="float">
            <text:p>1.058.801,9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456" calcext:value-type="float">
            <text:p>8.456</text:p>
          </table:table-cell>
          <table:table-cell table:style-name="ce13" office:value-type="float" office:value="124468" calcext:value-type="float">
            <text:p>124.468</text:p>
          </table:table-cell>
          <table:table-cell table:style-name="ce13" office:value-type="float" office:value="345225" calcext:value-type="float">
            <text:p>345.225</text:p>
          </table:table-cell>
          <table:table-cell table:style-name="ce13" office:value-type="float" office:value="20328" calcext:value-type="float">
            <text:p>20.328</text:p>
          </table:table-cell>
          <table:table-cell table:style-name="ce13" office:value-type="float" office:value="6845" calcext:value-type="float">
            <text:p>6.845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Santiago Del Estero" calcext:value-type="string">
            <text:p><text:s/>Santiago Del Estero </text:p>
          </table:table-cell>
          <table:table-cell office:value-type="float" office:value="4.05889901558063" calcext:value-type="float">
            <text:p><text:s/>4,06 </text:p>
          </table:table-cell>
          <table:table-cell office:value-type="float" office:value="16.3099235039676" calcext:value-type="float">
            <text:p><text:s/>16,31 </text:p>
          </table:table-cell>
          <table:table-cell office:value-type="float" office:value="37133" calcext:value-type="float">
            <text:p>37.133 </text:p>
          </table:table-cell>
          <table:table-cell table:style-name="ce12" office:value-type="float" office:value="914854" calcext:value-type="float">
            <text:p>914.854,00</text:p>
          </table:table-cell>
          <table:table-cell table:style-name="ce12" office:value-type="float" office:value="227671.208825516" calcext:value-type="float">
            <text:p>227.671,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34" calcext:value-type="float">
            <text:p>1.234</text:p>
          </table:table-cell>
          <table:table-cell table:style-name="ce13" office:value-type="float" office:value="10531" calcext:value-type="float">
            <text:p>10.531</text:p>
          </table:table-cell>
          <table:table-cell table:style-name="ce13" office:value-type="float" office:value="22817" calcext:value-type="float">
            <text:p>22.817</text:p>
          </table:table-cell>
          <table:table-cell table:style-name="ce13" office:value-type="float" office:value="2422" calcext:value-type="float">
            <text:p>2.422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Tierra Del Fuego" calcext:value-type="string">
            <text:p><text:s/>Tierra Del Fuego </text:p>
          </table:table-cell>
          <table:table-cell office:value-type="float" office:value="19.1049210264517" calcext:value-type="float">
            <text:p><text:s/>19,10 </text:p>
          </table:table-cell>
          <table:table-cell office:value-type="float" office:value="63.9659255741537" calcext:value-type="float">
            <text:p><text:s/>63,97 </text:p>
          </table:table-cell>
          <table:table-cell office:value-type="float" office:value="28038" calcext:value-type="float">
            <text:p>28.038 </text:p>
          </table:table-cell>
          <table:table-cell table:style-name="ce12" office:value-type="float" office:value="146758" calcext:value-type="float">
            <text:p>146.758,00</text:p>
          </table:table-cell>
          <table:table-cell table:style-name="ce12" office:value-type="float" office:value="43832.7121015335" calcext:value-type="float">
            <text:p>43.832,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float" office:value="30902" calcext:value-type="float">
            <text:p>30.90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5" office:value-type="float" office:value="1" calcext:value-type="float">
            <text:p><text:s/>1 </text:p>
          </table:table-cell>
          <table:table-cell table:style-name="ce7" office:value-type="string" office:string-value="Tucumán" calcext:value-type="string">
            <text:p><text:s/>Tucumán </text:p>
          </table:table-cell>
          <table:table-cell office:value-type="float" office:value="8.3072146375432" calcext:value-type="float">
            <text:p><text:s/>8,31 </text:p>
          </table:table-cell>
          <table:table-cell office:value-type="float" office:value="33.4209747934719" calcext:value-type="float">
            <text:p><text:s/>33,42 </text:p>
          </table:table-cell>
          <table:table-cell office:value-type="float" office:value="130032" calcext:value-type="float">
            <text:p>130.032 </text:p>
          </table:table-cell>
          <table:table-cell table:style-name="ce12" office:value-type="float" office:value="1565290" calcext:value-type="float">
            <text:p>1.565.290,00</text:p>
          </table:table-cell>
          <table:table-cell table:style-name="ce12" office:value-type="float" office:value="389073.032140879" calcext:value-type="float">
            <text:p>389.073,0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4672" calcext:value-type="float">
            <text:p>34.672</text:p>
          </table:table-cell>
          <table:table-cell table:style-name="ce13" office:value-type="float" office:value="83210" calcext:value-type="float">
            <text:p>83.210</text:p>
          </table:table-cell>
          <table:table-cell table:style-name="ce13" office:value-type="float" office:value="11779" calcext:value-type="float">
            <text:p>11.779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1">
          <table:table-cell/>
          <table:table-cell table:style-name="ce6" table:number-columns-repeated="2"/>
          <table:table-cell table:number-columns-repeated="19"/>
        </table:table-row>
        <table:table-row table:style-name="ro1" table:number-rows-repeated="104769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6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8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currency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-</number:text>
      <number:number number:decimal-places="4" number:min-decimal-places="4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percentage-style style:name="N140">
      <number:number number:decimal-places="0" number:min-decimal-places="0" number:min-integer-digits="1"/>
      <number:text> %</number:text>
    </number:percentage-style>
    <number:percentage-style style:name="N141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mma_20_2" style:display-name="Comma 2" style:family="table-cell" style:parent-style-name="Default" style:data-style-name="N13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3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ico_20_acc" style:display-name="nico acc" style:family="table-cell" style:parent-style-name="Default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3:52:36.784000000</meta:creation-date>
    <dc:date>2023-07-13T13:53:27.241000000</dc:date>
    <meta:editing-duration>PT50S</meta:editing-duration>
    <meta:editing-cycles>1</meta:editing-cycles>
    <meta:document-statistic meta:table-count="1" meta:cell-count="13450" meta:object-count="0"/>
    <meta:generator>LibreOffice/7.5.3.2$Windows_X86_64 LibreOffice_project/9f56dff12ba03b9acd7730a5a481eea045e468f3</meta:generator>
  </office:meta>
</office:document-meta>
</file>